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941cm"/>
    </style:style>
    <style:style style:name="co2" style:family="table-column">
      <style:table-column-properties fo:break-before="auto" style:column-width="14.609cm"/>
    </style:style>
    <style:style style:name="co3" style:family="table-column">
      <style:table-column-properties fo:break-before="auto" style:column-width="17.667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html</text:p>
          </table:table-cell>
          <table:table-cell office:value-type="string" calcext:value-type="string">
            <text:p>reference</text:p>
          </table:table-cell>
        </table:table-row>
        <table:table-row table:style-name="ro1">
          <table:table-cell office:value-type="string" calcext:value-type="string">
            <text:p>patthana2.10:0.1</text:p>
          </table:table-cell>
          <table:table-cell office:value-type="string" calcext:value-type="string">
            <text:p>Paṭṭhānapakaraṇa</text:p>
          </table:table-cell>
          <table:table-cell office:value-type="string" calcext:value-type="string">
            <text:p>&lt;header&gt;&lt;p class='division'&gt;{}&lt;/p&gt;</text:p>
          </table:table-cell>
          <table:table-cell/>
        </table:table-row>
        <table:table-row table:style-name="ro1">
          <table:table-cell office:value-type="string" calcext:value-type="string">
            <text:p>patthana2.10:0.2</text:p>
          </table:table-cell>
          <table:table-cell office:value-type="string" calcext:value-type="string">
            <text:p>Dhammānuloma (1), Dukapaṭṭhānapāḷi (2)</text:p>
          </table:table-cell>
          <table:table-cell office:value-type="string" calcext:value-type="string">
            <text:p>&lt;p class='subdivision'&gt;{}&lt;/p&gt;</text:p>
          </table:table-cell>
          <table:table-cell/>
        </table:table-row>
        <table:table-row table:style-name="ro1">
          <table:table-cell office:value-type="string" calcext:value-type="string">
            <text:p>patthana2.10:0.3</text:p>
          </table:table-cell>
          <table:table-cell office:value-type="string" calcext:value-type="string">
            <text:p>2.10. Mahantaraduka</text:p>
          </table:table-cell>
          <table:table-cell office:value-type="string" calcext:value-type="string">
            <text:p>&lt;h1&gt;{}&lt;/h1&gt;&lt;/header&gt;</text:p>
          </table:table-cell>
          <table:table-cell/>
        </table:table-row>
        <table:table-row table:style-name="ro1">
          <table:table-cell office:value-type="string" calcext:value-type="string">
            <text:p>patthana2.10:1.0.1</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1.0.2</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1.1</text:p>
          </table:table-cell>
          <table:table-cell office:value-type="string" calcext:value-type="string">
            <text:p>Sārammaṇaṃ dhammaṃ paṭicca sārammaṇo dhammo uppajjati hetupaccayā—sārammaṇaṃ ekaṃ khandhaṃ paṭicca tayo khandhā …pe… dve khandhe …pe… paṭisandhikkhaṇe …pe…. (1)</text:p>
          </table:table-cell>
          <table:table-cell office:value-type="string" calcext:value-type="string">
            <text:p>&lt;p&gt;{}&lt;/p&gt;</text:p>
          </table:table-cell>
          <table:table-cell office:value-type="string" calcext:value-type="string">
            <text:p>cck38.1, csp1ed38.369, csp2ed38.369, dr43.1, ms38P2_2317, msdiv1, ndp39.3, sc1, sya43.1, vri122.455</text:p>
          </table:table-cell>
        </table:table-row>
        <table:table-row table:style-name="ro1">
          <table:table-cell office:value-type="string" calcext:value-type="string">
            <text:p>patthana2.10:2.1</text:p>
          </table:table-cell>
          <table:table-cell office:value-type="string" calcext:value-type="string">
            <text:p>Sārammaṇaṃ dhammaṃ paṭicca anārammaṇo dhammo uppajjati hetupaccayā—sārammaṇe khandhe paṭicca cittasamuṭṭhānaṃ rūpaṃ; paṭisandhikkhaṇe …pe…. (2)</text:p>
          </table:table-cell>
          <table:table-cell office:value-type="string" calcext:value-type="string">
            <text:p>&lt;p&gt;{}&lt;/p&gt;</text:p>
          </table:table-cell>
          <table:table-cell office:value-type="string" calcext:value-type="string">
            <text:p>ms38P2_2318, sc2</text:p>
          </table:table-cell>
        </table:table-row>
        <table:table-row table:style-name="ro1">
          <table:table-cell office:value-type="string" calcext:value-type="string">
            <text:p>patthana2.10:3.1</text:p>
          </table:table-cell>
          <table:table-cell office:value-type="string" calcext:value-type="string">
            <text:p>Sārammaṇaṃ dhammaṃ paṭicca sārammaṇo ca anārammaṇo ca dhammā uppajjanti hetupaccayā—sārammaṇaṃ ekaṃ khandhaṃ paṭicca tayo khandhā cittasamuṭṭhānañca rūpaṃ …pe… dve khandhe …pe… paṭisandhikkhaṇe …pe…. (3)</text:p>
          </table:table-cell>
          <table:table-cell office:value-type="string" calcext:value-type="string">
            <text:p>&lt;p&gt;{}&lt;/p&gt;</text:p>
          </table:table-cell>
          <table:table-cell office:value-type="string" calcext:value-type="string">
            <text:p>bj51.936, ms38P2_2319, sc3</text:p>
          </table:table-cell>
        </table:table-row>
        <table:table-row table:style-name="ro1">
          <table:table-cell office:value-type="string" calcext:value-type="string">
            <text:p>patthana2.10:4.1</text:p>
          </table:table-cell>
          <table:table-cell office:value-type="string" calcext:value-type="string">
            <text:p>Anārammaṇaṃ dhammaṃ paṭicca anārammaṇo dhammo uppajjati hetupaccayā—ekaṃ mahābhūtaṃ …pe… mahābhūte paṭicca cittasamuṭṭhānaṃ rūpaṃ kaṭattārūpaṃ upādārūpaṃ. (1)</text:p>
          </table:table-cell>
          <table:table-cell office:value-type="string" calcext:value-type="string">
            <text:p>&lt;p&gt;{}&lt;/p&gt;</text:p>
          </table:table-cell>
          <table:table-cell office:value-type="string" calcext:value-type="string">
            <text:p>ms38P2_2320, msdiv2, sc4, vri122.456</text:p>
          </table:table-cell>
        </table:table-row>
        <table:table-row table:style-name="ro1">
          <table:table-cell office:value-type="string" calcext:value-type="string">
            <text:p>patthana2.10:5.1</text:p>
          </table:table-cell>
          <table:table-cell office:value-type="string" calcext:value-type="string">
            <text:p>Anārammaṇaṃ dhammaṃ paṭicca sārammaṇo dhammo uppajjati hetupaccayā— paṭisandhikkhaṇe vatthuṃ paṭicca sārammaṇā khandhā. (2)</text:p>
          </table:table-cell>
          <table:table-cell office:value-type="string" calcext:value-type="string">
            <text:p>&lt;p&gt;{}&lt;/p&gt;</text:p>
          </table:table-cell>
          <table:table-cell office:value-type="string" calcext:value-type="string">
            <text:p>dr43.2, ms38P2_2321, ndp39.4, sc5, sya43.2</text:p>
          </table:table-cell>
        </table:table-row>
        <table:table-row table:style-name="ro1">
          <table:table-cell office:value-type="string" calcext:value-type="string">
            <text:p>patthana2.10:6.1</text:p>
          </table:table-cell>
          <table:table-cell office:value-type="string" calcext:value-type="string">
            <text:p>Anārammaṇaṃ dhammaṃ paṭicca sārammaṇo ca anārammaṇo ca dhammo uppajjanti hetupaccayā—paṭisandhikkhaṇe vatthuṃ paṭicca sārammaṇā khandhā, mahābhūte paṭicca kaṭattārūpaṃ. (3)</text:p>
          </table:table-cell>
          <table:table-cell office:value-type="string" calcext:value-type="string">
            <text:p>&lt;p&gt;{}&lt;/p&gt;</text:p>
          </table:table-cell>
          <table:table-cell office:value-type="string" calcext:value-type="string">
            <text:p>cck38.2, ms38P2_2322, sc6</text:p>
          </table:table-cell>
        </table:table-row>
        <table:table-row table:style-name="ro1">
          <table:table-cell office:value-type="string" calcext:value-type="string">
            <text:p>patthana2.10:7.1</text:p>
          </table:table-cell>
          <table:table-cell office:value-type="string" calcext:value-type="string">
            <text:p>Sārammaṇañca anārammaṇañca dhammaṃ paṭicca sārammaṇo dhammo uppajjati hetupaccayā—paṭisandhikkhaṇe sārammaṇaṃ ekaṃ khandhañca vatthuñca paṭicca tayo khandhā …pe… dve khandhe ca …pe…. (1)</text:p>
          </table:table-cell>
          <table:table-cell office:value-type="string" calcext:value-type="string">
            <text:p>&lt;p&gt;{}&lt;/p&gt;</text:p>
          </table:table-cell>
          <table:table-cell office:value-type="string" calcext:value-type="string">
            <text:p>ms38P2_2323, msdiv3, sc7</text:p>
          </table:table-cell>
        </table:table-row>
        <table:table-row table:style-name="ro1">
          <table:table-cell office:value-type="string" calcext:value-type="string">
            <text:p>patthana2.10:8.1</text:p>
          </table:table-cell>
          <table:table-cell office:value-type="string" calcext:value-type="string">
            <text:p>Sārammaṇañca anārammaṇañca dhammaṃ paṭicca anārammaṇo dhammo uppajjati hetupaccayā—sārammaṇe khandhe ca mahābhūte ca paṭicca cittasamuṭṭhānaṃ rūpaṃ; paṭisandhikkhaṇe …pe…. (2)</text:p>
          </table:table-cell>
          <table:table-cell office:value-type="string" calcext:value-type="string">
            <text:p>&lt;p&gt;{}&lt;/p&gt;</text:p>
          </table:table-cell>
          <table:table-cell office:value-type="string" calcext:value-type="string">
            <text:p>csp1ed38.370, csp2ed38.370, ms38P2_2324, sc8</text:p>
          </table:table-cell>
        </table:table-row>
        <table:table-row table:style-name="ro1">
          <table:table-cell office:value-type="string" calcext:value-type="string">
            <text:p>patthana2.10:9.1</text:p>
          </table:table-cell>
          <table:table-cell office:value-type="string" calcext:value-type="string">
            <text:p>Sārammaṇañca anārammaṇañca dhammaṃ paṭicca sārammaṇo ca anārammaṇo ca dhammā uppajjanti hetupaccayā—paṭisandhikkhaṇe sārammaṇaṃ ekaṃ khandhañca vatthuñca paṭicca tayo khandhā …pe… dve khandhe ca …pe… sārammaṇe khandhe ca mahābhūte ca paṭicca kaṭattārūpaṃ. (3)</text:p>
          </table:table-cell>
          <table:table-cell office:value-type="string" calcext:value-type="string">
            <text:p>&lt;p&gt;{}&lt;/p&gt;</text:p>
          </table:table-cell>
          <table:table-cell office:value-type="string" calcext:value-type="string">
            <text:p>ms38P2_2325, sc9</text:p>
          </table:table-cell>
        </table:table-row>
        <table:table-row table:style-name="ro1">
          <table:table-cell office:value-type="string" calcext:value-type="string">
            <text:p>patthana2.10:10.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10.1</text:p>
          </table:table-cell>
          <table:table-cell office:value-type="string" calcext:value-type="string">
            <text:p>Sārammaṇaṃ dhammaṃ paṭicca sārammaṇo dhammo uppajjati ārammaṇapaccayā— sārammaṇaṃ ekaṃ khandhaṃ paṭicca tayo khandhā …pe… dve khandhe …pe… paṭisandhikkhaṇe …pe….</text:p>
          </table:table-cell>
          <table:table-cell office:value-type="string" calcext:value-type="string">
            <text:p>&lt;p&gt;{}&lt;/p&gt;</text:p>
          </table:table-cell>
          <table:table-cell office:value-type="string" calcext:value-type="string">
            <text:p>ms38P2_2326, msdiv4, sc10</text:p>
          </table:table-cell>
        </table:table-row>
        <table:table-row table:style-name="ro1">
          <table:table-cell office:value-type="string" calcext:value-type="string">
            <text:p>patthana2.10:11.1</text:p>
          </table:table-cell>
          <table:table-cell office:value-type="string" calcext:value-type="string">
            <text:p>Anārammaṇaṃ dhammaṃ paṭicca sārammaṇo dhammo uppajjati ārammaṇapaccayā— paṭisandhikkhaṇe vatthuṃ paṭicca sārammaṇā khandhā.</text:p>
          </table:table-cell>
          <table:table-cell office:value-type="string" calcext:value-type="string">
            <text:p>&lt;p&gt;{}&lt;/p&gt;</text:p>
          </table:table-cell>
          <table:table-cell office:value-type="string" calcext:value-type="string">
            <text:p>ms38P2_2327, sc11</text:p>
          </table:table-cell>
        </table:table-row>
        <table:table-row table:style-name="ro1">
          <table:table-cell office:value-type="string" calcext:value-type="string">
            <text:p>patthana2.10:12.1</text:p>
          </table:table-cell>
          <table:table-cell office:value-type="string" calcext:value-type="string">
            <text:p>Sārammaṇañca anārammaṇañca dhammaṃ paṭicca sārammaṇo dhammo uppajjati ārammaṇapaccayā—paṭisandhikkhaṇe sārammaṇaṃ ekaṃ khandhañca vatthuñca paṭicca tayo khandhā …pe… dve khandhe ca …pe… (Saṃkhittaṃ.)</text:p>
          </table:table-cell>
          <table:table-cell office:value-type="string" calcext:value-type="string">
            <text:p>&lt;p&gt;{}&lt;/p&gt;</text:p>
          </table:table-cell>
          <table:table-cell office:value-type="string" calcext:value-type="string">
            <text:p>ms38P2_2328, sc12, vri122.457</text:p>
          </table:table-cell>
        </table:table-row>
        <table:table-row table:style-name="ro1">
          <table:table-cell office:value-type="string" calcext:value-type="string">
            <text:p>patthana2.10:13.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13.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13.1</text:p>
          </table:table-cell>
          <table:table-cell office:value-type="string" calcext:value-type="string">
            <text:p>Hetuyā nava, ārammaṇe tīṇi, adhipatiyā pañca, anantare tīṇi, samanantare tīṇi, sahajāte nava, aññamaññe cha, nissaye nava, upanissaye tīṇi, purejāte ekaṃ, āsevane ekaṃ, kamme nava, vipāke nava, āhāre nava, indriye nava, jhāne nava, magge nava, sampayutte tīṇi, vippayutte nava, atthiyā nava, natthiyā tīṇi, vigate tīṇi, avigate nava.</text:p>
          </table:table-cell>
          <table:table-cell office:value-type="string" calcext:value-type="string">
            <text:p>&lt;p&gt;{}&lt;/p&gt;</text:p>
          </table:table-cell>
          <table:table-cell office:value-type="string" calcext:value-type="string">
            <text:p>dr43.3, ms38P2_2329, msdiv5, ndp39.5, sc13, sya43.3</text:p>
          </table:table-cell>
        </table:table-row>
        <table:table-row table:style-name="ro1">
          <table:table-cell office:value-type="string" calcext:value-type="string">
            <text:p>patthana2.10:14.0.1</text:p>
          </table:table-cell>
          <table:table-cell office:value-type="string" calcext:value-type="string">
            <text:p>2.10.1.1.2. Paccayapaccanīya</text:p>
          </table:table-cell>
          <table:table-cell office:value-type="string" calcext:value-type="string">
            <text:p>&lt;h4&gt;{}&lt;/h4&gt;</text:p>
          </table:table-cell>
          <table:table-cell/>
        </table:table-row>
        <table:table-row table:style-name="ro1">
          <table:table-cell office:value-type="string" calcext:value-type="string">
            <text:p>patthana2.10:14.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14.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14.1</text:p>
          </table:table-cell>
          <table:table-cell office:value-type="string" calcext:value-type="string">
            <text:p>Sārammaṇaṃ dhammaṃ paṭicca sārammaṇo dhammo uppajjati nahetupaccayā—ahetukaṃ sārammaṇaṃ ekaṃ khandhaṃ paṭicca tayo khandhā …pe… dve khandhe …pe… ahetukapaṭisandhikkhaṇe …pe… vicikicchāsahagate uddhaccasahagate khandhe paṭicca vicikicchāsahagato uddhaccasahagato moho. (1)</text:p>
          </table:table-cell>
          <table:table-cell office:value-type="string" calcext:value-type="string">
            <text:p>&lt;p&gt;{}&lt;/p&gt;</text:p>
          </table:table-cell>
          <table:table-cell office:value-type="string" calcext:value-type="string">
            <text:p>cck38.3, csp1ed38.371, csp2ed38.371, ms38P2_2330, msdiv6, sc14</text:p>
          </table:table-cell>
        </table:table-row>
        <table:table-row table:style-name="ro1">
          <table:table-cell office:value-type="string" calcext:value-type="string">
            <text:p>patthana2.10:15.1</text:p>
          </table:table-cell>
          <table:table-cell office:value-type="string" calcext:value-type="string">
            <text:p>Sārammaṇaṃ dhammaṃ paṭicca anārammaṇo dhammo uppajjati nahetupaccayā—ahetuke sārammaṇe khandhe paṭicca cittasamuṭṭhānaṃ rūpaṃ; ahetukapaṭisandhikkhaṇe …pe…. (2)</text:p>
          </table:table-cell>
          <table:table-cell office:value-type="string" calcext:value-type="string">
            <text:p>&lt;p&gt;{}&lt;/p&gt;</text:p>
          </table:table-cell>
          <table:table-cell office:value-type="string" calcext:value-type="string">
            <text:p>ms38P2_2331, sc15</text:p>
          </table:table-cell>
        </table:table-row>
        <table:table-row table:style-name="ro1">
          <table:table-cell office:value-type="string" calcext:value-type="string">
            <text:p>patthana2.10:16.1</text:p>
          </table:table-cell>
          <table:table-cell office:value-type="string" calcext:value-type="string">
            <text:p>Sārammaṇaṃ dhammaṃ paṭicca sārammaṇo ca anārammaṇo ca dhammā uppajjanti nahetupaccayā—ahetukaṃ sārammaṇaṃ ekaṃ khandhaṃ paṭicca tayo khandhā cittasamuṭṭhānañca rūpaṃ …pe… dve khandhe …pe… ahetukapaṭisandhikkhaṇe …pe…. (3)</text:p>
          </table:table-cell>
          <table:table-cell office:value-type="string" calcext:value-type="string">
            <text:p>&lt;p&gt;{}&lt;/p&gt;</text:p>
          </table:table-cell>
          <table:table-cell office:value-type="string" calcext:value-type="string">
            <text:p>ms38P2_2332, sc16, vri122.458</text:p>
          </table:table-cell>
        </table:table-row>
        <table:table-row table:style-name="ro1">
          <table:table-cell office:value-type="string" calcext:value-type="string">
            <text:p>patthana2.10:17.1</text:p>
          </table:table-cell>
          <table:table-cell office:value-type="string" calcext:value-type="string">
            <text:p>Anārammaṇaṃ dhammaṃ paṭicca anārammaṇo dhammo uppajjati nahetupaccayā—ekaṃ mahābhūtaṃ …pe… asaññasattānaṃ ekaṃ mahābhūtaṃ …pe…. (1)</text:p>
          </table:table-cell>
          <table:table-cell office:value-type="string" calcext:value-type="string">
            <text:p>&lt;p&gt;{}&lt;/p&gt;</text:p>
          </table:table-cell>
          <table:table-cell office:value-type="string" calcext:value-type="string">
            <text:p>dr43.4, ms38P2_2333, msdiv7, sc17</text:p>
          </table:table-cell>
        </table:table-row>
        <table:table-row table:style-name="ro1">
          <table:table-cell office:value-type="string" calcext:value-type="string">
            <text:p>patthana2.10:18.1</text:p>
          </table:table-cell>
          <table:table-cell office:value-type="string" calcext:value-type="string">
            <text:p>Anārammaṇaṃ dhammaṃ paṭicca sārammaṇo dhammo uppajjati nahetupaccayā— ahetukapaṭisandhikkhaṇe vatthuṃ paṭicca sārammaṇā khandhā. (2)</text:p>
          </table:table-cell>
          <table:table-cell office:value-type="string" calcext:value-type="string">
            <text:p>&lt;p&gt;{}&lt;/p&gt;</text:p>
          </table:table-cell>
          <table:table-cell office:value-type="string" calcext:value-type="string">
            <text:p>bj51.937, ms38P2_2334, sc18</text:p>
          </table:table-cell>
        </table:table-row>
        <table:table-row table:style-name="ro1">
          <table:table-cell office:value-type="string" calcext:value-type="string">
            <text:p>patthana2.10:19.1</text:p>
          </table:table-cell>
          <table:table-cell office:value-type="string" calcext:value-type="string">
            <text:p>Anārammaṇaṃ dhammaṃ paṭicca sārammaṇo ca anārammaṇo ca dhammā uppajjanti nahetupaccayā—ahetukapaṭisandhikkhaṇe vatthuṃ paṭicca sārammaṇā khandhā, mahābhūte paṭicca kaṭattārūpaṃ. (3)</text:p>
          </table:table-cell>
          <table:table-cell office:value-type="string" calcext:value-type="string">
            <text:p>&lt;p&gt;{}&lt;/p&gt;</text:p>
          </table:table-cell>
          <table:table-cell office:value-type="string" calcext:value-type="string">
            <text:p>ms38P2_2335, sc19, sya43.4</text:p>
          </table:table-cell>
        </table:table-row>
        <table:table-row table:style-name="ro1">
          <table:table-cell office:value-type="string" calcext:value-type="string">
            <text:p>patthana2.10:20.1</text:p>
          </table:table-cell>
          <table:table-cell office:value-type="string" calcext:value-type="string">
            <text:p>Sārammaṇañca anārammaṇañca dhammaṃ paṭicca sārammaṇo dhammo uppajjati nahetupaccayā—ahetukapaṭisandhikkhaṇe sārammaṇaṃ ekaṃ khandhañca vatthuñca paṭicca tayo khandhā …pe… dve khandhe ca …pe…. (1)</text:p>
          </table:table-cell>
          <table:table-cell office:value-type="string" calcext:value-type="string">
            <text:p>&lt;p&gt;{}&lt;/p&gt;</text:p>
          </table:table-cell>
          <table:table-cell office:value-type="string" calcext:value-type="string">
            <text:p>ms38P2_2336, msdiv8, ndp39.6, sc20</text:p>
          </table:table-cell>
        </table:table-row>
        <table:table-row table:style-name="ro1">
          <table:table-cell office:value-type="string" calcext:value-type="string">
            <text:p>patthana2.10:21.1</text:p>
          </table:table-cell>
          <table:table-cell office:value-type="string" calcext:value-type="string">
            <text:p>Sārammaṇañca anārammaṇañca dhammaṃ paṭicca anārammaṇo dhammo uppajjati nahetupaccayā—ahetuke sārammaṇe khandhe ca mahābhūte ca paṭicca cittasamuṭṭhānaṃ rūpaṃ; ahetukapaṭisandhikkhaṇe …pe…. (2)</text:p>
          </table:table-cell>
          <table:table-cell office:value-type="string" calcext:value-type="string">
            <text:p>&lt;p&gt;{}&lt;/p&gt;</text:p>
          </table:table-cell>
          <table:table-cell office:value-type="string" calcext:value-type="string">
            <text:p>ms38P2_2337, sc21</text:p>
          </table:table-cell>
        </table:table-row>
        <table:table-row table:style-name="ro1">
          <table:table-cell office:value-type="string" calcext:value-type="string">
            <text:p>patthana2.10:22.1</text:p>
          </table:table-cell>
          <table:table-cell office:value-type="string" calcext:value-type="string">
            <text:p>Sārammaṇañca anārammaṇañca dhammaṃ paṭicca sārammaṇo ca anārammaṇo ca dhammā uppajjanti nahetupaccayā—ahetukapaṭisandhikkhaṇe sārammaṇaṃ ekaṃ khandhañca vatthuñca paṭicca tayo khandhā …pe… dve khandhe ca …pe… sārammaṇe khandhe ca mahābhūte ca paṭicca kaṭattārūpaṃ. (3)</text:p>
          </table:table-cell>
          <table:table-cell office:value-type="string" calcext:value-type="string">
            <text:p>&lt;p&gt;{}&lt;/p&gt;</text:p>
          </table:table-cell>
          <table:table-cell office:value-type="string" calcext:value-type="string">
            <text:p>csp1ed38.372, csp2ed38.372, ms38P2_2338, sc22</text:p>
          </table:table-cell>
        </table:table-row>
        <table:table-row table:style-name="ro1">
          <table:table-cell office:value-type="string" calcext:value-type="string">
            <text:p>patthana2.10:23.0</text:p>
          </table:table-cell>
          <table:table-cell office:value-type="string" calcext:value-type="string">
            <text:p>Naārammaṇa</text:p>
          </table:table-cell>
          <table:table-cell office:value-type="string" calcext:value-type="string">
            <text:p>&lt;h6&gt;{}&lt;/h6&gt;</text:p>
          </table:table-cell>
          <table:table-cell/>
        </table:table-row>
        <table:table-row table:style-name="ro1">
          <table:table-cell office:value-type="string" calcext:value-type="string">
            <text:p>patthana2.10:23.1</text:p>
          </table:table-cell>
          <table:table-cell office:value-type="string" calcext:value-type="string">
            <text:p>Sārammaṇaṃ dhammaṃ paṭicca anārammaṇo dhammo uppajjati naārammaṇapaccayā— sārammaṇe khandhe paṭicca cittasamuṭṭhānaṃ rūpaṃ; paṭisandhikkhaṇe …pe…. (1)</text:p>
          </table:table-cell>
          <table:table-cell office:value-type="string" calcext:value-type="string">
            <text:p>&lt;p&gt;{}&lt;/p&gt;</text:p>
          </table:table-cell>
          <table:table-cell office:value-type="string" calcext:value-type="string">
            <text:p>cck38.4, ms38P2_2339, msdiv9, sc23, vri122.459</text:p>
          </table:table-cell>
        </table:table-row>
        <table:table-row table:style-name="ro1">
          <table:table-cell office:value-type="string" calcext:value-type="string">
            <text:p>patthana2.10:24.1</text:p>
          </table:table-cell>
          <table:table-cell office:value-type="string" calcext:value-type="string">
            <text:p>Anārammaṇaṃ dhammaṃ paṭicca anārammaṇo dhammo uppajjati naārammaṇapaccayā. (Yāva asaññasattā.) (1)</text:p>
          </table:table-cell>
          <table:table-cell office:value-type="string" calcext:value-type="string">
            <text:p>&lt;p&gt;{}&lt;/p&gt;</text:p>
          </table:table-cell>
          <table:table-cell office:value-type="string" calcext:value-type="string">
            <text:p>ms38P2_2340, sc24</text:p>
          </table:table-cell>
        </table:table-row>
        <table:table-row table:style-name="ro1">
          <table:table-cell office:value-type="string" calcext:value-type="string">
            <text:p>patthana2.10:25.1</text:p>
          </table:table-cell>
          <table:table-cell office:value-type="string" calcext:value-type="string">
            <text:p>Sārammaṇañca anārammaṇañca dhammaṃ paṭicca anārammaṇo dhammo uppajjati naārammaṇapaccayā—sārammaṇe khandhe ca mahābhūte ca paṭicca cittasamuṭṭhānaṃ rūpaṃ; paṭisandhikkhaṇe …pe… (Saṃkhittaṃ.) (1)</text:p>
          </table:table-cell>
          <table:table-cell office:value-type="string" calcext:value-type="string">
            <text:p>&lt;p&gt;{}&lt;/p&gt;</text:p>
          </table:table-cell>
          <table:table-cell office:value-type="string" calcext:value-type="string">
            <text:p>dr43.5, ms38P2_2341, sc25</text:p>
          </table:table-cell>
        </table:table-row>
        <table:table-row table:style-name="ro1">
          <table:table-cell office:value-type="string" calcext:value-type="string">
            <text:p>patthana2.10:2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2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26.1</text:p>
          </table:table-cell>
          <table:table-cell office:value-type="string" calcext:value-type="string">
            <text:p>Nahetuyā nava, naārammaṇe tīṇi, naadhipatiyā nava, naanantare tīṇi, nasamanantare tīṇi, naaññamaññe tīṇi, naupanissaye tīṇi, napurejāte nava, napacchājāte nava, naāsevane nava, nakamme dve, navipāke pañca, naāhāre ekaṃ, naindriye ekaṃ, najhāne dve, namagge nava, nasampayutte tīṇi, navippayutte dve, nonatthiyā tīṇi, novigate tīṇi.</text:p>
          </table:table-cell>
          <table:table-cell office:value-type="string" calcext:value-type="string">
            <text:p>&lt;p&gt;{}&lt;/p&gt;</text:p>
          </table:table-cell>
          <table:table-cell office:value-type="string" calcext:value-type="string">
            <text:p>ms38P2_2342, msdiv10, sc26, sya43.5</text:p>
          </table:table-cell>
        </table:table-row>
        <table:table-row table:style-name="ro1">
          <table:table-cell office:value-type="string" calcext:value-type="string">
            <text:p>patthana2.10:27.0</text:p>
          </table:table-cell>
          <table:table-cell office:value-type="string" calcext:value-type="string">
            <text:p>2.10.1.1.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27.1</text:p>
          </table:table-cell>
          <table:table-cell office:value-type="string" calcext:value-type="string">
            <text:p>Hetupaccayā naārammaṇe tīṇi, naadhipatiyā nava …pe… nakamme ekaṃ …pe… navippayutte ekaṃ. (Saṃkhittaṃ.)</text:p>
          </table:table-cell>
          <table:table-cell office:value-type="string" calcext:value-type="string">
            <text:p>&lt;p&gt;{}&lt;/p&gt;</text:p>
          </table:table-cell>
          <table:table-cell office:value-type="string" calcext:value-type="string">
            <text:p>ms38P2_2343, msdiv11, ndp39.7, sc27</text:p>
          </table:table-cell>
        </table:table-row>
        <table:table-row table:style-name="ro1">
          <table:table-cell office:value-type="string" calcext:value-type="string">
            <text:p>patthana2.10:28.0</text:p>
          </table:table-cell>
          <table:table-cell office:value-type="string" calcext:value-type="string">
            <text:p>2.10.1.1.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28.1</text:p>
          </table:table-cell>
          <table:table-cell office:value-type="string" calcext:value-type="string">
            <text:p>Nahetupaccayā ārammaṇe tīṇi …pe… sahajāte nava …pe… magge ekaṃ …pe… avigate nava.</text:p>
          </table:table-cell>
          <table:table-cell office:value-type="string" calcext:value-type="string">
            <text:p>&lt;p&gt;{}&lt;/p&gt;</text:p>
          </table:table-cell>
          <table:table-cell office:value-type="string" calcext:value-type="string">
            <text:p>ms38P2_2344, msdiv12, sc28</text:p>
          </table:table-cell>
        </table:table-row>
        <table:table-row table:style-name="ro1">
          <table:table-cell office:value-type="string" calcext:value-type="string">
            <text:p>patthana2.10:29.0</text:p>
          </table:table-cell>
          <table:table-cell office:value-type="string" calcext:value-type="string">
            <text:p>2.10.1.2. Sahajātavāra</text:p>
          </table:table-cell>
          <table:table-cell office:value-type="string" calcext:value-type="string">
            <text:p>&lt;h3&gt;{}&lt;/h3&gt;</text:p>
          </table:table-cell>
          <table:table-cell/>
        </table:table-row>
        <table:table-row table:style-name="ro1">
          <table:table-cell office:value-type="string" calcext:value-type="string">
            <text:p>patthana2.10:29.1</text:p>
          </table:table-cell>
          <table:table-cell office:value-type="string" calcext:value-type="string">
            <text:p>Sahajātavāropi paṭiccavārasadiso.</text:p>
          </table:table-cell>
          <table:table-cell office:value-type="string" calcext:value-type="string">
            <text:p>&lt;p class='pe'&gt;{}&lt;/p&gt;</text:p>
          </table:table-cell>
          <table:table-cell office:value-type="string" calcext:value-type="string">
            <text:p>ms38P2_2345, sc29</text:p>
          </table:table-cell>
        </table:table-row>
        <table:table-row table:style-name="ro1">
          <table:table-cell office:value-type="string" calcext:value-type="string">
            <text:p>patthana2.10:30.0.1</text:p>
          </table:table-cell>
          <table:table-cell office:value-type="string" calcext:value-type="string">
            <text:p>2.10.1.3. Paccayavāra</text:p>
          </table:table-cell>
          <table:table-cell office:value-type="string" calcext:value-type="string">
            <text:p>&lt;h3&gt;{}&lt;/h3&gt;</text:p>
          </table:table-cell>
          <table:table-cell/>
        </table:table-row>
        <table:table-row table:style-name="ro1">
          <table:table-cell office:value-type="string" calcext:value-type="string">
            <text:p>patthana2.10:30.0.2</text:p>
          </table:table-cell>
          <table:table-cell office:value-type="string" calcext:value-type="string">
            <text:p>2.10.1.3.1. Paccayānuloma</text:p>
          </table:table-cell>
          <table:table-cell office:value-type="string" calcext:value-type="string">
            <text:p>&lt;h4&gt;{}&lt;/h4&gt;</text:p>
          </table:table-cell>
          <table:table-cell/>
        </table:table-row>
        <table:table-row table:style-name="ro1">
          <table:table-cell office:value-type="string" calcext:value-type="string">
            <text:p>patthana2.10:30.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30.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30.1</text:p>
          </table:table-cell>
          <table:table-cell office:value-type="string" calcext:value-type="string">
            <text:p>Sārammaṇaṃ dhammaṃ paccayā sārammaṇo dhammo uppajjati hetupaccayā … tīṇi. (Paṭiccasadisā.)</text:p>
          </table:table-cell>
          <table:table-cell office:value-type="string" calcext:value-type="string">
            <text:p>&lt;p&gt;{}&lt;/p&gt;</text:p>
          </table:table-cell>
          <table:table-cell office:value-type="string" calcext:value-type="string">
            <text:p>csp1ed38.373, csp2ed38.373, dr43.6, ms38P2_2346, msdiv13, sc30, vri122.460</text:p>
          </table:table-cell>
        </table:table-row>
        <table:table-row table:style-name="ro1">
          <table:table-cell office:value-type="string" calcext:value-type="string">
            <text:p>patthana2.10:31.1</text:p>
          </table:table-cell>
          <table:table-cell office:value-type="string" calcext:value-type="string">
            <text:p>Anārammaṇaṃ dhammaṃ paccayā anārammaṇo dhammo uppajjati hetupaccayā—ekaṃ mahābhūtaṃ …pe… mahābhūte paccayā cittasamuṭṭhānaṃ rūpaṃ kaṭattārūpaṃ upādārūpaṃ. (1)</text:p>
          </table:table-cell>
          <table:table-cell office:value-type="string" calcext:value-type="string">
            <text:p>&lt;p&gt;{}&lt;/p&gt;</text:p>
          </table:table-cell>
          <table:table-cell office:value-type="string" calcext:value-type="string">
            <text:p>ms38P2_2347, msdiv14, sc31</text:p>
          </table:table-cell>
        </table:table-row>
        <table:table-row table:style-name="ro1">
          <table:table-cell office:value-type="string" calcext:value-type="string">
            <text:p>patthana2.10:32.1</text:p>
          </table:table-cell>
          <table:table-cell office:value-type="string" calcext:value-type="string">
            <text:p>Anārammaṇaṃ dhammaṃ paccayā sārammaṇo dhammo uppajjati hetupaccayā—vatthuṃ paccayā sārammaṇā khandhā; paṭisandhikkhaṇe vatthuṃ paccayā sārammaṇā khandhā. (2)</text:p>
          </table:table-cell>
          <table:table-cell office:value-type="string" calcext:value-type="string">
            <text:p>&lt;p&gt;{}&lt;/p&gt;</text:p>
          </table:table-cell>
          <table:table-cell office:value-type="string" calcext:value-type="string">
            <text:p>ms38P2_2348, sc32</text:p>
          </table:table-cell>
        </table:table-row>
        <table:table-row table:style-name="ro1">
          <table:table-cell office:value-type="string" calcext:value-type="string">
            <text:p>patthana2.10:33.1</text:p>
          </table:table-cell>
          <table:table-cell office:value-type="string" calcext:value-type="string">
            <text:p>Anārammaṇaṃ dhammaṃ paccayā sārammaṇo ca anārammaṇo ca dhammā uppajjanti hetupaccayā—vatthuṃ paccayā sārammaṇā khandhā, mahābhūte paccayā cittasamuṭṭhānaṃ rūpaṃ; paṭisandhikkhaṇe …pe…. (3)</text:p>
          </table:table-cell>
          <table:table-cell office:value-type="string" calcext:value-type="string">
            <text:p>&lt;p&gt;{}&lt;/p&gt;</text:p>
          </table:table-cell>
          <table:table-cell office:value-type="string" calcext:value-type="string">
            <text:p>ms38P2_2349, sc33, sya43.6</text:p>
          </table:table-cell>
        </table:table-row>
        <table:table-row table:style-name="ro1">
          <table:table-cell office:value-type="string" calcext:value-type="string">
            <text:p>patthana2.10:34.1</text:p>
          </table:table-cell>
          <table:table-cell office:value-type="string" calcext:value-type="string">
            <text:p>Sārammaṇañca anārammaṇañca dhammaṃ paccayā sārammaṇo dhammo uppajjati hetupaccayā—sārammaṇaṃ ekaṃ khandhañca vatthuñca paccayā tayo khandhā …pe… dve khandhe ca …pe… paṭisandhikkhaṇe …pe…. (1)</text:p>
          </table:table-cell>
          <table:table-cell office:value-type="string" calcext:value-type="string">
            <text:p>&lt;p&gt;{}&lt;/p&gt;</text:p>
          </table:table-cell>
          <table:table-cell office:value-type="string" calcext:value-type="string">
            <text:p>cck38.5, ms38P2_2350, msdiv15, sc34</text:p>
          </table:table-cell>
        </table:table-row>
        <table:table-row table:style-name="ro1">
          <table:table-cell office:value-type="string" calcext:value-type="string">
            <text:p>patthana2.10:35.1</text:p>
          </table:table-cell>
          <table:table-cell office:value-type="string" calcext:value-type="string">
            <text:p>Sārammaṇañca anārammaṇañca dhammaṃ paccayā anārammaṇo dhammo uppajjati hetupaccayā—sārammaṇe khandhe ca mahābhūte ca paccayā cittasamuṭṭhānaṃ rūpaṃ; paṭisandhikkhaṇe …pe…. (2)</text:p>
          </table:table-cell>
          <table:table-cell office:value-type="string" calcext:value-type="string">
            <text:p>&lt;p&gt;{}&lt;/p&gt;</text:p>
          </table:table-cell>
          <table:table-cell office:value-type="string" calcext:value-type="string">
            <text:p>bj51.938, ms38P2_2351, ndp39.8, sc35, vri122.461</text:p>
          </table:table-cell>
        </table:table-row>
        <table:table-row table:style-name="ro1">
          <table:table-cell office:value-type="string" calcext:value-type="string">
            <text:p>patthana2.10:36.1</text:p>
          </table:table-cell>
          <table:table-cell office:value-type="string" calcext:value-type="string">
            <text:p>Sārammaṇañca anārammaṇañca dhammaṃ paccayā sārammaṇo ca anārammaṇo ca dhammā uppajjanti hetupaccayā—sārammaṇaṃ ekaṃ khandhañca vatthuñca paccayā tayo khandhā …pe… dve khandhe ca …pe… sārammaṇe khandhe ca mahābhūte ca paccayā cittasamuṭṭhānaṃ rūpaṃ; paṭisandhikkhaṇe …pe…. (3)</text:p>
          </table:table-cell>
          <table:table-cell office:value-type="string" calcext:value-type="string">
            <text:p>&lt;p&gt;{}&lt;/p&gt;</text:p>
          </table:table-cell>
          <table:table-cell office:value-type="string" calcext:value-type="string">
            <text:p>dr43.7, ms38P2_2352, sc36</text:p>
          </table:table-cell>
        </table:table-row>
        <table:table-row table:style-name="ro1">
          <table:table-cell office:value-type="string" calcext:value-type="string">
            <text:p>patthana2.10:37.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37.1</text:p>
          </table:table-cell>
          <table:table-cell office:value-type="string" calcext:value-type="string">
            <text:p>Sārammaṇaṃ dhammaṃ paccayā sārammaṇo dhammo uppajjati ārammaṇapaccayā— sārammaṇaṃ ekaṃ khandhaṃ paccayā tayo khandhā …pe… dve khandhe …pe… paṭisandhikkhaṇe …pe…. (1)</text:p>
          </table:table-cell>
          <table:table-cell office:value-type="string" calcext:value-type="string">
            <text:p>&lt;p&gt;{}&lt;/p&gt;</text:p>
          </table:table-cell>
          <table:table-cell office:value-type="string" calcext:value-type="string">
            <text:p>ms38P2_2353, msdiv16, sc37</text:p>
          </table:table-cell>
        </table:table-row>
        <table:table-row table:style-name="ro1">
          <table:table-cell office:value-type="string" calcext:value-type="string">
            <text:p>patthana2.10:38.1</text:p>
          </table:table-cell>
          <table:table-cell office:value-type="string" calcext:value-type="string">
            <text:p>Anārammaṇaṃ dhammaṃ paccayā sārammaṇo dhammo uppajjati ārammaṇapaccayā— cakkhāyatanaṃ paccayā cakkhuviññāṇaṃ …pe… kāyāyatanaṃ paccayā kāyaviññāṇaṃ, vatthuṃ paccayā sārammaṇā khandhā; paṭisandhikkhaṇe …pe…. (1)</text:p>
          </table:table-cell>
          <table:table-cell office:value-type="string" calcext:value-type="string">
            <text:p>&lt;p&gt;{}&lt;/p&gt;</text:p>
          </table:table-cell>
          <table:table-cell office:value-type="string" calcext:value-type="string">
            <text:p>csp1ed38.374, csp2ed38.374, ms38P2_2354, sc38</text:p>
          </table:table-cell>
        </table:table-row>
        <table:table-row table:style-name="ro1">
          <table:table-cell office:value-type="string" calcext:value-type="string">
            <text:p>patthana2.10:39.1</text:p>
          </table:table-cell>
          <table:table-cell office:value-type="string" calcext:value-type="string">
            <text:p>Sārammaṇañca anārammaṇañca dhammaṃ paccayā sārammaṇo dhammo uppajjati ārammaṇapaccayā—cakkhuviññāṇasahagataṃ ekaṃ khandhañca cakkhāyatanañca paccayā tayo khandhā …pe… dve khandhe ca …pe… kāyaviññāṇasahagataṃ …pe… sārammaṇaṃ ekaṃ khandhañca vatthuñca paccayā tayo khandhā …pe… dve khandhe ca …pe… paṭisandhikkhaṇe …pe… (Saṃkhittaṃ.) (1)</text:p>
          </table:table-cell>
          <table:table-cell office:value-type="string" calcext:value-type="string">
            <text:p>&lt;p&gt;{}&lt;/p&gt;</text:p>
          </table:table-cell>
          <table:table-cell office:value-type="string" calcext:value-type="string">
            <text:p>ms38P2_2355, sc39</text:p>
          </table:table-cell>
        </table:table-row>
        <table:table-row table:style-name="ro1">
          <table:table-cell office:value-type="string" calcext:value-type="string">
            <text:p>patthana2.10:40.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40.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40.1</text:p>
          </table:table-cell>
          <table:table-cell office:value-type="string" calcext:value-type="string">
            <text:p>Hetuyā nava, ārammaṇe tīṇi, adhipatiyā nava, anantare tīṇi, samanantare tīṇi, sahajāte nava, aññamaññe cha, nissaye nava, upanissaye tīṇi, purejāte tīṇi, āsevane tīṇi, kamme nava, vipāke nava, āhāre nava, indriye nava, jhāne nava, magge nava, sampayutte tīṇi, vippayutte nava, atthiyā nava, natthiyā tīṇi, vigate tīṇi, avigate nava.</text:p>
          </table:table-cell>
          <table:table-cell office:value-type="string" calcext:value-type="string">
            <text:p>&lt;p&gt;{}&lt;/p&gt;</text:p>
          </table:table-cell>
          <table:table-cell office:value-type="string" calcext:value-type="string">
            <text:p>dr43.8, ms38P2_2356, msdiv17, sc40, sya43.7, vri122.462</text:p>
          </table:table-cell>
        </table:table-row>
        <table:table-row table:style-name="ro1">
          <table:table-cell office:value-type="string" calcext:value-type="string">
            <text:p>patthana2.10:41.0.1</text:p>
          </table:table-cell>
          <table:table-cell office:value-type="string" calcext:value-type="string">
            <text:p>2.10.1.2. Paccayapaccanīya</text:p>
          </table:table-cell>
          <table:table-cell office:value-type="string" calcext:value-type="string">
            <text:p>&lt;h4&gt;{}&lt;/h4&gt;</text:p>
          </table:table-cell>
          <table:table-cell/>
        </table:table-row>
        <table:table-row table:style-name="ro1">
          <table:table-cell office:value-type="string" calcext:value-type="string">
            <text:p>patthana2.10:41.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41.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41.1</text:p>
          </table:table-cell>
          <table:table-cell office:value-type="string" calcext:value-type="string">
            <text:p>Sārammaṇaṃ dhammaṃ paccayā sārammaṇo dhammo uppajjati nahetupaccayā … tīṇi. (Paṭiccavārasadisaṃ.)</text:p>
          </table:table-cell>
          <table:table-cell office:value-type="string" calcext:value-type="string">
            <text:p>&lt;p&gt;{}&lt;/p&gt;</text:p>
          </table:table-cell>
          <table:table-cell office:value-type="string" calcext:value-type="string">
            <text:p>cck38.6, ms38P2_2357, msdiv18, ndp39.9, sc41</text:p>
          </table:table-cell>
        </table:table-row>
        <table:table-row table:style-name="ro1">
          <table:table-cell office:value-type="string" calcext:value-type="string">
            <text:p>patthana2.10:42.1</text:p>
          </table:table-cell>
          <table:table-cell office:value-type="string" calcext:value-type="string">
            <text:p>Anārammaṇaṃ dhammaṃ paccayā anārammaṇo dhammo uppajjati nahetupaccayā—ekaṃ mahābhūtaṃ …pe… asaññasattānaṃ ekaṃ mahābhūtaṃ …pe…. (1)</text:p>
          </table:table-cell>
          <table:table-cell office:value-type="string" calcext:value-type="string">
            <text:p>&lt;p&gt;{}&lt;/p&gt;</text:p>
          </table:table-cell>
          <table:table-cell office:value-type="string" calcext:value-type="string">
            <text:p>ms38P2_2358, sc42</text:p>
          </table:table-cell>
        </table:table-row>
        <table:table-row table:style-name="ro1">
          <table:table-cell office:value-type="string" calcext:value-type="string">
            <text:p>patthana2.10:43.1</text:p>
          </table:table-cell>
          <table:table-cell office:value-type="string" calcext:value-type="string">
            <text:p>Anārammaṇaṃ dhammaṃ paccayā sārammaṇo dhammo uppajjati nahetupaccayā— cakkhāyatanaṃ paccayā cakkhuviññāṇaṃ …pe… kāyāyatanaṃ paccayā kāyaviññāṇaṃ, vatthuṃ paccayā ahetukā sārammaṇā khandhā; paṭisandhikkhaṇe …pe… vatthuṃ paccayā vicikicchāsahagato uddhaccasahagato moho. (2)</text:p>
          </table:table-cell>
          <table:table-cell office:value-type="string" calcext:value-type="string">
            <text:p>&lt;p&gt;{}&lt;/p&gt;</text:p>
          </table:table-cell>
          <table:table-cell office:value-type="string" calcext:value-type="string">
            <text:p>ms38P2_2359, sc43</text:p>
          </table:table-cell>
        </table:table-row>
        <table:table-row table:style-name="ro1">
          <table:table-cell office:value-type="string" calcext:value-type="string">
            <text:p>patthana2.10:44.1</text:p>
          </table:table-cell>
          <table:table-cell office:value-type="string" calcext:value-type="string">
            <text:p>Anārammaṇaṃ dhammaṃ paccayā sārammaṇo ca anārammaṇo ca dhammā uppajjanti nahetupaccayā—vatthuṃ paccayā ahetukā sārammaṇā khandhā, mahābhūte paccayā cittasamuṭṭhānaṃ rūpaṃ; paṭisandhikkhaṇe …pe…. (3)</text:p>
          </table:table-cell>
          <table:table-cell office:value-type="string" calcext:value-type="string">
            <text:p>&lt;p&gt;{}&lt;/p&gt;</text:p>
          </table:table-cell>
          <table:table-cell office:value-type="string" calcext:value-type="string">
            <text:p>csp1ed38.375, csp2ed38.375, ms38P2_2360, sc44</text:p>
          </table:table-cell>
        </table:table-row>
        <table:table-row table:style-name="ro1">
          <table:table-cell office:value-type="string" calcext:value-type="string">
            <text:p>patthana2.10:45.1</text:p>
          </table:table-cell>
          <table:table-cell office:value-type="string" calcext:value-type="string">
            <text:p>Sārammaṇañca anārammaṇañca dhammaṃ paccayā sārammaṇo dhammo uppajjati nahetupaccayā—cakkhuviññāṇasahagataṃ ekaṃ khandhañca cakkhāyatanañca paccayā tayo khandhā …pe… dve khandhe ca …pe… kāyaviññāṇasahagataṃ …pe… ahetukaṃ sārammaṇaṃ ekaṃ khandhañca vatthuñca paccayā tayo khandhā …pe… dve khandhe ca …pe… ahetukapaṭisandhikkhaṇe …pe… vicikicchāsahagate uddhaccasahagate khandhe ca vatthuñca paccayā vicikicchāsahagato uddhaccasahagato moho. (1)</text:p>
          </table:table-cell>
          <table:table-cell office:value-type="string" calcext:value-type="string">
            <text:p>&lt;p&gt;{}&lt;/p&gt;</text:p>
          </table:table-cell>
          <table:table-cell office:value-type="string" calcext:value-type="string">
            <text:p>dr43.9, ms38P2_2361, msdiv19, sc45, sya43.8, vri122.463</text:p>
          </table:table-cell>
        </table:table-row>
        <table:table-row table:style-name="ro1">
          <table:table-cell office:value-type="string" calcext:value-type="string">
            <text:p>patthana2.10:46.1</text:p>
          </table:table-cell>
          <table:table-cell office:value-type="string" calcext:value-type="string">
            <text:p>Sārammaṇañca anārammaṇañca dhammaṃ paccayā anārammaṇo dhammo uppajjati nahetupaccayā—ahetuke sārammaṇe khandhe ca mahābhūte ca paccayā cittasamuṭṭhānaṃ rūpaṃ; paṭisandhikkhaṇe …pe…. (2)</text:p>
          </table:table-cell>
          <table:table-cell office:value-type="string" calcext:value-type="string">
            <text:p>&lt;p&gt;{}&lt;/p&gt;</text:p>
          </table:table-cell>
          <table:table-cell office:value-type="string" calcext:value-type="string">
            <text:p>ms38P2_2362, sc46</text:p>
          </table:table-cell>
        </table:table-row>
        <table:table-row table:style-name="ro1">
          <table:table-cell office:value-type="string" calcext:value-type="string">
            <text:p>patthana2.10:47.1</text:p>
          </table:table-cell>
          <table:table-cell office:value-type="string" calcext:value-type="string">
            <text:p>Sārammaṇañca anārammaṇañca dhammaṃ paccayā sārammaṇo ca anārammaṇo ca dhammā uppajjanti nahetupaccayā—ahetukaṃ sārammaṇaṃ ekaṃ khandhañca vatthuñca paccayā tayo khandhā …pe… dve khandhe ca …pe… ahetuke sārammaṇe khandhe ca mahābhūte ca paccayā cittasamuṭṭhānaṃ rūpaṃ; ahetukapaṭisandhikkhaṇe ahetukaṃ sārammaṇaṃ ekaṃ khandhañca vatthuñca paccayā tayo khandhā …pe… dve khandhe ca …pe… ahetuke sārammaṇe khandhe ca mahābhūte ca paccayā kaṭattārūpaṃ …pe… (Saṃkhittaṃ.) (3)</text:p>
          </table:table-cell>
          <table:table-cell office:value-type="string" calcext:value-type="string">
            <text:p>&lt;p&gt;{}&lt;/p&gt;</text:p>
          </table:table-cell>
          <table:table-cell office:value-type="string" calcext:value-type="string">
            <text:p>bj51.939, ms38P2_2363, ndp39.10, sc47</text:p>
          </table:table-cell>
        </table:table-row>
        <table:table-row table:style-name="ro1">
          <table:table-cell office:value-type="string" calcext:value-type="string">
            <text:p>patthana2.10:48.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48.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48.1</text:p>
          </table:table-cell>
          <table:table-cell office:value-type="string" calcext:value-type="string">
            <text:p>Nahetuyā nava, naārammaṇe tīṇi, naadhipatiyā nava, naanantare tīṇi, nasamanantare tīṇi, naaññamaññe tīṇi, naupanissaye tīṇi, napurejāte nava, napacchājāte nava, naāsevane nava, nakamme cattāri, navipāke nava, naāhāre ekaṃ, naindriye ekaṃ, najhāne cattāri, namagge nava, nasampayutte tīṇi, navippayutte dve, nonatthiyā tīṇi, novigate tīṇi.</text:p>
          </table:table-cell>
          <table:table-cell office:value-type="string" calcext:value-type="string">
            <text:p>&lt;p&gt;{}&lt;/p&gt;</text:p>
          </table:table-cell>
          <table:table-cell office:value-type="string" calcext:value-type="string">
            <text:p>cck38.7, ms38P2_2364, msdiv20, sc48</text:p>
          </table:table-cell>
        </table:table-row>
        <table:table-row table:style-name="ro1">
          <table:table-cell office:value-type="string" calcext:value-type="string">
            <text:p>patthana2.10:49.0</text:p>
          </table:table-cell>
          <table:table-cell office:value-type="string" calcext:value-type="string">
            <text:p>2.10.1.3.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49.1</text:p>
          </table:table-cell>
          <table:table-cell office:value-type="string" calcext:value-type="string">
            <text:p>Hetupaccayā naārammaṇe tīṇi, naadhipatiyā nava …pe… nakamme ekaṃ …pe… navippayutte ekaṃ. (Saṃkhittaṃ.)</text:p>
          </table:table-cell>
          <table:table-cell office:value-type="string" calcext:value-type="string">
            <text:p>&lt;p&gt;{}&lt;/p&gt;</text:p>
          </table:table-cell>
          <table:table-cell office:value-type="string" calcext:value-type="string">
            <text:p>csp1ed38.376, csp2ed38.376, dr43.10, ms38P2_2365, msdiv21, sc49, vri122.464</text:p>
          </table:table-cell>
        </table:table-row>
        <table:table-row table:style-name="ro1">
          <table:table-cell office:value-type="string" calcext:value-type="string">
            <text:p>patthana2.10:50.0</text:p>
          </table:table-cell>
          <table:table-cell office:value-type="string" calcext:value-type="string">
            <text:p>2.10.1.3.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50.1</text:p>
          </table:table-cell>
          <table:table-cell office:value-type="string" calcext:value-type="string">
            <text:p>Nahetupaccayā ārammaṇe tīṇi, anantare tīṇi, samanantare tīṇi, sahajāte nava …pe… magge tīṇi …pe… avigate nava.</text:p>
          </table:table-cell>
          <table:table-cell office:value-type="string" calcext:value-type="string">
            <text:p>&lt;p&gt;{}&lt;/p&gt;</text:p>
          </table:table-cell>
          <table:table-cell office:value-type="string" calcext:value-type="string">
            <text:p>ms38P2_2366, msdiv22, sc50</text:p>
          </table:table-cell>
        </table:table-row>
        <table:table-row table:style-name="ro1">
          <table:table-cell office:value-type="string" calcext:value-type="string">
            <text:p>patthana2.10:51.0</text:p>
          </table:table-cell>
          <table:table-cell office:value-type="string" calcext:value-type="string">
            <text:p>2.10.1.4. Nissayavāra</text:p>
          </table:table-cell>
          <table:table-cell office:value-type="string" calcext:value-type="string">
            <text:p>&lt;h3&gt;{}&lt;/h3&gt;</text:p>
          </table:table-cell>
          <table:table-cell/>
        </table:table-row>
        <table:table-row table:style-name="ro1">
          <table:table-cell office:value-type="string" calcext:value-type="string">
            <text:p>patthana2.10:51.1</text:p>
          </table:table-cell>
          <table:table-cell office:value-type="string" calcext:value-type="string">
            <text:p>Nissayavāro paccayavārasadiso.</text:p>
          </table:table-cell>
          <table:table-cell office:value-type="string" calcext:value-type="string">
            <text:p>&lt;p class='pe'&gt;{}&lt;/p&gt;</text:p>
          </table:table-cell>
          <table:table-cell office:value-type="string" calcext:value-type="string">
            <text:p>ms38P2_2367, sc51</text:p>
          </table:table-cell>
        </table:table-row>
        <table:table-row table:style-name="ro1">
          <table:table-cell office:value-type="string" calcext:value-type="string">
            <text:p>patthana2.10:52.0.1</text:p>
          </table:table-cell>
          <table:table-cell office:value-type="string" calcext:value-type="string">
            <text:p>2.10.1.5. Saṃsaṭṭhavāra</text:p>
          </table:table-cell>
          <table:table-cell office:value-type="string" calcext:value-type="string">
            <text:p>&lt;h3&gt;{}&lt;/h3&gt;</text:p>
          </table:table-cell>
          <table:table-cell/>
        </table:table-row>
        <table:table-row table:style-name="ro1">
          <table:table-cell office:value-type="string" calcext:value-type="string">
            <text:p>patthana2.10:52.0.2</text:p>
          </table:table-cell>
          <table:table-cell office:value-type="string" calcext:value-type="string">
            <text:p>2.10.1.5.1–4 Paccayānulomādi</text:p>
          </table:table-cell>
          <table:table-cell office:value-type="string" calcext:value-type="string">
            <text:p>&lt;h4&gt;{}&lt;/h4&gt;</text:p>
          </table:table-cell>
          <table:table-cell/>
        </table:table-row>
        <table:table-row table:style-name="ro1">
          <table:table-cell office:value-type="string" calcext:value-type="string">
            <text:p>patthana2.10:52.1</text:p>
          </table:table-cell>
          <table:table-cell office:value-type="string" calcext:value-type="string">
            <text:p>Sārammaṇaṃ dhammaṃ saṃsaṭṭho sārammaṇo dhammo uppajjati hetupaccayā— sārammaṇaṃ ekaṃ khandhaṃ saṃsaṭṭhā tayo khandhā …pe… dve khandhe saṃsaṭṭhā dve khandhā; paṭisandhikkhaṇe …pe….</text:p>
          </table:table-cell>
          <table:table-cell office:value-type="string" calcext:value-type="string">
            <text:p>&lt;p&gt;{}&lt;/p&gt;</text:p>
          </table:table-cell>
          <table:table-cell office:value-type="string" calcext:value-type="string">
            <text:p>ms38P2_2368, msdiv23, ndp39.11, sc52, sya43.9</text:p>
          </table:table-cell>
        </table:table-row>
        <table:table-row table:style-name="ro1">
          <table:table-cell office:value-type="string" calcext:value-type="string">
            <text:p>patthana2.10:53.1</text:p>
          </table:table-cell>
          <table:table-cell office:value-type="string" calcext:value-type="string">
            <text:p>Hetuyā ekaṃ, ārammaṇe ekaṃ, adhipatiyā ekaṃ (sabbattha ekaṃ), avigate ekaṃ.</text:p>
          </table:table-cell>
          <table:table-cell office:value-type="string" calcext:value-type="string">
            <text:p>&lt;p&gt;{}&lt;/p&gt;</text:p>
          </table:table-cell>
          <table:table-cell office:value-type="string" calcext:value-type="string">
            <text:p>ms38P2_2369, msdiv24, sc53</text:p>
          </table:table-cell>
        </table:table-row>
        <table:table-row table:style-name="ro1">
          <table:table-cell office:value-type="string" calcext:value-type="string">
            <text:p>patthana2.10:54.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2370, sc54</text:p>
          </table:table-cell>
        </table:table-row>
        <table:table-row table:style-name="ro1">
          <table:table-cell office:value-type="string" calcext:value-type="string">
            <text:p>patthana2.10:55.1</text:p>
          </table:table-cell>
          <table:table-cell office:value-type="string" calcext:value-type="string">
            <text:p>Sārammaṇaṃ dhammaṃ saṃsaṭṭho sārammaṇo dhammo uppajjati nahetupaccayā— ahetukaṃ sārammaṇaṃ ekaṃ khandhaṃ saṃsaṭṭhā tayo khandhā …pe… dve khandhe …pe… vicikicchāsahagate uddhaccasahagate khandhe saṃsaṭṭho vicikicchāsahagato uddhaccasahagato moho. (Saṃkhittaṃ.)</text:p>
          </table:table-cell>
          <table:table-cell office:value-type="string" calcext:value-type="string">
            <text:p>&lt;p&gt;{}&lt;/p&gt;</text:p>
          </table:table-cell>
          <table:table-cell office:value-type="string" calcext:value-type="string">
            <text:p>dr43.11, ms38P2_2371, msdiv25, sc55</text:p>
          </table:table-cell>
        </table:table-row>
        <table:table-row table:style-name="ro1">
          <table:table-cell office:value-type="string" calcext:value-type="string">
            <text:p>patthana2.10:56.1</text:p>
          </table:table-cell>
          <table:table-cell office:value-type="string" calcext:value-type="string">
            <text:p>Nahetuyā ekaṃ, naadhipatiyā ekaṃ, napurejāte ekaṃ, napacchājāte ekaṃ, naāsevane ekaṃ, nakamme ekaṃ, navipāke ekaṃ, najhāne ekaṃ, namagge ekaṃ, navippayutte ekaṃ.</text:p>
          </table:table-cell>
          <table:table-cell office:value-type="string" calcext:value-type="string">
            <text:p>&lt;p&gt;{}&lt;/p&gt;</text:p>
          </table:table-cell>
          <table:table-cell office:value-type="string" calcext:value-type="string">
            <text:p>ms38P2_2372, msdiv26, sc56, vri122.465</text:p>
          </table:table-cell>
        </table:table-row>
        <table:table-row table:style-name="ro1">
          <table:table-cell office:value-type="string" calcext:value-type="string">
            <text:p>patthana2.10:57.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2373, sc57</text:p>
          </table:table-cell>
        </table:table-row>
        <table:table-row table:style-name="ro1">
          <table:table-cell office:value-type="string" calcext:value-type="string">
            <text:p>patthana2.10:58.0</text:p>
          </table:table-cell>
          <table:table-cell office:value-type="string" calcext:value-type="string">
            <text:p>2.10.1.6. Sampayuttavāra</text:p>
          </table:table-cell>
          <table:table-cell office:value-type="string" calcext:value-type="string">
            <text:p>&lt;h3&gt;{}&lt;/h3&gt;</text:p>
          </table:table-cell>
          <table:table-cell/>
        </table:table-row>
        <table:table-row table:style-name="ro1">
          <table:table-cell office:value-type="string" calcext:value-type="string">
            <text:p>patthana2.10:58.1</text:p>
          </table:table-cell>
          <table:table-cell office:value-type="string" calcext:value-type="string">
            <text:p>Evaṃ itare dve gaṇanāpi sampayuttavāropi kātabbo.</text:p>
          </table:table-cell>
          <table:table-cell office:value-type="string" calcext:value-type="string">
            <text:p>&lt;p class='pe'&gt;{}&lt;/p&gt;</text:p>
          </table:table-cell>
          <table:table-cell office:value-type="string" calcext:value-type="string">
            <text:p>ms38P2_2374, sc58</text:p>
          </table:table-cell>
        </table:table-row>
        <table:table-row table:style-name="ro1">
          <table:table-cell office:value-type="string" calcext:value-type="string">
            <text:p>patthana2.10:59.0.1</text:p>
          </table:table-cell>
          <table:table-cell office:value-type="string" calcext:value-type="string">
            <text:p>2.10.1.7. Pañhāvāra</text:p>
          </table:table-cell>
          <table:table-cell office:value-type="string" calcext:value-type="string">
            <text:p>&lt;h3&gt;{}&lt;/h3&gt;</text:p>
          </table:table-cell>
          <table:table-cell/>
        </table:table-row>
        <table:table-row table:style-name="ro1">
          <table:table-cell office:value-type="string" calcext:value-type="string">
            <text:p>patthana2.10:59.0.2</text:p>
          </table:table-cell>
          <table:table-cell office:value-type="string" calcext:value-type="string">
            <text:p>2.10.1.7.1. Paccayānuloma</text:p>
          </table:table-cell>
          <table:table-cell office:value-type="string" calcext:value-type="string">
            <text:p>&lt;h4&gt;{}&lt;/h4&gt;</text:p>
          </table:table-cell>
          <table:table-cell/>
        </table:table-row>
        <table:table-row table:style-name="ro1">
          <table:table-cell office:value-type="string" calcext:value-type="string">
            <text:p>patthana2.10:59.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59.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59.1</text:p>
          </table:table-cell>
          <table:table-cell office:value-type="string" calcext:value-type="string">
            <text:p>Sārammaṇo dhammo sārammaṇassa dhammassa hetupaccayena paccayo—sārammaṇā hetū sampayuttakānaṃ khandhānaṃ hetupaccayena paccayo; paṭisandhikkhaṇe …pe…. (1)</text:p>
          </table:table-cell>
          <table:table-cell office:value-type="string" calcext:value-type="string">
            <text:p>&lt;p&gt;{}&lt;/p&gt;</text:p>
          </table:table-cell>
          <table:table-cell office:value-type="string" calcext:value-type="string">
            <text:p>cck38.8, csp1ed38.377, csp2ed38.377, ms38P2_2375, msdiv27, sc59</text:p>
          </table:table-cell>
        </table:table-row>
        <table:table-row table:style-name="ro1">
          <table:table-cell office:value-type="string" calcext:value-type="string">
            <text:p>patthana2.10:60.1</text:p>
          </table:table-cell>
          <table:table-cell office:value-type="string" calcext:value-type="string">
            <text:p>Sārammaṇo dhammo anārammaṇassa dhammassa hetupaccayena paccayo—sārammaṇā hetū cittasamuṭṭhānānaṃ rūpānaṃ hetupaccayena paccayo; paṭisandhikkhaṇe …pe…. (2)</text:p>
          </table:table-cell>
          <table:table-cell office:value-type="string" calcext:value-type="string">
            <text:p>&lt;p&gt;{}&lt;/p&gt;</text:p>
          </table:table-cell>
          <table:table-cell office:value-type="string" calcext:value-type="string">
            <text:p>ms38P2_2376, sc60</text:p>
          </table:table-cell>
        </table:table-row>
        <table:table-row table:style-name="ro1">
          <table:table-cell office:value-type="string" calcext:value-type="string">
            <text:p>patthana2.10:61.1</text:p>
          </table:table-cell>
          <table:table-cell office:value-type="string" calcext:value-type="string">
            <text:p>Sārammaṇo dhammo sārammaṇassa ca anārammaṇassa ca dhammassa hetupaccayena paccayo—sārammaṇā hetū sampayuttakānaṃ khandhānaṃ cittasamuṭṭhānānañca rūpānaṃ hetupaccayena paccayo; paṭisandhikkhaṇe …pe…. (3)</text:p>
          </table:table-cell>
          <table:table-cell office:value-type="string" calcext:value-type="string">
            <text:p>&lt;p&gt;{}&lt;/p&gt;</text:p>
          </table:table-cell>
          <table:table-cell office:value-type="string" calcext:value-type="string">
            <text:p>dr43.12, ms38P2_2377, ndp39.12, sc61, sya43.10</text:p>
          </table:table-cell>
        </table:table-row>
        <table:table-row table:style-name="ro1">
          <table:table-cell office:value-type="string" calcext:value-type="string">
            <text:p>patthana2.10:62.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62.1</text:p>
          </table:table-cell>
          <table:table-cell office:value-type="string" calcext:value-type="string">
            <text:p>Sārammaṇo dhammo sārammaṇassa dhammassa ārammaṇapaccayena paccayo—dānaṃ …pe… sīlaṃ …pe… uposathakammaṃ katvā taṃ paccavekkhati assādeti abhinandati, taṃ ārabbha rāgo uppajjati …pe… domanassaṃ uppajjati; pubbe suciṇṇāni …pe… jhānā …pe… ariyā maggā vuṭṭhahitvā maggaṃ paccavekkhanti, phalaṃ paccavekkhanti, pahīne kilese …pe… vikkhambhite kilese …pe… pubbe samudāciṇṇe kilese jānanti, sārammaṇe khandhe aniccato …pe… domanassaṃ uppajjati; cetopariyañāṇena sārammaṇacittasamaṅgissa cittaṃ jānāti, ākāsānañcāyatanaṃ viññāṇañcāyatanassa …pe… ākiñcaññāyatanaṃ nevasaññānāsaññāyatanassa …pe… sārammaṇā khandhā iddhividhañāṇassa, cetopariyañāṇassa, pubbenivāsānussatiñāṇassa, yathākammūpagañāṇassa, anāgataṃsañāṇassa, āvajjanāya ārammaṇapaccayena paccayo. (1)</text:p>
          </table:table-cell>
          <table:table-cell office:value-type="string" calcext:value-type="string">
            <text:p>&lt;p&gt;{}&lt;/p&gt;</text:p>
          </table:table-cell>
          <table:table-cell office:value-type="string" calcext:value-type="string">
            <text:p>bj51.940, ms38P2_2378, msdiv28, sc62, vri122.466</text:p>
          </table:table-cell>
        </table:table-row>
        <table:table-row table:style-name="ro1">
          <table:table-cell office:value-type="string" calcext:value-type="string">
            <text:p>patthana2.10:63.1</text:p>
          </table:table-cell>
          <table:table-cell office:value-type="string" calcext:value-type="string">
            <text:p>Anārammaṇo dhammo sārammaṇassa dhammassa ārammaṇapaccayena paccayo—ariyā nibbānaṃ paccavekkhanti, nibbānaṃ gotrabhussa, vodānassa, maggassa, phalassa, āvajjanāya ārammaṇapaccayena paccayo; cakkhuṃ …pe… vatthuṃ aniccato …pe… domanassaṃ uppajjati; dibbena cakkhunā rūpaṃ passati, dibbāya sotadhātuyā saddaṃ suṇāti. Rūpāyatanaṃ cakkhuviññāṇassa …pe… phoṭṭhabbāyatanaṃ kāyaviññāṇassa …pe… anārammaṇā khandhā iddhividhañāṇassa, pubbenivāsānussatiñāṇassa, anāgataṃsañāṇassa, āvajjanāya ārammaṇapaccayena paccayo. (1)</text:p>
          </table:table-cell>
          <table:table-cell office:value-type="string" calcext:value-type="string">
            <text:p>&lt;p&gt;{}&lt;/p&gt;</text:p>
          </table:table-cell>
          <table:table-cell office:value-type="string" calcext:value-type="string">
            <text:p>cck38.9, csp1ed38.378, csp2ed38.378, dr43.13, ms38P2_2379, msdiv29, sc63, sya43.11</text:p>
          </table:table-cell>
        </table:table-row>
        <table:table-row table:style-name="ro1">
          <table:table-cell office:value-type="string" calcext:value-type="string">
            <text:p>patthana2.10:64.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0:64.1</text:p>
          </table:table-cell>
          <table:table-cell office:value-type="string" calcext:value-type="string">
            <text:p>Sārammaṇo dhammo sārammaṇassa dhammassa adhipatipaccayena paccayo— ārammaṇādhipati, sahajātādhipati. **Ārammaṇādhipati**—dānaṃ …pe… sīlaṃ …pe… uposathakammaṃ katvā taṃ garuṃ katvā paccavekkhati assādeti abhinandati, taṃ garuṃ katvā rāgo uppajjati, diṭṭhi uppajjati, pubbe suciṇṇāni …pe… jhānā vuṭṭhahitvā jhānaṃ …pe… ariyā maggā vuṭṭhahitvā maggaṃ garuṃ …pe… phalaṃ garuṃ …pe… sārammaṇe khandhe garuṃ katvā assādeti abhinandati, taṃ garuṃ katvā rāgo uppajjati, diṭṭhi uppajjati. **Sahajātādhipati**—sārammaṇādhipati sampayuttakānaṃ khandhānaṃ adhipatipaccayena paccayo. (1)</text:p>
          </table:table-cell>
          <table:table-cell office:value-type="string" calcext:value-type="string">
            <text:p>&lt;p&gt;{}&lt;/p&gt;</text:p>
          </table:table-cell>
          <table:table-cell office:value-type="string" calcext:value-type="string">
            <text:p>ms38P2_2380, msdiv30, ndp39.13, sc64, vri122.467</text:p>
          </table:table-cell>
        </table:table-row>
        <table:table-row table:style-name="ro1">
          <table:table-cell office:value-type="string" calcext:value-type="string">
            <text:p>patthana2.10:65.1</text:p>
          </table:table-cell>
          <table:table-cell office:value-type="string" calcext:value-type="string">
            <text:p>Sārammaṇo dhammo anārammaṇassa dhammassa adhipatipaccayena paccayo. **Sahajātādhipati**—sārammaṇādhipati cittasamuṭṭhānānaṃ rūpānaṃ adhipatipaccayena paccayo. (2)</text:p>
          </table:table-cell>
          <table:table-cell office:value-type="string" calcext:value-type="string">
            <text:p>&lt;p&gt;{}&lt;/p&gt;</text:p>
          </table:table-cell>
          <table:table-cell office:value-type="string" calcext:value-type="string">
            <text:p>ms38P2_2381, sc65</text:p>
          </table:table-cell>
        </table:table-row>
        <table:table-row table:style-name="ro1">
          <table:table-cell office:value-type="string" calcext:value-type="string">
            <text:p>patthana2.10:66.1</text:p>
          </table:table-cell>
          <table:table-cell office:value-type="string" calcext:value-type="string">
            <text:p>Sārammaṇo dhammo sārammaṇassa ca anārammaṇassa ca dhammassa adhipatipaccayena paccayo. **Sahajātādhipati**—sārammaṇādhipati sampayuttakānaṃ khandhānaṃ cittasamuṭṭhānānañca rūpānaṃ adhipatipaccayena paccayo. (3)</text:p>
          </table:table-cell>
          <table:table-cell office:value-type="string" calcext:value-type="string">
            <text:p>&lt;p&gt;{}&lt;/p&gt;</text:p>
          </table:table-cell>
          <table:table-cell office:value-type="string" calcext:value-type="string">
            <text:p>ms38P2_2382, sc66</text:p>
          </table:table-cell>
        </table:table-row>
        <table:table-row table:style-name="ro1">
          <table:table-cell office:value-type="string" calcext:value-type="string">
            <text:p>patthana2.10:67.1</text:p>
          </table:table-cell>
          <table:table-cell office:value-type="string" calcext:value-type="string">
            <text:p>Anārammaṇo dhammo sārammaṇassa dhammassa adhipatipaccayena paccayo. **Ārammaṇādhipati**—ariyā nibbānaṃ garuṃ katvā paccavekkhanti; nibbānaṃ gotrabhussa, vodānassa, maggassa, phalassa, adhipatipaccayena paccayo; cakkhuṃ …pe… vatthuṃ garuṃ katvā assādeti abhinandati, taṃ garuṃ katvā rāgo uppajjati, diṭṭhi uppajjati. (1)</text:p>
          </table:table-cell>
          <table:table-cell office:value-type="string" calcext:value-type="string">
            <text:p>&lt;p&gt;{}&lt;/p&gt;</text:p>
          </table:table-cell>
          <table:table-cell office:value-type="string" calcext:value-type="string">
            <text:p>dr43.14, ms38P2_2383, msdiv31, sc67, sya43.12</text:p>
          </table:table-cell>
        </table:table-row>
        <table:table-row table:style-name="ro1">
          <table:table-cell office:value-type="string" calcext:value-type="string">
            <text:p>patthana2.10:68.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0:68.1</text:p>
          </table:table-cell>
          <table:table-cell office:value-type="string" calcext:value-type="string">
            <text:p>Sārammaṇo dhammo sārammaṇassa dhammassa anantarapaccayena paccayo—purimā purimā sārammaṇā …pe… phalasamāpattiyā anantarapaccayena paccayo … samanantarapaccayena paccayo … ekaṃ … sahajātapaccayena paccayo … satta (paṭiccavāre sahajātasadisā) … aññamaññapaccayena paccayo … cha (paṭiccavāre aññamaññasadisaṃ) … nissayapaccayena paccayo … satta. (Paccayavāre nissayasadiso.)</text:p>
          </table:table-cell>
          <table:table-cell office:value-type="string" calcext:value-type="string">
            <text:p>&lt;p&gt;{}&lt;/p&gt;</text:p>
          </table:table-cell>
          <table:table-cell office:value-type="string" calcext:value-type="string">
            <text:p>cck38.10, csp1ed38.379, csp2ed38.379, ms38P2_2384, msdiv32, sc68</text:p>
          </table:table-cell>
        </table:table-row>
        <table:table-row table:style-name="ro1">
          <table:table-cell office:value-type="string" calcext:value-type="string">
            <text:p>patthana2.10:69.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0:69.1</text:p>
          </table:table-cell>
          <table:table-cell office:value-type="string" calcext:value-type="string">
            <text:p>Sārammaṇo dhammo sārammaṇassa dhammassa upanissayapaccayena paccayo— ārammaṇūpanissayo, anantarūpanissayo, pakatūpanissayo …pe…. **Pakatūpanissayo**—saddhaṃ upanissāya dānaṃ deti …pe… mānaṃ jappeti, diṭṭhiṃ gaṇhāti. Sīlaṃ …pe… paññaṃ, rāgaṃ …pe… patthanaṃ, kāyikaṃ sukhaṃ … kāyikaṃ dukkhaṃ upanissāya dānaṃ deti …pe… samāpattiṃ uppādeti, pāṇaṃ hanati …pe… saṃghaṃ bhindati. Saddhā …pe… paññā, rāgo …pe… patthanā, kāyikaṃ sukhaṃ … kāyikaṃ dukkhaṃ saddhāya …pe… paññāya, rāgassa …pe… patthanāya, kāyikassa sukhassa, kāyikassa dukkhassa, maggassa, phalasamāpattiyā upanissayapaccayena paccayo. (1)</text:p>
          </table:table-cell>
          <table:table-cell office:value-type="string" calcext:value-type="string">
            <text:p>&lt;p&gt;{}&lt;/p&gt;</text:p>
          </table:table-cell>
          <table:table-cell office:value-type="string" calcext:value-type="string">
            <text:p>dr43.15, ms38P2_2385, msdiv33, ndp39.14, sc69, vri122.468</text:p>
          </table:table-cell>
        </table:table-row>
        <table:table-row table:style-name="ro1">
          <table:table-cell office:value-type="string" calcext:value-type="string">
            <text:p>patthana2.10:70.1</text:p>
          </table:table-cell>
          <table:table-cell office:value-type="string" calcext:value-type="string">
            <text:p>Anārammaṇo dhammo sārammaṇassa dhammassa upanissayapaccayena paccayo— ārammaṇūpanissayo, pakatūpanissayo …pe…. **Pakatūpanissayo**—utuṃ, bhojanaṃ, senāsanaṃ upanissāya dānaṃ deti …pe… samāpattiṃ uppādeti, pāṇaṃ hanati …pe… saṃghaṃ bhindati. Utu … bhojanaṃ … senāsanaṃ saddhāya …pe… patthanāya, kāyikassa sukhassa, kāyikassa dukkhassa, maggassa, phalasamāpattiyā upanissayapaccayena paccayo. (1)</text:p>
          </table:table-cell>
          <table:table-cell office:value-type="string" calcext:value-type="string">
            <text:p>&lt;p&gt;{}&lt;/p&gt;</text:p>
          </table:table-cell>
          <table:table-cell office:value-type="string" calcext:value-type="string">
            <text:p>bj51.941, ms38P2_2386, sc70, sya43.13</text:p>
          </table:table-cell>
        </table:table-row>
        <table:table-row table:style-name="ro1">
          <table:table-cell office:value-type="string" calcext:value-type="string">
            <text:p>patthana2.10:71.0</text:p>
          </table:table-cell>
          <table:table-cell office:value-type="string" calcext:value-type="string">
            <text:p>Purejāta</text:p>
          </table:table-cell>
          <table:table-cell office:value-type="string" calcext:value-type="string">
            <text:p>&lt;h6&gt;{}&lt;/h6&gt;</text:p>
          </table:table-cell>
          <table:table-cell/>
        </table:table-row>
        <table:table-row table:style-name="ro1">
          <table:table-cell office:value-type="string" calcext:value-type="string">
            <text:p>patthana2.10:71.1</text:p>
          </table:table-cell>
          <table:table-cell office:value-type="string" calcext:value-type="string">
            <text:p>Anārammaṇo dhammo sārammaṇassa dhammassa purejātapaccayena paccayo— ārammaṇapurejātaṃ, vatthupurejātaṃ. **Ārammaṇapurejātaṃ**—cakkhuṃ …pe… vatthuṃ aniccato …pe… domanassaṃ uppajjati; dibbena cakkhunā rūpaṃ passati, dibbāya sotadhātuyā saddaṃ suṇāti. Rūpāyatanaṃ cakkhuviññāṇassa …pe… phoṭṭhabbāyatanaṃ kāyaviññāṇassa …pe…. **Vatthupurejātaṃ**—cakkhāyatanaṃ cakkhuviññāṇassa …pe… kāyāyatanaṃ kāyaviññāṇassa …pe… vatthu sārammaṇānaṃ khandhānaṃ purejātapaccayena paccayo. (1)</text:p>
          </table:table-cell>
          <table:table-cell office:value-type="string" calcext:value-type="string">
            <text:p>&lt;p&gt;{}&lt;/p&gt;</text:p>
          </table:table-cell>
          <table:table-cell office:value-type="string" calcext:value-type="string">
            <text:p>csp1ed38.380, csp2ed38.380, ms38P2_2387, msdiv34, sc71</text:p>
          </table:table-cell>
        </table:table-row>
        <table:table-row table:style-name="ro1">
          <table:table-cell office:value-type="string" calcext:value-type="string">
            <text:p>patthana2.10:72.0</text:p>
          </table:table-cell>
          <table:table-cell office:value-type="string" calcext:value-type="string">
            <text:p>Pacchājātāsevana</text:p>
          </table:table-cell>
          <table:table-cell office:value-type="string" calcext:value-type="string">
            <text:p>&lt;h6&gt;{}&lt;/h6&gt;</text:p>
          </table:table-cell>
          <table:table-cell/>
        </table:table-row>
        <table:table-row table:style-name="ro1">
          <table:table-cell office:value-type="string" calcext:value-type="string">
            <text:p>patthana2.10:72.1</text:p>
          </table:table-cell>
          <table:table-cell office:value-type="string" calcext:value-type="string">
            <text:p>Sārammaṇo dhammo anārammaṇassa dhammassa pacchājātapaccayena paccayo … ekaṃ.</text:p>
          </table:table-cell>
          <table:table-cell office:value-type="string" calcext:value-type="string">
            <text:p>&lt;p&gt;{}&lt;/p&gt;</text:p>
          </table:table-cell>
          <table:table-cell office:value-type="string" calcext:value-type="string">
            <text:p>ms38P2_2388, msdiv35, ndp39.15, sc72</text:p>
          </table:table-cell>
        </table:table-row>
        <table:table-row table:style-name="ro1">
          <table:table-cell office:value-type="string" calcext:value-type="string">
            <text:p>patthana2.10:73.1</text:p>
          </table:table-cell>
          <table:table-cell office:value-type="string" calcext:value-type="string">
            <text:p>Sārammaṇo dhammo sārammaṇassa dhammassa āsevanapaccayena paccayo … ekaṃ.</text:p>
          </table:table-cell>
          <table:table-cell office:value-type="string" calcext:value-type="string">
            <text:p>&lt;p&gt;{}&lt;/p&gt;</text:p>
          </table:table-cell>
          <table:table-cell office:value-type="string" calcext:value-type="string">
            <text:p>ms38P2_2389, sc73</text:p>
          </table:table-cell>
        </table:table-row>
        <table:table-row table:style-name="ro1">
          <table:table-cell office:value-type="string" calcext:value-type="string">
            <text:p>patthana2.10:74.0</text:p>
          </table:table-cell>
          <table:table-cell office:value-type="string" calcext:value-type="string">
            <text:p>Kamma</text:p>
          </table:table-cell>
          <table:table-cell office:value-type="string" calcext:value-type="string">
            <text:p>&lt;h6&gt;{}&lt;/h6&gt;</text:p>
          </table:table-cell>
          <table:table-cell/>
        </table:table-row>
        <table:table-row table:style-name="ro1">
          <table:table-cell office:value-type="string" calcext:value-type="string">
            <text:p>patthana2.10:74.1</text:p>
          </table:table-cell>
          <table:table-cell office:value-type="string" calcext:value-type="string">
            <text:p>Sārammaṇo dhammo sārammaṇassa dhammassa kammapaccayena paccayo—sahajātā, nānākkhaṇikā. **Sahajātā**—sārammaṇā cetanā sampayuttakānaṃ khandhānaṃ kammapaccayena paccayo; paṭisandhikkhaṇe …pe…. **Nānākkhaṇikā**—sārammaṇā cetanā vipākānaṃ khandhānaṃ kammapaccayena paccayo. (1)</text:p>
          </table:table-cell>
          <table:table-cell office:value-type="string" calcext:value-type="string">
            <text:p>&lt;p&gt;{}&lt;/p&gt;</text:p>
          </table:table-cell>
          <table:table-cell office:value-type="string" calcext:value-type="string">
            <text:p>cck38.11, dr43.16, ms38P2_2390, msdiv36, sc74, vri122.469</text:p>
          </table:table-cell>
        </table:table-row>
        <table:table-row table:style-name="ro1">
          <table:table-cell office:value-type="string" calcext:value-type="string">
            <text:p>patthana2.10:75.1</text:p>
          </table:table-cell>
          <table:table-cell office:value-type="string" calcext:value-type="string">
            <text:p>Sārammaṇo dhammo anārammaṇassa dhammassa kammapaccayena paccayo—sahajātā, nānākkhaṇikā. **Sahajātā**—sārammaṇā cetanā cittasamuṭṭhānānaṃ rūpānaṃ kammapaccayena paccayo; paṭisandhikkhaṇe …pe…. **Nānākkhaṇikā**—sārammaṇā cetanā kaṭattārūpānaṃ kammapaccayena paccayo. (2)</text:p>
          </table:table-cell>
          <table:table-cell office:value-type="string" calcext:value-type="string">
            <text:p>&lt;p&gt;{}&lt;/p&gt;</text:p>
          </table:table-cell>
          <table:table-cell office:value-type="string" calcext:value-type="string">
            <text:p>ms38P2_2391, sc75, sya43.14</text:p>
          </table:table-cell>
        </table:table-row>
        <table:table-row table:style-name="ro1">
          <table:table-cell office:value-type="string" calcext:value-type="string">
            <text:p>patthana2.10:76.1</text:p>
          </table:table-cell>
          <table:table-cell office:value-type="string" calcext:value-type="string">
            <text:p>Sārammaṇo dhammo sārammaṇassa ca anārammaṇassa ca dhammassa kammapaccayena paccayo—sahajātā, nānākkhaṇikā. **Sahajātā**—sārammaṇā cetanā sampayuttakānaṃ khandhānaṃ cittasamuṭṭhānānañca rūpānaṃ kammapaccayena paccayo; paṭisandhikkhaṇe …pe…. **Nānākkhaṇikā**—sārammaṇā cetanā vipākānaṃ khandhānaṃ kaṭattā ca rūpānaṃ kammapaccayena paccayo. (3)</text:p>
          </table:table-cell>
          <table:table-cell office:value-type="string" calcext:value-type="string">
            <text:p>&lt;p&gt;{}&lt;/p&gt;</text:p>
          </table:table-cell>
          <table:table-cell office:value-type="string" calcext:value-type="string">
            <text:p>ms38P2_2392, sc76</text:p>
          </table:table-cell>
        </table:table-row>
        <table:table-row table:style-name="ro1">
          <table:table-cell office:value-type="string" calcext:value-type="string">
            <text:p>patthana2.10:77.0</text:p>
          </table:table-cell>
          <table:table-cell office:value-type="string" calcext:value-type="string">
            <text:p>Vipāka-āhāra</text:p>
          </table:table-cell>
          <table:table-cell office:value-type="string" calcext:value-type="string">
            <text:p>&lt;h6&gt;{}&lt;/h6&gt;</text:p>
          </table:table-cell>
          <table:table-cell/>
        </table:table-row>
        <table:table-row table:style-name="ro1">
          <table:table-cell office:value-type="string" calcext:value-type="string">
            <text:p>patthana2.10:77.1</text:p>
          </table:table-cell>
          <table:table-cell office:value-type="string" calcext:value-type="string">
            <text:p>Sārammaṇo dhammo sārammaṇassa dhammassa vipākapaccayena paccayo … tīṇi.</text:p>
          </table:table-cell>
          <table:table-cell office:value-type="string" calcext:value-type="string">
            <text:p>&lt;p&gt;{}&lt;/p&gt;</text:p>
          </table:table-cell>
          <table:table-cell office:value-type="string" calcext:value-type="string">
            <text:p>ms38P2_2393, msdiv37, sc77</text:p>
          </table:table-cell>
        </table:table-row>
        <table:table-row table:style-name="ro1">
          <table:table-cell office:value-type="string" calcext:value-type="string">
            <text:p>patthana2.10:78.1</text:p>
          </table:table-cell>
          <table:table-cell office:value-type="string" calcext:value-type="string">
            <text:p>Sārammaṇo dhammo sārammaṇassa dhammassa āhārapaccayena paccayo … tīṇi.</text:p>
          </table:table-cell>
          <table:table-cell office:value-type="string" calcext:value-type="string">
            <text:p>&lt;p&gt;{}&lt;/p&gt;</text:p>
          </table:table-cell>
          <table:table-cell office:value-type="string" calcext:value-type="string">
            <text:p>csp1ed38.381, csp2ed38.381, ms38P2_2394, sc78</text:p>
          </table:table-cell>
        </table:table-row>
        <table:table-row table:style-name="ro1">
          <table:table-cell office:value-type="string" calcext:value-type="string">
            <text:p>patthana2.10:79.1</text:p>
          </table:table-cell>
          <table:table-cell office:value-type="string" calcext:value-type="string">
            <text:p>Anārammaṇo dhammo anārammaṇassa dhammassa āhārapaccayena paccayo—kabaḷīkāro āhāro imassa kāyassa āhārapaccayena paccayo. (1)</text:p>
          </table:table-cell>
          <table:table-cell office:value-type="string" calcext:value-type="string">
            <text:p>&lt;p&gt;{}&lt;/p&gt;</text:p>
          </table:table-cell>
          <table:table-cell office:value-type="string" calcext:value-type="string">
            <text:p>dr43.17, ms38P2_2395, ndp39.16, sc79</text:p>
          </table:table-cell>
        </table:table-row>
        <table:table-row table:style-name="ro1">
          <table:table-cell office:value-type="string" calcext:value-type="string">
            <text:p>patthana2.10:80.0</text:p>
          </table:table-cell>
          <table:table-cell office:value-type="string" calcext:value-type="string">
            <text:p>Indriya</text:p>
          </table:table-cell>
          <table:table-cell office:value-type="string" calcext:value-type="string">
            <text:p>&lt;h6&gt;{}&lt;/h6&gt;</text:p>
          </table:table-cell>
          <table:table-cell/>
        </table:table-row>
        <table:table-row table:style-name="ro1">
          <table:table-cell office:value-type="string" calcext:value-type="string">
            <text:p>patthana2.10:80.1</text:p>
          </table:table-cell>
          <table:table-cell office:value-type="string" calcext:value-type="string">
            <text:p>Sārammaṇo dhammo sārammaṇassa dhammassa indriyapaccayena paccayo … tīṇi.</text:p>
          </table:table-cell>
          <table:table-cell office:value-type="string" calcext:value-type="string">
            <text:p>&lt;p&gt;{}&lt;/p&gt;</text:p>
          </table:table-cell>
          <table:table-cell office:value-type="string" calcext:value-type="string">
            <text:p>ms38P2_2396, msdiv38, sc80</text:p>
          </table:table-cell>
        </table:table-row>
        <table:table-row table:style-name="ro1">
          <table:table-cell office:value-type="string" calcext:value-type="string">
            <text:p>patthana2.10:81.1</text:p>
          </table:table-cell>
          <table:table-cell office:value-type="string" calcext:value-type="string">
            <text:p>Anārammaṇo dhammo anārammaṇassa dhammassa indriyapaccayena paccayo— rūpajīvitindriyaṃ kaṭattārūpānaṃ indriyapaccayena paccayo. (1)</text:p>
          </table:table-cell>
          <table:table-cell office:value-type="string" calcext:value-type="string">
            <text:p>&lt;p&gt;{}&lt;/p&gt;</text:p>
          </table:table-cell>
          <table:table-cell office:value-type="string" calcext:value-type="string">
            <text:p>ms38P2_2397, sc81</text:p>
          </table:table-cell>
        </table:table-row>
        <table:table-row table:style-name="ro1">
          <table:table-cell office:value-type="string" calcext:value-type="string">
            <text:p>patthana2.10:82.1</text:p>
          </table:table-cell>
          <table:table-cell office:value-type="string" calcext:value-type="string">
            <text:p>Anārammaṇo dhammo sārammaṇassa dhammassa indriyapaccayena paccayo— cakkhundriyaṃ cakkhuviññāṇassa …pe… kāyindriyaṃ kāyaviññāṇassa indriyapaccayena paccayo. (1)</text:p>
          </table:table-cell>
          <table:table-cell office:value-type="string" calcext:value-type="string">
            <text:p>&lt;p&gt;{}&lt;/p&gt;</text:p>
          </table:table-cell>
          <table:table-cell office:value-type="string" calcext:value-type="string">
            <text:p>ms38P2_2398, sc82, vri122.470</text:p>
          </table:table-cell>
        </table:table-row>
        <table:table-row table:style-name="ro1">
          <table:table-cell office:value-type="string" calcext:value-type="string">
            <text:p>patthana2.10:83.1</text:p>
          </table:table-cell>
          <table:table-cell office:value-type="string" calcext:value-type="string">
            <text:p>Sārammaṇo ca anārammaṇo ca dhammā sārammaṇassa dhammassa indriyapaccayena paccayo—cakkhundriyañca cakkhuviññāṇañca cakkhuviññāṇasahagatānaṃ khandhānaṃ indriyapaccayena paccayo …pe… kāyindriyañca kāyaviññāṇañca kāyaviññāṇasahagatānaṃ khandhānaṃ indriyapaccayena paccayo. (1)</text:p>
          </table:table-cell>
          <table:table-cell office:value-type="string" calcext:value-type="string">
            <text:p>&lt;p&gt;{}&lt;/p&gt;</text:p>
          </table:table-cell>
          <table:table-cell office:value-type="string" calcext:value-type="string">
            <text:p>cck38.12, ms38P2_2399, sc83, sya43.15</text:p>
          </table:table-cell>
        </table:table-row>
        <table:table-row table:style-name="ro1">
          <table:table-cell office:value-type="string" calcext:value-type="string">
            <text:p>patthana2.10:84.0</text:p>
          </table:table-cell>
          <table:table-cell office:value-type="string" calcext:value-type="string">
            <text:p>Jhānādi</text:p>
          </table:table-cell>
          <table:table-cell office:value-type="string" calcext:value-type="string">
            <text:p>&lt;h6&gt;{}&lt;/h6&gt;</text:p>
          </table:table-cell>
          <table:table-cell/>
        </table:table-row>
        <table:table-row table:style-name="ro1">
          <table:table-cell office:value-type="string" calcext:value-type="string">
            <text:p>patthana2.10:84.1</text:p>
          </table:table-cell>
          <table:table-cell office:value-type="string" calcext:value-type="string">
            <text:p>Sārammaṇo dhammo sārammaṇassa dhammassa jhānapaccayena paccayo … tīṇi, maggapaccayena paccayo … tīṇi, sampayuttapaccayena paccayo … ekaṃ.</text:p>
          </table:table-cell>
          <table:table-cell office:value-type="string" calcext:value-type="string">
            <text:p>&lt;p&gt;{}&lt;/p&gt;</text:p>
          </table:table-cell>
          <table:table-cell office:value-type="string" calcext:value-type="string">
            <text:p>ms38P2_2400, msdiv39, sc84</text:p>
          </table:table-cell>
        </table:table-row>
        <table:table-row table:style-name="ro1">
          <table:table-cell office:value-type="string" calcext:value-type="string">
            <text:p>patthana2.10:85.0</text:p>
          </table:table-cell>
          <table:table-cell office:value-type="string" calcext:value-type="string">
            <text:p>Vippayutta</text:p>
          </table:table-cell>
          <table:table-cell office:value-type="string" calcext:value-type="string">
            <text:p>&lt;h6&gt;{}&lt;/h6&gt;</text:p>
          </table:table-cell>
          <table:table-cell/>
        </table:table-row>
        <table:table-row table:style-name="ro1">
          <table:table-cell office:value-type="string" calcext:value-type="string">
            <text:p>patthana2.10:85.1</text:p>
          </table:table-cell>
          <table:table-cell office:value-type="string" calcext:value-type="string">
            <text:p>Sārammaṇo dhammo anārammaṇassa dhammassa vippayuttapaccayena paccayo— sahajātaṃ, pacchājātaṃ. (Saṃkhittaṃ.) (1)</text:p>
          </table:table-cell>
          <table:table-cell office:value-type="string" calcext:value-type="string">
            <text:p>&lt;p&gt;{}&lt;/p&gt;</text:p>
          </table:table-cell>
          <table:table-cell office:value-type="string" calcext:value-type="string">
            <text:p>ms38P2_2401, msdiv40, sc85</text:p>
          </table:table-cell>
        </table:table-row>
        <table:table-row table:style-name="ro1">
          <table:table-cell office:value-type="string" calcext:value-type="string">
            <text:p>patthana2.10:86.1</text:p>
          </table:table-cell>
          <table:table-cell office:value-type="string" calcext:value-type="string">
            <text:p>Anārammaṇo dhammo sārammaṇassa dhammassa vippayuttapaccayena paccayo— sahajātaṃ, purejātaṃ. **Sahajātaṃ**—paṭisandhikkhaṇe vatthu sārammaṇānaṃ khandhānaṃ vippayuttapaccayena paccayo. **Purejātaṃ**—cakkhāyatanaṃ cakkhuviññāṇassa …pe… kāyāyatanaṃ kāyaviññāṇassa vippayuttapaccayena paccayo; vatthu sārammaṇānaṃ khandhānaṃ vippayuttapaccayena paccayo. (1)</text:p>
          </table:table-cell>
          <table:table-cell office:value-type="string" calcext:value-type="string">
            <text:p>&lt;p&gt;{}&lt;/p&gt;</text:p>
          </table:table-cell>
          <table:table-cell office:value-type="string" calcext:value-type="string">
            <text:p>csp1ed38.382, csp2ed38.382, dr43.18, ms38P2_2402, ndp39.17, sc86</text:p>
          </table:table-cell>
        </table:table-row>
        <table:table-row table:style-name="ro1">
          <table:table-cell office:value-type="string" calcext:value-type="string">
            <text:p>patthana2.10:87.0</text:p>
          </table:table-cell>
          <table:table-cell office:value-type="string" calcext:value-type="string">
            <text:p>Atthi</text:p>
          </table:table-cell>
          <table:table-cell office:value-type="string" calcext:value-type="string">
            <text:p>&lt;h6&gt;{}&lt;/h6&gt;</text:p>
          </table:table-cell>
          <table:table-cell/>
        </table:table-row>
        <table:table-row table:style-name="ro1">
          <table:table-cell office:value-type="string" calcext:value-type="string">
            <text:p>patthana2.10:87.1</text:p>
          </table:table-cell>
          <table:table-cell office:value-type="string" calcext:value-type="string">
            <text:p>Sārammaṇo dhammo sārammaṇassa dhammassa atthipaccayena paccayo—sārammaṇo eko khandho tiṇṇannaṃ khandhānaṃ atthipaccayena paccayo …pe… dve khandhā …pe… paṭisandhikkhaṇe …pe…. (1)</text:p>
          </table:table-cell>
          <table:table-cell office:value-type="string" calcext:value-type="string">
            <text:p>&lt;p&gt;{}&lt;/p&gt;</text:p>
          </table:table-cell>
          <table:table-cell office:value-type="string" calcext:value-type="string">
            <text:p>ms38P2_2403, msdiv41, sc87</text:p>
          </table:table-cell>
        </table:table-row>
        <table:table-row table:style-name="ro1">
          <table:table-cell office:value-type="string" calcext:value-type="string">
            <text:p>patthana2.10:88.1</text:p>
          </table:table-cell>
          <table:table-cell office:value-type="string" calcext:value-type="string">
            <text:p>Sārammaṇo dhammo anārammaṇassa dhammassa atthipaccayena paccayo—sahajātaṃ, pacchājātaṃ. (Saṃkhittaṃ.) (2)</text:p>
          </table:table-cell>
          <table:table-cell office:value-type="string" calcext:value-type="string">
            <text:p>&lt;p&gt;{}&lt;/p&gt;</text:p>
          </table:table-cell>
          <table:table-cell office:value-type="string" calcext:value-type="string">
            <text:p>ms38P2_2404, sc88, vri122.471</text:p>
          </table:table-cell>
        </table:table-row>
        <table:table-row table:style-name="ro1">
          <table:table-cell office:value-type="string" calcext:value-type="string">
            <text:p>patthana2.10:89.1</text:p>
          </table:table-cell>
          <table:table-cell office:value-type="string" calcext:value-type="string">
            <text:p>Sārammaṇo dhammo sārammaṇassa ca anārammaṇassa ca dhammassa atthipaccayena paccayo. (Paṭiccasadisaṃ.) (3)</text:p>
          </table:table-cell>
          <table:table-cell office:value-type="string" calcext:value-type="string">
            <text:p>&lt;p&gt;{}&lt;/p&gt;</text:p>
          </table:table-cell>
          <table:table-cell office:value-type="string" calcext:value-type="string">
            <text:p>bj51.942, ms38P2_2405, sc89</text:p>
          </table:table-cell>
        </table:table-row>
        <table:table-row table:style-name="ro1">
          <table:table-cell office:value-type="string" calcext:value-type="string">
            <text:p>patthana2.10:90.1</text:p>
          </table:table-cell>
          <table:table-cell office:value-type="string" calcext:value-type="string">
            <text:p>Anārammaṇo dhammo anārammaṇassa dhammassa atthipaccayena paccayo—sahajātaṃ, āhāraṃ, indriyaṃ. **Sahajātaṃ**—ekaṃ mahābhūtaṃ …pe…. (Yāva asaññasattā.) (1)</text:p>
          </table:table-cell>
          <table:table-cell office:value-type="string" calcext:value-type="string">
            <text:p>&lt;p&gt;{}&lt;/p&gt;</text:p>
          </table:table-cell>
          <table:table-cell office:value-type="string" calcext:value-type="string">
            <text:p>ms38P2_2406, msdiv42, sc90, sya43.16</text:p>
          </table:table-cell>
        </table:table-row>
        <table:table-row table:style-name="ro1">
          <table:table-cell office:value-type="string" calcext:value-type="string">
            <text:p>patthana2.10:91.1</text:p>
          </table:table-cell>
          <table:table-cell office:value-type="string" calcext:value-type="string">
            <text:p>Anārammaṇo dhammo sārammaṇassa dhammassa atthipaccayena paccayo—sahajātaṃ, purejātaṃ. **Sahajātaṃ**—paṭisandhikkhaṇe vatthu sārammaṇānaṃ khandhānaṃ atthipaccayena paccayo. **Purejātaṃ**—cakkhuṃ …pe… vatthuṃ aniccato …pe… domanassaṃ uppajjati; dibbena cakkhunā rūpaṃ passati, dibbāya sotadhātuyā saddaṃ suṇāti. Rūpāyatanaṃ cakkhuviññāṇassa …pe… phoṭṭhabbāyatanaṃ kāyaviññāṇassa …pe… cakkhāyatanaṃ cakkhuviññāṇassa …pe… kāyāyatanaṃ kāyaviññāṇassa …pe… vatthu sārammaṇānaṃ khandhānaṃ atthipaccayena paccayo. (2)</text:p>
          </table:table-cell>
          <table:table-cell office:value-type="string" calcext:value-type="string">
            <text:p>&lt;p&gt;{}&lt;/p&gt;</text:p>
          </table:table-cell>
          <table:table-cell office:value-type="string" calcext:value-type="string">
            <text:p>cck38.13, dr43.19, ms38P2_2407, sc91</text:p>
          </table:table-cell>
        </table:table-row>
        <table:table-row table:style-name="ro1">
          <table:table-cell office:value-type="string" calcext:value-type="string">
            <text:p>patthana2.10:92.1</text:p>
          </table:table-cell>
          <table:table-cell office:value-type="string" calcext:value-type="string">
            <text:p>Sārammaṇo ca anārammaṇo ca dhammā sārammaṇassa dhammassa atthipaccayena paccayo—sahajātaṃ, purejātaṃ. **Sahajāto**—cakkhuviññāṇasahagato eko khandho ca cakkhāyatanañca tiṇṇannaṃ khandhānaṃ atthipaccayena paccayo …pe… dve khandhā ca …pe… kāyaviññāṇasahagato eko khandho ca kāyāyatanañca tiṇṇannaṃ khandhānaṃ atthipaccayena paccayo …pe… dve khandhā ca …pe… sārammaṇo eko khandho ca vatthu ca tiṇṇannaṃ khandhānaṃ atthipaccayena paccayo …pe… dve khandhā ca …pe… paṭisandhikkhaṇe …pe…. (1)</text:p>
          </table:table-cell>
          <table:table-cell office:value-type="string" calcext:value-type="string">
            <text:p>&lt;p&gt;{}&lt;/p&gt;</text:p>
          </table:table-cell>
          <table:table-cell office:value-type="string" calcext:value-type="string">
            <text:p>ms38P2_2408, msdiv43, ndp39.18, sc92</text:p>
          </table:table-cell>
        </table:table-row>
        <table:table-row table:style-name="ro1">
          <table:table-cell office:value-type="string" calcext:value-type="string">
            <text:p>patthana2.10:93.1</text:p>
          </table:table-cell>
          <table:table-cell office:value-type="string" calcext:value-type="string">
            <text:p>Sārammaṇo ca anārammaṇo ca dhammā anārammaṇassa dhammassa atthipaccayena paccayo—sahajātaṃ, pacchājātaṃ, āhāraṃ, indriyaṃ. **Sahajātā**—sārammaṇā khandhā ca mahābhūtā ca cittasamuṭṭhānānaṃ rūpānaṃ atthipaccayena paccayo; paṭisandhikkhaṇe …pe…. **Pacchājātā**—sārammaṇā khandhā ca kabaḷīkāro āhāro ca imassa kāyassa atthipaccayena paccayo. **Pacchājātā**—sārammaṇā khandhā ca rūpajīvitindriyañca kaṭattārūpānaṃ atthipaccayena paccayo. (2)</text:p>
          </table:table-cell>
          <table:table-cell office:value-type="string" calcext:value-type="string">
            <text:p>&lt;p&gt;{}&lt;/p&gt;</text:p>
          </table:table-cell>
          <table:table-cell office:value-type="string" calcext:value-type="string">
            <text:p>csp1ed38.383, csp2ed38.383, ms38P2_2409, sc93, sya43.17, vri122.472</text:p>
          </table:table-cell>
        </table:table-row>
        <table:table-row table:style-name="ro1">
          <table:table-cell office:value-type="string" calcext:value-type="string">
            <text:p>patthana2.10:94.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94.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94.1</text:p>
          </table:table-cell>
          <table:table-cell office:value-type="string" calcext:value-type="string">
            <text:p>Hetuyā tīṇi, ārammaṇe dve, adhipatiyā cattāri, anantare ekaṃ, samanantare ekaṃ, sahajāte satta, aññamaññe cha, nissaye satta, upanissaye dve, purejāte ekaṃ, pacchājāte ekaṃ, āsevane ekaṃ, kamme tīṇi, vipāke tīṇi, āhāre cattāri, indriye cha, jhāne tīṇi, magge tīṇi, sampayutte ekaṃ, vippayutte dve, atthiyā satta, natthiyā ekaṃ, vigate ekaṃ, avigate satta.</text:p>
          </table:table-cell>
          <table:table-cell office:value-type="string" calcext:value-type="string">
            <text:p>&lt;p&gt;{}&lt;/p&gt;</text:p>
          </table:table-cell>
          <table:table-cell office:value-type="string" calcext:value-type="string">
            <text:p>dr43.20, ms38P2_2410, msdiv44, sc94</text:p>
          </table:table-cell>
        </table:table-row>
        <table:table-row table:style-name="ro1">
          <table:table-cell office:value-type="string" calcext:value-type="string">
            <text:p>patthana2.10:95.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0:95.1</text:p>
          </table:table-cell>
          <table:table-cell office:value-type="string" calcext:value-type="string">
            <text:p>Sārammaṇo dhammo sārammaṇassa dhammassa ārammaṇapaccayena paccayo … sahajātapaccayena paccayo … upanissayapaccayena paccayo … kammapaccayena paccayo. (1)</text:p>
          </table:table-cell>
          <table:table-cell office:value-type="string" calcext:value-type="string">
            <text:p>&lt;p&gt;{}&lt;/p&gt;</text:p>
          </table:table-cell>
          <table:table-cell office:value-type="string" calcext:value-type="string">
            <text:p>ms38P2_2411, msdiv45, sc95</text:p>
          </table:table-cell>
        </table:table-row>
        <table:table-row table:style-name="ro1">
          <table:table-cell office:value-type="string" calcext:value-type="string">
            <text:p>patthana2.10:96.1</text:p>
          </table:table-cell>
          <table:table-cell office:value-type="string" calcext:value-type="string">
            <text:p>Sārammaṇo dhammo anārammaṇassa dhammassa sahajātapaccayena paccayo … pacchājātapaccayena paccayo … kammapaccayena paccayo. (2)</text:p>
          </table:table-cell>
          <table:table-cell office:value-type="string" calcext:value-type="string">
            <text:p>&lt;p&gt;{}&lt;/p&gt;</text:p>
          </table:table-cell>
          <table:table-cell office:value-type="string" calcext:value-type="string">
            <text:p>ms38P2_2412, sc96</text:p>
          </table:table-cell>
        </table:table-row>
        <table:table-row table:style-name="ro1">
          <table:table-cell office:value-type="string" calcext:value-type="string">
            <text:p>patthana2.10:97.1</text:p>
          </table:table-cell>
          <table:table-cell office:value-type="string" calcext:value-type="string">
            <text:p>Sārammaṇo dhammo sārammaṇassa ca anārammaṇassa ca dhammassa sahajātapaccayena paccayo … kammapaccayena paccayo. (3)</text:p>
          </table:table-cell>
          <table:table-cell office:value-type="string" calcext:value-type="string">
            <text:p>&lt;p&gt;{}&lt;/p&gt;</text:p>
          </table:table-cell>
          <table:table-cell office:value-type="string" calcext:value-type="string">
            <text:p>ms38P2_2413, sc97</text:p>
          </table:table-cell>
        </table:table-row>
        <table:table-row table:style-name="ro1">
          <table:table-cell office:value-type="string" calcext:value-type="string">
            <text:p>patthana2.10:98.1</text:p>
          </table:table-cell>
          <table:table-cell office:value-type="string" calcext:value-type="string">
            <text:p>Anārammaṇo dhammo anārammaṇassa dhammassa sahajātapaccayena paccayo … āhārapaccayena paccayo … indriyapaccayena paccayo. (1)</text:p>
          </table:table-cell>
          <table:table-cell office:value-type="string" calcext:value-type="string">
            <text:p>&lt;p&gt;{}&lt;/p&gt;</text:p>
          </table:table-cell>
          <table:table-cell office:value-type="string" calcext:value-type="string">
            <text:p>ms38P2_2414, msdiv46, sc98</text:p>
          </table:table-cell>
        </table:table-row>
        <table:table-row table:style-name="ro1">
          <table:table-cell office:value-type="string" calcext:value-type="string">
            <text:p>patthana2.10:99.1</text:p>
          </table:table-cell>
          <table:table-cell office:value-type="string" calcext:value-type="string">
            <text:p>Anārammaṇo dhammo sārammaṇassa dhammassa ārammaṇapaccayena paccayo … sahajātapaccayena paccayo … upanissayapaccayena paccayo … purejātapaccayena paccayo. (2)</text:p>
          </table:table-cell>
          <table:table-cell office:value-type="string" calcext:value-type="string">
            <text:p>&lt;p&gt;{}&lt;/p&gt;</text:p>
          </table:table-cell>
          <table:table-cell office:value-type="string" calcext:value-type="string">
            <text:p>csp1ed38.384, csp2ed38.384, ms38P2_2415, ndp39.19, sc99, vri122.473</text:p>
          </table:table-cell>
        </table:table-row>
        <table:table-row table:style-name="ro1">
          <table:table-cell office:value-type="string" calcext:value-type="string">
            <text:p>patthana2.10:100.1</text:p>
          </table:table-cell>
          <table:table-cell office:value-type="string" calcext:value-type="string">
            <text:p>Sārammaṇo ca anārammaṇo ca dhammā sārammaṇassa dhammassa sahajātaṃ, purejātaṃ. (1)</text:p>
          </table:table-cell>
          <table:table-cell office:value-type="string" calcext:value-type="string">
            <text:p>&lt;p&gt;{}&lt;/p&gt;</text:p>
          </table:table-cell>
          <table:table-cell office:value-type="string" calcext:value-type="string">
            <text:p>ms38P2_2416, sc100, sya43.18</text:p>
          </table:table-cell>
        </table:table-row>
        <table:table-row table:style-name="ro1">
          <table:table-cell office:value-type="string" calcext:value-type="string">
            <text:p>patthana2.10:101.1</text:p>
          </table:table-cell>
          <table:table-cell office:value-type="string" calcext:value-type="string">
            <text:p>Sārammaṇo ca anārammaṇo ca dhammā anārammaṇassa dhammassa sahajātaṃ, pacchājātaṃ, āhāraṃ, indriyaṃ. (2)</text:p>
          </table:table-cell>
          <table:table-cell office:value-type="string" calcext:value-type="string">
            <text:p>&lt;p&gt;{}&lt;/p&gt;</text:p>
          </table:table-cell>
          <table:table-cell office:value-type="string" calcext:value-type="string">
            <text:p>ms38P2_2417, sc101</text:p>
          </table:table-cell>
        </table:table-row>
        <table:table-row table:style-name="ro1">
          <table:table-cell office:value-type="string" calcext:value-type="string">
            <text:p>patthana2.10:102.0.1</text:p>
          </table:table-cell>
          <table:table-cell office:value-type="string" calcext:value-type="string">
            <text:p>2.10.1.7.2. Paccayapaccanīya</text:p>
          </table:table-cell>
          <table:table-cell office:value-type="string" calcext:value-type="string">
            <text:p>&lt;h4&gt;{}&lt;/h4&gt;</text:p>
          </table:table-cell>
          <table:table-cell/>
        </table:table-row>
        <table:table-row table:style-name="ro1">
          <table:table-cell office:value-type="string" calcext:value-type="string">
            <text:p>patthana2.10:102.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102.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102.1</text:p>
          </table:table-cell>
          <table:table-cell office:value-type="string" calcext:value-type="string">
            <text:p>Nahetuyā satta, naārammaṇe satta …pe… nasamanantare satta, nasahajāte cha, na aññamaññe cha, nanissaye cha, naupanissaye satta, napurejāte satta, napacchājāte satta …pe… namagge satta, nasampayutte cha, navippayutte pañca, noatthiyā cattāri, nonatthiyā satta, novigate satta, noavigate cattāri.</text:p>
          </table:table-cell>
          <table:table-cell office:value-type="string" calcext:value-type="string">
            <text:p>&lt;p&gt;{}&lt;/p&gt;</text:p>
          </table:table-cell>
          <table:table-cell office:value-type="string" calcext:value-type="string">
            <text:p>bj51.943, cck38.14, dr43.21, ms38P2_2418, msdiv47, sc102</text:p>
          </table:table-cell>
        </table:table-row>
        <table:table-row table:style-name="ro1">
          <table:table-cell office:value-type="string" calcext:value-type="string">
            <text:p>patthana2.10:103.0</text:p>
          </table:table-cell>
          <table:table-cell office:value-type="string" calcext:value-type="string">
            <text:p>2.10.1.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103.1</text:p>
          </table:table-cell>
          <table:table-cell office:value-type="string" calcext:value-type="string">
            <text:p>Hetupaccayā naārammaṇe tīṇi, naadhipatiyā …pe… nasamanantare tīṇi, naaññamaññe ekaṃ, naupanissaye tīṇi …pe… namagge tīṇi, nasampayutte ekaṃ, navippayutte ekaṃ, nonatthiyā tīṇi, novigate tīṇi.</text:p>
          </table:table-cell>
          <table:table-cell office:value-type="string" calcext:value-type="string">
            <text:p>&lt;p&gt;{}&lt;/p&gt;</text:p>
          </table:table-cell>
          <table:table-cell office:value-type="string" calcext:value-type="string">
            <text:p>ms38P2_2419, msdiv48, sc103</text:p>
          </table:table-cell>
        </table:table-row>
        <table:table-row table:style-name="ro1">
          <table:table-cell office:value-type="string" calcext:value-type="string">
            <text:p>patthana2.10:104.0</text:p>
          </table:table-cell>
          <table:table-cell office:value-type="string" calcext:value-type="string">
            <text:p>2.10.1.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104.1</text:p>
          </table:table-cell>
          <table:table-cell office:value-type="string" calcext:value-type="string">
            <text:p>Nahetupaccayā ārammaṇe dve, adhipatiyā cattāri, anantare ekaṃ (anulomamātikā kātabbā) …pe… avigate satta.</text:p>
          </table:table-cell>
          <table:table-cell office:value-type="string" calcext:value-type="string">
            <text:p>&lt;p&gt;{}&lt;/p&gt;</text:p>
          </table:table-cell>
          <table:table-cell office:value-type="string" calcext:value-type="string">
            <text:p>ms38P2_2420, msdiv49, sc104</text:p>
          </table:table-cell>
        </table:table-row>
        <table:table-row table:style-name="ro1">
          <table:table-cell office:value-type="string" calcext:value-type="string">
            <text:p>patthana2.10:105.1</text:p>
          </table:table-cell>
          <table:table-cell office:value-type="string" calcext:value-type="string">
            <text:p>Sārammaṇadukaṃ niṭṭhitaṃ.</text:p>
          </table:table-cell>
          <table:table-cell office:value-type="string" calcext:value-type="string">
            <text:p>&lt;p class='endsutta'&gt;{}&lt;/p&gt;</text:p>
          </table:table-cell>
          <table:table-cell office:value-type="string" calcext:value-type="string">
            <text:p>ms38P2_2421, sc105</text:p>
          </table:table-cell>
        </table:table-row>
        <table:table-row table:style-name="ro1">
          <table:table-cell office:value-type="string" calcext:value-type="string">
            <text:p>patthana2.10:106.0.1</text:p>
          </table:table-cell>
          <table:table-cell office:value-type="string" calcext:value-type="string">
            <text:p>2.10.2. Cittaduka</text:p>
          </table:table-cell>
          <table:table-cell office:value-type="string" calcext:value-type="string">
            <text:p>&lt;h2&gt;{}&lt;/h2&gt;</text:p>
          </table:table-cell>
          <table:table-cell/>
        </table:table-row>
        <table:table-row table:style-name="ro1">
          <table:table-cell office:value-type="string" calcext:value-type="string">
            <text:p>patthana2.10:106.0.2</text:p>
          </table:table-cell>
          <table:table-cell office:value-type="string" calcext:value-type="string">
            <text:p>2.10.2.1. Paṭiccavāra</text:p>
          </table:table-cell>
          <table:table-cell office:value-type="string" calcext:value-type="string">
            <text:p>&lt;h3&gt;{}&lt;/h3&gt;</text:p>
          </table:table-cell>
          <table:table-cell/>
        </table:table-row>
        <table:table-row table:style-name="ro1">
          <table:table-cell office:value-type="string" calcext:value-type="string">
            <text:p>patthana2.10:106.0.3</text:p>
          </table:table-cell>
          <table:table-cell office:value-type="string" calcext:value-type="string">
            <text:p>2.10.2.1.1. Paccayānuloma</text:p>
          </table:table-cell>
          <table:table-cell office:value-type="string" calcext:value-type="string">
            <text:p>&lt;h4&gt;{}&lt;/h4&gt;</text:p>
          </table:table-cell>
          <table:table-cell/>
        </table:table-row>
        <table:table-row table:style-name="ro1">
          <table:table-cell office:value-type="string" calcext:value-type="string">
            <text:p>patthana2.10:106.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106.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106.1</text:p>
          </table:table-cell>
          <table:table-cell office:value-type="string" calcext:value-type="string">
            <text:p>Cittaṃ dhammaṃ paṭicca nocitto dhammo uppajjati hetupaccayā—cittaṃ paṭicca sampayuttakā khandhā cittasamuṭṭhānañca rūpaṃ; paṭisandhikkhaṇe cittaṃ paṭicca sampayuttakā khandhā kaṭattā ca rūpaṃ. (1)</text:p>
          </table:table-cell>
          <table:table-cell office:value-type="string" calcext:value-type="string">
            <text:p>&lt;p&gt;{}&lt;/p&gt;</text:p>
          </table:table-cell>
          <table:table-cell office:value-type="string" calcext:value-type="string">
            <text:p>cck38.15, csp1ed38.385, csp2ed38.385, dr43.22, ms38P2_2422, msdiv50, ndp39.20, sc106, sya43.19, vri122.474</text:p>
          </table:table-cell>
        </table:table-row>
        <table:table-row table:style-name="ro1">
          <table:table-cell office:value-type="string" calcext:value-type="string">
            <text:p>patthana2.10:107.1</text:p>
          </table:table-cell>
          <table:table-cell office:value-type="string" calcext:value-type="string">
            <text:p>Nocittaṃ dhammaṃ paṭicca nocitto dhammo uppajjati hetupaccayā—nocittaṃ ekaṃ khandhaṃ paṭicca dve khandhā cittasamuṭṭhānañca rūpaṃ, dve khandhe paṭicca eko khandho cittasamuṭṭhānañca rūpaṃ; paṭisandhikkhaṇe …pe… khandhe paṭicca vatthu, vatthuṃ paṭicca khandhā, ekaṃ mahābhūtaṃ paṭicca …pe…. (1)</text:p>
          </table:table-cell>
          <table:table-cell office:value-type="string" calcext:value-type="string">
            <text:p>&lt;p&gt;{}&lt;/p&gt;</text:p>
          </table:table-cell>
          <table:table-cell office:value-type="string" calcext:value-type="string">
            <text:p>ms38P2_2423, sc107</text:p>
          </table:table-cell>
        </table:table-row>
        <table:table-row table:style-name="ro1">
          <table:table-cell office:value-type="string" calcext:value-type="string">
            <text:p>patthana2.10:108.1</text:p>
          </table:table-cell>
          <table:table-cell office:value-type="string" calcext:value-type="string">
            <text:p>Nocittaṃ dhammaṃ paṭicca citto dhammo uppajjati hetupaccayā—nocitte khandhe paṭicca cittaṃ; paṭisandhikkhaṇe nocitte khandhe paṭicca cittaṃ; paṭisandhikkhaṇe vatthuṃ paṭicca cittaṃ. (2)</text:p>
          </table:table-cell>
          <table:table-cell office:value-type="string" calcext:value-type="string">
            <text:p>&lt;p&gt;{}&lt;/p&gt;</text:p>
          </table:table-cell>
          <table:table-cell office:value-type="string" calcext:value-type="string">
            <text:p>ms38P2_2424, sc108</text:p>
          </table:table-cell>
        </table:table-row>
        <table:table-row table:style-name="ro1">
          <table:table-cell office:value-type="string" calcext:value-type="string">
            <text:p>patthana2.10:109.1</text:p>
          </table:table-cell>
          <table:table-cell office:value-type="string" calcext:value-type="string">
            <text:p>Nocittaṃ dhammaṃ paṭicca citto ca nocitto ca dhammā uppajjanti hetupaccayā— nocittaṃ ekaṃ khandhaṃ paṭicca dve khandhā cittañca cittasamuṭṭhānañca rūpaṃ, dve khandhe …pe… paṭisandhikkhaṇe nocittaṃ ekaṃ khandhaṃ paṭicca dve khandhā cittañca kaṭattā ca rūpaṃ, dve khandhe paṭicca eko khandho cittañca kaṭattā ca rūpaṃ; paṭisandhikkhaṇe vatthuṃ paṭicca cittañca sampayuttakā ca khandhā. (3)</text:p>
          </table:table-cell>
          <table:table-cell office:value-type="string" calcext:value-type="string">
            <text:p>&lt;p&gt;{}&lt;/p&gt;</text:p>
          </table:table-cell>
          <table:table-cell office:value-type="string" calcext:value-type="string">
            <text:p>ms38P2_2425, sc109, vri122.475</text:p>
          </table:table-cell>
        </table:table-row>
        <table:table-row table:style-name="ro1">
          <table:table-cell office:value-type="string" calcext:value-type="string">
            <text:p>patthana2.10:110.1</text:p>
          </table:table-cell>
          <table:table-cell office:value-type="string" calcext:value-type="string">
            <text:p>Cittañca nocittañca dhammaṃ paṭicca nocitto dhammo uppajjati hetupaccayā— nocittaṃ ekaṃ khandhañca cittañca paṭicca dve khandhā cittasamuṭṭhānañca rūpaṃ, dve khandhe ca …pe… cittañca mahābhūte ca paṭicca cittasamuṭṭhānaṃ rūpaṃ; paṭisandhikkhaṇe nocittaṃ ekaṃ khandhañca cittañca paṭicca dve khandhā kaṭattā ca rūpaṃ, dve khandhe …pe… paṭisandhikkhaṇe cittañca vatthuñca paṭicca nocittā khandhā; paṭisandhikkhaṇe cittañca mahābhūte ca paṭicca kaṭattārūpaṃ. (1)</text:p>
          </table:table-cell>
          <table:table-cell office:value-type="string" calcext:value-type="string">
            <text:p>&lt;p&gt;{}&lt;/p&gt;</text:p>
          </table:table-cell>
          <table:table-cell office:value-type="string" calcext:value-type="string">
            <text:p>dr43.23, ms38P2_2426, ndp39.21, sc110, sya43.20</text:p>
          </table:table-cell>
        </table:table-row>
        <table:table-row table:style-name="ro1">
          <table:table-cell office:value-type="string" calcext:value-type="string">
            <text:p>patthana2.10:111.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111.1</text:p>
          </table:table-cell>
          <table:table-cell office:value-type="string" calcext:value-type="string">
            <text:p>Cittaṃ dhammaṃ paṭicca nocitto dhammo uppajjati ārammaṇapaccayā—cittaṃ paṭicca sampayuttakā khandhā; paṭisandhikkhaṇe …pe…. (1)</text:p>
          </table:table-cell>
          <table:table-cell office:value-type="string" calcext:value-type="string">
            <text:p>&lt;p&gt;{}&lt;/p&gt;</text:p>
          </table:table-cell>
          <table:table-cell office:value-type="string" calcext:value-type="string">
            <text:p>cck38.16, ms38P2_2427, msdiv51, sc111</text:p>
          </table:table-cell>
        </table:table-row>
        <table:table-row table:style-name="ro1">
          <table:table-cell office:value-type="string" calcext:value-type="string">
            <text:p>patthana2.10:112.1</text:p>
          </table:table-cell>
          <table:table-cell office:value-type="string" calcext:value-type="string">
            <text:p>Nocittaṃ dhammaṃ paṭicca nocitto dhammo uppajjati ārammaṇapaccayā—nocittaṃ ekaṃ khandhaṃ paṭicca dve khandhā, dve khandhe …pe… paṭisandhikkhaṇe …pe… paṭisandhikkhaṇe vatthuṃ paṭicca khandhā. (1)</text:p>
          </table:table-cell>
          <table:table-cell office:value-type="string" calcext:value-type="string">
            <text:p>&lt;p&gt;{}&lt;/p&gt;</text:p>
          </table:table-cell>
          <table:table-cell office:value-type="string" calcext:value-type="string">
            <text:p>csp1ed38.386, csp2ed38.386, ms38P2_2428, sc112</text:p>
          </table:table-cell>
        </table:table-row>
        <table:table-row table:style-name="ro1">
          <table:table-cell office:value-type="string" calcext:value-type="string">
            <text:p>patthana2.10:113.1</text:p>
          </table:table-cell>
          <table:table-cell office:value-type="string" calcext:value-type="string">
            <text:p>Nocittaṃ dhammaṃ paṭicca citto dhammo uppajjati ārammaṇapaccayā—nocitte khandhe paṭicca cittaṃ; paṭisandhikkhaṇe nocitte khandhe paṭicca cittaṃ; paṭisandhikkhaṇe vatthuṃ paṭicca cittaṃ. (2)</text:p>
          </table:table-cell>
          <table:table-cell office:value-type="string" calcext:value-type="string">
            <text:p>&lt;p&gt;{}&lt;/p&gt;</text:p>
          </table:table-cell>
          <table:table-cell office:value-type="string" calcext:value-type="string">
            <text:p>bj51.944, ms38P2_2429, sc113</text:p>
          </table:table-cell>
        </table:table-row>
        <table:table-row table:style-name="ro1">
          <table:table-cell office:value-type="string" calcext:value-type="string">
            <text:p>patthana2.10:114.1</text:p>
          </table:table-cell>
          <table:table-cell office:value-type="string" calcext:value-type="string">
            <text:p>Nocittaṃ dhammaṃ paṭicca citto ca nocitto ca dhammā uppajjanti ārammaṇapaccayā—nocittaṃ ekaṃ khandhaṃ paṭicca dve khandhā cittañca, dve khandhe paṭicca …pe… paṭisandhikkhaṇe nocittaṃ ekaṃ khandhaṃ paṭicca dve khandhā cittañca, dve khandhe …pe… paṭisandhikkhaṇe vatthuṃ paṭicca cittañca sampayuttakā ca khandhā. (3)</text:p>
          </table:table-cell>
          <table:table-cell office:value-type="string" calcext:value-type="string">
            <text:p>&lt;p&gt;{}&lt;/p&gt;</text:p>
          </table:table-cell>
          <table:table-cell office:value-type="string" calcext:value-type="string">
            <text:p>ms38P2_2430, sc114</text:p>
          </table:table-cell>
        </table:table-row>
        <table:table-row table:style-name="ro1">
          <table:table-cell office:value-type="string" calcext:value-type="string">
            <text:p>patthana2.10:115.1</text:p>
          </table:table-cell>
          <table:table-cell office:value-type="string" calcext:value-type="string">
            <text:p>Cittañca nocittañca dhammaṃ paṭicca nocitto dhammo uppajjati ārammaṇapaccayā— nocittaṃ ekaṃ khandhañca cittañca paṭicca dve khandhā, dve khandhe ca …pe… paṭisandhikkhaṇe …pe… paṭisandhikkhaṇe cittañca vatthuñca paṭicca nocittā khandhā. (1) (Saṃkhittaṃ.)</text:p>
          </table:table-cell>
          <table:table-cell office:value-type="string" calcext:value-type="string">
            <text:p>&lt;p&gt;{}&lt;/p&gt;</text:p>
          </table:table-cell>
          <table:table-cell office:value-type="string" calcext:value-type="string">
            <text:p>ms38P2_2431, sc115, vri122.476</text:p>
          </table:table-cell>
        </table:table-row>
        <table:table-row table:style-name="ro1">
          <table:table-cell office:value-type="string" calcext:value-type="string">
            <text:p>patthana2.10:11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11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116.1</text:p>
          </table:table-cell>
          <table:table-cell office:value-type="string" calcext:value-type="string">
            <text:p>Hetuyā pañca, ārammaṇe pañca, adhipatiyā pañca, anantare pañca, samanantare pañca, sahajāte pañca, aññamaññe pañca, nissaye pañca, upanissaye pañca, purejāte pañca, āsevane pañca, kamme pañca, vipāke pañca, āhāre pañca, indriye pañca, jhāne pañca, magge pañca, sampayutte pañca, vippayutte pañca, atthiyā pañca, natthiyā pañca, vigate pañca, avigate pañca.</text:p>
          </table:table-cell>
          <table:table-cell office:value-type="string" calcext:value-type="string">
            <text:p>&lt;p&gt;{}&lt;/p&gt;</text:p>
          </table:table-cell>
          <table:table-cell office:value-type="string" calcext:value-type="string">
            <text:p>dr43.24, ms38P2_2432, msdiv52, ndp39.22, sc116, sya43.21</text:p>
          </table:table-cell>
        </table:table-row>
        <table:table-row table:style-name="ro1">
          <table:table-cell office:value-type="string" calcext:value-type="string">
            <text:p>patthana2.10:117.0.1</text:p>
          </table:table-cell>
          <table:table-cell office:value-type="string" calcext:value-type="string">
            <text:p>2.10.2.1.2. Paccayapaccanīya</text:p>
          </table:table-cell>
          <table:table-cell office:value-type="string" calcext:value-type="string">
            <text:p>&lt;h4&gt;{}&lt;/h4&gt;</text:p>
          </table:table-cell>
          <table:table-cell/>
        </table:table-row>
        <table:table-row table:style-name="ro1">
          <table:table-cell office:value-type="string" calcext:value-type="string">
            <text:p>patthana2.10:117.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117.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117.1</text:p>
          </table:table-cell>
          <table:table-cell office:value-type="string" calcext:value-type="string">
            <text:p>Cittaṃ dhammaṃ paṭicca nocitto dhammo uppajjati nahetupaccayā—ahetukaṃ cittaṃ paṭicca sampayuttakā khandhā cittasamuṭṭhānañca rūpaṃ; ahetukapaṭisandhikkhaṇe cittaṃ …pe… vicikicchāsahagataṃ uddhaccasahagataṃ cittaṃ paṭicca vicikicchāsahagato uddhaccasahagato moho. (1)</text:p>
          </table:table-cell>
          <table:table-cell office:value-type="string" calcext:value-type="string">
            <text:p>&lt;p&gt;{}&lt;/p&gt;</text:p>
          </table:table-cell>
          <table:table-cell office:value-type="string" calcext:value-type="string">
            <text:p>ms38P2_2433, msdiv53, sc117</text:p>
          </table:table-cell>
        </table:table-row>
        <table:table-row table:style-name="ro1">
          <table:table-cell office:value-type="string" calcext:value-type="string">
            <text:p>patthana2.10:118.1</text:p>
          </table:table-cell>
          <table:table-cell office:value-type="string" calcext:value-type="string">
            <text:p>Nocittaṃ dhammaṃ paṭicca nocitto dhammo uppajjati nahetupaccayā—ahetukaṃ nocittaṃ ekaṃ khandhaṃ paṭicca dve khandhā cittasamuṭṭhānañca rūpaṃ, dve khandhe …pe… ahetukapaṭisandhikkhaṇe …pe… (yāva asaññasattā) vicikicchāsahagate uddhaccasahagate khandhe paṭicca vicikicchāsahagato uddhaccasahagato moho. (1)</text:p>
          </table:table-cell>
          <table:table-cell office:value-type="string" calcext:value-type="string">
            <text:p>&lt;p&gt;{}&lt;/p&gt;</text:p>
          </table:table-cell>
          <table:table-cell office:value-type="string" calcext:value-type="string">
            <text:p>cck38.17, csp1ed38.387, csp2ed38.387, ms38P2_2434, sc118, vri122.477</text:p>
          </table:table-cell>
        </table:table-row>
        <table:table-row table:style-name="ro1">
          <table:table-cell office:value-type="string" calcext:value-type="string">
            <text:p>patthana2.10:119.1</text:p>
          </table:table-cell>
          <table:table-cell office:value-type="string" calcext:value-type="string">
            <text:p>Nocittaṃ dhammaṃ paṭicca citto dhammo uppajjati nahetupaccayā—ahetuke nocitte khandhe paṭicca cittaṃ; ahetukapaṭisandhikkhaṇe nocitte khandhe paṭicca cittaṃ; ahetukapaṭisandhikkhaṇe vatthuṃ paṭicca cittaṃ. (2)</text:p>
          </table:table-cell>
          <table:table-cell office:value-type="string" calcext:value-type="string">
            <text:p>&lt;p&gt;{}&lt;/p&gt;</text:p>
          </table:table-cell>
          <table:table-cell office:value-type="string" calcext:value-type="string">
            <text:p>ms38P2_2435, sc119</text:p>
          </table:table-cell>
        </table:table-row>
        <table:table-row table:style-name="ro1">
          <table:table-cell office:value-type="string" calcext:value-type="string">
            <text:p>patthana2.10:120.1</text:p>
          </table:table-cell>
          <table:table-cell office:value-type="string" calcext:value-type="string">
            <text:p>Nocittaṃ dhammaṃ paṭicca citto ca nocitto ca dhammā uppajjanti nahetupaccayā— ahetukaṃ nocittaṃ ekaṃ khandhaṃ paṭicca dve khandhā cittañca cittasamuṭṭhānañca rūpaṃ, dve khandhe …pe… ahetukapaṭisandhikkhaṇe …pe… ahetukapaṭisandhikkhaṇe vatthuṃ paṭicca cittañca sampayuttakā ca khandhā. (3)</text:p>
          </table:table-cell>
          <table:table-cell office:value-type="string" calcext:value-type="string">
            <text:p>&lt;p&gt;{}&lt;/p&gt;</text:p>
          </table:table-cell>
          <table:table-cell office:value-type="string" calcext:value-type="string">
            <text:p>dr43.25, ms38P2_2436, sc120, sya43.22</text:p>
          </table:table-cell>
        </table:table-row>
        <table:table-row table:style-name="ro1">
          <table:table-cell office:value-type="string" calcext:value-type="string">
            <text:p>patthana2.10:121.1</text:p>
          </table:table-cell>
          <table:table-cell office:value-type="string" calcext:value-type="string">
            <text:p>Cittañca nocittañca dhammaṃ paṭicca nocitto dhammo uppajjati nahetupaccayā— ahetukaṃ nocittaṃ ekaṃ khandhañca cittañca paṭicca dve khandhā cittasamuṭṭhānañca rūpaṃ, dve khandhe ca …pe… ahetukapaṭisandhikkhaṇe nocittaṃ ekaṃ khandhañca cittañca paṭicca dve khandhā kaṭattā ca rūpaṃ, dve khandhe ca …pe… ahetukapaṭisandhikkhaṇe cittañca vatthuñca paṭicca nocittā khandhā, vicikicchāsahagataṃ uddhaccasahagataṃ cittañca sampayuttake ca khandhe paṭicca vicikicchāsahagato uddhaccasahagato moho. (1)</text:p>
          </table:table-cell>
          <table:table-cell office:value-type="string" calcext:value-type="string">
            <text:p>&lt;p&gt;{}&lt;/p&gt;</text:p>
          </table:table-cell>
          <table:table-cell office:value-type="string" calcext:value-type="string">
            <text:p>bj51.945, ms38P2_2437, ndp39.23, sc121</text:p>
          </table:table-cell>
        </table:table-row>
        <table:table-row table:style-name="ro1">
          <table:table-cell office:value-type="string" calcext:value-type="string">
            <text:p>patthana2.10:122.0</text:p>
          </table:table-cell>
          <table:table-cell office:value-type="string" calcext:value-type="string">
            <text:p>Naārammaṇa</text:p>
          </table:table-cell>
          <table:table-cell office:value-type="string" calcext:value-type="string">
            <text:p>&lt;h6&gt;{}&lt;/h6&gt;</text:p>
          </table:table-cell>
          <table:table-cell/>
        </table:table-row>
        <table:table-row table:style-name="ro1">
          <table:table-cell office:value-type="string" calcext:value-type="string">
            <text:p>patthana2.10:122.1</text:p>
          </table:table-cell>
          <table:table-cell office:value-type="string" calcext:value-type="string">
            <text:p>Cittaṃ dhammaṃ paṭicca nocitto dhammo uppajjati naārammaṇapaccayā—cittaṃ paṭicca cittasamuṭṭhānaṃ rūpaṃ; paṭisandhikkhaṇe …pe…. (1)</text:p>
          </table:table-cell>
          <table:table-cell office:value-type="string" calcext:value-type="string">
            <text:p>&lt;p&gt;{}&lt;/p&gt;</text:p>
          </table:table-cell>
          <table:table-cell office:value-type="string" calcext:value-type="string">
            <text:p>ms38P2_2438, msdiv54, sc122</text:p>
          </table:table-cell>
        </table:table-row>
        <table:table-row table:style-name="ro1">
          <table:table-cell office:value-type="string" calcext:value-type="string">
            <text:p>patthana2.10:123.1</text:p>
          </table:table-cell>
          <table:table-cell office:value-type="string" calcext:value-type="string">
            <text:p>Nocittaṃ dhammaṃ paṭicca nocitto dhammo uppajjati naārammaṇapaccayā—nocitte khandhe paṭicca cittasamuṭṭhānaṃ rūpaṃ; paṭisandhikkhaṇe …pe…. (Yāva asaññasattā.) (2)</text:p>
          </table:table-cell>
          <table:table-cell office:value-type="string" calcext:value-type="string">
            <text:p>&lt;p&gt;{}&lt;/p&gt;</text:p>
          </table:table-cell>
          <table:table-cell office:value-type="string" calcext:value-type="string">
            <text:p>ms38P2_2439, sc123</text:p>
          </table:table-cell>
        </table:table-row>
        <table:table-row table:style-name="ro1">
          <table:table-cell office:value-type="string" calcext:value-type="string">
            <text:p>patthana2.10:124.1</text:p>
          </table:table-cell>
          <table:table-cell office:value-type="string" calcext:value-type="string">
            <text:p>Cittañca nocittañca dhammaṃ paṭicca nocitto dhammo uppajjati naārammaṇapaccayā—cittañca sampayuttake ca khandhe paṭicca cittasamuṭṭhānaṃ rūpaṃ, cittañca mahābhūte ca paṭicca cittasamuṭṭhānaṃ rūpaṃ; paṭisandhikkhaṇe cittañca sampayuttake ca khandhe paṭicca kaṭattārūpaṃ, cittañca mahābhūte ca paṭicca kaṭattārūpaṃ. (1)</text:p>
          </table:table-cell>
          <table:table-cell office:value-type="string" calcext:value-type="string">
            <text:p>&lt;p&gt;{}&lt;/p&gt;</text:p>
          </table:table-cell>
          <table:table-cell office:value-type="string" calcext:value-type="string">
            <text:p>cck38.18, ms38P2_2440, sc124</text:p>
          </table:table-cell>
        </table:table-row>
        <table:table-row table:style-name="ro1">
          <table:table-cell office:value-type="string" calcext:value-type="string">
            <text:p>patthana2.10:125.0</text:p>
          </table:table-cell>
          <table:table-cell office:value-type="string" calcext:value-type="string">
            <text:p>Naadhipatyādi</text:p>
          </table:table-cell>
          <table:table-cell office:value-type="string" calcext:value-type="string">
            <text:p>&lt;h6&gt;{}&lt;/h6&gt;</text:p>
          </table:table-cell>
          <table:table-cell/>
        </table:table-row>
        <table:table-row table:style-name="ro1">
          <table:table-cell office:value-type="string" calcext:value-type="string">
            <text:p>patthana2.10:125.1</text:p>
          </table:table-cell>
          <table:table-cell office:value-type="string" calcext:value-type="string">
            <text:p>Cittaṃ dhammaṃ paṭicca nocitto dhammo uppajjati naadhipatipaccayā … pañca … naanantarapaccayā …pe… naupanissayapaccayā … tīṇi.</text:p>
          </table:table-cell>
          <table:table-cell office:value-type="string" calcext:value-type="string">
            <text:p>&lt;p&gt;{}&lt;/p&gt;</text:p>
          </table:table-cell>
          <table:table-cell office:value-type="string" calcext:value-type="string">
            <text:p>csp1ed38.388, csp2ed38.388, dr43.26, ms38P2_2441, msdiv55, sc125, sya43.23, vri122.478</text:p>
          </table:table-cell>
        </table:table-row>
        <table:table-row table:style-name="ro1">
          <table:table-cell office:value-type="string" calcext:value-type="string">
            <text:p>patthana2.10:126.0</text:p>
          </table:table-cell>
          <table:table-cell office:value-type="string" calcext:value-type="string">
            <text:p>Napurejātādi</text:p>
          </table:table-cell>
          <table:table-cell office:value-type="string" calcext:value-type="string">
            <text:p>&lt;h6&gt;{}&lt;/h6&gt;</text:p>
          </table:table-cell>
          <table:table-cell/>
        </table:table-row>
        <table:table-row table:style-name="ro1">
          <table:table-cell office:value-type="string" calcext:value-type="string">
            <text:p>patthana2.10:126.1</text:p>
          </table:table-cell>
          <table:table-cell office:value-type="string" calcext:value-type="string">
            <text:p>Cittaṃ dhammaṃ paṭicca nocitto dhammo uppajjati napurejātapaccayā—arūpe cittaṃ paṭicca sampayuttakā khandhā, cittaṃ paṭicca cittasamuṭṭhānaṃ rūpaṃ; paṭisandhikkhaṇe cittaṃ paṭicca sampayuttakā khandhā kaṭattā ca rūpaṃ. (1)</text:p>
          </table:table-cell>
          <table:table-cell office:value-type="string" calcext:value-type="string">
            <text:p>&lt;p&gt;{}&lt;/p&gt;</text:p>
          </table:table-cell>
          <table:table-cell office:value-type="string" calcext:value-type="string">
            <text:p>ms38P2_2442, msdiv56, sc126</text:p>
          </table:table-cell>
        </table:table-row>
        <table:table-row table:style-name="ro1">
          <table:table-cell office:value-type="string" calcext:value-type="string">
            <text:p>patthana2.10:127.1</text:p>
          </table:table-cell>
          <table:table-cell office:value-type="string" calcext:value-type="string">
            <text:p>Nocittaṃ dhammaṃ paṭicca nocitto dhammo uppajjati napurejātapaccayā—arūpe nocittaṃ ekaṃ khandhaṃ paṭicca dve khandhā, dve khandhe …pe… nocitte khandhe paṭicca cittasamuṭṭhānaṃ rūpaṃ; paṭisandhikkhaṇe …pe…. (Yāva asaññasattā.) (1)</text:p>
          </table:table-cell>
          <table:table-cell office:value-type="string" calcext:value-type="string">
            <text:p>&lt;p&gt;{}&lt;/p&gt;</text:p>
          </table:table-cell>
          <table:table-cell office:value-type="string" calcext:value-type="string">
            <text:p>ms38P2_2443, ndp39.24, sc127</text:p>
          </table:table-cell>
        </table:table-row>
        <table:table-row table:style-name="ro1">
          <table:table-cell office:value-type="string" calcext:value-type="string">
            <text:p>patthana2.10:128.1</text:p>
          </table:table-cell>
          <table:table-cell office:value-type="string" calcext:value-type="string">
            <text:p>Nocittaṃ dhammaṃ paṭicca citto dhammo uppajjati napurejātapaccayā—arūpe nocitte khandhe paṭicca cittaṃ; paṭisandhikkhaṇe … vatthuṃ paṭicca cittaṃ. (2)</text:p>
          </table:table-cell>
          <table:table-cell office:value-type="string" calcext:value-type="string">
            <text:p>&lt;p&gt;{}&lt;/p&gt;</text:p>
          </table:table-cell>
          <table:table-cell office:value-type="string" calcext:value-type="string">
            <text:p>ms38P2_2444, sc128</text:p>
          </table:table-cell>
        </table:table-row>
        <table:table-row table:style-name="ro1">
          <table:table-cell office:value-type="string" calcext:value-type="string">
            <text:p>patthana2.10:129.1</text:p>
          </table:table-cell>
          <table:table-cell office:value-type="string" calcext:value-type="string">
            <text:p>Nocittaṃ dhammaṃ paṭicca citto ca nocitto ca dhammā uppajjanti napurejātapaccayā—arūpe nocittaṃ ekaṃ khandhaṃ paṭicca dve khandhā cittañca, dve khandhe …pe… paṭisandhikkhaṇe vatthuṃ paṭicca cittañca sampayuttakā ca khandhā. (3)</text:p>
          </table:table-cell>
          <table:table-cell office:value-type="string" calcext:value-type="string">
            <text:p>&lt;p&gt;{}&lt;/p&gt;</text:p>
          </table:table-cell>
          <table:table-cell office:value-type="string" calcext:value-type="string">
            <text:p>ms38P2_2445, sc129</text:p>
          </table:table-cell>
        </table:table-row>
        <table:table-row table:style-name="ro1">
          <table:table-cell office:value-type="string" calcext:value-type="string">
            <text:p>patthana2.10:130.1</text:p>
          </table:table-cell>
          <table:table-cell office:value-type="string" calcext:value-type="string">
            <text:p>Cittañca nocittañca dhammaṃ paṭicca nocitto dhammo uppajjati napurejātapaccayā—arūpe nocittaṃ ekaṃ khandhañca cittañca paṭicca dve khandhā, dve khandhe ca …pe… nocitte khandhe ca cittañca paṭicca cittasamuṭṭhānaṃ rūpaṃ, cittañca mahābhūte ca paṭicca cittasamuṭṭhānaṃ rūpaṃ; paṭisandhikkhaṇe cittañca vatthuñca paṭicca nocittā khandhā; paṭisandhikkhaṇe cittañca sampayuttake ca khandhe paṭicca kaṭattārūpaṃ, cittañca mahābhūte ca paṭicca kaṭattārūpaṃ. (1)</text:p>
          </table:table-cell>
          <table:table-cell office:value-type="string" calcext:value-type="string">
            <text:p>&lt;p&gt;{}&lt;/p&gt;</text:p>
          </table:table-cell>
          <table:table-cell office:value-type="string" calcext:value-type="string">
            <text:p>dr43.27, ms38P2_2446, sc130, sya43.24</text:p>
          </table:table-cell>
        </table:table-row>
        <table:table-row table:style-name="ro1">
          <table:table-cell office:value-type="string" calcext:value-type="string">
            <text:p>patthana2.10:131.1</text:p>
          </table:table-cell>
          <table:table-cell office:value-type="string" calcext:value-type="string">
            <text:p>Napacchājātapaccayā … naāsevanapaccayā ….</text:p>
          </table:table-cell>
          <table:table-cell office:value-type="string" calcext:value-type="string">
            <text:p>&lt;p class='endsutta'&gt;{}&lt;/p&gt;</text:p>
          </table:table-cell>
          <table:table-cell office:value-type="string" calcext:value-type="string">
            <text:p>ms38P2_2447, sc131</text:p>
          </table:table-cell>
        </table:table-row>
        <table:table-row table:style-name="ro1">
          <table:table-cell office:value-type="string" calcext:value-type="string">
            <text:p>patthana2.10:132.0</text:p>
          </table:table-cell>
          <table:table-cell office:value-type="string" calcext:value-type="string">
            <text:p>Nakamma</text:p>
          </table:table-cell>
          <table:table-cell office:value-type="string" calcext:value-type="string">
            <text:p>&lt;h6&gt;{}&lt;/h6&gt;</text:p>
          </table:table-cell>
          <table:table-cell/>
        </table:table-row>
        <table:table-row table:style-name="ro1">
          <table:table-cell office:value-type="string" calcext:value-type="string">
            <text:p>patthana2.10:132.1</text:p>
          </table:table-cell>
          <table:table-cell office:value-type="string" calcext:value-type="string">
            <text:p>Cittaṃ dhammaṃ paṭicca nocitto dhammo uppajjati nakammapaccayā—cittaṃ paṭicca sampayuttakā cetanā. (1)</text:p>
          </table:table-cell>
          <table:table-cell office:value-type="string" calcext:value-type="string">
            <text:p>&lt;p&gt;{}&lt;/p&gt;</text:p>
          </table:table-cell>
          <table:table-cell office:value-type="string" calcext:value-type="string">
            <text:p>ms38P2_2448, msdiv57, sc132, vri122.479</text:p>
          </table:table-cell>
        </table:table-row>
        <table:table-row table:style-name="ro1">
          <table:table-cell office:value-type="string" calcext:value-type="string">
            <text:p>patthana2.10:133.1</text:p>
          </table:table-cell>
          <table:table-cell office:value-type="string" calcext:value-type="string">
            <text:p>Nocittaṃ dhammaṃ paṭicca nocitto dhammo uppajjati nakammapaccayā—nocitte khandhe paṭicca sampayuttakā cetanā; bāhiraṃ … āhārasamuṭṭhānaṃ … utusamuṭṭhānaṃ …pe…. (1)</text:p>
          </table:table-cell>
          <table:table-cell office:value-type="string" calcext:value-type="string">
            <text:p>&lt;p&gt;{}&lt;/p&gt;</text:p>
          </table:table-cell>
          <table:table-cell office:value-type="string" calcext:value-type="string">
            <text:p>cck38.19, csp1ed38.389, csp2ed38.389, ms38P2_2449, sc133</text:p>
          </table:table-cell>
        </table:table-row>
        <table:table-row table:style-name="ro1">
          <table:table-cell office:value-type="string" calcext:value-type="string">
            <text:p>patthana2.10:134.1</text:p>
          </table:table-cell>
          <table:table-cell office:value-type="string" calcext:value-type="string">
            <text:p>Cittañca nocittañca dhammaṃ paṭicca nocitto dhammo uppajjati nakammapaccayā— nocitte khandhe ca cittañca paṭicca sampayuttakā cetanā. (Saṃkhittaṃ.) (1)</text:p>
          </table:table-cell>
          <table:table-cell office:value-type="string" calcext:value-type="string">
            <text:p>&lt;p&gt;{}&lt;/p&gt;</text:p>
          </table:table-cell>
          <table:table-cell office:value-type="string" calcext:value-type="string">
            <text:p>bj51.946, ms38P2_2450, sc134</text:p>
          </table:table-cell>
        </table:table-row>
        <table:table-row table:style-name="ro1">
          <table:table-cell office:value-type="string" calcext:value-type="string">
            <text:p>patthana2.10:135.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135.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135.1</text:p>
          </table:table-cell>
          <table:table-cell office:value-type="string" calcext:value-type="string">
            <text:p>Nahetuyā pañca, naārammaṇe tīṇi, naadhipatiyā pañca, naanantare tīṇi, nasamanantare tīṇi, naaññamaññe tīṇi, naupanissaye tīṇi, napurejāte pañca, napacchājāte pañca, naāsevane pañca, nakamme tīṇi, navipāke pañca, naāhāre ekaṃ, naindriye ekaṃ, najhāne pañca, namagge pañca, nasampayutte tīṇi, navippayutte pañca, nonatthiyā tīṇi, novigate tīṇi.</text:p>
          </table:table-cell>
          <table:table-cell office:value-type="string" calcext:value-type="string">
            <text:p>&lt;p&gt;{}&lt;/p&gt;</text:p>
          </table:table-cell>
          <table:table-cell office:value-type="string" calcext:value-type="string">
            <text:p>ms38P2_2451, msdiv58, ndp39.25, sc135</text:p>
          </table:table-cell>
        </table:table-row>
        <table:table-row table:style-name="ro1">
          <table:table-cell office:value-type="string" calcext:value-type="string">
            <text:p>patthana2.10:136.0</text:p>
          </table:table-cell>
          <table:table-cell office:value-type="string" calcext:value-type="string">
            <text:p>2.10.2.1.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136.1</text:p>
          </table:table-cell>
          <table:table-cell office:value-type="string" calcext:value-type="string">
            <text:p>Hetupaccayā naārammaṇe tīṇi, naadhipatiyā pañca. (Saṃkhittaṃ.)</text:p>
          </table:table-cell>
          <table:table-cell office:value-type="string" calcext:value-type="string">
            <text:p>&lt;p&gt;{}&lt;/p&gt;</text:p>
          </table:table-cell>
          <table:table-cell office:value-type="string" calcext:value-type="string">
            <text:p>dr43.28, ms38P2_2452, msdiv59, sc136</text:p>
          </table:table-cell>
        </table:table-row>
        <table:table-row table:style-name="ro1">
          <table:table-cell office:value-type="string" calcext:value-type="string">
            <text:p>patthana2.10:137.0</text:p>
          </table:table-cell>
          <table:table-cell office:value-type="string" calcext:value-type="string">
            <text:p>2.10.2.1.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137.1</text:p>
          </table:table-cell>
          <table:table-cell office:value-type="string" calcext:value-type="string">
            <text:p>Nahetupaccayā ārammaṇe pañca, anantare pañca (sabbattha pañca), magge tīṇi …pe… avigate pañca.</text:p>
          </table:table-cell>
          <table:table-cell office:value-type="string" calcext:value-type="string">
            <text:p>&lt;p&gt;{}&lt;/p&gt;</text:p>
          </table:table-cell>
          <table:table-cell office:value-type="string" calcext:value-type="string">
            <text:p>ms38P2_2453, msdiv60, sc137, vri122.480</text:p>
          </table:table-cell>
        </table:table-row>
        <table:table-row table:style-name="ro1">
          <table:table-cell office:value-type="string" calcext:value-type="string">
            <text:p>patthana2.10:138.0</text:p>
          </table:table-cell>
          <table:table-cell office:value-type="string" calcext:value-type="string">
            <text:p>2.10.2.2. Sahajātavāra</text:p>
          </table:table-cell>
          <table:table-cell office:value-type="string" calcext:value-type="string">
            <text:p>&lt;h3&gt;{}&lt;/h3&gt;</text:p>
          </table:table-cell>
          <table:table-cell/>
        </table:table-row>
        <table:table-row table:style-name="ro1">
          <table:table-cell office:value-type="string" calcext:value-type="string">
            <text:p>patthana2.10:138.1</text:p>
          </table:table-cell>
          <table:table-cell office:value-type="string" calcext:value-type="string">
            <text:p>Sahajātavāro paṭiccavārasadiso.</text:p>
          </table:table-cell>
          <table:table-cell office:value-type="string" calcext:value-type="string">
            <text:p>&lt;p class='pe'&gt;{}&lt;/p&gt;</text:p>
          </table:table-cell>
          <table:table-cell office:value-type="string" calcext:value-type="string">
            <text:p>ms38P2_2454, sc138</text:p>
          </table:table-cell>
        </table:table-row>
        <table:table-row table:style-name="ro1">
          <table:table-cell office:value-type="string" calcext:value-type="string">
            <text:p>patthana2.10:139.0.1</text:p>
          </table:table-cell>
          <table:table-cell office:value-type="string" calcext:value-type="string">
            <text:p>2.10.2.3. Paccayavāra</text:p>
          </table:table-cell>
          <table:table-cell office:value-type="string" calcext:value-type="string">
            <text:p>&lt;h3&gt;{}&lt;/h3&gt;</text:p>
          </table:table-cell>
          <table:table-cell/>
        </table:table-row>
        <table:table-row table:style-name="ro1">
          <table:table-cell office:value-type="string" calcext:value-type="string">
            <text:p>patthana2.10:139.0.2</text:p>
          </table:table-cell>
          <table:table-cell office:value-type="string" calcext:value-type="string">
            <text:p>2.10.2.3.1. Paccayānuloma</text:p>
          </table:table-cell>
          <table:table-cell office:value-type="string" calcext:value-type="string">
            <text:p>&lt;h4&gt;{}&lt;/h4&gt;</text:p>
          </table:table-cell>
          <table:table-cell/>
        </table:table-row>
        <table:table-row table:style-name="ro1">
          <table:table-cell office:value-type="string" calcext:value-type="string">
            <text:p>patthana2.10:139.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139.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139.1</text:p>
          </table:table-cell>
          <table:table-cell office:value-type="string" calcext:value-type="string">
            <text:p>Cittaṃ dhammaṃ paccayā nocitto dhammo uppajjati hetupaccayā—cittaṃ paccayā sampayuttakā khandhā cittasamuṭṭhānañca rūpaṃ; paṭisandhikkhaṇe …pe…. (1)</text:p>
          </table:table-cell>
          <table:table-cell office:value-type="string" calcext:value-type="string">
            <text:p>&lt;p&gt;{}&lt;/p&gt;</text:p>
          </table:table-cell>
          <table:table-cell office:value-type="string" calcext:value-type="string">
            <text:p>ms38P2_2455, msdiv61, sc139, sya43.25</text:p>
          </table:table-cell>
        </table:table-row>
        <table:table-row table:style-name="ro1">
          <table:table-cell office:value-type="string" calcext:value-type="string">
            <text:p>patthana2.10:140.1</text:p>
          </table:table-cell>
          <table:table-cell office:value-type="string" calcext:value-type="string">
            <text:p>Nocittaṃ dhammaṃ paccayā nocitto dhammo uppajjati hetupaccayā—nocittaṃ ekaṃ khandhaṃ paccayā dve khandhā cittasamuṭṭhānañca rūpaṃ, dve khandhe …pe… paṭisandhikkhaṇe …pe… (yāva mahābhūtā), vatthuṃ paccayā nocittā khandhā. (1)</text:p>
          </table:table-cell>
          <table:table-cell office:value-type="string" calcext:value-type="string">
            <text:p>&lt;p&gt;{}&lt;/p&gt;</text:p>
          </table:table-cell>
          <table:table-cell office:value-type="string" calcext:value-type="string">
            <text:p>csp1ed38.390, csp2ed38.390, ms38P2_2456, sc140</text:p>
          </table:table-cell>
        </table:table-row>
        <table:table-row table:style-name="ro1">
          <table:table-cell office:value-type="string" calcext:value-type="string">
            <text:p>patthana2.10:141.1</text:p>
          </table:table-cell>
          <table:table-cell office:value-type="string" calcext:value-type="string">
            <text:p>Nocittaṃ dhammaṃ paccayā citto dhammo uppajjati hetupaccayā—nocitte khandhe paccayā cittaṃ, vatthuṃ paccayā cittaṃ; paṭisandhikkhaṇe nocitte khandhe paccayā cittaṃ, paṭisandhikkhaṇe vatthuṃ paccayā cittaṃ. (2)</text:p>
          </table:table-cell>
          <table:table-cell office:value-type="string" calcext:value-type="string">
            <text:p>&lt;p&gt;{}&lt;/p&gt;</text:p>
          </table:table-cell>
          <table:table-cell office:value-type="string" calcext:value-type="string">
            <text:p>ms38P2_2457, ndp39.26, sc141</text:p>
          </table:table-cell>
        </table:table-row>
        <table:table-row table:style-name="ro1">
          <table:table-cell office:value-type="string" calcext:value-type="string">
            <text:p>patthana2.10:142.1</text:p>
          </table:table-cell>
          <table:table-cell office:value-type="string" calcext:value-type="string">
            <text:p>Nocittaṃ dhammaṃ paccayā citto ca nocitto ca dhammā uppajjanti hetupaccayā— nocittaṃ ekaṃ khandhaṃ paccayā dve khandhā cittañca cittasamuṭṭhānañca rūpaṃ, dve khandhe …pe… vatthuṃ paccayā cittañca sampayuttakā ca khandhā; paṭisandhikkhaṇe nocittaṃ ekaṃ khandhaṃ paccayā dve khandhā cittañca kaṭattā ca rūpaṃ, dve khandhe …pe… paṭisandhikkhaṇe vatthuṃ paccayā cittañca sampayuttakā ca khandhā. (3)</text:p>
          </table:table-cell>
          <table:table-cell office:value-type="string" calcext:value-type="string">
            <text:p>&lt;p&gt;{}&lt;/p&gt;</text:p>
          </table:table-cell>
          <table:table-cell office:value-type="string" calcext:value-type="string">
            <text:p>dr43.29, ms38P2_2458, sc142, vri122.481</text:p>
          </table:table-cell>
        </table:table-row>
        <table:table-row table:style-name="ro1">
          <table:table-cell office:value-type="string" calcext:value-type="string">
            <text:p>patthana2.10:143.1</text:p>
          </table:table-cell>
          <table:table-cell office:value-type="string" calcext:value-type="string">
            <text:p>Cittañca nocittañca dhammaṃ paccayā nocitto dhammo uppajjati hetupaccayā— nocittaṃ ekaṃ khandhañca cittañca paccayā dve khandhā cittasamuṭṭhānañca rūpaṃ, dve khandhe ca …pe… cittañca mahābhūte ca paccayā cittasamuṭṭhānaṃ rūpaṃ, cittañca vatthuñca paccayā nocittā khandhā, paṭisandhikkhaṇe nocittaṃ ekaṃ khandhañca cittañca paccayā dve khandhā kaṭattā ca rūpaṃ, dve khandhe ca …pe… paṭisandhikkhaṇe cittañca mahābhūte ca paccayā kaṭattārūpaṃ; paṭisandhikkhaṇe cittañca vatthuñca paccayā nocittā khandhā. (1)</text:p>
          </table:table-cell>
          <table:table-cell office:value-type="string" calcext:value-type="string">
            <text:p>&lt;p&gt;{}&lt;/p&gt;</text:p>
          </table:table-cell>
          <table:table-cell office:value-type="string" calcext:value-type="string">
            <text:p>cck38.20, ms38P2_2459, sc143, sya43.26</text:p>
          </table:table-cell>
        </table:table-row>
        <table:table-row table:style-name="ro1">
          <table:table-cell office:value-type="string" calcext:value-type="string">
            <text:p>patthana2.10:144.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144.1</text:p>
          </table:table-cell>
          <table:table-cell office:value-type="string" calcext:value-type="string">
            <text:p>Cittaṃ dhammaṃ paccayā nocitto dhammo uppajjati ārammaṇapaccayā … ekaṃ. (Paṭiccavārasadisaṃ.)</text:p>
          </table:table-cell>
          <table:table-cell office:value-type="string" calcext:value-type="string">
            <text:p>&lt;p&gt;{}&lt;/p&gt;</text:p>
          </table:table-cell>
          <table:table-cell office:value-type="string" calcext:value-type="string">
            <text:p>ms38P2_2460, msdiv62, sc144</text:p>
          </table:table-cell>
        </table:table-row>
        <table:table-row table:style-name="ro1">
          <table:table-cell office:value-type="string" calcext:value-type="string">
            <text:p>patthana2.10:145.1</text:p>
          </table:table-cell>
          <table:table-cell office:value-type="string" calcext:value-type="string">
            <text:p>Nocittaṃ dhammaṃ paccayā nocitto dhammo uppajjati ārammaṇapaccayā—nocittaṃ ekaṃ khandhaṃ paccayā dve khandhā, dve khandhe …pe… paṭisandhikkhaṇe …pe… paṭisandhikkhaṇe vatthuṃ paccayā khandhā, cakkhāyatanaṃ paccayā cakkhuviññāṇasahagatā khandhā …pe… kāyāyatanaṃ paccayā kāyaviññāṇasahagatā khandhā, vatthuṃ paccayā nocittā khandhā. (1)</text:p>
          </table:table-cell>
          <table:table-cell office:value-type="string" calcext:value-type="string">
            <text:p>&lt;p&gt;{}&lt;/p&gt;</text:p>
          </table:table-cell>
          <table:table-cell office:value-type="string" calcext:value-type="string">
            <text:p>bj51.947, ms38P2_2461, sc145</text:p>
          </table:table-cell>
        </table:table-row>
        <table:table-row table:style-name="ro1">
          <table:table-cell office:value-type="string" calcext:value-type="string">
            <text:p>patthana2.10:146.1</text:p>
          </table:table-cell>
          <table:table-cell office:value-type="string" calcext:value-type="string">
            <text:p>Nocittaṃ dhammaṃ paccayā citto dhammo uppajjati ārammaṇapaccayā—nocitte khandhe paccayā cittaṃ, vatthuṃ paccayā cittaṃ; paṭisandhikkhaṇe nocitte khandhe paccayā cittaṃ, paṭisandhikkhaṇe vatthuṃ paccayā cittaṃ, cakkhāyatanaṃ paccayā cakkhuviññāṇaṃ …pe… kāyāyatanaṃ paccayā kāyaviññāṇaṃ. (2)</text:p>
          </table:table-cell>
          <table:table-cell office:value-type="string" calcext:value-type="string">
            <text:p>&lt;p&gt;{}&lt;/p&gt;</text:p>
          </table:table-cell>
          <table:table-cell office:value-type="string" calcext:value-type="string">
            <text:p>csp1ed38.391, csp2ed38.391, dr43.30, ms38P2_2462, ndp39.27, sc146</text:p>
          </table:table-cell>
        </table:table-row>
        <table:table-row table:style-name="ro1">
          <table:table-cell office:value-type="string" calcext:value-type="string">
            <text:p>patthana2.10:147.1</text:p>
          </table:table-cell>
          <table:table-cell office:value-type="string" calcext:value-type="string">
            <text:p>Nocittaṃ dhammaṃ paccayā citto ca nocitto ca dhammā uppajjanti ārammaṇapaccayā—nocittaṃ ekaṃ khandhaṃ paccayā dve khandhā cittañca, dve khandhe …pe… vatthuṃ paccayā cittañca sampayuttakā ca khandhā; paṭisandhikkhaṇe …pe… paṭisandhikkhaṇe vatthuṃ paccayā cittañca sampayuttakā ca khandhā, cakkhāyatanaṃ paccayā cakkhuviññāṇaṃ sampayuttakā ca khandhā …pe… kāyāyatanaṃ paccayā kāyaviññāṇaṃ sampayuttakā ca khandhā. (3)</text:p>
          </table:table-cell>
          <table:table-cell office:value-type="string" calcext:value-type="string">
            <text:p>&lt;p&gt;{}&lt;/p&gt;</text:p>
          </table:table-cell>
          <table:table-cell office:value-type="string" calcext:value-type="string">
            <text:p>ms38P2_2463, sc147, vri122.482</text:p>
          </table:table-cell>
        </table:table-row>
        <table:table-row table:style-name="ro1">
          <table:table-cell office:value-type="string" calcext:value-type="string">
            <text:p>patthana2.10:148.1</text:p>
          </table:table-cell>
          <table:table-cell office:value-type="string" calcext:value-type="string">
            <text:p>Cittañca nocittañca dhammaṃ paccayā nocitto dhammo uppajjati ārammaṇapaccayā— nocittaṃ ekaṃ khandhañca cittañca paccayā dve khandhā, dve khandhe ca …pe… cittañca vatthuñca paccayā nocittā khandhā, paṭisandhikkhaṇe …pe… paṭisandhikkhaṇe cittañca vatthuñca paccayā nocittā khandhā, cakkhāyatanañca cakkhuviññāṇañca paccayā cakkhuviññāṇasahagatā khandhā …pe… kāyāyatanaṃ ca …pe… (Saṃkhittaṃ.) (1)</text:p>
          </table:table-cell>
          <table:table-cell office:value-type="string" calcext:value-type="string">
            <text:p>&lt;p&gt;{}&lt;/p&gt;</text:p>
          </table:table-cell>
          <table:table-cell office:value-type="string" calcext:value-type="string">
            <text:p>cck38.21, ms38P2_2464, sc148, sya43.27</text:p>
          </table:table-cell>
        </table:table-row>
        <table:table-row table:style-name="ro1">
          <table:table-cell office:value-type="string" calcext:value-type="string">
            <text:p>patthana2.10:149.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149.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149.1</text:p>
          </table:table-cell>
          <table:table-cell office:value-type="string" calcext:value-type="string">
            <text:p>Hetuyā pañca, ārammaṇe pañca, adhipatiyā pañca (sabbattha pañca), avigate pañca.</text:p>
          </table:table-cell>
          <table:table-cell office:value-type="string" calcext:value-type="string">
            <text:p>&lt;p&gt;{}&lt;/p&gt;</text:p>
          </table:table-cell>
          <table:table-cell office:value-type="string" calcext:value-type="string">
            <text:p>ms38P2_2465, msdiv63, sc149</text:p>
          </table:table-cell>
        </table:table-row>
        <table:table-row table:style-name="ro1">
          <table:table-cell office:value-type="string" calcext:value-type="string">
            <text:p>patthana2.10:150.0.1</text:p>
          </table:table-cell>
          <table:table-cell office:value-type="string" calcext:value-type="string">
            <text:p>2.10.2.2. Paccayapaccanīya</text:p>
          </table:table-cell>
          <table:table-cell office:value-type="string" calcext:value-type="string">
            <text:p>&lt;h4&gt;{}&lt;/h4&gt;</text:p>
          </table:table-cell>
          <table:table-cell/>
        </table:table-row>
        <table:table-row table:style-name="ro1">
          <table:table-cell office:value-type="string" calcext:value-type="string">
            <text:p>patthana2.10:150.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150.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150.1</text:p>
          </table:table-cell>
          <table:table-cell office:value-type="string" calcext:value-type="string">
            <text:p>Cittaṃ dhammaṃ paccayā nocitto dhammo uppajjati nahetupaccayā—ahetukaṃ cittaṃ paccayā sampayuttakā khandhā cittasamuṭṭhānañca rūpaṃ; ahetukapaṭisandhikkhaṇe …pe… vicikicchāsahagataṃ uddhaccasahagataṃ cittaṃ paccayā vicikicchāsahagato uddhaccasahagato moho. (1)</text:p>
          </table:table-cell>
          <table:table-cell office:value-type="string" calcext:value-type="string">
            <text:p>&lt;p&gt;{}&lt;/p&gt;</text:p>
          </table:table-cell>
          <table:table-cell office:value-type="string" calcext:value-type="string">
            <text:p>dr43.31, ms38P2_2466, msdiv64, sc150</text:p>
          </table:table-cell>
        </table:table-row>
        <table:table-row table:style-name="ro1">
          <table:table-cell office:value-type="string" calcext:value-type="string">
            <text:p>patthana2.10:151.1</text:p>
          </table:table-cell>
          <table:table-cell office:value-type="string" calcext:value-type="string">
            <text:p>Nocittaṃ dhammaṃ paccayā nocitto dhammo uppajjati nahetupaccayā—ahetukaṃ nocittaṃ ekaṃ khandhaṃ paccayā dve khandhā cittasamuṭṭhānañca rūpaṃ, dve khandhe …pe… ahetukapaṭisandhikkhaṇe …pe… (yāva asaññasattā), cakkhāyatanaṃ paccayā cakkhuviññāṇasahagatā khandhā …pe… kāyāyatanaṃ paccayā kāyaviññāṇasahagatā khandhā, vatthuṃ paccayā ahetukā nocittā khandhā vicikicchāsahagate uddhaccasahagate khandhe ca vatthuñca paccayā vicikicchāsahagato uddhaccasahagato moho. (1)</text:p>
          </table:table-cell>
          <table:table-cell office:value-type="string" calcext:value-type="string">
            <text:p>&lt;p&gt;{}&lt;/p&gt;</text:p>
          </table:table-cell>
          <table:table-cell office:value-type="string" calcext:value-type="string">
            <text:p>csp1ed38.392, csp2ed38.392, ms38P2_2467, msdiv65, ndp39.28, sc151, vri122.483</text:p>
          </table:table-cell>
        </table:table-row>
        <table:table-row table:style-name="ro1">
          <table:table-cell office:value-type="string" calcext:value-type="string">
            <text:p>patthana2.10:152.1</text:p>
          </table:table-cell>
          <table:table-cell office:value-type="string" calcext:value-type="string">
            <text:p>Nocittaṃ dhammaṃ paccayā citto dhammo uppajjati nahetupaccayā—ahetuke nocitte khandhe paccayā cittaṃ, vatthuṃ paccayā cittaṃ; ahetukapaṭisandhikkhaṇe …pe… ahetukapaṭisandhikkhaṇe vatthuṃ paccayā cittaṃ, cakkhāyatanaṃ paccayā cakkhuviññāṇaṃ …pe… kāyāyatanaṃ paccayā kāyaviññāṇaṃ. (2)</text:p>
          </table:table-cell>
          <table:table-cell office:value-type="string" calcext:value-type="string">
            <text:p>&lt;p&gt;{}&lt;/p&gt;</text:p>
          </table:table-cell>
          <table:table-cell office:value-type="string" calcext:value-type="string">
            <text:p>ms38P2_2468, sc152, sya43.28</text:p>
          </table:table-cell>
        </table:table-row>
        <table:table-row table:style-name="ro1">
          <table:table-cell office:value-type="string" calcext:value-type="string">
            <text:p>patthana2.10:153.1</text:p>
          </table:table-cell>
          <table:table-cell office:value-type="string" calcext:value-type="string">
            <text:p>Nocittaṃ dhammaṃ paccayā citto ca nocitto ca dhammā uppajjanti nahetupaccayā— ahetukaṃ nocittaṃ ekaṃ khandhaṃ paccayā dve khandhā cittañca cittasamuṭṭhānañca rūpaṃ, dve khandhe …pe… vatthuṃ paccayā cittañca sampayuttakā ca khandhā; ahetukapaṭisandhikkhaṇe …pe… ahetukapaṭisandhikkhaṇe vatthuṃ paccayā cittañca sampayuttakā ca khandhā, cakkhāyatanaṃ paccayā cakkhuviññāṇaṃ …pe… kāyāyatanaṃ paccayā kāyaviññāṇaṃ …pe… (3)</text:p>
          </table:table-cell>
          <table:table-cell office:value-type="string" calcext:value-type="string">
            <text:p>&lt;p&gt;{}&lt;/p&gt;</text:p>
          </table:table-cell>
          <table:table-cell office:value-type="string" calcext:value-type="string">
            <text:p>bj51.948, dr43.32, ms38P2_2469, sc153</text:p>
          </table:table-cell>
        </table:table-row>
        <table:table-row table:style-name="ro1">
          <table:table-cell office:value-type="string" calcext:value-type="string">
            <text:p>patthana2.10:154.1</text:p>
          </table:table-cell>
          <table:table-cell office:value-type="string" calcext:value-type="string">
            <text:p>Cittañca nocittañca dhammaṃ paccayā nocitto dhammo uppajjati nahetupaccayā— ahetukaṃ nocittaṃ ekaṃ khandhañca cittañca paccayā dve khandhā cittasamuṭṭhānañca rūpaṃ, dve khandhe ca …pe… cittañca vatthuñca paccayā nocittā khandhā; ahetukapaṭisandhikkhaṇe …pe… ahetukapaṭisandhikkhaṇe cittañca vatthuñca paccayā nocittā khandhā, cakkhāyatanañca cakkhuviññāṇañca paccayā cakkhuviññāṇasahagatā khandhā …pe… kāyāyatanaṃ ca …pe… vicikicchāsahagate uddhaccasahagate khandhe ca cittañca paccayā vicikicchāsahagato uddhaccasahagato moho. (1) (Saṃkhittaṃ.)</text:p>
          </table:table-cell>
          <table:table-cell office:value-type="string" calcext:value-type="string">
            <text:p>&lt;p&gt;{}&lt;/p&gt;</text:p>
          </table:table-cell>
          <table:table-cell office:value-type="string" calcext:value-type="string">
            <text:p>cck38.22, ms38P2_2470, sc154</text:p>
          </table:table-cell>
        </table:table-row>
        <table:table-row table:style-name="ro1">
          <table:table-cell office:value-type="string" calcext:value-type="string">
            <text:p>patthana2.10:155.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155.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155.1</text:p>
          </table:table-cell>
          <table:table-cell office:value-type="string" calcext:value-type="string">
            <text:p>Nahetuyā pañca, naārammaṇe tīṇi, naadhipatiyā pañca, naanantare tīṇi, nasamanantare tīṇi, naaññamaññe tīṇi, naupanissaye tīṇi, napurejāte pañca, napacchājāte pañca, naāsevane pañca, nakamme tīṇi, navipāke pañca, naāhāre ekaṃ, naindriye ekaṃ, najhāne pañca, namagge pañca, nasampayutte tīṇi, navippayutte pañca, nonatthiyā tīṇi, novigate tīṇi.</text:p>
          </table:table-cell>
          <table:table-cell office:value-type="string" calcext:value-type="string">
            <text:p>&lt;p&gt;{}&lt;/p&gt;</text:p>
          </table:table-cell>
          <table:table-cell office:value-type="string" calcext:value-type="string">
            <text:p>ms38P2_2471, msdiv66, ndp39.29, sc155, sya43.29, vri122.484</text:p>
          </table:table-cell>
        </table:table-row>
        <table:table-row table:style-name="ro1">
          <table:table-cell office:value-type="string" calcext:value-type="string">
            <text:p>patthana2.10:156.0</text:p>
          </table:table-cell>
          <table:table-cell office:value-type="string" calcext:value-type="string">
            <text:p>2.10.2.3.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156.1</text:p>
          </table:table-cell>
          <table:table-cell office:value-type="string" calcext:value-type="string">
            <text:p>Hetupaccayā naārammaṇe tīṇi, naadhipatiyā pañca. (Saṃkhittaṃ.)</text:p>
          </table:table-cell>
          <table:table-cell office:value-type="string" calcext:value-type="string">
            <text:p>&lt;p&gt;{}&lt;/p&gt;</text:p>
          </table:table-cell>
          <table:table-cell office:value-type="string" calcext:value-type="string">
            <text:p>csp1ed38.393, csp2ed38.393, ms38P2_2472, msdiv67, sc156</text:p>
          </table:table-cell>
        </table:table-row>
        <table:table-row table:style-name="ro1">
          <table:table-cell office:value-type="string" calcext:value-type="string">
            <text:p>patthana2.10:157.0</text:p>
          </table:table-cell>
          <table:table-cell office:value-type="string" calcext:value-type="string">
            <text:p>2.10.2.3.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157.1</text:p>
          </table:table-cell>
          <table:table-cell office:value-type="string" calcext:value-type="string">
            <text:p>Nahetupaccayā ārammaṇe pañca, anantare pañca (sabbattha pañca), magge tīṇi …pe… avigate pañca.</text:p>
          </table:table-cell>
          <table:table-cell office:value-type="string" calcext:value-type="string">
            <text:p>&lt;p&gt;{}&lt;/p&gt;</text:p>
          </table:table-cell>
          <table:table-cell office:value-type="string" calcext:value-type="string">
            <text:p>dr43.33, ms38P2_2473, msdiv68, sc157</text:p>
          </table:table-cell>
        </table:table-row>
        <table:table-row table:style-name="ro1">
          <table:table-cell office:value-type="string" calcext:value-type="string">
            <text:p>patthana2.10:158.0.1</text:p>
          </table:table-cell>
          <table:table-cell office:value-type="string" calcext:value-type="string">
            <text:p>2.10.2.4. Nissayavāra</text:p>
          </table:table-cell>
          <table:table-cell office:value-type="string" calcext:value-type="string">
            <text:p>&lt;h3&gt;{}&lt;/h3&gt;</text:p>
          </table:table-cell>
          <table:table-cell/>
        </table:table-row>
        <table:table-row table:style-name="ro1">
          <table:table-cell office:value-type="string" calcext:value-type="string">
            <text:p>patthana2.10:158.0.2</text:p>
          </table:table-cell>
          <table:table-cell office:value-type="string" calcext:value-type="string">
            <text:p>10.2.5. Saṃsaṭṭhavāra</text:p>
          </table:table-cell>
          <table:table-cell office:value-type="string" calcext:value-type="string">
            <text:p>&lt;h3&gt;{}&lt;/h3&gt;</text:p>
          </table:table-cell>
          <table:table-cell/>
        </table:table-row>
        <table:table-row table:style-name="ro1">
          <table:table-cell office:value-type="string" calcext:value-type="string">
            <text:p>patthana2.10:158.0.3</text:p>
          </table:table-cell>
          <table:table-cell office:value-type="string" calcext:value-type="string">
            <text:p>2.10.2.5.1–4 Paccayānulomādi</text:p>
          </table:table-cell>
          <table:table-cell office:value-type="string" calcext:value-type="string">
            <text:p>&lt;h4&gt;{}&lt;/h4&gt;</text:p>
          </table:table-cell>
          <table:table-cell/>
        </table:table-row>
        <table:table-row table:style-name="ro1">
          <table:table-cell office:value-type="string" calcext:value-type="string">
            <text:p>patthana2.10:158.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158.1</text:p>
          </table:table-cell>
          <table:table-cell office:value-type="string" calcext:value-type="string">
            <text:p>(Nissayavāro paccayavārasadiso.)</text:p>
          </table:table-cell>
          <table:table-cell office:value-type="string" calcext:value-type="string">
            <text:p>&lt;p&gt;{}&lt;/p&gt;</text:p>
          </table:table-cell>
          <table:table-cell office:value-type="string" calcext:value-type="string">
            <text:p>ms38P2_2474</text:p>
          </table:table-cell>
        </table:table-row>
        <table:table-row table:style-name="ro1">
          <table:table-cell office:value-type="string" calcext:value-type="string">
            <text:p>patthana2.10:159.1</text:p>
          </table:table-cell>
          <table:table-cell office:value-type="string" calcext:value-type="string">
            <text:p>Cittaṃ dhammaṃ saṃsaṭṭho nocitto dhammo uppajjati hetupaccayā—cittaṃ saṃsaṭṭhā sampayuttakā khandhā; paṭisandhikkhaṇe …pe…. (1)</text:p>
          </table:table-cell>
          <table:table-cell office:value-type="string" calcext:value-type="string">
            <text:p>&lt;p&gt;{}&lt;/p&gt;</text:p>
          </table:table-cell>
          <table:table-cell office:value-type="string" calcext:value-type="string">
            <text:p>ms38P2_2475, msdiv69, sc159</text:p>
          </table:table-cell>
        </table:table-row>
        <table:table-row table:style-name="ro1">
          <table:table-cell office:value-type="string" calcext:value-type="string">
            <text:p>patthana2.10:160.1</text:p>
          </table:table-cell>
          <table:table-cell office:value-type="string" calcext:value-type="string">
            <text:p>Nocittaṃ dhammaṃ saṃsaṭṭho nocitto dhammo uppajjati hetupaccayā—nocittaṃ ekaṃ khandhaṃ saṃsaṭṭhā dve khandhā, dve khandhe saṃsaṭṭho eko khandho; paṭisandhikkhaṇe …pe…. (1)</text:p>
          </table:table-cell>
          <table:table-cell office:value-type="string" calcext:value-type="string">
            <text:p>&lt;p&gt;{}&lt;/p&gt;</text:p>
          </table:table-cell>
          <table:table-cell office:value-type="string" calcext:value-type="string">
            <text:p>ms38P2_2476, sc160</text:p>
          </table:table-cell>
        </table:table-row>
        <table:table-row table:style-name="ro1">
          <table:table-cell office:value-type="string" calcext:value-type="string">
            <text:p>patthana2.10:161.1</text:p>
          </table:table-cell>
          <table:table-cell office:value-type="string" calcext:value-type="string">
            <text:p>Nocittaṃ dhammaṃ saṃsaṭṭho citto dhammo uppajjati hetupaccayā—nocitte khandhe saṃsaṭṭhaṃ cittaṃ; paṭisandhikkhaṇe …pe…. (2)</text:p>
          </table:table-cell>
          <table:table-cell office:value-type="string" calcext:value-type="string">
            <text:p>&lt;p&gt;{}&lt;/p&gt;</text:p>
          </table:table-cell>
          <table:table-cell office:value-type="string" calcext:value-type="string">
            <text:p>ms38P2_2477, sc161, vri122.485</text:p>
          </table:table-cell>
        </table:table-row>
        <table:table-row table:style-name="ro1">
          <table:table-cell office:value-type="string" calcext:value-type="string">
            <text:p>patthana2.10:162.1</text:p>
          </table:table-cell>
          <table:table-cell office:value-type="string" calcext:value-type="string">
            <text:p>Nocittaṃ dhammaṃ saṃsaṭṭho citto ca nocitto ca dhammā uppajjanti hetupaccayā— nocittaṃ ekaṃ khandhaṃ saṃsaṭṭhā dve khandhā cittañca, dve khandhe …pe… paṭisandhikkhaṇe …pe…. (3)</text:p>
          </table:table-cell>
          <table:table-cell office:value-type="string" calcext:value-type="string">
            <text:p>&lt;p&gt;{}&lt;/p&gt;</text:p>
          </table:table-cell>
          <table:table-cell office:value-type="string" calcext:value-type="string">
            <text:p>ms38P2_2478, sc162</text:p>
          </table:table-cell>
        </table:table-row>
        <table:table-row table:style-name="ro1">
          <table:table-cell office:value-type="string" calcext:value-type="string">
            <text:p>patthana2.10:163.1</text:p>
          </table:table-cell>
          <table:table-cell office:value-type="string" calcext:value-type="string">
            <text:p>Cittañca nocittañca dhammaṃ saṃsaṭṭho nocitto dhammo uppajjati hetupaccayā— nocittaṃ ekaṃ khandhañca cittañca saṃsaṭṭhā dve khandhā, dve khandhe ca …pe… paṭisandhikkhaṇe …pe… (Saṃkhittaṃ.)</text:p>
          </table:table-cell>
          <table:table-cell office:value-type="string" calcext:value-type="string">
            <text:p>&lt;p&gt;{}&lt;/p&gt;</text:p>
          </table:table-cell>
          <table:table-cell office:value-type="string" calcext:value-type="string">
            <text:p>cck38.23, ms38P2_2479, ndp39.30, sc163</text:p>
          </table:table-cell>
        </table:table-row>
        <table:table-row table:style-name="ro1">
          <table:table-cell office:value-type="string" calcext:value-type="string">
            <text:p>patthana2.10:164.1</text:p>
          </table:table-cell>
          <table:table-cell office:value-type="string" calcext:value-type="string">
            <text:p>Hetuyā pañca, ārammaṇe pañca, adhipatiyā pañca (sabbattha pañca), avigate pañca. (Saṃkhittaṃ.)</text:p>
          </table:table-cell>
          <table:table-cell office:value-type="string" calcext:value-type="string">
            <text:p>&lt;p&gt;{}&lt;/p&gt;</text:p>
          </table:table-cell>
          <table:table-cell office:value-type="string" calcext:value-type="string">
            <text:p>ms38P2_2480, sc164, sya43.30</text:p>
          </table:table-cell>
        </table:table-row>
        <table:table-row table:style-name="ro1">
          <table:table-cell office:value-type="string" calcext:value-type="string">
            <text:p>patthana2.10:165.1</text:p>
          </table:table-cell>
          <table:table-cell office:value-type="string" calcext:value-type="string">
            <text:p>Nahetuyā pañca, naadhipatiyā pañca, napurejāte pañca, napacchājāte pañca, naāsevane pañca, nakamme tīṇi, navipāke pañca, najhāne pañca, namagge pañca, navippayutte pañca.</text:p>
          </table:table-cell>
          <table:table-cell office:value-type="string" calcext:value-type="string">
            <text:p>&lt;p&gt;{}&lt;/p&gt;</text:p>
          </table:table-cell>
          <table:table-cell office:value-type="string" calcext:value-type="string">
            <text:p>csp1ed38.394, csp2ed38.394, dr43.34, ms38P2_2481, sc165</text:p>
          </table:table-cell>
        </table:table-row>
        <table:table-row table:style-name="ro1">
          <table:table-cell office:value-type="string" calcext:value-type="string">
            <text:p>patthana2.10:166.0</text:p>
          </table:table-cell>
          <table:table-cell office:value-type="string" calcext:value-type="string">
            <text:p>2.10.2.6. Sampayuttavāra</text:p>
          </table:table-cell>
          <table:table-cell office:value-type="string" calcext:value-type="string">
            <text:p>&lt;h3&gt;{}&lt;/h3&gt;</text:p>
          </table:table-cell>
          <table:table-cell/>
        </table:table-row>
        <table:table-row table:style-name="ro1">
          <table:table-cell office:value-type="string" calcext:value-type="string">
            <text:p>patthana2.10:166.1</text:p>
          </table:table-cell>
          <table:table-cell office:value-type="string" calcext:value-type="string">
            <text:p>Evaṃ itare dve gaṇanāpi sampayuttavāropi sabbe kātabbā.</text:p>
          </table:table-cell>
          <table:table-cell office:value-type="string" calcext:value-type="string">
            <text:p>&lt;p class='pe'&gt;{}&lt;/p&gt;</text:p>
          </table:table-cell>
          <table:table-cell office:value-type="string" calcext:value-type="string">
            <text:p>ms38P2_2482, sc166</text:p>
          </table:table-cell>
        </table:table-row>
        <table:table-row table:style-name="ro1">
          <table:table-cell office:value-type="string" calcext:value-type="string">
            <text:p>patthana2.10:167.0.1</text:p>
          </table:table-cell>
          <table:table-cell office:value-type="string" calcext:value-type="string">
            <text:p>2.10.2.7. Pañhāvāra</text:p>
          </table:table-cell>
          <table:table-cell office:value-type="string" calcext:value-type="string">
            <text:p>&lt;h3&gt;{}&lt;/h3&gt;</text:p>
          </table:table-cell>
          <table:table-cell/>
        </table:table-row>
        <table:table-row table:style-name="ro1">
          <table:table-cell office:value-type="string" calcext:value-type="string">
            <text:p>patthana2.10:167.0.2</text:p>
          </table:table-cell>
          <table:table-cell office:value-type="string" calcext:value-type="string">
            <text:p>2.10.2.7.1. Paccayānuloma</text:p>
          </table:table-cell>
          <table:table-cell office:value-type="string" calcext:value-type="string">
            <text:p>&lt;h4&gt;{}&lt;/h4&gt;</text:p>
          </table:table-cell>
          <table:table-cell/>
        </table:table-row>
        <table:table-row table:style-name="ro1">
          <table:table-cell office:value-type="string" calcext:value-type="string">
            <text:p>patthana2.10:167.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167.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167.1</text:p>
          </table:table-cell>
          <table:table-cell office:value-type="string" calcext:value-type="string">
            <text:p>Nocitto dhammo nocittassa dhammassa hetupaccayena paccayo—nocittā hetū sampayuttakānaṃ khandhānaṃ cittasamuṭṭhānānañca rūpānaṃ hetupaccayena paccayo; paṭisandhikkhaṇe …pe…. (1)</text:p>
          </table:table-cell>
          <table:table-cell office:value-type="string" calcext:value-type="string">
            <text:p>&lt;p&gt;{}&lt;/p&gt;</text:p>
          </table:table-cell>
          <table:table-cell office:value-type="string" calcext:value-type="string">
            <text:p>bj51.949, ms38P2_2483, msdiv70, sc167, vri122.486</text:p>
          </table:table-cell>
        </table:table-row>
        <table:table-row table:style-name="ro1">
          <table:table-cell office:value-type="string" calcext:value-type="string">
            <text:p>patthana2.10:168.1</text:p>
          </table:table-cell>
          <table:table-cell office:value-type="string" calcext:value-type="string">
            <text:p>Nocitto dhammo cittassa dhammassa hetupaccayena paccayo—nocittā hetū cittassa hetupaccayena paccayo; paṭisandhikkhaṇe …pe…. (2)</text:p>
          </table:table-cell>
          <table:table-cell office:value-type="string" calcext:value-type="string">
            <text:p>&lt;p&gt;{}&lt;/p&gt;</text:p>
          </table:table-cell>
          <table:table-cell office:value-type="string" calcext:value-type="string">
            <text:p>ms38P2_2484, sc168</text:p>
          </table:table-cell>
        </table:table-row>
        <table:table-row table:style-name="ro1">
          <table:table-cell office:value-type="string" calcext:value-type="string">
            <text:p>patthana2.10:169.1</text:p>
          </table:table-cell>
          <table:table-cell office:value-type="string" calcext:value-type="string">
            <text:p>Nocitto dhammo cittassa ca nocittassa ca dhammassa hetupaccayena paccayo— nocittā hetū sampayuttakānaṃ khandhānaṃ cittassa ca cittasamuṭṭhānānañca rūpānaṃ hetupaccayena paccayo; paṭisandhikkhaṇe …pe…. (3)</text:p>
          </table:table-cell>
          <table:table-cell office:value-type="string" calcext:value-type="string">
            <text:p>&lt;p&gt;{}&lt;/p&gt;</text:p>
          </table:table-cell>
          <table:table-cell office:value-type="string" calcext:value-type="string">
            <text:p>ms38P2_2485, sc169</text:p>
          </table:table-cell>
        </table:table-row>
        <table:table-row table:style-name="ro1">
          <table:table-cell office:value-type="string" calcext:value-type="string">
            <text:p>patthana2.10:170.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170.1</text:p>
          </table:table-cell>
          <table:table-cell office:value-type="string" calcext:value-type="string">
            <text:p>Citto dhammo cittassa dhammassa ārammaṇapaccayena paccayo—cittaṃ ārabbha cittaṃ uppajjati. (Mūlaṃ kātabbaṃ.) Cittaṃ ārabbha nocittā khandhā uppajjanti. (Mūlaṃ kātabbaṃ.) Cittaṃ ārabbha cittañca sampayuttakā ca khandhā uppajjanti. (3)</text:p>
          </table:table-cell>
          <table:table-cell office:value-type="string" calcext:value-type="string">
            <text:p>&lt;p&gt;{}&lt;/p&gt;</text:p>
          </table:table-cell>
          <table:table-cell office:value-type="string" calcext:value-type="string">
            <text:p>ms38P2_2486, msdiv71, ndp39.31, sc170</text:p>
          </table:table-cell>
        </table:table-row>
        <table:table-row table:style-name="ro1">
          <table:table-cell office:value-type="string" calcext:value-type="string">
            <text:p>patthana2.10:171.1</text:p>
          </table:table-cell>
          <table:table-cell office:value-type="string" calcext:value-type="string">
            <text:p>Nocitto dhammo nocittassa dhammassa ārammaṇapaccayena paccayo—dānaṃ datvā sīlaṃ …pe… uposathakammaṃ katvā taṃ paccavekkhati assādeti abhinandati, taṃ ārabbha rāgo uppajjati …pe… domanassaṃ uppajjati, pubbe suciṇṇāni …pe… jhānā vuṭṭhahitvā jhānaṃ …pe… ariyā maggā vuṭṭhahitvā maggaṃ paccavekkhanti, phalaṃ paccavekkhanti, nibbānaṃ paccavekkhanti. Nibbānaṃ gotrabhussa, vodānassa, maggassa, phalassa, āvajjanāya ārammaṇapaccayena paccayo; ariyā nocitte pahīne kilese paccavekkhanti, vikkhambhite kilese paccavekkhanti, pubbe samudāciṇṇe kilese jānanti, cakkhuṃ …pe… vatthuṃ nocitte khandhe aniccato …pe… domanassaṃ uppajjati; dibbena cakkhunā rūpaṃ passati, dibbāya sotadhātuyā saddaṃ suṇāti. Cetopariyañāṇena nocittasamaṅgissa cittaṃ jānāti, ākāsānañcāyatanaṃ …pe… ākiñcaññāyatanaṃ …pe… rūpāyatanaṃ cakkhuviññāṇasahagatānaṃ khandhānaṃ …pe… phoṭṭhabbāyatanaṃ kāyaviññāṇasahagatānaṃ khandhānaṃ …pe… nocittā khandhā iddhividhañāṇassa, cetopariyañāṇassa, pubbenivāsānussatiñāṇassa, yathākammūpagañāṇassa, anāgataṃsañāṇassa, āvajjanāya ārammaṇapaccayena paccayo. (1)</text:p>
          </table:table-cell>
          <table:table-cell office:value-type="string" calcext:value-type="string">
            <text:p>&lt;p&gt;{}&lt;/p&gt;</text:p>
          </table:table-cell>
          <table:table-cell office:value-type="string" calcext:value-type="string">
            <text:p>cck38.24, csp1ed38.395, csp2ed38.395, dr43.35, ms38P2_2487, msdiv72, sc171, sya43.31, vri122.487</text:p>
          </table:table-cell>
        </table:table-row>
        <table:table-row table:style-name="ro1">
          <table:table-cell office:value-type="string" calcext:value-type="string">
            <text:p>patthana2.10:172.1</text:p>
          </table:table-cell>
          <table:table-cell office:value-type="string" calcext:value-type="string">
            <text:p>Nocitto dhammo cittassa dhammassa ārammaṇapaccayena paccayo—dānaṃ datvā …pe… (paṭhamagamanasadisaṃ ninnānākaraṇaṃ, imaṃ nānaṃ) rūpāyatanaṃ cakkhuviññāṇassa …pe… phoṭṭhabbāyatanaṃ kāyaviññāṇassa …pe… nocittā khandhā iddhividhañāṇassa …pe… āvajjanāya ārammaṇapaccayena paccayo. (2)</text:p>
          </table:table-cell>
          <table:table-cell office:value-type="string" calcext:value-type="string">
            <text:p>&lt;p&gt;{}&lt;/p&gt;</text:p>
          </table:table-cell>
          <table:table-cell office:value-type="string" calcext:value-type="string">
            <text:p>ms38P2_2488, sc172</text:p>
          </table:table-cell>
        </table:table-row>
        <table:table-row table:style-name="ro1">
          <table:table-cell office:value-type="string" calcext:value-type="string">
            <text:p>patthana2.10:173.1</text:p>
          </table:table-cell>
          <table:table-cell office:value-type="string" calcext:value-type="string">
            <text:p>Nocitto dhammo cittassa ca nocittassa ca dhammassa ārammaṇapaccayena paccayo— dānaṃ datvā …pe… (paṭhamagamanasadisaṃ ninnānākaraṇaṃ, imaṃ nānaṃ), rūpāyatanaṃ cakkhuviññāṇassa sampayuttakānañca khandhānaṃ …pe… phoṭṭhabbāyatanaṃ kāyaviññāṇassa sampayuttakānañca khandhānaṃ …pe… nocittā khandhā iddhividhañāṇassa …pe… āvajjanāya ārammaṇapaccayena paccayo. (3)</text:p>
          </table:table-cell>
          <table:table-cell office:value-type="string" calcext:value-type="string">
            <text:p>&lt;p&gt;{}&lt;/p&gt;</text:p>
          </table:table-cell>
          <table:table-cell office:value-type="string" calcext:value-type="string">
            <text:p>dr43.36, ms38P2_2489, ndp39.32, sc173, sya43.32</text:p>
          </table:table-cell>
        </table:table-row>
        <table:table-row table:style-name="ro1">
          <table:table-cell office:value-type="string" calcext:value-type="string">
            <text:p>patthana2.10:174.1</text:p>
          </table:table-cell>
          <table:table-cell office:value-type="string" calcext:value-type="string">
            <text:p>Citto ca nocitto ca dhammā cittassa dhammassa ārammaṇapaccayena paccayo— cittañca sampayuttake ca khandhe ārabbha cittaṃ uppajjati … tīṇi.</text:p>
          </table:table-cell>
          <table:table-cell office:value-type="string" calcext:value-type="string">
            <text:p>&lt;p&gt;{}&lt;/p&gt;</text:p>
          </table:table-cell>
          <table:table-cell office:value-type="string" calcext:value-type="string">
            <text:p>ms38P2_2490, sc174</text:p>
          </table:table-cell>
        </table:table-row>
        <table:table-row table:style-name="ro1">
          <table:table-cell office:value-type="string" calcext:value-type="string">
            <text:p>patthana2.10:175.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0:175.1</text:p>
          </table:table-cell>
          <table:table-cell office:value-type="string" calcext:value-type="string">
            <text:p>Citto dhammo cittassa dhammassa adhipatipaccayena paccayo. **Ārammaṇādhipati**—cittaṃ garuṃ katvā cittaṃ uppajjati. (1)</text:p>
          </table:table-cell>
          <table:table-cell office:value-type="string" calcext:value-type="string">
            <text:p>&lt;p&gt;{}&lt;/p&gt;</text:p>
          </table:table-cell>
          <table:table-cell office:value-type="string" calcext:value-type="string">
            <text:p>ms38P2_2491, msdiv73, sc175</text:p>
          </table:table-cell>
        </table:table-row>
        <table:table-row table:style-name="ro1">
          <table:table-cell office:value-type="string" calcext:value-type="string">
            <text:p>patthana2.10:176.1</text:p>
          </table:table-cell>
          <table:table-cell office:value-type="string" calcext:value-type="string">
            <text:p>Citto dhammo nocittassa dhammassa adhipatipaccayena paccayo—ārammaṇādhipati, sahajātādhipati. **Ārammaṇādhipati**—cittaṃ garuṃ katvā nocittā khandhā uppajjanti. **Sahajātādhipati**—cittādhipati sampayuttakānaṃ khandhānaṃ cittasamuṭṭhānānañca rūpānaṃ adhipatipaccayena paccayo. (2)</text:p>
          </table:table-cell>
          <table:table-cell office:value-type="string" calcext:value-type="string">
            <text:p>&lt;p&gt;{}&lt;/p&gt;</text:p>
          </table:table-cell>
          <table:table-cell office:value-type="string" calcext:value-type="string">
            <text:p>bj51.950, cck38.25, csp1ed38.396, csp2ed38.396, ms38P2_2492, sc176</text:p>
          </table:table-cell>
        </table:table-row>
        <table:table-row table:style-name="ro1">
          <table:table-cell office:value-type="string" calcext:value-type="string">
            <text:p>patthana2.10:177.1</text:p>
          </table:table-cell>
          <table:table-cell office:value-type="string" calcext:value-type="string">
            <text:p>Citto dhammo cittassa ca nocittassa ca dhammassa adhipatipaccayena paccayo. **Ārammaṇādhipati**—cittaṃ garuṃ katvā cittañca sampayuttakā ca khandhā uppajjanti. (3)</text:p>
          </table:table-cell>
          <table:table-cell office:value-type="string" calcext:value-type="string">
            <text:p>&lt;p&gt;{}&lt;/p&gt;</text:p>
          </table:table-cell>
          <table:table-cell office:value-type="string" calcext:value-type="string">
            <text:p>ms38P2_2493, sc177, vri122.488</text:p>
          </table:table-cell>
        </table:table-row>
        <table:table-row table:style-name="ro1">
          <table:table-cell office:value-type="string" calcext:value-type="string">
            <text:p>patthana2.10:178.1</text:p>
          </table:table-cell>
          <table:table-cell office:value-type="string" calcext:value-type="string">
            <text:p>Nocitto dhammo nocittassa dhammassa adhipatipaccayena paccayo— ārammaṇādhipati, sahajātādhipati. **Ārammaṇādhipati**—dānaṃ …pe… sīlaṃ …pe… uposathakammaṃ katvā taṃ garuṃ katvā paccavekkhati assādeti abhinandati, taṃ garuṃ katvā rāgo uppajjati, diṭṭhi uppajjati, pubbe …pe… jhānā …pe… ariyā maggā vuṭṭhahitvā maggaṃ garuṃ katvā paccavekkhanti. Phalaṃ garuṃ katvā paccavekkhanti, nibbānaṃ garuṃ katvā paccavekkhanti, nibbānaṃ gotrabhussa, vodānassa, maggassa, phalassa, adhipatipaccayena paccayo; cakkhuṃ …pe… vatthuṃ nocitte khandhe garuṃ katvā assādeti abhinandati, taṃ garuṃ katvā rāgo uppajjati, diṭṭhi uppajjati. **Sahajātādhipati**—nocittādhipati sampayuttakānaṃ khandhānaṃ cittasamuṭṭhānānañca rūpānaṃ adhipatipaccayena paccayo. (1)</text:p>
          </table:table-cell>
          <table:table-cell office:value-type="string" calcext:value-type="string">
            <text:p>&lt;p&gt;{}&lt;/p&gt;</text:p>
          </table:table-cell>
          <table:table-cell office:value-type="string" calcext:value-type="string">
            <text:p>dr43.37, ms38P2_2494, msdiv74, sc178, sya43.33</text:p>
          </table:table-cell>
        </table:table-row>
        <table:table-row table:style-name="ro1">
          <table:table-cell office:value-type="string" calcext:value-type="string">
            <text:p>patthana2.10:179.1</text:p>
          </table:table-cell>
          <table:table-cell office:value-type="string" calcext:value-type="string">
            <text:p>Nocitto dhammo cittassa dhammassa adhipatipaccayena paccayo. (Dvepi gamanā paṭhamagamanasadisaṃ ninnānākaraṇaṃ. Ārammaṇādhipati sahajātādhipati kātabbā.) (2)</text:p>
          </table:table-cell>
          <table:table-cell office:value-type="string" calcext:value-type="string">
            <text:p>&lt;p&gt;{}&lt;/p&gt;</text:p>
          </table:table-cell>
          <table:table-cell office:value-type="string" calcext:value-type="string">
            <text:p>ms38P2_2495, ndp39.33, sc179</text:p>
          </table:table-cell>
        </table:table-row>
        <table:table-row table:style-name="ro1">
          <table:table-cell office:value-type="string" calcext:value-type="string">
            <text:p>patthana2.10:180.1</text:p>
          </table:table-cell>
          <table:table-cell office:value-type="string" calcext:value-type="string">
            <text:p>Citto ca nocitto ca dhammā cittassa dhammassa adhipatipaccayena paccayo … ārammaṇādhipati. (Tīṇipi garukārammaṇā kātabbā, ārammaṇādhipatiyeva.)</text:p>
          </table:table-cell>
          <table:table-cell office:value-type="string" calcext:value-type="string">
            <text:p>&lt;p&gt;{}&lt;/p&gt;</text:p>
          </table:table-cell>
          <table:table-cell office:value-type="string" calcext:value-type="string">
            <text:p>ms38P2_2496, sc180</text:p>
          </table:table-cell>
        </table:table-row>
        <table:table-row table:style-name="ro1">
          <table:table-cell office:value-type="string" calcext:value-type="string">
            <text:p>patthana2.10:181.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0:181.1</text:p>
          </table:table-cell>
          <table:table-cell office:value-type="string" calcext:value-type="string">
            <text:p>Citto dhammo cittassa dhammassa anantarapaccayena paccayo—purimaṃ purimaṃ cittaṃ pacchimassa pacchimassa cittassa anantarapaccayena paccayo. (1)</text:p>
          </table:table-cell>
          <table:table-cell office:value-type="string" calcext:value-type="string">
            <text:p>&lt;p&gt;{}&lt;/p&gt;</text:p>
          </table:table-cell>
          <table:table-cell office:value-type="string" calcext:value-type="string">
            <text:p>ms38P2_2497, msdiv75, sc181</text:p>
          </table:table-cell>
        </table:table-row>
        <table:table-row table:style-name="ro1">
          <table:table-cell office:value-type="string" calcext:value-type="string">
            <text:p>patthana2.10:182.1</text:p>
          </table:table-cell>
          <table:table-cell office:value-type="string" calcext:value-type="string">
            <text:p>Citto dhammo nocittassa dhammassa anantarapaccayena paccayo—purimaṃ purimaṃ cittaṃ pacchimānaṃ pacchimānaṃ nocittānaṃ khandhānaṃ anantarapaccayena paccayo; cittaṃ vuṭṭhānassa anantarapaccayena paccayo. (2)</text:p>
          </table:table-cell>
          <table:table-cell office:value-type="string" calcext:value-type="string">
            <text:p>&lt;p&gt;{}&lt;/p&gt;</text:p>
          </table:table-cell>
          <table:table-cell office:value-type="string" calcext:value-type="string">
            <text:p>ms38P2_2498, sc182</text:p>
          </table:table-cell>
        </table:table-row>
        <table:table-row table:style-name="ro1">
          <table:table-cell office:value-type="string" calcext:value-type="string">
            <text:p>patthana2.10:183.1</text:p>
          </table:table-cell>
          <table:table-cell office:value-type="string" calcext:value-type="string">
            <text:p>Citto dhammo cittassa ca nocittassa ca dhammassa anantarapaccayena paccayo— purimaṃ purimaṃ cittaṃ pacchimassa pacchimassa cittassa sampayuttakānañca khandhānaṃ anantarapaccayena paccayo. (3)</text:p>
          </table:table-cell>
          <table:table-cell office:value-type="string" calcext:value-type="string">
            <text:p>&lt;p&gt;{}&lt;/p&gt;</text:p>
          </table:table-cell>
          <table:table-cell office:value-type="string" calcext:value-type="string">
            <text:p>cck38.26, csp1ed38.397, csp2ed38.397, ms38P2_2499, sc183, vri122.489</text:p>
          </table:table-cell>
        </table:table-row>
        <table:table-row table:style-name="ro1">
          <table:table-cell office:value-type="string" calcext:value-type="string">
            <text:p>patthana2.10:184.1</text:p>
          </table:table-cell>
          <table:table-cell office:value-type="string" calcext:value-type="string">
            <text:p>Nocitto dhammo nocittassa dhammassa anantarapaccayena paccayo—purimā purimā nocittā khandhā …pe… phalasamāpattiyā anantarapaccayena paccayo. (Ime dve pūretukāmena kātabbā, purimagamanasadisaṃ.)</text:p>
          </table:table-cell>
          <table:table-cell office:value-type="string" calcext:value-type="string">
            <text:p>&lt;p&gt;{}&lt;/p&gt;</text:p>
          </table:table-cell>
          <table:table-cell office:value-type="string" calcext:value-type="string">
            <text:p>ms38P2_2500, msdiv76, sc184, sya43.34</text:p>
          </table:table-cell>
        </table:table-row>
        <table:table-row table:style-name="ro1">
          <table:table-cell office:value-type="string" calcext:value-type="string">
            <text:p>patthana2.10:185.1</text:p>
          </table:table-cell>
          <table:table-cell office:value-type="string" calcext:value-type="string">
            <text:p>Citto ca nocitto ca dhammā cittassa dhammassa anantarapaccayena paccayo— purimaṃ purimaṃ cittañca sampayuttakā ca khandhā pacchimassa pacchimassa cittassa anantarapaccayena paccayo. (Mūlaṃ pucchitabbaṃ.) Purimaṃ purimaṃ cittañca sampayuttakā ca khandhā pacchimānaṃ pacchimānaṃ nocittānaṃ khandhānaṃ anantarapaccayena paccayo—cittañca sampayuttakā ca khandhā vuṭṭhānassa anantarapaccayena paccayo. (Mūlaṃ pucchitabbaṃ.) Purimaṃ purimaṃ cittañca sampayuttakā ca khandhā pacchimassa pacchimassa cittassa sampayuttakānañca khandhānaṃ anantarapaccayena paccayo. (3)</text:p>
          </table:table-cell>
          <table:table-cell office:value-type="string" calcext:value-type="string">
            <text:p>&lt;p&gt;{}&lt;/p&gt;</text:p>
          </table:table-cell>
          <table:table-cell office:value-type="string" calcext:value-type="string">
            <text:p>dr43.38, ms38P2_2501, ndp39.34, sc185</text:p>
          </table:table-cell>
        </table:table-row>
        <table:table-row table:style-name="ro1">
          <table:table-cell office:value-type="string" calcext:value-type="string">
            <text:p>patthana2.10:186.1</text:p>
          </table:table-cell>
          <table:table-cell office:value-type="string" calcext:value-type="string">
            <text:p>Samanantarapaccayena paccayo … sahajātapaccayena paccayo … aññamaññapaccayena paccayo (paṭiccavārasadisā) … nissayapaccayena paccayo … pañca. (Paccayavārasadisā.)</text:p>
          </table:table-cell>
          <table:table-cell office:value-type="string" calcext:value-type="string">
            <text:p>&lt;p&gt;{}&lt;/p&gt;</text:p>
          </table:table-cell>
          <table:table-cell office:value-type="string" calcext:value-type="string">
            <text:p>ms38P2_2502, sc186</text:p>
          </table:table-cell>
        </table:table-row>
        <table:table-row table:style-name="ro1">
          <table:table-cell office:value-type="string" calcext:value-type="string">
            <text:p>patthana2.10:187.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0:187.1</text:p>
          </table:table-cell>
          <table:table-cell office:value-type="string" calcext:value-type="string">
            <text:p>Citto dhammo cittassa dhammassa upanissayapaccayena paccayo— ārammaṇūpanissayo, anantarūpanissayo, pakatūpanissayo …pe…. **Pakatūpanissayo**—cittaṃ cittassa upanissayapaccayena paccayo … tīṇi.</text:p>
          </table:table-cell>
          <table:table-cell office:value-type="string" calcext:value-type="string">
            <text:p>&lt;p&gt;{}&lt;/p&gt;</text:p>
          </table:table-cell>
          <table:table-cell office:value-type="string" calcext:value-type="string">
            <text:p>ms38P2_2503, msdiv77, sc187</text:p>
          </table:table-cell>
        </table:table-row>
        <table:table-row table:style-name="ro1">
          <table:table-cell office:value-type="string" calcext:value-type="string">
            <text:p>patthana2.10:188.1</text:p>
          </table:table-cell>
          <table:table-cell office:value-type="string" calcext:value-type="string">
            <text:p>Nocitto dhammo nocittassa dhammassa upanissayapaccayena paccayo— ārammaṇūpanissayo, anantarūpanissayo, pakatūpanissayo …pe…. **Pakatūpanissayo**—saddhaṃ upanissāya dānaṃ deti …pe… mānaṃ jappeti, diṭṭhiṃ gaṇhāti; sīlaṃ …pe… senāsanaṃ upanissāya dānaṃ deti …pe… saṃghaṃ bhindati; saddhā …pe… senāsanaṃ saddhāya …pe… maggassa, phalasamāpattiyā upanissayapaccayena paccayo. (1)</text:p>
          </table:table-cell>
          <table:table-cell office:value-type="string" calcext:value-type="string">
            <text:p>&lt;p&gt;{}&lt;/p&gt;</text:p>
          </table:table-cell>
          <table:table-cell office:value-type="string" calcext:value-type="string">
            <text:p>bj51.951, cck38.27, ms38P2_2504, sc188, sya43.35, vri122.490</text:p>
          </table:table-cell>
        </table:table-row>
        <table:table-row table:style-name="ro1">
          <table:table-cell office:value-type="string" calcext:value-type="string">
            <text:p>patthana2.10:189.1</text:p>
          </table:table-cell>
          <table:table-cell office:value-type="string" calcext:value-type="string">
            <text:p>Nocitto dhammo cittassa dhammassa upanissayapaccayena paccayo. (Ime dvepi pūretukāmena sabbattha kātabbā, paṭhamagamanasadisaṃ ninnānākaraṇaṃ.)</text:p>
          </table:table-cell>
          <table:table-cell office:value-type="string" calcext:value-type="string">
            <text:p>&lt;p&gt;{}&lt;/p&gt;</text:p>
          </table:table-cell>
          <table:table-cell office:value-type="string" calcext:value-type="string">
            <text:p>dr43.39, ms38P2_2505, sc189</text:p>
          </table:table-cell>
        </table:table-row>
        <table:table-row table:style-name="ro1">
          <table:table-cell office:value-type="string" calcext:value-type="string">
            <text:p>patthana2.10:190.1</text:p>
          </table:table-cell>
          <table:table-cell office:value-type="string" calcext:value-type="string">
            <text:p>Citto ca nocitto ca dhammā cittassa dhammassa upanissayapaccayena paccayo— ārammaṇūpanissayo, anantarūpanissayo, pakatūpanissayo …pe…. **Pakatūpanissayo**—cittañca sampayuttakā ca khandhā cittassa upanissayapaccayena paccayo … tīṇi.</text:p>
          </table:table-cell>
          <table:table-cell office:value-type="string" calcext:value-type="string">
            <text:p>&lt;p&gt;{}&lt;/p&gt;</text:p>
          </table:table-cell>
          <table:table-cell office:value-type="string" calcext:value-type="string">
            <text:p>csp1ed38.398, csp2ed38.398, ms38P2_2506, sc190</text:p>
          </table:table-cell>
        </table:table-row>
        <table:table-row table:style-name="ro1">
          <table:table-cell office:value-type="string" calcext:value-type="string">
            <text:p>patthana2.10:191.0</text:p>
          </table:table-cell>
          <table:table-cell office:value-type="string" calcext:value-type="string">
            <text:p>Purejāta</text:p>
          </table:table-cell>
          <table:table-cell office:value-type="string" calcext:value-type="string">
            <text:p>&lt;h6&gt;{}&lt;/h6&gt;</text:p>
          </table:table-cell>
          <table:table-cell/>
        </table:table-row>
        <table:table-row table:style-name="ro1">
          <table:table-cell office:value-type="string" calcext:value-type="string">
            <text:p>patthana2.10:191.1</text:p>
          </table:table-cell>
          <table:table-cell office:value-type="string" calcext:value-type="string">
            <text:p>Nocitto dhammo nocittassa dhammassa purejātapaccayena paccayo— ārammaṇapurejātaṃ, vatthupurejātaṃ. **Ārammaṇapurejātaṃ**—cakkhuṃ …pe… vatthuṃ aniccato …pe… domanassaṃ uppajjati; dibbena cakkhunā rūpaṃ passati, dibbāya sotadhātuyā saddaṃ suṇāti. Rūpāyatanaṃ cakkhuviññāṇasahagatānaṃ khandhānaṃ …pe… phoṭṭhabbāyatanaṃ kāyaviññāṇasahagatānaṃ khandhānaṃ purejātapaccayena paccayo. **Vatthupurejātaṃ**—cakkhāyatanaṃ cakkhuviññāṇasahagatānaṃ khandhānaṃ …pe… kāyāyatanaṃ …pe… vatthu nocittānaṃ khandhānaṃ purejātapaccayena paccayo. (1)</text:p>
          </table:table-cell>
          <table:table-cell office:value-type="string" calcext:value-type="string">
            <text:p>&lt;p&gt;{}&lt;/p&gt;</text:p>
          </table:table-cell>
          <table:table-cell office:value-type="string" calcext:value-type="string">
            <text:p>ms38P2_2507, msdiv78, ndp39.35, sc191</text:p>
          </table:table-cell>
        </table:table-row>
        <table:table-row table:style-name="ro1">
          <table:table-cell office:value-type="string" calcext:value-type="string">
            <text:p>patthana2.10:192.1</text:p>
          </table:table-cell>
          <table:table-cell office:value-type="string" calcext:value-type="string">
            <text:p>Nocitto dhammo cittassa dhammassa purejātapaccayena paccayo— ārammaṇapurejātaṃ, vatthupurejātaṃ. **Ārammaṇapurejātaṃ**—cakkhuṃ …pe… vatthuṃ aniccato …pe… domanassaṃ uppajjati; dibbena cakkhunā rūpaṃ passati, dibbāya sotadhātuyā saddaṃ suṇāti. Rūpāyatanaṃ cakkhuviññāṇassa …pe… phoṭṭhabbāyatanaṃ kāyaviññāṇassa …pe…. **Vatthupurejātaṃ**—cakkhāyatanaṃ cakkhuviññāṇassa …pe… kāyāyatanaṃ kāyaviññāṇassa …pe… vatthu cittassa purejātapaccayena paccayo. (2)</text:p>
          </table:table-cell>
          <table:table-cell office:value-type="string" calcext:value-type="string">
            <text:p>&lt;p&gt;{}&lt;/p&gt;</text:p>
          </table:table-cell>
          <table:table-cell office:value-type="string" calcext:value-type="string">
            <text:p>ms38P2_2508, sc192, sya43.36</text:p>
          </table:table-cell>
        </table:table-row>
        <table:table-row table:style-name="ro1">
          <table:table-cell office:value-type="string" calcext:value-type="string">
            <text:p>patthana2.10:193.1</text:p>
          </table:table-cell>
          <table:table-cell office:value-type="string" calcext:value-type="string">
            <text:p>Nocitto dhammo cittassa ca nocittassa ca dhammassa purejātapaccayena paccayo— ārammaṇapurejātaṃ, vatthupurejātaṃ. **Ārammaṇapurejātaṃ**—cakkhuṃ …pe… vatthuṃ aniccato …pe… domanassaṃ uppajjati; dibbena cakkhunā rūpaṃ passati, dibbāya sotadhātuyā saddaṃ suṇāti. Rūpāyatanaṃ cakkhuviññāṇassa ca sampayuttakānañca khandhānaṃ …pe… phoṭṭhabbāyatanaṃ …pe…. **Vatthupurejātaṃ**—cakkhāyatanaṃ cakkhuviññāṇassa sampayuttakānañca khandhānaṃ purejātapaccayena paccayo …pe… kāyāyatanaṃ kāyaviññāṇassa sampayuttakānañca khandhānaṃ …pe… vatthu cittassa ca sampayuttakānañca khandhānaṃ purejātapaccayena paccayo. (3)</text:p>
          </table:table-cell>
          <table:table-cell office:value-type="string" calcext:value-type="string">
            <text:p>&lt;p&gt;{}&lt;/p&gt;</text:p>
          </table:table-cell>
          <table:table-cell office:value-type="string" calcext:value-type="string">
            <text:p>cck38.28, dr43.40, ms38P2_2509, sc193, vri122.491</text:p>
          </table:table-cell>
        </table:table-row>
        <table:table-row table:style-name="ro1">
          <table:table-cell office:value-type="string" calcext:value-type="string">
            <text:p>patthana2.10:194.0</text:p>
          </table:table-cell>
          <table:table-cell office:value-type="string" calcext:value-type="string">
            <text:p>Pacchājātāsevana</text:p>
          </table:table-cell>
          <table:table-cell office:value-type="string" calcext:value-type="string">
            <text:p>&lt;h6&gt;{}&lt;/h6&gt;</text:p>
          </table:table-cell>
          <table:table-cell/>
        </table:table-row>
        <table:table-row table:style-name="ro1">
          <table:table-cell office:value-type="string" calcext:value-type="string">
            <text:p>patthana2.10:194.1</text:p>
          </table:table-cell>
          <table:table-cell office:value-type="string" calcext:value-type="string">
            <text:p>Citto dhammo nocittassa dhammassa pacchājātapaccayena paccayo. (Saṃkhittaṃ.) (1)</text:p>
          </table:table-cell>
          <table:table-cell office:value-type="string" calcext:value-type="string">
            <text:p>&lt;p&gt;{}&lt;/p&gt;</text:p>
          </table:table-cell>
          <table:table-cell office:value-type="string" calcext:value-type="string">
            <text:p>csp1ed38.399, csp2ed38.399, ms38P2_2510, msdiv79, sc194</text:p>
          </table:table-cell>
        </table:table-row>
        <table:table-row table:style-name="ro1">
          <table:table-cell office:value-type="string" calcext:value-type="string">
            <text:p>patthana2.10:195.1</text:p>
          </table:table-cell>
          <table:table-cell office:value-type="string" calcext:value-type="string">
            <text:p>Nocitto dhammo nocittassa dhammassa pacchājātapaccayena paccayo. (Saṃkhittaṃ.) (1)</text:p>
          </table:table-cell>
          <table:table-cell office:value-type="string" calcext:value-type="string">
            <text:p>&lt;p&gt;{}&lt;/p&gt;</text:p>
          </table:table-cell>
          <table:table-cell office:value-type="string" calcext:value-type="string">
            <text:p>ms38P2_2511, sc195</text:p>
          </table:table-cell>
        </table:table-row>
        <table:table-row table:style-name="ro1">
          <table:table-cell office:value-type="string" calcext:value-type="string">
            <text:p>patthana2.10:196.1</text:p>
          </table:table-cell>
          <table:table-cell office:value-type="string" calcext:value-type="string">
            <text:p>Citto ca nocitto ca dhammā nocittassa dhammassa pacchājātapaccayena paccayo. (Saṃkhittaṃ.) (1)</text:p>
          </table:table-cell>
          <table:table-cell office:value-type="string" calcext:value-type="string">
            <text:p>&lt;p&gt;{}&lt;/p&gt;</text:p>
          </table:table-cell>
          <table:table-cell office:value-type="string" calcext:value-type="string">
            <text:p>ms38P2_2512, sc196</text:p>
          </table:table-cell>
        </table:table-row>
        <table:table-row table:style-name="ro1">
          <table:table-cell office:value-type="string" calcext:value-type="string">
            <text:p>patthana2.10:197.1</text:p>
          </table:table-cell>
          <table:table-cell office:value-type="string" calcext:value-type="string">
            <text:p>Citto dhammo cittassa dhammassa āsevanapaccayena paccayo … nava.</text:p>
          </table:table-cell>
          <table:table-cell office:value-type="string" calcext:value-type="string">
            <text:p>&lt;p&gt;{}&lt;/p&gt;</text:p>
          </table:table-cell>
          <table:table-cell office:value-type="string" calcext:value-type="string">
            <text:p>ms38P2_2513, ndp39.36, sc197</text:p>
          </table:table-cell>
        </table:table-row>
        <table:table-row table:style-name="ro1">
          <table:table-cell office:value-type="string" calcext:value-type="string">
            <text:p>patthana2.10:198.0</text:p>
          </table:table-cell>
          <table:table-cell office:value-type="string" calcext:value-type="string">
            <text:p>Kamma</text:p>
          </table:table-cell>
          <table:table-cell office:value-type="string" calcext:value-type="string">
            <text:p>&lt;h6&gt;{}&lt;/h6&gt;</text:p>
          </table:table-cell>
          <table:table-cell/>
        </table:table-row>
        <table:table-row table:style-name="ro1">
          <table:table-cell office:value-type="string" calcext:value-type="string">
            <text:p>patthana2.10:198.1</text:p>
          </table:table-cell>
          <table:table-cell office:value-type="string" calcext:value-type="string">
            <text:p>Nocitto dhammo nocittassa dhammassa kammapaccayena paccayo—sahajātā, nānākkhaṇikā. **Sahajātā**—nocittā cetanā sampayuttakānaṃ khandhānaṃ cittasamuṭṭhānānañca rūpānaṃ kammapaccayena paccayo; paṭisandhikkhaṇe …pe…. **Nānākkhaṇikā**—nocittā cetanā vipākānaṃ khandhānaṃ kaṭattā ca rūpānaṃ kammapaccayena paccayo. (1)</text:p>
          </table:table-cell>
          <table:table-cell office:value-type="string" calcext:value-type="string">
            <text:p>&lt;p&gt;{}&lt;/p&gt;</text:p>
          </table:table-cell>
          <table:table-cell office:value-type="string" calcext:value-type="string">
            <text:p>ms38P2_2514, msdiv80, sc198, sya43.37</text:p>
          </table:table-cell>
        </table:table-row>
        <table:table-row table:style-name="ro1">
          <table:table-cell office:value-type="string" calcext:value-type="string">
            <text:p>patthana2.10:199.1</text:p>
          </table:table-cell>
          <table:table-cell office:value-type="string" calcext:value-type="string">
            <text:p>Nocitto dhammo cittassa dhammassa kammapaccayena paccayo—sahajātā, nānākkhaṇikā. **Sahajātā**—nocittā cetanā cittassa kammapaccayena paccayo; paṭisandhikkhaṇe …pe…. **Nānākkhaṇikā**—nocittā cetanā vipākassa cittassa kammapaccayena paccayo. (2)</text:p>
          </table:table-cell>
          <table:table-cell office:value-type="string" calcext:value-type="string">
            <text:p>&lt;p&gt;{}&lt;/p&gt;</text:p>
          </table:table-cell>
          <table:table-cell office:value-type="string" calcext:value-type="string">
            <text:p>dr43.41, ms38P2_2515, sc199</text:p>
          </table:table-cell>
        </table:table-row>
        <table:table-row table:style-name="ro1">
          <table:table-cell office:value-type="string" calcext:value-type="string">
            <text:p>patthana2.10:200.1</text:p>
          </table:table-cell>
          <table:table-cell office:value-type="string" calcext:value-type="string">
            <text:p>Nocitto dhammo cittassa ca nocittassa ca dhammassa kammapaccayena paccayo— sahajātā, nānākkhaṇikā. **Sahajātā**—nocittā cetanā sampayuttakānaṃ khandhānaṃ cittassa ca cittasamuṭṭhānānañca rūpānaṃ kammapaccayena paccayo; paṭisandhikkhaṇe …pe…. **Nānākkhaṇikā**—nocittā cetanā vipākānaṃ khandhānaṃ cittassa ca kaṭattā ca rūpānaṃ kammapaccayena paccayo. (3)</text:p>
          </table:table-cell>
          <table:table-cell office:value-type="string" calcext:value-type="string">
            <text:p>&lt;p&gt;{}&lt;/p&gt;</text:p>
          </table:table-cell>
          <table:table-cell office:value-type="string" calcext:value-type="string">
            <text:p>bj51.952, ms38P2_2516, sc200, vri122.492</text:p>
          </table:table-cell>
        </table:table-row>
        <table:table-row table:style-name="ro1">
          <table:table-cell office:value-type="string" calcext:value-type="string">
            <text:p>patthana2.10:201.0</text:p>
          </table:table-cell>
          <table:table-cell office:value-type="string" calcext:value-type="string">
            <text:p>Vipākādi</text:p>
          </table:table-cell>
          <table:table-cell office:value-type="string" calcext:value-type="string">
            <text:p>&lt;h6&gt;{}&lt;/h6&gt;</text:p>
          </table:table-cell>
          <table:table-cell/>
        </table:table-row>
        <table:table-row table:style-name="ro1">
          <table:table-cell office:value-type="string" calcext:value-type="string">
            <text:p>patthana2.10:201.1</text:p>
          </table:table-cell>
          <table:table-cell office:value-type="string" calcext:value-type="string">
            <text:p>Citto dhammo nocittassa dhammassa vipākapaccayena paccayo … pañca … āhārapaccayena paccayo … pañca … indriyapaccayena paccayo … pañca. Nocitto dhammo nocittassa dhammassa jhānapaccayena paccayo … tīṇi … maggapaccayena paccayo … tīṇi … sampayuttapaccayena paccayo … pañca.</text:p>
          </table:table-cell>
          <table:table-cell office:value-type="string" calcext:value-type="string">
            <text:p>&lt;p&gt;{}&lt;/p&gt;</text:p>
          </table:table-cell>
          <table:table-cell office:value-type="string" calcext:value-type="string">
            <text:p>ms38P2_2517, msdiv81, sc201</text:p>
          </table:table-cell>
        </table:table-row>
        <table:table-row table:style-name="ro1">
          <table:table-cell office:value-type="string" calcext:value-type="string">
            <text:p>patthana2.10:202.0</text:p>
          </table:table-cell>
          <table:table-cell office:value-type="string" calcext:value-type="string">
            <text:p>Vippayutta</text:p>
          </table:table-cell>
          <table:table-cell office:value-type="string" calcext:value-type="string">
            <text:p>&lt;h6&gt;{}&lt;/h6&gt;</text:p>
          </table:table-cell>
          <table:table-cell/>
        </table:table-row>
        <table:table-row table:style-name="ro1">
          <table:table-cell office:value-type="string" calcext:value-type="string">
            <text:p>patthana2.10:202.1</text:p>
          </table:table-cell>
          <table:table-cell office:value-type="string" calcext:value-type="string">
            <text:p>Citto dhammo nocittassa dhammassa vippayuttapaccayena paccayo—sahajātaṃ, pacchājātaṃ. (Saṃkhittaṃ.) (1)</text:p>
          </table:table-cell>
          <table:table-cell office:value-type="string" calcext:value-type="string">
            <text:p>&lt;p&gt;{}&lt;/p&gt;</text:p>
          </table:table-cell>
          <table:table-cell office:value-type="string" calcext:value-type="string">
            <text:p>csp1ed38.400, csp2ed38.400, ms38P2_2518, msdiv82, sc202</text:p>
          </table:table-cell>
        </table:table-row>
        <table:table-row table:style-name="ro1">
          <table:table-cell office:value-type="string" calcext:value-type="string">
            <text:p>patthana2.10:203.1</text:p>
          </table:table-cell>
          <table:table-cell office:value-type="string" calcext:value-type="string">
            <text:p>Nocitto dhammo nocittassa dhammassa vippayuttapaccayena paccayo—sahajātaṃ, purejātaṃ, pacchājātaṃ. **Sahajātā**—nocittā khandhā cittasamuṭṭhānānaṃ rūpānaṃ vippayuttapaccayena paccayo; paṭisandhikkhaṇe nocittā khandhā kaṭattārūpānaṃ …pe… nocittā khandhā vatthussa vippayuttapaccayena paccayo; vatthu khandhānaṃ vippayuttapaccayena paccayo. **Purejātaṃ**—cakkhāyatanaṃ cakkhuviññāṇasahagatānaṃ khandhānaṃ …pe… kāyāyatanaṃ kāyaviññāṇasahagatānaṃ khandhānaṃ …pe… vatthu nocittānaṃ khandhānaṃ vippayuttapaccayena paccayo. **Pacchājātā**—nocittā khandhā purejātassa imassa kāyassa vippayuttapaccayena paccayo. (1)</text:p>
          </table:table-cell>
          <table:table-cell office:value-type="string" calcext:value-type="string">
            <text:p>&lt;p&gt;{}&lt;/p&gt;</text:p>
          </table:table-cell>
          <table:table-cell office:value-type="string" calcext:value-type="string">
            <text:p>cck38.29, dr43.42, ms38P2_2519, ndp39.37, sc203, sya43.38</text:p>
          </table:table-cell>
        </table:table-row>
        <table:table-row table:style-name="ro1">
          <table:table-cell office:value-type="string" calcext:value-type="string">
            <text:p>patthana2.10:204.1</text:p>
          </table:table-cell>
          <table:table-cell office:value-type="string" calcext:value-type="string">
            <text:p>Nocitto dhammo cittassa dhammassa vippayuttapaccayena paccayo—sahajātaṃ, purejātaṃ. **Sahajātaṃ**—paṭisandhikkhaṇe vatthu cittassa vippayuttapaccayena paccayo. **Purejātaṃ**—cakkhāyatanaṃ cakkhuviññāṇassa …pe… kāyāyatanaṃ kāyaviññāṇassa …pe… vatthu cittassa vippayuttapaccayena paccayo. (2)</text:p>
          </table:table-cell>
          <table:table-cell office:value-type="string" calcext:value-type="string">
            <text:p>&lt;p&gt;{}&lt;/p&gt;</text:p>
          </table:table-cell>
          <table:table-cell office:value-type="string" calcext:value-type="string">
            <text:p>ms38P2_2520, sc204</text:p>
          </table:table-cell>
        </table:table-row>
        <table:table-row table:style-name="ro1">
          <table:table-cell office:value-type="string" calcext:value-type="string">
            <text:p>patthana2.10:205.1</text:p>
          </table:table-cell>
          <table:table-cell office:value-type="string" calcext:value-type="string">
            <text:p>Nocitto dhammo cittassa ca nocittassa ca dhammassa vippayuttapaccayena paccayo—sahajātaṃ, purejātaṃ. **Sahajātaṃ**—paṭisandhikkhaṇe vatthu cittassa sampayuttakānañca khandhānaṃ vippayuttapaccayena paccayo. **Purejātaṃ**—cakkhāyatanaṃ cakkhuviññāṇassa sampayuttakānañca khandhānaṃ vippayuttapaccayena paccayo …pe… kāyāyatanaṃ kāyaviññāṇassa sampayuttakānañca khandhānaṃ …pe… vatthu cittassa ca sampayuttakānañca khandhānaṃ vippayuttapaccayena paccayo. (3)</text:p>
          </table:table-cell>
          <table:table-cell office:value-type="string" calcext:value-type="string">
            <text:p>&lt;p&gt;{}&lt;/p&gt;</text:p>
          </table:table-cell>
          <table:table-cell office:value-type="string" calcext:value-type="string">
            <text:p>ms38P2_2521, sc205, vri122.493</text:p>
          </table:table-cell>
        </table:table-row>
        <table:table-row table:style-name="ro1">
          <table:table-cell office:value-type="string" calcext:value-type="string">
            <text:p>patthana2.10:206.1</text:p>
          </table:table-cell>
          <table:table-cell office:value-type="string" calcext:value-type="string">
            <text:p>Citto ca nocitto ca dhammā nocittassa dhammassa vippayuttapaccayena paccayo— sahajātaṃ, pacchājātaṃ. (Saṃkhittaṃ.) (1)</text:p>
          </table:table-cell>
          <table:table-cell office:value-type="string" calcext:value-type="string">
            <text:p>&lt;p&gt;{}&lt;/p&gt;</text:p>
          </table:table-cell>
          <table:table-cell office:value-type="string" calcext:value-type="string">
            <text:p>ms38P2_2522, sc206</text:p>
          </table:table-cell>
        </table:table-row>
        <table:table-row table:style-name="ro1">
          <table:table-cell office:value-type="string" calcext:value-type="string">
            <text:p>patthana2.10:207.0</text:p>
          </table:table-cell>
          <table:table-cell office:value-type="string" calcext:value-type="string">
            <text:p>Atthi</text:p>
          </table:table-cell>
          <table:table-cell office:value-type="string" calcext:value-type="string">
            <text:p>&lt;h6&gt;{}&lt;/h6&gt;</text:p>
          </table:table-cell>
          <table:table-cell/>
        </table:table-row>
        <table:table-row table:style-name="ro1">
          <table:table-cell office:value-type="string" calcext:value-type="string">
            <text:p>patthana2.10:207.1</text:p>
          </table:table-cell>
          <table:table-cell office:value-type="string" calcext:value-type="string">
            <text:p>Citto dhammo nocittassa dhammassa atthipaccayena paccayo—sahajātaṃ, pacchājātaṃ. (Saṃkhittaṃ.) (1)</text:p>
          </table:table-cell>
          <table:table-cell office:value-type="string" calcext:value-type="string">
            <text:p>&lt;p&gt;{}&lt;/p&gt;</text:p>
          </table:table-cell>
          <table:table-cell office:value-type="string" calcext:value-type="string">
            <text:p>ms38P2_2523, msdiv83, sc207</text:p>
          </table:table-cell>
        </table:table-row>
        <table:table-row table:style-name="ro1">
          <table:table-cell office:value-type="string" calcext:value-type="string">
            <text:p>patthana2.10:208.1</text:p>
          </table:table-cell>
          <table:table-cell office:value-type="string" calcext:value-type="string">
            <text:p>Nocitto dhammo nocittassa dhammassa atthipaccayena paccayo—sahajātaṃ, purejātaṃ, pacchājātaṃ, āhāraṃ, indriyaṃ. (Saṃkhittaṃ.) (1)</text:p>
          </table:table-cell>
          <table:table-cell office:value-type="string" calcext:value-type="string">
            <text:p>&lt;p&gt;{}&lt;/p&gt;</text:p>
          </table:table-cell>
          <table:table-cell office:value-type="string" calcext:value-type="string">
            <text:p>dr43.43, ms38P2_2524, sc208, sya43.39</text:p>
          </table:table-cell>
        </table:table-row>
        <table:table-row table:style-name="ro1">
          <table:table-cell office:value-type="string" calcext:value-type="string">
            <text:p>patthana2.10:209.1</text:p>
          </table:table-cell>
          <table:table-cell office:value-type="string" calcext:value-type="string">
            <text:p>Nocitto dhammo cittassa dhammassa atthipaccayena paccayo—sahajātaṃ, purejātaṃ. **Sahajātā**—nocittā khandhā cittassa atthipaccayena paccayo; paṭisandhikkhaṇe …pe… paṭisandhikkhaṇe vatthu cittassa atthipaccayena paccayo. **Purejātaṃ**—cakkhuṃ …pe… vatthuṃ aniccato …pe…. (Purejātasadisaṃ, saṃkhittaṃ.) (2)</text:p>
          </table:table-cell>
          <table:table-cell office:value-type="string" calcext:value-type="string">
            <text:p>&lt;p&gt;{}&lt;/p&gt;</text:p>
          </table:table-cell>
          <table:table-cell office:value-type="string" calcext:value-type="string">
            <text:p>csp1ed38.401, csp2ed38.401, ms38P2_2525, ndp39.38, sc209</text:p>
          </table:table-cell>
        </table:table-row>
        <table:table-row table:style-name="ro1">
          <table:table-cell office:value-type="string" calcext:value-type="string">
            <text:p>patthana2.10:210.1</text:p>
          </table:table-cell>
          <table:table-cell office:value-type="string" calcext:value-type="string">
            <text:p>Nocitto dhammo cittassa ca nocittassa ca dhammassa atthipaccayena paccayo— sahajātaṃ, purejātaṃ. **Sahajāto**—nocitto eko khandho dvinnaṃ khandhānaṃ cittassa ca cittasamuṭṭhānānañca rūpānaṃ atthipaccayena paccayo; paṭisandhikkhaṇe nocitto eko khandho …pe… paṭisandhikkhaṇe vatthu cittassa sampayuttakānañca khandhānaṃ atthipaccayena paccayo. **Purejātaṃ**—cakkhuṃ …pe… vatthuṃ …pe…. (Purejātasadisaṃ, saṃkhittaṃ.) (3)</text:p>
          </table:table-cell>
          <table:table-cell office:value-type="string" calcext:value-type="string">
            <text:p>&lt;p&gt;{}&lt;/p&gt;</text:p>
          </table:table-cell>
          <table:table-cell office:value-type="string" calcext:value-type="string">
            <text:p>ms38P2_2526, sc210</text:p>
          </table:table-cell>
        </table:table-row>
        <table:table-row table:style-name="ro1">
          <table:table-cell office:value-type="string" calcext:value-type="string">
            <text:p>patthana2.10:211.1</text:p>
          </table:table-cell>
          <table:table-cell office:value-type="string" calcext:value-type="string">
            <text:p>Citto ca nocitto ca dhammā nocittassa dhammassa atthipaccayena paccayo— sahajātaṃ, purejātaṃ, pacchājātaṃ, āhāraṃ, indriyaṃ. **Sahajāto**—nocitto eko khandho ca cittañca dvinnaṃ khandhānaṃ cittasamuṭṭhānānañca rūpānaṃ atthipaccayena paccayo; dve khandhā ca …pe…. **Sahajātaṃ**—cittañca vatthuñca nocittānaṃ khandhānaṃ atthipaccayena paccayo (paṭisandhikkhaṇepi dve). **Sahajātaṃ**—cittañca sampayuttakā ca khandhā cittasamuṭṭhānānaṃ rūpānaṃ atthipaccayena paccayo. **Sahajātaṃ**—cittañca mahābhūtā ca cittasamuṭṭhānānaṃ rūpānaṃ atthipaccayena paccayo (paṭisandhikkhaṇepi dve). **Pacchājātaṃ**—cittañca sampayuttakā ca khandhā purejātassa imassa kāyassa atthipaccayena paccayo. **Pacchājātaṃ**—cittañca sampayuttakā ca khandhā kabaḷīkāro āhāro ca imassa kāyassa atthipaccayena paccayo. **Pacchājātaṃ**—cittañca sampayuttakā ca khandhā rūpajīvitindriyañca kaṭattārūpānaṃ atthipaccayena paccayo. (1)</text:p>
          </table:table-cell>
          <table:table-cell office:value-type="string" calcext:value-type="string">
            <text:p>&lt;p&gt;{}&lt;/p&gt;</text:p>
          </table:table-cell>
          <table:table-cell office:value-type="string" calcext:value-type="string">
            <text:p>bj51.953, cck38.30, dr43.44, ms38P2_2527, msdiv84, sc211, sya43.40, vri122.494</text:p>
          </table:table-cell>
        </table:table-row>
        <table:table-row table:style-name="ro1">
          <table:table-cell office:value-type="string" calcext:value-type="string">
            <text:p>patthana2.10:212.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212.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212.1</text:p>
          </table:table-cell>
          <table:table-cell office:value-type="string" calcext:value-type="string">
            <text:p>Hetuyā tīṇi, ārammaṇe nava, adhipatiyā nava, anantare nava, samanantare nava, sahajāte pañca, aññamaññe pañca, nissaye pañca, upanissaye nava, purejāte tīṇi, pacchājāte tīṇi, āsevane nava, kamme tīṇi, vipāke pañca, āhāre pañca, indriye pañca, jhāne tīṇi, magge tīṇi, sampayutte pañca, vippayutte pañca, atthiyā pañca, natthiyā nava, vigate nava, avigate pañca.</text:p>
          </table:table-cell>
          <table:table-cell office:value-type="string" calcext:value-type="string">
            <text:p>&lt;p&gt;{}&lt;/p&gt;</text:p>
          </table:table-cell>
          <table:table-cell office:value-type="string" calcext:value-type="string">
            <text:p>csp1ed38.402, csp2ed38.402, ms38P2_2528, msdiv85, ndp39.39, sc212</text:p>
          </table:table-cell>
        </table:table-row>
        <table:table-row table:style-name="ro1">
          <table:table-cell office:value-type="string" calcext:value-type="string">
            <text:p>patthana2.10:213.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0:213.1</text:p>
          </table:table-cell>
          <table:table-cell office:value-type="string" calcext:value-type="string">
            <text:p>Citto dhammo cittassa dhammassa ārammaṇapaccayena paccayo … upanissayapaccayena paccayo. (1)</text:p>
          </table:table-cell>
          <table:table-cell office:value-type="string" calcext:value-type="string">
            <text:p>&lt;p&gt;{}&lt;/p&gt;</text:p>
          </table:table-cell>
          <table:table-cell office:value-type="string" calcext:value-type="string">
            <text:p>ms38P2_2529, msdiv86, sc213</text:p>
          </table:table-cell>
        </table:table-row>
        <table:table-row table:style-name="ro1">
          <table:table-cell office:value-type="string" calcext:value-type="string">
            <text:p>patthana2.10:214.1</text:p>
          </table:table-cell>
          <table:table-cell office:value-type="string" calcext:value-type="string">
            <text:p>Citto dhammo nocittassa dhammassa ārammaṇapaccayena paccayo … sahajātapaccayena paccayo … upanissayapaccayena paccayo … pacchājātapaccayena paccayo. (2)</text:p>
          </table:table-cell>
          <table:table-cell office:value-type="string" calcext:value-type="string">
            <text:p>&lt;p&gt;{}&lt;/p&gt;</text:p>
          </table:table-cell>
          <table:table-cell office:value-type="string" calcext:value-type="string">
            <text:p>ms38P2_2530, sc214, vri122.495</text:p>
          </table:table-cell>
        </table:table-row>
        <table:table-row table:style-name="ro1">
          <table:table-cell office:value-type="string" calcext:value-type="string">
            <text:p>patthana2.10:215.1</text:p>
          </table:table-cell>
          <table:table-cell office:value-type="string" calcext:value-type="string">
            <text:p>Citto dhammo cittassa ca nocittassa ca dhammassa ārammaṇapaccayena paccayo … upanissayapaccayena paccayo. (3)</text:p>
          </table:table-cell>
          <table:table-cell office:value-type="string" calcext:value-type="string">
            <text:p>&lt;p&gt;{}&lt;/p&gt;</text:p>
          </table:table-cell>
          <table:table-cell office:value-type="string" calcext:value-type="string">
            <text:p>ms38P2_2531, sc215</text:p>
          </table:table-cell>
        </table:table-row>
        <table:table-row table:style-name="ro1">
          <table:table-cell office:value-type="string" calcext:value-type="string">
            <text:p>patthana2.10:216.1</text:p>
          </table:table-cell>
          <table:table-cell office:value-type="string" calcext:value-type="string">
            <text:p>Nocitto dhammo nocittassa dhammassa ārammaṇapaccayena paccayo … sahajātapaccayena paccayo … upanissayapaccayena paccayo … purejātapaccayena paccayo … pacchājātapaccayena paccayo … kammapaccayena paccayo … āhārapaccayena paccayo … indriyapaccayena paccayo. (1)</text:p>
          </table:table-cell>
          <table:table-cell office:value-type="string" calcext:value-type="string">
            <text:p>&lt;p&gt;{}&lt;/p&gt;</text:p>
          </table:table-cell>
          <table:table-cell office:value-type="string" calcext:value-type="string">
            <text:p>ms38P2_2532, msdiv87, sc216, sya43.41</text:p>
          </table:table-cell>
        </table:table-row>
        <table:table-row table:style-name="ro1">
          <table:table-cell office:value-type="string" calcext:value-type="string">
            <text:p>patthana2.10:217.1</text:p>
          </table:table-cell>
          <table:table-cell office:value-type="string" calcext:value-type="string">
            <text:p>Nocitto dhammo cittassa dhammassa ārammaṇapaccayena paccayo … sahajātapaccayena paccayo … upanissayapaccayena paccayo … purejātapaccayena paccayo … kammapaccayena paccayo. (2)</text:p>
          </table:table-cell>
          <table:table-cell office:value-type="string" calcext:value-type="string">
            <text:p>&lt;p&gt;{}&lt;/p&gt;</text:p>
          </table:table-cell>
          <table:table-cell office:value-type="string" calcext:value-type="string">
            <text:p>cck38.31, dr43.45, ms38P2_2533, sc217</text:p>
          </table:table-cell>
        </table:table-row>
        <table:table-row table:style-name="ro1">
          <table:table-cell office:value-type="string" calcext:value-type="string">
            <text:p>patthana2.10:218.1</text:p>
          </table:table-cell>
          <table:table-cell office:value-type="string" calcext:value-type="string">
            <text:p>Nocitto dhammo cittassa ca nocittassa ca dhammassa ārammaṇapaccayena paccayo … sahajātapaccayena paccayo … upanissayapaccayena paccayo … purejātapaccayena paccayo … kammapaccayena paccayo. (3)</text:p>
          </table:table-cell>
          <table:table-cell office:value-type="string" calcext:value-type="string">
            <text:p>&lt;p&gt;{}&lt;/p&gt;</text:p>
          </table:table-cell>
          <table:table-cell office:value-type="string" calcext:value-type="string">
            <text:p>ms38P2_2534, sc218</text:p>
          </table:table-cell>
        </table:table-row>
        <table:table-row table:style-name="ro1">
          <table:table-cell office:value-type="string" calcext:value-type="string">
            <text:p>patthana2.10:219.1</text:p>
          </table:table-cell>
          <table:table-cell office:value-type="string" calcext:value-type="string">
            <text:p>Citto ca nocitto ca dhammā cittassa dhammassa ārammaṇapaccayena paccayo … upanissayapaccayena paccayo. (1)</text:p>
          </table:table-cell>
          <table:table-cell office:value-type="string" calcext:value-type="string">
            <text:p>&lt;p&gt;{}&lt;/p&gt;</text:p>
          </table:table-cell>
          <table:table-cell office:value-type="string" calcext:value-type="string">
            <text:p>ms38P2_2535, msdiv88, sc219</text:p>
          </table:table-cell>
        </table:table-row>
        <table:table-row table:style-name="ro1">
          <table:table-cell office:value-type="string" calcext:value-type="string">
            <text:p>patthana2.10:220.1</text:p>
          </table:table-cell>
          <table:table-cell office:value-type="string" calcext:value-type="string">
            <text:p>Citto ca nocitto ca dhammā nocittassa dhammassa ārammaṇapaccayena paccayo … sahajātapaccayena paccayo … upanissayapaccayena paccayo … pacchājātapaccayena paccayo. (2)</text:p>
          </table:table-cell>
          <table:table-cell office:value-type="string" calcext:value-type="string">
            <text:p>&lt;p&gt;{}&lt;/p&gt;</text:p>
          </table:table-cell>
          <table:table-cell office:value-type="string" calcext:value-type="string">
            <text:p>ms38P2_2536, sc220</text:p>
          </table:table-cell>
        </table:table-row>
        <table:table-row table:style-name="ro1">
          <table:table-cell office:value-type="string" calcext:value-type="string">
            <text:p>patthana2.10:221.1</text:p>
          </table:table-cell>
          <table:table-cell office:value-type="string" calcext:value-type="string">
            <text:p>Citto ca nocitto ca dhammā cittassa ca nocittassa ca dhammassa ārammaṇapaccayena paccayo … upanissayapaccayena paccayo. (3)</text:p>
          </table:table-cell>
          <table:table-cell office:value-type="string" calcext:value-type="string">
            <text:p>&lt;p&gt;{}&lt;/p&gt;</text:p>
          </table:table-cell>
          <table:table-cell office:value-type="string" calcext:value-type="string">
            <text:p>csp1ed38.403, csp2ed38.403, ms38P2_2537, sc221</text:p>
          </table:table-cell>
        </table:table-row>
        <table:table-row table:style-name="ro1">
          <table:table-cell office:value-type="string" calcext:value-type="string">
            <text:p>patthana2.10:222.0.1</text:p>
          </table:table-cell>
          <table:table-cell office:value-type="string" calcext:value-type="string">
            <text:p>2.10.2.7.2. Paccayapaccanīya</text:p>
          </table:table-cell>
          <table:table-cell office:value-type="string" calcext:value-type="string">
            <text:p>&lt;h4&gt;{}&lt;/h4&gt;</text:p>
          </table:table-cell>
          <table:table-cell/>
        </table:table-row>
        <table:table-row table:style-name="ro1">
          <table:table-cell office:value-type="string" calcext:value-type="string">
            <text:p>patthana2.10:222.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222.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222.1</text:p>
          </table:table-cell>
          <table:table-cell office:value-type="string" calcext:value-type="string">
            <text:p>Nahetuyā nava, naārammaṇe nava (sabbattha nava), noavigate nava.</text:p>
          </table:table-cell>
          <table:table-cell office:value-type="string" calcext:value-type="string">
            <text:p>&lt;p&gt;{}&lt;/p&gt;</text:p>
          </table:table-cell>
          <table:table-cell office:value-type="string" calcext:value-type="string">
            <text:p>ms38P2_2538, msdiv89, ndp39.40, sc222, vri122.496</text:p>
          </table:table-cell>
        </table:table-row>
        <table:table-row table:style-name="ro1">
          <table:table-cell office:value-type="string" calcext:value-type="string">
            <text:p>patthana2.10:223.0</text:p>
          </table:table-cell>
          <table:table-cell office:value-type="string" calcext:value-type="string">
            <text:p>2.10.2.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223.1</text:p>
          </table:table-cell>
          <table:table-cell office:value-type="string" calcext:value-type="string">
            <text:p>Hetupaccayā naārammaṇe tīṇi …pe… nasamanantare tīṇi, naaññamaññe ekaṃ, naupanissaye tīṇi (sabbattha tīṇi), namagge tīṇi, nasampayutte ekaṃ, navippayutte tīṇi, nonatthiyā tīṇi, novigate tīṇi.</text:p>
          </table:table-cell>
          <table:table-cell office:value-type="string" calcext:value-type="string">
            <text:p>&lt;p&gt;{}&lt;/p&gt;</text:p>
          </table:table-cell>
          <table:table-cell office:value-type="string" calcext:value-type="string">
            <text:p>ms38P2_2539, msdiv90, sc223</text:p>
          </table:table-cell>
        </table:table-row>
        <table:table-row table:style-name="ro1">
          <table:table-cell office:value-type="string" calcext:value-type="string">
            <text:p>patthana2.10:224.0</text:p>
          </table:table-cell>
          <table:table-cell office:value-type="string" calcext:value-type="string">
            <text:p>2.10.2.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224.1</text:p>
          </table:table-cell>
          <table:table-cell office:value-type="string" calcext:value-type="string">
            <text:p>Nahetupaccayā ārammaṇe nava, adhipatiyā nava. (Anulomamātikā kātabbā.)</text:p>
          </table:table-cell>
          <table:table-cell office:value-type="string" calcext:value-type="string">
            <text:p>&lt;p&gt;{}&lt;/p&gt;</text:p>
          </table:table-cell>
          <table:table-cell office:value-type="string" calcext:value-type="string">
            <text:p>dr43.46, ms38P2_2540, msdiv91, sc224, sya43.42</text:p>
          </table:table-cell>
        </table:table-row>
        <table:table-row table:style-name="ro1">
          <table:table-cell office:value-type="string" calcext:value-type="string">
            <text:p>patthana2.10:225.1</text:p>
          </table:table-cell>
          <table:table-cell office:value-type="string" calcext:value-type="string">
            <text:p>Cittadukaṃ niṭṭhitaṃ.</text:p>
          </table:table-cell>
          <table:table-cell office:value-type="string" calcext:value-type="string">
            <text:p>&lt;p class='endsutta'&gt;{}&lt;/p&gt;</text:p>
          </table:table-cell>
          <table:table-cell office:value-type="string" calcext:value-type="string">
            <text:p>ms38P2_2541, sc225</text:p>
          </table:table-cell>
        </table:table-row>
        <table:table-row table:style-name="ro1">
          <table:table-cell office:value-type="string" calcext:value-type="string">
            <text:p>patthana2.10:226.0.1</text:p>
          </table:table-cell>
          <table:table-cell office:value-type="string" calcext:value-type="string">
            <text:p>2.10.3. Cetasikaduka</text:p>
          </table:table-cell>
          <table:table-cell office:value-type="string" calcext:value-type="string">
            <text:p>&lt;h2&gt;{}&lt;/h2&gt;</text:p>
          </table:table-cell>
          <table:table-cell/>
        </table:table-row>
        <table:table-row table:style-name="ro1">
          <table:table-cell office:value-type="string" calcext:value-type="string">
            <text:p>patthana2.10:226.0.2</text:p>
          </table:table-cell>
          <table:table-cell office:value-type="string" calcext:value-type="string">
            <text:p>2.10.3.1. Paṭiccavāra</text:p>
          </table:table-cell>
          <table:table-cell office:value-type="string" calcext:value-type="string">
            <text:p>&lt;h3&gt;{}&lt;/h3&gt;</text:p>
          </table:table-cell>
          <table:table-cell/>
        </table:table-row>
        <table:table-row table:style-name="ro1">
          <table:table-cell office:value-type="string" calcext:value-type="string">
            <text:p>patthana2.10:226.0.3</text:p>
          </table:table-cell>
          <table:table-cell office:value-type="string" calcext:value-type="string">
            <text:p>2.10.3.1.1. Paccayānuloma</text:p>
          </table:table-cell>
          <table:table-cell office:value-type="string" calcext:value-type="string">
            <text:p>&lt;h4&gt;{}&lt;/h4&gt;</text:p>
          </table:table-cell>
          <table:table-cell/>
        </table:table-row>
        <table:table-row table:style-name="ro1">
          <table:table-cell office:value-type="string" calcext:value-type="string">
            <text:p>patthana2.10:226.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226.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226.1</text:p>
          </table:table-cell>
          <table:table-cell office:value-type="string" calcext:value-type="string">
            <text:p>Cetasikaṃ dhammaṃ paṭicca cetasiko dhammo uppajjati hetupaccayā—cetasikaṃ ekaṃ khandhaṃ paṭicca dve khandhā, dve khandhe paṭicca eko khandho; paṭisandhikkhaṇe …pe…. (1)</text:p>
          </table:table-cell>
          <table:table-cell office:value-type="string" calcext:value-type="string">
            <text:p>&lt;p&gt;{}&lt;/p&gt;</text:p>
          </table:table-cell>
          <table:table-cell office:value-type="string" calcext:value-type="string">
            <text:p>bj51.954, ms38P2_2542, msdiv92, sc226, vri122.497</text:p>
          </table:table-cell>
        </table:table-row>
        <table:table-row table:style-name="ro1">
          <table:table-cell office:value-type="string" calcext:value-type="string">
            <text:p>patthana2.10:227.1</text:p>
          </table:table-cell>
          <table:table-cell office:value-type="string" calcext:value-type="string">
            <text:p>Cetasikaṃ dhammaṃ paṭicca acetasiko dhammo uppajjati hetupaccayā—cetasike khandhe paṭicca cittañca cittasamuṭṭhānañca rūpaṃ; paṭisandhikkhaṇe cetasike khandhe paṭicca cittañca kaṭattā ca rūpaṃ. (2)</text:p>
          </table:table-cell>
          <table:table-cell office:value-type="string" calcext:value-type="string">
            <text:p>&lt;p&gt;{}&lt;/p&gt;</text:p>
          </table:table-cell>
          <table:table-cell office:value-type="string" calcext:value-type="string">
            <text:p>ms38P2_2543, sc227</text:p>
          </table:table-cell>
        </table:table-row>
        <table:table-row table:style-name="ro1">
          <table:table-cell office:value-type="string" calcext:value-type="string">
            <text:p>patthana2.10:228.1</text:p>
          </table:table-cell>
          <table:table-cell office:value-type="string" calcext:value-type="string">
            <text:p>Cetasikaṃ dhammaṃ paṭicca cetasiko ca acetasiko ca dhammā uppajjanti hetupaccayā—cetasikaṃ ekaṃ khandhaṃ paṭicca dve khandhā cittañca cittasamuṭṭhānañca rūpaṃ, dve khandhe …pe… paṭisandhikkhaṇe …pe…. (3)</text:p>
          </table:table-cell>
          <table:table-cell office:value-type="string" calcext:value-type="string">
            <text:p>&lt;p&gt;{}&lt;/p&gt;</text:p>
          </table:table-cell>
          <table:table-cell office:value-type="string" calcext:value-type="string">
            <text:p>cck38.32, csp1ed38.404, csp2ed38.404, ms38P2_2544, ndp39.41, sc228</text:p>
          </table:table-cell>
        </table:table-row>
        <table:table-row table:style-name="ro1">
          <table:table-cell office:value-type="string" calcext:value-type="string">
            <text:p>patthana2.10:229.1</text:p>
          </table:table-cell>
          <table:table-cell office:value-type="string" calcext:value-type="string">
            <text:p>Acetasikaṃ dhammaṃ paṭicca acetasiko dhammo uppajjati hetupaccayā—cittaṃ paṭicca cittasamuṭṭhānaṃ rūpaṃ; paṭisandhikkhaṇe cittaṃ paṭicca kaṭattārūpaṃ, cittaṃ paṭicca vatthu, vatthuṃ paṭicca cittaṃ, ekaṃ mahābhūtaṃ …pe… mahābhūte paṭicca cittasamuṭṭhānaṃ rūpaṃ kaṭattārūpaṃ upādārūpaṃ. (1)</text:p>
          </table:table-cell>
          <table:table-cell office:value-type="string" calcext:value-type="string">
            <text:p>&lt;p&gt;{}&lt;/p&gt;</text:p>
          </table:table-cell>
          <table:table-cell office:value-type="string" calcext:value-type="string">
            <text:p>ms38P2_2545, msdiv93, sc229, vri122.498</text:p>
          </table:table-cell>
        </table:table-row>
        <table:table-row table:style-name="ro1">
          <table:table-cell office:value-type="string" calcext:value-type="string">
            <text:p>patthana2.10:230.1</text:p>
          </table:table-cell>
          <table:table-cell office:value-type="string" calcext:value-type="string">
            <text:p>Acetasikaṃ dhammaṃ paṭicca cetasiko dhammo uppajjati hetupaccayā—cittaṃ paṭicca sampayuttakā khandhā; paṭisandhikkhaṇe cittaṃ …pe… paṭisandhikkhaṇe vatthuṃ paṭicca cetasikā khandhā. (2)</text:p>
          </table:table-cell>
          <table:table-cell office:value-type="string" calcext:value-type="string">
            <text:p>&lt;p&gt;{}&lt;/p&gt;</text:p>
          </table:table-cell>
          <table:table-cell office:value-type="string" calcext:value-type="string">
            <text:p>dr43.47, ms38P2_2546, sc230, sya43.43</text:p>
          </table:table-cell>
        </table:table-row>
        <table:table-row table:style-name="ro1">
          <table:table-cell office:value-type="string" calcext:value-type="string">
            <text:p>patthana2.10:231.1</text:p>
          </table:table-cell>
          <table:table-cell office:value-type="string" calcext:value-type="string">
            <text:p>Acetasikaṃ dhammaṃ paṭicca cetasiko ca acetasiko ca dhammā uppajjanti hetupaccayā—cittaṃ paṭicca sampayuttakā khandhā cittasamuṭṭhānañca rūpaṃ; paṭisandhikkhaṇe cittaṃ …pe… paṭisandhikkhaṇe vatthuṃ paṭicca cittañca sampayuttakā ca khandhā. (3)</text:p>
          </table:table-cell>
          <table:table-cell office:value-type="string" calcext:value-type="string">
            <text:p>&lt;p&gt;{}&lt;/p&gt;</text:p>
          </table:table-cell>
          <table:table-cell office:value-type="string" calcext:value-type="string">
            <text:p>ms38P2_2547, sc231</text:p>
          </table:table-cell>
        </table:table-row>
        <table:table-row table:style-name="ro1">
          <table:table-cell office:value-type="string" calcext:value-type="string">
            <text:p>patthana2.10:232.1</text:p>
          </table:table-cell>
          <table:table-cell office:value-type="string" calcext:value-type="string">
            <text:p>Cetasikañca acetasikañca dhammaṃ paṭicca cetasiko dhammo uppajjati hetupaccayā—cetasikaṃ ekaṃ khandhañca cittañca paṭicca dve khandhā, dve khandhe ca …pe… paṭisandhikkhaṇe cetasikaṃ ekaṃ khandhañca cittañca paṭicca dve khandhā, dve khandhe ca …pe… paṭisandhikkhaṇe cetasikaṃ ekaṃ khandhañca vatthuñca paṭicca dve khandhā, dve khandhe ca …pe…. (1)</text:p>
          </table:table-cell>
          <table:table-cell office:value-type="string" calcext:value-type="string">
            <text:p>&lt;p&gt;{}&lt;/p&gt;</text:p>
          </table:table-cell>
          <table:table-cell office:value-type="string" calcext:value-type="string">
            <text:p>ms38P2_2548, msdiv94, sc232</text:p>
          </table:table-cell>
        </table:table-row>
        <table:table-row table:style-name="ro1">
          <table:table-cell office:value-type="string" calcext:value-type="string">
            <text:p>patthana2.10:233.1</text:p>
          </table:table-cell>
          <table:table-cell office:value-type="string" calcext:value-type="string">
            <text:p>Cetasikañca acetasikañca dhammaṃ paṭicca acetasiko dhammo uppajjati hetupaccayā—cetasike khandhe ca cittañca paṭicca cittasamuṭṭhānaṃ rūpaṃ, cetasike khandhe ca mahābhūte ca paṭicca cittasamuṭṭhānaṃ rūpaṃ; paṭisandhikkhaṇe cetasike khandhe ca cittañca paṭicca kaṭattārūpaṃ, paṭisandhikkhaṇe cetasike khandhe ca mahābhūte ca paṭicca kaṭattārūpaṃ, paṭisandhikkhaṇe cetasike khandhe ca vatthuñca paṭicca cittaṃ. (2)</text:p>
          </table:table-cell>
          <table:table-cell office:value-type="string" calcext:value-type="string">
            <text:p>&lt;p&gt;{}&lt;/p&gt;</text:p>
          </table:table-cell>
          <table:table-cell office:value-type="string" calcext:value-type="string">
            <text:p>ms38P2_2549, sc233</text:p>
          </table:table-cell>
        </table:table-row>
        <table:table-row table:style-name="ro1">
          <table:table-cell office:value-type="string" calcext:value-type="string">
            <text:p>patthana2.10:234.1</text:p>
          </table:table-cell>
          <table:table-cell office:value-type="string" calcext:value-type="string">
            <text:p>Cetasikañca acetasikañca dhammaṃ paṭicca cetasiko ca acetasiko ca dhammā uppajjanti hetupaccayā—cetasikaṃ ekaṃ khandhañca cittañca paṭicca dve khandhā cittasamuṭṭhānañca rūpaṃ, dve khandhe ca …pe… paṭisandhikkhaṇe cetasikaṃ ekaṃ khandhañca cittañca paṭicca dve khandhā kaṭattā ca rūpaṃ, dve khandhe ca …pe… paṭisandhikkhaṇe cetasikaṃ ekaṃ khandhañca vatthuñca paṭicca dve khandhā cittañca, dve khandhe ca vatthuñca paṭicca eko khandho cittañca. (3)</text:p>
          </table:table-cell>
          <table:table-cell office:value-type="string" calcext:value-type="string">
            <text:p>&lt;p&gt;{}&lt;/p&gt;</text:p>
          </table:table-cell>
          <table:table-cell office:value-type="string" calcext:value-type="string">
            <text:p>cck38.33, csp1ed38.405, csp2ed38.405, dr43.48, ms38P2_2550, ndp39.42, sc234, sya43.44</text:p>
          </table:table-cell>
        </table:table-row>
        <table:table-row table:style-name="ro1">
          <table:table-cell office:value-type="string" calcext:value-type="string">
            <text:p>patthana2.10:235.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235.1</text:p>
          </table:table-cell>
          <table:table-cell office:value-type="string" calcext:value-type="string">
            <text:p>Cetasikaṃ dhammaṃ paṭicca cetasiko dhammo uppajjati ārammaṇapaccayā—cetasikaṃ ekaṃ khandhaṃ paṭicca dve khandhā, dve khandhe …pe… paṭisandhikkhaṇe …pe…. (1)</text:p>
          </table:table-cell>
          <table:table-cell office:value-type="string" calcext:value-type="string">
            <text:p>&lt;p&gt;{}&lt;/p&gt;</text:p>
          </table:table-cell>
          <table:table-cell office:value-type="string" calcext:value-type="string">
            <text:p>ms38P2_2551, msdiv95, sc235, vri122.499</text:p>
          </table:table-cell>
        </table:table-row>
        <table:table-row table:style-name="ro1">
          <table:table-cell office:value-type="string" calcext:value-type="string">
            <text:p>patthana2.10:236.1</text:p>
          </table:table-cell>
          <table:table-cell office:value-type="string" calcext:value-type="string">
            <text:p>Cetasikaṃ dhammaṃ paṭicca acetasiko dhammo uppajjati ārammaṇapaccayā—cetasike khandhe paṭicca cittaṃ; paṭisandhikkhaṇe …pe…. (2)</text:p>
          </table:table-cell>
          <table:table-cell office:value-type="string" calcext:value-type="string">
            <text:p>&lt;p&gt;{}&lt;/p&gt;</text:p>
          </table:table-cell>
          <table:table-cell office:value-type="string" calcext:value-type="string">
            <text:p>bj51.955, ms38P2_2552, sc236</text:p>
          </table:table-cell>
        </table:table-row>
        <table:table-row table:style-name="ro1">
          <table:table-cell office:value-type="string" calcext:value-type="string">
            <text:p>patthana2.10:237.1</text:p>
          </table:table-cell>
          <table:table-cell office:value-type="string" calcext:value-type="string">
            <text:p>Cetasikaṃ dhammaṃ paṭicca cetasiko ca acetasiko ca dhammā uppajjanti ārammaṇapaccayā—cetasikaṃ ekaṃ khandhaṃ paṭicca dve khandhā cittañca, dve khandhe …pe… paṭisandhikkhaṇe …pe…. (3)</text:p>
          </table:table-cell>
          <table:table-cell office:value-type="string" calcext:value-type="string">
            <text:p>&lt;p&gt;{}&lt;/p&gt;</text:p>
          </table:table-cell>
          <table:table-cell office:value-type="string" calcext:value-type="string">
            <text:p>ms38P2_2553, sc237</text:p>
          </table:table-cell>
        </table:table-row>
        <table:table-row table:style-name="ro1">
          <table:table-cell office:value-type="string" calcext:value-type="string">
            <text:p>patthana2.10:238.1</text:p>
          </table:table-cell>
          <table:table-cell office:value-type="string" calcext:value-type="string">
            <text:p>Acetasikaṃ dhammaṃ paṭicca acetasiko dhammo uppajjati ārammaṇapaccayā— paṭisandhikkhaṇe vatthuṃ paṭicca cittaṃ. (1)</text:p>
          </table:table-cell>
          <table:table-cell office:value-type="string" calcext:value-type="string">
            <text:p>&lt;p&gt;{}&lt;/p&gt;</text:p>
          </table:table-cell>
          <table:table-cell office:value-type="string" calcext:value-type="string">
            <text:p>ms38P2_2554, msdiv96, sc238</text:p>
          </table:table-cell>
        </table:table-row>
        <table:table-row table:style-name="ro1">
          <table:table-cell office:value-type="string" calcext:value-type="string">
            <text:p>patthana2.10:239.1</text:p>
          </table:table-cell>
          <table:table-cell office:value-type="string" calcext:value-type="string">
            <text:p>Acetasikaṃ dhammaṃ paṭicca cetasiko dhammo uppajjati ārammaṇapaccayā—cittaṃ paṭicca sampayuttakā khandhā; paṭisandhikkhaṇe cittaṃ paṭicca sampayuttakā khandhā, paṭisandhikkhaṇe vatthuṃ paṭicca cetasikā khandhā. (2)</text:p>
          </table:table-cell>
          <table:table-cell office:value-type="string" calcext:value-type="string">
            <text:p>&lt;p&gt;{}&lt;/p&gt;</text:p>
          </table:table-cell>
          <table:table-cell office:value-type="string" calcext:value-type="string">
            <text:p>ms38P2_2555, sc239</text:p>
          </table:table-cell>
        </table:table-row>
        <table:table-row table:style-name="ro1">
          <table:table-cell office:value-type="string" calcext:value-type="string">
            <text:p>patthana2.10:240.1</text:p>
          </table:table-cell>
          <table:table-cell office:value-type="string" calcext:value-type="string">
            <text:p>Acetasikaṃ dhammaṃ paṭicca cetasiko ca acetasiko ca dhammā uppajjanti ārammaṇapaccayā—paṭisandhikkhaṇe vatthuṃ paṭicca cittañca sampayuttakā ca khandhā. (3)</text:p>
          </table:table-cell>
          <table:table-cell office:value-type="string" calcext:value-type="string">
            <text:p>&lt;p&gt;{}&lt;/p&gt;</text:p>
          </table:table-cell>
          <table:table-cell office:value-type="string" calcext:value-type="string">
            <text:p>ms38P2_2556, sc240</text:p>
          </table:table-cell>
        </table:table-row>
        <table:table-row table:style-name="ro1">
          <table:table-cell office:value-type="string" calcext:value-type="string">
            <text:p>patthana2.10:241.1</text:p>
          </table:table-cell>
          <table:table-cell office:value-type="string" calcext:value-type="string">
            <text:p>Cetasikañca acetasikañca dhammaṃ paṭicca cetasiko dhammo uppajjati ārammaṇapaccayā—cetasikaṃ ekaṃ khandhañca cittañca paṭicca dve khandhā, dve khandhe ca …pe… paṭisandhikkhaṇe cetasikaṃ ekaṃ khandhañca cittañca paṭicca dve khandhā, dve khandhe ca …pe… paṭisandhikkhaṇe cetasikaṃ ekaṃ khandhañca vatthuñca paṭicca dve khandhā, dve khandhe ca …pe…. (1)</text:p>
          </table:table-cell>
          <table:table-cell office:value-type="string" calcext:value-type="string">
            <text:p>&lt;p&gt;{}&lt;/p&gt;</text:p>
          </table:table-cell>
          <table:table-cell office:value-type="string" calcext:value-type="string">
            <text:p>dr43.49, ms38P2_2557, sc241, sya43.45</text:p>
          </table:table-cell>
        </table:table-row>
        <table:table-row table:style-name="ro1">
          <table:table-cell office:value-type="string" calcext:value-type="string">
            <text:p>patthana2.10:242.1</text:p>
          </table:table-cell>
          <table:table-cell office:value-type="string" calcext:value-type="string">
            <text:p>Cetasikañca acetasikañca dhammaṃ paṭicca acetasiko dhammo uppajjati ārammaṇapaccayā—paṭisandhikkhaṇe cetasike khandhe ca vatthuñca paṭicca cittaṃ. (2)</text:p>
          </table:table-cell>
          <table:table-cell office:value-type="string" calcext:value-type="string">
            <text:p>&lt;p&gt;{}&lt;/p&gt;</text:p>
          </table:table-cell>
          <table:table-cell office:value-type="string" calcext:value-type="string">
            <text:p>cck38.34, ms38P2_2558, ndp39.43, sc242, vri122.500</text:p>
          </table:table-cell>
        </table:table-row>
        <table:table-row table:style-name="ro1">
          <table:table-cell office:value-type="string" calcext:value-type="string">
            <text:p>patthana2.10:243.1</text:p>
          </table:table-cell>
          <table:table-cell office:value-type="string" calcext:value-type="string">
            <text:p>Cetasikañca acetasikañca dhammaṃ paṭicca cetasiko ca acetasiko ca dhammā uppajjanti ārammaṇapaccayā—paṭisandhikkhaṇe cetasikaṃ ekaṃ khandhañca vatthuñca paṭicca dve khandhā cittañca, dve khandhe ca …pe…. (3)</text:p>
          </table:table-cell>
          <table:table-cell office:value-type="string" calcext:value-type="string">
            <text:p>&lt;p&gt;{}&lt;/p&gt;</text:p>
          </table:table-cell>
          <table:table-cell office:value-type="string" calcext:value-type="string">
            <text:p>csp1ed38.406, csp2ed38.406, ms38P2_2559, sc243</text:p>
          </table:table-cell>
        </table:table-row>
        <table:table-row table:style-name="ro1">
          <table:table-cell office:value-type="string" calcext:value-type="string">
            <text:p>patthana2.10:244.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0:244.1</text:p>
          </table:table-cell>
          <table:table-cell office:value-type="string" calcext:value-type="string">
            <text:p>Cetasikaṃ dhammaṃ paṭicca cetasiko dhammo uppajjati adhipatipaccayā. (Saṃkhittaṃ.)</text:p>
          </table:table-cell>
          <table:table-cell office:value-type="string" calcext:value-type="string">
            <text:p>&lt;p&gt;{}&lt;/p&gt;</text:p>
          </table:table-cell>
          <table:table-cell office:value-type="string" calcext:value-type="string">
            <text:p>ms38P2_2560, msdiv97, sc244</text:p>
          </table:table-cell>
        </table:table-row>
        <table:table-row table:style-name="ro1">
          <table:table-cell office:value-type="string" calcext:value-type="string">
            <text:p>patthana2.10:245.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245.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245.1</text:p>
          </table:table-cell>
          <table:table-cell office:value-type="string" calcext:value-type="string">
            <text:p>Hetuyā nava, ārammaṇe nava, adhipatiyā nava, anantare nava, samanantare nava, sahajāte nava, aññamaññe nava, nissaye nava, upanissaye nava, purejāte pañca, āsevane pañca, kamme nava (sabbattha nava), avigate nava.</text:p>
          </table:table-cell>
          <table:table-cell office:value-type="string" calcext:value-type="string">
            <text:p>&lt;p&gt;{}&lt;/p&gt;</text:p>
          </table:table-cell>
          <table:table-cell office:value-type="string" calcext:value-type="string">
            <text:p>ms38P2_2561, msdiv98, sc245</text:p>
          </table:table-cell>
        </table:table-row>
        <table:table-row table:style-name="ro1">
          <table:table-cell office:value-type="string" calcext:value-type="string">
            <text:p>patthana2.10:246.0.1</text:p>
          </table:table-cell>
          <table:table-cell office:value-type="string" calcext:value-type="string">
            <text:p>2.10.3.1.2. Paccayapaccanīya</text:p>
          </table:table-cell>
          <table:table-cell office:value-type="string" calcext:value-type="string">
            <text:p>&lt;h4&gt;{}&lt;/h4&gt;</text:p>
          </table:table-cell>
          <table:table-cell/>
        </table:table-row>
        <table:table-row table:style-name="ro1">
          <table:table-cell office:value-type="string" calcext:value-type="string">
            <text:p>patthana2.10:246.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246.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246.1</text:p>
          </table:table-cell>
          <table:table-cell office:value-type="string" calcext:value-type="string">
            <text:p>Cetasikaṃ dhammaṃ paṭicca cetasiko dhammo uppajjati nahetupaccayā—ahetukaṃ cetasikaṃ ekaṃ khandhaṃ paṭicca dve khandhā, dve khandhe …pe… ahetukapaṭisandhikkhaṇe …pe… vicikicchāsahagate uddhaccasahagate khandhe paṭicca vicikicchāsahagato uddhaccasahagato moho. (1)</text:p>
          </table:table-cell>
          <table:table-cell office:value-type="string" calcext:value-type="string">
            <text:p>&lt;p&gt;{}&lt;/p&gt;</text:p>
          </table:table-cell>
          <table:table-cell office:value-type="string" calcext:value-type="string">
            <text:p>dr43.50, ms38P2_2562, msdiv99, sc246, vri122.501</text:p>
          </table:table-cell>
        </table:table-row>
        <table:table-row table:style-name="ro1">
          <table:table-cell office:value-type="string" calcext:value-type="string">
            <text:p>patthana2.10:247.1</text:p>
          </table:table-cell>
          <table:table-cell office:value-type="string" calcext:value-type="string">
            <text:p>Cetasikaṃ dhammaṃ paṭicca acetasiko dhammo uppajjati nahetupaccayā—ahetuke cetasike khandhe paṭicca cittañca cittasamuṭṭhānañca rūpaṃ; ahetukapaṭisandhikkhaṇe …pe…. (2)</text:p>
          </table:table-cell>
          <table:table-cell office:value-type="string" calcext:value-type="string">
            <text:p>&lt;p&gt;{}&lt;/p&gt;</text:p>
          </table:table-cell>
          <table:table-cell office:value-type="string" calcext:value-type="string">
            <text:p>ms38P2_2563, sc247, sya43.46</text:p>
          </table:table-cell>
        </table:table-row>
        <table:table-row table:style-name="ro1">
          <table:table-cell office:value-type="string" calcext:value-type="string">
            <text:p>patthana2.10:248.1</text:p>
          </table:table-cell>
          <table:table-cell office:value-type="string" calcext:value-type="string">
            <text:p>Cetasikaṃ dhammaṃ paṭicca cetasiko ca acetasiko ca dhammā uppajjanti nahetupaccayā—ahetukaṃ cetasikaṃ ekaṃ khandhaṃ paṭicca dve khandhā cittañca cittasamuṭṭhānañca rūpaṃ, dve khandhe …pe… ahetukapaṭisandhikkhaṇe …pe…. (3)</text:p>
          </table:table-cell>
          <table:table-cell office:value-type="string" calcext:value-type="string">
            <text:p>&lt;p&gt;{}&lt;/p&gt;</text:p>
          </table:table-cell>
          <table:table-cell office:value-type="string" calcext:value-type="string">
            <text:p>ms38P2_2564, ndp39.44, sc248</text:p>
          </table:table-cell>
        </table:table-row>
        <table:table-row table:style-name="ro1">
          <table:table-cell office:value-type="string" calcext:value-type="string">
            <text:p>patthana2.10:249.1</text:p>
          </table:table-cell>
          <table:table-cell office:value-type="string" calcext:value-type="string">
            <text:p>Acetasikaṃ dhammaṃ paṭicca acetasiko dhammo uppajjati nahetupaccayā—ahetukaṃ cittaṃ paṭicca cittasamuṭṭhānaṃ rūpaṃ; ahetukapaṭisandhikkhaṇe cittaṃ paṭicca kaṭattārūpaṃ, cittaṃ paṭicca vatthu, vatthuṃ paṭicca cittaṃ, ekaṃ mahābhūtaṃ …pe… asaññasattānaṃ ekaṃ mahābhūtaṃ …pe…. (1)</text:p>
          </table:table-cell>
          <table:table-cell office:value-type="string" calcext:value-type="string">
            <text:p>&lt;p&gt;{}&lt;/p&gt;</text:p>
          </table:table-cell>
          <table:table-cell office:value-type="string" calcext:value-type="string">
            <text:p>csp1ed38.407, csp2ed38.407, ms38P2_2565, msdiv100, sc249</text:p>
          </table:table-cell>
        </table:table-row>
        <table:table-row table:style-name="ro1">
          <table:table-cell office:value-type="string" calcext:value-type="string">
            <text:p>patthana2.10:250.1</text:p>
          </table:table-cell>
          <table:table-cell office:value-type="string" calcext:value-type="string">
            <text:p>Acetasikaṃ dhammaṃ paṭicca cetasiko dhammo uppajjati nahetupaccayā—ahetukaṃ cittaṃ paṭicca sampayuttakā khandhā; ahetukapaṭisandhikkhaṇe cittaṃ paṭicca sampayuttakā khandhā, ahetukapaṭisandhikkhaṇe vatthuṃ paṭicca cetasikā khandhā, vicikicchāsahagataṃ uddhaccasahagataṃ cittaṃ paṭicca vicikicchāsahagato uddhaccasahagato moho. (2)</text:p>
          </table:table-cell>
          <table:table-cell office:value-type="string" calcext:value-type="string">
            <text:p>&lt;p&gt;{}&lt;/p&gt;</text:p>
          </table:table-cell>
          <table:table-cell office:value-type="string" calcext:value-type="string">
            <text:p>bj51.956, cck38.35, ms38P2_2566, sc250</text:p>
          </table:table-cell>
        </table:table-row>
        <table:table-row table:style-name="ro1">
          <table:table-cell office:value-type="string" calcext:value-type="string">
            <text:p>patthana2.10:251.1</text:p>
          </table:table-cell>
          <table:table-cell office:value-type="string" calcext:value-type="string">
            <text:p>Acetasikaṃ dhammaṃ paṭicca cetasiko ca acetasiko ca dhammā uppajjanti nahetupaccayā—ahetukaṃ cittaṃ paṭicca sampayuttakā khandhā cittasamuṭṭhānañca rūpaṃ; ahetukapaṭisandhikkhaṇe cittaṃ paṭicca sampayuttakā khandhā kaṭattā ca rūpaṃ, ahetukapaṭisandhikkhaṇe vatthuṃ paṭicca cittañca sampayuttakā ca khandhā. (3)</text:p>
          </table:table-cell>
          <table:table-cell office:value-type="string" calcext:value-type="string">
            <text:p>&lt;p&gt;{}&lt;/p&gt;</text:p>
          </table:table-cell>
          <table:table-cell office:value-type="string" calcext:value-type="string">
            <text:p>dr43.51, ms38P2_2567, sc251</text:p>
          </table:table-cell>
        </table:table-row>
        <table:table-row table:style-name="ro1">
          <table:table-cell office:value-type="string" calcext:value-type="string">
            <text:p>patthana2.10:252.1</text:p>
          </table:table-cell>
          <table:table-cell office:value-type="string" calcext:value-type="string">
            <text:p>Cetasikañca acetasikañca dhammaṃ paṭicca cetasiko dhammo uppajjati nahetupaccayā—ahetukaṃ cetasikaṃ ekaṃ khandhañca cittañca paṭicca dve khandhā, dve khandhe ca …pe… ahetukapaṭisandhikkhaṇe cetasikaṃ ekaṃ khandhañca cittañca paṭicca dve khandhā, dve khandhe ca …pe… ahetukapaṭisandhikkhaṇe cetasikaṃ ekaṃ khandhañca vatthuñca paṭicca dve khandhā, dve khandhe ca …pe… vicikicchāsahagate uddhaccasahagate khandhe ca cittañca paṭicca vicikicchāsahagato uddhaccasahagato moho. (1)</text:p>
          </table:table-cell>
          <table:table-cell office:value-type="string" calcext:value-type="string">
            <text:p>&lt;p&gt;{}&lt;/p&gt;</text:p>
          </table:table-cell>
          <table:table-cell office:value-type="string" calcext:value-type="string">
            <text:p>ms38P2_2568, msdiv101, sc252, sya43.47, vri122.502</text:p>
          </table:table-cell>
        </table:table-row>
        <table:table-row table:style-name="ro1">
          <table:table-cell office:value-type="string" calcext:value-type="string">
            <text:p>patthana2.10:253.1</text:p>
          </table:table-cell>
          <table:table-cell office:value-type="string" calcext:value-type="string">
            <text:p>Cetasikañca acetasikañca dhammaṃ paṭicca acetasiko dhammo uppajjati nahetupaccayā—ahetuke cetasike khandhe ca cittañca paṭicca cittasamuṭṭhānaṃ rūpaṃ, ahetuke cetasike khandhe ca mahābhūte ca paṭicca cittasamuṭṭhānaṃ rūpaṃ; ahetukapaṭisandhikkhaṇe cetasike khandhe ca cittañca paṭicca kaṭattārūpaṃ, ahetukapaṭisandhikkhaṇe cetasike khandhe ca mahābhūte ca paṭicca kaṭattārūpaṃ, ahetukapaṭisandhikkhaṇe cetasike khandhe ca vatthuñca paṭicca cittaṃ. (2)</text:p>
          </table:table-cell>
          <table:table-cell office:value-type="string" calcext:value-type="string">
            <text:p>&lt;p&gt;{}&lt;/p&gt;</text:p>
          </table:table-cell>
          <table:table-cell office:value-type="string" calcext:value-type="string">
            <text:p>ms38P2_2569, ndp39.45, sc253</text:p>
          </table:table-cell>
        </table:table-row>
        <table:table-row table:style-name="ro1">
          <table:table-cell office:value-type="string" calcext:value-type="string">
            <text:p>patthana2.10:254.1</text:p>
          </table:table-cell>
          <table:table-cell office:value-type="string" calcext:value-type="string">
            <text:p>Cetasikañca acetasikañca dhammaṃ paṭicca cetasiko ca acetasiko ca dhammā uppajjanti nahetupaccayā—ahetukaṃ cetasikaṃ ekaṃ khandhañca cittañca paṭicca dve khandhā cittasamuṭṭhānañca rūpaṃ; ahetukapaṭisandhikkhaṇe cetasikaṃ ekaṃ khandhañca cittañca paṭicca dve khandhā kaṭattā ca rūpaṃ, ahetukapaṭisandhikkhaṇe cetasikaṃ ekaṃ khandhañca vatthuñca paṭicca dve khandhā cittañca, dve khandhe ca …pe…. (3)</text:p>
          </table:table-cell>
          <table:table-cell office:value-type="string" calcext:value-type="string">
            <text:p>&lt;p&gt;{}&lt;/p&gt;</text:p>
          </table:table-cell>
          <table:table-cell office:value-type="string" calcext:value-type="string">
            <text:p>csp1ed38.408, csp2ed38.408, ms38P2_2570, sc254</text:p>
          </table:table-cell>
        </table:table-row>
        <table:table-row table:style-name="ro1">
          <table:table-cell office:value-type="string" calcext:value-type="string">
            <text:p>patthana2.10:255.0</text:p>
          </table:table-cell>
          <table:table-cell office:value-type="string" calcext:value-type="string">
            <text:p>Naārammaṇa</text:p>
          </table:table-cell>
          <table:table-cell office:value-type="string" calcext:value-type="string">
            <text:p>&lt;h6&gt;{}&lt;/h6&gt;</text:p>
          </table:table-cell>
          <table:table-cell/>
        </table:table-row>
        <table:table-row table:style-name="ro1">
          <table:table-cell office:value-type="string" calcext:value-type="string">
            <text:p>patthana2.10:255.1</text:p>
          </table:table-cell>
          <table:table-cell office:value-type="string" calcext:value-type="string">
            <text:p>Cetasikaṃ dhammaṃ paṭicca acetasiko dhammo uppajjati naārammaṇapaccayā— cetasike khandhe paṭicca cittasamuṭṭhānaṃ rūpaṃ; paṭisandhikkhaṇe …pe…. (1)</text:p>
          </table:table-cell>
          <table:table-cell office:value-type="string" calcext:value-type="string">
            <text:p>&lt;p&gt;{}&lt;/p&gt;</text:p>
          </table:table-cell>
          <table:table-cell office:value-type="string" calcext:value-type="string">
            <text:p>dr43.52, ms38P2_2571, msdiv102, sc255</text:p>
          </table:table-cell>
        </table:table-row>
        <table:table-row table:style-name="ro1">
          <table:table-cell office:value-type="string" calcext:value-type="string">
            <text:p>patthana2.10:256.1</text:p>
          </table:table-cell>
          <table:table-cell office:value-type="string" calcext:value-type="string">
            <text:p>Acetasikaṃ dhammaṃ paṭicca acetasiko dhammo uppajjati naārammaṇapaccayā— cittaṃ paṭicca cittasamuṭṭhānaṃ rūpaṃ; paṭisandhikkhaṇe …pe…. (Yāva asaññasattā.) (1)</text:p>
          </table:table-cell>
          <table:table-cell office:value-type="string" calcext:value-type="string">
            <text:p>&lt;p&gt;{}&lt;/p&gt;</text:p>
          </table:table-cell>
          <table:table-cell office:value-type="string" calcext:value-type="string">
            <text:p>cck38.36, ms38P2_2572, sc256, sya43.48</text:p>
          </table:table-cell>
        </table:table-row>
        <table:table-row table:style-name="ro1">
          <table:table-cell office:value-type="string" calcext:value-type="string">
            <text:p>patthana2.10:257.1</text:p>
          </table:table-cell>
          <table:table-cell office:value-type="string" calcext:value-type="string">
            <text:p>Cetasikañca acetasikañca dhammaṃ paṭicca acetasiko dhammo uppajjati naārammaṇapaccayā—cetasike khandhe ca cittañca paṭicca cittasamuṭṭhānaṃ rūpaṃ, cetasike khandhe ca mahābhūte ca paṭicca cittasamuṭṭhānaṃ rūpaṃ. (Paṭisandhikkhaṇe dvepi kātabbā, saṃkhittaṃ.)</text:p>
          </table:table-cell>
          <table:table-cell office:value-type="string" calcext:value-type="string">
            <text:p>&lt;p&gt;{}&lt;/p&gt;</text:p>
          </table:table-cell>
          <table:table-cell office:value-type="string" calcext:value-type="string">
            <text:p>ms38P2_2573, sc257</text:p>
          </table:table-cell>
        </table:table-row>
        <table:table-row table:style-name="ro1">
          <table:table-cell office:value-type="string" calcext:value-type="string">
            <text:p>patthana2.10:258.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258.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258.1</text:p>
          </table:table-cell>
          <table:table-cell office:value-type="string" calcext:value-type="string">
            <text:p>Nahetuyā nava, naārammaṇe tīṇi, naadhipatiyā nava, naanantare tīṇi, nasamanantare tīṇi, naaññamaññe tīṇi, naupanissaye tīṇi, napurejāte nava, napacchājāte nava, naāsevane nava, nakamme cattāri, navipāke nava, naāhāre ekaṃ, naindriye ekaṃ, najhāne cha, namagge nava, nasampayutte tīṇi, navippayutte cha, nonatthiyā tīṇi, novigate tīṇi.</text:p>
          </table:table-cell>
          <table:table-cell office:value-type="string" calcext:value-type="string">
            <text:p>&lt;p&gt;{}&lt;/p&gt;</text:p>
          </table:table-cell>
          <table:table-cell office:value-type="string" calcext:value-type="string">
            <text:p>bj51.957, ms38P2_2574, msdiv103, sc258, vri122.503</text:p>
          </table:table-cell>
        </table:table-row>
        <table:table-row table:style-name="ro1">
          <table:table-cell office:value-type="string" calcext:value-type="string">
            <text:p>patthana2.10:259.0</text:p>
          </table:table-cell>
          <table:table-cell office:value-type="string" calcext:value-type="string">
            <text:p>2.10.3.1.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259.1</text:p>
          </table:table-cell>
          <table:table-cell office:value-type="string" calcext:value-type="string">
            <text:p>Hetupaccayā naārammaṇe tīṇi, naadhipatiyā nava. (Saṃkhittaṃ.)</text:p>
          </table:table-cell>
          <table:table-cell office:value-type="string" calcext:value-type="string">
            <text:p>&lt;p&gt;{}&lt;/p&gt;</text:p>
          </table:table-cell>
          <table:table-cell office:value-type="string" calcext:value-type="string">
            <text:p>ms38P2_2575, msdiv104, ndp39.46, sc259</text:p>
          </table:table-cell>
        </table:table-row>
        <table:table-row table:style-name="ro1">
          <table:table-cell office:value-type="string" calcext:value-type="string">
            <text:p>patthana2.10:260.0</text:p>
          </table:table-cell>
          <table:table-cell office:value-type="string" calcext:value-type="string">
            <text:p>2.10.3.1.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260.1</text:p>
          </table:table-cell>
          <table:table-cell office:value-type="string" calcext:value-type="string">
            <text:p>Nahetupaccayā ārammaṇe nava, anantare nava …pe… purejāte pañca, āsevane pañca, kamme nava (sabbattha nava), magge tīṇi …pe… avigate nava.</text:p>
          </table:table-cell>
          <table:table-cell office:value-type="string" calcext:value-type="string">
            <text:p>&lt;p&gt;{}&lt;/p&gt;</text:p>
          </table:table-cell>
          <table:table-cell office:value-type="string" calcext:value-type="string">
            <text:p>csp1ed38.409, csp2ed38.409, dr43.53, ms38P2_2576, msdiv105, sc260</text:p>
          </table:table-cell>
        </table:table-row>
        <table:table-row table:style-name="ro1">
          <table:table-cell office:value-type="string" calcext:value-type="string">
            <text:p>patthana2.10:261.0</text:p>
          </table:table-cell>
          <table:table-cell office:value-type="string" calcext:value-type="string">
            <text:p>2.10.3.2. Sahajātavāra</text:p>
          </table:table-cell>
          <table:table-cell office:value-type="string" calcext:value-type="string">
            <text:p>&lt;h3&gt;{}&lt;/h3&gt;</text:p>
          </table:table-cell>
          <table:table-cell/>
        </table:table-row>
        <table:table-row table:style-name="ro1">
          <table:table-cell office:value-type="string" calcext:value-type="string">
            <text:p>patthana2.10:261.1</text:p>
          </table:table-cell>
          <table:table-cell office:value-type="string" calcext:value-type="string">
            <text:p>Sahajātavāropi paṭiccavārasadiso.</text:p>
          </table:table-cell>
          <table:table-cell office:value-type="string" calcext:value-type="string">
            <text:p>&lt;p class='pe'&gt;{}&lt;/p&gt;</text:p>
          </table:table-cell>
          <table:table-cell office:value-type="string" calcext:value-type="string">
            <text:p>ms38P2_2577, sc261</text:p>
          </table:table-cell>
        </table:table-row>
        <table:table-row table:style-name="ro1">
          <table:table-cell office:value-type="string" calcext:value-type="string">
            <text:p>patthana2.10:262.0.1</text:p>
          </table:table-cell>
          <table:table-cell office:value-type="string" calcext:value-type="string">
            <text:p>2.10.3.3. Paccayavāra</text:p>
          </table:table-cell>
          <table:table-cell office:value-type="string" calcext:value-type="string">
            <text:p>&lt;h3&gt;{}&lt;/h3&gt;</text:p>
          </table:table-cell>
          <table:table-cell/>
        </table:table-row>
        <table:table-row table:style-name="ro1">
          <table:table-cell office:value-type="string" calcext:value-type="string">
            <text:p>patthana2.10:262.0.2</text:p>
          </table:table-cell>
          <table:table-cell office:value-type="string" calcext:value-type="string">
            <text:p>2.10.3.3.1. Paccayānuloma</text:p>
          </table:table-cell>
          <table:table-cell office:value-type="string" calcext:value-type="string">
            <text:p>&lt;h4&gt;{}&lt;/h4&gt;</text:p>
          </table:table-cell>
          <table:table-cell/>
        </table:table-row>
        <table:table-row table:style-name="ro1">
          <table:table-cell office:value-type="string" calcext:value-type="string">
            <text:p>patthana2.10:262.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262.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262.1</text:p>
          </table:table-cell>
          <table:table-cell office:value-type="string" calcext:value-type="string">
            <text:p>Cetasikaṃ dhammaṃ paccayā cetasiko dhammo uppajjati hetupaccayā … tīṇi. (Paṭiccasadisā.)</text:p>
          </table:table-cell>
          <table:table-cell office:value-type="string" calcext:value-type="string">
            <text:p>&lt;p&gt;{}&lt;/p&gt;</text:p>
          </table:table-cell>
          <table:table-cell office:value-type="string" calcext:value-type="string">
            <text:p>ms38P2_2578, msdiv106, sc262, vri122.504</text:p>
          </table:table-cell>
        </table:table-row>
        <table:table-row table:style-name="ro1">
          <table:table-cell office:value-type="string" calcext:value-type="string">
            <text:p>patthana2.10:263.1</text:p>
          </table:table-cell>
          <table:table-cell office:value-type="string" calcext:value-type="string">
            <text:p>Acetasikaṃ dhammaṃ paccayā acetasiko dhammo uppajjati hetupaccayā—cittaṃ paccayā cittasamuṭṭhānaṃ rūpaṃ, vatthuṃ paccayā cittaṃ; paṭisandhikkhaṇe cittaṃ paccayā kaṭattārūpaṃ, cittaṃ paccayā vatthu, vatthuṃ paccayā cittaṃ, ekaṃ mahābhūtaṃ …pe…. (1)</text:p>
          </table:table-cell>
          <table:table-cell office:value-type="string" calcext:value-type="string">
            <text:p>&lt;p&gt;{}&lt;/p&gt;</text:p>
          </table:table-cell>
          <table:table-cell office:value-type="string" calcext:value-type="string">
            <text:p>ms38P2_2579, sc263, sya43.49</text:p>
          </table:table-cell>
        </table:table-row>
        <table:table-row table:style-name="ro1">
          <table:table-cell office:value-type="string" calcext:value-type="string">
            <text:p>patthana2.10:264.1</text:p>
          </table:table-cell>
          <table:table-cell office:value-type="string" calcext:value-type="string">
            <text:p>Acetasikaṃ dhammaṃ paccayā cetasiko dhammo uppajjati hetupaccayā—cittaṃ paccayā sampayuttakā khandhā, vatthuṃ paccayā cetasikā khandhā. (Paṭisandhikkhaṇe dvepi kātabbā.) (2)</text:p>
          </table:table-cell>
          <table:table-cell office:value-type="string" calcext:value-type="string">
            <text:p>&lt;p&gt;{}&lt;/p&gt;</text:p>
          </table:table-cell>
          <table:table-cell office:value-type="string" calcext:value-type="string">
            <text:p>ms38P2_2580, sc264</text:p>
          </table:table-cell>
        </table:table-row>
        <table:table-row table:style-name="ro1">
          <table:table-cell office:value-type="string" calcext:value-type="string">
            <text:p>patthana2.10:265.1</text:p>
          </table:table-cell>
          <table:table-cell office:value-type="string" calcext:value-type="string">
            <text:p>Acetasikaṃ dhammaṃ paccayā cetasiko ca acetasiko ca dhammā uppajjanti hetupaccayā—cittaṃ paccayā sampayuttakā khandhā cittasamuṭṭhānañca rūpaṃ, vatthuṃ paccayā cittañca sampayuttakā ca khandhā. (Paṭisandhikkhaṇe dvepi kātabbā.) (3)</text:p>
          </table:table-cell>
          <table:table-cell office:value-type="string" calcext:value-type="string">
            <text:p>&lt;p&gt;{}&lt;/p&gt;</text:p>
          </table:table-cell>
          <table:table-cell office:value-type="string" calcext:value-type="string">
            <text:p>cck38.37, ms38P2_2581, sc265</text:p>
          </table:table-cell>
        </table:table-row>
        <table:table-row table:style-name="ro1">
          <table:table-cell office:value-type="string" calcext:value-type="string">
            <text:p>patthana2.10:266.1</text:p>
          </table:table-cell>
          <table:table-cell office:value-type="string" calcext:value-type="string">
            <text:p>Cetasikañca acetasikañca dhammaṃ paccayā cetasiko dhammo uppajjati hetupaccayā—cetasikaṃ ekaṃ khandhañca cittañca paccayā dve khandhā, dve khandhe ca …pe… cetasikaṃ ekaṃ khandhañca vatthuñca paccayā dve khandhā, dve khandhe ca …pe…. (Paṭisandhikkhaṇe dvepi kātabbā.) (1)</text:p>
          </table:table-cell>
          <table:table-cell office:value-type="string" calcext:value-type="string">
            <text:p>&lt;p&gt;{}&lt;/p&gt;</text:p>
          </table:table-cell>
          <table:table-cell office:value-type="string" calcext:value-type="string">
            <text:p>dr43.54, ms38P2_2582, msdiv107, ndp39.47, sc266</text:p>
          </table:table-cell>
        </table:table-row>
        <table:table-row table:style-name="ro1">
          <table:table-cell office:value-type="string" calcext:value-type="string">
            <text:p>patthana2.10:267.1</text:p>
          </table:table-cell>
          <table:table-cell office:value-type="string" calcext:value-type="string">
            <text:p>Cetasikañca acetasikañca dhammaṃ paccayā acetasiko dhammo uppajjati hetupaccayā—cetasike khandhe ca cittañca paccayā cittasamuṭṭhānaṃ rūpaṃ, cetasike khandhe ca mahābhūte ca paccayā cittasamuṭṭhānaṃ rūpaṃ, cetasike khandhe ca vatthuñca paccayā cittaṃ. (Paṭisandhikkhaṇe tīṇipi kātabbā.) (2)</text:p>
          </table:table-cell>
          <table:table-cell office:value-type="string" calcext:value-type="string">
            <text:p>&lt;p&gt;{}&lt;/p&gt;</text:p>
          </table:table-cell>
          <table:table-cell office:value-type="string" calcext:value-type="string">
            <text:p>csp1ed38.410, csp2ed38.410, ms38P2_2583, sc267, vri122.505</text:p>
          </table:table-cell>
        </table:table-row>
        <table:table-row table:style-name="ro1">
          <table:table-cell office:value-type="string" calcext:value-type="string">
            <text:p>patthana2.10:268.1</text:p>
          </table:table-cell>
          <table:table-cell office:value-type="string" calcext:value-type="string">
            <text:p>Cetasikañca acetasikañca dhammaṃ paccayā cetasiko ca acetasiko ca dhammā uppajjanti hetupaccayā—cetasikaṃ ekaṃ khandhañca cittañca paccayā dve khandhā cittasamuṭṭhānañca rūpaṃ, dve khandhe ca …pe… cetasikaṃ ekaṃ khandhañca vatthuñca paccayā dve khandhā cittañca, dve khandhe ca …pe…. (Paṭisandhikkhaṇe dvepi kātabbā.) (3)</text:p>
          </table:table-cell>
          <table:table-cell office:value-type="string" calcext:value-type="string">
            <text:p>&lt;p&gt;{}&lt;/p&gt;</text:p>
          </table:table-cell>
          <table:table-cell office:value-type="string" calcext:value-type="string">
            <text:p>ms38P2_2584, sc268, sya43.50</text:p>
          </table:table-cell>
        </table:table-row>
        <table:table-row table:style-name="ro1">
          <table:table-cell office:value-type="string" calcext:value-type="string">
            <text:p>patthana2.10:269.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269.1</text:p>
          </table:table-cell>
          <table:table-cell office:value-type="string" calcext:value-type="string">
            <text:p>Cetasikaṃ dhammaṃ paccayā cetasiko dhammo uppajjati ārammaṇapaccayā … tīṇi. (Paṭiccasadisā.)</text:p>
          </table:table-cell>
          <table:table-cell office:value-type="string" calcext:value-type="string">
            <text:p>&lt;p&gt;{}&lt;/p&gt;</text:p>
          </table:table-cell>
          <table:table-cell office:value-type="string" calcext:value-type="string">
            <text:p>ms38P2_2585, msdiv108, sc269</text:p>
          </table:table-cell>
        </table:table-row>
        <table:table-row table:style-name="ro1">
          <table:table-cell office:value-type="string" calcext:value-type="string">
            <text:p>patthana2.10:270.1</text:p>
          </table:table-cell>
          <table:table-cell office:value-type="string" calcext:value-type="string">
            <text:p>Acetasikaṃ dhammaṃ paccayā acetasiko dhammo uppajjati ārammaṇapaccayā— cakkhāyatanaṃ paccayā cakkhuviññāṇaṃ …pe… kāyāyatanaṃ paccayā kāyaviññāṇaṃ, vatthuṃ paccayā cittaṃ; paṭisandhikkhaṇe …pe…. (1)</text:p>
          </table:table-cell>
          <table:table-cell office:value-type="string" calcext:value-type="string">
            <text:p>&lt;p&gt;{}&lt;/p&gt;</text:p>
          </table:table-cell>
          <table:table-cell office:value-type="string" calcext:value-type="string">
            <text:p>ms38P2_2586, sc270</text:p>
          </table:table-cell>
        </table:table-row>
        <table:table-row table:style-name="ro1">
          <table:table-cell office:value-type="string" calcext:value-type="string">
            <text:p>patthana2.10:271.1</text:p>
          </table:table-cell>
          <table:table-cell office:value-type="string" calcext:value-type="string">
            <text:p>Acetasikaṃ dhammaṃ paccayā cetasiko dhammo uppajjati ārammaṇapaccayā— cakkhāyatanaṃ paccayā cakkhuviññāṇasahagatā khandhā …pe… kāyāyatanaṃ paccayā …pe… cittaṃ paccayā sampayuttakā khandhā, vatthuṃ paccayā cetasikā khandhā. (Paṭisandhikkhaṇe dvepi kātabbā.) (2)</text:p>
          </table:table-cell>
          <table:table-cell office:value-type="string" calcext:value-type="string">
            <text:p>&lt;p&gt;{}&lt;/p&gt;</text:p>
          </table:table-cell>
          <table:table-cell office:value-type="string" calcext:value-type="string">
            <text:p>ms38P2_2587, sc271</text:p>
          </table:table-cell>
        </table:table-row>
        <table:table-row table:style-name="ro1">
          <table:table-cell office:value-type="string" calcext:value-type="string">
            <text:p>patthana2.10:272.1</text:p>
          </table:table-cell>
          <table:table-cell office:value-type="string" calcext:value-type="string">
            <text:p>Acetasikaṃ dhammaṃ paccayā cetasiko ca acetasiko ca dhammā uppajjanti ārammaṇapaccayā—cakkhāyatanaṃ paccayā cakkhuviññāṇaṃ sampayuttakā ca khandhā …pe… kāyāyatanaṃ paccayā …pe… vatthuṃ paccayā cittaṃ sampayuttakā ca khandhā. (Paṭisandhikkhaṇe ekaṃ.) (3)</text:p>
          </table:table-cell>
          <table:table-cell office:value-type="string" calcext:value-type="string">
            <text:p>&lt;p&gt;{}&lt;/p&gt;</text:p>
          </table:table-cell>
          <table:table-cell office:value-type="string" calcext:value-type="string">
            <text:p>bj51.958, cck38.38, dr43.55, ms38P2_2588, ndp39.48, sc272</text:p>
          </table:table-cell>
        </table:table-row>
        <table:table-row table:style-name="ro1">
          <table:table-cell office:value-type="string" calcext:value-type="string">
            <text:p>patthana2.10:273.1</text:p>
          </table:table-cell>
          <table:table-cell office:value-type="string" calcext:value-type="string">
            <text:p>Cetasikañca acetasikañca dhammaṃ paccayā cetasiko dhammo uppajjati ārammaṇapaccayā—cakkhuviññāṇasahagataṃ ekaṃ khandhañca cakkhuviññāṇañca paccayā dve khandhā, dve khandhe ca …pe… cakkhuviññāṇasahagataṃ ekaṃ khandhañca cakkhāyatanañca paccayā dve khandhā, dve khandhe ca …pe… kāyaviññāṇasahagataṃ …pe… cetasikaṃ ekaṃ khandhañca cittañca paccayā dve khandhā, dve khandhe ca …pe… cetasikaṃ ekaṃ khandhañca vatthuñca paccayā dve khandhā, dve khandhe ca …pe…. (Paṭisandhikkhaṇe dve.) (1)</text:p>
          </table:table-cell>
          <table:table-cell office:value-type="string" calcext:value-type="string">
            <text:p>&lt;p&gt;{}&lt;/p&gt;</text:p>
          </table:table-cell>
          <table:table-cell office:value-type="string" calcext:value-type="string">
            <text:p>ms38P2_2589, msdiv109, sc273, sya43.51</text:p>
          </table:table-cell>
        </table:table-row>
        <table:table-row table:style-name="ro1">
          <table:table-cell office:value-type="string" calcext:value-type="string">
            <text:p>patthana2.10:274.1</text:p>
          </table:table-cell>
          <table:table-cell office:value-type="string" calcext:value-type="string">
            <text:p>Cetasikañca acetasikañca dhammaṃ paccayā acetasiko dhammo uppajjati ārammaṇapaccayā—cakkhuviññāṇasahagate khandhe ca cakkhāyatanañca paccayā cakkhuviññāṇaṃ …pe… kāyaviññāṇasahagate …pe… cetasike khandhe ca vatthuñca paccayā cittaṃ. (Paṭisandhikkhaṇe ekaṃ.) (2)</text:p>
          </table:table-cell>
          <table:table-cell office:value-type="string" calcext:value-type="string">
            <text:p>&lt;p&gt;{}&lt;/p&gt;</text:p>
          </table:table-cell>
          <table:table-cell office:value-type="string" calcext:value-type="string">
            <text:p>csp1ed38.411, csp2ed38.411, ms38P2_2590, sc274, vri122.506</text:p>
          </table:table-cell>
        </table:table-row>
        <table:table-row table:style-name="ro1">
          <table:table-cell office:value-type="string" calcext:value-type="string">
            <text:p>patthana2.10:275.1</text:p>
          </table:table-cell>
          <table:table-cell office:value-type="string" calcext:value-type="string">
            <text:p>Cetasikañca acetasikañca dhammaṃ paccayā cetasiko ca acetasiko ca dhammā uppajjanti ārammaṇapaccayā—cakkhuviññāṇasahagataṃ ekaṃ khandhañca cakkhāyatanañca paccayā dve khandhā cakkhuviññāṇañca, dve khandhe ca …pe… cetasikaṃ ekaṃ khandhañca vatthuñca paccayā dve khandhā cittañca, dve khandhe ca …pe…. (Paṭisandhikkhaṇe ekaṃ, saṃkhittaṃ.) (3)</text:p>
          </table:table-cell>
          <table:table-cell office:value-type="string" calcext:value-type="string">
            <text:p>&lt;p&gt;{}&lt;/p&gt;</text:p>
          </table:table-cell>
          <table:table-cell office:value-type="string" calcext:value-type="string">
            <text:p>ms38P2_2591, sc275</text:p>
          </table:table-cell>
        </table:table-row>
        <table:table-row table:style-name="ro1">
          <table:table-cell office:value-type="string" calcext:value-type="string">
            <text:p>patthana2.10:27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27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276.1</text:p>
          </table:table-cell>
          <table:table-cell office:value-type="string" calcext:value-type="string">
            <text:p>Hetuyā nava, ārammaṇe nava, adhipatiyā nava (sabbattha nava), purejāte nava, āsevane nava …pe… avigate nava.</text:p>
          </table:table-cell>
          <table:table-cell office:value-type="string" calcext:value-type="string">
            <text:p>&lt;p&gt;{}&lt;/p&gt;</text:p>
          </table:table-cell>
          <table:table-cell office:value-type="string" calcext:value-type="string">
            <text:p>ms38P2_2592, msdiv110, sc276</text:p>
          </table:table-cell>
        </table:table-row>
        <table:table-row table:style-name="ro1">
          <table:table-cell office:value-type="string" calcext:value-type="string">
            <text:p>patthana2.10:277.0.1</text:p>
          </table:table-cell>
          <table:table-cell office:value-type="string" calcext:value-type="string">
            <text:p>2.10.3.3.2. Paccayapaccanīya</text:p>
          </table:table-cell>
          <table:table-cell office:value-type="string" calcext:value-type="string">
            <text:p>&lt;h4&gt;{}&lt;/h4&gt;</text:p>
          </table:table-cell>
          <table:table-cell/>
        </table:table-row>
        <table:table-row table:style-name="ro1">
          <table:table-cell office:value-type="string" calcext:value-type="string">
            <text:p>patthana2.10:277.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277.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277.1</text:p>
          </table:table-cell>
          <table:table-cell office:value-type="string" calcext:value-type="string">
            <text:p>Cetasikaṃ dhammaṃ paccayā cetasiko dhammo uppajjati nahetupaccayā—ahetukaṃ cetasikaṃ. (Saṃkhittaṃ.)</text:p>
          </table:table-cell>
          <table:table-cell office:value-type="string" calcext:value-type="string">
            <text:p>&lt;p&gt;{}&lt;/p&gt;</text:p>
          </table:table-cell>
          <table:table-cell office:value-type="string" calcext:value-type="string">
            <text:p>dr43.56, ms38P2_2593, msdiv111, sc277</text:p>
          </table:table-cell>
        </table:table-row>
        <table:table-row table:style-name="ro1">
          <table:table-cell office:value-type="string" calcext:value-type="string">
            <text:p>patthana2.10:278.1</text:p>
          </table:table-cell>
          <table:table-cell office:value-type="string" calcext:value-type="string">
            <text:p>(Nava pañhā pañcaviññāṇampi yathā ārammaṇapaccayā evaṃ kātabbaṃ, tīsuyeva moho. Sabbe pañhā pavattipaṭisandhiyā kātabbā asammohantena.)</text:p>
          </table:table-cell>
          <table:table-cell office:value-type="string" calcext:value-type="string">
            <text:p>&lt;p&gt;{}&lt;/p&gt;</text:p>
          </table:table-cell>
          <table:table-cell office:value-type="string" calcext:value-type="string">
            <text:p>cck38.39, ms38P2_2594, ndp39.49, sc278</text:p>
          </table:table-cell>
        </table:table-row>
        <table:table-row table:style-name="ro1">
          <table:table-cell office:value-type="string" calcext:value-type="string">
            <text:p>patthana2.10:279.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279.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279.1</text:p>
          </table:table-cell>
          <table:table-cell office:value-type="string" calcext:value-type="string">
            <text:p>Nahetuyā nava, naārammaṇe tīṇi, naadhipatiyā nava, naanantare tīṇi, nasamanantare tīṇi, naaññamaññe tīṇi, naupanissaye tīṇi, napurejāte nava, napacchājāte nava, naāsevane nava, nakamme cattāri, navipāke nava, naāhāre ekaṃ, naindriye ekaṃ, najhāne nava, namagge nava, nasampayutte tīṇi, navippayutte cha, nonatthiyā tīṇi, novigate tīṇi.</text:p>
          </table:table-cell>
          <table:table-cell office:value-type="string" calcext:value-type="string">
            <text:p>&lt;p&gt;{}&lt;/p&gt;</text:p>
          </table:table-cell>
          <table:table-cell office:value-type="string" calcext:value-type="string">
            <text:p>csp1ed38.412, csp2ed38.412, ms38P2_2595, msdiv112, sc279, sya43.52, vri122.507</text:p>
          </table:table-cell>
        </table:table-row>
        <table:table-row table:style-name="ro1">
          <table:table-cell office:value-type="string" calcext:value-type="string">
            <text:p>patthana2.10:280.0</text:p>
          </table:table-cell>
          <table:table-cell office:value-type="string" calcext:value-type="string">
            <text:p>2.10.3.3.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280.1</text:p>
          </table:table-cell>
          <table:table-cell office:value-type="string" calcext:value-type="string">
            <text:p>Hetupaccayā naārammaṇe tīṇi, naadhipatiyā nava. (Saṃkhittaṃ.)</text:p>
          </table:table-cell>
          <table:table-cell office:value-type="string" calcext:value-type="string">
            <text:p>&lt;p&gt;{}&lt;/p&gt;</text:p>
          </table:table-cell>
          <table:table-cell office:value-type="string" calcext:value-type="string">
            <text:p>ms38P2_2596, msdiv113, sc280</text:p>
          </table:table-cell>
        </table:table-row>
        <table:table-row table:style-name="ro1">
          <table:table-cell office:value-type="string" calcext:value-type="string">
            <text:p>patthana2.10:281.0</text:p>
          </table:table-cell>
          <table:table-cell office:value-type="string" calcext:value-type="string">
            <text:p>2.10.3.3.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281.1</text:p>
          </table:table-cell>
          <table:table-cell office:value-type="string" calcext:value-type="string">
            <text:p>Nahetupaccayā ārammaṇe nava, anantare nava (sabbattha nava), magge tīṇi …pe… avigate nava.</text:p>
          </table:table-cell>
          <table:table-cell office:value-type="string" calcext:value-type="string">
            <text:p>&lt;p&gt;{}&lt;/p&gt;</text:p>
          </table:table-cell>
          <table:table-cell office:value-type="string" calcext:value-type="string">
            <text:p>dr43.57, ms38P2_2597, msdiv114, sc281</text:p>
          </table:table-cell>
        </table:table-row>
        <table:table-row table:style-name="ro1">
          <table:table-cell office:value-type="string" calcext:value-type="string">
            <text:p>patthana2.10:282.0.1</text:p>
          </table:table-cell>
          <table:table-cell office:value-type="string" calcext:value-type="string">
            <text:p>10.3.4 Nissayavāra</text:p>
          </table:table-cell>
          <table:table-cell office:value-type="string" calcext:value-type="string">
            <text:p>&lt;h2&gt;{}&lt;/h2&gt;</text:p>
          </table:table-cell>
          <table:table-cell/>
        </table:table-row>
        <table:table-row table:style-name="ro1">
          <table:table-cell office:value-type="string" calcext:value-type="string">
            <text:p>patthana2.10:282.0.2</text:p>
          </table:table-cell>
          <table:table-cell office:value-type="string" calcext:value-type="string">
            <text:p>Mahantaraduka</text:p>
          </table:table-cell>
          <table:table-cell office:value-type="string" calcext:value-type="string">
            <text:p>&lt;h3&gt;{}&lt;/h3&gt;</text:p>
          </table:table-cell>
          <table:table-cell/>
        </table:table-row>
        <table:table-row table:style-name="ro1">
          <table:table-cell office:value-type="string" calcext:value-type="string">
            <text:p>patthana2.10:282.0.3</text:p>
          </table:table-cell>
          <table:table-cell office:value-type="string" calcext:value-type="string">
            <text:p>Cetasikaduka</text:p>
          </table:table-cell>
          <table:table-cell office:value-type="string" calcext:value-type="string">
            <text:p>&lt;h4&gt;{}&lt;/h4&gt;</text:p>
          </table:table-cell>
          <table:table-cell/>
        </table:table-row>
        <table:table-row table:style-name="ro1">
          <table:table-cell office:value-type="string" calcext:value-type="string">
            <text:p>patthana2.10:282.0.4</text:p>
          </table:table-cell>
          <table:table-cell office:value-type="string" calcext:value-type="string">
            <text:p>Nissayavāra</text:p>
          </table:table-cell>
          <table:table-cell office:value-type="string" calcext:value-type="string">
            <text:p>&lt;h5&gt;{}&lt;/h5&gt;</text:p>
          </table:table-cell>
          <table:table-cell/>
        </table:table-row>
        <table:table-row table:style-name="ro1">
          <table:table-cell office:value-type="string" calcext:value-type="string">
            <text:p>patthana2.10:282.1</text:p>
          </table:table-cell>
          <table:table-cell office:value-type="string" calcext:value-type="string">
            <text:p>(Nissayavāro paccayavārasadiso.)</text:p>
          </table:table-cell>
          <table:table-cell office:value-type="string" calcext:value-type="string">
            <text:p>&lt;p&gt;{}&lt;/p&gt;</text:p>
          </table:table-cell>
          <table:table-cell office:value-type="string" calcext:value-type="string">
            <text:p>ms38P2_2598</text:p>
          </table:table-cell>
        </table:table-row>
        <table:table-row table:style-name="ro1">
          <table:table-cell office:value-type="string" calcext:value-type="string">
            <text:p>patthana2.10:283.0.1</text:p>
          </table:table-cell>
          <table:table-cell office:value-type="string" calcext:value-type="string">
            <text:p>Mahantaraduka</text:p>
          </table:table-cell>
          <table:table-cell office:value-type="string" calcext:value-type="string">
            <text:p>&lt;h2&gt;{}&lt;/h2&gt;</text:p>
          </table:table-cell>
          <table:table-cell/>
        </table:table-row>
        <table:table-row table:style-name="ro1">
          <table:table-cell office:value-type="string" calcext:value-type="string">
            <text:p>patthana2.10:283.0.2</text:p>
          </table:table-cell>
          <table:table-cell office:value-type="string" calcext:value-type="string">
            <text:p>Cetasikaduka</text:p>
          </table:table-cell>
          <table:table-cell office:value-type="string" calcext:value-type="string">
            <text:p>&lt;h3&gt;{}&lt;/h3&gt;</text:p>
          </table:table-cell>
          <table:table-cell/>
        </table:table-row>
        <table:table-row table:style-name="ro1">
          <table:table-cell office:value-type="string" calcext:value-type="string">
            <text:p>patthana2.10:283.0.3</text:p>
          </table:table-cell>
          <table:table-cell office:value-type="string" calcext:value-type="string">
            <text:p>Saṃsaṭṭhavāra</text:p>
          </table:table-cell>
          <table:table-cell office:value-type="string" calcext:value-type="string">
            <text:p>&lt;h4&gt;{}&lt;/h4&gt;</text:p>
          </table:table-cell>
          <table:table-cell/>
        </table:table-row>
        <table:table-row table:style-name="ro1">
          <table:table-cell office:value-type="string" calcext:value-type="string">
            <text:p>patthana2.10:283.0.4</text:p>
          </table:table-cell>
          <table:table-cell office:value-type="string" calcext:value-type="string">
            <text:p>Paccayānuloma</text:p>
          </table:table-cell>
          <table:table-cell office:value-type="string" calcext:value-type="string">
            <text:p>&lt;h5&gt;{}&lt;/h5&gt;</text:p>
          </table:table-cell>
          <table:table-cell/>
        </table:table-row>
        <table:table-row table:style-name="ro1">
          <table:table-cell office:value-type="string" calcext:value-type="string">
            <text:p>patthana2.10:283.0.5</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283.0.6</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283.1</text:p>
          </table:table-cell>
          <table:table-cell office:value-type="string" calcext:value-type="string">
            <text:p>Cetasikaṃ dhammaṃ saṃsaṭṭho cetasiko dhammo uppajjati hetupaccayā—  cetasikaṃ ekaṃ khandhaṃ saṃsaṭṭhā dve khandhā, dve khandhe…pe…  paṭisandhikkhaṇe…pe… . (1) </text:p>
          </table:table-cell>
          <table:table-cell office:value-type="string" calcext:value-type="string">
            <text:p>&lt;p&gt;{}&lt;/p&gt;</text:p>
          </table:table-cell>
          <table:table-cell office:value-type="string" calcext:value-type="string">
            <text:p>ms38P2_2599, msdiv115</text:p>
          </table:table-cell>
        </table:table-row>
        <table:table-row table:style-name="ro1">
          <table:table-cell office:value-type="string" calcext:value-type="string">
            <text:p>patthana2.10:284.1</text:p>
          </table:table-cell>
          <table:table-cell office:value-type="string" calcext:value-type="string">
            <text:p>Cetasikaṃ dhammaṃ saṃsaṭṭho acetasiko dhammo uppajjati hetupaccayā—  cetasiko khandhe saṃsaṭṭhaṃ cittaṃ; paṭisandhikkhaṇe…pe… . (2) </text:p>
          </table:table-cell>
          <table:table-cell office:value-type="string" calcext:value-type="string">
            <text:p>&lt;p&gt;{}&lt;/p&gt;</text:p>
          </table:table-cell>
          <table:table-cell office:value-type="string" calcext:value-type="string">
            <text:p>ms38P2_2600</text:p>
          </table:table-cell>
        </table:table-row>
        <table:table-row table:style-name="ro1">
          <table:table-cell office:value-type="string" calcext:value-type="string">
            <text:p>patthana2.10:285.1</text:p>
          </table:table-cell>
          <table:table-cell office:value-type="string" calcext:value-type="string">
            <text:p>Cetasikaṃ dhammaṃ saṃsaṭṭho cetasiko ca acetasiko ca dhammā uppajjanti hetupaccayā—  cetasikaṃ ekaṃ khandhaṃ saṃsaṭṭhā dve khandhā cittañca, dve khandhe…pe…  paṭisandhikkhaṇe…pe… . (3) </text:p>
          </table:table-cell>
          <table:table-cell office:value-type="string" calcext:value-type="string">
            <text:p>&lt;p&gt;{}&lt;/p&gt;</text:p>
          </table:table-cell>
          <table:table-cell office:value-type="string" calcext:value-type="string">
            <text:p>ms38P2_2601</text:p>
          </table:table-cell>
        </table:table-row>
        <table:table-row table:style-name="ro1">
          <table:table-cell office:value-type="string" calcext:value-type="string">
            <text:p>patthana2.10:286.1</text:p>
          </table:table-cell>
          <table:table-cell office:value-type="string" calcext:value-type="string">
            <text:p>Acetasikaṃ dhammaṃ saṃsaṭṭho cetasiko dhammo uppajjati hetupaccayā—  cittaṃ saṃsaṭṭhā sampayuttakā khandhā; paṭisandhikkhaṇe…pe… . (1) </text:p>
          </table:table-cell>
          <table:table-cell office:value-type="string" calcext:value-type="string">
            <text:p>&lt;p&gt;{}&lt;/p&gt;</text:p>
          </table:table-cell>
          <table:table-cell office:value-type="string" calcext:value-type="string">
            <text:p>ms38P2_2602</text:p>
          </table:table-cell>
        </table:table-row>
        <table:table-row table:style-name="ro1">
          <table:table-cell office:value-type="string" calcext:value-type="string">
            <text:p>patthana2.10:287.1</text:p>
          </table:table-cell>
          <table:table-cell office:value-type="string" calcext:value-type="string">
            <text:p>Cetasikañca acetasikañca dhammaṃ saṃsaṭṭho cetasiko dhammo uppajjati hetupaccayā—  cetasikaṃ ekaṃ khandhañca cittañca saṃsaṭṭhā dve khandhā, dve khandhe ca…pe…  paṭisandhikkhaṇe…pe… . (1) (Saṃkhittaṃ.) </text:p>
          </table:table-cell>
          <table:table-cell office:value-type="string" calcext:value-type="string">
            <text:p>&lt;p&gt;{}&lt;/div&gt;</text:p>
          </table:table-cell>
          <table:table-cell office:value-type="string" calcext:value-type="string">
            <text:p>ms38P2_2603</text:p>
          </table:table-cell>
        </table:table-row>
        <table:table-row table:style-name="ro1">
          <table:table-cell office:value-type="string" calcext:value-type="string">
            <text:p>patthana2.10:288.0.1</text:p>
          </table:table-cell>
          <table:table-cell office:value-type="string" calcext:value-type="string">
            <text:p>Mahantaraduka</text:p>
          </table:table-cell>
          <table:table-cell office:value-type="string" calcext:value-type="string">
            <text:p>&lt;h2&gt;{}&lt;/h2&gt;</text:p>
          </table:table-cell>
          <table:table-cell/>
        </table:table-row>
        <table:table-row table:style-name="ro1">
          <table:table-cell office:value-type="string" calcext:value-type="string">
            <text:p>patthana2.10:288.0.2</text:p>
          </table:table-cell>
          <table:table-cell office:value-type="string" calcext:value-type="string">
            <text:p>Cetasikaduka</text:p>
          </table:table-cell>
          <table:table-cell office:value-type="string" calcext:value-type="string">
            <text:p>&lt;h3&gt;{}&lt;/h3&gt;</text:p>
          </table:table-cell>
          <table:table-cell/>
        </table:table-row>
        <table:table-row table:style-name="ro1">
          <table:table-cell office:value-type="string" calcext:value-type="string">
            <text:p>patthana2.10:288.0.3</text:p>
          </table:table-cell>
          <table:table-cell office:value-type="string" calcext:value-type="string">
            <text:p>Saṃsaṭṭhavāra</text:p>
          </table:table-cell>
          <table:table-cell office:value-type="string" calcext:value-type="string">
            <text:p>&lt;h4&gt;{}&lt;/h4&gt;</text:p>
          </table:table-cell>
          <table:table-cell/>
        </table:table-row>
        <table:table-row table:style-name="ro1">
          <table:table-cell office:value-type="string" calcext:value-type="string">
            <text:p>patthana2.10:288.0.4</text:p>
          </table:table-cell>
          <table:table-cell office:value-type="string" calcext:value-type="string">
            <text:p>Paccayānuloma</text:p>
          </table:table-cell>
          <table:table-cell office:value-type="string" calcext:value-type="string">
            <text:p>&lt;h5&gt;{}&lt;/h5&gt;</text:p>
          </table:table-cell>
          <table:table-cell/>
        </table:table-row>
        <table:table-row table:style-name="ro1">
          <table:table-cell office:value-type="string" calcext:value-type="string">
            <text:p>patthana2.10:288.0.5</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288.0.6</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288.1</text:p>
          </table:table-cell>
          <table:table-cell office:value-type="string" calcext:value-type="string">
            <text:p>Hetuyā pañca, ārammaṇe pañca, adhipatiyā pañca (sabbattha pañca), avigate pañca. </text:p>
          </table:table-cell>
          <table:table-cell office:value-type="string" calcext:value-type="string">
            <text:p>&lt;p&gt;{}&lt;/p&gt;</text:p>
          </table:table-cell>
          <table:table-cell office:value-type="string" calcext:value-type="string">
            <text:p>ms38P2_2604</text:p>
          </table:table-cell>
        </table:table-row>
        <table:table-row table:style-name="ro1">
          <table:table-cell office:value-type="string" calcext:value-type="string">
            <text:p>patthana2.10:289.0.1</text:p>
          </table:table-cell>
          <table:table-cell office:value-type="string" calcext:value-type="string">
            <text:p>10.3.5.2.1 Vibhaṅgavāra</text:p>
          </table:table-cell>
          <table:table-cell office:value-type="string" calcext:value-type="string">
            <text:p>&lt;h2&gt;{}&lt;/h2&gt;</text:p>
          </table:table-cell>
          <table:table-cell/>
        </table:table-row>
        <table:table-row table:style-name="ro1">
          <table:table-cell office:value-type="string" calcext:value-type="string">
            <text:p>patthana2.10:289.0.2</text:p>
          </table:table-cell>
          <table:table-cell office:value-type="string" calcext:value-type="string">
            <text:p>Mahantaraduka</text:p>
          </table:table-cell>
          <table:table-cell office:value-type="string" calcext:value-type="string">
            <text:p>&lt;h3&gt;{}&lt;/h3&gt;</text:p>
          </table:table-cell>
          <table:table-cell/>
        </table:table-row>
        <table:table-row table:style-name="ro1">
          <table:table-cell office:value-type="string" calcext:value-type="string">
            <text:p>patthana2.10:289.0.3</text:p>
          </table:table-cell>
          <table:table-cell office:value-type="string" calcext:value-type="string">
            <text:p>Cetasikaduka</text:p>
          </table:table-cell>
          <table:table-cell office:value-type="string" calcext:value-type="string">
            <text:p>&lt;h4&gt;{}&lt;/h4&gt;</text:p>
          </table:table-cell>
          <table:table-cell/>
        </table:table-row>
        <table:table-row table:style-name="ro1">
          <table:table-cell office:value-type="string" calcext:value-type="string">
            <text:p>patthana2.10:289.0.4</text:p>
          </table:table-cell>
          <table:table-cell office:value-type="string" calcext:value-type="string">
            <text:p>Saṃsaṭṭhavāra</text:p>
          </table:table-cell>
          <table:table-cell office:value-type="string" calcext:value-type="string">
            <text:p>&lt;h5&gt;{}&lt;/h5&gt;</text:p>
          </table:table-cell>
          <table:table-cell/>
        </table:table-row>
        <table:table-row table:style-name="ro1">
          <table:table-cell office:value-type="string" calcext:value-type="string">
            <text:p>patthana2.10:289.0.5</text:p>
          </table:table-cell>
          <table:table-cell office:value-type="string" calcext:value-type="string">
            <text:p>Paccayapaccanīya</text:p>
          </table:table-cell>
          <table:table-cell office:value-type="string" calcext:value-type="string">
            <text:p>&lt;h6&gt;{}&lt;/h6&gt;</text:p>
          </table:table-cell>
          <table:table-cell/>
        </table:table-row>
        <table:table-row table:style-name="ro1">
          <table:table-cell office:value-type="string" calcext:value-type="string">
            <text:p>patthana2.10:289.1</text:p>
          </table:table-cell>
          <table:table-cell office:value-type="string" calcext:value-type="string">
            <text:p>Cetasikaṃ dhammaṃ saṃsaṭṭho cetasiko dhammo uppajjati nahetupaccayā. (Evaṃ pañcapi pañhā kātabbā, tīṇiyeva moho. Saṃkhittaṃ.)</text:p>
          </table:table-cell>
          <table:table-cell office:value-type="string" calcext:value-type="string">
            <text:p>&lt;p&gt;{}&lt;/p&gt;</text:p>
          </table:table-cell>
          <table:table-cell office:value-type="string" calcext:value-type="string">
            <text:p>ms38P2_2605, msdiv117, sc289, sya43.53</text:p>
          </table:table-cell>
        </table:table-row>
        <table:table-row table:style-name="ro1">
          <table:table-cell office:value-type="string" calcext:value-type="string">
            <text:p>patthana2.10:290.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290.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290.1</text:p>
          </table:table-cell>
          <table:table-cell office:value-type="string" calcext:value-type="string">
            <text:p>Nahetuyā pañca, naadhipatiyā pañca, napurejāte pañca, napacchājāte pañca, naāsevane pañca, nakamme tīṇi, navipāke pañca, najhāne pañca, namagge pañca, navippayutte pañca.</text:p>
          </table:table-cell>
          <table:table-cell office:value-type="string" calcext:value-type="string">
            <text:p>&lt;p&gt;{}&lt;/p&gt;</text:p>
          </table:table-cell>
          <table:table-cell office:value-type="string" calcext:value-type="string">
            <text:p>cck38.40, ms38P2_2606, msdiv118, sc290</text:p>
          </table:table-cell>
        </table:table-row>
        <table:table-row table:style-name="ro1">
          <table:table-cell office:value-type="string" calcext:value-type="string">
            <text:p>patthana2.10:291.0</text:p>
          </table:table-cell>
          <table:table-cell office:value-type="string" calcext:value-type="string">
            <text:p>2.10.3.6. Sampayuttavāra</text:p>
          </table:table-cell>
          <table:table-cell office:value-type="string" calcext:value-type="string">
            <text:p>&lt;h3&gt;{}&lt;/h3&gt;</text:p>
          </table:table-cell>
          <table:table-cell/>
        </table:table-row>
        <table:table-row table:style-name="ro1">
          <table:table-cell office:value-type="string" calcext:value-type="string">
            <text:p>patthana2.10:291.1</text:p>
          </table:table-cell>
          <table:table-cell office:value-type="string" calcext:value-type="string">
            <text:p>Evaṃ itare dve gaṇanāpi sampayuttavāropi kātabbo.</text:p>
          </table:table-cell>
          <table:table-cell office:value-type="string" calcext:value-type="string">
            <text:p>&lt;p class='pe'&gt;{}&lt;/p&gt;</text:p>
          </table:table-cell>
          <table:table-cell office:value-type="string" calcext:value-type="string">
            <text:p>ms38P2_2607, sc291</text:p>
          </table:table-cell>
        </table:table-row>
        <table:table-row table:style-name="ro1">
          <table:table-cell office:value-type="string" calcext:value-type="string">
            <text:p>patthana2.10:292.0.1</text:p>
          </table:table-cell>
          <table:table-cell office:value-type="string" calcext:value-type="string">
            <text:p>2.10.3.7. Pañhāvāra</text:p>
          </table:table-cell>
          <table:table-cell office:value-type="string" calcext:value-type="string">
            <text:p>&lt;h3&gt;{}&lt;/h3&gt;</text:p>
          </table:table-cell>
          <table:table-cell/>
        </table:table-row>
        <table:table-row table:style-name="ro1">
          <table:table-cell office:value-type="string" calcext:value-type="string">
            <text:p>patthana2.10:292.0.2</text:p>
          </table:table-cell>
          <table:table-cell office:value-type="string" calcext:value-type="string">
            <text:p>2.10.3.7.1. Paccayānuloma</text:p>
          </table:table-cell>
          <table:table-cell office:value-type="string" calcext:value-type="string">
            <text:p>&lt;h4&gt;{}&lt;/h4&gt;</text:p>
          </table:table-cell>
          <table:table-cell/>
        </table:table-row>
        <table:table-row table:style-name="ro1">
          <table:table-cell office:value-type="string" calcext:value-type="string">
            <text:p>patthana2.10:292.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292.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292.1</text:p>
          </table:table-cell>
          <table:table-cell office:value-type="string" calcext:value-type="string">
            <text:p>Cetasiko dhammo cetasikassa dhammassa hetupaccayena paccayo—cetasikā hetū sampayuttakānaṃ khandhānaṃ hetupaccayena paccayo; paṭisandhikkhaṇe …pe…. (1)</text:p>
          </table:table-cell>
          <table:table-cell office:value-type="string" calcext:value-type="string">
            <text:p>&lt;p&gt;{}&lt;/p&gt;</text:p>
          </table:table-cell>
          <table:table-cell office:value-type="string" calcext:value-type="string">
            <text:p>ms38P2_2608, msdiv119, ndp39.51, sc292, vri122.510</text:p>
          </table:table-cell>
        </table:table-row>
        <table:table-row table:style-name="ro1">
          <table:table-cell office:value-type="string" calcext:value-type="string">
            <text:p>patthana2.10:293.1</text:p>
          </table:table-cell>
          <table:table-cell office:value-type="string" calcext:value-type="string">
            <text:p>Cetasiko dhammo acetasikassa dhammassa hetupaccayena paccayo—cetasikā hetū cittassa cittasamuṭṭhānānañca rūpānaṃ hetupaccayena paccayo; paṭisandhikkhaṇe …pe…. (2)</text:p>
          </table:table-cell>
          <table:table-cell office:value-type="string" calcext:value-type="string">
            <text:p>&lt;p&gt;{}&lt;/p&gt;</text:p>
          </table:table-cell>
          <table:table-cell office:value-type="string" calcext:value-type="string">
            <text:p>dr43.59, ms38P2_2609, sc293</text:p>
          </table:table-cell>
        </table:table-row>
        <table:table-row table:style-name="ro1">
          <table:table-cell office:value-type="string" calcext:value-type="string">
            <text:p>patthana2.10:294.1</text:p>
          </table:table-cell>
          <table:table-cell office:value-type="string" calcext:value-type="string">
            <text:p>Cetasiko dhammo cetasikassa ca acetasikassa ca dhammassa hetupaccayena paccayo—cetasikā hetū sampayuttakānaṃ khandhānaṃ cittassa ca cittasamuṭṭhānānañca rūpānaṃ hetupaccayena paccayo; paṭisandhikkhaṇe …pe…. (3)</text:p>
          </table:table-cell>
          <table:table-cell office:value-type="string" calcext:value-type="string">
            <text:p>&lt;p&gt;{}&lt;/p&gt;</text:p>
          </table:table-cell>
          <table:table-cell office:value-type="string" calcext:value-type="string">
            <text:p>csp1ed38.414, csp2ed38.414, ms38P2_2610, sc294</text:p>
          </table:table-cell>
        </table:table-row>
        <table:table-row table:style-name="ro1">
          <table:table-cell office:value-type="string" calcext:value-type="string">
            <text:p>patthana2.10:295.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295.1</text:p>
          </table:table-cell>
          <table:table-cell office:value-type="string" calcext:value-type="string">
            <text:p>Cetasiko dhammo cetasikassa dhammassa ārammaṇapaccayena paccayo—cetasike khandhe ārabbha cetasikā khandhā uppajjanti. (Mūlaṃ pucchitabbaṃ.) Cetasike khandhe ārabbha cittaṃ uppajjati. (Mūlaṃ pucchitabbaṃ.) Cetasike khandhe ārabbha cetasikā khandhā ca cittañca uppajjanti. (3)</text:p>
          </table:table-cell>
          <table:table-cell office:value-type="string" calcext:value-type="string">
            <text:p>&lt;p&gt;{}&lt;/p&gt;</text:p>
          </table:table-cell>
          <table:table-cell office:value-type="string" calcext:value-type="string">
            <text:p>ms38P2_2611, msdiv120, sc295, sya43.54</text:p>
          </table:table-cell>
        </table:table-row>
        <table:table-row table:style-name="ro1">
          <table:table-cell office:value-type="string" calcext:value-type="string">
            <text:p>patthana2.10:296.1</text:p>
          </table:table-cell>
          <table:table-cell office:value-type="string" calcext:value-type="string">
            <text:p>Acetasiko dhammo acetasikassa dhammassa ārammaṇapaccayena paccayo—ariyā maggā vuṭṭhahitvā …pe… phalaṃ paccavekkhanti, nibbānaṃ paccavekkhanti. Nibbānaṃ gotrabhussa, vodānassa, maggassa, phalassa, āvajjanāya ārammaṇapaccayena paccayo; cakkhuṃ …pe… vatthuṃ acetasike khandhe aniccato …pe… vipassati assādeti abhinandati, taṃ ārabbha cittaṃ uppajjati. Dibbena cakkhunā rūpaṃ passati, dibbāya sotadhātuyā saddaṃ suṇāti. Cetopariyañāṇena acetasikacittasamaṅgissa cittaṃ jānāti, ākāsānañcāyatanaṃ …pe… ākiñcaññāyatanaṃ …pe… rūpāyatanaṃ cakkhuviññāṇassa …pe… phoṭṭhabbāyatanaṃ kāyaviññāṇassa …pe… acetasikā khandhā iddhividhañāṇassa, cetopariyañāṇassa, pubbenivāsānussatiñāṇassa, anāgataṃsañāṇassa, āvajjanāya ārammaṇapaccayena paccayo. (1)</text:p>
          </table:table-cell>
          <table:table-cell office:value-type="string" calcext:value-type="string">
            <text:p>&lt;p&gt;{}&lt;/p&gt;</text:p>
          </table:table-cell>
          <table:table-cell office:value-type="string" calcext:value-type="string">
            <text:p>ms38P2_2612, msdiv121, ndp39.52, sc296, vri122.511</text:p>
          </table:table-cell>
        </table:table-row>
        <table:table-row table:style-name="ro1">
          <table:table-cell office:value-type="string" calcext:value-type="string">
            <text:p>patthana2.10:297.1</text:p>
          </table:table-cell>
          <table:table-cell office:value-type="string" calcext:value-type="string">
            <text:p>Acetasiko dhammo cetasikassa dhammassa ārammaṇapaccayena paccayo—ariyā maggā vuṭṭhahitvā …pe… nibbānaṃ paccavekkhanti (paṭhamagamanasadisaṃ); cakkhuṃ …pe… vatthuṃ acetasike khandhe aniccato …pe… domanassaṃ uppajjati; dibbena cakkhunā rūpaṃ passati, dibbāya sotadhātuyā saddaṃ suṇāti. Cetopariyañāṇena acetasikacittasamaṅgissa cittaṃ jānāti, ākāsānañcāyatanaṃ …pe… ākiñcaññāyatanaṃ nevasaññānāsaññāyatanassa …pe… rūpāyatanaṃ cakkhuviññāṇasahagatānaṃ khandhānaṃ …pe… phoṭṭhabbāyatanaṃ kāyaviññāṇasahagatānaṃ khandhānaṃ …pe… acetasikā khandhā iddhividhañāṇassa, cetopariyañāṇassa, pubbenivāsānussatiñāṇassa, anāgataṃsañāṇassa, āvajjanāya ārammaṇapaccayena paccayo. (2)</text:p>
          </table:table-cell>
          <table:table-cell office:value-type="string" calcext:value-type="string">
            <text:p>&lt;p&gt;{}&lt;/p&gt;</text:p>
          </table:table-cell>
          <table:table-cell office:value-type="string" calcext:value-type="string">
            <text:p>bj51.960, cck38.41, dr43.60, ms38P2_2613, sc297</text:p>
          </table:table-cell>
        </table:table-row>
        <table:table-row table:style-name="ro1">
          <table:table-cell office:value-type="string" calcext:value-type="string">
            <text:p>patthana2.10:298.1</text:p>
          </table:table-cell>
          <table:table-cell office:value-type="string" calcext:value-type="string">
            <text:p>Acetasiko dhammo cetasikassa ca acetasikassa ca dhammassa ārammaṇapaccayena paccayo—ariyā maggā vuṭṭhahitvā …pe… nibbānaṃ paccavekkhanti (paṭhamagamanasadisaṃ); cakkhuṃ …pe… vatthuṃ acetasike khandhe aniccato …pe… vipassati assādeti abhinandati, taṃ ārabbha cittañca sampayuttakā ca khandhā uppajjanti. Dibbena cakkhunā rūpaṃ passati …pe… rūpāyatanaṃ cakkhuviññāṇassa sampayuttakānañca khandhānaṃ ārammaṇapaccayena paccayo …pe… phoṭṭhabbāyatanaṃ kāyaviññāṇassa sampayuttakānañca khandhānaṃ …pe… acetasikā khandhā iddhividhañāṇassa, cetopariyañāṇassa, pubbenivāsānussatiñāṇassa, anāgataṃsañāṇassa, āvajjanāya ārammaṇapaccayena paccayo. (3)</text:p>
          </table:table-cell>
          <table:table-cell office:value-type="string" calcext:value-type="string">
            <text:p>&lt;p&gt;{}&lt;/p&gt;</text:p>
          </table:table-cell>
          <table:table-cell office:value-type="string" calcext:value-type="string">
            <text:p>csp1ed38.415, csp2ed38.415, ms38P2_2614, sc298, sya43.55</text:p>
          </table:table-cell>
        </table:table-row>
        <table:table-row table:style-name="ro1">
          <table:table-cell office:value-type="string" calcext:value-type="string">
            <text:p>patthana2.10:299.1</text:p>
          </table:table-cell>
          <table:table-cell office:value-type="string" calcext:value-type="string">
            <text:p>Cetasiko ca acetasiko ca dhammā cetasikassa dhammassa ārammaṇapaccayena paccayo—cetasike khandhe ca cittañca ārabbha cetasikā khandhā uppajjanti. (Mūlaṃ pucchitabbaṃ.) Cetasike khandhe ca cittañca ārabbha cittaṃ uppajjati. (Mūlaṃ pucchitabbaṃ.) Cetasike khandhe ca cittañca ārabbha cetasikā khandhā ca cittañca uppajjanti. (3)</text:p>
          </table:table-cell>
          <table:table-cell office:value-type="string" calcext:value-type="string">
            <text:p>&lt;p&gt;{}&lt;/p&gt;</text:p>
          </table:table-cell>
          <table:table-cell office:value-type="string" calcext:value-type="string">
            <text:p>dr43.61, ms38P2_2615, msdiv122, ndp39.53, sc299, vri122.512</text:p>
          </table:table-cell>
        </table:table-row>
        <table:table-row table:style-name="ro1">
          <table:table-cell office:value-type="string" calcext:value-type="string">
            <text:p>patthana2.10:300.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0:300.1</text:p>
          </table:table-cell>
          <table:table-cell office:value-type="string" calcext:value-type="string">
            <text:p>Cetasiko dhammo cetasikassa dhammassa adhipatipaccayena paccayo— ārammaṇādhipati, sahajātādhipati. **Ārammaṇādhipati**—cetasike khandhe garuṃ katvā cetasikā khandhā uppajjanti. **Sahajātādhipati**—cetasikādhipati sampayuttakānaṃ khandhānaṃ adhipatipaccayena paccayo. (Mūlaṃ pucchitabbaṃ.) **Ārammaṇādhipati**—cetasike khandhe garuṃ katvā cittaṃ uppajjati. **Sahajātādhipati**—cetasikādhipati cittassa cittasamuṭṭhānānañca rūpānaṃ adhipatipaccayena paccayo. (Mūlaṃ pucchitabbaṃ.) **Ārammaṇādhipati**—cetasike khandhe garuṃ katvā cetasikā khandhā ca cittañca uppajjanti. **Sahajātādhipati**—cetasikādhipati sampayuttakānaṃ khandhānaṃ cittassa ca cittasamuṭṭhānānañca rūpānaṃ adhipatipaccayena paccayo. (3)</text:p>
          </table:table-cell>
          <table:table-cell office:value-type="string" calcext:value-type="string">
            <text:p>&lt;p&gt;{}&lt;/p&gt;</text:p>
          </table:table-cell>
          <table:table-cell office:value-type="string" calcext:value-type="string">
            <text:p>cck38.42, ms38P2_2616, msdiv123, sc300, sya43.56</text:p>
          </table:table-cell>
        </table:table-row>
        <table:table-row table:style-name="ro1">
          <table:table-cell office:value-type="string" calcext:value-type="string">
            <text:p>patthana2.10:301.1</text:p>
          </table:table-cell>
          <table:table-cell office:value-type="string" calcext:value-type="string">
            <text:p>Acetasiko dhammo acetasikassa dhammassa adhipatipaccayena paccayo— ārammaṇādhipati, sahajātādhipati. **Ārammaṇādhipati**—ariyā maggā vuṭṭhahitvā …pe… nibbānaṃ garuṃ katvā paccavekkhanti, nibbānaṃ gotrabhussa, vodānassa. Maggassa, phalassa adhipatipaccayena paccayo; cakkhuṃ …pe… vatthuṃ acetasike khandhe garuṃ katvā assādeti abhinandati, taṃ garuṃ katvā cittaṃ uppajjati. **Sahajātādhipati**—acetasikādhipati cittasamuṭṭhānānaṃ rūpānaṃ adhipatipaccayena paccayo. (1)</text:p>
          </table:table-cell>
          <table:table-cell office:value-type="string" calcext:value-type="string">
            <text:p>&lt;p&gt;{}&lt;/p&gt;</text:p>
          </table:table-cell>
          <table:table-cell office:value-type="string" calcext:value-type="string">
            <text:p>csp1ed38.416, csp2ed38.416, ms38P2_2617, msdiv124, sc301</text:p>
          </table:table-cell>
        </table:table-row>
        <table:table-row table:style-name="ro1">
          <table:table-cell office:value-type="string" calcext:value-type="string">
            <text:p>patthana2.10:302.1</text:p>
          </table:table-cell>
          <table:table-cell office:value-type="string" calcext:value-type="string">
            <text:p>Acetasiko dhammo cetasikassa dhammassa adhipatipaccayena paccayo— ārammaṇādhipati, sahajātādhipati. **Ārammaṇādhipati**—ariyā maggā vuṭṭhahitvā …pe… nibbānaṃ garuṃ katvā …pe… (paṭhamagamanasadisaṃ); cakkhuṃ …pe… vatthuṃ acetasike khandhe garuṃ katvā assādeti abhinandati, taṃ garuṃ katvā rāgo uppajjati, diṭṭhi uppajjati. **Sahajātādhipati**—acetasikādhipati sampayuttakānaṃ khandhānaṃ adhipatipaccayena paccayo. (2)</text:p>
          </table:table-cell>
          <table:table-cell office:value-type="string" calcext:value-type="string">
            <text:p>&lt;p&gt;{}&lt;/p&gt;</text:p>
          </table:table-cell>
          <table:table-cell office:value-type="string" calcext:value-type="string">
            <text:p>bj51.961, dr43.62, ms38P2_2618, ndp39.54, sc302</text:p>
          </table:table-cell>
        </table:table-row>
        <table:table-row table:style-name="ro1">
          <table:table-cell office:value-type="string" calcext:value-type="string">
            <text:p>patthana2.10:303.1</text:p>
          </table:table-cell>
          <table:table-cell office:value-type="string" calcext:value-type="string">
            <text:p>Acetasiko dhammo cetasikassa ca acetasikassa ca dhammassa adhipatipaccayena paccayo—ārammaṇādhipati, sahajātādhipati. **Ārammaṇādhipati**—ariyā maggā vuṭṭhahitvā …pe… nibbānaṃ …pe… (paṭhamagamanaṃ) acetasike khandhe garuṃ katvā assādeti abhinandati, taṃ garuṃ katvā cetasikā khandhā ca cittañca uppajjanti. **Sahajātādhipati**—acetasikādhipati sampayuttakānaṃ khandhānaṃ cittasamuṭṭhānānañca rūpānaṃ adhipatipaccayena paccayo. (3)</text:p>
          </table:table-cell>
          <table:table-cell office:value-type="string" calcext:value-type="string">
            <text:p>&lt;p&gt;{}&lt;/p&gt;</text:p>
          </table:table-cell>
          <table:table-cell office:value-type="string" calcext:value-type="string">
            <text:p>ms38P2_2619, sc303, sya43.57, vri122.513</text:p>
          </table:table-cell>
        </table:table-row>
        <table:table-row table:style-name="ro1">
          <table:table-cell office:value-type="string" calcext:value-type="string">
            <text:p>patthana2.10:304.1</text:p>
          </table:table-cell>
          <table:table-cell office:value-type="string" calcext:value-type="string">
            <text:p>Cetasiko ca acetasiko ca dhammā cetasikassa dhammassa adhipatipaccayena paccayo—ārammaṇādhipati … tīṇi. (Ārammaṇādhipatiyeva.)</text:p>
          </table:table-cell>
          <table:table-cell office:value-type="string" calcext:value-type="string">
            <text:p>&lt;p&gt;{}&lt;/p&gt;</text:p>
          </table:table-cell>
          <table:table-cell office:value-type="string" calcext:value-type="string">
            <text:p>ms38P2_2620, sc304</text:p>
          </table:table-cell>
        </table:table-row>
        <table:table-row table:style-name="ro1">
          <table:table-cell office:value-type="string" calcext:value-type="string">
            <text:p>patthana2.10:305.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0:305.1</text:p>
          </table:table-cell>
          <table:table-cell office:value-type="string" calcext:value-type="string">
            <text:p>Cetasiko dhammo cetasikassa dhammassa anantarapaccayena paccayo—purimā purimā cetasikā khandhā pacchimānaṃ pacchimānaṃ cetasikānaṃ khandhānaṃ anantarapaccayena paccayo. (Mūlaṃ pucchitabbaṃ.) Purimā purimā cetasikā khandhā pacchimassa pacchimassa cittassa anantarapaccayena paccayo. (Mūlaṃ pucchitabbaṃ.) Purimā purimā cetasikā khandhā pacchimānaṃ pacchimānaṃ cetasikānaṃ khandhānaṃ cittassa ca anantarapaccayena paccayo. (3)</text:p>
          </table:table-cell>
          <table:table-cell office:value-type="string" calcext:value-type="string">
            <text:p>&lt;p&gt;{}&lt;/p&gt;</text:p>
          </table:table-cell>
          <table:table-cell office:value-type="string" calcext:value-type="string">
            <text:p>cck38.43, ms38P2_2621, msdiv125, sc305</text:p>
          </table:table-cell>
        </table:table-row>
        <table:table-row table:style-name="ro1">
          <table:table-cell office:value-type="string" calcext:value-type="string">
            <text:p>patthana2.10:306.1</text:p>
          </table:table-cell>
          <table:table-cell office:value-type="string" calcext:value-type="string">
            <text:p>Acetasiko dhammo acetasikassa dhammassa anantarapaccayena paccayo—purimaṃ purimaṃ cittaṃ pacchimassa pacchimassa cittassa anantarapaccayena paccayo; anulomaṃ gotrabhussa …pe… phalasamāpattiyā anantarapaccayena paccayo. (1)</text:p>
          </table:table-cell>
          <table:table-cell office:value-type="string" calcext:value-type="string">
            <text:p>&lt;p&gt;{}&lt;/p&gt;</text:p>
          </table:table-cell>
          <table:table-cell office:value-type="string" calcext:value-type="string">
            <text:p>dr43.63, ms38P2_2622, msdiv126, sc306</text:p>
          </table:table-cell>
        </table:table-row>
        <table:table-row table:style-name="ro1">
          <table:table-cell office:value-type="string" calcext:value-type="string">
            <text:p>patthana2.10:307.1</text:p>
          </table:table-cell>
          <table:table-cell office:value-type="string" calcext:value-type="string">
            <text:p>Acetasiko dhammo cetasikassa dhammassa anantarapaccayena paccayo. (Evaṃ tīṇi kātabbāni, paṭhamagamanasadisaṃ. Pūritvā kātabbaṃ, ninnānākaraṇaṃ.)</text:p>
          </table:table-cell>
          <table:table-cell office:value-type="string" calcext:value-type="string">
            <text:p>&lt;p&gt;{}&lt;/p&gt;</text:p>
          </table:table-cell>
          <table:table-cell office:value-type="string" calcext:value-type="string">
            <text:p>csp1ed38.417, csp2ed38.417, ms38P2_2623, sc307</text:p>
          </table:table-cell>
        </table:table-row>
        <table:table-row table:style-name="ro1">
          <table:table-cell office:value-type="string" calcext:value-type="string">
            <text:p>patthana2.10:308.1</text:p>
          </table:table-cell>
          <table:table-cell office:value-type="string" calcext:value-type="string">
            <text:p>Cetasiko ca acetasiko ca dhammā cetasikassa dhammassa anantarapaccayena paccayo … tīṇi. (Āvajjanāpi vuṭṭhānampi natthi.)</text:p>
          </table:table-cell>
          <table:table-cell office:value-type="string" calcext:value-type="string">
            <text:p>&lt;p&gt;{}&lt;/p&gt;</text:p>
          </table:table-cell>
          <table:table-cell office:value-type="string" calcext:value-type="string">
            <text:p>ms38P2_2624, ndp39.55, sc308</text:p>
          </table:table-cell>
        </table:table-row>
        <table:table-row table:style-name="ro1">
          <table:table-cell office:value-type="string" calcext:value-type="string">
            <text:p>patthana2.10:309.1</text:p>
          </table:table-cell>
          <table:table-cell office:value-type="string" calcext:value-type="string">
            <text:p>Samanantarapaccayena paccayo … nava, sahajātapaccayena paccayo … nava (paṭiccavārasadisaṃ), aññamaññapaccayena paccayo … nava (paṭiccavārasadisaṃ), nissayapaccayena paccayo … nava. (Paccayavārasadisaṃ.)</text:p>
          </table:table-cell>
          <table:table-cell office:value-type="string" calcext:value-type="string">
            <text:p>&lt;p&gt;{}&lt;/p&gt;</text:p>
          </table:table-cell>
          <table:table-cell office:value-type="string" calcext:value-type="string">
            <text:p>ms38P2_2625, sc309, sya43.58, vri122.514</text:p>
          </table:table-cell>
        </table:table-row>
        <table:table-row table:style-name="ro1">
          <table:table-cell office:value-type="string" calcext:value-type="string">
            <text:p>patthana2.10:310.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0:310.1</text:p>
          </table:table-cell>
          <table:table-cell office:value-type="string" calcext:value-type="string">
            <text:p>Cetasiko dhammo cetasikassa dhammassa upanissayapaccayena paccayo— ārammaṇūpanissayo, anantarūpanissayo, pakatūpanissayo …pe…. **Pakatūpanissayo**—cetasikā khandhā cetasikānaṃ khandhānaṃ upanissayapaccayena paccayo. (Mūlaṃ pucchitabbaṃ, tīṇi upanissayā.) Cetasikā khandhā cittassa upanissayapaccayena paccayo. (Mūlaṃ pucchitabbaṃ, tīṇi upanissayā.) Cetasikā khandhā cetasikānaṃ khandhānaṃ cittassa ca upanissayapaccayena paccayo. (3)</text:p>
          </table:table-cell>
          <table:table-cell office:value-type="string" calcext:value-type="string">
            <text:p>&lt;p&gt;{}&lt;/p&gt;</text:p>
          </table:table-cell>
          <table:table-cell office:value-type="string" calcext:value-type="string">
            <text:p>ms38P2_2626, msdiv127, sc310</text:p>
          </table:table-cell>
        </table:table-row>
        <table:table-row table:style-name="ro1">
          <table:table-cell office:value-type="string" calcext:value-type="string">
            <text:p>patthana2.10:311.1</text:p>
          </table:table-cell>
          <table:table-cell office:value-type="string" calcext:value-type="string">
            <text:p>Acetasiko dhammo acetasikassa dhammassa upanissayapaccayena paccayo— ārammaṇūpanissayo, anantarūpanissayo, pakatūpanissayo …pe…. **Pakatūpanissayo**—utuṃ … bhojanaṃ … senāsanaṃ cittaṃ upanissāya dānaṃ deti …pe… saṃghaṃ bhindati; utuṃ … bhojanaṃ … senāsanaṃ cittaṃ saddhāya …pe… paññāya … rāgassa …pe… patthanāya kāyikassa sukhassa, kāyikassa dukkhassa, maggassa, phalasamāpattiyā upanissayapaccayena paccayo. (1)</text:p>
          </table:table-cell>
          <table:table-cell office:value-type="string" calcext:value-type="string">
            <text:p>&lt;p&gt;{}&lt;/p&gt;</text:p>
          </table:table-cell>
          <table:table-cell office:value-type="string" calcext:value-type="string">
            <text:p>cck38.44, ms38P2_2627, msdiv128, sc311</text:p>
          </table:table-cell>
        </table:table-row>
        <table:table-row table:style-name="ro1">
          <table:table-cell office:value-type="string" calcext:value-type="string">
            <text:p>patthana2.10:312.1</text:p>
          </table:table-cell>
          <table:table-cell office:value-type="string" calcext:value-type="string">
            <text:p>Acetasiko dhammo cetasikassa dhammassa upanissayapaccayena paccayo— ārammaṇūpanissayo, anantarūpanissayo pakatūpanissayo …pe…. **Pakatūpanissayo**—utuṃ … bhojanaṃ … senāsanaṃ cittaṃ upanissāya dānaṃ deti …pe…. (Tīṇi, paṭhamagamanasadisaṃ ninnānākaraṇaṃ.)</text:p>
          </table:table-cell>
          <table:table-cell office:value-type="string" calcext:value-type="string">
            <text:p>&lt;p&gt;{}&lt;/p&gt;</text:p>
          </table:table-cell>
          <table:table-cell office:value-type="string" calcext:value-type="string">
            <text:p>dr43.64, ms38P2_2628, sc312</text:p>
          </table:table-cell>
        </table:table-row>
        <table:table-row table:style-name="ro1">
          <table:table-cell office:value-type="string" calcext:value-type="string">
            <text:p>patthana2.10:313.1</text:p>
          </table:table-cell>
          <table:table-cell office:value-type="string" calcext:value-type="string">
            <text:p>Cetasiko ca acetasiko ca dhammā cetasikassa dhammassa upanissayapaccayena paccayo … tīṇi.</text:p>
          </table:table-cell>
          <table:table-cell office:value-type="string" calcext:value-type="string">
            <text:p>&lt;p&gt;{}&lt;/p&gt;</text:p>
          </table:table-cell>
          <table:table-cell office:value-type="string" calcext:value-type="string">
            <text:p>ms38P2_2629, sc313</text:p>
          </table:table-cell>
        </table:table-row>
        <table:table-row table:style-name="ro1">
          <table:table-cell office:value-type="string" calcext:value-type="string">
            <text:p>patthana2.10:314.0</text:p>
          </table:table-cell>
          <table:table-cell office:value-type="string" calcext:value-type="string">
            <text:p>Purejāta</text:p>
          </table:table-cell>
          <table:table-cell office:value-type="string" calcext:value-type="string">
            <text:p>&lt;h6&gt;{}&lt;/h6&gt;</text:p>
          </table:table-cell>
          <table:table-cell/>
        </table:table-row>
        <table:table-row table:style-name="ro1">
          <table:table-cell office:value-type="string" calcext:value-type="string">
            <text:p>patthana2.10:314.1</text:p>
          </table:table-cell>
          <table:table-cell office:value-type="string" calcext:value-type="string">
            <text:p>Acetasiko dhammo acetasikassa dhammassa purejātapaccayena paccayo— ārammaṇapurejātaṃ, vatthupurejātaṃ. **Ārammaṇapurejātaṃ**—cakkhuṃ …pe… vatthuṃ aniccato …pe… vipassati assādeti abhinandati, taṃ ārabbha cittaṃ uppajjati. Dibbena cakkhunā rūpaṃ passati, dibbāya sotadhātuyā saddaṃ suṇāti. Rūpāyatanaṃ cakkhuviññāṇassa …pe… phoṭṭhabbāyatanaṃ kāyaviññāṇassa …pe…. **Vatthupurejātaṃ**—cakkhāyatanaṃ cakkhuviññāṇassa …pe… kāyāyatanaṃ kāyaviññāṇassa …pe… vatthu cittassa purejātapaccayena paccayo. (1)</text:p>
          </table:table-cell>
          <table:table-cell office:value-type="string" calcext:value-type="string">
            <text:p>&lt;p&gt;{}&lt;/p&gt;</text:p>
          </table:table-cell>
          <table:table-cell office:value-type="string" calcext:value-type="string">
            <text:p>bj51.962, csp1ed38.418, csp2ed38.418, ms38P2_2630, msdiv129, ndp39.56, sc314, sya43.59, vri122.515</text:p>
          </table:table-cell>
        </table:table-row>
        <table:table-row table:style-name="ro1">
          <table:table-cell office:value-type="string" calcext:value-type="string">
            <text:p>patthana2.10:315.1</text:p>
          </table:table-cell>
          <table:table-cell office:value-type="string" calcext:value-type="string">
            <text:p>Acetasiko dhammo cetasikassa dhammassa purejātapaccayena paccayo— ārammaṇapurejātaṃ, vatthupurejātaṃ. **Ārammaṇapurejātaṃ**—cakkhuṃ …pe… vatthuṃ aniccato …pe… domanassaṃ uppajjati; dibbena cakkhunā rūpaṃ passati, dibbāya sotadhātuyā saddaṃ suṇāti. Rūpāyatanaṃ cakkhuviññāṇasahagatānaṃ khandhānaṃ …pe… phoṭṭhabbāyatanaṃ kāyaviññāṇasahagatānaṃ khandhānaṃ …pe…. **Vatthupurejātaṃ**—cakkhāyatanaṃ cakkhuviññāṇasahagatānaṃ khandhānaṃ …pe… kāyāyatanaṃ …pe… vatthu cetasikānaṃ khandhānaṃ purejātapaccayena paccayo. (2)</text:p>
          </table:table-cell>
          <table:table-cell office:value-type="string" calcext:value-type="string">
            <text:p>&lt;p&gt;{}&lt;/p&gt;</text:p>
          </table:table-cell>
          <table:table-cell office:value-type="string" calcext:value-type="string">
            <text:p>ms38P2_2631, sc315</text:p>
          </table:table-cell>
        </table:table-row>
        <table:table-row table:style-name="ro1">
          <table:table-cell office:value-type="string" calcext:value-type="string">
            <text:p>patthana2.10:316.1</text:p>
          </table:table-cell>
          <table:table-cell office:value-type="string" calcext:value-type="string">
            <text:p>Acetasiko dhammo cetasikassa ca acetasikassa ca dhammassa purejātapaccayena paccayo—ārammaṇapurejātaṃ, vatthupurejātaṃ. **Ārammaṇapurejātaṃ**—cakkhuṃ …pe… vatthuṃ aniccato …pe… vipassati assādeti abhinandati, taṃ ārabbha cittañca sampayuttakā ca khandhā uppajjanti. Dibbena cakkhunā rūpaṃ passati, dibbāya sotadhātuyā saddaṃ suṇāti. Rūpāyatanaṃ cakkhuviññāṇassa sampayuttakānañca khandhānaṃ …pe… phoṭṭhabbāyatanaṃ …pe…. **Vatthupurejātaṃ**—cakkhāyatanaṃ cakkhuviññāṇassa sampayuttakānañca khandhānaṃ …pe… kāyāyatanaṃ …pe… vatthu cittassa sampayuttakānañca khandhānaṃ purejātapaccayena paccayo. (3)</text:p>
          </table:table-cell>
          <table:table-cell office:value-type="string" calcext:value-type="string">
            <text:p>&lt;p&gt;{}&lt;/p&gt;</text:p>
          </table:table-cell>
          <table:table-cell office:value-type="string" calcext:value-type="string">
            <text:p>dr43.65, ms38P2_2632, sc316, sya43.60</text:p>
          </table:table-cell>
        </table:table-row>
        <table:table-row table:style-name="ro1">
          <table:table-cell office:value-type="string" calcext:value-type="string">
            <text:p>patthana2.10:317.0</text:p>
          </table:table-cell>
          <table:table-cell office:value-type="string" calcext:value-type="string">
            <text:p>Pacchājātāsevana</text:p>
          </table:table-cell>
          <table:table-cell office:value-type="string" calcext:value-type="string">
            <text:p>&lt;h6&gt;{}&lt;/h6&gt;</text:p>
          </table:table-cell>
          <table:table-cell/>
        </table:table-row>
        <table:table-row table:style-name="ro1">
          <table:table-cell office:value-type="string" calcext:value-type="string">
            <text:p>patthana2.10:317.1</text:p>
          </table:table-cell>
          <table:table-cell office:value-type="string" calcext:value-type="string">
            <text:p>Cetasiko dhammo acetasikassa dhammassa pacchājātapaccayena paccayo. (Saṃkhittaṃ.)</text:p>
          </table:table-cell>
          <table:table-cell office:value-type="string" calcext:value-type="string">
            <text:p>&lt;p&gt;{}&lt;/p&gt;</text:p>
          </table:table-cell>
          <table:table-cell office:value-type="string" calcext:value-type="string">
            <text:p>ms38P2_2633, msdiv130, sc317</text:p>
          </table:table-cell>
        </table:table-row>
        <table:table-row table:style-name="ro1">
          <table:table-cell office:value-type="string" calcext:value-type="string">
            <text:p>patthana2.10:318.1</text:p>
          </table:table-cell>
          <table:table-cell office:value-type="string" calcext:value-type="string">
            <text:p>Acetasiko dhammo acetasikassa dhammassa pacchājātapaccayena paccayo. (Saṃkhittaṃ.)</text:p>
          </table:table-cell>
          <table:table-cell office:value-type="string" calcext:value-type="string">
            <text:p>&lt;p&gt;{}&lt;/p&gt;</text:p>
          </table:table-cell>
          <table:table-cell office:value-type="string" calcext:value-type="string">
            <text:p>csp1ed38.419, csp2ed38.419, ms38P2_2634, sc318</text:p>
          </table:table-cell>
        </table:table-row>
        <table:table-row table:style-name="ro1">
          <table:table-cell office:value-type="string" calcext:value-type="string">
            <text:p>patthana2.10:319.1</text:p>
          </table:table-cell>
          <table:table-cell office:value-type="string" calcext:value-type="string">
            <text:p>Cetasiko ca acetasiko ca dhammā acetasikassa dhammassa pacchājātapaccayena paccayo. (Saṃkhittaṃ.)</text:p>
          </table:table-cell>
          <table:table-cell office:value-type="string" calcext:value-type="string">
            <text:p>&lt;p&gt;{}&lt;/p&gt;</text:p>
          </table:table-cell>
          <table:table-cell office:value-type="string" calcext:value-type="string">
            <text:p>ms38P2_2635, ndp39.57, sc319, vri122.516</text:p>
          </table:table-cell>
        </table:table-row>
        <table:table-row table:style-name="ro1">
          <table:table-cell office:value-type="string" calcext:value-type="string">
            <text:p>patthana2.10:320.1</text:p>
          </table:table-cell>
          <table:table-cell office:value-type="string" calcext:value-type="string">
            <text:p>Cetasiko dhammo cetasikassa dhammassa āsevanapaccayena paccayo. (Saṃkhittaṃ.)</text:p>
          </table:table-cell>
          <table:table-cell office:value-type="string" calcext:value-type="string">
            <text:p>&lt;p&gt;{}&lt;/p&gt;</text:p>
          </table:table-cell>
          <table:table-cell office:value-type="string" calcext:value-type="string">
            <text:p>ms38P2_2636, sc320</text:p>
          </table:table-cell>
        </table:table-row>
        <table:table-row table:style-name="ro1">
          <table:table-cell office:value-type="string" calcext:value-type="string">
            <text:p>patthana2.10:321.0</text:p>
          </table:table-cell>
          <table:table-cell office:value-type="string" calcext:value-type="string">
            <text:p>Kamma</text:p>
          </table:table-cell>
          <table:table-cell office:value-type="string" calcext:value-type="string">
            <text:p>&lt;h6&gt;{}&lt;/h6&gt;</text:p>
          </table:table-cell>
          <table:table-cell/>
        </table:table-row>
        <table:table-row table:style-name="ro1">
          <table:table-cell office:value-type="string" calcext:value-type="string">
            <text:p>patthana2.10:321.1</text:p>
          </table:table-cell>
          <table:table-cell office:value-type="string" calcext:value-type="string">
            <text:p>Cetasiko dhammo cetasikassa dhammassa kammapaccayena paccayo—sahajātā, nānākkhaṇikā. **Sahajātā**—cetasikā cetanā sampayuttakānaṃ khandhānaṃ kammapaccayena paccayo; paṭisandhikkhaṇe …pe…. **Nānākkhaṇikā**—cetasikā cetanā vipākānaṃ khandhānaṃ kammapaccayena paccayo. (1)</text:p>
          </table:table-cell>
          <table:table-cell office:value-type="string" calcext:value-type="string">
            <text:p>&lt;p&gt;{}&lt;/p&gt;</text:p>
          </table:table-cell>
          <table:table-cell office:value-type="string" calcext:value-type="string">
            <text:p>ms38P2_2637, msdiv131, sc321</text:p>
          </table:table-cell>
        </table:table-row>
        <table:table-row table:style-name="ro1">
          <table:table-cell office:value-type="string" calcext:value-type="string">
            <text:p>patthana2.10:322.1</text:p>
          </table:table-cell>
          <table:table-cell office:value-type="string" calcext:value-type="string">
            <text:p>Cetasiko dhammo acetasikassa dhammassa kammapaccayena paccayo—sahajātā, nānākkhaṇikā. **Sahajātā**—cetasikā cetanā cittassa cittasamuṭṭhānānañca rūpānaṃ kammapaccayena paccayo; paṭisandhikkhaṇe …pe…. **Nānākkhaṇikā**—cetasikā cetanā vipākassa cittassa kaṭattā ca rūpānaṃ kammapaccayena paccayo. (2)</text:p>
          </table:table-cell>
          <table:table-cell office:value-type="string" calcext:value-type="string">
            <text:p>&lt;p&gt;{}&lt;/p&gt;</text:p>
          </table:table-cell>
          <table:table-cell office:value-type="string" calcext:value-type="string">
            <text:p>ms38P2_2638, sc322</text:p>
          </table:table-cell>
        </table:table-row>
        <table:table-row table:style-name="ro1">
          <table:table-cell office:value-type="string" calcext:value-type="string">
            <text:p>patthana2.10:323.1</text:p>
          </table:table-cell>
          <table:table-cell office:value-type="string" calcext:value-type="string">
            <text:p>Cetasiko dhammo cetasikassa ca acetasikassa ca dhammassa kammapaccayena paccayo—sahajātā, nānākkhaṇikā. **Sahajātā**—cetasikā cetanā sampayuttakānaṃ khandhānaṃ cittassa ca cittasamuṭṭhānānañca rūpānaṃ kammapaccayena paccayo; paṭisandhikkhaṇe …pe…. **Nānākkhaṇikā**—cetasikā cetanā vipākānaṃ khandhānaṃ cittassa kaṭattā ca rūpānaṃ kammapaccayena paccayo. (3)</text:p>
          </table:table-cell>
          <table:table-cell office:value-type="string" calcext:value-type="string">
            <text:p>&lt;p&gt;{}&lt;/p&gt;</text:p>
          </table:table-cell>
          <table:table-cell office:value-type="string" calcext:value-type="string">
            <text:p>dr43.66, ms38P2_2639, sc323, sya43.61</text:p>
          </table:table-cell>
        </table:table-row>
        <table:table-row table:style-name="ro1">
          <table:table-cell office:value-type="string" calcext:value-type="string">
            <text:p>patthana2.10:324.0</text:p>
          </table:table-cell>
          <table:table-cell office:value-type="string" calcext:value-type="string">
            <text:p>Vipākādi</text:p>
          </table:table-cell>
          <table:table-cell office:value-type="string" calcext:value-type="string">
            <text:p>&lt;h6&gt;{}&lt;/h6&gt;</text:p>
          </table:table-cell>
          <table:table-cell/>
        </table:table-row>
        <table:table-row table:style-name="ro1">
          <table:table-cell office:value-type="string" calcext:value-type="string">
            <text:p>patthana2.10:324.1</text:p>
          </table:table-cell>
          <table:table-cell office:value-type="string" calcext:value-type="string">
            <text:p>Cetasiko dhammo cetasikassa dhammassa vipākapaccayena paccayo … nava … āhārapaccayena paccayo … nava … indriyapaccayena paccayo … nava … jhānapaccayena paccayo … tīṇi … maggapaccayena paccayo … tīṇi … sampayuttapaccayena paccayo … pañca.</text:p>
          </table:table-cell>
          <table:table-cell office:value-type="string" calcext:value-type="string">
            <text:p>&lt;p&gt;{}&lt;/p&gt;</text:p>
          </table:table-cell>
          <table:table-cell office:value-type="string" calcext:value-type="string">
            <text:p>cck38.45, ms38P2_2640, msdiv132, sc324</text:p>
          </table:table-cell>
        </table:table-row>
        <table:table-row table:style-name="ro1">
          <table:table-cell office:value-type="string" calcext:value-type="string">
            <text:p>patthana2.10:325.0</text:p>
          </table:table-cell>
          <table:table-cell office:value-type="string" calcext:value-type="string">
            <text:p>Vippayutta</text:p>
          </table:table-cell>
          <table:table-cell office:value-type="string" calcext:value-type="string">
            <text:p>&lt;h6&gt;{}&lt;/h6&gt;</text:p>
          </table:table-cell>
          <table:table-cell/>
        </table:table-row>
        <table:table-row table:style-name="ro1">
          <table:table-cell office:value-type="string" calcext:value-type="string">
            <text:p>patthana2.10:325.1</text:p>
          </table:table-cell>
          <table:table-cell office:value-type="string" calcext:value-type="string">
            <text:p>Cetasiko dhammo acetasikassa dhammassa vippayuttapaccayena paccayo—sahajātaṃ, pacchājātaṃ. (Saṃkhittaṃ.) (1)</text:p>
          </table:table-cell>
          <table:table-cell office:value-type="string" calcext:value-type="string">
            <text:p>&lt;p&gt;{}&lt;/p&gt;</text:p>
          </table:table-cell>
          <table:table-cell office:value-type="string" calcext:value-type="string">
            <text:p>bj51.963, csp1ed38.420, csp2ed38.420, ms38P2_2641, msdiv133, ndp39.58, sc325, vri122.517</text:p>
          </table:table-cell>
        </table:table-row>
        <table:table-row table:style-name="ro1">
          <table:table-cell office:value-type="string" calcext:value-type="string">
            <text:p>patthana2.10:326.1</text:p>
          </table:table-cell>
          <table:table-cell office:value-type="string" calcext:value-type="string">
            <text:p>Acetasiko dhammo acetasikassa dhammassa vippayuttapaccayena paccayo— sahajātaṃ, purejātaṃ, pacchājātaṃ. **Sahajātaṃ**—cittaṃ cittasamuṭṭhānānaṃ rūpānaṃ vippayuttapaccayena paccayo; paṭisandhikkhaṇe cittaṃ kaṭattārūpānaṃ vippayuttapaccayena paccayo; cittaṃ vatthussa vippayuttapaccayena paccayo; vatthu cittassa vippayuttapaccayena paccayo. **Purejātaṃ**—cakkhāyatanaṃ cakkhuviññāṇassa vippayuttapaccayena paccayo …pe… kāyāyatanaṃ kāyaviññāṇassa …pe… vatthu cittassa vippayuttapaccayena paccayo. **Pacchājātaṃ**—cittaṃ purejātassa imassa kāyassa vippayuttapaccayena paccayo. (1)</text:p>
          </table:table-cell>
          <table:table-cell office:value-type="string" calcext:value-type="string">
            <text:p>&lt;p&gt;{}&lt;/p&gt;</text:p>
          </table:table-cell>
          <table:table-cell office:value-type="string" calcext:value-type="string">
            <text:p>ms38P2_2642, sc326</text:p>
          </table:table-cell>
        </table:table-row>
        <table:table-row table:style-name="ro1">
          <table:table-cell office:value-type="string" calcext:value-type="string">
            <text:p>patthana2.10:327.1</text:p>
          </table:table-cell>
          <table:table-cell office:value-type="string" calcext:value-type="string">
            <text:p>Acetasiko dhammo cetasikassa dhammassa vippayuttapaccayena paccayo—sahajātaṃ, purejātaṃ. **Sahajātaṃ**—paṭisandhikkhaṇe vatthu cetasikānaṃ khandhānaṃ vippayuttapaccayena paccayo. **Purejātaṃ**—cakkhāyatanaṃ cakkhuviññāṇasahagatānaṃ khandhānaṃ …pe… kāyāyatanaṃ kāyaviññāṇasahagatānaṃ khandhānaṃ …pe… vatthu cetasikānaṃ khandhānaṃ vippayuttapaccayena paccayo. (2)</text:p>
          </table:table-cell>
          <table:table-cell office:value-type="string" calcext:value-type="string">
            <text:p>&lt;p&gt;{}&lt;/p&gt;</text:p>
          </table:table-cell>
          <table:table-cell office:value-type="string" calcext:value-type="string">
            <text:p>dr43.67, ms38P2_2643, sc327, sya43.62</text:p>
          </table:table-cell>
        </table:table-row>
        <table:table-row table:style-name="ro1">
          <table:table-cell office:value-type="string" calcext:value-type="string">
            <text:p>patthana2.10:328.1</text:p>
          </table:table-cell>
          <table:table-cell office:value-type="string" calcext:value-type="string">
            <text:p>Acetasiko dhammo cetasikassa ca acetasikassa ca dhammassa vippayuttapaccayena paccayo—sahajātaṃ, purejātaṃ. **Sahajātaṃ**—paṭisandhikkhaṇe vatthu cetasikānaṃ khandhānaṃ cittassa ca vippayuttapaccayena paccayo. **Purejātaṃ**—cakkhāyatanaṃ cakkhuviññāṇassa sampayuttakānañca khandhānaṃ …pe… kāyāyatanaṃ kāyaviññāṇassa sampayuttakānañca khandhānaṃ …pe… vatthu cittassa sampayuttakānañca khandhānaṃ vippayuttapaccayena paccayo. (3)</text:p>
          </table:table-cell>
          <table:table-cell office:value-type="string" calcext:value-type="string">
            <text:p>&lt;p&gt;{}&lt;/p&gt;</text:p>
          </table:table-cell>
          <table:table-cell office:value-type="string" calcext:value-type="string">
            <text:p>ms38P2_2644, sc328</text:p>
          </table:table-cell>
        </table:table-row>
        <table:table-row table:style-name="ro1">
          <table:table-cell office:value-type="string" calcext:value-type="string">
            <text:p>patthana2.10:329.1</text:p>
          </table:table-cell>
          <table:table-cell office:value-type="string" calcext:value-type="string">
            <text:p>Cetasiko ca acetasiko ca dhammā acetasikassa dhammassa vippayuttapaccayena paccayo—sahajātaṃ, pacchājātaṃ. (Saṃkhittaṃ.)</text:p>
          </table:table-cell>
          <table:table-cell office:value-type="string" calcext:value-type="string">
            <text:p>&lt;p&gt;{}&lt;/p&gt;</text:p>
          </table:table-cell>
          <table:table-cell office:value-type="string" calcext:value-type="string">
            <text:p>ms38P2_2645, sc329</text:p>
          </table:table-cell>
        </table:table-row>
        <table:table-row table:style-name="ro1">
          <table:table-cell office:value-type="string" calcext:value-type="string">
            <text:p>patthana2.10:330.0</text:p>
          </table:table-cell>
          <table:table-cell office:value-type="string" calcext:value-type="string">
            <text:p>Atthi</text:p>
          </table:table-cell>
          <table:table-cell office:value-type="string" calcext:value-type="string">
            <text:p>&lt;h6&gt;{}&lt;/h6&gt;</text:p>
          </table:table-cell>
          <table:table-cell/>
        </table:table-row>
        <table:table-row table:style-name="ro1">
          <table:table-cell office:value-type="string" calcext:value-type="string">
            <text:p>patthana2.10:330.1</text:p>
          </table:table-cell>
          <table:table-cell office:value-type="string" calcext:value-type="string">
            <text:p>Cetasiko dhammo cetasikassa dhammassa atthipaccayena paccayo … ekaṃ. (Paṭiccavārasadisaṃ.)</text:p>
          </table:table-cell>
          <table:table-cell office:value-type="string" calcext:value-type="string">
            <text:p>&lt;p&gt;{}&lt;/p&gt;</text:p>
          </table:table-cell>
          <table:table-cell office:value-type="string" calcext:value-type="string">
            <text:p>ms38P2_2646, msdiv134, ndp39.59, sc330, vri122.518</text:p>
          </table:table-cell>
        </table:table-row>
        <table:table-row table:style-name="ro1">
          <table:table-cell office:value-type="string" calcext:value-type="string">
            <text:p>patthana2.10:331.1</text:p>
          </table:table-cell>
          <table:table-cell office:value-type="string" calcext:value-type="string">
            <text:p>Cetasiko dhammo acetasikassa dhammassa atthipaccayena paccayo—sahajātaṃ, pacchājātaṃ. (Saṃkhittaṃ.) (2)</text:p>
          </table:table-cell>
          <table:table-cell office:value-type="string" calcext:value-type="string">
            <text:p>&lt;p&gt;{}&lt;/p&gt;</text:p>
          </table:table-cell>
          <table:table-cell office:value-type="string" calcext:value-type="string">
            <text:p>ms38P2_2647, sc331</text:p>
          </table:table-cell>
        </table:table-row>
        <table:table-row table:style-name="ro1">
          <table:table-cell office:value-type="string" calcext:value-type="string">
            <text:p>patthana2.10:332.1</text:p>
          </table:table-cell>
          <table:table-cell office:value-type="string" calcext:value-type="string">
            <text:p>Cetasiko dhammo cetasikassa ca acetasikassa ca dhammassa atthipaccayena paccayo … ekaṃ. (Paṭiccavārasadisaṃ.) (3)</text:p>
          </table:table-cell>
          <table:table-cell office:value-type="string" calcext:value-type="string">
            <text:p>&lt;p&gt;{}&lt;/p&gt;</text:p>
          </table:table-cell>
          <table:table-cell office:value-type="string" calcext:value-type="string">
            <text:p>cck38.46, csp1ed38.421, csp2ed38.421, ms38P2_2648, sc332</text:p>
          </table:table-cell>
        </table:table-row>
        <table:table-row table:style-name="ro1">
          <table:table-cell office:value-type="string" calcext:value-type="string">
            <text:p>patthana2.10:333.1</text:p>
          </table:table-cell>
          <table:table-cell office:value-type="string" calcext:value-type="string">
            <text:p>Acetasiko dhammo acetasikassa dhammassa atthipaccayena paccayo—sahajātaṃ, purejātaṃ, pacchājātaṃ, āhāraṃ, indriyaṃ. (Saṃkhittaṃ.) (1)</text:p>
          </table:table-cell>
          <table:table-cell office:value-type="string" calcext:value-type="string">
            <text:p>&lt;p&gt;{}&lt;/p&gt;</text:p>
          </table:table-cell>
          <table:table-cell office:value-type="string" calcext:value-type="string">
            <text:p>ms38P2_2649, msdiv135, sc333</text:p>
          </table:table-cell>
        </table:table-row>
        <table:table-row table:style-name="ro1">
          <table:table-cell office:value-type="string" calcext:value-type="string">
            <text:p>patthana2.10:334.1</text:p>
          </table:table-cell>
          <table:table-cell office:value-type="string" calcext:value-type="string">
            <text:p>Acetasiko dhammo cetasikassa dhammassa atthipaccayena paccayo—sahajātaṃ, purejātaṃ. **Sahajātaṃ**—cittaṃ cetasikānaṃ khandhānaṃ atthipaccayena paccayo; paṭisandhikkhaṇe cittaṃ …pe… paṭisandhikkhaṇe vatthu cetasikānaṃ khandhānaṃ atthipaccayena paccayo. **Purejātaṃ**—cakkhuṃ …pe… vatthuṃ aniccato …pe…. (Purejātasadisaṃ ninnānākaraṇaṃ.) (2)</text:p>
          </table:table-cell>
          <table:table-cell office:value-type="string" calcext:value-type="string">
            <text:p>&lt;p&gt;{}&lt;/p&gt;</text:p>
          </table:table-cell>
          <table:table-cell office:value-type="string" calcext:value-type="string">
            <text:p>dr43.68, ms38P2_2650, sc334</text:p>
          </table:table-cell>
        </table:table-row>
        <table:table-row table:style-name="ro1">
          <table:table-cell office:value-type="string" calcext:value-type="string">
            <text:p>patthana2.10:335.1</text:p>
          </table:table-cell>
          <table:table-cell office:value-type="string" calcext:value-type="string">
            <text:p>Acetasiko dhammo cetasikassa ca acetasikassa ca dhammassa atthipaccayena paccayo—sahajātaṃ, purejātaṃ. **Sahajātaṃ**—cittaṃ sampayuttakānaṃ khandhānaṃ cittasamuṭṭhānānañca rūpānaṃ atthipaccayena paccayo; paṭisandhikkhaṇe cittaṃ …pe… paṭisandhikkhaṇe vatthu cetasikānaṃ khandhānaṃ cittassa ca atthipaccayena paccayo. **Purejātaṃ**—cakkhuṃ …pe… vatthuṃ aniccato …pe…. (Purejātasadisaṃ ninnānaṃ.) (3)</text:p>
          </table:table-cell>
          <table:table-cell office:value-type="string" calcext:value-type="string">
            <text:p>&lt;p&gt;{}&lt;/p&gt;</text:p>
          </table:table-cell>
          <table:table-cell office:value-type="string" calcext:value-type="string">
            <text:p>ms38P2_2651, sc335, sya43.63</text:p>
          </table:table-cell>
        </table:table-row>
        <table:table-row table:style-name="ro1">
          <table:table-cell office:value-type="string" calcext:value-type="string">
            <text:p>patthana2.10:336.1</text:p>
          </table:table-cell>
          <table:table-cell office:value-type="string" calcext:value-type="string">
            <text:p>Cetasiko ca acetasiko ca dhammā cetasikassa dhammassa atthipaccayena paccayo— sahajātaṃ, purejātaṃ. **Sahajāto**—cakkhuviññāṇasahagato eko khandho ca cakkhāyatanañca dvinnaṃ khandhānaṃ …pe… kāyaviññāṇasahagato …pe… cetasiko eko khandho ca vatthu ca dvinnaṃ khandhānaṃ atthipaccayena paccayo; dve khandhā ca …pe…. **Sahajāto**—cetasiko eko khandho ca cittañca dvinnaṃ khandhānaṃ atthipaccayena paccayo; dve khandhā ca …pe… (paṭisandhikkhaṇe dvepi kātabbā.) (1)</text:p>
          </table:table-cell>
          <table:table-cell office:value-type="string" calcext:value-type="string">
            <text:p>&lt;p&gt;{}&lt;/p&gt;</text:p>
          </table:table-cell>
          <table:table-cell office:value-type="string" calcext:value-type="string">
            <text:p>ms38P2_2652, msdiv136, ndp39.60, sc336, vri122.519</text:p>
          </table:table-cell>
        </table:table-row>
        <table:table-row table:style-name="ro1">
          <table:table-cell office:value-type="string" calcext:value-type="string">
            <text:p>patthana2.10:337.1</text:p>
          </table:table-cell>
          <table:table-cell office:value-type="string" calcext:value-type="string">
            <text:p>Cetasiko ca acetasiko ca dhammā acetasikassa dhammassa atthipaccayena paccayo— sahajātaṃ, purejātaṃ, pacchājātaṃ, āhāraṃ, indriyaṃ. **Sahajātā**—cakkhuviññāṇasahagatā khandhā ca cakkhāyatanañca cakkhuviññāṇassa …pe… kāyaviññāṇassa …pe… cetasikā khandhā ca cittañca cittasamuṭṭhānānaṃ rūpānaṃ atthipaccayena paccayo; cetasikā khandhā ca cittañca mahābhūtā ca cittasamuṭṭhānānaṃ rūpānaṃ atthipaccayena paccayo. **Sahajātā**—cetasikā khandhā ca vatthu ca cittassa atthipaccayena paccayo (paṭisandhikkhaṇe tīṇipi kātabbā). **Pacchājātā**—cetasikā khandhā ca cittañca purejātassa imassa kāyassa atthipaccayena paccayo. **Pacchājātā**—cetasikā khandhā ca cittañca kabaḷīkāro āhāro ca imassa kāyassa atthipaccayena paccayo. **Pacchājātā**—cetasikā khandhā ca cittañca rūpajīvitindriyañca kaṭattārūpānaṃ atthipaccayena paccayo. (2)</text:p>
          </table:table-cell>
          <table:table-cell office:value-type="string" calcext:value-type="string">
            <text:p>&lt;p&gt;{}&lt;/p&gt;</text:p>
          </table:table-cell>
          <table:table-cell office:value-type="string" calcext:value-type="string">
            <text:p>bj51.964, cck38.47, csp1ed38.422, csp2ed38.422, dr43.69, ms38P2_2653, sc337, sya43.64</text:p>
          </table:table-cell>
        </table:table-row>
        <table:table-row table:style-name="ro1">
          <table:table-cell office:value-type="string" calcext:value-type="string">
            <text:p>patthana2.10:338.1</text:p>
          </table:table-cell>
          <table:table-cell office:value-type="string" calcext:value-type="string">
            <text:p>Cetasiko ca acetasiko ca dhammā cetasikassa ca acetasikassa ca dhammassa atthipaccayena paccayo—sahajātaṃ, purejātaṃ. **Sahajāto**—cakkhuviññāṇasahagato eko khandho ca cakkhāyatanañca dvinnaṃ khandhānaṃ cakkhuviññāṇassa ca atthipaccayena paccayo …pe… kāyaviññāṇasahagato eko khandho ca kāyāyatanañca dvinnaṃ khandhānaṃ kāyaviññāṇassa ca atthipaccayena paccayo; dve khandhā ca …pe…. **Sahajāto**—cetasiko eko khandho ca vatthu ca dvinnaṃ khandhānaṃ cittassa ca atthipaccayena paccayo; dve khandhā ca …pe…. (Paṭisandhiyā dve kātabbā.) (3)</text:p>
          </table:table-cell>
          <table:table-cell office:value-type="string" calcext:value-type="string">
            <text:p>&lt;p&gt;{}&lt;/p&gt;</text:p>
          </table:table-cell>
          <table:table-cell office:value-type="string" calcext:value-type="string">
            <text:p>ms38P2_2654, sc338</text:p>
          </table:table-cell>
        </table:table-row>
        <table:table-row table:style-name="ro1">
          <table:table-cell office:value-type="string" calcext:value-type="string">
            <text:p>patthana2.10:339.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339.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339.1</text:p>
          </table:table-cell>
          <table:table-cell office:value-type="string" calcext:value-type="string">
            <text:p>Hetuyā tīṇi, ārammaṇe nava, adhipatiyā nava, anantare nava, samanantare nava, sahajāte nava, aññamaññe nava, nissaye nava, upanissaye nava, purejāte tīṇi, pacchājāte tīṇi, āsevane nava, kamme tīṇi, vipāke nava, āhāre nava, indriye nava, jhāne tīṇi, magge tīṇi, sampayutte pañca, vippayutte pañca, atthiyā nava, natthiyā nava, vigate nava, avigate nava.</text:p>
          </table:table-cell>
          <table:table-cell office:value-type="string" calcext:value-type="string">
            <text:p>&lt;p&gt;{}&lt;/p&gt;</text:p>
          </table:table-cell>
          <table:table-cell office:value-type="string" calcext:value-type="string">
            <text:p>ms38P2_2655, msdiv137, ndp39.61, sc339, vri122.520</text:p>
          </table:table-cell>
        </table:table-row>
        <table:table-row table:style-name="ro1">
          <table:table-cell office:value-type="string" calcext:value-type="string">
            <text:p>patthana2.10:340.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2656, sc340</text:p>
          </table:table-cell>
        </table:table-row>
        <table:table-row table:style-name="ro1">
          <table:table-cell office:value-type="string" calcext:value-type="string">
            <text:p>patthana2.10:341.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0:341.1</text:p>
          </table:table-cell>
          <table:table-cell office:value-type="string" calcext:value-type="string">
            <text:p>Cetasiko dhammo cetasikassa dhammassa ārammaṇapaccayena paccayo … sahajātapaccayena paccayo … upanissayapaccayena paccayo … kammapaccayena paccayo. (1)</text:p>
          </table:table-cell>
          <table:table-cell office:value-type="string" calcext:value-type="string">
            <text:p>&lt;p&gt;{}&lt;/p&gt;</text:p>
          </table:table-cell>
          <table:table-cell office:value-type="string" calcext:value-type="string">
            <text:p>dr43.70, ms38P2_2657, msdiv138, sc341, sya43.65</text:p>
          </table:table-cell>
        </table:table-row>
        <table:table-row table:style-name="ro1">
          <table:table-cell office:value-type="string" calcext:value-type="string">
            <text:p>patthana2.10:342.1</text:p>
          </table:table-cell>
          <table:table-cell office:value-type="string" calcext:value-type="string">
            <text:p>Cetasiko dhammo acetasikassa dhammassa ārammaṇapaccayena paccayo … sahajātapaccayena paccayo … upanissayapaccayena paccayo … pacchājātapaccayena paccayo … kammapaccayena paccayo. (2)</text:p>
          </table:table-cell>
          <table:table-cell office:value-type="string" calcext:value-type="string">
            <text:p>&lt;p&gt;{}&lt;/p&gt;</text:p>
          </table:table-cell>
          <table:table-cell office:value-type="string" calcext:value-type="string">
            <text:p>csp1ed38.423, csp2ed38.423, ms38P2_2658, sc342</text:p>
          </table:table-cell>
        </table:table-row>
        <table:table-row table:style-name="ro1">
          <table:table-cell office:value-type="string" calcext:value-type="string">
            <text:p>patthana2.10:343.1</text:p>
          </table:table-cell>
          <table:table-cell office:value-type="string" calcext:value-type="string">
            <text:p>Cetasiko dhammo cetasikassa ca acetasikassa ca dhammassa ārammaṇapaccayena paccayo … sahajātapaccayena paccayo … upanissayapaccayena paccayo … kammapaccayena paccayo. (3)</text:p>
          </table:table-cell>
          <table:table-cell office:value-type="string" calcext:value-type="string">
            <text:p>&lt;p&gt;{}&lt;/p&gt;</text:p>
          </table:table-cell>
          <table:table-cell office:value-type="string" calcext:value-type="string">
            <text:p>cck38.48, ms38P2_2659, sc343</text:p>
          </table:table-cell>
        </table:table-row>
        <table:table-row table:style-name="ro1">
          <table:table-cell office:value-type="string" calcext:value-type="string">
            <text:p>patthana2.10:344.1</text:p>
          </table:table-cell>
          <table:table-cell office:value-type="string" calcext:value-type="string">
            <text:p>Acetasiko dhammo acetasikassa dhammassa ārammaṇapaccayena paccayo … sahajātapaccayena paccayo … upanissayapaccayena paccayo … purejātapaccayena paccayo … pacchājātapaccayena paccayo … āhārapaccayena paccayo … indriyapaccayena paccayo. (1)</text:p>
          </table:table-cell>
          <table:table-cell office:value-type="string" calcext:value-type="string">
            <text:p>&lt;p&gt;{}&lt;/p&gt;</text:p>
          </table:table-cell>
          <table:table-cell office:value-type="string" calcext:value-type="string">
            <text:p>ms38P2_2660, msdiv139, sc344, vri122.521</text:p>
          </table:table-cell>
        </table:table-row>
        <table:table-row table:style-name="ro1">
          <table:table-cell office:value-type="string" calcext:value-type="string">
            <text:p>patthana2.10:345.1</text:p>
          </table:table-cell>
          <table:table-cell office:value-type="string" calcext:value-type="string">
            <text:p>Acetasiko dhammo cetasikassa dhammassa ārammaṇapaccayena paccayo … sahajātapaccayena paccayo … upanissayapaccayena paccayo … purejātapaccayena paccayo. (2)</text:p>
          </table:table-cell>
          <table:table-cell office:value-type="string" calcext:value-type="string">
            <text:p>&lt;p&gt;{}&lt;/p&gt;</text:p>
          </table:table-cell>
          <table:table-cell office:value-type="string" calcext:value-type="string">
            <text:p>ms38P2_2661, sc345</text:p>
          </table:table-cell>
        </table:table-row>
        <table:table-row table:style-name="ro1">
          <table:table-cell office:value-type="string" calcext:value-type="string">
            <text:p>patthana2.10:346.1</text:p>
          </table:table-cell>
          <table:table-cell office:value-type="string" calcext:value-type="string">
            <text:p>Acetasiko dhammo cetasikassa ca acetasikassa ca dhammassa ārammaṇapaccayena paccayo … sahajātapaccayena paccayo … upanissayapaccayena paccayo … purejātapaccayena paccayo. (3)</text:p>
          </table:table-cell>
          <table:table-cell office:value-type="string" calcext:value-type="string">
            <text:p>&lt;p&gt;{}&lt;/p&gt;</text:p>
          </table:table-cell>
          <table:table-cell office:value-type="string" calcext:value-type="string">
            <text:p>ms38P2_2662, sc346</text:p>
          </table:table-cell>
        </table:table-row>
        <table:table-row table:style-name="ro1">
          <table:table-cell office:value-type="string" calcext:value-type="string">
            <text:p>patthana2.10:347.1</text:p>
          </table:table-cell>
          <table:table-cell office:value-type="string" calcext:value-type="string">
            <text:p>Cetasiko ca acetasiko ca dhammā cetasikassa dhammassa ārammaṇapaccayena paccayo … sahajātapaccayena paccayo … upanissayapaccayena paccayo. (1)</text:p>
          </table:table-cell>
          <table:table-cell office:value-type="string" calcext:value-type="string">
            <text:p>&lt;p&gt;{}&lt;/p&gt;</text:p>
          </table:table-cell>
          <table:table-cell office:value-type="string" calcext:value-type="string">
            <text:p>ms38P2_2663, msdiv140, sc347</text:p>
          </table:table-cell>
        </table:table-row>
        <table:table-row table:style-name="ro1">
          <table:table-cell office:value-type="string" calcext:value-type="string">
            <text:p>patthana2.10:348.1</text:p>
          </table:table-cell>
          <table:table-cell office:value-type="string" calcext:value-type="string">
            <text:p>Cetasiko ca acetasiko ca dhammā acetasikassa dhammassa ārammaṇapaccayena paccayo … sahajātapaccayena paccayo … upanissayapaccayena paccayo … pacchājātapaccayena paccayo. (2)</text:p>
          </table:table-cell>
          <table:table-cell office:value-type="string" calcext:value-type="string">
            <text:p>&lt;p&gt;{}&lt;/p&gt;</text:p>
          </table:table-cell>
          <table:table-cell office:value-type="string" calcext:value-type="string">
            <text:p>dr43.71, ms38P2_2664, ndp39.62, sc348, sya43.66</text:p>
          </table:table-cell>
        </table:table-row>
        <table:table-row table:style-name="ro1">
          <table:table-cell office:value-type="string" calcext:value-type="string">
            <text:p>patthana2.10:349.1</text:p>
          </table:table-cell>
          <table:table-cell office:value-type="string" calcext:value-type="string">
            <text:p>Cetasiko ca acetasiko ca dhammā cetasikassa ca acetasikassa ca dhammassa ārammaṇapaccayena paccayo … sahajātapaccayena paccayo … upanissayapaccayena paccayo. (3)</text:p>
          </table:table-cell>
          <table:table-cell office:value-type="string" calcext:value-type="string">
            <text:p>&lt;p&gt;{}&lt;/p&gt;</text:p>
          </table:table-cell>
          <table:table-cell office:value-type="string" calcext:value-type="string">
            <text:p>ms38P2_2665, sc349</text:p>
          </table:table-cell>
        </table:table-row>
        <table:table-row table:style-name="ro1">
          <table:table-cell office:value-type="string" calcext:value-type="string">
            <text:p>patthana2.10:350.0.1</text:p>
          </table:table-cell>
          <table:table-cell office:value-type="string" calcext:value-type="string">
            <text:p>2.10.3.7.2. Paccayapaccanīya</text:p>
          </table:table-cell>
          <table:table-cell office:value-type="string" calcext:value-type="string">
            <text:p>&lt;h4&gt;{}&lt;/h4&gt;</text:p>
          </table:table-cell>
          <table:table-cell/>
        </table:table-row>
        <table:table-row table:style-name="ro1">
          <table:table-cell office:value-type="string" calcext:value-type="string">
            <text:p>patthana2.10:350.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350.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350.1</text:p>
          </table:table-cell>
          <table:table-cell office:value-type="string" calcext:value-type="string">
            <text:p>Nahetuyā nava, naārammaṇe nava (sabbattha nava), noavigate nava.</text:p>
          </table:table-cell>
          <table:table-cell office:value-type="string" calcext:value-type="string">
            <text:p>&lt;p&gt;{}&lt;/p&gt;</text:p>
          </table:table-cell>
          <table:table-cell office:value-type="string" calcext:value-type="string">
            <text:p>ms38P2_2666, msdiv141, sc350</text:p>
          </table:table-cell>
        </table:table-row>
        <table:table-row table:style-name="ro1">
          <table:table-cell office:value-type="string" calcext:value-type="string">
            <text:p>patthana2.10:351.0</text:p>
          </table:table-cell>
          <table:table-cell office:value-type="string" calcext:value-type="string">
            <text:p>2.10.3.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351.1</text:p>
          </table:table-cell>
          <table:table-cell office:value-type="string" calcext:value-type="string">
            <text:p>Hetupaccayā naārammaṇe tīṇi, naadhipatiyā tīṇi, naanantare tīṇi, nasamanantare tīṇi, naaññamaññe ekaṃ, naupanissaye tīṇi (sabbattha tīṇi), namagge tīṇi, nasampayutte ekaṃ, navippayutte tīṇi, nonatthiyā tīṇi, novigate tīṇi.</text:p>
          </table:table-cell>
          <table:table-cell office:value-type="string" calcext:value-type="string">
            <text:p>&lt;p&gt;{}&lt;/p&gt;</text:p>
          </table:table-cell>
          <table:table-cell office:value-type="string" calcext:value-type="string">
            <text:p>bj51.965, csp1ed38.424, csp2ed38.424, ms38P2_2667, msdiv142, sc351, vri122.522</text:p>
          </table:table-cell>
        </table:table-row>
        <table:table-row table:style-name="ro1">
          <table:table-cell office:value-type="string" calcext:value-type="string">
            <text:p>patthana2.10:352.0</text:p>
          </table:table-cell>
          <table:table-cell office:value-type="string" calcext:value-type="string">
            <text:p>2.10.3.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352.1</text:p>
          </table:table-cell>
          <table:table-cell office:value-type="string" calcext:value-type="string">
            <text:p>Nahetupaccayā ārammaṇe nava, adhipatiyā nava (anulomamātikā kātabbā) …pe… avigate nava.</text:p>
          </table:table-cell>
          <table:table-cell office:value-type="string" calcext:value-type="string">
            <text:p>&lt;p&gt;{}&lt;/p&gt;</text:p>
          </table:table-cell>
          <table:table-cell office:value-type="string" calcext:value-type="string">
            <text:p>ms38P2_2668, msdiv143, sc352</text:p>
          </table:table-cell>
        </table:table-row>
        <table:table-row table:style-name="ro1">
          <table:table-cell office:value-type="string" calcext:value-type="string">
            <text:p>patthana2.10:353.1</text:p>
          </table:table-cell>
          <table:table-cell office:value-type="string" calcext:value-type="string">
            <text:p>Cetasikadukaṃ niṭṭhitaṃ.</text:p>
          </table:table-cell>
          <table:table-cell office:value-type="string" calcext:value-type="string">
            <text:p>&lt;p class='endsutta'&gt;{}&lt;/p&gt;</text:p>
          </table:table-cell>
          <table:table-cell office:value-type="string" calcext:value-type="string">
            <text:p>ms38P2_2669, sc353</text:p>
          </table:table-cell>
        </table:table-row>
        <table:table-row table:style-name="ro1">
          <table:table-cell office:value-type="string" calcext:value-type="string">
            <text:p>patthana2.10:354.0.1</text:p>
          </table:table-cell>
          <table:table-cell office:value-type="string" calcext:value-type="string">
            <text:p>2.10.4. Cittasampayuttaduka</text:p>
          </table:table-cell>
          <table:table-cell office:value-type="string" calcext:value-type="string">
            <text:p>&lt;h2&gt;{}&lt;/h2&gt;</text:p>
          </table:table-cell>
          <table:table-cell/>
        </table:table-row>
        <table:table-row table:style-name="ro1">
          <table:table-cell office:value-type="string" calcext:value-type="string">
            <text:p>patthana2.10:354.0.2</text:p>
          </table:table-cell>
          <table:table-cell office:value-type="string" calcext:value-type="string">
            <text:p>2.10.4.1. Paṭiccavāra</text:p>
          </table:table-cell>
          <table:table-cell office:value-type="string" calcext:value-type="string">
            <text:p>&lt;h3&gt;{}&lt;/h3&gt;</text:p>
          </table:table-cell>
          <table:table-cell/>
        </table:table-row>
        <table:table-row table:style-name="ro1">
          <table:table-cell office:value-type="string" calcext:value-type="string">
            <text:p>patthana2.10:354.0.3</text:p>
          </table:table-cell>
          <table:table-cell office:value-type="string" calcext:value-type="string">
            <text:p>2.10.4.1.1. Paccayānuloma</text:p>
          </table:table-cell>
          <table:table-cell office:value-type="string" calcext:value-type="string">
            <text:p>&lt;h4&gt;{}&lt;/h4&gt;</text:p>
          </table:table-cell>
          <table:table-cell/>
        </table:table-row>
        <table:table-row table:style-name="ro1">
          <table:table-cell office:value-type="string" calcext:value-type="string">
            <text:p>patthana2.10:354.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354.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354.1</text:p>
          </table:table-cell>
          <table:table-cell office:value-type="string" calcext:value-type="string">
            <text:p>Cittasampayuttaṃ dhammaṃ paṭicca cittasampayutto dhammo uppajjati hetupaccayā— cittasampayuttaṃ ekaṃ khandhaṃ paṭicca dve khandhā, dve khandhe paṭicca eko khandho; paṭisandhikkhaṇe …pe…. (1)</text:p>
          </table:table-cell>
          <table:table-cell office:value-type="string" calcext:value-type="string">
            <text:p>&lt;p&gt;{}&lt;/p&gt;</text:p>
          </table:table-cell>
          <table:table-cell office:value-type="string" calcext:value-type="string">
            <text:p>cck38.49, dr43.72, ms38P2_2670, msdiv144, ndp39.63, sc354, vri122.523</text:p>
          </table:table-cell>
        </table:table-row>
        <table:table-row table:style-name="ro1">
          <table:table-cell office:value-type="string" calcext:value-type="string">
            <text:p>patthana2.10:355.1</text:p>
          </table:table-cell>
          <table:table-cell office:value-type="string" calcext:value-type="string">
            <text:p>Cittasampayuttaṃ dhammaṃ paṭicca cittavippayutto dhammo uppajjati hetupaccayā— cittasampayutte khandhe paṭicca cittasamuṭṭhānaṃ rūpaṃ; paṭisandhikkhaṇe …pe…. (2)</text:p>
          </table:table-cell>
          <table:table-cell office:value-type="string" calcext:value-type="string">
            <text:p>&lt;p&gt;{}&lt;/p&gt;</text:p>
          </table:table-cell>
          <table:table-cell office:value-type="string" calcext:value-type="string">
            <text:p>ms38P2_2671, sc355, sya43.67</text:p>
          </table:table-cell>
        </table:table-row>
        <table:table-row table:style-name="ro1">
          <table:table-cell office:value-type="string" calcext:value-type="string">
            <text:p>patthana2.10:356.1</text:p>
          </table:table-cell>
          <table:table-cell office:value-type="string" calcext:value-type="string">
            <text:p>Cittasampayuttaṃ dhammaṃ paṭicca cittasampayutto ca cittavippayutto ca dhammā uppajjanti hetupaccayā—cittasampayuttaṃ ekaṃ khandhaṃ paṭicca dve khandhā cittasamuṭṭhānañca rūpaṃ, dve khandhe …pe… paṭisandhikkhaṇe …pe…. (3)</text:p>
          </table:table-cell>
          <table:table-cell office:value-type="string" calcext:value-type="string">
            <text:p>&lt;p&gt;{}&lt;/p&gt;</text:p>
          </table:table-cell>
          <table:table-cell office:value-type="string" calcext:value-type="string">
            <text:p>ms38P2_2672, sc356</text:p>
          </table:table-cell>
        </table:table-row>
        <table:table-row table:style-name="ro1">
          <table:table-cell office:value-type="string" calcext:value-type="string">
            <text:p>patthana2.10:357.1</text:p>
          </table:table-cell>
          <table:table-cell office:value-type="string" calcext:value-type="string">
            <text:p>Cittavippayuttaṃ dhammaṃ paṭicca cittavippayutto dhammo uppajjati hetupaccayā— ekaṃ mahābhūtaṃ …pe… mahābhūte paṭicca cittasamuṭṭhānaṃ rūpaṃ …pe… paṭisandhikkhaṇe …pe… ekaṃ mahābhūtaṃ …pe… mahābhūte paṭicca kaṭattārūpaṃ upādārūpaṃ. (1)</text:p>
          </table:table-cell>
          <table:table-cell office:value-type="string" calcext:value-type="string">
            <text:p>&lt;p&gt;{}&lt;/p&gt;</text:p>
          </table:table-cell>
          <table:table-cell office:value-type="string" calcext:value-type="string">
            <text:p>ms38P2_2673, msdiv145, sc357, vri122.524</text:p>
          </table:table-cell>
        </table:table-row>
        <table:table-row table:style-name="ro1">
          <table:table-cell office:value-type="string" calcext:value-type="string">
            <text:p>patthana2.10:358.1</text:p>
          </table:table-cell>
          <table:table-cell office:value-type="string" calcext:value-type="string">
            <text:p>Cittavippayuttaṃ dhammaṃ paṭicca cittasampayutto dhammo uppajjati hetupaccayā— paṭisandhikkhaṇe vatthuṃ paṭicca cittasampayuttakā khandhā. (2)</text:p>
          </table:table-cell>
          <table:table-cell office:value-type="string" calcext:value-type="string">
            <text:p>&lt;p&gt;{}&lt;/p&gt;</text:p>
          </table:table-cell>
          <table:table-cell office:value-type="string" calcext:value-type="string">
            <text:p>csp1ed38.425, csp2ed38.425, ms38P2_2674, sc358</text:p>
          </table:table-cell>
        </table:table-row>
        <table:table-row table:style-name="ro1">
          <table:table-cell office:value-type="string" calcext:value-type="string">
            <text:p>patthana2.10:359.1</text:p>
          </table:table-cell>
          <table:table-cell office:value-type="string" calcext:value-type="string">
            <text:p>Cittavippayuttaṃ dhammaṃ paṭicca cittasampayutto ca cittavippayutto ca dhammā uppajjanti hetupaccayā—paṭisandhikkhaṇe vatthuṃ paṭicca cittasampayuttakā khandhā, mahābhūte paṭicca kaṭattārūpaṃ. (3)</text:p>
          </table:table-cell>
          <table:table-cell office:value-type="string" calcext:value-type="string">
            <text:p>&lt;p&gt;{}&lt;/p&gt;</text:p>
          </table:table-cell>
          <table:table-cell office:value-type="string" calcext:value-type="string">
            <text:p>ms38P2_2675, sc359</text:p>
          </table:table-cell>
        </table:table-row>
        <table:table-row table:style-name="ro1">
          <table:table-cell office:value-type="string" calcext:value-type="string">
            <text:p>patthana2.10:360.1</text:p>
          </table:table-cell>
          <table:table-cell office:value-type="string" calcext:value-type="string">
            <text:p>Cittasampayuttañca cittavippayuttañca dhammaṃ paṭicca cittasampayutto dhammo uppajjati hetupaccayā—paṭisandhikkhaṇe cittasampayuttaṃ ekaṃ khandhañca vatthuñca paṭicca dve khandhā, dve khandhe ca …pe…. (1)</text:p>
          </table:table-cell>
          <table:table-cell office:value-type="string" calcext:value-type="string">
            <text:p>&lt;p&gt;{}&lt;/p&gt;</text:p>
          </table:table-cell>
          <table:table-cell office:value-type="string" calcext:value-type="string">
            <text:p>dr43.73, ms38P2_2676, msdiv146, sc360</text:p>
          </table:table-cell>
        </table:table-row>
        <table:table-row table:style-name="ro1">
          <table:table-cell office:value-type="string" calcext:value-type="string">
            <text:p>patthana2.10:361.1</text:p>
          </table:table-cell>
          <table:table-cell office:value-type="string" calcext:value-type="string">
            <text:p>Cittasampayuttañca cittavippayuttañca dhammaṃ paṭicca cittavippayutto dhammo uppajjati hetupaccayā—cittasampayutte khandhe ca mahābhūte ca paṭicca cittasamuṭṭhānaṃ rūpaṃ; paṭisandhikkhaṇe cittasampayutte khandhe ca mahābhūte ca paṭicca kaṭattārūpaṃ. (2)</text:p>
          </table:table-cell>
          <table:table-cell office:value-type="string" calcext:value-type="string">
            <text:p>&lt;p&gt;{}&lt;/p&gt;</text:p>
          </table:table-cell>
          <table:table-cell office:value-type="string" calcext:value-type="string">
            <text:p>ms38P2_2677, sc361</text:p>
          </table:table-cell>
        </table:table-row>
        <table:table-row table:style-name="ro1">
          <table:table-cell office:value-type="string" calcext:value-type="string">
            <text:p>patthana2.10:362.1</text:p>
          </table:table-cell>
          <table:table-cell office:value-type="string" calcext:value-type="string">
            <text:p>Cittasampayuttañca cittavippayuttañca dhammaṃ paṭicca cittasampayutto ca cittavippayutto ca dhammā uppajjanti hetupaccayā—paṭisandhikkhaṇe cittasampayuttaṃ ekaṃ khandhañca vatthuñca paṭicca dve khandhā, dve khandhe ca …pe… cittasampayutte khandhe ca mahābhūte ca paṭicca kaṭattārūpaṃ. (3)</text:p>
          </table:table-cell>
          <table:table-cell office:value-type="string" calcext:value-type="string">
            <text:p>&lt;p&gt;{}&lt;/p&gt;</text:p>
          </table:table-cell>
          <table:table-cell office:value-type="string" calcext:value-type="string">
            <text:p>cck38.50, ms38P2_2678, ndp39.64, sc362, sya43.68</text:p>
          </table:table-cell>
        </table:table-row>
        <table:table-row table:style-name="ro1">
          <table:table-cell office:value-type="string" calcext:value-type="string">
            <text:p>patthana2.10:363.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363.1</text:p>
          </table:table-cell>
          <table:table-cell office:value-type="string" calcext:value-type="string">
            <text:p>Cittasampayuttaṃ dhammaṃ paṭicca cittasampayutto dhammo uppajjati ārammaṇapaccayā—cittasampayuttaṃ ekaṃ khandhaṃ paṭicca dve khandhā, dve khandhe …pe… paṭisandhikkhaṇe …pe…. (1)</text:p>
          </table:table-cell>
          <table:table-cell office:value-type="string" calcext:value-type="string">
            <text:p>&lt;p&gt;{}&lt;/p&gt;</text:p>
          </table:table-cell>
          <table:table-cell office:value-type="string" calcext:value-type="string">
            <text:p>ms38P2_2679, msdiv147, sc363</text:p>
          </table:table-cell>
        </table:table-row>
        <table:table-row table:style-name="ro1">
          <table:table-cell office:value-type="string" calcext:value-type="string">
            <text:p>patthana2.10:364.1</text:p>
          </table:table-cell>
          <table:table-cell office:value-type="string" calcext:value-type="string">
            <text:p>Cittavippayuttaṃ dhammaṃ paṭicca cittasampayutto dhammo uppajjati ārammaṇapaccayā—paṭisandhikkhaṇe vatthuṃ paṭicca cittasampayuttakā khandhā. (1)</text:p>
          </table:table-cell>
          <table:table-cell office:value-type="string" calcext:value-type="string">
            <text:p>&lt;p&gt;{}&lt;/p&gt;</text:p>
          </table:table-cell>
          <table:table-cell office:value-type="string" calcext:value-type="string">
            <text:p>bj51.966, ms38P2_2680, sc364, vri122.525</text:p>
          </table:table-cell>
        </table:table-row>
        <table:table-row table:style-name="ro1">
          <table:table-cell office:value-type="string" calcext:value-type="string">
            <text:p>patthana2.10:365.1</text:p>
          </table:table-cell>
          <table:table-cell office:value-type="string" calcext:value-type="string">
            <text:p>Cittasampayuttañca cittavippayuttañca dhammaṃ paṭicca cittasampayutto dhammo uppajjati ārammaṇapaccayā—paṭisandhikkhaṇe cittasampayuttaṃ ekaṃ khandhañca vatthuñca paṭicca dve khandhā, dve khandhe ca …pe… (Saṃkhittaṃ.) (1)</text:p>
          </table:table-cell>
          <table:table-cell office:value-type="string" calcext:value-type="string">
            <text:p>&lt;p&gt;{}&lt;/p&gt;</text:p>
          </table:table-cell>
          <table:table-cell office:value-type="string" calcext:value-type="string">
            <text:p>ms38P2_2681, sc365</text:p>
          </table:table-cell>
        </table:table-row>
        <table:table-row table:style-name="ro1">
          <table:table-cell office:value-type="string" calcext:value-type="string">
            <text:p>patthana2.10:36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36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366.1</text:p>
          </table:table-cell>
          <table:table-cell office:value-type="string" calcext:value-type="string">
            <text:p>Hetuyā nava, ārammaṇe tīṇi, adhipatiyā pañca, anantare tīṇi, samanantare tīṇi, sahajāte nava, aññamaññe cha, nissaye nava, upanissaye tīṇi, purejāte ekaṃ, āsevane ekaṃ, kamme nava, vipāke nava, āhāre nava, indriye nava, jhāne nava, magge nava, sampayutte tīṇi, vippayutte nava, atthiyā nava, natthiyā tīṇi, vigate tīṇi, avigate nava.</text:p>
          </table:table-cell>
          <table:table-cell office:value-type="string" calcext:value-type="string">
            <text:p>&lt;p&gt;{}&lt;/p&gt;</text:p>
          </table:table-cell>
          <table:table-cell office:value-type="string" calcext:value-type="string">
            <text:p>csp1ed38.426, csp2ed38.426, dr43.74, ms38P2_2682, msdiv148, sc366</text:p>
          </table:table-cell>
        </table:table-row>
        <table:table-row table:style-name="ro1">
          <table:table-cell office:value-type="string" calcext:value-type="string">
            <text:p>patthana2.10:367.0.1</text:p>
          </table:table-cell>
          <table:table-cell office:value-type="string" calcext:value-type="string">
            <text:p>2.10.4.1.2. Paccayapaccanīya</text:p>
          </table:table-cell>
          <table:table-cell office:value-type="string" calcext:value-type="string">
            <text:p>&lt;h4&gt;{}&lt;/h4&gt;</text:p>
          </table:table-cell>
          <table:table-cell/>
        </table:table-row>
        <table:table-row table:style-name="ro1">
          <table:table-cell office:value-type="string" calcext:value-type="string">
            <text:p>patthana2.10:367.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367.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367.1</text:p>
          </table:table-cell>
          <table:table-cell office:value-type="string" calcext:value-type="string">
            <text:p>Cittasampayuttaṃ dhammaṃ paṭicca cittasampayutto dhammo uppajjati nahetupaccayā—ahetukaṃ cittasampayuttaṃ ekaṃ khandhaṃ paṭicca dve khandhā, dve khandhe …pe… ahetukapaṭisandhikkhaṇe …pe… vicikicchāsahagate uddhaccasahagate khandhe paṭicca vicikicchāsahagato uddhaccasahagato moho. (1)</text:p>
          </table:table-cell>
          <table:table-cell office:value-type="string" calcext:value-type="string">
            <text:p>&lt;p&gt;{}&lt;/p&gt;</text:p>
          </table:table-cell>
          <table:table-cell office:value-type="string" calcext:value-type="string">
            <text:p>ms38P2_2683, msdiv149, ndp39.65, sc367, sya43.69</text:p>
          </table:table-cell>
        </table:table-row>
        <table:table-row table:style-name="ro1">
          <table:table-cell office:value-type="string" calcext:value-type="string">
            <text:p>patthana2.10:368.1</text:p>
          </table:table-cell>
          <table:table-cell office:value-type="string" calcext:value-type="string">
            <text:p>(Evaṃ navapi pañhā kātabbā. Ahetukanti sabbattha niyāmetabbaṃ, ekaṃyeva mohaṃ mūlapade.)</text:p>
          </table:table-cell>
          <table:table-cell office:value-type="string" calcext:value-type="string">
            <text:p>&lt;p&gt;{}&lt;/p&gt;</text:p>
          </table:table-cell>
          <table:table-cell office:value-type="string" calcext:value-type="string">
            <text:p>ms38P2_2684, sc368, vri122.526</text:p>
          </table:table-cell>
        </table:table-row>
        <table:table-row table:style-name="ro1">
          <table:table-cell office:value-type="string" calcext:value-type="string">
            <text:p>patthana2.10:369.0</text:p>
          </table:table-cell>
          <table:table-cell office:value-type="string" calcext:value-type="string">
            <text:p>Naārammaṇa</text:p>
          </table:table-cell>
          <table:table-cell office:value-type="string" calcext:value-type="string">
            <text:p>&lt;h6&gt;{}&lt;/h6&gt;</text:p>
          </table:table-cell>
          <table:table-cell/>
        </table:table-row>
        <table:table-row table:style-name="ro1">
          <table:table-cell office:value-type="string" calcext:value-type="string">
            <text:p>patthana2.10:369.1</text:p>
          </table:table-cell>
          <table:table-cell office:value-type="string" calcext:value-type="string">
            <text:p>Cittasampayuttaṃ dhammaṃ paṭicca cittavippayutto dhammo uppajjati naārammaṇapaccayā—cittasampayutte khandhe paṭicca cittasamuṭṭhānaṃ rūpaṃ; paṭisandhikkhaṇe …pe…. (1)</text:p>
          </table:table-cell>
          <table:table-cell office:value-type="string" calcext:value-type="string">
            <text:p>&lt;p&gt;{}&lt;/p&gt;</text:p>
          </table:table-cell>
          <table:table-cell office:value-type="string" calcext:value-type="string">
            <text:p>ms38P2_2685, msdiv150, sc369</text:p>
          </table:table-cell>
        </table:table-row>
        <table:table-row table:style-name="ro1">
          <table:table-cell office:value-type="string" calcext:value-type="string">
            <text:p>patthana2.10:370.1</text:p>
          </table:table-cell>
          <table:table-cell office:value-type="string" calcext:value-type="string">
            <text:p>Cittavippayuttaṃ dhammaṃ paṭicca cittavippayutto dhammo uppajjati naārammaṇapaccayā—ekaṃ mahābhūtaṃ …pe…. (Yāva asaññasattā.) (1)</text:p>
          </table:table-cell>
          <table:table-cell office:value-type="string" calcext:value-type="string">
            <text:p>&lt;p&gt;{}&lt;/p&gt;</text:p>
          </table:table-cell>
          <table:table-cell office:value-type="string" calcext:value-type="string">
            <text:p>cck38.51, ms38P2_2686, sc370</text:p>
          </table:table-cell>
        </table:table-row>
        <table:table-row table:style-name="ro1">
          <table:table-cell office:value-type="string" calcext:value-type="string">
            <text:p>patthana2.10:371.1</text:p>
          </table:table-cell>
          <table:table-cell office:value-type="string" calcext:value-type="string">
            <text:p>Cittasampayuttañca cittavippayuttañca dhammaṃ paṭicca cittavippayutto dhammo uppajjati naārammaṇapaccayā—cittasampayutte khandhe ca mahābhūte ca paṭicca cittasamuṭṭhānaṃ rūpaṃ; paṭisandhikkhaṇe ekaṃ. (Saṃkhittaṃ.) (1)</text:p>
          </table:table-cell>
          <table:table-cell office:value-type="string" calcext:value-type="string">
            <text:p>&lt;p&gt;{}&lt;/p&gt;</text:p>
          </table:table-cell>
          <table:table-cell office:value-type="string" calcext:value-type="string">
            <text:p>ms38P2_2687, sc371</text:p>
          </table:table-cell>
        </table:table-row>
        <table:table-row table:style-name="ro1">
          <table:table-cell office:value-type="string" calcext:value-type="string">
            <text:p>patthana2.10:372.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372.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372.1</text:p>
          </table:table-cell>
          <table:table-cell office:value-type="string" calcext:value-type="string">
            <text:p>Nahetuyā nava, naārammaṇe tīṇi, naadhipatiyā nava, naanantare tīṇi, nasamanantare tīṇi, naaññamaññe tīṇi, naupanissaye tīṇi, napurejāte nava, napacchājāte nava, naāsevane nava, nakamme dve, navipāke pañca, naāhāre ekaṃ, naindriye ekaṃ, najhāne dve, namagge nava, nasampayutte tīṇi, navippayutte dve, nonatthiyā tīṇi, novigate tīṇi.</text:p>
          </table:table-cell>
          <table:table-cell office:value-type="string" calcext:value-type="string">
            <text:p>&lt;p&gt;{}&lt;/p&gt;</text:p>
          </table:table-cell>
          <table:table-cell office:value-type="string" calcext:value-type="string">
            <text:p>csp1ed38.427, csp2ed38.427, dr43.75, ms38P2_2688, msdiv151, sc372</text:p>
          </table:table-cell>
        </table:table-row>
        <table:table-row table:style-name="ro1">
          <table:table-cell office:value-type="string" calcext:value-type="string">
            <text:p>patthana2.10:373.0</text:p>
          </table:table-cell>
          <table:table-cell office:value-type="string" calcext:value-type="string">
            <text:p>2.10.4.1.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373.1</text:p>
          </table:table-cell>
          <table:table-cell office:value-type="string" calcext:value-type="string">
            <text:p>Hetupaccayā naārammaṇe tīṇi, naadhipatiyā nava …pe… nakamme ekaṃ, navipāke pañca, nasampayutte tīṇi, navippayutte ekaṃ, nonatthiyā tīṇi, novigate tīṇi.</text:p>
          </table:table-cell>
          <table:table-cell office:value-type="string" calcext:value-type="string">
            <text:p>&lt;p&gt;{}&lt;/p&gt;</text:p>
          </table:table-cell>
          <table:table-cell office:value-type="string" calcext:value-type="string">
            <text:p>ms38P2_2689, msdiv152, sc373, sya43.70, vri122.527</text:p>
          </table:table-cell>
        </table:table-row>
        <table:table-row table:style-name="ro1">
          <table:table-cell office:value-type="string" calcext:value-type="string">
            <text:p>patthana2.10:374.0</text:p>
          </table:table-cell>
          <table:table-cell office:value-type="string" calcext:value-type="string">
            <text:p>2.10.4.1.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374.1</text:p>
          </table:table-cell>
          <table:table-cell office:value-type="string" calcext:value-type="string">
            <text:p>Nahetupaccayā ārammaṇe tīṇi, anantare tīṇi, samanantare tīṇi …pe… aññamaññe cha …pe… purejāte ekaṃ, āsevane ekaṃ, kamme nava …pe… magge ekaṃ …pe… avigate nava.</text:p>
          </table:table-cell>
          <table:table-cell office:value-type="string" calcext:value-type="string">
            <text:p>&lt;p&gt;{}&lt;/p&gt;</text:p>
          </table:table-cell>
          <table:table-cell office:value-type="string" calcext:value-type="string">
            <text:p>ms38P2_2690, msdiv153, ndp39.66, sc374</text:p>
          </table:table-cell>
        </table:table-row>
        <table:table-row table:style-name="ro1">
          <table:table-cell office:value-type="string" calcext:value-type="string">
            <text:p>patthana2.10:375.0</text:p>
          </table:table-cell>
          <table:table-cell office:value-type="string" calcext:value-type="string">
            <text:p>2.10.4.2. Sahajātavāra</text:p>
          </table:table-cell>
          <table:table-cell office:value-type="string" calcext:value-type="string">
            <text:p>&lt;h3&gt;{}&lt;/h3&gt;</text:p>
          </table:table-cell>
          <table:table-cell/>
        </table:table-row>
        <table:table-row table:style-name="ro1">
          <table:table-cell office:value-type="string" calcext:value-type="string">
            <text:p>patthana2.10:375.1</text:p>
          </table:table-cell>
          <table:table-cell office:value-type="string" calcext:value-type="string">
            <text:p>Sahajātavāro paṭiccavārasadiso.</text:p>
          </table:table-cell>
          <table:table-cell office:value-type="string" calcext:value-type="string">
            <text:p>&lt;p class='pe'&gt;{}&lt;/p&gt;</text:p>
          </table:table-cell>
          <table:table-cell office:value-type="string" calcext:value-type="string">
            <text:p>ms38P2_2691, sc375</text:p>
          </table:table-cell>
        </table:table-row>
        <table:table-row table:style-name="ro1">
          <table:table-cell office:value-type="string" calcext:value-type="string">
            <text:p>patthana2.10:376.0.1</text:p>
          </table:table-cell>
          <table:table-cell office:value-type="string" calcext:value-type="string">
            <text:p>2.10.4.3. Paccayavāra</text:p>
          </table:table-cell>
          <table:table-cell office:value-type="string" calcext:value-type="string">
            <text:p>&lt;h3&gt;{}&lt;/h3&gt;</text:p>
          </table:table-cell>
          <table:table-cell/>
        </table:table-row>
        <table:table-row table:style-name="ro1">
          <table:table-cell office:value-type="string" calcext:value-type="string">
            <text:p>patthana2.10:376.0.2</text:p>
          </table:table-cell>
          <table:table-cell office:value-type="string" calcext:value-type="string">
            <text:p>2.10.4.3.1. Paccayānuloma</text:p>
          </table:table-cell>
          <table:table-cell office:value-type="string" calcext:value-type="string">
            <text:p>&lt;h4&gt;{}&lt;/h4&gt;</text:p>
          </table:table-cell>
          <table:table-cell/>
        </table:table-row>
        <table:table-row table:style-name="ro1">
          <table:table-cell office:value-type="string" calcext:value-type="string">
            <text:p>patthana2.10:376.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376.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376.1</text:p>
          </table:table-cell>
          <table:table-cell office:value-type="string" calcext:value-type="string">
            <text:p>Cittasampayuttaṃ dhammaṃ paccayā cittasampayutto dhammo uppajjati hetupaccayā … tīṇi. (Paṭiccasadisā.)</text:p>
          </table:table-cell>
          <table:table-cell office:value-type="string" calcext:value-type="string">
            <text:p>&lt;p&gt;{}&lt;/p&gt;</text:p>
          </table:table-cell>
          <table:table-cell office:value-type="string" calcext:value-type="string">
            <text:p>dr43.76, ms38P2_2692, msdiv154, sc376</text:p>
          </table:table-cell>
        </table:table-row>
        <table:table-row table:style-name="ro1">
          <table:table-cell office:value-type="string" calcext:value-type="string">
            <text:p>patthana2.10:377.1</text:p>
          </table:table-cell>
          <table:table-cell office:value-type="string" calcext:value-type="string">
            <text:p>Cittavippayuttaṃ dhammaṃ paccayā cittavippayutto dhammo uppajjati hetupaccayā … ekaṃ. (Paṭiccasadisaṃ.) (1)</text:p>
          </table:table-cell>
          <table:table-cell office:value-type="string" calcext:value-type="string">
            <text:p>&lt;p&gt;{}&lt;/p&gt;</text:p>
          </table:table-cell>
          <table:table-cell office:value-type="string" calcext:value-type="string">
            <text:p>bj51.967, ms38P2_2693, sc377</text:p>
          </table:table-cell>
        </table:table-row>
        <table:table-row table:style-name="ro1">
          <table:table-cell office:value-type="string" calcext:value-type="string">
            <text:p>patthana2.10:378.1</text:p>
          </table:table-cell>
          <table:table-cell office:value-type="string" calcext:value-type="string">
            <text:p>Cittavippayuttaṃ dhammaṃ paccayā cittasampayutto dhammo uppajjati hetupaccayā— vatthuṃ paccayā cittasampayuttakā khandhā; paṭisandhikkhaṇe …pe…. (2)</text:p>
          </table:table-cell>
          <table:table-cell office:value-type="string" calcext:value-type="string">
            <text:p>&lt;p&gt;{}&lt;/p&gt;</text:p>
          </table:table-cell>
          <table:table-cell office:value-type="string" calcext:value-type="string">
            <text:p>csp1ed38.428, csp2ed38.428, ms38P2_2694, sc378, vri122.528</text:p>
          </table:table-cell>
        </table:table-row>
        <table:table-row table:style-name="ro1">
          <table:table-cell office:value-type="string" calcext:value-type="string">
            <text:p>patthana2.10:379.1</text:p>
          </table:table-cell>
          <table:table-cell office:value-type="string" calcext:value-type="string">
            <text:p>Cittavippayuttaṃ dhammaṃ paccayā cittasampayutto ca cittavippayutto ca dhammā uppajjanti hetupaccayā—vatthuṃ paccayā cittasampayuttakā khandhā, mahābhūte paccayā cittasamuṭṭhānaṃ rūpaṃ; paṭisandhikkhaṇe …pe…. (3)</text:p>
          </table:table-cell>
          <table:table-cell office:value-type="string" calcext:value-type="string">
            <text:p>&lt;p&gt;{}&lt;/p&gt;</text:p>
          </table:table-cell>
          <table:table-cell office:value-type="string" calcext:value-type="string">
            <text:p>ms38P2_2695, sc379</text:p>
          </table:table-cell>
        </table:table-row>
        <table:table-row table:style-name="ro1">
          <table:table-cell office:value-type="string" calcext:value-type="string">
            <text:p>patthana2.10:380.1</text:p>
          </table:table-cell>
          <table:table-cell office:value-type="string" calcext:value-type="string">
            <text:p>Cittasampayuttañca cittavippayuttañca dhammaṃ paccayā cittasampayutto dhammo uppajjati hetupaccayā—cittasampayuttaṃ ekaṃ khandhañca vatthuñca paccayā dve khandhā, dve khandhe ca …pe… paṭisandhikkhaṇe …pe…. (1)</text:p>
          </table:table-cell>
          <table:table-cell office:value-type="string" calcext:value-type="string">
            <text:p>&lt;p&gt;{}&lt;/p&gt;</text:p>
          </table:table-cell>
          <table:table-cell office:value-type="string" calcext:value-type="string">
            <text:p>ms38P2_2696, msdiv155, sc380</text:p>
          </table:table-cell>
        </table:table-row>
        <table:table-row table:style-name="ro1">
          <table:table-cell office:value-type="string" calcext:value-type="string">
            <text:p>patthana2.10:381.1</text:p>
          </table:table-cell>
          <table:table-cell office:value-type="string" calcext:value-type="string">
            <text:p>Cittasampayuttañca cittavippayuttañca dhammaṃ paccayā cittavippayutto dhammo uppajjati hetupaccayā—cittasampayutte khandhe ca mahābhūte ca paccayā cittasamuṭṭhānaṃ rūpaṃ; paṭisandhikkhaṇe …pe…. (2)</text:p>
          </table:table-cell>
          <table:table-cell office:value-type="string" calcext:value-type="string">
            <text:p>&lt;p&gt;{}&lt;/p&gt;</text:p>
          </table:table-cell>
          <table:table-cell office:value-type="string" calcext:value-type="string">
            <text:p>ms38P2_2697, sc381, sya43.71</text:p>
          </table:table-cell>
        </table:table-row>
        <table:table-row table:style-name="ro1">
          <table:table-cell office:value-type="string" calcext:value-type="string">
            <text:p>patthana2.10:382.1</text:p>
          </table:table-cell>
          <table:table-cell office:value-type="string" calcext:value-type="string">
            <text:p>Cittasampayuttañca cittavippayuttañca dhammaṃ paccayā cittasampayutto ca cittavippayutto ca dhammā uppajjanti hetupaccayā—cittasampayuttaṃ ekaṃ khandhañca vatthuñca paccayā dve khandhā, dve khandhe ca …pe… cittasampayutte khandhe ca mahābhūte ca paccayā cittasamuṭṭhānaṃ rūpaṃ; paṭisandhikkhaṇe …pe…. (3)</text:p>
          </table:table-cell>
          <table:table-cell office:value-type="string" calcext:value-type="string">
            <text:p>&lt;p&gt;{}&lt;/p&gt;</text:p>
          </table:table-cell>
          <table:table-cell office:value-type="string" calcext:value-type="string">
            <text:p>cck38.52, ms38P2_2698, ndp39.67, sc382</text:p>
          </table:table-cell>
        </table:table-row>
        <table:table-row table:style-name="ro1">
          <table:table-cell office:value-type="string" calcext:value-type="string">
            <text:p>patthana2.10:383.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383.1</text:p>
          </table:table-cell>
          <table:table-cell office:value-type="string" calcext:value-type="string">
            <text:p>Cittasampayuttaṃ dhammaṃ paccayā cittasampayutto dhammo uppajjati ārammaṇapaccayā … ekaṃ. (Paṭiccasadisaṃ.) (1)</text:p>
          </table:table-cell>
          <table:table-cell office:value-type="string" calcext:value-type="string">
            <text:p>&lt;p&gt;{}&lt;/p&gt;</text:p>
          </table:table-cell>
          <table:table-cell office:value-type="string" calcext:value-type="string">
            <text:p>dr43.77, ms38P2_2699, msdiv156, sc383</text:p>
          </table:table-cell>
        </table:table-row>
        <table:table-row table:style-name="ro1">
          <table:table-cell office:value-type="string" calcext:value-type="string">
            <text:p>patthana2.10:384.1</text:p>
          </table:table-cell>
          <table:table-cell office:value-type="string" calcext:value-type="string">
            <text:p>Cittavippayuttaṃ dhammaṃ paccayā cittasampayutto dhammo uppajjati ārammaṇapaccayā—cakkhāyatanaṃ paccayā cakkhuviññāṇasahagatā khandhā …pe… kāyāyatanaṃ paccayā kāyaviññāṇasahagatā khandhā …pe… vatthuṃ paccayā cittasampayuttakā khandhā; paṭisandhikkhaṇe …pe…. (1)</text:p>
          </table:table-cell>
          <table:table-cell office:value-type="string" calcext:value-type="string">
            <text:p>&lt;p&gt;{}&lt;/p&gt;</text:p>
          </table:table-cell>
          <table:table-cell office:value-type="string" calcext:value-type="string">
            <text:p>ms38P2_2700, sc384, vri122.529</text:p>
          </table:table-cell>
        </table:table-row>
        <table:table-row table:style-name="ro1">
          <table:table-cell office:value-type="string" calcext:value-type="string">
            <text:p>patthana2.10:385.1</text:p>
          </table:table-cell>
          <table:table-cell office:value-type="string" calcext:value-type="string">
            <text:p>Cittasampayuttañca cittavippayuttañca dhammaṃ paccayā cittasampayutto dhammo uppajjati ārammaṇapaccayā—cakkhuviññāṇasahagataṃ ekaṃ khandhañca cakkhāyatanañca paccayā dve khandhā, dve khandhe ca …pe… kāyaviññāṇasahagataṃ ekaṃ khandhañca kāyāyatanañca paccayā dve khandhā, dve khandhe ca …pe… cittasampayuttaṃ ekaṃ khandhañca vatthuñca paccayā dve khandhā, dve khandhe ca …pe… paṭisandhikkhaṇe …pe… (Saṃkhittaṃ.) (1)</text:p>
          </table:table-cell>
          <table:table-cell office:value-type="string" calcext:value-type="string">
            <text:p>&lt;p&gt;{}&lt;/p&gt;</text:p>
          </table:table-cell>
          <table:table-cell office:value-type="string" calcext:value-type="string">
            <text:p>ms38P2_2701, sc385</text:p>
          </table:table-cell>
        </table:table-row>
        <table:table-row table:style-name="ro1">
          <table:table-cell office:value-type="string" calcext:value-type="string">
            <text:p>patthana2.10:38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38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386.1</text:p>
          </table:table-cell>
          <table:table-cell office:value-type="string" calcext:value-type="string">
            <text:p>Hetuyā nava, ārammaṇe tīṇi, adhipatiyā nava, anantare tīṇi, samanantare tīṇi, sahajāte nava, aññamaññe cha, nissaye nava, upanissaye tīṇi, purejāte tīṇi, āsevane tīṇi, kamme nava …pe… avigate nava.</text:p>
          </table:table-cell>
          <table:table-cell office:value-type="string" calcext:value-type="string">
            <text:p>&lt;p&gt;{}&lt;/p&gt;</text:p>
          </table:table-cell>
          <table:table-cell office:value-type="string" calcext:value-type="string">
            <text:p>csp1ed38.429, csp2ed38.429, ms38P2_2702, msdiv157, sc386</text:p>
          </table:table-cell>
        </table:table-row>
        <table:table-row table:style-name="ro1">
          <table:table-cell office:value-type="string" calcext:value-type="string">
            <text:p>patthana2.10:387.0.1</text:p>
          </table:table-cell>
          <table:table-cell office:value-type="string" calcext:value-type="string">
            <text:p>2.10.4.2. Paccayapaccanīya</text:p>
          </table:table-cell>
          <table:table-cell office:value-type="string" calcext:value-type="string">
            <text:p>&lt;h4&gt;{}&lt;/h4&gt;</text:p>
          </table:table-cell>
          <table:table-cell/>
        </table:table-row>
        <table:table-row table:style-name="ro1">
          <table:table-cell office:value-type="string" calcext:value-type="string">
            <text:p>patthana2.10:387.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387.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387.1</text:p>
          </table:table-cell>
          <table:table-cell office:value-type="string" calcext:value-type="string">
            <text:p>Cittasampayuttaṃ dhammaṃ paccayā cittasampayutto dhammo uppajjati nahetupaccayā … tīṇi. (Paṭiccasadisā.)</text:p>
          </table:table-cell>
          <table:table-cell office:value-type="string" calcext:value-type="string">
            <text:p>&lt;p&gt;{}&lt;/p&gt;</text:p>
          </table:table-cell>
          <table:table-cell office:value-type="string" calcext:value-type="string">
            <text:p>cck38.53, dr43.78, ms38P2_2703, msdiv158, sc387, sya43.72</text:p>
          </table:table-cell>
        </table:table-row>
        <table:table-row table:style-name="ro1">
          <table:table-cell office:value-type="string" calcext:value-type="string">
            <text:p>patthana2.10:388.1</text:p>
          </table:table-cell>
          <table:table-cell office:value-type="string" calcext:value-type="string">
            <text:p>Cittavippayuttaṃ dhammaṃ paccayā cittavippayutto dhammo uppajjati nahetupaccayā—ekaṃ mahābhūtaṃ …pe…. (Yāva asaññasattā.) (1)</text:p>
          </table:table-cell>
          <table:table-cell office:value-type="string" calcext:value-type="string">
            <text:p>&lt;p&gt;{}&lt;/p&gt;</text:p>
          </table:table-cell>
          <table:table-cell office:value-type="string" calcext:value-type="string">
            <text:p>ms38P2_2704, ndp39.68, sc388, vri122.530</text:p>
          </table:table-cell>
        </table:table-row>
        <table:table-row table:style-name="ro1">
          <table:table-cell office:value-type="string" calcext:value-type="string">
            <text:p>patthana2.10:389.1</text:p>
          </table:table-cell>
          <table:table-cell office:value-type="string" calcext:value-type="string">
            <text:p>Cittavippayuttaṃ dhammaṃ paccayā cittasampayutto dhammo uppajjati nahetupaccayā—cakkhāyatanaṃ paccayā cakkhuviññāṇasahagatā khandhā …pe… kāyāyatanaṃ …pe… vatthuṃ paccayā ahetukā cittasampayuttakā khandhā; paṭisandhikkhaṇe …pe… vatthuṃ paccayā vicikicchāsahagato uddhaccasahagato moho. (2)</text:p>
          </table:table-cell>
          <table:table-cell office:value-type="string" calcext:value-type="string">
            <text:p>&lt;p&gt;{}&lt;/p&gt;</text:p>
          </table:table-cell>
          <table:table-cell office:value-type="string" calcext:value-type="string">
            <text:p>ms38P2_2705, sc389</text:p>
          </table:table-cell>
        </table:table-row>
        <table:table-row table:style-name="ro1">
          <table:table-cell office:value-type="string" calcext:value-type="string">
            <text:p>patthana2.10:390.1</text:p>
          </table:table-cell>
          <table:table-cell office:value-type="string" calcext:value-type="string">
            <text:p>Cittavippayuttaṃ dhammaṃ paccayā cittasampayutto ca cittavippayutto ca dhammā uppajjanti nahetupaccayā—vatthuṃ paccayā ahetukā cittasampayuttakā khandhā, mahābhūte paccayā cittasamuṭṭhānaṃ rūpaṃ; paṭisandhikkhaṇe …pe…. (3)</text:p>
          </table:table-cell>
          <table:table-cell office:value-type="string" calcext:value-type="string">
            <text:p>&lt;p&gt;{}&lt;/p&gt;</text:p>
          </table:table-cell>
          <table:table-cell office:value-type="string" calcext:value-type="string">
            <text:p>ms38P2_2706, sc390</text:p>
          </table:table-cell>
        </table:table-row>
        <table:table-row table:style-name="ro1">
          <table:table-cell office:value-type="string" calcext:value-type="string">
            <text:p>patthana2.10:391.1</text:p>
          </table:table-cell>
          <table:table-cell office:value-type="string" calcext:value-type="string">
            <text:p>Cittasampayuttañca cittavippayuttañca dhammaṃ paccayā cittasampayutto dhammo uppajjati nahetupaccayā—cakkhuviññāṇasahagataṃ ekaṃ khandhañca cakkhāyatanañca paccayā dve khandhā, dve khandhe ca …pe… kāyaviññāṇasahagataṃ ekaṃ khandhañca kāyāyatanañca paccayā dve khandhā, dve khandhe ca …pe… ahetukaṃ cittasampayuttaṃ ekaṃ khandhañca vatthuñca paccayā dve khandhā, dve khandhe ca …pe… ahetukapaṭisandhikkhaṇe …pe… vicikicchāsahagate uddhaccasahagate khandhe ca vatthuñca paccayā vicikicchāsahagato uddhaccasahagato moho. (Evaṃ dve pañhā pavattipaṭisandhi kātabbā. Saṃkhittaṃ.)</text:p>
          </table:table-cell>
          <table:table-cell office:value-type="string" calcext:value-type="string">
            <text:p>&lt;p&gt;{}&lt;/p&gt;</text:p>
          </table:table-cell>
          <table:table-cell office:value-type="string" calcext:value-type="string">
            <text:p>bj51.968, ms38P2_2707, sc391</text:p>
          </table:table-cell>
        </table:table-row>
        <table:table-row table:style-name="ro1">
          <table:table-cell office:value-type="string" calcext:value-type="string">
            <text:p>patthana2.10:392.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392.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392.1</text:p>
          </table:table-cell>
          <table:table-cell office:value-type="string" calcext:value-type="string">
            <text:p>Nahetuyā nava, naārammaṇe tīṇi, naadhipatiyā nava, naanantare tīṇi, nasamanantare tīṇi, naaññamaññe tīṇi, naupanissaye tīṇi, napurejāte nava, napacchājāte nava, naāsevane nava, nakamme cattāri, navipāke nava, naāhāre ekaṃ, naindriye ekaṃ, najhāne cattāri, namagge nava, nasampayutte tīṇi, navippayutte dve, nonatthiyā tīṇi, novigate tīṇi.</text:p>
          </table:table-cell>
          <table:table-cell office:value-type="string" calcext:value-type="string">
            <text:p>&lt;p&gt;{}&lt;/p&gt;</text:p>
          </table:table-cell>
          <table:table-cell office:value-type="string" calcext:value-type="string">
            <text:p>csp1ed38.430, csp2ed38.430, dr43.79, ms38P2_2708, msdiv159, sc392, sya43.73, vri122.531</text:p>
          </table:table-cell>
        </table:table-row>
        <table:table-row table:style-name="ro1">
          <table:table-cell office:value-type="string" calcext:value-type="string">
            <text:p>patthana2.10:393.0</text:p>
          </table:table-cell>
          <table:table-cell office:value-type="string" calcext:value-type="string">
            <text:p>2.10.4.3.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393.1</text:p>
          </table:table-cell>
          <table:table-cell office:value-type="string" calcext:value-type="string">
            <text:p>Hetupaccayā naārammaṇe tīṇi …pe… nakamme tīṇi …pe… navippayutte ekaṃ, nonatthiyā tīṇi, novigate tīṇi.</text:p>
          </table:table-cell>
          <table:table-cell office:value-type="string" calcext:value-type="string">
            <text:p>&lt;p&gt;{}&lt;/p&gt;</text:p>
          </table:table-cell>
          <table:table-cell office:value-type="string" calcext:value-type="string">
            <text:p>ms38P2_2709, msdiv160, ndp39.69, sc393</text:p>
          </table:table-cell>
        </table:table-row>
        <table:table-row table:style-name="ro1">
          <table:table-cell office:value-type="string" calcext:value-type="string">
            <text:p>patthana2.10:394.0</text:p>
          </table:table-cell>
          <table:table-cell office:value-type="string" calcext:value-type="string">
            <text:p>2.10.4.3.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394.1</text:p>
          </table:table-cell>
          <table:table-cell office:value-type="string" calcext:value-type="string">
            <text:p>Nahetupaccayā ārammaṇe tīṇi …pe… magge tīṇi …pe… avigate nava.</text:p>
          </table:table-cell>
          <table:table-cell office:value-type="string" calcext:value-type="string">
            <text:p>&lt;p&gt;{}&lt;/p&gt;</text:p>
          </table:table-cell>
          <table:table-cell office:value-type="string" calcext:value-type="string">
            <text:p>ms38P2_2710, msdiv161, sc394</text:p>
          </table:table-cell>
        </table:table-row>
        <table:table-row table:style-name="ro1">
          <table:table-cell office:value-type="string" calcext:value-type="string">
            <text:p>patthana2.10:395.0</text:p>
          </table:table-cell>
          <table:table-cell office:value-type="string" calcext:value-type="string">
            <text:p>2.10.4.4. Nissayavāra</text:p>
          </table:table-cell>
          <table:table-cell office:value-type="string" calcext:value-type="string">
            <text:p>&lt;h3&gt;{}&lt;/h3&gt;</text:p>
          </table:table-cell>
          <table:table-cell/>
        </table:table-row>
        <table:table-row table:style-name="ro1">
          <table:table-cell office:value-type="string" calcext:value-type="string">
            <text:p>patthana2.10:395.1</text:p>
          </table:table-cell>
          <table:table-cell office:value-type="string" calcext:value-type="string">
            <text:p>Nissayavāro paccayavārasadiso.</text:p>
          </table:table-cell>
          <table:table-cell office:value-type="string" calcext:value-type="string">
            <text:p>&lt;p class='pe'&gt;{}&lt;/p&gt;</text:p>
          </table:table-cell>
          <table:table-cell office:value-type="string" calcext:value-type="string">
            <text:p>cck38.54, ms38P2_2711, sc395</text:p>
          </table:table-cell>
        </table:table-row>
        <table:table-row table:style-name="ro1">
          <table:table-cell office:value-type="string" calcext:value-type="string">
            <text:p>patthana2.10:396.0.1</text:p>
          </table:table-cell>
          <table:table-cell office:value-type="string" calcext:value-type="string">
            <text:p>2.10.4.5. Saṃsaṭṭhavāra</text:p>
          </table:table-cell>
          <table:table-cell office:value-type="string" calcext:value-type="string">
            <text:p>&lt;h3&gt;{}&lt;/h3&gt;</text:p>
          </table:table-cell>
          <table:table-cell/>
        </table:table-row>
        <table:table-row table:style-name="ro1">
          <table:table-cell office:value-type="string" calcext:value-type="string">
            <text:p>patthana2.10:396.0.2</text:p>
          </table:table-cell>
          <table:table-cell office:value-type="string" calcext:value-type="string">
            <text:p>2.10.4.5.1–4 Paccayānulomādi</text:p>
          </table:table-cell>
          <table:table-cell office:value-type="string" calcext:value-type="string">
            <text:p>&lt;h4&gt;{}&lt;/h4&gt;</text:p>
          </table:table-cell>
          <table:table-cell/>
        </table:table-row>
        <table:table-row table:style-name="ro1">
          <table:table-cell office:value-type="string" calcext:value-type="string">
            <text:p>patthana2.10:396.1</text:p>
          </table:table-cell>
          <table:table-cell office:value-type="string" calcext:value-type="string">
            <text:p>Cittasampayuttaṃ dhammaṃ saṃsaṭṭho cittasampayutto dhammo uppajjati hetupaccayā—cittasampayuttaṃ ekaṃ khandhaṃ saṃsaṭṭhā dve khandhā, dve khandhe …pe… paṭisandhikkhaṇe …pe….</text:p>
          </table:table-cell>
          <table:table-cell office:value-type="string" calcext:value-type="string">
            <text:p>&lt;p&gt;{}&lt;/p&gt;</text:p>
          </table:table-cell>
          <table:table-cell office:value-type="string" calcext:value-type="string">
            <text:p>ms38P2_2712, msdiv162, sc396</text:p>
          </table:table-cell>
        </table:table-row>
        <table:table-row table:style-name="ro1">
          <table:table-cell office:value-type="string" calcext:value-type="string">
            <text:p>patthana2.10:397.1</text:p>
          </table:table-cell>
          <table:table-cell office:value-type="string" calcext:value-type="string">
            <text:p>Hetuyā ekaṃ, ārammaṇe ekaṃ, adhipatiyā ekaṃ (sabbattha ekaṃ), avigate ekaṃ.</text:p>
          </table:table-cell>
          <table:table-cell office:value-type="string" calcext:value-type="string">
            <text:p>&lt;p&gt;{}&lt;/p&gt;</text:p>
          </table:table-cell>
          <table:table-cell office:value-type="string" calcext:value-type="string">
            <text:p>dr43.80, ms38P2_2713, sc397</text:p>
          </table:table-cell>
        </table:table-row>
        <table:table-row table:style-name="ro1">
          <table:table-cell office:value-type="string" calcext:value-type="string">
            <text:p>patthana2.10:398.1</text:p>
          </table:table-cell>
          <table:table-cell office:value-type="string" calcext:value-type="string">
            <text:p>Nahetuyā ekaṃ, naadhipatiyā ekaṃ, napurejāte ekaṃ, napacchājāte ekaṃ, naāsevane ekaṃ, nakamme ekaṃ, navipāke ekaṃ, najhāne ekaṃ, namagge ekaṃ, navippayutte ekaṃ.</text:p>
          </table:table-cell>
          <table:table-cell office:value-type="string" calcext:value-type="string">
            <text:p>&lt;p&gt;{}&lt;/p&gt;</text:p>
          </table:table-cell>
          <table:table-cell office:value-type="string" calcext:value-type="string">
            <text:p>csp1ed38.431, csp2ed38.431, ms38P2_2714, sc398</text:p>
          </table:table-cell>
        </table:table-row>
        <table:table-row table:style-name="ro1">
          <table:table-cell office:value-type="string" calcext:value-type="string">
            <text:p>patthana2.10:399.0</text:p>
          </table:table-cell>
          <table:table-cell office:value-type="string" calcext:value-type="string">
            <text:p>2.10.4.6. Sampayuttavāra</text:p>
          </table:table-cell>
          <table:table-cell office:value-type="string" calcext:value-type="string">
            <text:p>&lt;h3&gt;{}&lt;/h3&gt;</text:p>
          </table:table-cell>
          <table:table-cell/>
        </table:table-row>
        <table:table-row table:style-name="ro1">
          <table:table-cell office:value-type="string" calcext:value-type="string">
            <text:p>patthana2.10:399.1</text:p>
          </table:table-cell>
          <table:table-cell office:value-type="string" calcext:value-type="string">
            <text:p>Evaṃ itare dve gaṇanāpi sampayuttavāropi kātabbo.</text:p>
          </table:table-cell>
          <table:table-cell office:value-type="string" calcext:value-type="string">
            <text:p>&lt;p class='pe'&gt;{}&lt;/p&gt;</text:p>
          </table:table-cell>
          <table:table-cell office:value-type="string" calcext:value-type="string">
            <text:p>ms38P2_2715, sc399, vri122.532</text:p>
          </table:table-cell>
        </table:table-row>
        <table:table-row table:style-name="ro1">
          <table:table-cell office:value-type="string" calcext:value-type="string">
            <text:p>patthana2.10:400.0.1</text:p>
          </table:table-cell>
          <table:table-cell office:value-type="string" calcext:value-type="string">
            <text:p>2.10.4.7. Pañhāvāra</text:p>
          </table:table-cell>
          <table:table-cell office:value-type="string" calcext:value-type="string">
            <text:p>&lt;h3&gt;{}&lt;/h3&gt;</text:p>
          </table:table-cell>
          <table:table-cell/>
        </table:table-row>
        <table:table-row table:style-name="ro1">
          <table:table-cell office:value-type="string" calcext:value-type="string">
            <text:p>patthana2.10:400.0.2</text:p>
          </table:table-cell>
          <table:table-cell office:value-type="string" calcext:value-type="string">
            <text:p>2.10.4.7.1. Paccayānuloma</text:p>
          </table:table-cell>
          <table:table-cell office:value-type="string" calcext:value-type="string">
            <text:p>&lt;h4&gt;{}&lt;/h4&gt;</text:p>
          </table:table-cell>
          <table:table-cell/>
        </table:table-row>
        <table:table-row table:style-name="ro1">
          <table:table-cell office:value-type="string" calcext:value-type="string">
            <text:p>patthana2.10:400.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400.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400.1</text:p>
          </table:table-cell>
          <table:table-cell office:value-type="string" calcext:value-type="string">
            <text:p>Cittasampayutto dhammo cittasampayuttassa dhammassa hetupaccayena paccayo— cittasampayuttā hetū sampayuttakānaṃ khandhānaṃ hetupaccayena paccayo; paṭisandhikkhaṇe …pe…. (1)</text:p>
          </table:table-cell>
          <table:table-cell office:value-type="string" calcext:value-type="string">
            <text:p>&lt;p&gt;{}&lt;/p&gt;</text:p>
          </table:table-cell>
          <table:table-cell office:value-type="string" calcext:value-type="string">
            <text:p>ms38P2_2716, msdiv163, ndp39.70, sc400, sya43.74</text:p>
          </table:table-cell>
        </table:table-row>
        <table:table-row table:style-name="ro1">
          <table:table-cell office:value-type="string" calcext:value-type="string">
            <text:p>patthana2.10:401.1</text:p>
          </table:table-cell>
          <table:table-cell office:value-type="string" calcext:value-type="string">
            <text:p>Cittasampayutto dhammo cittavippayuttassa dhammassa hetupaccayena paccayo— cittasampayuttā hetū cittasamuṭṭhānānaṃ rūpānaṃ hetupaccayena paccayo; paṭisandhikkhaṇe …pe…. (2)</text:p>
          </table:table-cell>
          <table:table-cell office:value-type="string" calcext:value-type="string">
            <text:p>&lt;p&gt;{}&lt;/p&gt;</text:p>
          </table:table-cell>
          <table:table-cell office:value-type="string" calcext:value-type="string">
            <text:p>ms38P2_2717, sc401</text:p>
          </table:table-cell>
        </table:table-row>
        <table:table-row table:style-name="ro1">
          <table:table-cell office:value-type="string" calcext:value-type="string">
            <text:p>patthana2.10:402.1</text:p>
          </table:table-cell>
          <table:table-cell office:value-type="string" calcext:value-type="string">
            <text:p>Cittasampayutto dhammo cittasampayuttassa ca cittavippayuttassa ca dhammassa hetupaccayena paccayo—cittasampayuttā hetū sampayuttakānaṃ khandhānaṃ cittasamuṭṭhānānañca rūpānaṃ hetupaccayena paccayo; paṭisandhikkhaṇe …pe…. (3)</text:p>
          </table:table-cell>
          <table:table-cell office:value-type="string" calcext:value-type="string">
            <text:p>&lt;p&gt;{}&lt;/p&gt;</text:p>
          </table:table-cell>
          <table:table-cell office:value-type="string" calcext:value-type="string">
            <text:p>ms38P2_2718, sc402</text:p>
          </table:table-cell>
        </table:table-row>
        <table:table-row table:style-name="ro1">
          <table:table-cell office:value-type="string" calcext:value-type="string">
            <text:p>patthana2.10:403.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403.1</text:p>
          </table:table-cell>
          <table:table-cell office:value-type="string" calcext:value-type="string">
            <text:p>Cittasampayutto dhammo cittasampayuttassa dhammassa ārammaṇapaccayena paccayo— dānaṃ …pe… sīlaṃ …pe… uposathakammaṃ katvā taṃ paccavekkhati assādeti abhinandati, taṃ ārabbha rāgo uppajjati …pe… domanassaṃ uppajjati; pubbe suciṇṇāni …pe… jhānā vuṭṭhahitvā jhānaṃ …pe… ariyā maggā vuṭṭhahitvā maggaṃ paccavekkhanti, phalaṃ paccavekkhanti. Pahīne kilese …pe… vikkhambhite kilese paccavekkhanti. Pubbe samudāciṇṇe kilese jānanti. Cittasampayutte khandhe aniccato …pe… domanassaṃ uppajjati. Cetopariyañāṇena cittasampayuttasamaṅgissa cittaṃ jānanti. Ākāsānañcāyatanaṃ viññāṇañcāyatanassa …pe… ākiñcaññāyatanaṃ nevasaññānāsaññāyatanassa …pe… cittasampayuttā khandhā iddhividhañāṇassa, cetopariyañāṇassa, pubbenivāsānussatiñāṇassa, yathākammūpagañāṇassa, anāgataṃsañāṇassa, āvajjanāya ārammaṇapaccayena paccayo. (1)</text:p>
          </table:table-cell>
          <table:table-cell office:value-type="string" calcext:value-type="string">
            <text:p>&lt;p&gt;{}&lt;/p&gt;</text:p>
          </table:table-cell>
          <table:table-cell office:value-type="string" calcext:value-type="string">
            <text:p>bj51.969, cck38.55, csp1ed38.432, csp2ed38.432, dr43.81, ms38P2_2719, msdiv164, sc403, sya43.75, vri122.533</text:p>
          </table:table-cell>
        </table:table-row>
        <table:table-row table:style-name="ro1">
          <table:table-cell office:value-type="string" calcext:value-type="string">
            <text:p>patthana2.10:404.1</text:p>
          </table:table-cell>
          <table:table-cell office:value-type="string" calcext:value-type="string">
            <text:p>Cittavippayutto dhammo cittasampayuttassa dhammassa ārammaṇapaccayena paccayo— ariyā nibbānaṃ paccavekkhanti. Nibbānaṃ gotrabhussa, vodānassa, maggassa, phalassa, āvajjanāya ārammaṇapaccayena paccayo; cakkhuṃ …pe… vatthuṃ cittavippayutte khandhe aniccato …pe… domanassaṃ uppajjati; dibbena cakkhunā rūpaṃ passati, dibbāya sotadhātuyā saddaṃ suṇāti. Rūpāyatanaṃ cakkhuviññāṇasahagatānaṃ khandhānaṃ …pe… phoṭṭhabbāyatanaṃ …pe… cittavippayuttā khandhā iddhividhañāṇassa, pubbenivāsānussatiñāṇassa, anāgataṃsañāṇassa, āvajjanāya ārammaṇapaccayena paccayo. (1)</text:p>
          </table:table-cell>
          <table:table-cell office:value-type="string" calcext:value-type="string">
            <text:p>&lt;p&gt;{}&lt;/p&gt;</text:p>
          </table:table-cell>
          <table:table-cell office:value-type="string" calcext:value-type="string">
            <text:p>ms38P2_2720, msdiv165, ndp39.71, sc404</text:p>
          </table:table-cell>
        </table:table-row>
        <table:table-row table:style-name="ro1">
          <table:table-cell office:value-type="string" calcext:value-type="string">
            <text:p>patthana2.10:405.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0:405.1</text:p>
          </table:table-cell>
          <table:table-cell office:value-type="string" calcext:value-type="string">
            <text:p>Cittasampayutto dhammo cittasampayuttassa dhammassa adhipatipaccayena paccayo— ārammaṇādhipati, sahajātādhipati. **Ārammaṇādhipati**—dānaṃ …pe… sīlaṃ …pe… uposathakammaṃ katvā taṃ garuṃ katvā paccavekkhati assādeti abhinandati, taṃ garuṃ katvā rāgo uppajjati, diṭṭhi uppajjati. Pubbe …pe… jhānā …pe… ariyā maggā vuṭṭhahitvā maggaṃ garuṃ katvā paccavekkhanti, phalaṃ garuṃ katvā paccavekkhanti, cittasampayutte khandhe garuṃ katvā assādeti abhinandati, taṃ garuṃ katvā rāgo uppajjati, diṭṭhi uppajjati. **Sahajātādhipati**—cittasampayuttādhipati sampayuttakānaṃ khandhānaṃ adhipatipaccayena paccayo. (1)</text:p>
          </table:table-cell>
          <table:table-cell office:value-type="string" calcext:value-type="string">
            <text:p>&lt;p&gt;{}&lt;/p&gt;</text:p>
          </table:table-cell>
          <table:table-cell office:value-type="string" calcext:value-type="string">
            <text:p>dr43.82, ms38P2_2721, msdiv166, sc405</text:p>
          </table:table-cell>
        </table:table-row>
        <table:table-row table:style-name="ro1">
          <table:table-cell office:value-type="string" calcext:value-type="string">
            <text:p>patthana2.10:406.1</text:p>
          </table:table-cell>
          <table:table-cell office:value-type="string" calcext:value-type="string">
            <text:p>Cittasampayutto dhammo cittavippayuttassa dhammassa adhipatipaccayena paccayo. **Sahajātādhipati**—cittasampayuttādhipati cittasamuṭṭhānānaṃ rūpānaṃ adhipatipaccayena paccayo. (2)</text:p>
          </table:table-cell>
          <table:table-cell office:value-type="string" calcext:value-type="string">
            <text:p>&lt;p&gt;{}&lt;/p&gt;</text:p>
          </table:table-cell>
          <table:table-cell office:value-type="string" calcext:value-type="string">
            <text:p>cck38.56, ms38P2_2722, sc406, sya43.76</text:p>
          </table:table-cell>
        </table:table-row>
        <table:table-row table:style-name="ro1">
          <table:table-cell office:value-type="string" calcext:value-type="string">
            <text:p>patthana2.10:407.1</text:p>
          </table:table-cell>
          <table:table-cell office:value-type="string" calcext:value-type="string">
            <text:p>Cittasampayutto dhammo cittasampayuttassa ca cittavippayuttassa ca dhammassa adhipatipaccayena paccayo. **Sahajātādhipati**—cittasampayuttādhipati sampayuttakānaṃ khandhānaṃ cittasamuṭṭhānānañca rūpānaṃ adhipatipaccayena paccayo. (3)</text:p>
          </table:table-cell>
          <table:table-cell office:value-type="string" calcext:value-type="string">
            <text:p>&lt;p&gt;{}&lt;/p&gt;</text:p>
          </table:table-cell>
          <table:table-cell office:value-type="string" calcext:value-type="string">
            <text:p>ms38P2_2723, sc407, vri122.534</text:p>
          </table:table-cell>
        </table:table-row>
        <table:table-row table:style-name="ro1">
          <table:table-cell office:value-type="string" calcext:value-type="string">
            <text:p>patthana2.10:408.1</text:p>
          </table:table-cell>
          <table:table-cell office:value-type="string" calcext:value-type="string">
            <text:p>Cittavippayutto dhammo cittasampayuttassa dhammassa adhipatipaccayena paccayo. **Ārammaṇādhipati**—ariyā nibbānaṃ garuṃ katvā paccavekkhanti. Nibbānaṃ gotrabhussa, vodānassa, maggassa, phalassa, adhipatipaccayena paccayo; cakkhuṃ …pe… vatthuṃ cittavippayutte khandhe garuṃ katvā assādeti abhinandati, taṃ garuṃ katvā rāgo uppajjati, diṭṭhi uppajjati. (1)</text:p>
          </table:table-cell>
          <table:table-cell office:value-type="string" calcext:value-type="string">
            <text:p>&lt;p&gt;{}&lt;/p&gt;</text:p>
          </table:table-cell>
          <table:table-cell office:value-type="string" calcext:value-type="string">
            <text:p>csp1ed38.433, csp2ed38.433, ms38P2_2724, msdiv167, sc408</text:p>
          </table:table-cell>
        </table:table-row>
        <table:table-row table:style-name="ro1">
          <table:table-cell office:value-type="string" calcext:value-type="string">
            <text:p>patthana2.10:409.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0:409.1</text:p>
          </table:table-cell>
          <table:table-cell office:value-type="string" calcext:value-type="string">
            <text:p>Cittasampayutto dhammo cittasampayuttassa dhammassa anantarapaccayena paccayo— purimā purimā cittasampayuttā khandhā …pe… phalasamāpattiyā anantarapaccayena paccayo … samanantarapaccayena paccayo … sahajātapaccayena paccayo … satta (paṭiccasadisā, pañhāghaṭanā natthi) … aññamaññapaccayena paccayo … cha (paṭiccasadisā) … nissayapaccayena paccayo … satta. (Paccayavārasadisā, pañhāghaṭanā natthi.)</text:p>
          </table:table-cell>
          <table:table-cell office:value-type="string" calcext:value-type="string">
            <text:p>&lt;p&gt;{}&lt;/p&gt;</text:p>
          </table:table-cell>
          <table:table-cell office:value-type="string" calcext:value-type="string">
            <text:p>dr43.83, ms38P2_2725, msdiv168, ndp39.72, sc409</text:p>
          </table:table-cell>
        </table:table-row>
        <table:table-row table:style-name="ro1">
          <table:table-cell office:value-type="string" calcext:value-type="string">
            <text:p>patthana2.10:410.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0:410.1</text:p>
          </table:table-cell>
          <table:table-cell office:value-type="string" calcext:value-type="string">
            <text:p>Cittasampayutto dhammo cittasampayuttassa dhammassa upanissayapaccayena paccayo—ārammaṇūpanissayo, anantarūpanissayo, pakatūpanissayo …pe…. **Pakatūpanissayo**—saddhaṃ upanissāya dānaṃ deti …pe… mānaṃ jappeti, diṭṭhiṃ gaṇhāti; sīlaṃ …pe… patthanaṃ kāyikaṃ sukhaṃ … kāyikaṃ dukkhaṃ upanissāya dānaṃ deti …pe… pāṇaṃ hanati …pe… saṃghaṃ bhindati; saddhā …pe… kāyikaṃ dukkhaṃ saddhāya …pe… maggassa, phalasamāpattiyā upanissayapaccayena paccayo. (1)</text:p>
          </table:table-cell>
          <table:table-cell office:value-type="string" calcext:value-type="string">
            <text:p>&lt;p&gt;{}&lt;/p&gt;</text:p>
          </table:table-cell>
          <table:table-cell office:value-type="string" calcext:value-type="string">
            <text:p>bj51.970, ms38P2_2726, msdiv169, sc410, sya43.77</text:p>
          </table:table-cell>
        </table:table-row>
        <table:table-row table:style-name="ro1">
          <table:table-cell office:value-type="string" calcext:value-type="string">
            <text:p>patthana2.10:411.1</text:p>
          </table:table-cell>
          <table:table-cell office:value-type="string" calcext:value-type="string">
            <text:p>Cittavippayutto dhammo cittasampayuttassa dhammassa upanissayapaccayena paccayo—ārammaṇūpanissayo, pakatūpanissayo …pe…. **Pakatūpanissayo**—utuṃ … bhojanaṃ … senāsanaṃ upanissāya dānaṃ deti …pe… saṃghaṃ bhindati; utu … bhojanaṃ … senāsanaṃ saddhāya …pe… phalasamāpattiyā upanissayapaccayena paccayo. (1)</text:p>
          </table:table-cell>
          <table:table-cell office:value-type="string" calcext:value-type="string">
            <text:p>&lt;p&gt;{}&lt;/p&gt;</text:p>
          </table:table-cell>
          <table:table-cell office:value-type="string" calcext:value-type="string">
            <text:p>cck38.57, ms38P2_2727, sc411, vri122.535</text:p>
          </table:table-cell>
        </table:table-row>
        <table:table-row table:style-name="ro1">
          <table:table-cell office:value-type="string" calcext:value-type="string">
            <text:p>patthana2.10:412.0</text:p>
          </table:table-cell>
          <table:table-cell office:value-type="string" calcext:value-type="string">
            <text:p>Purejāta</text:p>
          </table:table-cell>
          <table:table-cell office:value-type="string" calcext:value-type="string">
            <text:p>&lt;h6&gt;{}&lt;/h6&gt;</text:p>
          </table:table-cell>
          <table:table-cell/>
        </table:table-row>
        <table:table-row table:style-name="ro1">
          <table:table-cell office:value-type="string" calcext:value-type="string">
            <text:p>patthana2.10:412.1</text:p>
          </table:table-cell>
          <table:table-cell office:value-type="string" calcext:value-type="string">
            <text:p>Cittavippayutto dhammo cittasampayuttassa dhammassa purejātapaccayena paccayo— ārammaṇapurejātaṃ, vatthupurejātaṃ. **Ārammaṇapurejātaṃ**—cakkhuṃ …pe… vatthuṃ aniccato …pe… domanassaṃ uppajjati; dibbena cakkhunā rūpaṃ passati, dibbāya sotadhātuyā saddaṃ suṇāti. Rūpāyatanaṃ cakkhuviññāṇasahagatānaṃ khandhānaṃ …pe… phoṭṭhabbāyatanaṃ …pe…. **Vatthupurejātaṃ**—cakkhāyatanaṃ cakkhuviññāṇasahagatānaṃ khandhānaṃ …pe… kāyāyatanaṃ …pe… vatthu cittasampayuttakānaṃ khandhānaṃ purejātapaccayena paccayo. (1)</text:p>
          </table:table-cell>
          <table:table-cell office:value-type="string" calcext:value-type="string">
            <text:p>&lt;p&gt;{}&lt;/p&gt;</text:p>
          </table:table-cell>
          <table:table-cell office:value-type="string" calcext:value-type="string">
            <text:p>csp1ed38.434, csp2ed38.434, dr43.84, ms38P2_2728, msdiv170, ndp39.73, sc412</text:p>
          </table:table-cell>
        </table:table-row>
        <table:table-row table:style-name="ro1">
          <table:table-cell office:value-type="string" calcext:value-type="string">
            <text:p>patthana2.10:413.0</text:p>
          </table:table-cell>
          <table:table-cell office:value-type="string" calcext:value-type="string">
            <text:p>Pacchājātāsevana</text:p>
          </table:table-cell>
          <table:table-cell office:value-type="string" calcext:value-type="string">
            <text:p>&lt;h6&gt;{}&lt;/h6&gt;</text:p>
          </table:table-cell>
          <table:table-cell/>
        </table:table-row>
        <table:table-row table:style-name="ro1">
          <table:table-cell office:value-type="string" calcext:value-type="string">
            <text:p>patthana2.10:413.1</text:p>
          </table:table-cell>
          <table:table-cell office:value-type="string" calcext:value-type="string">
            <text:p>Cittasampayutto dhammo cittavippayuttassa dhammassa pacchājātapaccayena paccayo (saṃkhittaṃ) ekaṃ, āsevanapaccayena paccayo … ekaṃ.</text:p>
          </table:table-cell>
          <table:table-cell office:value-type="string" calcext:value-type="string">
            <text:p>&lt;p&gt;{}&lt;/p&gt;</text:p>
          </table:table-cell>
          <table:table-cell office:value-type="string" calcext:value-type="string">
            <text:p>ms38P2_2729, msdiv171, sc413, sya43.78</text:p>
          </table:table-cell>
        </table:table-row>
        <table:table-row table:style-name="ro1">
          <table:table-cell office:value-type="string" calcext:value-type="string">
            <text:p>patthana2.10:414.0</text:p>
          </table:table-cell>
          <table:table-cell office:value-type="string" calcext:value-type="string">
            <text:p>Kamma</text:p>
          </table:table-cell>
          <table:table-cell office:value-type="string" calcext:value-type="string">
            <text:p>&lt;h6&gt;{}&lt;/h6&gt;</text:p>
          </table:table-cell>
          <table:table-cell/>
        </table:table-row>
        <table:table-row table:style-name="ro1">
          <table:table-cell office:value-type="string" calcext:value-type="string">
            <text:p>patthana2.10:414.1</text:p>
          </table:table-cell>
          <table:table-cell office:value-type="string" calcext:value-type="string">
            <text:p>Cittasampayutto dhammo cittasampayuttassa dhammassa kammapaccayena paccayo— sahajātā, nānākkhaṇikā. **Sahajātā**—cittasampayuttā cetanā sampayuttakānaṃ khandhānaṃ kammapaccayena paccayo; paṭisandhikkhaṇe …pe…. **Nānākkhaṇikā**—cittasampayuttā cetanā vipākānaṃ khandhānaṃ kammapaccayena paccayo. (1)</text:p>
          </table:table-cell>
          <table:table-cell office:value-type="string" calcext:value-type="string">
            <text:p>&lt;p&gt;{}&lt;/p&gt;</text:p>
          </table:table-cell>
          <table:table-cell office:value-type="string" calcext:value-type="string">
            <text:p>ms38P2_2730, msdiv172, sc414</text:p>
          </table:table-cell>
        </table:table-row>
        <table:table-row table:style-name="ro1">
          <table:table-cell office:value-type="string" calcext:value-type="string">
            <text:p>patthana2.10:415.1</text:p>
          </table:table-cell>
          <table:table-cell office:value-type="string" calcext:value-type="string">
            <text:p>Cittasampayutto dhammo cittavippayuttassa dhammassa kammapaccayena paccayo— sahajātā, nānākkhaṇikā. **Sahajātā**—cittasampayuttā cetanā cittasamuṭṭhānānaṃ rūpānaṃ kammapaccayena paccayo; paṭisandhikkhaṇe …pe…. **Nānākkhaṇikā**—cittasampayuttā cetanā kaṭattārūpānaṃ kammapaccayena paccayo. (2)</text:p>
          </table:table-cell>
          <table:table-cell office:value-type="string" calcext:value-type="string">
            <text:p>&lt;p&gt;{}&lt;/p&gt;</text:p>
          </table:table-cell>
          <table:table-cell office:value-type="string" calcext:value-type="string">
            <text:p>dr43.85, ms38P2_2731, sc415</text:p>
          </table:table-cell>
        </table:table-row>
        <table:table-row table:style-name="ro1">
          <table:table-cell office:value-type="string" calcext:value-type="string">
            <text:p>patthana2.10:416.1</text:p>
          </table:table-cell>
          <table:table-cell office:value-type="string" calcext:value-type="string">
            <text:p>Cittasampayutto dhammo cittasampayuttassa ca cittavippayuttassa ca dhammassa kammapaccayena paccayo—sahajātā, nānākkhaṇikā. **Sahajātā**—cittasampayuttā cetanā sampayuttakānaṃ khandhānaṃ cittasamuṭṭhānānañca rūpānaṃ kammapaccayena paccayo; paṭisandhikkhaṇe …pe…. **Nānākkhaṇikā**—cittasampayuttā cetanā vipākānaṃ khandhānaṃ kaṭattā ca rūpānaṃ kammapaccayena paccayo. (3)</text:p>
          </table:table-cell>
          <table:table-cell office:value-type="string" calcext:value-type="string">
            <text:p>&lt;p&gt;{}&lt;/p&gt;</text:p>
          </table:table-cell>
          <table:table-cell office:value-type="string" calcext:value-type="string">
            <text:p>cck38.58, ms38P2_2732, sc416, vri122.536</text:p>
          </table:table-cell>
        </table:table-row>
        <table:table-row table:style-name="ro1">
          <table:table-cell office:value-type="string" calcext:value-type="string">
            <text:p>patthana2.10:417.0</text:p>
          </table:table-cell>
          <table:table-cell office:value-type="string" calcext:value-type="string">
            <text:p>Vipākāhāra</text:p>
          </table:table-cell>
          <table:table-cell office:value-type="string" calcext:value-type="string">
            <text:p>&lt;h6&gt;{}&lt;/h6&gt;</text:p>
          </table:table-cell>
          <table:table-cell/>
        </table:table-row>
        <table:table-row table:style-name="ro1">
          <table:table-cell office:value-type="string" calcext:value-type="string">
            <text:p>patthana2.10:417.1</text:p>
          </table:table-cell>
          <table:table-cell office:value-type="string" calcext:value-type="string">
            <text:p>Cittasampayutto dhammo cittasampayuttassa dhammassa vipākapaccayena paccayo … tīṇi.</text:p>
          </table:table-cell>
          <table:table-cell office:value-type="string" calcext:value-type="string">
            <text:p>&lt;p&gt;{}&lt;/p&gt;</text:p>
          </table:table-cell>
          <table:table-cell office:value-type="string" calcext:value-type="string">
            <text:p>ms38P2_2733, msdiv173, sc417</text:p>
          </table:table-cell>
        </table:table-row>
        <table:table-row table:style-name="ro1">
          <table:table-cell office:value-type="string" calcext:value-type="string">
            <text:p>patthana2.10:418.1</text:p>
          </table:table-cell>
          <table:table-cell office:value-type="string" calcext:value-type="string">
            <text:p>Cittasampayutto dhammo cittasampayuttassa dhammassa āhārapaccayena paccayo … tīṇi.</text:p>
          </table:table-cell>
          <table:table-cell office:value-type="string" calcext:value-type="string">
            <text:p>&lt;p&gt;{}&lt;/p&gt;</text:p>
          </table:table-cell>
          <table:table-cell office:value-type="string" calcext:value-type="string">
            <text:p>ms38P2_2734, sc418</text:p>
          </table:table-cell>
        </table:table-row>
        <table:table-row table:style-name="ro1">
          <table:table-cell office:value-type="string" calcext:value-type="string">
            <text:p>patthana2.10:419.1</text:p>
          </table:table-cell>
          <table:table-cell office:value-type="string" calcext:value-type="string">
            <text:p>Cittavippayutto dhammo cittavippayuttassa dhammassa āhārapaccayena paccayo— kabaḷīkāro āhāro imassa kāyassa āhārapaccayena paccayo. (1)</text:p>
          </table:table-cell>
          <table:table-cell office:value-type="string" calcext:value-type="string">
            <text:p>&lt;p&gt;{}&lt;/p&gt;</text:p>
          </table:table-cell>
          <table:table-cell office:value-type="string" calcext:value-type="string">
            <text:p>csp1ed38.435, csp2ed38.435, ms38P2_2735, ndp39.74, sc419, sya43.79</text:p>
          </table:table-cell>
        </table:table-row>
        <table:table-row table:style-name="ro1">
          <table:table-cell office:value-type="string" calcext:value-type="string">
            <text:p>patthana2.10:420.0</text:p>
          </table:table-cell>
          <table:table-cell office:value-type="string" calcext:value-type="string">
            <text:p>Indriyādi</text:p>
          </table:table-cell>
          <table:table-cell office:value-type="string" calcext:value-type="string">
            <text:p>&lt;h6&gt;{}&lt;/h6&gt;</text:p>
          </table:table-cell>
          <table:table-cell/>
        </table:table-row>
        <table:table-row table:style-name="ro1">
          <table:table-cell office:value-type="string" calcext:value-type="string">
            <text:p>patthana2.10:420.1</text:p>
          </table:table-cell>
          <table:table-cell office:value-type="string" calcext:value-type="string">
            <text:p>Cittasampayutto dhammo cittasampayuttassa dhammassa indriyapaccayena paccayo … tīṇi.</text:p>
          </table:table-cell>
          <table:table-cell office:value-type="string" calcext:value-type="string">
            <text:p>&lt;p&gt;{}&lt;/p&gt;</text:p>
          </table:table-cell>
          <table:table-cell office:value-type="string" calcext:value-type="string">
            <text:p>ms38P2_2736, msdiv174, sc420</text:p>
          </table:table-cell>
        </table:table-row>
        <table:table-row table:style-name="ro1">
          <table:table-cell office:value-type="string" calcext:value-type="string">
            <text:p>patthana2.10:421.1</text:p>
          </table:table-cell>
          <table:table-cell office:value-type="string" calcext:value-type="string">
            <text:p>Cittavippayutto dhammo cittavippayuttassa dhammassa indriyapaccayena paccayo— rūpajīvitindriyaṃ kaṭattārūpānaṃ indriyapaccayena paccayo. (1)</text:p>
          </table:table-cell>
          <table:table-cell office:value-type="string" calcext:value-type="string">
            <text:p>&lt;p&gt;{}&lt;/p&gt;</text:p>
          </table:table-cell>
          <table:table-cell office:value-type="string" calcext:value-type="string">
            <text:p>ms38P2_2737, sc421</text:p>
          </table:table-cell>
        </table:table-row>
        <table:table-row table:style-name="ro1">
          <table:table-cell office:value-type="string" calcext:value-type="string">
            <text:p>patthana2.10:422.1</text:p>
          </table:table-cell>
          <table:table-cell office:value-type="string" calcext:value-type="string">
            <text:p>Cittavippayutto dhammo cittasampayuttassa dhammassa indriyapaccayena paccayo— cakkhundriyaṃ cakkhuviññāṇasahagatānaṃ khandhānaṃ indriyapaccayena paccayo …pe… kāyindriyaṃ …pe…. (2)</text:p>
          </table:table-cell>
          <table:table-cell office:value-type="string" calcext:value-type="string">
            <text:p>&lt;p&gt;{}&lt;/p&gt;</text:p>
          </table:table-cell>
          <table:table-cell office:value-type="string" calcext:value-type="string">
            <text:p>ms38P2_2738, sc422</text:p>
          </table:table-cell>
        </table:table-row>
        <table:table-row table:style-name="ro1">
          <table:table-cell office:value-type="string" calcext:value-type="string">
            <text:p>patthana2.10:423.1</text:p>
          </table:table-cell>
          <table:table-cell office:value-type="string" calcext:value-type="string">
            <text:p>Cittasampayutto ca cittavippayutto ca dhammā cittasampayuttassa dhammassa indriyapaccayena paccayo—cakkhundriyañca upekkhindriyañca cakkhuviññāṇasahagatānaṃ khandhānaṃ indriyapaccayena paccayo …pe… kāyindriyañca sukhindriyañca …pe… kāyindriyañca dukkhindriyañca kāyaviññāṇasahagatānaṃ khandhānaṃ indriyapaccayena paccayo. (1)</text:p>
          </table:table-cell>
          <table:table-cell office:value-type="string" calcext:value-type="string">
            <text:p>&lt;p&gt;{}&lt;/p&gt;</text:p>
          </table:table-cell>
          <table:table-cell office:value-type="string" calcext:value-type="string">
            <text:p>dr43.86, ms38P2_2739, sc423, vri122.537</text:p>
          </table:table-cell>
        </table:table-row>
        <table:table-row table:style-name="ro1">
          <table:table-cell office:value-type="string" calcext:value-type="string">
            <text:p>patthana2.10:424.1</text:p>
          </table:table-cell>
          <table:table-cell office:value-type="string" calcext:value-type="string">
            <text:p>Jhānapaccayena paccayo … tīṇi … maggapaccayena paccayo … tīṇi … sampayuttapaccayena paccayo … ekaṃ.</text:p>
          </table:table-cell>
          <table:table-cell office:value-type="string" calcext:value-type="string">
            <text:p>&lt;p&gt;{}&lt;/p&gt;</text:p>
          </table:table-cell>
          <table:table-cell office:value-type="string" calcext:value-type="string">
            <text:p>ms38P2_2740, sc424</text:p>
          </table:table-cell>
        </table:table-row>
        <table:table-row table:style-name="ro1">
          <table:table-cell office:value-type="string" calcext:value-type="string">
            <text:p>patthana2.10:425.0</text:p>
          </table:table-cell>
          <table:table-cell office:value-type="string" calcext:value-type="string">
            <text:p>Vippayutta</text:p>
          </table:table-cell>
          <table:table-cell office:value-type="string" calcext:value-type="string">
            <text:p>&lt;h6&gt;{}&lt;/h6&gt;</text:p>
          </table:table-cell>
          <table:table-cell/>
        </table:table-row>
        <table:table-row table:style-name="ro1">
          <table:table-cell office:value-type="string" calcext:value-type="string">
            <text:p>patthana2.10:425.1</text:p>
          </table:table-cell>
          <table:table-cell office:value-type="string" calcext:value-type="string">
            <text:p>Cittasampayutto dhammo cittavippayuttassa dhammassa vippayuttapaccayena paccayo—sahajātaṃ, pacchājātaṃ. (Saṃkhittaṃ.) (1)</text:p>
          </table:table-cell>
          <table:table-cell office:value-type="string" calcext:value-type="string">
            <text:p>&lt;p&gt;{}&lt;/p&gt;</text:p>
          </table:table-cell>
          <table:table-cell office:value-type="string" calcext:value-type="string">
            <text:p>bj51.971, ms38P2_2741, msdiv175, sc425</text:p>
          </table:table-cell>
        </table:table-row>
        <table:table-row table:style-name="ro1">
          <table:table-cell office:value-type="string" calcext:value-type="string">
            <text:p>patthana2.10:426.1</text:p>
          </table:table-cell>
          <table:table-cell office:value-type="string" calcext:value-type="string">
            <text:p>Cittavippayutto dhammo cittasampayuttassa dhammassa vippayuttapaccayena paccayo—sahajātaṃ, purejātaṃ. **Sahajātaṃ**—paṭisandhikkhaṇe vatthu cittasampayuttakānaṃ khandhānaṃ vippayuttapaccayena paccayo. **Purejātaṃ**—cakkhāyatanaṃ cakkhuviññāṇasahagatānaṃ khandhānaṃ vippayuttapaccayena paccayo …pe… kāyāyatanaṃ …pe… vatthu cittasampayuttakānaṃ khandhānaṃ vippayuttapaccayena paccayo. (1)</text:p>
          </table:table-cell>
          <table:table-cell office:value-type="string" calcext:value-type="string">
            <text:p>&lt;p&gt;{}&lt;/p&gt;</text:p>
          </table:table-cell>
          <table:table-cell office:value-type="string" calcext:value-type="string">
            <text:p>cck38.59, ms38P2_2742, sc426, sya43.80</text:p>
          </table:table-cell>
        </table:table-row>
        <table:table-row table:style-name="ro1">
          <table:table-cell office:value-type="string" calcext:value-type="string">
            <text:p>patthana2.10:427.0</text:p>
          </table:table-cell>
          <table:table-cell office:value-type="string" calcext:value-type="string">
            <text:p>Atthi</text:p>
          </table:table-cell>
          <table:table-cell office:value-type="string" calcext:value-type="string">
            <text:p>&lt;h6&gt;{}&lt;/h6&gt;</text:p>
          </table:table-cell>
          <table:table-cell/>
        </table:table-row>
        <table:table-row table:style-name="ro1">
          <table:table-cell office:value-type="string" calcext:value-type="string">
            <text:p>patthana2.10:427.1</text:p>
          </table:table-cell>
          <table:table-cell office:value-type="string" calcext:value-type="string">
            <text:p>Cittasampayutto dhammo cittasampayuttassa dhammassa atthipaccayena paccayo … ekaṃ. (Paṭiccasadisaṃ.) (1)</text:p>
          </table:table-cell>
          <table:table-cell office:value-type="string" calcext:value-type="string">
            <text:p>&lt;p&gt;{}&lt;/p&gt;</text:p>
          </table:table-cell>
          <table:table-cell office:value-type="string" calcext:value-type="string">
            <text:p>csp1ed38.436, csp2ed38.436, ms38P2_2743, msdiv176, ndp39.75, sc427</text:p>
          </table:table-cell>
        </table:table-row>
        <table:table-row table:style-name="ro1">
          <table:table-cell office:value-type="string" calcext:value-type="string">
            <text:p>patthana2.10:428.1</text:p>
          </table:table-cell>
          <table:table-cell office:value-type="string" calcext:value-type="string">
            <text:p>Cittasampayutto dhammo cittavippayuttassa dhammassa atthipaccayena paccayo— sahajātaṃ, pacchājātaṃ. (Saṃkhittaṃ.) (2)</text:p>
          </table:table-cell>
          <table:table-cell office:value-type="string" calcext:value-type="string">
            <text:p>&lt;p&gt;{}&lt;/p&gt;</text:p>
          </table:table-cell>
          <table:table-cell office:value-type="string" calcext:value-type="string">
            <text:p>ms38P2_2744, sc428</text:p>
          </table:table-cell>
        </table:table-row>
        <table:table-row table:style-name="ro1">
          <table:table-cell office:value-type="string" calcext:value-type="string">
            <text:p>patthana2.10:429.1</text:p>
          </table:table-cell>
          <table:table-cell office:value-type="string" calcext:value-type="string">
            <text:p>Cittasampayutto dhammo cittasampayuttassa ca cittavippayuttassa ca dhammassa atthipaccayena paccayo. (Paṭiccasadisaṃ.) (3)</text:p>
          </table:table-cell>
          <table:table-cell office:value-type="string" calcext:value-type="string">
            <text:p>&lt;p&gt;{}&lt;/p&gt;</text:p>
          </table:table-cell>
          <table:table-cell office:value-type="string" calcext:value-type="string">
            <text:p>ms38P2_2745, sc429</text:p>
          </table:table-cell>
        </table:table-row>
        <table:table-row table:style-name="ro1">
          <table:table-cell office:value-type="string" calcext:value-type="string">
            <text:p>patthana2.10:430.1</text:p>
          </table:table-cell>
          <table:table-cell office:value-type="string" calcext:value-type="string">
            <text:p>Cittavippayutto dhammo cittavippayuttassa dhammassa atthipaccayena paccayo— sahajātaṃ, āhāraṃ, indriyaṃ. (Saṃkhittaṃ.) (1)</text:p>
          </table:table-cell>
          <table:table-cell office:value-type="string" calcext:value-type="string">
            <text:p>&lt;p&gt;{}&lt;/p&gt;</text:p>
          </table:table-cell>
          <table:table-cell office:value-type="string" calcext:value-type="string">
            <text:p>dr43.87, ms38P2_2746, msdiv177, sc430, vri122.538</text:p>
          </table:table-cell>
        </table:table-row>
        <table:table-row table:style-name="ro1">
          <table:table-cell office:value-type="string" calcext:value-type="string">
            <text:p>patthana2.10:431.1</text:p>
          </table:table-cell>
          <table:table-cell office:value-type="string" calcext:value-type="string">
            <text:p>Cittavippayutto dhammo cittasampayuttassa dhammassa atthipaccayena paccayo— sahajātaṃ, purejātaṃ. **Sahajātaṃ**—paṭisandhikkhaṇe vatthu cittasampayuttakānaṃ khandhānaṃ atthipaccayena paccayo. **Purejātaṃ**—cakkhuṃ …pe… vatthuṃ aniccato …pe…. (Purejātasadisaṃ.) (2)</text:p>
          </table:table-cell>
          <table:table-cell office:value-type="string" calcext:value-type="string">
            <text:p>&lt;p&gt;{}&lt;/p&gt;</text:p>
          </table:table-cell>
          <table:table-cell office:value-type="string" calcext:value-type="string">
            <text:p>ms38P2_2747, sc431</text:p>
          </table:table-cell>
        </table:table-row>
        <table:table-row table:style-name="ro1">
          <table:table-cell office:value-type="string" calcext:value-type="string">
            <text:p>patthana2.10:432.1</text:p>
          </table:table-cell>
          <table:table-cell office:value-type="string" calcext:value-type="string">
            <text:p>Cittasampayutto ca cittavippayutto ca dhammā cittasampayuttassa dhammassa atthipaccayena paccayo—sahajātaṃ, purejātaṃ. **Sahajāto**—cakkhuviññāṇasahagato eko khandho ca cakkhāyatanañca dvinnaṃ khandhānaṃ …pe… kāyaviññāṇasahagato eko khandho ca kāyāyatanañca dvinnaṃ khandhānaṃ …pe… cittasampayutto eko khandho ca vatthu ca dvinnaṃ khandhānaṃ …pe… dve khandhā ca …pe… paṭisandhikkhaṇe …pe…. (1)</text:p>
          </table:table-cell>
          <table:table-cell office:value-type="string" calcext:value-type="string">
            <text:p>&lt;p&gt;{}&lt;/p&gt;</text:p>
          </table:table-cell>
          <table:table-cell office:value-type="string" calcext:value-type="string">
            <text:p>ms38P2_2748, msdiv178, sc432</text:p>
          </table:table-cell>
        </table:table-row>
        <table:table-row table:style-name="ro1">
          <table:table-cell office:value-type="string" calcext:value-type="string">
            <text:p>patthana2.10:433.1</text:p>
          </table:table-cell>
          <table:table-cell office:value-type="string" calcext:value-type="string">
            <text:p>Cittasampayutto ca cittavippayutto ca dhammā cittavippayuttassa dhammassa atthipaccayena paccayo—sahajātaṃ, pacchājātaṃ, āhāraṃ, indriyaṃ. **Sahajātā**—cittasampayuttā khandhā ca mahābhūtā ca cittasamuṭṭhānānaṃ rūpānaṃ atthipaccayena paccayo; paṭisandhikkhaṇe …pe…. **Pacchājātā**—cittasampayuttakā khandhā ca kabaḷīkāro āhāro ca imassa kāyassa atthipaccayena paccayo. **Pacchājātā**—cittasampayuttakā khandhā ca rūpajīvitindriyañca kaṭattārūpānaṃ atthipaccayena paccayo. (2)</text:p>
          </table:table-cell>
          <table:table-cell office:value-type="string" calcext:value-type="string">
            <text:p>&lt;p&gt;{}&lt;/p&gt;</text:p>
          </table:table-cell>
          <table:table-cell office:value-type="string" calcext:value-type="string">
            <text:p>ms38P2_2749, sc433, sya43.81</text:p>
          </table:table-cell>
        </table:table-row>
        <table:table-row table:style-name="ro1">
          <table:table-cell office:value-type="string" calcext:value-type="string">
            <text:p>patthana2.10:434.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434.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434.1</text:p>
          </table:table-cell>
          <table:table-cell office:value-type="string" calcext:value-type="string">
            <text:p>Hetuyā tīṇi, ārammaṇe dve, adhipatiyā cattāri, anantare ekaṃ, samanantare ekaṃ, sahajāte satta, aññamaññe cha, nissaye satta, upanissaye dve, purejāte ekaṃ, pacchājāte ekaṃ, āsevane ekaṃ, kamme tīṇi, vipāke tīṇi, āhāre cattāri, indriye cha, jhāne tīṇi, magge tīṇi, sampayutte ekaṃ, vippayutte dve, atthiyā satta, natthiyā ekaṃ, vigate ekaṃ, avigate satta.</text:p>
          </table:table-cell>
          <table:table-cell office:value-type="string" calcext:value-type="string">
            <text:p>&lt;p&gt;{}&lt;/p&gt;</text:p>
          </table:table-cell>
          <table:table-cell office:value-type="string" calcext:value-type="string">
            <text:p>cck38.60, csp1ed38.437, csp2ed38.437, dr43.88, ms38P2_2750, msdiv179, ndp39.76, sc434, vri122.539</text:p>
          </table:table-cell>
        </table:table-row>
        <table:table-row table:style-name="ro1">
          <table:table-cell office:value-type="string" calcext:value-type="string">
            <text:p>patthana2.10:435.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2751, sc435</text:p>
          </table:table-cell>
        </table:table-row>
        <table:table-row table:style-name="ro1">
          <table:table-cell office:value-type="string" calcext:value-type="string">
            <text:p>patthana2.10:436.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0:436.1</text:p>
          </table:table-cell>
          <table:table-cell office:value-type="string" calcext:value-type="string">
            <text:p>Cittasampayutto dhammo cittasampayuttassa dhammassa ārammaṇapaccayena paccayo … sahajātapaccayena paccayo … upanissayapaccayena paccayo … kammapaccayena paccayo. (1)</text:p>
          </table:table-cell>
          <table:table-cell office:value-type="string" calcext:value-type="string">
            <text:p>&lt;p&gt;{}&lt;/p&gt;</text:p>
          </table:table-cell>
          <table:table-cell office:value-type="string" calcext:value-type="string">
            <text:p>ms38P2_2752, msdiv180, sc436</text:p>
          </table:table-cell>
        </table:table-row>
        <table:table-row table:style-name="ro1">
          <table:table-cell office:value-type="string" calcext:value-type="string">
            <text:p>patthana2.10:437.1</text:p>
          </table:table-cell>
          <table:table-cell office:value-type="string" calcext:value-type="string">
            <text:p>Cittasampayutto dhammo cittavippayuttassa dhammassa sahajātapaccayena paccayo … pacchājātapaccayena paccayo … kammapaccayena paccayo. (2)</text:p>
          </table:table-cell>
          <table:table-cell office:value-type="string" calcext:value-type="string">
            <text:p>&lt;p&gt;{}&lt;/p&gt;</text:p>
          </table:table-cell>
          <table:table-cell office:value-type="string" calcext:value-type="string">
            <text:p>ms38P2_2753, sc437</text:p>
          </table:table-cell>
        </table:table-row>
        <table:table-row table:style-name="ro1">
          <table:table-cell office:value-type="string" calcext:value-type="string">
            <text:p>patthana2.10:438.1</text:p>
          </table:table-cell>
          <table:table-cell office:value-type="string" calcext:value-type="string">
            <text:p>Cittasampayutto dhammo cittasampayuttassa ca cittavippayuttassa ca dhammassa sahajātapaccayena paccayo … kammapaccayena paccayo. (3)</text:p>
          </table:table-cell>
          <table:table-cell office:value-type="string" calcext:value-type="string">
            <text:p>&lt;p&gt;{}&lt;/p&gt;</text:p>
          </table:table-cell>
          <table:table-cell office:value-type="string" calcext:value-type="string">
            <text:p>ms38P2_2754, sc438</text:p>
          </table:table-cell>
        </table:table-row>
        <table:table-row table:style-name="ro1">
          <table:table-cell office:value-type="string" calcext:value-type="string">
            <text:p>patthana2.10:439.1</text:p>
          </table:table-cell>
          <table:table-cell office:value-type="string" calcext:value-type="string">
            <text:p>Cittavippayutto dhammo cittavippayuttassa dhammassa sahajātapaccayena paccayo … āhārapaccayena paccayo … indriyapaccayena paccayo. (1)</text:p>
          </table:table-cell>
          <table:table-cell office:value-type="string" calcext:value-type="string">
            <text:p>&lt;p&gt;{}&lt;/p&gt;</text:p>
          </table:table-cell>
          <table:table-cell office:value-type="string" calcext:value-type="string">
            <text:p>bj51.972, ms38P2_2755, msdiv181, sc439</text:p>
          </table:table-cell>
        </table:table-row>
        <table:table-row table:style-name="ro1">
          <table:table-cell office:value-type="string" calcext:value-type="string">
            <text:p>patthana2.10:440.1</text:p>
          </table:table-cell>
          <table:table-cell office:value-type="string" calcext:value-type="string">
            <text:p>Cittavippayutto dhammo cittasampayuttassa dhammassa ārammaṇapaccayena paccayo … sahajātapaccayena paccayo … upanissayapaccayena paccayo … purejātapaccayena paccayo. (2)</text:p>
          </table:table-cell>
          <table:table-cell office:value-type="string" calcext:value-type="string">
            <text:p>&lt;p&gt;{}&lt;/p&gt;</text:p>
          </table:table-cell>
          <table:table-cell office:value-type="string" calcext:value-type="string">
            <text:p>ms38P2_2756, sc440, sya43.82</text:p>
          </table:table-cell>
        </table:table-row>
        <table:table-row table:style-name="ro1">
          <table:table-cell office:value-type="string" calcext:value-type="string">
            <text:p>patthana2.10:441.1</text:p>
          </table:table-cell>
          <table:table-cell office:value-type="string" calcext:value-type="string">
            <text:p>Cittasampayutto ca cittavippayutto ca dhammā cittasampayuttassa dhammassa sahajātaṃ, purejātaṃ. (1)</text:p>
          </table:table-cell>
          <table:table-cell office:value-type="string" calcext:value-type="string">
            <text:p>&lt;p&gt;{}&lt;/p&gt;</text:p>
          </table:table-cell>
          <table:table-cell office:value-type="string" calcext:value-type="string">
            <text:p>dr43.89, ms38P2_2757, sc441</text:p>
          </table:table-cell>
        </table:table-row>
        <table:table-row table:style-name="ro1">
          <table:table-cell office:value-type="string" calcext:value-type="string">
            <text:p>patthana2.10:442.1</text:p>
          </table:table-cell>
          <table:table-cell office:value-type="string" calcext:value-type="string">
            <text:p>Cittasampayutto ca cittavippayutto ca dhammā cittavippayuttassa dhammassa sahajātaṃ, pacchājātaṃ, āhāraṃ, indriyaṃ. (2)</text:p>
          </table:table-cell>
          <table:table-cell office:value-type="string" calcext:value-type="string">
            <text:p>&lt;p&gt;{}&lt;/p&gt;</text:p>
          </table:table-cell>
          <table:table-cell office:value-type="string" calcext:value-type="string">
            <text:p>ms38P2_2758, sc442</text:p>
          </table:table-cell>
        </table:table-row>
        <table:table-row table:style-name="ro1">
          <table:table-cell office:value-type="string" calcext:value-type="string">
            <text:p>patthana2.10:443.0.1</text:p>
          </table:table-cell>
          <table:table-cell office:value-type="string" calcext:value-type="string">
            <text:p>2.10.4.7.2. Paccayapaccanīya</text:p>
          </table:table-cell>
          <table:table-cell office:value-type="string" calcext:value-type="string">
            <text:p>&lt;h4&gt;{}&lt;/h4&gt;</text:p>
          </table:table-cell>
          <table:table-cell/>
        </table:table-row>
        <table:table-row table:style-name="ro1">
          <table:table-cell office:value-type="string" calcext:value-type="string">
            <text:p>patthana2.10:443.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443.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443.1</text:p>
          </table:table-cell>
          <table:table-cell office:value-type="string" calcext:value-type="string">
            <text:p>Nahetuyā satta, naārammaṇe satta, naadhipatiyā satta, naanantare satta, nasamanantare satta, nasahajāte cha, naaññamaññe cha, nanissaye cha, naupanissaye satta, napurejāte satta (sabbattha satta), nasampayutte cha, navippayutte pañca, noatthiyā cattāri, nonatthiyā satta, novigate satta, noavigate cattāri.</text:p>
          </table:table-cell>
          <table:table-cell office:value-type="string" calcext:value-type="string">
            <text:p>&lt;p&gt;{}&lt;/p&gt;</text:p>
          </table:table-cell>
          <table:table-cell office:value-type="string" calcext:value-type="string">
            <text:p>csp1ed38.438, csp2ed38.438, ms38P2_2759, msdiv182, ndp39.77, sc443, vri122.540</text:p>
          </table:table-cell>
        </table:table-row>
        <table:table-row table:style-name="ro1">
          <table:table-cell office:value-type="string" calcext:value-type="string">
            <text:p>patthana2.10:444.0</text:p>
          </table:table-cell>
          <table:table-cell office:value-type="string" calcext:value-type="string">
            <text:p>2.10.4.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444.1</text:p>
          </table:table-cell>
          <table:table-cell office:value-type="string" calcext:value-type="string">
            <text:p>Hetupaccayā naārammaṇe tīṇi, naadhipatiyā tīṇi, naanantare tīṇi, nasamanantare tīṇi, naaññamaññe ekaṃ, naupanissaye tīṇi (sabbattha tīṇi), nasampayutte ekaṃ, navippayutte ekaṃ, nonatthiyā tīṇi, novigate tīṇi.</text:p>
          </table:table-cell>
          <table:table-cell office:value-type="string" calcext:value-type="string">
            <text:p>&lt;p&gt;{}&lt;/p&gt;</text:p>
          </table:table-cell>
          <table:table-cell office:value-type="string" calcext:value-type="string">
            <text:p>cck38.61, ms38P2_2760, msdiv183, sc444</text:p>
          </table:table-cell>
        </table:table-row>
        <table:table-row table:style-name="ro1">
          <table:table-cell office:value-type="string" calcext:value-type="string">
            <text:p>patthana2.10:445.0</text:p>
          </table:table-cell>
          <table:table-cell office:value-type="string" calcext:value-type="string">
            <text:p>2.10.4.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445.1</text:p>
          </table:table-cell>
          <table:table-cell office:value-type="string" calcext:value-type="string">
            <text:p>Nahetupaccayā ārammaṇe dve, adhipatiyā cattāri (anulomamātikā kātabbā) …pe… avigate satta.</text:p>
          </table:table-cell>
          <table:table-cell office:value-type="string" calcext:value-type="string">
            <text:p>&lt;p&gt;{}&lt;/p&gt;</text:p>
          </table:table-cell>
          <table:table-cell office:value-type="string" calcext:value-type="string">
            <text:p>dr43.90, ms38P2_2761, msdiv184, sc445</text:p>
          </table:table-cell>
        </table:table-row>
        <table:table-row table:style-name="ro1">
          <table:table-cell office:value-type="string" calcext:value-type="string">
            <text:p>patthana2.10:446.1</text:p>
          </table:table-cell>
          <table:table-cell office:value-type="string" calcext:value-type="string">
            <text:p>Cittasampayuttadukaṃ niṭṭhitaṃ.</text:p>
          </table:table-cell>
          <table:table-cell office:value-type="string" calcext:value-type="string">
            <text:p>&lt;p class='endsutta'&gt;{}&lt;/p&gt;</text:p>
          </table:table-cell>
          <table:table-cell office:value-type="string" calcext:value-type="string">
            <text:p>ms38P2_2762, sc446</text:p>
          </table:table-cell>
        </table:table-row>
        <table:table-row table:style-name="ro1">
          <table:table-cell office:value-type="string" calcext:value-type="string">
            <text:p>patthana2.10:447.0.1</text:p>
          </table:table-cell>
          <table:table-cell office:value-type="string" calcext:value-type="string">
            <text:p>2.10.5. Cittasaṃsaṭṭhaduka</text:p>
          </table:table-cell>
          <table:table-cell office:value-type="string" calcext:value-type="string">
            <text:p>&lt;h2&gt;{}&lt;/h2&gt;</text:p>
          </table:table-cell>
          <table:table-cell/>
        </table:table-row>
        <table:table-row table:style-name="ro1">
          <table:table-cell office:value-type="string" calcext:value-type="string">
            <text:p>patthana2.10:447.0.2</text:p>
          </table:table-cell>
          <table:table-cell office:value-type="string" calcext:value-type="string">
            <text:p>2.10.5.1-7. Paṭiccādivāra</text:p>
          </table:table-cell>
          <table:table-cell office:value-type="string" calcext:value-type="string">
            <text:p>&lt;h3&gt;{}&lt;/h3&gt;</text:p>
          </table:table-cell>
          <table:table-cell/>
        </table:table-row>
        <table:table-row table:style-name="ro1">
          <table:table-cell office:value-type="string" calcext:value-type="string">
            <text:p>patthana2.10:447.0.3</text:p>
          </table:table-cell>
          <table:table-cell office:value-type="string" calcext:value-type="string">
            <text:p>2.10.5.1–7.1–4.1 Paccayānulomādi</text:p>
          </table:table-cell>
          <table:table-cell office:value-type="string" calcext:value-type="string">
            <text:p>&lt;h4&gt;{}&lt;/h4&gt;</text:p>
          </table:table-cell>
          <table:table-cell/>
        </table:table-row>
        <table:table-row table:style-name="ro1">
          <table:table-cell office:value-type="string" calcext:value-type="string">
            <text:p>patthana2.10:447.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447.1</text:p>
          </table:table-cell>
          <table:table-cell office:value-type="string" calcext:value-type="string">
            <text:p>Cittasaṃsaṭṭhaṃ dhammaṃ paṭicca cittasaṃsaṭṭho dhammo uppajjati hetupaccayā— cittasaṃsaṭṭhaṃ ekaṃ khandhaṃ paṭicca dve khandhā, dve khandhe …pe… paṭisandhikkhaṇe …pe…. (1)</text:p>
          </table:table-cell>
          <table:table-cell office:value-type="string" calcext:value-type="string">
            <text:p>&lt;p&gt;{}&lt;/p&gt;</text:p>
          </table:table-cell>
          <table:table-cell office:value-type="string" calcext:value-type="string">
            <text:p>ms38P2_2763, msdiv185, sc447, sya43.83, vri122.541</text:p>
          </table:table-cell>
        </table:table-row>
        <table:table-row table:style-name="ro1">
          <table:table-cell office:value-type="string" calcext:value-type="string">
            <text:p>patthana2.10:448.1</text:p>
          </table:table-cell>
          <table:table-cell office:value-type="string" calcext:value-type="string">
            <text:p>Cittasaṃsaṭṭhaṃ dhammaṃ paṭicca cittavisaṃsaṭṭho dhammo uppajjati hetupaccayā— cittasaṃsaṭṭhe khandhe paṭicca cittasamuṭṭhānaṃ rūpaṃ; paṭisandhikkhaṇe …pe…. (2)</text:p>
          </table:table-cell>
          <table:table-cell office:value-type="string" calcext:value-type="string">
            <text:p>&lt;p&gt;{}&lt;/p&gt;</text:p>
          </table:table-cell>
          <table:table-cell office:value-type="string" calcext:value-type="string">
            <text:p>ms38P2_2764, sc448</text:p>
          </table:table-cell>
        </table:table-row>
        <table:table-row table:style-name="ro1">
          <table:table-cell office:value-type="string" calcext:value-type="string">
            <text:p>patthana2.10:449.1</text:p>
          </table:table-cell>
          <table:table-cell office:value-type="string" calcext:value-type="string">
            <text:p>(Cittasaṃsaṭṭhadukaṃ yathā cittasampayuttadukaṃ evaṃ kātabbaṃ, ninnānākaraṇaṃ.)</text:p>
          </table:table-cell>
          <table:table-cell office:value-type="string" calcext:value-type="string">
            <text:p>&lt;p&gt;{}&lt;/p&gt;</text:p>
          </table:table-cell>
          <table:table-cell office:value-type="string" calcext:value-type="string">
            <text:p>csp1ed38.439, csp2ed38.439, ms38P2_2765, ndp39.78, sc449</text:p>
          </table:table-cell>
        </table:table-row>
        <table:table-row table:style-name="ro1">
          <table:table-cell office:value-type="string" calcext:value-type="string">
            <text:p>patthana2.10:450.1</text:p>
          </table:table-cell>
          <table:table-cell office:value-type="string" calcext:value-type="string">
            <text:p>Cittasaṃsaṭṭhadukaṃ niṭṭhitaṃ.</text:p>
          </table:table-cell>
          <table:table-cell office:value-type="string" calcext:value-type="string">
            <text:p>&lt;p class='endsutta'&gt;{}&lt;/p&gt;</text:p>
          </table:table-cell>
          <table:table-cell office:value-type="string" calcext:value-type="string">
            <text:p>ms38P2_2766, sc450</text:p>
          </table:table-cell>
        </table:table-row>
        <table:table-row table:style-name="ro1">
          <table:table-cell office:value-type="string" calcext:value-type="string">
            <text:p>patthana2.10:451.0.1</text:p>
          </table:table-cell>
          <table:table-cell office:value-type="string" calcext:value-type="string">
            <text:p>2.10.6. Cittasamuṭṭhānaduka</text:p>
          </table:table-cell>
          <table:table-cell office:value-type="string" calcext:value-type="string">
            <text:p>&lt;h2&gt;{}&lt;/h2&gt;</text:p>
          </table:table-cell>
          <table:table-cell/>
        </table:table-row>
        <table:table-row table:style-name="ro1">
          <table:table-cell office:value-type="string" calcext:value-type="string">
            <text:p>patthana2.10:451.0.2</text:p>
          </table:table-cell>
          <table:table-cell office:value-type="string" calcext:value-type="string">
            <text:p>2.10.6.1. Paṭiccavāra</text:p>
          </table:table-cell>
          <table:table-cell office:value-type="string" calcext:value-type="string">
            <text:p>&lt;h3&gt;{}&lt;/h3&gt;</text:p>
          </table:table-cell>
          <table:table-cell/>
        </table:table-row>
        <table:table-row table:style-name="ro1">
          <table:table-cell office:value-type="string" calcext:value-type="string">
            <text:p>patthana2.10:451.0.3</text:p>
          </table:table-cell>
          <table:table-cell office:value-type="string" calcext:value-type="string">
            <text:p>2.10.6.1.1. Paccayānuloma</text:p>
          </table:table-cell>
          <table:table-cell office:value-type="string" calcext:value-type="string">
            <text:p>&lt;h4&gt;{}&lt;/h4&gt;</text:p>
          </table:table-cell>
          <table:table-cell/>
        </table:table-row>
        <table:table-row table:style-name="ro1">
          <table:table-cell office:value-type="string" calcext:value-type="string">
            <text:p>patthana2.10:451.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451.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451.1</text:p>
          </table:table-cell>
          <table:table-cell office:value-type="string" calcext:value-type="string">
            <text:p>Cittasamuṭṭhānaṃ dhammaṃ paṭicca cittasamuṭṭhāno dhammo uppajjati hetupaccayā— cittasamuṭṭhānaṃ ekaṃ khandhaṃ paṭicca dve khandhā cittasamuṭṭhānañca rūpaṃ, dve khandhe …pe… paṭisandhikkhaṇe cittasamuṭṭhānaṃ ekaṃ khandhaṃ paṭicca dve khandhā, dve khandhe …pe… ekaṃ mahābhūtaṃ …pe… mahābhūte paṭicca cittasamuṭṭhānaṃ rūpaṃ upādārūpaṃ. (1)</text:p>
          </table:table-cell>
          <table:table-cell office:value-type="string" calcext:value-type="string">
            <text:p>&lt;p&gt;{}&lt;/p&gt;</text:p>
          </table:table-cell>
          <table:table-cell office:value-type="string" calcext:value-type="string">
            <text:p>dr43.91, ms38P2_2767, msdiv186, sc451, vri122.542</text:p>
          </table:table-cell>
        </table:table-row>
        <table:table-row table:style-name="ro1">
          <table:table-cell office:value-type="string" calcext:value-type="string">
            <text:p>patthana2.10:452.1</text:p>
          </table:table-cell>
          <table:table-cell office:value-type="string" calcext:value-type="string">
            <text:p>Cittasamuṭṭhānaṃ dhammaṃ paṭicca nocittasamuṭṭhāno dhammo uppajjati hetupaccayā—cittasamuṭṭhāne khandhe paṭicca cittaṃ; paṭisandhikkhaṇe cittasamuṭṭhāne khandhe paṭicca cittaṃ kaṭattā ca rūpaṃ. (2)</text:p>
          </table:table-cell>
          <table:table-cell office:value-type="string" calcext:value-type="string">
            <text:p>&lt;p&gt;{}&lt;/p&gt;</text:p>
          </table:table-cell>
          <table:table-cell office:value-type="string" calcext:value-type="string">
            <text:p>bj51.973, ms38P2_2768, sc452, sya43.84</text:p>
          </table:table-cell>
        </table:table-row>
        <table:table-row table:style-name="ro1">
          <table:table-cell office:value-type="string" calcext:value-type="string">
            <text:p>patthana2.10:453.1</text:p>
          </table:table-cell>
          <table:table-cell office:value-type="string" calcext:value-type="string">
            <text:p>Cittasamuṭṭhānaṃ dhammaṃ paṭicca cittasamuṭṭhāno ca nocittasamuṭṭhāno ca dhammā uppajjanti hetupaccayā—cittasamuṭṭhānaṃ ekaṃ khandhaṃ paṭicca dve khandhā cittañca cittasamuṭṭhānañca rūpaṃ, dve khandhe …pe… paṭisandhikkhaṇe cittasamuṭṭhānaṃ ekaṃ khandhaṃ paṭicca dve khandhā cittañca kaṭattā ca rūpaṃ, dve khandhe …pe…. (3)</text:p>
          </table:table-cell>
          <table:table-cell office:value-type="string" calcext:value-type="string">
            <text:p>&lt;p&gt;{}&lt;/p&gt;</text:p>
          </table:table-cell>
          <table:table-cell office:value-type="string" calcext:value-type="string">
            <text:p>cck38.62, ms38P2_2769, sc453</text:p>
          </table:table-cell>
        </table:table-row>
        <table:table-row table:style-name="ro1">
          <table:table-cell office:value-type="string" calcext:value-type="string">
            <text:p>patthana2.10:454.1</text:p>
          </table:table-cell>
          <table:table-cell office:value-type="string" calcext:value-type="string">
            <text:p>Nocittasamuṭṭhānaṃ dhammaṃ paṭicca nocittasamuṭṭhāno dhammo uppajjati hetupaccayā—paṭisandhikkhaṇe cittaṃ paṭicca kaṭattārūpaṃ; cittaṃ paṭicca vatthu, vatthuṃ paṭicca cittaṃ, ekaṃ mahābhūtaṃ …pe… mahābhūte paṭicca kaṭattārūpaṃ upādārūpaṃ. (1)</text:p>
          </table:table-cell>
          <table:table-cell office:value-type="string" calcext:value-type="string">
            <text:p>&lt;p&gt;{}&lt;/p&gt;</text:p>
          </table:table-cell>
          <table:table-cell office:value-type="string" calcext:value-type="string">
            <text:p>ms38P2_2770, msdiv187, sc454</text:p>
          </table:table-cell>
        </table:table-row>
        <table:table-row table:style-name="ro1">
          <table:table-cell office:value-type="string" calcext:value-type="string">
            <text:p>patthana2.10:455.1</text:p>
          </table:table-cell>
          <table:table-cell office:value-type="string" calcext:value-type="string">
            <text:p>Nocittasamuṭṭhānaṃ dhammaṃ paṭicca cittasamuṭṭhāno dhammo uppajjati hetupaccayā—cittaṃ paṭicca sampayuttakā khandhā cittasamuṭṭhānañca rūpaṃ; paṭisandhikkhaṇe cittaṃ paṭicca sampayuttakā khandhā, paṭisandhikkhaṇe vatthuṃ paṭicca cittasamuṭṭhānā khandhā. (2)</text:p>
          </table:table-cell>
          <table:table-cell office:value-type="string" calcext:value-type="string">
            <text:p>&lt;p&gt;{}&lt;/p&gt;</text:p>
          </table:table-cell>
          <table:table-cell office:value-type="string" calcext:value-type="string">
            <text:p>ms38P2_2771, ndp39.79, sc455, vri122.543</text:p>
          </table:table-cell>
        </table:table-row>
        <table:table-row table:style-name="ro1">
          <table:table-cell office:value-type="string" calcext:value-type="string">
            <text:p>patthana2.10:456.1</text:p>
          </table:table-cell>
          <table:table-cell office:value-type="string" calcext:value-type="string">
            <text:p>Nocittasamuṭṭhānaṃ dhammaṃ paṭicca cittasamuṭṭhāno ca nocittasamuṭṭhāno ca dhammā uppajjanti hetupaccayā—paṭisandhikkhaṇe cittaṃ paṭicca sampayuttakā khandhā kaṭattā ca rūpaṃ; paṭisandhikkhaṇe vatthuṃ paṭicca cittaṃ sampayuttakā ca khandhā. (3)</text:p>
          </table:table-cell>
          <table:table-cell office:value-type="string" calcext:value-type="string">
            <text:p>&lt;p&gt;{}&lt;/p&gt;</text:p>
          </table:table-cell>
          <table:table-cell office:value-type="string" calcext:value-type="string">
            <text:p>csp1ed38.440, csp2ed38.440, ms38P2_2772, sc456</text:p>
          </table:table-cell>
        </table:table-row>
        <table:table-row table:style-name="ro1">
          <table:table-cell office:value-type="string" calcext:value-type="string">
            <text:p>patthana2.10:457.1</text:p>
          </table:table-cell>
          <table:table-cell office:value-type="string" calcext:value-type="string">
            <text:p>Cittasamuṭṭhānañca nocittasamuṭṭhānañca dhammaṃ paṭicca cittasamuṭṭhāno dhammo uppajjati hetupaccayā—cittasamuṭṭhānaṃ ekaṃ khandhañca cittañca paṭicca dve khandhā cittasamuṭṭhānañca rūpaṃ, dve khandhe ca …pe… paṭisandhikkhaṇe cittasamuṭṭhānaṃ ekaṃ khandhañca cittañca paṭicca dve khandhā, dve khandhe ca …pe… paṭisandhikkhaṇe cittasamuṭṭhānaṃ ekaṃ khandhañca vatthuñca paṭicca dve khandhā, dve khandhe ca …pe…. (1)</text:p>
          </table:table-cell>
          <table:table-cell office:value-type="string" calcext:value-type="string">
            <text:p>&lt;p&gt;{}&lt;/p&gt;</text:p>
          </table:table-cell>
          <table:table-cell office:value-type="string" calcext:value-type="string">
            <text:p>dr43.92, ms38P2_2773, msdiv188, sc457, sya43.85</text:p>
          </table:table-cell>
        </table:table-row>
        <table:table-row table:style-name="ro1">
          <table:table-cell office:value-type="string" calcext:value-type="string">
            <text:p>patthana2.10:458.1</text:p>
          </table:table-cell>
          <table:table-cell office:value-type="string" calcext:value-type="string">
            <text:p>Cittasamuṭṭhānañca nocittasamuṭṭhānañca dhammaṃ paṭicca nocittasamuṭṭhāno dhammo uppajjati hetupaccayā—paṭisandhikkhaṇe cittasamuṭṭhāne khandhe ca cittañca paṭicca kaṭattārūpaṃ; paṭisandhikkhaṇe cittasamuṭṭhāne khandhe ca mahābhūte ca paṭicca kaṭattārūpaṃ, paṭisandhikkhaṇe cittasamuṭṭhāne khandhe ca vatthuñca paṭicca cittaṃ. (2)</text:p>
          </table:table-cell>
          <table:table-cell office:value-type="string" calcext:value-type="string">
            <text:p>&lt;p&gt;{}&lt;/p&gt;</text:p>
          </table:table-cell>
          <table:table-cell office:value-type="string" calcext:value-type="string">
            <text:p>ms38P2_2774, sc458</text:p>
          </table:table-cell>
        </table:table-row>
        <table:table-row table:style-name="ro1">
          <table:table-cell office:value-type="string" calcext:value-type="string">
            <text:p>patthana2.10:459.1</text:p>
          </table:table-cell>
          <table:table-cell office:value-type="string" calcext:value-type="string">
            <text:p>Cittasamuṭṭhānañca nocittasamuṭṭhānañca dhammaṃ paṭicca cittasamuṭṭhāno ca nocittasamuṭṭhāno ca dhammā uppajjanti hetupaccayā—paṭisandhikkhaṇe cittasamuṭṭhānaṃ ekaṃ khandhañca cittañca paṭicca dve khandhā kaṭattā ca rūpaṃ, dve khandhe ca …pe… paṭisandhikkhaṇe cittasamuṭṭhānaṃ ekaṃ khandhañca vatthuñca paṭicca dve khandhā cittañca, dve khandhe ca …pe…. (3)</text:p>
          </table:table-cell>
          <table:table-cell office:value-type="string" calcext:value-type="string">
            <text:p>&lt;p&gt;{}&lt;/p&gt;</text:p>
          </table:table-cell>
          <table:table-cell office:value-type="string" calcext:value-type="string">
            <text:p>cck38.63, ms38P2_2775, sc459</text:p>
          </table:table-cell>
        </table:table-row>
        <table:table-row table:style-name="ro1">
          <table:table-cell office:value-type="string" calcext:value-type="string">
            <text:p>patthana2.10:460.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460.1</text:p>
          </table:table-cell>
          <table:table-cell office:value-type="string" calcext:value-type="string">
            <text:p>Cittasamuṭṭhānaṃ dhammaṃ paṭicca cittasamuṭṭhāno dhammo uppajjati ārammaṇapaccayā—cittasamuṭṭhānaṃ ekaṃ khandhaṃ paṭicca dve khandhā, dve khandhe …pe… paṭisandhikkhaṇe …pe…. (1)</text:p>
          </table:table-cell>
          <table:table-cell office:value-type="string" calcext:value-type="string">
            <text:p>&lt;p&gt;{}&lt;/p&gt;</text:p>
          </table:table-cell>
          <table:table-cell office:value-type="string" calcext:value-type="string">
            <text:p>ms38P2_2776, msdiv189, sc460</text:p>
          </table:table-cell>
        </table:table-row>
        <table:table-row table:style-name="ro1">
          <table:table-cell office:value-type="string" calcext:value-type="string">
            <text:p>patthana2.10:461.1</text:p>
          </table:table-cell>
          <table:table-cell office:value-type="string" calcext:value-type="string">
            <text:p>Cittasamuṭṭhānaṃ dhammaṃ paṭicca nocittasamuṭṭhāno dhammo uppajjati ārammaṇapaccayā—cittasamuṭṭhāne khandhe paṭicca cittaṃ; paṭisandhikkhaṇe …pe…. (2)</text:p>
          </table:table-cell>
          <table:table-cell office:value-type="string" calcext:value-type="string">
            <text:p>&lt;p&gt;{}&lt;/p&gt;</text:p>
          </table:table-cell>
          <table:table-cell office:value-type="string" calcext:value-type="string">
            <text:p>ms38P2_2777, ndp39.80, sc461, vri122.544</text:p>
          </table:table-cell>
        </table:table-row>
        <table:table-row table:style-name="ro1">
          <table:table-cell office:value-type="string" calcext:value-type="string">
            <text:p>patthana2.10:462.1</text:p>
          </table:table-cell>
          <table:table-cell office:value-type="string" calcext:value-type="string">
            <text:p>Cittasamuṭṭhānaṃ dhammaṃ paṭicca cittasamuṭṭhāno ca nocittasamuṭṭhāno ca dhammā uppajjanti ārammaṇapaccayā—cittasamuṭṭhānaṃ ekaṃ khandhaṃ paṭicca dve khandhā cittañca, dve khandhe …pe… paṭisandhikkhaṇe …pe…. (3)</text:p>
          </table:table-cell>
          <table:table-cell office:value-type="string" calcext:value-type="string">
            <text:p>&lt;p&gt;{}&lt;/p&gt;</text:p>
          </table:table-cell>
          <table:table-cell office:value-type="string" calcext:value-type="string">
            <text:p>dr43.93, ms38P2_2778, sc462, sya43.86</text:p>
          </table:table-cell>
        </table:table-row>
        <table:table-row table:style-name="ro1">
          <table:table-cell office:value-type="string" calcext:value-type="string">
            <text:p>patthana2.10:463.1</text:p>
          </table:table-cell>
          <table:table-cell office:value-type="string" calcext:value-type="string">
            <text:p>Nocittasamuṭṭhānaṃ dhammaṃ paṭicca nocittasamuṭṭhāno dhammo uppajjati ārammaṇapaccayā—paṭisandhikkhaṇe vatthuṃ paṭicca cittaṃ. (1)</text:p>
          </table:table-cell>
          <table:table-cell office:value-type="string" calcext:value-type="string">
            <text:p>&lt;p&gt;{}&lt;/p&gt;</text:p>
          </table:table-cell>
          <table:table-cell office:value-type="string" calcext:value-type="string">
            <text:p>csp1ed38.441, csp2ed38.441, ms38P2_2779, msdiv190, sc463</text:p>
          </table:table-cell>
        </table:table-row>
        <table:table-row table:style-name="ro1">
          <table:table-cell office:value-type="string" calcext:value-type="string">
            <text:p>patthana2.10:464.1</text:p>
          </table:table-cell>
          <table:table-cell office:value-type="string" calcext:value-type="string">
            <text:p>Nocittasamuṭṭhānaṃ dhammaṃ paṭicca cittasamuṭṭhāno dhammo uppajjati ārammaṇapaccayā—cittaṃ paṭicca sampayuttakā khandhā; paṭisandhikkhaṇe cittaṃ paṭicca sampayuttakā khandhā; paṭisandhikkhaṇe vatthuṃ paṭicca cittasamuṭṭhānā khandhā. (2)</text:p>
          </table:table-cell>
          <table:table-cell office:value-type="string" calcext:value-type="string">
            <text:p>&lt;p&gt;{}&lt;/p&gt;</text:p>
          </table:table-cell>
          <table:table-cell office:value-type="string" calcext:value-type="string">
            <text:p>bj51.974, ms38P2_2780, sc464</text:p>
          </table:table-cell>
        </table:table-row>
        <table:table-row table:style-name="ro1">
          <table:table-cell office:value-type="string" calcext:value-type="string">
            <text:p>patthana2.10:465.1</text:p>
          </table:table-cell>
          <table:table-cell office:value-type="string" calcext:value-type="string">
            <text:p>Nocittasamuṭṭhānaṃ dhammaṃ paṭicca cittasamuṭṭhāno ca nocittasamuṭṭhāno ca dhammā uppajjanti ārammaṇapaccayā—paṭisandhikkhaṇe vatthuṃ paṭicca cittaṃ sampayuttakā ca khandhā. (3)</text:p>
          </table:table-cell>
          <table:table-cell office:value-type="string" calcext:value-type="string">
            <text:p>&lt;p&gt;{}&lt;/p&gt;</text:p>
          </table:table-cell>
          <table:table-cell office:value-type="string" calcext:value-type="string">
            <text:p>ms38P2_2781, sc465</text:p>
          </table:table-cell>
        </table:table-row>
        <table:table-row table:style-name="ro1">
          <table:table-cell office:value-type="string" calcext:value-type="string">
            <text:p>patthana2.10:466.1</text:p>
          </table:table-cell>
          <table:table-cell office:value-type="string" calcext:value-type="string">
            <text:p>Cittasamuṭṭhānañca nocittasamuṭṭhānañca dhammaṃ paṭicca cittasamuṭṭhāno dhammo uppajjati ārammaṇapaccayā—cittasamuṭṭhānaṃ ekaṃ khandhañca cittañca paṭicca dve khandhā, dve khandhe …pe… paṭisandhikkhaṇe cittasamuṭṭhānaṃ ekaṃ khandhañca cittañca paṭicca dve khandhā, dve khandhe …pe… paṭisandhikkhaṇe cittasamuṭṭhānaṃ ekaṃ khandhañca vatthuñca paṭicca dve khandhā, dve khandhe …pe…. (1)</text:p>
          </table:table-cell>
          <table:table-cell office:value-type="string" calcext:value-type="string">
            <text:p>&lt;p&gt;{}&lt;/p&gt;</text:p>
          </table:table-cell>
          <table:table-cell office:value-type="string" calcext:value-type="string">
            <text:p>ms38P2_2782, msdiv191, sc466</text:p>
          </table:table-cell>
        </table:table-row>
        <table:table-row table:style-name="ro1">
          <table:table-cell office:value-type="string" calcext:value-type="string">
            <text:p>patthana2.10:467.1</text:p>
          </table:table-cell>
          <table:table-cell office:value-type="string" calcext:value-type="string">
            <text:p>Cittasamuṭṭhānañca nocittasamuṭṭhānañca dhammaṃ paṭicca nocittasamuṭṭhāno dhammo uppajjati ārammaṇapaccayā—paṭisandhikkhaṇe cittasamuṭṭhāne khandhe ca vatthuñca paṭicca cittaṃ. (2)</text:p>
          </table:table-cell>
          <table:table-cell office:value-type="string" calcext:value-type="string">
            <text:p>&lt;p&gt;{}&lt;/p&gt;</text:p>
          </table:table-cell>
          <table:table-cell office:value-type="string" calcext:value-type="string">
            <text:p>cck38.64, ms38P2_2783, sc467</text:p>
          </table:table-cell>
        </table:table-row>
        <table:table-row table:style-name="ro1">
          <table:table-cell office:value-type="string" calcext:value-type="string">
            <text:p>patthana2.10:468.1</text:p>
          </table:table-cell>
          <table:table-cell office:value-type="string" calcext:value-type="string">
            <text:p>Cittasamuṭṭhānañca nocittasamuṭṭhānañca dhammaṃ paṭicca cittasamuṭṭhāno ca nocittasamuṭṭhāno ca dhammā uppajjanti ārammaṇapaccayā—paṭisandhikkhaṇe cittasamuṭṭhānaṃ ekaṃ khandhañca vatthuñca paṭicca dve khandhā cittañca, dve khandhe …pe…. (3)</text:p>
          </table:table-cell>
          <table:table-cell office:value-type="string" calcext:value-type="string">
            <text:p>&lt;p&gt;{}&lt;/p&gt;</text:p>
          </table:table-cell>
          <table:table-cell office:value-type="string" calcext:value-type="string">
            <text:p>ms38P2_2784, sc468, sya43.87, vri122.545</text:p>
          </table:table-cell>
        </table:table-row>
        <table:table-row table:style-name="ro1">
          <table:table-cell office:value-type="string" calcext:value-type="string">
            <text:p>patthana2.10:469.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469.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469.1</text:p>
          </table:table-cell>
          <table:table-cell office:value-type="string" calcext:value-type="string">
            <text:p>Hetuyā nava, ārammaṇe nava, adhipatiyā pañca, anantare nava, samanantare nava, sahajāte nava, aññamaññe nava, nissaye nava, upanissaye nava, purejāte pañca, āsevane pañca, kamme nava, vipāke nava, āhāre nava, indriye nava, jhāne nava, magge nava, sampayutte nava (sabbattha nava), avigate nava.</text:p>
          </table:table-cell>
          <table:table-cell office:value-type="string" calcext:value-type="string">
            <text:p>&lt;p&gt;{}&lt;/p&gt;</text:p>
          </table:table-cell>
          <table:table-cell office:value-type="string" calcext:value-type="string">
            <text:p>dr43.94, ms38P2_2785, msdiv192, ndp39.81, sc469</text:p>
          </table:table-cell>
        </table:table-row>
        <table:table-row table:style-name="ro1">
          <table:table-cell office:value-type="string" calcext:value-type="string">
            <text:p>patthana2.10:470.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2786, sc470</text:p>
          </table:table-cell>
        </table:table-row>
        <table:table-row table:style-name="ro1">
          <table:table-cell office:value-type="string" calcext:value-type="string">
            <text:p>patthana2.10:471.0.1</text:p>
          </table:table-cell>
          <table:table-cell office:value-type="string" calcext:value-type="string">
            <text:p>2.10.6.1.2. Paccayapaccanīya</text:p>
          </table:table-cell>
          <table:table-cell office:value-type="string" calcext:value-type="string">
            <text:p>&lt;h4&gt;{}&lt;/h4&gt;</text:p>
          </table:table-cell>
          <table:table-cell/>
        </table:table-row>
        <table:table-row table:style-name="ro1">
          <table:table-cell office:value-type="string" calcext:value-type="string">
            <text:p>patthana2.10:471.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471.1</text:p>
          </table:table-cell>
          <table:table-cell office:value-type="string" calcext:value-type="string">
            <text:p>Cittasamuṭṭhānaṃ dhammaṃ paṭicca cittasamuṭṭhāno dhammo uppajjati nahetupaccayā—ahetukaṃ cittasamuṭṭhānaṃ ekaṃ khandhaṃ paṭicca dve khandhā cittasamuṭṭhānañca rūpaṃ, dve khandhe …pe… ahetukapaṭisandhikkhaṇe cittasamuṭṭhānaṃ ekaṃ khandhaṃ paṭicca dve khandhā, dve khandhe …pe… cittasamuṭṭhānaṃ ekaṃ mahābhūtaṃ …pe… mahābhūte paṭicca cittasamuṭṭhānaṃ rūpaṃ upādārūpaṃ, vicikicchāsahagate uddhaccasahagate khandhe paṭicca vicikicchāsahagato uddhaccasahagato moho. (1)</text:p>
          </table:table-cell>
          <table:table-cell office:value-type="string" calcext:value-type="string">
            <text:p>&lt;p&gt;{}&lt;/p&gt;</text:p>
          </table:table-cell>
          <table:table-cell office:value-type="string" calcext:value-type="string">
            <text:p>csp1ed38.442, csp2ed38.442, ms38P2_2787, msdiv193, sc471</text:p>
          </table:table-cell>
        </table:table-row>
        <table:table-row table:style-name="ro1">
          <table:table-cell office:value-type="string" calcext:value-type="string">
            <text:p>patthana2.10:472.1</text:p>
          </table:table-cell>
          <table:table-cell office:value-type="string" calcext:value-type="string">
            <text:p>Cittasamuṭṭhānaṃ dhammaṃ paṭicca nocittasamuṭṭhāno dhammo uppajjati nahetupaccayā—ahetuke cittasamuṭṭhāne khandhe paṭicca cittaṃ; ahetukapaṭisandhikkhaṇe cittasamuṭṭhāne khandhe paṭicca cittaṃ kaṭattā ca rūpaṃ. (2)</text:p>
          </table:table-cell>
          <table:table-cell office:value-type="string" calcext:value-type="string">
            <text:p>&lt;p&gt;{}&lt;/p&gt;</text:p>
          </table:table-cell>
          <table:table-cell office:value-type="string" calcext:value-type="string">
            <text:p>ms38P2_2788, sc472, vri122.546</text:p>
          </table:table-cell>
        </table:table-row>
        <table:table-row table:style-name="ro1">
          <table:table-cell office:value-type="string" calcext:value-type="string">
            <text:p>patthana2.10:473.1</text:p>
          </table:table-cell>
          <table:table-cell office:value-type="string" calcext:value-type="string">
            <text:p>Cittasamuṭṭhānaṃ dhammaṃ paṭicca cittasamuṭṭhāno ca nocittasamuṭṭhāno ca dhammā uppajjanti nahetupaccayā—ahetukaṃ cittasamuṭṭhānaṃ ekaṃ khandhaṃ paṭicca dve khandhā cittañca cittasamuṭṭhānañca rūpaṃ, dve khandhe …pe… ahetukapaṭisandhikkhaṇe …pe…. (3)</text:p>
          </table:table-cell>
          <table:table-cell office:value-type="string" calcext:value-type="string">
            <text:p>&lt;p&gt;{}&lt;/p&gt;</text:p>
          </table:table-cell>
          <table:table-cell office:value-type="string" calcext:value-type="string">
            <text:p>dr43.95, ms38P2_2789, sc473</text:p>
          </table:table-cell>
        </table:table-row>
        <table:table-row table:style-name="ro1">
          <table:table-cell office:value-type="string" calcext:value-type="string">
            <text:p>patthana2.10:474.1</text:p>
          </table:table-cell>
          <table:table-cell office:value-type="string" calcext:value-type="string">
            <text:p>Nocittasamuṭṭhānaṃ dhammaṃ paṭicca nocittasamuṭṭhāno dhammo uppajjati nahetupaccayā—ahetukapaṭisandhikkhaṇe cittaṃ paṭicca kaṭattārūpaṃ, cittaṃ paṭicca vatthu, vatthuṃ paṭicca cittaṃ, ekaṃ mahābhūtaṃ …pe…. (Yāva asaññasattā kātabbā.) (1)</text:p>
          </table:table-cell>
          <table:table-cell office:value-type="string" calcext:value-type="string">
            <text:p>&lt;p&gt;{}&lt;/p&gt;</text:p>
          </table:table-cell>
          <table:table-cell office:value-type="string" calcext:value-type="string">
            <text:p>ms38P2_2790, msdiv194, sc474, sya43.88</text:p>
          </table:table-cell>
        </table:table-row>
        <table:table-row table:style-name="ro1">
          <table:table-cell office:value-type="string" calcext:value-type="string">
            <text:p>patthana2.10:475.1</text:p>
          </table:table-cell>
          <table:table-cell office:value-type="string" calcext:value-type="string">
            <text:p>Nocittasamuṭṭhānaṃ dhammaṃ paṭicca cittasamuṭṭhāno dhammo uppajjati nahetupaccayā—ahetukaṃ cittaṃ paṭicca sampayuttakā khandhā cittasamuṭṭhānañca rūpaṃ; ahetukapaṭisandhikkhaṇe cittaṃ …pe… ahetukapaṭisandhikkhaṇe vatthuṃ paṭicca cittasamuṭṭhānā khandhā, vicikicchāsahagate uddhaccasahagate khandhe paṭicca vicikicchāsahagato uddhaccasahagato moho. (2)</text:p>
          </table:table-cell>
          <table:table-cell office:value-type="string" calcext:value-type="string">
            <text:p>&lt;p&gt;{}&lt;/p&gt;</text:p>
          </table:table-cell>
          <table:table-cell office:value-type="string" calcext:value-type="string">
            <text:p>bj51.975, cck38.65, ms38P2_2791, ndp39.82, sc475</text:p>
          </table:table-cell>
        </table:table-row>
        <table:table-row table:style-name="ro1">
          <table:table-cell office:value-type="string" calcext:value-type="string">
            <text:p>patthana2.10:476.1</text:p>
          </table:table-cell>
          <table:table-cell office:value-type="string" calcext:value-type="string">
            <text:p>Nocittasamuṭṭhānaṃ dhammaṃ paṭicca cittasamuṭṭhāno ca nocittasamuṭṭhāno ca dhammā uppajjanti nahetupaccayā—ahetukapaṭisandhikkhaṇe cittaṃ paṭicca sampayuttakā khandhā kaṭattā ca rūpaṃ; ahetukapaṭisandhikkhaṇe vatthuṃ paṭicca cittaṃ sampayuttakā khandhā ca. (3)</text:p>
          </table:table-cell>
          <table:table-cell office:value-type="string" calcext:value-type="string">
            <text:p>&lt;p&gt;{}&lt;/p&gt;</text:p>
          </table:table-cell>
          <table:table-cell office:value-type="string" calcext:value-type="string">
            <text:p>ms38P2_2792, sc476</text:p>
          </table:table-cell>
        </table:table-row>
        <table:table-row table:style-name="ro1">
          <table:table-cell office:value-type="string" calcext:value-type="string">
            <text:p>patthana2.10:477.1</text:p>
          </table:table-cell>
          <table:table-cell office:value-type="string" calcext:value-type="string">
            <text:p>Cittasamuṭṭhānañca nocittasamuṭṭhānañca dhammaṃ paṭicca cittasamuṭṭhāno dhammo uppajjati nahetupaccayā—ahetukaṃ cittasamuṭṭhānaṃ ekaṃ khandhañca cittañca paṭicca dve khandhā cittasamuṭṭhānañca rūpaṃ, dve khandhe …pe… ahetukapaṭisandhikkhaṇe cittasamuṭṭhānaṃ ekaṃ khandhañca cittañca paṭicca dve khandhā, dve khandhe …pe… ahetukapaṭisandhikkhaṇe cittasamuṭṭhānaṃ ekaṃ khandhañca vatthuñca paṭicca dve khandhā, dve khandhe …pe… vicikicchāsahagate uddhaccasahagate khandhe ca cittañca paṭicca vicikicchāsahagato uddhaccasahagato moho. (1)</text:p>
          </table:table-cell>
          <table:table-cell office:value-type="string" calcext:value-type="string">
            <text:p>&lt;p&gt;{}&lt;/p&gt;</text:p>
          </table:table-cell>
          <table:table-cell office:value-type="string" calcext:value-type="string">
            <text:p>csp1ed38.443, csp2ed38.443, ms38P2_2793, msdiv195, sc477</text:p>
          </table:table-cell>
        </table:table-row>
        <table:table-row table:style-name="ro1">
          <table:table-cell office:value-type="string" calcext:value-type="string">
            <text:p>patthana2.10:478.1</text:p>
          </table:table-cell>
          <table:table-cell office:value-type="string" calcext:value-type="string">
            <text:p>Cittasamuṭṭhānañca nocittasamuṭṭhānañca dhammaṃ paṭicca nocittasamuṭṭhāno dhammo uppajjati nahetupaccayā—ahetukapaṭisandhikkhaṇe cittasamuṭṭhāne khandhe ca cittañca paṭicca kaṭattārūpaṃ; ahetukapaṭisandhikkhaṇe cittasamuṭṭhāne khandhe ca mahābhūte ca paṭicca kaṭattārūpaṃ, ahetukapaṭisandhikkhaṇe cittasamuṭṭhāne khandhe ca vatthuñca paṭicca cittaṃ. (2)</text:p>
          </table:table-cell>
          <table:table-cell office:value-type="string" calcext:value-type="string">
            <text:p>&lt;p&gt;{}&lt;/p&gt;</text:p>
          </table:table-cell>
          <table:table-cell office:value-type="string" calcext:value-type="string">
            <text:p>dr43.96, ms38P2_2794, sc478, sya43.89, vri122.547</text:p>
          </table:table-cell>
        </table:table-row>
        <table:table-row table:style-name="ro1">
          <table:table-cell office:value-type="string" calcext:value-type="string">
            <text:p>patthana2.10:479.1</text:p>
          </table:table-cell>
          <table:table-cell office:value-type="string" calcext:value-type="string">
            <text:p>Cittasamuṭṭhānañca nocittasamuṭṭhānañca dhammaṃ paṭicca cittasamuṭṭhāno ca nocittasamuṭṭhāno ca dhammā uppajjanti nahetupaccayā—ahetukapaṭisandhikkhaṇe cittasamuṭṭhānaṃ ekaṃ khandhañca cittañca paṭicca dve khandhā kaṭattā ca rūpaṃ, dve khandhe …pe… ahetukapaṭisandhikkhaṇe cittasamuṭṭhānaṃ ekaṃ khandhañca vatthuñca paṭicca dve khandhā cittañca, dve khandhe …pe…. (3)</text:p>
          </table:table-cell>
          <table:table-cell office:value-type="string" calcext:value-type="string">
            <text:p>&lt;p&gt;{}&lt;/p&gt;</text:p>
          </table:table-cell>
          <table:table-cell office:value-type="string" calcext:value-type="string">
            <text:p>cck38.66, ms38P2_2795, sc479</text:p>
          </table:table-cell>
        </table:table-row>
        <table:table-row table:style-name="ro1">
          <table:table-cell office:value-type="string" calcext:value-type="string">
            <text:p>patthana2.10:480.0</text:p>
          </table:table-cell>
          <table:table-cell office:value-type="string" calcext:value-type="string">
            <text:p>Naārammaṇa</text:p>
          </table:table-cell>
          <table:table-cell office:value-type="string" calcext:value-type="string">
            <text:p>&lt;h6&gt;{}&lt;/h6&gt;</text:p>
          </table:table-cell>
          <table:table-cell/>
        </table:table-row>
        <table:table-row table:style-name="ro1">
          <table:table-cell office:value-type="string" calcext:value-type="string">
            <text:p>patthana2.10:480.1</text:p>
          </table:table-cell>
          <table:table-cell office:value-type="string" calcext:value-type="string">
            <text:p>Cittasamuṭṭhānaṃ dhammaṃ paṭicca cittasamuṭṭhāno dhammo uppajjati naārammaṇapaccayā—cittasamuṭṭhāne khandhe paṭicca cittasamuṭṭhānaṃ rūpaṃ, cittasamuṭṭhānaṃ ekaṃ mahābhūtaṃ …pe… mahābhūte paṭicca cittasamuṭṭhānaṃ rūpaṃ, upādārūpaṃ. (1)</text:p>
          </table:table-cell>
          <table:table-cell office:value-type="string" calcext:value-type="string">
            <text:p>&lt;p&gt;{}&lt;/p&gt;</text:p>
          </table:table-cell>
          <table:table-cell office:value-type="string" calcext:value-type="string">
            <text:p>ms38P2_2796, msdiv196, ndp39.83, sc480</text:p>
          </table:table-cell>
        </table:table-row>
        <table:table-row table:style-name="ro1">
          <table:table-cell office:value-type="string" calcext:value-type="string">
            <text:p>patthana2.10:481.1</text:p>
          </table:table-cell>
          <table:table-cell office:value-type="string" calcext:value-type="string">
            <text:p>Cittasamuṭṭhānaṃ dhammaṃ paṭicca nocittasamuṭṭhāno dhammo uppajjati naārammaṇapaccayā—paṭisandhikkhaṇe cittasamuṭṭhāne khandhe paṭicca kaṭattārūpaṃ. (2)</text:p>
          </table:table-cell>
          <table:table-cell office:value-type="string" calcext:value-type="string">
            <text:p>&lt;p&gt;{}&lt;/p&gt;</text:p>
          </table:table-cell>
          <table:table-cell office:value-type="string" calcext:value-type="string">
            <text:p>ms38P2_2797, sc481</text:p>
          </table:table-cell>
        </table:table-row>
        <table:table-row table:style-name="ro1">
          <table:table-cell office:value-type="string" calcext:value-type="string">
            <text:p>patthana2.10:482.1</text:p>
          </table:table-cell>
          <table:table-cell office:value-type="string" calcext:value-type="string">
            <text:p>Nocittasamuṭṭhānaṃ dhammaṃ paṭicca nocittasamuṭṭhāno dhammo uppajjati naārammaṇapaccayā—paṭisandhikkhaṇe cittaṃ paṭicca kaṭattārūpaṃ, cittaṃ paṭicca vatthu, ekaṃ mahābhūtaṃ …pe…. (Yāva asaññasattā.) (1)</text:p>
          </table:table-cell>
          <table:table-cell office:value-type="string" calcext:value-type="string">
            <text:p>&lt;p&gt;{}&lt;/p&gt;</text:p>
          </table:table-cell>
          <table:table-cell office:value-type="string" calcext:value-type="string">
            <text:p>ms38P2_2798, msdiv197, sc482</text:p>
          </table:table-cell>
        </table:table-row>
        <table:table-row table:style-name="ro1">
          <table:table-cell office:value-type="string" calcext:value-type="string">
            <text:p>patthana2.10:483.1</text:p>
          </table:table-cell>
          <table:table-cell office:value-type="string" calcext:value-type="string">
            <text:p>Nocittasamuṭṭhānaṃ dhammaṃ paṭicca cittasamuṭṭhāno dhammo uppajjati naārammaṇapaccayā—cittaṃ paṭicca cittasamuṭṭhānaṃ rūpaṃ. (2)</text:p>
          </table:table-cell>
          <table:table-cell office:value-type="string" calcext:value-type="string">
            <text:p>&lt;p&gt;{}&lt;/p&gt;</text:p>
          </table:table-cell>
          <table:table-cell office:value-type="string" calcext:value-type="string">
            <text:p>ms38P2_2799, sc483, sya43.90</text:p>
          </table:table-cell>
        </table:table-row>
        <table:table-row table:style-name="ro1">
          <table:table-cell office:value-type="string" calcext:value-type="string">
            <text:p>patthana2.10:484.1</text:p>
          </table:table-cell>
          <table:table-cell office:value-type="string" calcext:value-type="string">
            <text:p>Cittasamuṭṭhānañca nocittasamuṭṭhānañca dhammaṃ paṭicca cittasamuṭṭhāno dhammo uppajjati naārammaṇapaccayā—cittasamuṭṭhāne khandhe ca cittañca paṭicca cittasamuṭṭhānaṃ rūpaṃ, cittañca mahābhūte ca paṭicca cittasamuṭṭhānaṃ rūpaṃ. (1)</text:p>
          </table:table-cell>
          <table:table-cell office:value-type="string" calcext:value-type="string">
            <text:p>&lt;p&gt;{}&lt;/p&gt;</text:p>
          </table:table-cell>
          <table:table-cell office:value-type="string" calcext:value-type="string">
            <text:p>csp1ed38.444, csp2ed38.444, dr43.97, ms38P2_2800, sc484, vri122.548</text:p>
          </table:table-cell>
        </table:table-row>
        <table:table-row table:style-name="ro1">
          <table:table-cell office:value-type="string" calcext:value-type="string">
            <text:p>patthana2.10:485.1</text:p>
          </table:table-cell>
          <table:table-cell office:value-type="string" calcext:value-type="string">
            <text:p>Cittasamuṭṭhānañca nocittasamuṭṭhānañca dhammaṃ paṭicca nocittasamuṭṭhāno dhammo uppajjati naārammaṇapaccayā—paṭisandhikkhaṇe cittasamuṭṭhāne khandhe ca cittañca paṭicca kaṭattārūpaṃ; paṭisandhikkhaṇe cittasamuṭṭhāne khandhe ca mahābhūte ca paṭicca kaṭattārūpaṃ. (Saṃkhittaṃ.) (2)</text:p>
          </table:table-cell>
          <table:table-cell office:value-type="string" calcext:value-type="string">
            <text:p>&lt;p&gt;{}&lt;/p&gt;</text:p>
          </table:table-cell>
          <table:table-cell office:value-type="string" calcext:value-type="string">
            <text:p>bj51.976, ms38P2_2801, sc485</text:p>
          </table:table-cell>
        </table:table-row>
        <table:table-row table:style-name="ro1">
          <table:table-cell office:value-type="string" calcext:value-type="string">
            <text:p>patthana2.10:48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48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486.1</text:p>
          </table:table-cell>
          <table:table-cell office:value-type="string" calcext:value-type="string">
            <text:p>Nahetuyā nava, naārammaṇe cha, naadhipatiyā nava, naanantare cha, nasamanantare cha, naaññamaññe cha, naupanissaye cha, napurejāte nava, napacchājāte nava, naāsevane nava, nakamme cattāri, navipāke pañca, naāhāre ekaṃ, naindriye ekaṃ, najhāne cha, namagge nava, nasampayutte cha, navippayutte cha, nonatthiyā cha, novigate cha.</text:p>
          </table:table-cell>
          <table:table-cell office:value-type="string" calcext:value-type="string">
            <text:p>&lt;p&gt;{}&lt;/p&gt;</text:p>
          </table:table-cell>
          <table:table-cell office:value-type="string" calcext:value-type="string">
            <text:p>cck38.67, ms38P2_2802, msdiv198, sc486</text:p>
          </table:table-cell>
        </table:table-row>
        <table:table-row table:style-name="ro1">
          <table:table-cell office:value-type="string" calcext:value-type="string">
            <text:p>patthana2.10:487.0</text:p>
          </table:table-cell>
          <table:table-cell office:value-type="string" calcext:value-type="string">
            <text:p>2.10.6.1.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487.1</text:p>
          </table:table-cell>
          <table:table-cell office:value-type="string" calcext:value-type="string">
            <text:p>Hetupaccayā naārammaṇe cha, naadhipatiyā nava …pe… nakamme tīṇi, navipāke pañca, nasampayutte cha, navippayutte pañca, nonatthiyā cha, novigate cha.</text:p>
          </table:table-cell>
          <table:table-cell office:value-type="string" calcext:value-type="string">
            <text:p>&lt;p&gt;{}&lt;/p&gt;</text:p>
          </table:table-cell>
          <table:table-cell office:value-type="string" calcext:value-type="string">
            <text:p>ms38P2_2803, msdiv199, ndp39.84, sc487</text:p>
          </table:table-cell>
        </table:table-row>
        <table:table-row table:style-name="ro1">
          <table:table-cell office:value-type="string" calcext:value-type="string">
            <text:p>patthana2.10:488.0</text:p>
          </table:table-cell>
          <table:table-cell office:value-type="string" calcext:value-type="string">
            <text:p>2.10.6.1.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488.1</text:p>
          </table:table-cell>
          <table:table-cell office:value-type="string" calcext:value-type="string">
            <text:p>Nahetupaccayā ārammaṇe nava, anantare nava, samanantare nava …pe… purejāte pañca, āsevane pañca …pe… jhāne nava, magge tīṇi …pe… avigate nava.</text:p>
          </table:table-cell>
          <table:table-cell office:value-type="string" calcext:value-type="string">
            <text:p>&lt;p&gt;{}&lt;/p&gt;</text:p>
          </table:table-cell>
          <table:table-cell office:value-type="string" calcext:value-type="string">
            <text:p>dr43.98, ms38P2_2804, msdiv200, sc488, sya43.91</text:p>
          </table:table-cell>
        </table:table-row>
        <table:table-row table:style-name="ro1">
          <table:table-cell office:value-type="string" calcext:value-type="string">
            <text:p>patthana2.10:489.0</text:p>
          </table:table-cell>
          <table:table-cell office:value-type="string" calcext:value-type="string">
            <text:p>2.10.6.2. Sahajātavāra</text:p>
          </table:table-cell>
          <table:table-cell office:value-type="string" calcext:value-type="string">
            <text:p>&lt;h3&gt;{}&lt;/h3&gt;</text:p>
          </table:table-cell>
          <table:table-cell/>
        </table:table-row>
        <table:table-row table:style-name="ro1">
          <table:table-cell office:value-type="string" calcext:value-type="string">
            <text:p>patthana2.10:489.1</text:p>
          </table:table-cell>
          <table:table-cell office:value-type="string" calcext:value-type="string">
            <text:p>Sahajātavāro paṭiccavārasadiso.</text:p>
          </table:table-cell>
          <table:table-cell office:value-type="string" calcext:value-type="string">
            <text:p>&lt;p class='pe'&gt;{}&lt;/p&gt;</text:p>
          </table:table-cell>
          <table:table-cell office:value-type="string" calcext:value-type="string">
            <text:p>ms38P2_2805, sc489</text:p>
          </table:table-cell>
        </table:table-row>
        <table:table-row table:style-name="ro1">
          <table:table-cell office:value-type="string" calcext:value-type="string">
            <text:p>patthana2.10:490.0.1</text:p>
          </table:table-cell>
          <table:table-cell office:value-type="string" calcext:value-type="string">
            <text:p>2.10.6.3. Paccayavāra</text:p>
          </table:table-cell>
          <table:table-cell office:value-type="string" calcext:value-type="string">
            <text:p>&lt;h3&gt;{}&lt;/h3&gt;</text:p>
          </table:table-cell>
          <table:table-cell/>
        </table:table-row>
        <table:table-row table:style-name="ro1">
          <table:table-cell office:value-type="string" calcext:value-type="string">
            <text:p>patthana2.10:490.0.2</text:p>
          </table:table-cell>
          <table:table-cell office:value-type="string" calcext:value-type="string">
            <text:p>2.10.6.3.1. Paccayānuloma</text:p>
          </table:table-cell>
          <table:table-cell office:value-type="string" calcext:value-type="string">
            <text:p>&lt;h4&gt;{}&lt;/h4&gt;</text:p>
          </table:table-cell>
          <table:table-cell/>
        </table:table-row>
        <table:table-row table:style-name="ro1">
          <table:table-cell office:value-type="string" calcext:value-type="string">
            <text:p>patthana2.10:490.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490.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490.1</text:p>
          </table:table-cell>
          <table:table-cell office:value-type="string" calcext:value-type="string">
            <text:p>Cittasamuṭṭhānaṃ dhammaṃ paccayā cittasamuṭṭhāno dhammo uppajjati hetupaccayā … tīṇi. (Paṭiccavārasadisaṃ.)</text:p>
          </table:table-cell>
          <table:table-cell office:value-type="string" calcext:value-type="string">
            <text:p>&lt;p&gt;{}&lt;/p&gt;</text:p>
          </table:table-cell>
          <table:table-cell office:value-type="string" calcext:value-type="string">
            <text:p>csp1ed38.445, csp2ed38.445, ms38P2_2806, msdiv201, sc490, vri122.549</text:p>
          </table:table-cell>
        </table:table-row>
        <table:table-row table:style-name="ro1">
          <table:table-cell office:value-type="string" calcext:value-type="string">
            <text:p>patthana2.10:491.1</text:p>
          </table:table-cell>
          <table:table-cell office:value-type="string" calcext:value-type="string">
            <text:p>Nocittasamuṭṭhānaṃ dhammaṃ paccayā nocittasamuṭṭhāno dhammo uppajjati hetupaccayā—vatthuṃ paccayā cittaṃ; paṭisandhikkhaṇe …pe…. (Paṭiccavārasadisā.) (1)</text:p>
          </table:table-cell>
          <table:table-cell office:value-type="string" calcext:value-type="string">
            <text:p>&lt;p&gt;{}&lt;/p&gt;</text:p>
          </table:table-cell>
          <table:table-cell office:value-type="string" calcext:value-type="string">
            <text:p>ms38P2_2807, sc491</text:p>
          </table:table-cell>
        </table:table-row>
        <table:table-row table:style-name="ro1">
          <table:table-cell office:value-type="string" calcext:value-type="string">
            <text:p>patthana2.10:492.1</text:p>
          </table:table-cell>
          <table:table-cell office:value-type="string" calcext:value-type="string">
            <text:p>Nocittasamuṭṭhānaṃ dhammaṃ paccayā cittasamuṭṭhāno dhammo uppajjati hetupaccayā—cittaṃ paccayā sampayuttakā khandhā cittasamuṭṭhānañca rūpaṃ, vatthuṃ paccayā cittasamuṭṭhānā khandhā. (Paṭisandhikkhaṇe dvepi kātabbā.) (1)</text:p>
          </table:table-cell>
          <table:table-cell office:value-type="string" calcext:value-type="string">
            <text:p>&lt;p&gt;{}&lt;/p&gt;</text:p>
          </table:table-cell>
          <table:table-cell office:value-type="string" calcext:value-type="string">
            <text:p>ms38P2_2808, sc492</text:p>
          </table:table-cell>
        </table:table-row>
        <table:table-row table:style-name="ro1">
          <table:table-cell office:value-type="string" calcext:value-type="string">
            <text:p>patthana2.10:493.1</text:p>
          </table:table-cell>
          <table:table-cell office:value-type="string" calcext:value-type="string">
            <text:p>Nocittasamuṭṭhānaṃ dhammaṃ paccayā cittasamuṭṭhāno ca nocittasamuṭṭhāno ca dhammā uppajjanti hetupaccayā—vatthuṃ paccayā cittaṃ sampayuttakā ca khandhā; paṭisandhikkhaṇe dve. (Paṭiccavārasadisaṃ.) (3)</text:p>
          </table:table-cell>
          <table:table-cell office:value-type="string" calcext:value-type="string">
            <text:p>&lt;p&gt;{}&lt;/p&gt;</text:p>
          </table:table-cell>
          <table:table-cell office:value-type="string" calcext:value-type="string">
            <text:p>ms38P2_2809, ndp39.85, sc493</text:p>
          </table:table-cell>
        </table:table-row>
        <table:table-row table:style-name="ro1">
          <table:table-cell office:value-type="string" calcext:value-type="string">
            <text:p>patthana2.10:494.1</text:p>
          </table:table-cell>
          <table:table-cell office:value-type="string" calcext:value-type="string">
            <text:p>Cittasamuṭṭhānañca nocittasamuṭṭhānañca dhammaṃ paccayā cittasamuṭṭhāno dhammo uppajjati hetupaccayā—cittasamuṭṭhānaṃ ekaṃ khandhañca cittañca paccayā dve khandhā, dve khandhe …pe… cittasamuṭṭhānaṃ ekaṃ khandhañca vatthuñca paccayā dve khandhā, dve khandhe …pe…. (Paṭisandhikkhaṇe dvepi paṭiccavārasadisā.) (1)</text:p>
          </table:table-cell>
          <table:table-cell office:value-type="string" calcext:value-type="string">
            <text:p>&lt;p&gt;{}&lt;/p&gt;</text:p>
          </table:table-cell>
          <table:table-cell office:value-type="string" calcext:value-type="string">
            <text:p>cck38.68, dr43.99, ms38P2_2810, msdiv202, sc494</text:p>
          </table:table-cell>
        </table:table-row>
        <table:table-row table:style-name="ro1">
          <table:table-cell office:value-type="string" calcext:value-type="string">
            <text:p>patthana2.10:495.1</text:p>
          </table:table-cell>
          <table:table-cell office:value-type="string" calcext:value-type="string">
            <text:p>Cittasamuṭṭhānañca nocittasamuṭṭhānañca dhammaṃ paccayā nocittasamuṭṭhāno dhammo uppajjati hetupaccayā—cittasamuṭṭhāne khandhe ca vatthuñca paccayā cittaṃ. (Paṭisandhikkhaṇe tīṇipi kātabbā paṭiccavārasadisā.) (2)</text:p>
          </table:table-cell>
          <table:table-cell office:value-type="string" calcext:value-type="string">
            <text:p>&lt;p&gt;{}&lt;/p&gt;</text:p>
          </table:table-cell>
          <table:table-cell office:value-type="string" calcext:value-type="string">
            <text:p>ms38P2_2811, sc495, sya43.92, vri122.550</text:p>
          </table:table-cell>
        </table:table-row>
        <table:table-row table:style-name="ro1">
          <table:table-cell office:value-type="string" calcext:value-type="string">
            <text:p>patthana2.10:496.1</text:p>
          </table:table-cell>
          <table:table-cell office:value-type="string" calcext:value-type="string">
            <text:p>Cittasamuṭṭhānañca nocittasamuṭṭhānañca dhammaṃ paccayā cittasamuṭṭhāno ca nocittasamuṭṭhāno ca dhammā uppajjanti hetupaccayā—cittasamuṭṭhānaṃ ekaṃ khandhañca vatthuñca paccayā dve khandhā cittañca, dve khandhe …pe…. (Paṭisandhikkhaṇe dvepi kātabbā paṭiccavārasadisā.) (3)</text:p>
          </table:table-cell>
          <table:table-cell office:value-type="string" calcext:value-type="string">
            <text:p>&lt;p&gt;{}&lt;/p&gt;</text:p>
          </table:table-cell>
          <table:table-cell office:value-type="string" calcext:value-type="string">
            <text:p>ms38P2_2812, sc496</text:p>
          </table:table-cell>
        </table:table-row>
        <table:table-row table:style-name="ro1">
          <table:table-cell office:value-type="string" calcext:value-type="string">
            <text:p>patthana2.10:497.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497.1</text:p>
          </table:table-cell>
          <table:table-cell office:value-type="string" calcext:value-type="string">
            <text:p>Cittasamuṭṭhānaṃ dhammaṃ paccayā cittasamuṭṭhāno dhammo uppajjati ārammaṇapaccayā … tīṇi. (Paṭiccavārasadisā.)</text:p>
          </table:table-cell>
          <table:table-cell office:value-type="string" calcext:value-type="string">
            <text:p>&lt;p&gt;{}&lt;/p&gt;</text:p>
          </table:table-cell>
          <table:table-cell office:value-type="string" calcext:value-type="string">
            <text:p>ms38P2_2813, msdiv203, sc497</text:p>
          </table:table-cell>
        </table:table-row>
        <table:table-row table:style-name="ro1">
          <table:table-cell office:value-type="string" calcext:value-type="string">
            <text:p>patthana2.10:498.1</text:p>
          </table:table-cell>
          <table:table-cell office:value-type="string" calcext:value-type="string">
            <text:p>Nocittasamuṭṭhānaṃ dhammaṃ paccayā nocittasamuṭṭhāno dhammo uppajjati ārammaṇapaccayā—cakkhāyatanaṃ paccayā cakkhuviññāṇaṃ …pe… kāyāyatanaṃ paccayā kāyaviññāṇaṃ …pe… vatthuṃ paccayā cittaṃ. (1)</text:p>
          </table:table-cell>
          <table:table-cell office:value-type="string" calcext:value-type="string">
            <text:p>&lt;p&gt;{}&lt;/p&gt;</text:p>
          </table:table-cell>
          <table:table-cell office:value-type="string" calcext:value-type="string">
            <text:p>bj51.977, csp1ed38.446, csp2ed38.446, ms38P2_2814, sc498</text:p>
          </table:table-cell>
        </table:table-row>
        <table:table-row table:style-name="ro1">
          <table:table-cell office:value-type="string" calcext:value-type="string">
            <text:p>patthana2.10:499.1</text:p>
          </table:table-cell>
          <table:table-cell office:value-type="string" calcext:value-type="string">
            <text:p>Nocittasamuṭṭhānaṃ dhammaṃ paccayā cittasamuṭṭhāno dhammo uppajjati ārammaṇapaccayā—cakkhāyatanaṃ paccayā cakkhuviññāṇasahagatā khandhā …pe… kāyāyatanaṃ paccayā kāyaviññāṇasahagatā khandhā, cittaṃ paccayā sampayuttakā khandhā, vatthuṃ paccayā cittasamuṭṭhānā khandhā. (Paṭisandhikkhaṇe dvepi.) (2)</text:p>
          </table:table-cell>
          <table:table-cell office:value-type="string" calcext:value-type="string">
            <text:p>&lt;p&gt;{}&lt;/p&gt;</text:p>
          </table:table-cell>
          <table:table-cell office:value-type="string" calcext:value-type="string">
            <text:p>ms38P2_2815, sc499</text:p>
          </table:table-cell>
        </table:table-row>
        <table:table-row table:style-name="ro1">
          <table:table-cell office:value-type="string" calcext:value-type="string">
            <text:p>patthana2.10:500.1</text:p>
          </table:table-cell>
          <table:table-cell office:value-type="string" calcext:value-type="string">
            <text:p>Nocittasamuṭṭhānaṃ dhammaṃ paccayā cittasamuṭṭhāno ca nocittasamuṭṭhāno ca dhammā uppajjanti ārammaṇapaccayā—cakkhāyatanaṃ paccayā cakkhuviññāṇaṃ sampayuttakā ca khandhā …pe… kāyāyatanaṃ …pe… vatthuṃ paccayā cittaṃ sampayuttakā ca khandhā; paṭisandhikkhaṇe …pe…. (3)</text:p>
          </table:table-cell>
          <table:table-cell office:value-type="string" calcext:value-type="string">
            <text:p>&lt;p&gt;{}&lt;/p&gt;</text:p>
          </table:table-cell>
          <table:table-cell office:value-type="string" calcext:value-type="string">
            <text:p>dr43.100, ms38P2_2816, ndp39.86, sc500</text:p>
          </table:table-cell>
        </table:table-row>
        <table:table-row table:style-name="ro1">
          <table:table-cell office:value-type="string" calcext:value-type="string">
            <text:p>patthana2.10:501.1</text:p>
          </table:table-cell>
          <table:table-cell office:value-type="string" calcext:value-type="string">
            <text:p>Cittasamuṭṭhānañca nocittasamuṭṭhānañca dhammaṃ paccayā cittasamuṭṭhāno dhammo uppajjati ārammaṇapaccayā—cittasamuṭṭhānaṃ ekaṃ khandhañca cittañca paccayā dve khandhā, dve khandhe …pe… cittasamuṭṭhānaṃ ekaṃ khandhañca vatthuñca paccayā dve khandhā, dve khandhe …pe…. (Paṭisandhikkhaṇe dvepi kātabbā.) (1)</text:p>
          </table:table-cell>
          <table:table-cell office:value-type="string" calcext:value-type="string">
            <text:p>&lt;p&gt;{}&lt;/p&gt;</text:p>
          </table:table-cell>
          <table:table-cell office:value-type="string" calcext:value-type="string">
            <text:p>cck38.69, ms38P2_2817, msdiv204, sc501, sya43.93, vri122.551</text:p>
          </table:table-cell>
        </table:table-row>
        <table:table-row table:style-name="ro1">
          <table:table-cell office:value-type="string" calcext:value-type="string">
            <text:p>patthana2.10:502.1</text:p>
          </table:table-cell>
          <table:table-cell office:value-type="string" calcext:value-type="string">
            <text:p>Cittasamuṭṭhānañca nocittasamuṭṭhānañca dhammaṃ paccayā nocittasamuṭṭhāno dhammo uppajjati ārammaṇapaccayā—cakkhuviññāṇasahagate khandhe ca cakkhāyatanañca paccayā cakkhuviññāṇaṃ …pe… kāyaviññāṇasahagate …pe… cittasamuṭṭhāne khandhe ca vatthuñca paccayā cittaṃ; paṭisandhikkhaṇe …pe…. (2)</text:p>
          </table:table-cell>
          <table:table-cell office:value-type="string" calcext:value-type="string">
            <text:p>&lt;p&gt;{}&lt;/p&gt;</text:p>
          </table:table-cell>
          <table:table-cell office:value-type="string" calcext:value-type="string">
            <text:p>ms38P2_2818, sc502</text:p>
          </table:table-cell>
        </table:table-row>
        <table:table-row table:style-name="ro1">
          <table:table-cell office:value-type="string" calcext:value-type="string">
            <text:p>patthana2.10:503.1</text:p>
          </table:table-cell>
          <table:table-cell office:value-type="string" calcext:value-type="string">
            <text:p>Cittasamuṭṭhānañca nocittasamuṭṭhānañca dhammaṃ paccayā cittasamuṭṭhāno ca nocittasamuṭṭhāno ca dhammā uppajjanti ārammaṇapaccayā—cakkhuviññāṇasahagataṃ ekaṃ khandhañca cakkhāyatanañca paccayā dve khandhā cakkhuviññāṇañca, dve khandhe …pe… kāyaviññāṇasahagataṃ …pe… cittasamuṭṭhānaṃ ekaṃ khandhañca vatthuñca paccayā dve khandhā cittañca, dve khandhe …pe… paṭisandhikkhaṇe …pe…. (3) (Saṃkhittaṃ.)</text:p>
          </table:table-cell>
          <table:table-cell office:value-type="string" calcext:value-type="string">
            <text:p>&lt;p&gt;{}&lt;/p&gt;</text:p>
          </table:table-cell>
          <table:table-cell office:value-type="string" calcext:value-type="string">
            <text:p>ms38P2_2819, sc503</text:p>
          </table:table-cell>
        </table:table-row>
        <table:table-row table:style-name="ro1">
          <table:table-cell office:value-type="string" calcext:value-type="string">
            <text:p>patthana2.10:504.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504.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504.1</text:p>
          </table:table-cell>
          <table:table-cell office:value-type="string" calcext:value-type="string">
            <text:p>Hetuyā nava, ārammaṇe nava, adhipatiyā nava (sabbattha nava), avigate nava.</text:p>
          </table:table-cell>
          <table:table-cell office:value-type="string" calcext:value-type="string">
            <text:p>&lt;p&gt;{}&lt;/p&gt;</text:p>
          </table:table-cell>
          <table:table-cell office:value-type="string" calcext:value-type="string">
            <text:p>ms38P2_2820, msdiv205, sc504</text:p>
          </table:table-cell>
        </table:table-row>
        <table:table-row table:style-name="ro1">
          <table:table-cell office:value-type="string" calcext:value-type="string">
            <text:p>patthana2.10:505.0.1</text:p>
          </table:table-cell>
          <table:table-cell office:value-type="string" calcext:value-type="string">
            <text:p>2.10.6.3.2. Paccayapaccanīya</text:p>
          </table:table-cell>
          <table:table-cell office:value-type="string" calcext:value-type="string">
            <text:p>&lt;h4&gt;{}&lt;/h4&gt;</text:p>
          </table:table-cell>
          <table:table-cell/>
        </table:table-row>
        <table:table-row table:style-name="ro1">
          <table:table-cell office:value-type="string" calcext:value-type="string">
            <text:p>patthana2.10:505.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505.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505.1</text:p>
          </table:table-cell>
          <table:table-cell office:value-type="string" calcext:value-type="string">
            <text:p>Cittasamuṭṭhānaṃ dhammaṃ paccayā cittasamuṭṭhāno dhammo uppajjati nahetupaccayā. (Sabbe navapi pañhā kātabbā, paṭiccavārasadisā. Pañcaviññāṇampi kātabbaṃ. Tīṇiyeva moho.)</text:p>
          </table:table-cell>
          <table:table-cell office:value-type="string" calcext:value-type="string">
            <text:p>&lt;p&gt;{}&lt;/p&gt;</text:p>
          </table:table-cell>
          <table:table-cell office:value-type="string" calcext:value-type="string">
            <text:p>csp1ed38.447, csp2ed38.447, dr43.101, ms38P2_2821, msdiv206, ndp39.87, sc505</text:p>
          </table:table-cell>
        </table:table-row>
        <table:table-row table:style-name="ro1">
          <table:table-cell office:value-type="string" calcext:value-type="string">
            <text:p>patthana2.10:50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50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506.1</text:p>
          </table:table-cell>
          <table:table-cell office:value-type="string" calcext:value-type="string">
            <text:p>Nahetuyā nava, naārammaṇe cha, naadhipatiyā nava, naanantare cha, nasamanantare cha, naaññamaññe cha, naupanissaye cha, napurejāte nava, napacchājāte nava, naāsevane nava, nakamme cattāri, navipāke nava, naāhāre ekaṃ, naindriye ekaṃ, najhāne nava, namagge nava, nasampayutte cha, navippayutte cha, nonatthiyā cha, novigate cha.</text:p>
          </table:table-cell>
          <table:table-cell office:value-type="string" calcext:value-type="string">
            <text:p>&lt;p&gt;{}&lt;/p&gt;</text:p>
          </table:table-cell>
          <table:table-cell office:value-type="string" calcext:value-type="string">
            <text:p>ms38P2_2822, msdiv207, sc506, sya43.94, vri122.552</text:p>
          </table:table-cell>
        </table:table-row>
        <table:table-row table:style-name="ro1">
          <table:table-cell office:value-type="string" calcext:value-type="string">
            <text:p>patthana2.10:507.0</text:p>
          </table:table-cell>
          <table:table-cell office:value-type="string" calcext:value-type="string">
            <text:p>2.10.6.4. Nissayavāra</text:p>
          </table:table-cell>
          <table:table-cell office:value-type="string" calcext:value-type="string">
            <text:p>&lt;h3&gt;{}&lt;/h3&gt;</text:p>
          </table:table-cell>
          <table:table-cell/>
        </table:table-row>
        <table:table-row table:style-name="ro1">
          <table:table-cell office:value-type="string" calcext:value-type="string">
            <text:p>patthana2.10:507.1</text:p>
          </table:table-cell>
          <table:table-cell office:value-type="string" calcext:value-type="string">
            <text:p>Evaṃ itare dve gaṇanāpi nissayavāropi kātabbo.</text:p>
          </table:table-cell>
          <table:table-cell office:value-type="string" calcext:value-type="string">
            <text:p>&lt;p class='pe'&gt;{}&lt;/p&gt;</text:p>
          </table:table-cell>
          <table:table-cell office:value-type="string" calcext:value-type="string">
            <text:p>ms38P2_2823, sc507</text:p>
          </table:table-cell>
        </table:table-row>
        <table:table-row table:style-name="ro1">
          <table:table-cell office:value-type="string" calcext:value-type="string">
            <text:p>patthana2.10:508.0.1</text:p>
          </table:table-cell>
          <table:table-cell office:value-type="string" calcext:value-type="string">
            <text:p>2.10.6.5. Saṃsaṭṭhavāra</text:p>
          </table:table-cell>
          <table:table-cell office:value-type="string" calcext:value-type="string">
            <text:p>&lt;h3&gt;{}&lt;/h3&gt;</text:p>
          </table:table-cell>
          <table:table-cell/>
        </table:table-row>
        <table:table-row table:style-name="ro1">
          <table:table-cell office:value-type="string" calcext:value-type="string">
            <text:p>patthana2.10:508.0.2</text:p>
          </table:table-cell>
          <table:table-cell office:value-type="string" calcext:value-type="string">
            <text:p>2.10.6.5.1–4 Paccayānulomādi</text:p>
          </table:table-cell>
          <table:table-cell office:value-type="string" calcext:value-type="string">
            <text:p>&lt;h4&gt;{}&lt;/h4&gt;</text:p>
          </table:table-cell>
          <table:table-cell/>
        </table:table-row>
        <table:table-row table:style-name="ro1">
          <table:table-cell office:value-type="string" calcext:value-type="string">
            <text:p>patthana2.10:508.1</text:p>
          </table:table-cell>
          <table:table-cell office:value-type="string" calcext:value-type="string">
            <text:p>Cittasamuṭṭhānaṃ dhammaṃ saṃsaṭṭho cittasamuṭṭhāno dhammo uppajjati hetupaccayā—cittasamuṭṭhānaṃ ekaṃ khandhaṃ saṃsaṭṭhā dve khandhā, dve khandhe …pe… paṭisandhikkhaṇe …pe…. (1)</text:p>
          </table:table-cell>
          <table:table-cell office:value-type="string" calcext:value-type="string">
            <text:p>&lt;p&gt;{}&lt;/p&gt;</text:p>
          </table:table-cell>
          <table:table-cell office:value-type="string" calcext:value-type="string">
            <text:p>cck38.70, ms38P2_2824, msdiv208, sc508</text:p>
          </table:table-cell>
        </table:table-row>
        <table:table-row table:style-name="ro1">
          <table:table-cell office:value-type="string" calcext:value-type="string">
            <text:p>patthana2.10:509.1</text:p>
          </table:table-cell>
          <table:table-cell office:value-type="string" calcext:value-type="string">
            <text:p>Cittasamuṭṭhānaṃ dhammaṃ saṃsaṭṭho nocittasamuṭṭhāno dhammo uppajjati hetupaccayā—cittasamuṭṭhāne khandhe saṃsaṭṭhaṃ cittaṃ; paṭisandhikkhaṇe …pe…. (2)</text:p>
          </table:table-cell>
          <table:table-cell office:value-type="string" calcext:value-type="string">
            <text:p>&lt;p&gt;{}&lt;/p&gt;</text:p>
          </table:table-cell>
          <table:table-cell office:value-type="string" calcext:value-type="string">
            <text:p>dr43.102, ms38P2_2825, sc509</text:p>
          </table:table-cell>
        </table:table-row>
        <table:table-row table:style-name="ro1">
          <table:table-cell office:value-type="string" calcext:value-type="string">
            <text:p>patthana2.10:510.1</text:p>
          </table:table-cell>
          <table:table-cell office:value-type="string" calcext:value-type="string">
            <text:p>Cittasamuṭṭhānaṃ dhammaṃ saṃsaṭṭho cittasamuṭṭhāno ca nocittasamuṭṭhāno ca dhammā uppajjanti hetupaccayā—cittasamuṭṭhānaṃ ekaṃ khandhaṃ saṃsaṭṭhā dve khandhā cittañca, dve khandhe …pe… paṭisandhikkhaṇe …pe…. (3)</text:p>
          </table:table-cell>
          <table:table-cell office:value-type="string" calcext:value-type="string">
            <text:p>&lt;p&gt;{}&lt;/p&gt;</text:p>
          </table:table-cell>
          <table:table-cell office:value-type="string" calcext:value-type="string">
            <text:p>bj51.978, ms38P2_2826, sc510</text:p>
          </table:table-cell>
        </table:table-row>
        <table:table-row table:style-name="ro1">
          <table:table-cell office:value-type="string" calcext:value-type="string">
            <text:p>patthana2.10:511.1</text:p>
          </table:table-cell>
          <table:table-cell office:value-type="string" calcext:value-type="string">
            <text:p>Nocittasamuṭṭhānaṃ dhammaṃ saṃsaṭṭho cittasamuṭṭhāno dhammo uppajjati hetupaccayā—cittasaṃsaṭṭhā sampayuttakā khandhā; paṭisandhikkhaṇe …pe…. (1)</text:p>
          </table:table-cell>
          <table:table-cell office:value-type="string" calcext:value-type="string">
            <text:p>&lt;p&gt;{}&lt;/p&gt;</text:p>
          </table:table-cell>
          <table:table-cell office:value-type="string" calcext:value-type="string">
            <text:p>csp1ed38.448, csp2ed38.448, ms38P2_2827, msdiv209, sc511, vri122.553</text:p>
          </table:table-cell>
        </table:table-row>
        <table:table-row table:style-name="ro1">
          <table:table-cell office:value-type="string" calcext:value-type="string">
            <text:p>patthana2.10:512.1</text:p>
          </table:table-cell>
          <table:table-cell office:value-type="string" calcext:value-type="string">
            <text:p>Cittasamuṭṭhānañca nocittasamuṭṭhānañca dhammaṃ saṃsaṭṭho cittasamuṭṭhāno dhammo uppajjati hetupaccayā—cittasamuṭṭhānaṃ ekaṃ khandhañca cittañca saṃsaṭṭhā dve khandhā, dve khandhe …pe… paṭisandhikkhaṇe …pe… (Saṃkhittaṃ.) (1)</text:p>
          </table:table-cell>
          <table:table-cell office:value-type="string" calcext:value-type="string">
            <text:p>&lt;p&gt;{}&lt;/p&gt;</text:p>
          </table:table-cell>
          <table:table-cell office:value-type="string" calcext:value-type="string">
            <text:p>ms38P2_2828, ndp39.88, sc512</text:p>
          </table:table-cell>
        </table:table-row>
        <table:table-row table:style-name="ro1">
          <table:table-cell office:value-type="string" calcext:value-type="string">
            <text:p>patthana2.10:513.1</text:p>
          </table:table-cell>
          <table:table-cell office:value-type="string" calcext:value-type="string">
            <text:p>Hetuyā pañca, ārammaṇe pañca (sabbattha pañca), avigate pañca.</text:p>
          </table:table-cell>
          <table:table-cell office:value-type="string" calcext:value-type="string">
            <text:p>&lt;p&gt;{}&lt;/p&gt;</text:p>
          </table:table-cell>
          <table:table-cell office:value-type="string" calcext:value-type="string">
            <text:p>ms38P2_2829, sc513</text:p>
          </table:table-cell>
        </table:table-row>
        <table:table-row table:style-name="ro1">
          <table:table-cell office:value-type="string" calcext:value-type="string">
            <text:p>patthana2.10:514.1</text:p>
          </table:table-cell>
          <table:table-cell office:value-type="string" calcext:value-type="string">
            <text:p>Cittasamuṭṭhānaṃ dhammaṃ saṃsaṭṭho cittasamuṭṭhāno dhammo uppajjati nahetupaccayā. (Pañca pañhā kātabbā. Tīṇi. Moho.)</text:p>
          </table:table-cell>
          <table:table-cell office:value-type="string" calcext:value-type="string">
            <text:p>&lt;p&gt;{}&lt;/p&gt;</text:p>
          </table:table-cell>
          <table:table-cell office:value-type="string" calcext:value-type="string">
            <text:p>ms38P2_2830, sc514, sya43.95</text:p>
          </table:table-cell>
        </table:table-row>
        <table:table-row table:style-name="ro1">
          <table:table-cell office:value-type="string" calcext:value-type="string">
            <text:p>patthana2.10:515.1</text:p>
          </table:table-cell>
          <table:table-cell office:value-type="string" calcext:value-type="string">
            <text:p>Nahetuyā pañca, naadhipatiyā pañca, napurejāte pañca, napacchājāte pañca, naāsevane pañca, nakamme tīṇi, navipāke pañca, najhāne pañca, namagge pañca, navippayutte pañca.</text:p>
          </table:table-cell>
          <table:table-cell office:value-type="string" calcext:value-type="string">
            <text:p>&lt;p&gt;{}&lt;/p&gt;</text:p>
          </table:table-cell>
          <table:table-cell office:value-type="string" calcext:value-type="string">
            <text:p>ms38P2_2831, sc515</text:p>
          </table:table-cell>
        </table:table-row>
        <table:table-row table:style-name="ro1">
          <table:table-cell office:value-type="string" calcext:value-type="string">
            <text:p>patthana2.10:516.0</text:p>
          </table:table-cell>
          <table:table-cell office:value-type="string" calcext:value-type="string">
            <text:p>2.10.6.6. Sampayuttavāra</text:p>
          </table:table-cell>
          <table:table-cell office:value-type="string" calcext:value-type="string">
            <text:p>&lt;h3&gt;{}&lt;/h3&gt;</text:p>
          </table:table-cell>
          <table:table-cell/>
        </table:table-row>
        <table:table-row table:style-name="ro1">
          <table:table-cell office:value-type="string" calcext:value-type="string">
            <text:p>patthana2.10:516.1</text:p>
          </table:table-cell>
          <table:table-cell office:value-type="string" calcext:value-type="string">
            <text:p>Evaṃ itare dve gaṇanāpi sampayuttavāropi kātabbo.</text:p>
          </table:table-cell>
          <table:table-cell office:value-type="string" calcext:value-type="string">
            <text:p>&lt;p class='pe'&gt;{}&lt;/p&gt;</text:p>
          </table:table-cell>
          <table:table-cell office:value-type="string" calcext:value-type="string">
            <text:p>ms38P2_2832, sc516</text:p>
          </table:table-cell>
        </table:table-row>
        <table:table-row table:style-name="ro1">
          <table:table-cell office:value-type="string" calcext:value-type="string">
            <text:p>patthana2.10:517.0.1</text:p>
          </table:table-cell>
          <table:table-cell office:value-type="string" calcext:value-type="string">
            <text:p>2.10.6.7. Pañhāvāra</text:p>
          </table:table-cell>
          <table:table-cell office:value-type="string" calcext:value-type="string">
            <text:p>&lt;h3&gt;{}&lt;/h3&gt;</text:p>
          </table:table-cell>
          <table:table-cell/>
        </table:table-row>
        <table:table-row table:style-name="ro1">
          <table:table-cell office:value-type="string" calcext:value-type="string">
            <text:p>patthana2.10:517.0.2</text:p>
          </table:table-cell>
          <table:table-cell office:value-type="string" calcext:value-type="string">
            <text:p>2.10.6.7.1. Paccayānuloma</text:p>
          </table:table-cell>
          <table:table-cell office:value-type="string" calcext:value-type="string">
            <text:p>&lt;h4&gt;{}&lt;/h4&gt;</text:p>
          </table:table-cell>
          <table:table-cell/>
        </table:table-row>
        <table:table-row table:style-name="ro1">
          <table:table-cell office:value-type="string" calcext:value-type="string">
            <text:p>patthana2.10:517.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517.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517.1</text:p>
          </table:table-cell>
          <table:table-cell office:value-type="string" calcext:value-type="string">
            <text:p>Cittasamuṭṭhāno dhammo cittasamuṭṭhānassa dhammassa hetupaccayena paccayo— cittasamuṭṭhānā hetū sampayuttakānaṃ khandhānaṃ cittasamuṭṭhānānañca rūpānaṃ hetupaccayena paccayo; paṭisandhikkhaṇe …pe…. (1)</text:p>
          </table:table-cell>
          <table:table-cell office:value-type="string" calcext:value-type="string">
            <text:p>&lt;p&gt;{}&lt;/p&gt;</text:p>
          </table:table-cell>
          <table:table-cell office:value-type="string" calcext:value-type="string">
            <text:p>dr43.103, ms38P2_2833, msdiv210, sc517, vri122.554</text:p>
          </table:table-cell>
        </table:table-row>
        <table:table-row table:style-name="ro1">
          <table:table-cell office:value-type="string" calcext:value-type="string">
            <text:p>patthana2.10:518.1</text:p>
          </table:table-cell>
          <table:table-cell office:value-type="string" calcext:value-type="string">
            <text:p>Cittasamuṭṭhāno dhammo nocittasamuṭṭhānassa dhammassa hetupaccayena paccayo— cittasamuṭṭhānā hetū cittassa hetupaccayena paccayo; paṭisandhikkhaṇe cittasamuṭṭhānā hetū cittassa kaṭattā ca rūpānaṃ hetupaccayena paccayo. (2)</text:p>
          </table:table-cell>
          <table:table-cell office:value-type="string" calcext:value-type="string">
            <text:p>&lt;p&gt;{}&lt;/p&gt;</text:p>
          </table:table-cell>
          <table:table-cell office:value-type="string" calcext:value-type="string">
            <text:p>ms38P2_2834, sc518</text:p>
          </table:table-cell>
        </table:table-row>
        <table:table-row table:style-name="ro1">
          <table:table-cell office:value-type="string" calcext:value-type="string">
            <text:p>patthana2.10:519.1</text:p>
          </table:table-cell>
          <table:table-cell office:value-type="string" calcext:value-type="string">
            <text:p>Cittasamuṭṭhāno dhammo cittasamuṭṭhānassa ca nocittasamuṭṭhānassa ca dhammassa hetupaccayena paccayo—cittasamuṭṭhānā hetū sampayuttakānaṃ khandhānaṃ cittassa ca cittasamuṭṭhānānañca rūpānaṃ hetupaccayena paccayo; paṭisandhikkhaṇe …pe…. (3)</text:p>
          </table:table-cell>
          <table:table-cell office:value-type="string" calcext:value-type="string">
            <text:p>&lt;p&gt;{}&lt;/p&gt;</text:p>
          </table:table-cell>
          <table:table-cell office:value-type="string" calcext:value-type="string">
            <text:p>cck38.71, ms38P2_2835, sc519</text:p>
          </table:table-cell>
        </table:table-row>
        <table:table-row table:style-name="ro1">
          <table:table-cell office:value-type="string" calcext:value-type="string">
            <text:p>patthana2.10:520.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520.1</text:p>
          </table:table-cell>
          <table:table-cell office:value-type="string" calcext:value-type="string">
            <text:p>Cittasamuṭṭhāno dhammo cittasamuṭṭhānassa dhammassa ārammaṇapaccayena paccayo— cittasamuṭṭhāne khandhe ārabbha cittasamuṭṭhānā khandhā uppajjanti. (Mūlaṃ kātabbaṃ.) Cittasamuṭṭhāne khandhe ārabbha cittaṃ uppajjati. (Mūlaṃ kātabbaṃ.) Cittasamuṭṭhāne khandhe ārabbha cittasamuṭṭhānā khandhā ca cittañca uppajjanti. (3)</text:p>
          </table:table-cell>
          <table:table-cell office:value-type="string" calcext:value-type="string">
            <text:p>&lt;p&gt;{}&lt;/p&gt;</text:p>
          </table:table-cell>
          <table:table-cell office:value-type="string" calcext:value-type="string">
            <text:p>csp1ed38.449, csp2ed38.449, ms38P2_2836, msdiv211, ndp39.89, sc520, sya43.96</text:p>
          </table:table-cell>
        </table:table-row>
        <table:table-row table:style-name="ro1">
          <table:table-cell office:value-type="string" calcext:value-type="string">
            <text:p>patthana2.10:521.1</text:p>
          </table:table-cell>
          <table:table-cell office:value-type="string" calcext:value-type="string">
            <text:p>Nocittasamuṭṭhāno dhammo nocittasamuṭṭhānassa dhammassa ārammaṇapaccayena paccayo—ariyā maggā vuṭṭhahitvā maggaṃ paccavekkhanti, phalaṃ …pe… nibbānaṃ paccavekkhanti. Nibbānaṃ gotrabhussa, vodānassa, maggassa, phalassa, āvajjanāya ārammaṇapaccayena paccayo; cakkhuṃ …pe… vatthuṃ nocittasamuṭṭhāne khandhe aniccato …pe… vipassati, assādeti abhinandati, taṃ ārabbha cittaṃ uppajjati. Dibbena cakkhunā rūpaṃ passati, dibbāya sotadhātuyā saddaṃ suṇāti. Cetopariyañāṇena nocittasamuṭṭhānacittasamaṅgissa cittaṃ jānāti, ākāsānañcāyatanaṃ …pe… ākiñcaññāyatanaṃ …pe… rūpāyatanaṃ cakkhuviññāṇassa …pe… phoṭṭhabbāyatanaṃ …pe… nocittasamuṭṭhānā khandhā iddhividhañāṇassa, cetopariyañāṇassa, pubbenivāsānussatiñāṇassa, anāgataṃsañāṇassa, āvajjanāya ārammaṇapaccayena paccayo. (1)</text:p>
          </table:table-cell>
          <table:table-cell office:value-type="string" calcext:value-type="string">
            <text:p>&lt;p&gt;{}&lt;/p&gt;</text:p>
          </table:table-cell>
          <table:table-cell office:value-type="string" calcext:value-type="string">
            <text:p>dr43.104, ms38P2_2837, msdiv212, sc521</text:p>
          </table:table-cell>
        </table:table-row>
        <table:table-row table:style-name="ro1">
          <table:table-cell office:value-type="string" calcext:value-type="string">
            <text:p>patthana2.10:522.1</text:p>
          </table:table-cell>
          <table:table-cell office:value-type="string" calcext:value-type="string">
            <text:p>Nocittasamuṭṭhāno dhammo cittasamuṭṭhānassa dhammassa ārammaṇapaccayena paccayo—ariyā maggā …pe… nibbānaṃ paccavekkhanti (paṭhamagamanasadisaṃ); cakkhuṃ …pe… vatthuṃ nocittasamuṭṭhāne khandhe aniccato …pe… domanassaṃ uppajjati; dibbena cakkhunā rūpaṃ passati …pe… rūpāyatanaṃ cakkhuviññāṇasahagatānaṃ khandhānaṃ …pe… phoṭṭhabbāyatanaṃ …pe… nocittasamuṭṭhānā khandhā iddhividhañāṇassa, cetopariyañāṇassa, pubbenivāsānussatiñāṇassa, anāgataṃsañāṇassa, āvajjanāya ārammaṇapaccayena paccayo. (2)</text:p>
          </table:table-cell>
          <table:table-cell office:value-type="string" calcext:value-type="string">
            <text:p>&lt;p&gt;{}&lt;/p&gt;</text:p>
          </table:table-cell>
          <table:table-cell office:value-type="string" calcext:value-type="string">
            <text:p>bj51.979, ms38P2_2838, sc522, sya43.97, vri122.555</text:p>
          </table:table-cell>
        </table:table-row>
        <table:table-row table:style-name="ro1">
          <table:table-cell office:value-type="string" calcext:value-type="string">
            <text:p>patthana2.10:523.1</text:p>
          </table:table-cell>
          <table:table-cell office:value-type="string" calcext:value-type="string">
            <text:p>Nocittasamuṭṭhāno dhammo cittasamuṭṭhānassa ca nocittasamuṭṭhānassa ca dhammassa ārammaṇapaccayena paccayo—ariyā maggā …pe… nibbānaṃ paccavekkhanti (paṭhamagamanasadisaṃ), nocittasamuṭṭhāne khandhe aniccato …pe… vipassati assādeti abhinandati, taṃ ārabbha cittañca sampayuttakā ca khandhā uppajjanti. Dibbena cakkhunā rūpaṃ passati, dibbāya sotadhātuyā saddaṃ suṇāti. Rūpāyatanaṃ cakkhuviññāṇassa sampayuttakānañca khandhānaṃ …pe… phoṭṭhabbāyatanaṃ …pe… nocittasamuṭṭhānā khandhā iddhividhañāṇassa, cetopariyañāṇassa, pubbenivāsānussatiñāṇassa anāgataṃsañāṇassa, āvajjanāya ārammaṇapaccayena paccayo. (3)</text:p>
          </table:table-cell>
          <table:table-cell office:value-type="string" calcext:value-type="string">
            <text:p>&lt;p&gt;{}&lt;/p&gt;</text:p>
          </table:table-cell>
          <table:table-cell office:value-type="string" calcext:value-type="string">
            <text:p>cck38.72, csp1ed38.450, csp2ed38.450, dr43.105, ms38P2_2839, ndp39.90, sc523</text:p>
          </table:table-cell>
        </table:table-row>
        <table:table-row table:style-name="ro1">
          <table:table-cell office:value-type="string" calcext:value-type="string">
            <text:p>patthana2.10:524.1</text:p>
          </table:table-cell>
          <table:table-cell office:value-type="string" calcext:value-type="string">
            <text:p>Cittasamuṭṭhāno ca nocittasamuṭṭhāno ca dhammā cittasamuṭṭhānassa dhammassa ārammaṇapaccayena paccayo … tīṇi. (Ārabbha kātabbā.)</text:p>
          </table:table-cell>
          <table:table-cell office:value-type="string" calcext:value-type="string">
            <text:p>&lt;p&gt;{}&lt;/p&gt;</text:p>
          </table:table-cell>
          <table:table-cell office:value-type="string" calcext:value-type="string">
            <text:p>ms38P2_2840, sc524</text:p>
          </table:table-cell>
        </table:table-row>
        <table:table-row table:style-name="ro1">
          <table:table-cell office:value-type="string" calcext:value-type="string">
            <text:p>patthana2.10:525.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0:525.1</text:p>
          </table:table-cell>
          <table:table-cell office:value-type="string" calcext:value-type="string">
            <text:p>Cittasamuṭṭhāno dhammo cittasamuṭṭhānassa dhammassa adhipatipaccayena paccayo— ārammaṇādhipati, sahajātādhipati. **Ārammaṇādhipati**—cittasamuṭṭhāne khandhe garuṃ katvā cittasamuṭṭhānā khandhā uppajjanti. **Sahajātādhipati**—cittasamuṭṭhānādhipati sampayuttakānaṃ khandhānaṃ cittasamuṭṭhānānañca rūpānaṃ adhipatipaccayena paccayo. (Tīṇipi ārammaṇādhipati, sahajātādhipatipi kātabbā.) (3)</text:p>
          </table:table-cell>
          <table:table-cell office:value-type="string" calcext:value-type="string">
            <text:p>&lt;p&gt;{}&lt;/p&gt;</text:p>
          </table:table-cell>
          <table:table-cell office:value-type="string" calcext:value-type="string">
            <text:p>ms38P2_2841, msdiv213, sc525</text:p>
          </table:table-cell>
        </table:table-row>
        <table:table-row table:style-name="ro1">
          <table:table-cell office:value-type="string" calcext:value-type="string">
            <text:p>patthana2.10:526.1</text:p>
          </table:table-cell>
          <table:table-cell office:value-type="string" calcext:value-type="string">
            <text:p>Nocittasamuṭṭhāno dhammo nocittasamuṭṭhānassa dhammassa adhipatipaccayena paccayo. **Ārammaṇādhipati**—ariyā maggā …pe… nibbānaṃ garuṃ katvā …pe… nocittasamuṭṭhāne khandhe garuṃ katvā assādeti abhinandati, taṃ garuṃ katvā cittaṃ uppajjati. (1)</text:p>
          </table:table-cell>
          <table:table-cell office:value-type="string" calcext:value-type="string">
            <text:p>&lt;p&gt;{}&lt;/p&gt;</text:p>
          </table:table-cell>
          <table:table-cell office:value-type="string" calcext:value-type="string">
            <text:p>ms38P2_2842, sc526, sya43.98, vri122.556</text:p>
          </table:table-cell>
        </table:table-row>
        <table:table-row table:style-name="ro1">
          <table:table-cell office:value-type="string" calcext:value-type="string">
            <text:p>patthana2.10:527.1</text:p>
          </table:table-cell>
          <table:table-cell office:value-type="string" calcext:value-type="string">
            <text:p>Nocittasamuṭṭhāno dhammo cittasamuṭṭhānassa dhammassa adhipatipaccayena paccayo—ārammaṇādhipati, sahajātādhipati. **Ārammaṇādhipati**—ariyā maggā …pe… nibbānaṃ garuṃ katvā paccavekkhanti …pe… nocittasamuṭṭhāne khandhe garuṃ katvā assādeti abhinandati, taṃ garuṃ katvā rāgo uppajjati, diṭṭhi uppajjati. **Sahajātādhipati**—nocittasamuṭṭhānādhipati sampayuttakānaṃ khandhānaṃ cittasamuṭṭhānānañca rūpānaṃ adhipatipaccayena paccayo. (2)</text:p>
          </table:table-cell>
          <table:table-cell office:value-type="string" calcext:value-type="string">
            <text:p>&lt;p&gt;{}&lt;/p&gt;</text:p>
          </table:table-cell>
          <table:table-cell office:value-type="string" calcext:value-type="string">
            <text:p>ms38P2_2843, sc527</text:p>
          </table:table-cell>
        </table:table-row>
        <table:table-row table:style-name="ro1">
          <table:table-cell office:value-type="string" calcext:value-type="string">
            <text:p>patthana2.10:528.1</text:p>
          </table:table-cell>
          <table:table-cell office:value-type="string" calcext:value-type="string">
            <text:p>Nocittasamuṭṭhāno dhammo cittasamuṭṭhānassa ca nocittasamuṭṭhānassa ca dhammassa adhipatipaccayena paccayo. **Ārammaṇādhipati**—ariyā maggā …pe… nibbānaṃ garuṃ katvā paccavekkhanti …pe… nocittasamuṭṭhāne khandhe garuṃ katvā …pe… cittañca sampayuttakā ca khandhā uppajjanti. (3)</text:p>
          </table:table-cell>
          <table:table-cell office:value-type="string" calcext:value-type="string">
            <text:p>&lt;p&gt;{}&lt;/p&gt;</text:p>
          </table:table-cell>
          <table:table-cell office:value-type="string" calcext:value-type="string">
            <text:p>cck38.73, dr43.106, ms38P2_2844, ndp39.91, sc528</text:p>
          </table:table-cell>
        </table:table-row>
        <table:table-row table:style-name="ro1">
          <table:table-cell office:value-type="string" calcext:value-type="string">
            <text:p>patthana2.10:529.1</text:p>
          </table:table-cell>
          <table:table-cell office:value-type="string" calcext:value-type="string">
            <text:p>Cittasamuṭṭhāno ca nocittasamuṭṭhāno ca dhammā cittasamuṭṭhānassa dhammassa adhipatipaccayena paccayo—ārammaṇādhipati … tīṇi. (Ārammaṇādhipatiyeva.)</text:p>
          </table:table-cell>
          <table:table-cell office:value-type="string" calcext:value-type="string">
            <text:p>&lt;p&gt;{}&lt;/p&gt;</text:p>
          </table:table-cell>
          <table:table-cell office:value-type="string" calcext:value-type="string">
            <text:p>ms38P2_2845, sc529</text:p>
          </table:table-cell>
        </table:table-row>
        <table:table-row table:style-name="ro1">
          <table:table-cell office:value-type="string" calcext:value-type="string">
            <text:p>patthana2.10:530.0</text:p>
          </table:table-cell>
          <table:table-cell office:value-type="string" calcext:value-type="string">
            <text:p>Anantara-samanantara</text:p>
          </table:table-cell>
          <table:table-cell office:value-type="string" calcext:value-type="string">
            <text:p>&lt;h6&gt;{}&lt;/h6&gt;</text:p>
          </table:table-cell>
          <table:table-cell/>
        </table:table-row>
        <table:table-row table:style-name="ro1">
          <table:table-cell office:value-type="string" calcext:value-type="string">
            <text:p>patthana2.10:530.1</text:p>
          </table:table-cell>
          <table:table-cell office:value-type="string" calcext:value-type="string">
            <text:p>Cittasamuṭṭhāno dhammo cittasamuṭṭhānassa dhammassa anantarapaccayena paccayo … tīṇi. (Vuṭṭhānaṃ natthi.)</text:p>
          </table:table-cell>
          <table:table-cell office:value-type="string" calcext:value-type="string">
            <text:p>&lt;p&gt;{}&lt;/p&gt;</text:p>
          </table:table-cell>
          <table:table-cell office:value-type="string" calcext:value-type="string">
            <text:p>csp1ed38.451, csp2ed38.451, ms38P2_2846, msdiv214, sc530</text:p>
          </table:table-cell>
        </table:table-row>
        <table:table-row table:style-name="ro1">
          <table:table-cell office:value-type="string" calcext:value-type="string">
            <text:p>patthana2.10:531.1</text:p>
          </table:table-cell>
          <table:table-cell office:value-type="string" calcext:value-type="string">
            <text:p>Nocittasamuṭṭhāno dhammo nocittasamuṭṭhānassa dhammassa anantarapaccayena paccayo—purimaṃ purimaṃ cittaṃ pacchimassa pacchimassa …pe… nirodhā vuṭṭhahantassa nevasaññānāsaññāyatanaṃ phalasamāpattiyā anantarapaccayena paccayo. (Itare dve gaṇanā, imassa sadisāyeva kātabbā.)</text:p>
          </table:table-cell>
          <table:table-cell office:value-type="string" calcext:value-type="string">
            <text:p>&lt;p&gt;{}&lt;/p&gt;</text:p>
          </table:table-cell>
          <table:table-cell office:value-type="string" calcext:value-type="string">
            <text:p>ms38P2_2847, sc531</text:p>
          </table:table-cell>
        </table:table-row>
        <table:table-row table:style-name="ro1">
          <table:table-cell office:value-type="string" calcext:value-type="string">
            <text:p>patthana2.10:532.1</text:p>
          </table:table-cell>
          <table:table-cell office:value-type="string" calcext:value-type="string">
            <text:p>Cittasamuṭṭhāno ca nocittasamuṭṭhāno ca dhammā cittasamuṭṭhānassa dhammassa anantarapaccayena paccayo (tīṇi kātabbā, vuṭṭhānaṃ natthi) … samanantarapaccayena paccayo.</text:p>
          </table:table-cell>
          <table:table-cell office:value-type="string" calcext:value-type="string">
            <text:p>&lt;p&gt;{}&lt;/p&gt;</text:p>
          </table:table-cell>
          <table:table-cell office:value-type="string" calcext:value-type="string">
            <text:p>ms38P2_2848, sc532, sya43.99</text:p>
          </table:table-cell>
        </table:table-row>
        <table:table-row table:style-name="ro1">
          <table:table-cell office:value-type="string" calcext:value-type="string">
            <text:p>patthana2.10:533.0</text:p>
          </table:table-cell>
          <table:table-cell office:value-type="string" calcext:value-type="string">
            <text:p>Sahajātādi</text:p>
          </table:table-cell>
          <table:table-cell office:value-type="string" calcext:value-type="string">
            <text:p>&lt;h6&gt;{}&lt;/h6&gt;</text:p>
          </table:table-cell>
          <table:table-cell/>
        </table:table-row>
        <table:table-row table:style-name="ro1">
          <table:table-cell office:value-type="string" calcext:value-type="string">
            <text:p>patthana2.10:533.1</text:p>
          </table:table-cell>
          <table:table-cell office:value-type="string" calcext:value-type="string">
            <text:p>Cittasamuṭṭhāno dhammo cittasamuṭṭhānassa dhammassa sahajātapaccayena paccayo (paṭiccavārasadisaṃ) … aññamaññapaccayena paccayo (paṭiccavārasadisaṃ) … nissayapaccayena paccayo. (Paccayavārasadisaṃ.)</text:p>
          </table:table-cell>
          <table:table-cell office:value-type="string" calcext:value-type="string">
            <text:p>&lt;p&gt;{}&lt;/p&gt;</text:p>
          </table:table-cell>
          <table:table-cell office:value-type="string" calcext:value-type="string">
            <text:p>bj51.980, ms38P2_2849, msdiv215, sc533, vri122.557</text:p>
          </table:table-cell>
        </table:table-row>
        <table:table-row table:style-name="ro1">
          <table:table-cell office:value-type="string" calcext:value-type="string">
            <text:p>patthana2.10:534.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0:534.1</text:p>
          </table:table-cell>
          <table:table-cell office:value-type="string" calcext:value-type="string">
            <text:p>Cittasamuṭṭhāno dhammo cittasamuṭṭhānassa dhammassa upanissayapaccayena paccayo—ārammaṇūpanissayo, anantarūpanissayo, pakatūpanissayo …pe…. **Pakatūpanissayo**—(Tīṇi pañhā kātabbā.) (3)</text:p>
          </table:table-cell>
          <table:table-cell office:value-type="string" calcext:value-type="string">
            <text:p>&lt;p&gt;{}&lt;/p&gt;</text:p>
          </table:table-cell>
          <table:table-cell office:value-type="string" calcext:value-type="string">
            <text:p>dr43.107, ms38P2_2850, msdiv216, sc534</text:p>
          </table:table-cell>
        </table:table-row>
        <table:table-row table:style-name="ro1">
          <table:table-cell office:value-type="string" calcext:value-type="string">
            <text:p>patthana2.10:535.1</text:p>
          </table:table-cell>
          <table:table-cell office:value-type="string" calcext:value-type="string">
            <text:p>Nocittasamuṭṭhāno dhammo nocittasamuṭṭhānassa dhammassa upanissayapaccayena paccayo—ārammaṇūpanissayo, anantarūpanissayo, pakatūpanissayo …pe…. **Pakatūpanissayo**—utuṃ … bhojanaṃ … senāsanaṃ cittaṃ upanissāya dānaṃ deti …pe… saṃghaṃ bhindati; utu … bhojanaṃ … senāsanaṃ cittaṃ cittassa upanissayapaccayena paccayo. (1)</text:p>
          </table:table-cell>
          <table:table-cell office:value-type="string" calcext:value-type="string">
            <text:p>&lt;p&gt;{}&lt;/p&gt;</text:p>
          </table:table-cell>
          <table:table-cell office:value-type="string" calcext:value-type="string">
            <text:p>cck38.74, ms38P2_2851, ndp39.92, sc535</text:p>
          </table:table-cell>
        </table:table-row>
        <table:table-row table:style-name="ro1">
          <table:table-cell office:value-type="string" calcext:value-type="string">
            <text:p>patthana2.10:536.1</text:p>
          </table:table-cell>
          <table:table-cell office:value-type="string" calcext:value-type="string">
            <text:p>Nocittasamuṭṭhāno dhammo cittasamuṭṭhānassa dhammassa upanissayapaccayena paccayo—ārammaṇūpanissayo, anantarūpanissayo, pakatūpanissayo …pe…. **Pakatūpanissayo**—utuṃ … bhojanaṃ … senāsanaṃ cittaṃ upanissāya dānaṃ deti …pe… saṃghaṃ bhindati; utu … bhojanaṃ … senāsanaṃ cittaṃ saddhāya …pe… maggassa phalasamāpattiyā upanissayapaccayena paccayo. (2)</text:p>
          </table:table-cell>
          <table:table-cell office:value-type="string" calcext:value-type="string">
            <text:p>&lt;p&gt;{}&lt;/p&gt;</text:p>
          </table:table-cell>
          <table:table-cell office:value-type="string" calcext:value-type="string">
            <text:p>csp1ed38.452, csp2ed38.452, ms38P2_2852, sc536</text:p>
          </table:table-cell>
        </table:table-row>
        <table:table-row table:style-name="ro1">
          <table:table-cell office:value-type="string" calcext:value-type="string">
            <text:p>patthana2.10:537.1</text:p>
          </table:table-cell>
          <table:table-cell office:value-type="string" calcext:value-type="string">
            <text:p>Nocittasamuṭṭhāno dhammo cittasamuṭṭhānassa ca nocittasamuṭṭhānassa ca dhammassa upanissayapaccayena paccayo—ārammaṇūpanissayo, anantarūpanissayo, pakatūpanissayo …pe…. **Pakatūpanissayo**—utuṃ … bhojanaṃ … senāsanaṃ cittaṃ upanissāya dānaṃ deti …pe… saṃghaṃ bhindati; utu … bhojanaṃ … senāsanaṃ cittaṃ cittasamuṭṭhānānaṃ khandhānaṃ cittassa ca upanissayapaccayena paccayo. (3)</text:p>
          </table:table-cell>
          <table:table-cell office:value-type="string" calcext:value-type="string">
            <text:p>&lt;p&gt;{}&lt;/p&gt;</text:p>
          </table:table-cell>
          <table:table-cell office:value-type="string" calcext:value-type="string">
            <text:p>ms38P2_2853, sc537, sya43.100</text:p>
          </table:table-cell>
        </table:table-row>
        <table:table-row table:style-name="ro1">
          <table:table-cell office:value-type="string" calcext:value-type="string">
            <text:p>patthana2.10:538.1</text:p>
          </table:table-cell>
          <table:table-cell office:value-type="string" calcext:value-type="string">
            <text:p>Cittasamuṭṭhāno ca nocittasamuṭṭhāno ca dhammā cittasamuṭṭhānassa dhammassa upanissayapaccayena paccayo—ārammaṇūpanissayo, anantarūpanissayo, pakatūpanissayo …pe…. **Pakatūpanissayo**… tīṇi.</text:p>
          </table:table-cell>
          <table:table-cell office:value-type="string" calcext:value-type="string">
            <text:p>&lt;p&gt;{}&lt;/p&gt;</text:p>
          </table:table-cell>
          <table:table-cell office:value-type="string" calcext:value-type="string">
            <text:p>ms38P2_2854, sc538, vri122.558</text:p>
          </table:table-cell>
        </table:table-row>
        <table:table-row table:style-name="ro1">
          <table:table-cell office:value-type="string" calcext:value-type="string">
            <text:p>patthana2.10:539.0</text:p>
          </table:table-cell>
          <table:table-cell office:value-type="string" calcext:value-type="string">
            <text:p>Purejāta</text:p>
          </table:table-cell>
          <table:table-cell office:value-type="string" calcext:value-type="string">
            <text:p>&lt;h6&gt;{}&lt;/h6&gt;</text:p>
          </table:table-cell>
          <table:table-cell/>
        </table:table-row>
        <table:table-row table:style-name="ro1">
          <table:table-cell office:value-type="string" calcext:value-type="string">
            <text:p>patthana2.10:539.1</text:p>
          </table:table-cell>
          <table:table-cell office:value-type="string" calcext:value-type="string">
            <text:p>Cittasamuṭṭhāno dhammo cittasamuṭṭhānassa dhammassa purejātapaccayena paccayo. **Ārammaṇapurejātaṃ**—cittasamuṭṭhāne rūpe …pe… phoṭṭhabbe aniccato …pe… vipassati …pe… domanassaṃ uppajjati; dibbena cakkhunā rūpaṃ passati, dibbāya sotadhātuyā saddaṃ suṇāti. Rūpāyatanaṃ cakkhuviññāṇasahagatānaṃ khandhānaṃ purejātapaccayena paccayo …pe… phoṭṭhabbāyatanaṃ kāyaviññāṇasahagatānaṃ khandhānaṃ purejātapaccayena paccayo. (1)</text:p>
          </table:table-cell>
          <table:table-cell office:value-type="string" calcext:value-type="string">
            <text:p>&lt;p&gt;{}&lt;/p&gt;</text:p>
          </table:table-cell>
          <table:table-cell office:value-type="string" calcext:value-type="string">
            <text:p>dr43.108, ms38P2_2855, msdiv217, sc539</text:p>
          </table:table-cell>
        </table:table-row>
        <table:table-row table:style-name="ro1">
          <table:table-cell office:value-type="string" calcext:value-type="string">
            <text:p>patthana2.10:540.1</text:p>
          </table:table-cell>
          <table:table-cell office:value-type="string" calcext:value-type="string">
            <text:p>Cittasamuṭṭhāno dhammo nocittasamuṭṭhānassa dhammassa purejātapaccayena paccayo. **Ārammaṇapurejātaṃ**—cittasamuṭṭhāne rūpe …pe… phoṭṭhabbe aniccato …pe… vipassati assādeti abhinandati, taṃ ārabbha cittaṃ uppajjati. Dibbena cakkhunā rūpaṃ passati, dibbāya sotadhātuyā saddaṃ suṇāti. Rūpāyatanaṃ cakkhuviññāṇassa …pe… phoṭṭhabbāyatanaṃ kāyaviññāṇassa purejātapaccayena paccayo. (2)</text:p>
          </table:table-cell>
          <table:table-cell office:value-type="string" calcext:value-type="string">
            <text:p>&lt;p&gt;{}&lt;/p&gt;</text:p>
          </table:table-cell>
          <table:table-cell office:value-type="string" calcext:value-type="string">
            <text:p>ms38P2_2856, ndp39.93, sc540</text:p>
          </table:table-cell>
        </table:table-row>
        <table:table-row table:style-name="ro1">
          <table:table-cell office:value-type="string" calcext:value-type="string">
            <text:p>patthana2.10:541.1</text:p>
          </table:table-cell>
          <table:table-cell office:value-type="string" calcext:value-type="string">
            <text:p>Cittasamuṭṭhāno dhammo cittasamuṭṭhānassa ca nocittasamuṭṭhānassa ca dhammassa purejātapaccayena paccayo. **Ārammaṇapurejātaṃ**—cittasamuṭṭhāne rūpe …pe… phoṭṭhabbe aniccato …pe… vipassati assādeti abhinandati, taṃ ārabbha cittañca sampayuttakā ca khandhā uppajjanti. Dibbena cakkhunā rūpaṃ passati, dibbāya sotadhātuyā saddaṃ suṇāti. Rūpāyatanaṃ cakkhuviññāṇassa sampayuttakānañca khandhānaṃ purejātapaccayena paccayo …pe… phoṭṭhabbāyatanaṃ …pe…. (3)</text:p>
          </table:table-cell>
          <table:table-cell office:value-type="string" calcext:value-type="string">
            <text:p>&lt;p&gt;{}&lt;/p&gt;</text:p>
          </table:table-cell>
          <table:table-cell office:value-type="string" calcext:value-type="string">
            <text:p>cck38.75, csp1ed38.453, csp2ed38.453, ms38P2_2857, sc541, sya43.101</text:p>
          </table:table-cell>
        </table:table-row>
        <table:table-row table:style-name="ro1">
          <table:table-cell office:value-type="string" calcext:value-type="string">
            <text:p>patthana2.10:542.1</text:p>
          </table:table-cell>
          <table:table-cell office:value-type="string" calcext:value-type="string">
            <text:p>Nocittasamuṭṭhāno dhammo nocittasamuṭṭhānassa dhammassa purejātapaccayena paccayo—ārammaṇapurejātaṃ, vatthupurejātaṃ. **Ārammaṇapurejātaṃ**—cakkhuṃ …pe… kāyaṃ, rūpe …pe… phoṭṭhabbe vatthuṃ aniccato …pe… taṃ ārabbha cittaṃ uppajjati. Dibbena cakkhunā rūpaṃ passati, dibbāya sotadhātuyā saddaṃ suṇāti. Rūpāyatanaṃ cakkhuviññāṇassa …pe… phoṭṭhabbāyatanaṃ …pe…. **Vatthupurejātaṃ**—cakkhāyatanaṃ cakkhuviññāṇassa …pe… kāyāyatanaṃ …pe… vatthu cittassa purejātapaccayena paccayo. (1)</text:p>
          </table:table-cell>
          <table:table-cell office:value-type="string" calcext:value-type="string">
            <text:p>&lt;p&gt;{}&lt;/p&gt;</text:p>
          </table:table-cell>
          <table:table-cell office:value-type="string" calcext:value-type="string">
            <text:p>dr43.109, ms38P2_2858, msdiv218, sc542, vri122.559</text:p>
          </table:table-cell>
        </table:table-row>
        <table:table-row table:style-name="ro1">
          <table:table-cell office:value-type="string" calcext:value-type="string">
            <text:p>patthana2.10:543.1</text:p>
          </table:table-cell>
          <table:table-cell office:value-type="string" calcext:value-type="string">
            <text:p>Nocittasamuṭṭhāno dhammo cittasamuṭṭhānassa dhammassa purejātapaccayena paccayo—ārammaṇapurejātaṃ, vatthupurejātaṃ. **Ārammaṇapurejātaṃ**—cakkhuṃ …pe… vatthuṃ aniccato …pe… domanassaṃ uppajjati. Dibbena cakkhunā rūpaṃ passati, dibbāya sotadhātuyā saddaṃ suṇāti. Rūpāyatanaṃ cakkhuviññāṇasahagatānaṃ khandhānaṃ …pe… phoṭṭhabbāyatanaṃ …pe…. **Vatthupurejātaṃ**—cakkhāyatanaṃ cakkhuviññāṇasahagatānaṃ khandhānaṃ …pe… kāyāyatanaṃ …pe… vatthu cittasamuṭṭhānānaṃ khandhānaṃ purejātapaccayena paccayo. (2)</text:p>
          </table:table-cell>
          <table:table-cell office:value-type="string" calcext:value-type="string">
            <text:p>&lt;p&gt;{}&lt;/p&gt;</text:p>
          </table:table-cell>
          <table:table-cell office:value-type="string" calcext:value-type="string">
            <text:p>bj51.981, ms38P2_2859, sc543, sya43.102</text:p>
          </table:table-cell>
        </table:table-row>
        <table:table-row table:style-name="ro1">
          <table:table-cell office:value-type="string" calcext:value-type="string">
            <text:p>patthana2.10:544.1</text:p>
          </table:table-cell>
          <table:table-cell office:value-type="string" calcext:value-type="string">
            <text:p>Nocittasamuṭṭhāno dhammo cittasamuṭṭhānassa ca nocittasamuṭṭhānassa ca dhammassa purejātapaccayena paccayo—ārammaṇapurejātaṃ, vatthupurejātaṃ. **Ārammaṇapurejātaṃ**—cakkhuṃ …pe… vatthuṃ aniccato …pe… taṃ ārabbha cittañca sampayuttakā ca khandhā uppajjanti. Dibbena cakkhunā rūpaṃ passati, dibbāya sotadhātuyā saddaṃ suṇāti. Rūpāyatanaṃ cakkhuviññāṇassa sampayuttakānañca khandhānaṃ …pe… phoṭṭhabbāyatanaṃ …pe…. **Vatthupurejātaṃ**—cakkhāyatanaṃ cakkhuviññāṇassa sampayuttakānañca khandhānaṃ …pe… kāyāyatanaṃ …pe… vatthu cittassa sampayuttakānañca khandhānaṃ purejātapaccayena paccayo. (3)</text:p>
          </table:table-cell>
          <table:table-cell office:value-type="string" calcext:value-type="string">
            <text:p>&lt;p&gt;{}&lt;/p&gt;</text:p>
          </table:table-cell>
          <table:table-cell office:value-type="string" calcext:value-type="string">
            <text:p>cck38.76, ms38P2_2860, ndp39.94, sc544</text:p>
          </table:table-cell>
        </table:table-row>
        <table:table-row table:style-name="ro1">
          <table:table-cell office:value-type="string" calcext:value-type="string">
            <text:p>patthana2.10:545.1</text:p>
          </table:table-cell>
          <table:table-cell office:value-type="string" calcext:value-type="string">
            <text:p>Cittasamuṭṭhāno ca nocittasamuṭṭhāno ca dhammā cittasamuṭṭhānassa dhammassa purejātapaccayena paccayo— **ārammaṇapurejātaṃ, vatthupurejātaṃ**. Cittasamuṭṭhānaṃ rūpāyatanañca cakkhāyatanañca cakkhuviññāṇasahagatānaṃ khandhānaṃ …pe… cittasamuṭṭhānaṃ phoṭṭhabbāyatanañca kāyāyatanañca kāyaviññāṇasahagatānaṃ khandhānaṃ purejātapaccayena paccayo; cittasamuṭṭhānaṃ rūpāyatanañca vatthu ca cittasamuṭṭhānānaṃ khandhānaṃ purejātapaccayena paccayo …pe… cittasamuṭṭhānaṃ phoṭṭhabbāyatanañca vatthu ca …pe…. (1)</text:p>
          </table:table-cell>
          <table:table-cell office:value-type="string" calcext:value-type="string">
            <text:p>&lt;p&gt;{}&lt;/p&gt;</text:p>
          </table:table-cell>
          <table:table-cell office:value-type="string" calcext:value-type="string">
            <text:p>csp1ed38.454, csp2ed38.454, ms38P2_2861, msdiv219, sc545</text:p>
          </table:table-cell>
        </table:table-row>
        <table:table-row table:style-name="ro1">
          <table:table-cell office:value-type="string" calcext:value-type="string">
            <text:p>patthana2.10:546.1</text:p>
          </table:table-cell>
          <table:table-cell office:value-type="string" calcext:value-type="string">
            <text:p>Cittasamuṭṭhāno ca nocittasamuṭṭhāno ca dhammā nocittasamuṭṭhānassa dhammassa purejātapaccayena paccayo— **ārammaṇapurejātaṃ, vatthupurejātaṃ**. Cittasamuṭṭhānaṃ rūpāyatanañca cakkhāyatanañca cakkhuviññāṇassa …pe… cittasamuṭṭhānaṃ phoṭṭhabbāyatanañca kāyāyatanañca kāyaviññāṇassa purejātapaccayena paccayo; cittasamuṭṭhānaṃ rūpāyatanañca vatthu ca cittassa purejātapaccayena paccayo …pe… cittasamuṭṭhānaṃ phoṭṭhabbāyatanañca vatthu ca …pe…. (2)</text:p>
          </table:table-cell>
          <table:table-cell office:value-type="string" calcext:value-type="string">
            <text:p>&lt;p&gt;{}&lt;/p&gt;</text:p>
          </table:table-cell>
          <table:table-cell office:value-type="string" calcext:value-type="string">
            <text:p>dr43.110, ms38P2_2862, sc546, vri122.560</text:p>
          </table:table-cell>
        </table:table-row>
        <table:table-row table:style-name="ro1">
          <table:table-cell office:value-type="string" calcext:value-type="string">
            <text:p>patthana2.10:547.1</text:p>
          </table:table-cell>
          <table:table-cell office:value-type="string" calcext:value-type="string">
            <text:p>Cittasamuṭṭhāno ca nocittasamuṭṭhāno ca dhammā cittasamuṭṭhānassa ca nocittasamuṭṭhānassa ca dhammassa purejātapaccayena paccayo— **ārammaṇapurejātaṃ, vatthupurejātaṃ**. Cittasamuṭṭhānaṃ rūpāyatanañca cakkhāyatanañca cakkhuviññāṇassa sampayuttakānañca khandhānaṃ purejātapaccayena paccayo …pe… cittasamuṭṭhānaṃ phoṭṭhabbāyatanaṃ ca …pe… cittasamuṭṭhānaṃ rūpāyatanañca vatthu ca cittassa sampayuttakānañca khandhānaṃ purejātapaccayena paccayo …pe… cittasamuṭṭhānaṃ phoṭṭhabbāyatanañca vatthu ca …pe…. (3)</text:p>
          </table:table-cell>
          <table:table-cell office:value-type="string" calcext:value-type="string">
            <text:p>&lt;p&gt;{}&lt;/p&gt;</text:p>
          </table:table-cell>
          <table:table-cell office:value-type="string" calcext:value-type="string">
            <text:p>ms38P2_2863, sc547, sya43.103</text:p>
          </table:table-cell>
        </table:table-row>
        <table:table-row table:style-name="ro1">
          <table:table-cell office:value-type="string" calcext:value-type="string">
            <text:p>patthana2.10:548.0</text:p>
          </table:table-cell>
          <table:table-cell office:value-type="string" calcext:value-type="string">
            <text:p>Pacchājātāsevana</text:p>
          </table:table-cell>
          <table:table-cell office:value-type="string" calcext:value-type="string">
            <text:p>&lt;h6&gt;{}&lt;/h6&gt;</text:p>
          </table:table-cell>
          <table:table-cell/>
        </table:table-row>
        <table:table-row table:style-name="ro1">
          <table:table-cell office:value-type="string" calcext:value-type="string">
            <text:p>patthana2.10:548.1</text:p>
          </table:table-cell>
          <table:table-cell office:value-type="string" calcext:value-type="string">
            <text:p>Cittasamuṭṭhāno dhammo cittasamuṭṭhānassa dhammassa pacchājātapaccayena paccayo—pacchājātā cittasamuṭṭhānā khandhā purejātassa imassa cittasamuṭṭhānassa kāyassa pacchājātapaccayena paccayo (iminākāreneva pacchājāto vitthāretabbo) … āsevanapaccayena paccayo … nava.</text:p>
          </table:table-cell>
          <table:table-cell office:value-type="string" calcext:value-type="string">
            <text:p>&lt;p&gt;{}&lt;/p&gt;</text:p>
          </table:table-cell>
          <table:table-cell office:value-type="string" calcext:value-type="string">
            <text:p>cck38.77, ms38P2_2864, msdiv220, ndp39.95, sc548</text:p>
          </table:table-cell>
        </table:table-row>
        <table:table-row table:style-name="ro1">
          <table:table-cell office:value-type="string" calcext:value-type="string">
            <text:p>patthana2.10:549.0</text:p>
          </table:table-cell>
          <table:table-cell office:value-type="string" calcext:value-type="string">
            <text:p>Kamma-vipāka</text:p>
          </table:table-cell>
          <table:table-cell office:value-type="string" calcext:value-type="string">
            <text:p>&lt;h6&gt;{}&lt;/h6&gt;</text:p>
          </table:table-cell>
          <table:table-cell/>
        </table:table-row>
        <table:table-row table:style-name="ro1">
          <table:table-cell office:value-type="string" calcext:value-type="string">
            <text:p>patthana2.10:549.1</text:p>
          </table:table-cell>
          <table:table-cell office:value-type="string" calcext:value-type="string">
            <text:p>Cittasamuṭṭhāno dhammo cittasamuṭṭhānassa dhammassa kammapaccayena paccayo— sahajātā, nānākkhaṇikā. **Sahajātā**—cittasamuṭṭhānā cetanā sampayuttakānaṃ khandhānaṃ cittasamuṭṭhānānañca rūpānaṃ kammapaccayena paccayo; paṭisandhikkhaṇe …pe…. **Nānākkhaṇikā**—cittasamuṭṭhānā cetanā vipākānaṃ khandhānaṃ kammapaccayena paccayo. (1)</text:p>
          </table:table-cell>
          <table:table-cell office:value-type="string" calcext:value-type="string">
            <text:p>&lt;p&gt;{}&lt;/p&gt;</text:p>
          </table:table-cell>
          <table:table-cell office:value-type="string" calcext:value-type="string">
            <text:p>dr43.111, ms38P2_2865, msdiv221, sc549</text:p>
          </table:table-cell>
        </table:table-row>
        <table:table-row table:style-name="ro1">
          <table:table-cell office:value-type="string" calcext:value-type="string">
            <text:p>patthana2.10:550.1</text:p>
          </table:table-cell>
          <table:table-cell office:value-type="string" calcext:value-type="string">
            <text:p>Cittasamuṭṭhāno dhammo nocittasamuṭṭhānassa dhammassa kammapaccayena paccayo— sahajātā, nānākkhaṇikā. **Sahajātā**—cittasamuṭṭhānā cetanā cittassa kammapaccayena paccayo; paṭisandhikkhaṇe …pe…. **Nānākkhaṇikā**—cittasamuṭṭhānā cetanā vipākassa cittassa kaṭattā ca rūpānaṃ kammapaccayena paccayo. (2)</text:p>
          </table:table-cell>
          <table:table-cell office:value-type="string" calcext:value-type="string">
            <text:p>&lt;p&gt;{}&lt;/p&gt;</text:p>
          </table:table-cell>
          <table:table-cell office:value-type="string" calcext:value-type="string">
            <text:p>csp1ed38.455, csp2ed38.455, ms38P2_2866, sc550, sya43.104</text:p>
          </table:table-cell>
        </table:table-row>
        <table:table-row table:style-name="ro1">
          <table:table-cell office:value-type="string" calcext:value-type="string">
            <text:p>patthana2.10:551.1</text:p>
          </table:table-cell>
          <table:table-cell office:value-type="string" calcext:value-type="string">
            <text:p>Cittasamuṭṭhāno dhammo cittasamuṭṭhānassa ca nocittasamuṭṭhānassa ca dhammassa kammapaccayena paccayo—sahajātā, nānākkhaṇikā. **Sahajātā**—cittasamuṭṭhānā cetanā sampayuttakānaṃ khandhānaṃ cittassa ca cittasamuṭṭhānānañca rūpānaṃ kammapaccayena paccayo; paṭisandhikkhaṇe …pe…. **Nānākkhaṇikā**—cittasamuṭṭhānā cetanā vipākānaṃ khandhānaṃ cittassa ca kaṭattā ca rūpānaṃ kammapaccayena paccayo. (3)</text:p>
          </table:table-cell>
          <table:table-cell office:value-type="string" calcext:value-type="string">
            <text:p>&lt;p&gt;{}&lt;/p&gt;</text:p>
          </table:table-cell>
          <table:table-cell office:value-type="string" calcext:value-type="string">
            <text:p>bj51.982, ms38P2_2867, sc551, vri122.561</text:p>
          </table:table-cell>
        </table:table-row>
        <table:table-row table:style-name="ro1">
          <table:table-cell office:value-type="string" calcext:value-type="string">
            <text:p>patthana2.10:552.1</text:p>
          </table:table-cell>
          <table:table-cell office:value-type="string" calcext:value-type="string">
            <text:p>Cittasamuṭṭhāno dhammo cittasamuṭṭhānassa dhammassa vipākapaccayena paccayo … nava.</text:p>
          </table:table-cell>
          <table:table-cell office:value-type="string" calcext:value-type="string">
            <text:p>&lt;p&gt;{}&lt;/p&gt;</text:p>
          </table:table-cell>
          <table:table-cell office:value-type="string" calcext:value-type="string">
            <text:p>ms38P2_2868, sc552</text:p>
          </table:table-cell>
        </table:table-row>
        <table:table-row table:style-name="ro1">
          <table:table-cell office:value-type="string" calcext:value-type="string">
            <text:p>patthana2.10:553.0</text:p>
          </table:table-cell>
          <table:table-cell office:value-type="string" calcext:value-type="string">
            <text:p>Āhāra</text:p>
          </table:table-cell>
          <table:table-cell office:value-type="string" calcext:value-type="string">
            <text:p>&lt;h6&gt;{}&lt;/h6&gt;</text:p>
          </table:table-cell>
          <table:table-cell/>
        </table:table-row>
        <table:table-row table:style-name="ro1">
          <table:table-cell office:value-type="string" calcext:value-type="string">
            <text:p>patthana2.10:553.1</text:p>
          </table:table-cell>
          <table:table-cell office:value-type="string" calcext:value-type="string">
            <text:p>Cittasamuṭṭhāno dhammo cittasamuṭṭhānassa dhammassa āhārapaccayena paccayo— cittasamuṭṭhānā āhārā sampayuttakānaṃ khandhānaṃ cittasamuṭṭhānānañca rūpānaṃ āhārapaccayena paccayo; paṭisandhikkhaṇe …pe…. (Mūlaṃ kātabbaṃ.) Cittasamuṭṭhānā āhārā cittassa āhārapaccayena paccayo; paṭisandhikkhaṇe …pe… cittasamuṭṭhāno kabaḷīkāro āhāro imassa nocittasamuṭṭhānassa kāyassa āhārapaccayena paccayo. (Mūlaṃ kātabbaṃ.) Cittasamuṭṭhānā āhārā sampayuttakānaṃ khandhānaṃ cittassa ca cittasamuṭṭhānānañca rūpānaṃ āhārapaccayena paccayo; paṭisandhikkhaṇe …pe…. (3)</text:p>
          </table:table-cell>
          <table:table-cell office:value-type="string" calcext:value-type="string">
            <text:p>&lt;p&gt;{}&lt;/p&gt;</text:p>
          </table:table-cell>
          <table:table-cell office:value-type="string" calcext:value-type="string">
            <text:p>cck38.78, dr43.112, ms38P2_2869, msdiv222, ndp39.96, sc553</text:p>
          </table:table-cell>
        </table:table-row>
        <table:table-row table:style-name="ro1">
          <table:table-cell office:value-type="string" calcext:value-type="string">
            <text:p>patthana2.10:554.1</text:p>
          </table:table-cell>
          <table:table-cell office:value-type="string" calcext:value-type="string">
            <text:p>Nocittasamuṭṭhāno dhammo nocittasamuṭṭhānassa dhammassa āhārapaccayena paccayo—paṭisandhikkhaṇe nocittasamuṭṭhānā āhārā kaṭattārūpānaṃ āhārapaccayena paccayo; nocittasamuṭṭhāno kabaḷīkāro āhāro imassa nocittasamuṭṭhānassa kāyassa āhārapaccayena paccayo. (Mūlaṃ kātabbaṃ.) Nocittasamuṭṭhānā āhārā sampayuttakānaṃ khandhānaṃ cittasamuṭṭhānānañca rūpānaṃ āhārapaccayena paccayo; paṭisandhikkhaṇe …pe…. (Mūlaṃ kātabbaṃ.) Paṭisandhikkhaṇe nocittasamuṭṭhānā āhārā sampayuttakānaṃ khandhānaṃ kaṭattā ca rūpānaṃ āhārapaccayena paccayo. (3)</text:p>
          </table:table-cell>
          <table:table-cell office:value-type="string" calcext:value-type="string">
            <text:p>&lt;p&gt;{}&lt;/p&gt;</text:p>
          </table:table-cell>
          <table:table-cell office:value-type="string" calcext:value-type="string">
            <text:p>csp1ed38.456, csp2ed38.456, ms38P2_2870, msdiv223, sc554, sya43.105</text:p>
          </table:table-cell>
        </table:table-row>
        <table:table-row table:style-name="ro1">
          <table:table-cell office:value-type="string" calcext:value-type="string">
            <text:p>patthana2.10:555.1</text:p>
          </table:table-cell>
          <table:table-cell office:value-type="string" calcext:value-type="string">
            <text:p>Cittasamuṭṭhāno ca nocittasamuṭṭhāno ca dhammā cittasamuṭṭhānassa dhammassa āhārapaccayena paccayo—cittasamuṭṭhānā ca nocittasamuṭṭhānā ca āhārā sampayuttakānaṃ khandhānaṃ cittasamuṭṭhānānañca rūpānaṃ āhārapaccayena paccayo; paṭisandhikkhaṇe …pe…. (Mūlaṃ kātabbaṃ.) Paṭisandhikkhaṇe cittasamuṭṭhānā ca nocittasamuṭṭhānā ca āhārā kaṭattārūpānaṃ āhārapaccayena paccayo; cittasamuṭṭhāno ca nocittasamuṭṭhāno ca kabaḷīkāro āhāro imassa nocittasamuṭṭhānassa kāyassa āhārapaccayena paccayo. (Mūlaṃ kātabbaṃ.) Paṭisandhikkhaṇe cittasamuṭṭhānā ca nocittasamuṭṭhānā ca āhārā sampayuttakānaṃ khandhānaṃ kaṭattā ca rūpānaṃ āhārapaccayena paccayo. (3)</text:p>
          </table:table-cell>
          <table:table-cell office:value-type="string" calcext:value-type="string">
            <text:p>&lt;p&gt;{}&lt;/p&gt;</text:p>
          </table:table-cell>
          <table:table-cell office:value-type="string" calcext:value-type="string">
            <text:p>ms38P2_2871, msdiv224, sc555, vri122.562</text:p>
          </table:table-cell>
        </table:table-row>
        <table:table-row table:style-name="ro1">
          <table:table-cell office:value-type="string" calcext:value-type="string">
            <text:p>patthana2.10:556.0</text:p>
          </table:table-cell>
          <table:table-cell office:value-type="string" calcext:value-type="string">
            <text:p>Indriyādi</text:p>
          </table:table-cell>
          <table:table-cell office:value-type="string" calcext:value-type="string">
            <text:p>&lt;h6&gt;{}&lt;/h6&gt;</text:p>
          </table:table-cell>
          <table:table-cell/>
        </table:table-row>
        <table:table-row table:style-name="ro1">
          <table:table-cell office:value-type="string" calcext:value-type="string">
            <text:p>patthana2.10:556.1</text:p>
          </table:table-cell>
          <table:table-cell office:value-type="string" calcext:value-type="string">
            <text:p>Cittasamuṭṭhāno dhammo cittasamuṭṭhānassa dhammassa indriyapaccayena paccayo … tīṇi.</text:p>
          </table:table-cell>
          <table:table-cell office:value-type="string" calcext:value-type="string">
            <text:p>&lt;p&gt;{}&lt;/p&gt;</text:p>
          </table:table-cell>
          <table:table-cell office:value-type="string" calcext:value-type="string">
            <text:p>ms38P2_2872, msdiv225, sc556</text:p>
          </table:table-cell>
        </table:table-row>
        <table:table-row table:style-name="ro1">
          <table:table-cell office:value-type="string" calcext:value-type="string">
            <text:p>patthana2.10:557.1</text:p>
          </table:table-cell>
          <table:table-cell office:value-type="string" calcext:value-type="string">
            <text:p>Nocittasamuṭṭhāno dhammo nocittasamuṭṭhānassa dhammassa indriyapaccayena paccayo—paṭisandhikkhaṇe nocittasamuṭṭhānā indriyā kaṭattārūpānaṃ indriyapaccayena paccayo; paṭisandhikkhaṇe …pe… cakkhundriyaṃ cakkhuviññāṇassa …pe… kāyindriyaṃ kāyaviññāṇassa …pe…. **Rūpajīvitindriyaṃ**—kaṭattārūpānaṃ indriyapaccayena paccayo. (Mūlaṃ kātabbaṃ.) Nocittasamuṭṭhānā indriyā sampayuttakānaṃ khandhānaṃ cittasamuṭṭhānānañca rūpānaṃ indriyapaccayena paccayo; paṭisandhikkhaṇe …pe… cakkhundriyaṃ cakkhuviññāṇasahagatānaṃ khandhānaṃ …pe… kāyindriyaṃ …pe…. (Mūlaṃ kātabbaṃ.) Paṭisandhikkhaṇe nocittasamuṭṭhānā indriyā sampayuttakānaṃ khandhānaṃ kaṭattā ca rūpānaṃ indriyapaccayena paccayo; cakkhundriyaṃ cakkhuviññāṇassa cakkhuviññāṇasahagatānañca khandhānaṃ …pe… kāyindriyaṃ …pe…. (3)</text:p>
          </table:table-cell>
          <table:table-cell office:value-type="string" calcext:value-type="string">
            <text:p>&lt;p&gt;{}&lt;/p&gt;</text:p>
          </table:table-cell>
          <table:table-cell office:value-type="string" calcext:value-type="string">
            <text:p>cck38.79, dr43.113, ms38P2_2873, ndp39.97, sc557, sya43.106</text:p>
          </table:table-cell>
        </table:table-row>
        <table:table-row table:style-name="ro1">
          <table:table-cell office:value-type="string" calcext:value-type="string">
            <text:p>patthana2.10:558.1</text:p>
          </table:table-cell>
          <table:table-cell office:value-type="string" calcext:value-type="string">
            <text:p>Cittasamuṭṭhāno ca nocittasamuṭṭhāno ca dhammā cittasamuṭṭhānassa dhammassa indriyapaccayena paccayo—cittasamuṭṭhānā ca nocittasamuṭṭhānā ca indriyā sampayuttakānaṃ khandhānaṃ cittasamuṭṭhānānañca rūpānaṃ indriyapaccayena paccayo; paṭisandhikkhaṇe …pe… cakkhundriyañca upekkhindriyañca cakkhuviññāṇasahagatānaṃ khandhānaṃ …pe… kāyindriyañca sukhindriyañca …pe… kāyindriyañca dukkhindriyañca kāyaviññāṇasahagatānaṃ khandhānaṃ indriyapaccayena paccayo. (Mūlaṃ kātabbaṃ.) Paṭisandhikkhaṇe cittasamuṭṭhānā ca nocittasamuṭṭhānā ca indriyā kaṭattārūpānaṃ indriyapaccayena paccayo; cakkhundriyañca upekkhindriyañca cakkhuviññāṇassa …pe… kāyindriyañca …pe…. (Mūlaṃ kātabbaṃ.) Paṭisandhikkhaṇe cittasamuṭṭhānā ca nocittasamuṭṭhānā ca indriyā sampayuttakānaṃ khandhānaṃ kaṭattā ca rūpānaṃ indriyapaccayena paccayo; cakkhundriyañca upekkhindriyañca cakkhuviññāṇassa sampayuttakānañca khandhānaṃ indriyapaccayena paccayo; kāyindriyaṃ ca …pe…. (3)</text:p>
          </table:table-cell>
          <table:table-cell office:value-type="string" calcext:value-type="string">
            <text:p>&lt;p&gt;{}&lt;/p&gt;</text:p>
          </table:table-cell>
          <table:table-cell office:value-type="string" calcext:value-type="string">
            <text:p>bj51.983, csp1ed38.457, csp2ed38.457, dr43.114, ms38P2_2874, msdiv226, sc558, sya43.107, vri122.563</text:p>
          </table:table-cell>
        </table:table-row>
        <table:table-row table:style-name="ro1">
          <table:table-cell office:value-type="string" calcext:value-type="string">
            <text:p>patthana2.10:559.1</text:p>
          </table:table-cell>
          <table:table-cell office:value-type="string" calcext:value-type="string">
            <text:p>Jhānapaccayena paccayo … tīṇi … maggapaccayena paccayo … tīṇi … sampayuttapaccayena paccayo … pañca …pe….</text:p>
          </table:table-cell>
          <table:table-cell office:value-type="string" calcext:value-type="string">
            <text:p>&lt;p&gt;{}&lt;/p&gt;</text:p>
          </table:table-cell>
          <table:table-cell office:value-type="string" calcext:value-type="string">
            <text:p>cck38.80, ms38P2_2875, sc559</text:p>
          </table:table-cell>
        </table:table-row>
        <table:table-row table:style-name="ro1">
          <table:table-cell office:value-type="string" calcext:value-type="string">
            <text:p>patthana2.10:560.0</text:p>
          </table:table-cell>
          <table:table-cell office:value-type="string" calcext:value-type="string">
            <text:p>Vippayutta</text:p>
          </table:table-cell>
          <table:table-cell office:value-type="string" calcext:value-type="string">
            <text:p>&lt;h6&gt;{}&lt;/h6&gt;</text:p>
          </table:table-cell>
          <table:table-cell/>
        </table:table-row>
        <table:table-row table:style-name="ro1">
          <table:table-cell office:value-type="string" calcext:value-type="string">
            <text:p>patthana2.10:560.1</text:p>
          </table:table-cell>
          <table:table-cell office:value-type="string" calcext:value-type="string">
            <text:p>Cittasamuṭṭhāno dhammo cittasamuṭṭhānassa dhammassa vippayuttapaccayena paccayo—sahajātaṃ, pacchājātaṃ. (Saṃkhittaṃ.) (1)</text:p>
          </table:table-cell>
          <table:table-cell office:value-type="string" calcext:value-type="string">
            <text:p>&lt;p&gt;{}&lt;/p&gt;</text:p>
          </table:table-cell>
          <table:table-cell office:value-type="string" calcext:value-type="string">
            <text:p>ms38P2_2876, msdiv227, ndp39.98, sc560</text:p>
          </table:table-cell>
        </table:table-row>
        <table:table-row table:style-name="ro1">
          <table:table-cell office:value-type="string" calcext:value-type="string">
            <text:p>patthana2.10:561.1</text:p>
          </table:table-cell>
          <table:table-cell office:value-type="string" calcext:value-type="string">
            <text:p>Cittasamuṭṭhāno dhammo nocittasamuṭṭhānassa dhammassa vippayuttapaccayena paccayo—sahajātaṃ, pacchājātaṃ. **Sahajātaṃ**—paṭisandhikkhaṇe. (Saṃkhittaṃ.) (2)</text:p>
          </table:table-cell>
          <table:table-cell office:value-type="string" calcext:value-type="string">
            <text:p>&lt;p&gt;{}&lt;/p&gt;</text:p>
          </table:table-cell>
          <table:table-cell office:value-type="string" calcext:value-type="string">
            <text:p>ms38P2_2877, sc561</text:p>
          </table:table-cell>
        </table:table-row>
        <table:table-row table:style-name="ro1">
          <table:table-cell office:value-type="string" calcext:value-type="string">
            <text:p>patthana2.10:562.1</text:p>
          </table:table-cell>
          <table:table-cell office:value-type="string" calcext:value-type="string">
            <text:p>Cittasamuṭṭhāno dhammo cittasamuṭṭhānassa ca nocittasamuṭṭhānassa ca dhammassa vippayuttapaccayena paccayo … pacchājātaṃ. (Saṃkhittaṃ.) (3)</text:p>
          </table:table-cell>
          <table:table-cell office:value-type="string" calcext:value-type="string">
            <text:p>&lt;p&gt;{}&lt;/p&gt;</text:p>
          </table:table-cell>
          <table:table-cell office:value-type="string" calcext:value-type="string">
            <text:p>ms38P2_2878, sc562</text:p>
          </table:table-cell>
        </table:table-row>
        <table:table-row table:style-name="ro1">
          <table:table-cell office:value-type="string" calcext:value-type="string">
            <text:p>patthana2.10:563.1</text:p>
          </table:table-cell>
          <table:table-cell office:value-type="string" calcext:value-type="string">
            <text:p>Nocittasamuṭṭhāno dhammo nocittasamuṭṭhānassa dhammassa vippayuttapaccayena paccayo—sahajātaṃ, purejātaṃ, pacchājātaṃ. **Sahajātaṃ**—paṭisandhikkhaṇe cittaṃ kaṭattā rūpānaṃ vippayuttapaccayena paccayo, cittaṃ vatthussa vippayuttapaccayena paccayo, vatthu cittassa vippayuttapaccayena paccayo. **Purejātaṃ**—cakkhāyatanaṃ cakkhuviññāṇassa …pe… kāyāyatanaṃ kāyaviññāṇassa …pe… vatthu cittassa vippayuttapaccayena paccayo. **Pacchājātā**—nocittasamuṭṭhānā khandhā purejātassa imassa nocittasamuṭṭhānassa kāyassa vippayuttapaccayena paccayo. (1)</text:p>
          </table:table-cell>
          <table:table-cell office:value-type="string" calcext:value-type="string">
            <text:p>&lt;p&gt;{}&lt;/p&gt;</text:p>
          </table:table-cell>
          <table:table-cell office:value-type="string" calcext:value-type="string">
            <text:p>ms38P2_2879, msdiv228, sc563</text:p>
          </table:table-cell>
        </table:table-row>
        <table:table-row table:style-name="ro1">
          <table:table-cell office:value-type="string" calcext:value-type="string">
            <text:p>patthana2.10:564.1</text:p>
          </table:table-cell>
          <table:table-cell office:value-type="string" calcext:value-type="string">
            <text:p>Nocittasamuṭṭhāno dhammo cittasamuṭṭhānassa dhammassa vippayuttapaccayena paccayo—sahajātaṃ, purejātaṃ, pacchājātaṃ (Saṃkhittaṃ.) (2)</text:p>
          </table:table-cell>
          <table:table-cell office:value-type="string" calcext:value-type="string">
            <text:p>&lt;p&gt;{}&lt;/p&gt;</text:p>
          </table:table-cell>
          <table:table-cell office:value-type="string" calcext:value-type="string">
            <text:p>ms38P2_2880, sc564, sya43.108, vri122.564</text:p>
          </table:table-cell>
        </table:table-row>
        <table:table-row table:style-name="ro1">
          <table:table-cell office:value-type="string" calcext:value-type="string">
            <text:p>patthana2.10:565.1</text:p>
          </table:table-cell>
          <table:table-cell office:value-type="string" calcext:value-type="string">
            <text:p>Nocittasamuṭṭhāno dhammo cittasamuṭṭhānassa ca nocittasamuṭṭhānassa ca dhammassa vippayuttapaccayena paccayo—sahajātaṃ, purejātaṃ, pacchājātaṃ. (Saṃkhittaṃ.) (3)</text:p>
          </table:table-cell>
          <table:table-cell office:value-type="string" calcext:value-type="string">
            <text:p>&lt;p&gt;{}&lt;/p&gt;</text:p>
          </table:table-cell>
          <table:table-cell office:value-type="string" calcext:value-type="string">
            <text:p>csp1ed38.458, csp2ed38.458, dr43.115, ms38P2_2881, sc565</text:p>
          </table:table-cell>
        </table:table-row>
        <table:table-row table:style-name="ro1">
          <table:table-cell office:value-type="string" calcext:value-type="string">
            <text:p>patthana2.10:566.1</text:p>
          </table:table-cell>
          <table:table-cell office:value-type="string" calcext:value-type="string">
            <text:p>Cittasamuṭṭhāno ca nocittasamuṭṭhāno ca dhammā cittasamuṭṭhānassa dhammassa vippayuttapaccayena paccayo—sahajātaṃ, pacchājātaṃ. (Saṃkhittaṃ.) (1)</text:p>
          </table:table-cell>
          <table:table-cell office:value-type="string" calcext:value-type="string">
            <text:p>&lt;p&gt;{}&lt;/p&gt;</text:p>
          </table:table-cell>
          <table:table-cell office:value-type="string" calcext:value-type="string">
            <text:p>ms38P2_2882, msdiv229, sc566</text:p>
          </table:table-cell>
        </table:table-row>
        <table:table-row table:style-name="ro1">
          <table:table-cell office:value-type="string" calcext:value-type="string">
            <text:p>patthana2.10:567.1</text:p>
          </table:table-cell>
          <table:table-cell office:value-type="string" calcext:value-type="string">
            <text:p>Cittasamuṭṭhāno ca nocittasamuṭṭhāno ca dhammā nocittasamuṭṭhānassa dhammassa vippayuttapaccayena paccayo—sahajātaṃ, pacchājātaṃ. (Saṃkhittaṃ.) (2)</text:p>
          </table:table-cell>
          <table:table-cell office:value-type="string" calcext:value-type="string">
            <text:p>&lt;p&gt;{}&lt;/p&gt;</text:p>
          </table:table-cell>
          <table:table-cell office:value-type="string" calcext:value-type="string">
            <text:p>ms38P2_2883, sc567</text:p>
          </table:table-cell>
        </table:table-row>
        <table:table-row table:style-name="ro1">
          <table:table-cell office:value-type="string" calcext:value-type="string">
            <text:p>patthana2.10:568.1</text:p>
          </table:table-cell>
          <table:table-cell office:value-type="string" calcext:value-type="string">
            <text:p>Cittasamuṭṭhāno ca nocittasamuṭṭhāno ca dhammā cittasamuṭṭhānassa ca nocittasamuṭṭhānassa ca dhammassa vippayuttapaccayena paccayo … pacchājātaṃ. (Saṃkhittaṃ.) (3)</text:p>
          </table:table-cell>
          <table:table-cell office:value-type="string" calcext:value-type="string">
            <text:p>&lt;p&gt;{}&lt;/p&gt;</text:p>
          </table:table-cell>
          <table:table-cell office:value-type="string" calcext:value-type="string">
            <text:p>ms38P2_2884, ndp39.99, sc568</text:p>
          </table:table-cell>
        </table:table-row>
        <table:table-row table:style-name="ro1">
          <table:table-cell office:value-type="string" calcext:value-type="string">
            <text:p>patthana2.10:569.0</text:p>
          </table:table-cell>
          <table:table-cell office:value-type="string" calcext:value-type="string">
            <text:p>Atthyādi</text:p>
          </table:table-cell>
          <table:table-cell office:value-type="string" calcext:value-type="string">
            <text:p>&lt;h6&gt;{}&lt;/h6&gt;</text:p>
          </table:table-cell>
          <table:table-cell/>
        </table:table-row>
        <table:table-row table:style-name="ro1">
          <table:table-cell office:value-type="string" calcext:value-type="string">
            <text:p>patthana2.10:569.1</text:p>
          </table:table-cell>
          <table:table-cell office:value-type="string" calcext:value-type="string">
            <text:p>Cittasamuṭṭhāno dhammo cittasamuṭṭhānassa dhammassa atthipaccayena paccayo— sahajātaṃ, purejātaṃ, pacchājātaṃ. (Saṃkhittaṃ.) (1)</text:p>
          </table:table-cell>
          <table:table-cell office:value-type="string" calcext:value-type="string">
            <text:p>&lt;p&gt;{}&lt;/p&gt;</text:p>
          </table:table-cell>
          <table:table-cell office:value-type="string" calcext:value-type="string">
            <text:p>cck38.81, ms38P2_2885, msdiv230, sc569</text:p>
          </table:table-cell>
        </table:table-row>
        <table:table-row table:style-name="ro1">
          <table:table-cell office:value-type="string" calcext:value-type="string">
            <text:p>patthana2.10:570.1</text:p>
          </table:table-cell>
          <table:table-cell office:value-type="string" calcext:value-type="string">
            <text:p>Cittasamuṭṭhāno dhammo nocittasamuṭṭhānassa dhammassa atthipaccayena paccayo— sahajātaṃ, purejātaṃ, pacchājātaṃ, āhāraṃ. (Saṃkhittaṃ.) (2)</text:p>
          </table:table-cell>
          <table:table-cell office:value-type="string" calcext:value-type="string">
            <text:p>&lt;p&gt;{}&lt;/p&gt;</text:p>
          </table:table-cell>
          <table:table-cell office:value-type="string" calcext:value-type="string">
            <text:p>ms38P2_2886, sc570</text:p>
          </table:table-cell>
        </table:table-row>
        <table:table-row table:style-name="ro1">
          <table:table-cell office:value-type="string" calcext:value-type="string">
            <text:p>patthana2.10:571.1</text:p>
          </table:table-cell>
          <table:table-cell office:value-type="string" calcext:value-type="string">
            <text:p>Cittasamuṭṭhāno dhammo cittasamuṭṭhānassa ca nocittasamuṭṭhānassa ca dhammassa atthipaccayena paccayo—sahajātaṃ, purejātaṃ, pacchājātaṃ. (Saṃkhittaṃ.) (3)</text:p>
          </table:table-cell>
          <table:table-cell office:value-type="string" calcext:value-type="string">
            <text:p>&lt;p&gt;{}&lt;/p&gt;</text:p>
          </table:table-cell>
          <table:table-cell office:value-type="string" calcext:value-type="string">
            <text:p>ms38P2_2887, sc571</text:p>
          </table:table-cell>
        </table:table-row>
        <table:table-row table:style-name="ro1">
          <table:table-cell office:value-type="string" calcext:value-type="string">
            <text:p>patthana2.10:572.1</text:p>
          </table:table-cell>
          <table:table-cell office:value-type="string" calcext:value-type="string">
            <text:p>Nocittasamuṭṭhāno dhammo nocittasamuṭṭhānassa dhammassa atthipaccayena paccayo—sahajātaṃ, purejātaṃ, pacchājātaṃ, āhāraṃ, indriyaṃ. (Saṃkhittaṃ.) (1)</text:p>
          </table:table-cell>
          <table:table-cell office:value-type="string" calcext:value-type="string">
            <text:p>&lt;p&gt;{}&lt;/p&gt;</text:p>
          </table:table-cell>
          <table:table-cell office:value-type="string" calcext:value-type="string">
            <text:p>ms38P2_2888, sc572</text:p>
          </table:table-cell>
        </table:table-row>
        <table:table-row table:style-name="ro1">
          <table:table-cell office:value-type="string" calcext:value-type="string">
            <text:p>patthana2.10:573.1</text:p>
          </table:table-cell>
          <table:table-cell office:value-type="string" calcext:value-type="string">
            <text:p>Nocittasamuṭṭhāno dhammo cittasamuṭṭhānassa dhammassa atthipaccayena paccayo— sahajātaṃ, purejātaṃ, pacchājātaṃ. (Saṃkhittaṃ.) (2)</text:p>
          </table:table-cell>
          <table:table-cell office:value-type="string" calcext:value-type="string">
            <text:p>&lt;p&gt;{}&lt;/p&gt;</text:p>
          </table:table-cell>
          <table:table-cell office:value-type="string" calcext:value-type="string">
            <text:p>ms38P2_2889, sc573, sya43.109</text:p>
          </table:table-cell>
        </table:table-row>
        <table:table-row table:style-name="ro1">
          <table:table-cell office:value-type="string" calcext:value-type="string">
            <text:p>patthana2.10:574.1</text:p>
          </table:table-cell>
          <table:table-cell office:value-type="string" calcext:value-type="string">
            <text:p>Nocittasamuṭṭhāno dhammo cittasamuṭṭhānassa ca nocittasamuṭṭhānassa ca dhammassa atthipaccayena paccayo—sahajātaṃ, purejātaṃ, pacchājātaṃ, āhāraṃ (Saṃkhittaṃ.) (3)</text:p>
          </table:table-cell>
          <table:table-cell office:value-type="string" calcext:value-type="string">
            <text:p>&lt;p&gt;{}&lt;/p&gt;</text:p>
          </table:table-cell>
          <table:table-cell office:value-type="string" calcext:value-type="string">
            <text:p>dr43.116, ms38P2_2890, sc574, vri122.565</text:p>
          </table:table-cell>
        </table:table-row>
        <table:table-row table:style-name="ro1">
          <table:table-cell office:value-type="string" calcext:value-type="string">
            <text:p>patthana2.10:575.1</text:p>
          </table:table-cell>
          <table:table-cell office:value-type="string" calcext:value-type="string">
            <text:p>Cittasamuṭṭhāno ca nocittasamuṭṭhāno ca dhammā cittasamuṭṭhānassa dhammassa atthipaccayena paccayo—sahajātaṃ, purejātaṃ, pacchājātaṃ. **Sahajāto**—cakkhuviññāṇasahagato eko khandho …pe… (Saṃkhittaṃ.) (1)</text:p>
          </table:table-cell>
          <table:table-cell office:value-type="string" calcext:value-type="string">
            <text:p>&lt;p&gt;{}&lt;/p&gt;</text:p>
          </table:table-cell>
          <table:table-cell office:value-type="string" calcext:value-type="string">
            <text:p>bj51.984, csp1ed38.459, csp2ed38.459, ms38P2_2891, msdiv231, sc575</text:p>
          </table:table-cell>
        </table:table-row>
        <table:table-row table:style-name="ro1">
          <table:table-cell office:value-type="string" calcext:value-type="string">
            <text:p>patthana2.10:576.1</text:p>
          </table:table-cell>
          <table:table-cell office:value-type="string" calcext:value-type="string">
            <text:p>Cittasamuṭṭhāno ca nocittasamuṭṭhāno ca dhammā nocittasamuṭṭhānassa dhammassa atthipaccayena paccayo—sahajātaṃ, purejātaṃ, pacchājātaṃ, āhāraṃ, indriyaṃ. **Sahajātā**—cakkhuviññāṇasahagatā khandhā ca cakkhāyatanañca cakkhuviññāṇassa atthipaccayena paccayo …pe… kāyaviññāṇasahagatā …pe…. **Sahajātā**—cittasamuṭṭhānā …pe… (paccayavārasadisaṃ paṭisandhipi pavattipi kātabbā sabbesampi pañhānaṃ.) **Pacchājātā**—cittasamuṭṭhānā khandhā ca cittañca purejātassa imassa nocittasamuṭṭhānassa kāyassa atthipaccayena paccayo. **Pacchājātā**—cittasamuṭṭhānā khandhā ca cittañca kabaḷīkāro āhāro ca imassa nocittasamuṭṭhānassa kāyassa atthipaccayena paccayo. **Pacchājātā**—cittasamuṭṭhānā khandhā ca cittañca rūpajīvitindriyañca kaṭattārūpānaṃ atthipaccayena paccayo. (2)</text:p>
          </table:table-cell>
          <table:table-cell office:value-type="string" calcext:value-type="string">
            <text:p>&lt;p&gt;{}&lt;/p&gt;</text:p>
          </table:table-cell>
          <table:table-cell office:value-type="string" calcext:value-type="string">
            <text:p>cck38.82, ms38P2_2892, ndp39.100, sc576</text:p>
          </table:table-cell>
        </table:table-row>
        <table:table-row table:style-name="ro1">
          <table:table-cell office:value-type="string" calcext:value-type="string">
            <text:p>patthana2.10:577.1</text:p>
          </table:table-cell>
          <table:table-cell office:value-type="string" calcext:value-type="string">
            <text:p>Cittasamuṭṭhāno ca nocittasamuṭṭhāno ca dhammā cittasamuṭṭhānassa ca nocittasamuṭṭhānassa ca dhammassa atthipaccayena paccayo—sahajātaṃ, purejātaṃ, pacchājātaṃ. **Sahajāto**—cakkhuviññāṇasahagato …pe… (Saṃkhittaṃ.) (3)</text:p>
          </table:table-cell>
          <table:table-cell office:value-type="string" calcext:value-type="string">
            <text:p>&lt;p&gt;{}&lt;/p&gt;</text:p>
          </table:table-cell>
          <table:table-cell office:value-type="string" calcext:value-type="string">
            <text:p>ms38P2_2893, sc577</text:p>
          </table:table-cell>
        </table:table-row>
        <table:table-row table:style-name="ro1">
          <table:table-cell office:value-type="string" calcext:value-type="string">
            <text:p>patthana2.10:578.1</text:p>
          </table:table-cell>
          <table:table-cell office:value-type="string" calcext:value-type="string">
            <text:p>Natthipaccayena paccayo … vigatapaccayena paccayo … avigatapaccayena paccayo.</text:p>
          </table:table-cell>
          <table:table-cell office:value-type="string" calcext:value-type="string">
            <text:p>&lt;p&gt;{}&lt;/p&gt;</text:p>
          </table:table-cell>
          <table:table-cell office:value-type="string" calcext:value-type="string">
            <text:p>ms38P2_2894, sc578, sya43.110</text:p>
          </table:table-cell>
        </table:table-row>
        <table:table-row table:style-name="ro1">
          <table:table-cell office:value-type="string" calcext:value-type="string">
            <text:p>patthana2.10:579.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579.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579.1</text:p>
          </table:table-cell>
          <table:table-cell office:value-type="string" calcext:value-type="string">
            <text:p>Hetuyā tīṇi, ārammaṇe nava, adhipatiyā nava, anantare nava, samanantare nava, sahajāte nava, aññamaññe nava, nissaye nava, upanissaye nava, purejāte nava, pacchājāte nava, āsevane nava, kamme tīṇi, vipāke nava (sabbattha nava), indriye nava, jhāne tīṇi, magge tīṇi, sampayutte pañca, vippayutte nava …pe… avigate nava.</text:p>
          </table:table-cell>
          <table:table-cell office:value-type="string" calcext:value-type="string">
            <text:p>&lt;p&gt;{}&lt;/p&gt;</text:p>
          </table:table-cell>
          <table:table-cell office:value-type="string" calcext:value-type="string">
            <text:p>dr43.117, ms38P2_2895, msdiv232, sc579, vri122.566</text:p>
          </table:table-cell>
        </table:table-row>
        <table:table-row table:style-name="ro1">
          <table:table-cell office:value-type="string" calcext:value-type="string">
            <text:p>patthana2.10:580.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2896, sc580</text:p>
          </table:table-cell>
        </table:table-row>
        <table:table-row table:style-name="ro1">
          <table:table-cell office:value-type="string" calcext:value-type="string">
            <text:p>patthana2.10:581.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0:581.1</text:p>
          </table:table-cell>
          <table:table-cell office:value-type="string" calcext:value-type="string">
            <text:p>Cittasamuṭṭhāno dhammo cittasamuṭṭhānassa dhammassa ārammaṇapaccayena paccayo … sahajātapaccayena paccayo … upanissayapaccayena paccayo … purejātapaccayena paccayo … pacchājātapaccayena paccayo … kammapaccayena paccayo. (1)</text:p>
          </table:table-cell>
          <table:table-cell office:value-type="string" calcext:value-type="string">
            <text:p>&lt;p&gt;{}&lt;/p&gt;</text:p>
          </table:table-cell>
          <table:table-cell office:value-type="string" calcext:value-type="string">
            <text:p>csp1ed38.460, csp2ed38.460, ms38P2_2897, msdiv233, sc581</text:p>
          </table:table-cell>
        </table:table-row>
        <table:table-row table:style-name="ro1">
          <table:table-cell office:value-type="string" calcext:value-type="string">
            <text:p>patthana2.10:582.1</text:p>
          </table:table-cell>
          <table:table-cell office:value-type="string" calcext:value-type="string">
            <text:p>Cittasamuṭṭhāno dhammo nocittasamuṭṭhānassa dhammassa ārammaṇapaccayena paccayo … sahajātapaccayena paccayo … upanissayapaccayena paccayo … purejātapaccayena paccayo … pacchājātapaccayena paccayo … kammapaccayena paccayo … āhārapaccayena paccayo. (2)</text:p>
          </table:table-cell>
          <table:table-cell office:value-type="string" calcext:value-type="string">
            <text:p>&lt;p&gt;{}&lt;/p&gt;</text:p>
          </table:table-cell>
          <table:table-cell office:value-type="string" calcext:value-type="string">
            <text:p>ms38P2_2898, ndp39.101, sc582</text:p>
          </table:table-cell>
        </table:table-row>
        <table:table-row table:style-name="ro1">
          <table:table-cell office:value-type="string" calcext:value-type="string">
            <text:p>patthana2.10:583.1</text:p>
          </table:table-cell>
          <table:table-cell office:value-type="string" calcext:value-type="string">
            <text:p>Cittasamuṭṭhāno dhammo cittasamuṭṭhānassa ca nocittasamuṭṭhānassa ca dhammassa ārammaṇapaccayena paccayo … sahajātapaccayena paccayo … upanissayapaccayena paccayo … purejātapaccayena paccayo … pacchājātapaccayena paccayo … kammapaccayena paccayo. (3)</text:p>
          </table:table-cell>
          <table:table-cell office:value-type="string" calcext:value-type="string">
            <text:p>&lt;p&gt;{}&lt;/p&gt;</text:p>
          </table:table-cell>
          <table:table-cell office:value-type="string" calcext:value-type="string">
            <text:p>ms38P2_2899, sc583</text:p>
          </table:table-cell>
        </table:table-row>
        <table:table-row table:style-name="ro1">
          <table:table-cell office:value-type="string" calcext:value-type="string">
            <text:p>patthana2.10:584.1</text:p>
          </table:table-cell>
          <table:table-cell office:value-type="string" calcext:value-type="string">
            <text:p>Nocittasamuṭṭhāno dhammo nocittasamuṭṭhānassa dhammassa ārammaṇapaccayena paccayo … sahajātapaccayena paccayo … upanissayapaccayena paccayo … purejātapaccayena paccayo … pacchājātapaccayena paccayo … āhārapaccayena paccayo … indriyapaccayena paccayo. (1)</text:p>
          </table:table-cell>
          <table:table-cell office:value-type="string" calcext:value-type="string">
            <text:p>&lt;p&gt;{}&lt;/p&gt;</text:p>
          </table:table-cell>
          <table:table-cell office:value-type="string" calcext:value-type="string">
            <text:p>dr43.118, ms38P2_2900, msdiv234, sc584, sya43.111, vri122.567</text:p>
          </table:table-cell>
        </table:table-row>
        <table:table-row table:style-name="ro1">
          <table:table-cell office:value-type="string" calcext:value-type="string">
            <text:p>patthana2.10:585.1</text:p>
          </table:table-cell>
          <table:table-cell office:value-type="string" calcext:value-type="string">
            <text:p>Nocittasamuṭṭhāno dhammo cittasamuṭṭhānassa dhammassa ārammaṇapaccayena paccayo … sahajātapaccayena paccayo … upanissayapaccayena paccayo … purejātapaccayena paccayo … pacchājātapaccayena paccayo. (2)</text:p>
          </table:table-cell>
          <table:table-cell office:value-type="string" calcext:value-type="string">
            <text:p>&lt;p&gt;{}&lt;/p&gt;</text:p>
          </table:table-cell>
          <table:table-cell office:value-type="string" calcext:value-type="string">
            <text:p>cck38.83, ms38P2_2901, sc585</text:p>
          </table:table-cell>
        </table:table-row>
        <table:table-row table:style-name="ro1">
          <table:table-cell office:value-type="string" calcext:value-type="string">
            <text:p>patthana2.10:586.1</text:p>
          </table:table-cell>
          <table:table-cell office:value-type="string" calcext:value-type="string">
            <text:p>Nocittasamuṭṭhāno dhammo cittasamuṭṭhānassa ca nocittasamuṭṭhānassa ca dhammassa ārammaṇapaccayena paccayo … sahajātapaccayena paccayo … upanissayapaccayena paccayo … purejātapaccayena paccayo … pacchājātapaccayena paccayo. (3)</text:p>
          </table:table-cell>
          <table:table-cell office:value-type="string" calcext:value-type="string">
            <text:p>&lt;p&gt;{}&lt;/p&gt;</text:p>
          </table:table-cell>
          <table:table-cell office:value-type="string" calcext:value-type="string">
            <text:p>ms38P2_2902, sc586</text:p>
          </table:table-cell>
        </table:table-row>
        <table:table-row table:style-name="ro1">
          <table:table-cell office:value-type="string" calcext:value-type="string">
            <text:p>patthana2.10:587.1</text:p>
          </table:table-cell>
          <table:table-cell office:value-type="string" calcext:value-type="string">
            <text:p>Cittasamuṭṭhāno ca nocittasamuṭṭhāno ca dhammā cittasamuṭṭhānassa dhammassa ārammaṇapaccayena paccayo … sahajātapaccayena paccayo … upanissayapaccayena paccayo … purejātapaccayena paccayo … pacchājātapaccayena paccayo. (1)</text:p>
          </table:table-cell>
          <table:table-cell office:value-type="string" calcext:value-type="string">
            <text:p>&lt;p&gt;{}&lt;/p&gt;</text:p>
          </table:table-cell>
          <table:table-cell office:value-type="string" calcext:value-type="string">
            <text:p>ms38P2_2903, msdiv235, sc587</text:p>
          </table:table-cell>
        </table:table-row>
        <table:table-row table:style-name="ro1">
          <table:table-cell office:value-type="string" calcext:value-type="string">
            <text:p>patthana2.10:588.1</text:p>
          </table:table-cell>
          <table:table-cell office:value-type="string" calcext:value-type="string">
            <text:p>Cittasamuṭṭhāno ca nocittasamuṭṭhāno ca dhammā nocittasamuṭṭhānassa dhammassa ārammaṇapaccayena paccayo … sahajātapaccayena paccayo … upanissayapaccayena paccayo … purejātapaccayena paccayo … pacchājātapaccayena paccayo … āhārapaccayena paccayo. (2)</text:p>
          </table:table-cell>
          <table:table-cell office:value-type="string" calcext:value-type="string">
            <text:p>&lt;p&gt;{}&lt;/p&gt;</text:p>
          </table:table-cell>
          <table:table-cell office:value-type="string" calcext:value-type="string">
            <text:p>csp1ed38.461, csp2ed38.461, ms38P2_2904, sc588</text:p>
          </table:table-cell>
        </table:table-row>
        <table:table-row table:style-name="ro1">
          <table:table-cell office:value-type="string" calcext:value-type="string">
            <text:p>patthana2.10:589.1</text:p>
          </table:table-cell>
          <table:table-cell office:value-type="string" calcext:value-type="string">
            <text:p>Cittasamuṭṭhāno ca nocittasamuṭṭhāno ca dhammā cittasamuṭṭhānassa ca nocittasamuṭṭhānassa ca dhammassa ārammaṇapaccayena paccayo … sahajātapaccayena paccayo … upanissayapaccayena paccayo … purejātapaccayena paccayo … pacchājātapaccayena paccayo. (3)</text:p>
          </table:table-cell>
          <table:table-cell office:value-type="string" calcext:value-type="string">
            <text:p>&lt;p&gt;{}&lt;/p&gt;</text:p>
          </table:table-cell>
          <table:table-cell office:value-type="string" calcext:value-type="string">
            <text:p>bj51.985, ms38P2_2905, ndp39.102, sc589, sya43.112</text:p>
          </table:table-cell>
        </table:table-row>
        <table:table-row table:style-name="ro1">
          <table:table-cell office:value-type="string" calcext:value-type="string">
            <text:p>patthana2.10:590.0.1</text:p>
          </table:table-cell>
          <table:table-cell office:value-type="string" calcext:value-type="string">
            <text:p>2.10.6.7.2. Paccayapaccanīya</text:p>
          </table:table-cell>
          <table:table-cell office:value-type="string" calcext:value-type="string">
            <text:p>&lt;h4&gt;{}&lt;/h4&gt;</text:p>
          </table:table-cell>
          <table:table-cell/>
        </table:table-row>
        <table:table-row table:style-name="ro1">
          <table:table-cell office:value-type="string" calcext:value-type="string">
            <text:p>patthana2.10:590.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590.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590.1</text:p>
          </table:table-cell>
          <table:table-cell office:value-type="string" calcext:value-type="string">
            <text:p>Nahetuyā nava, naārammaṇe nava (sabbattha nava), noavigate nava.</text:p>
          </table:table-cell>
          <table:table-cell office:value-type="string" calcext:value-type="string">
            <text:p>&lt;p&gt;{}&lt;/p&gt;</text:p>
          </table:table-cell>
          <table:table-cell office:value-type="string" calcext:value-type="string">
            <text:p>dr43.119, ms38P2_2906, msdiv236, sc590</text:p>
          </table:table-cell>
        </table:table-row>
        <table:table-row table:style-name="ro1">
          <table:table-cell office:value-type="string" calcext:value-type="string">
            <text:p>patthana2.10:591.0</text:p>
          </table:table-cell>
          <table:table-cell office:value-type="string" calcext:value-type="string">
            <text:p>2.10.6.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591.1</text:p>
          </table:table-cell>
          <table:table-cell office:value-type="string" calcext:value-type="string">
            <text:p>Hetupaccayā naārammaṇe tīṇi, naadhipatiyā tīṇi, naanantare tīṇi, nasamanantare tīṇi, naaññamaññe dve, naupanissaye tīṇi …pe… namagge tīṇi, nasampayutte dve, navippayutte tīṇi, nonatthiyā tīṇi, novigate tīṇi.</text:p>
          </table:table-cell>
          <table:table-cell office:value-type="string" calcext:value-type="string">
            <text:p>&lt;p&gt;{}&lt;/p&gt;</text:p>
          </table:table-cell>
          <table:table-cell office:value-type="string" calcext:value-type="string">
            <text:p>ms38P2_2907, msdiv237, sc591, vri122.568</text:p>
          </table:table-cell>
        </table:table-row>
        <table:table-row table:style-name="ro1">
          <table:table-cell office:value-type="string" calcext:value-type="string">
            <text:p>patthana2.10:592.0</text:p>
          </table:table-cell>
          <table:table-cell office:value-type="string" calcext:value-type="string">
            <text:p>2.10.6.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592.1</text:p>
          </table:table-cell>
          <table:table-cell office:value-type="string" calcext:value-type="string">
            <text:p>Nahetupaccayā ārammaṇe nava, adhipatiyā nava (anulomagaṇanā kātabbā) …pe… avigate nava.</text:p>
          </table:table-cell>
          <table:table-cell office:value-type="string" calcext:value-type="string">
            <text:p>&lt;p&gt;{}&lt;/p&gt;</text:p>
          </table:table-cell>
          <table:table-cell office:value-type="string" calcext:value-type="string">
            <text:p>ms38P2_2908, msdiv238, sc592</text:p>
          </table:table-cell>
        </table:table-row>
        <table:table-row table:style-name="ro1">
          <table:table-cell office:value-type="string" calcext:value-type="string">
            <text:p>patthana2.10:593.1</text:p>
          </table:table-cell>
          <table:table-cell office:value-type="string" calcext:value-type="string">
            <text:p>Cittasamuṭṭhānadukaṃ niṭṭhitaṃ.</text:p>
          </table:table-cell>
          <table:table-cell office:value-type="string" calcext:value-type="string">
            <text:p>&lt;p class='endsutta'&gt;{}&lt;/p&gt;</text:p>
          </table:table-cell>
          <table:table-cell office:value-type="string" calcext:value-type="string">
            <text:p>ms38P2_2909, sc593</text:p>
          </table:table-cell>
        </table:table-row>
        <table:table-row table:style-name="ro1">
          <table:table-cell office:value-type="string" calcext:value-type="string">
            <text:p>patthana2.10:594.0.1</text:p>
          </table:table-cell>
          <table:table-cell office:value-type="string" calcext:value-type="string">
            <text:p>2.10.7. Cittasahabhūduka</text:p>
          </table:table-cell>
          <table:table-cell office:value-type="string" calcext:value-type="string">
            <text:p>&lt;h2&gt;{}&lt;/h2&gt;</text:p>
          </table:table-cell>
          <table:table-cell/>
        </table:table-row>
        <table:table-row table:style-name="ro1">
          <table:table-cell office:value-type="string" calcext:value-type="string">
            <text:p>patthana2.10:594.0.2</text:p>
          </table:table-cell>
          <table:table-cell office:value-type="string" calcext:value-type="string">
            <text:p>2.10.7.1. Paṭiccavāra</text:p>
          </table:table-cell>
          <table:table-cell office:value-type="string" calcext:value-type="string">
            <text:p>&lt;h3&gt;{}&lt;/h3&gt;</text:p>
          </table:table-cell>
          <table:table-cell/>
        </table:table-row>
        <table:table-row table:style-name="ro1">
          <table:table-cell office:value-type="string" calcext:value-type="string">
            <text:p>patthana2.10:594.0.3</text:p>
          </table:table-cell>
          <table:table-cell office:value-type="string" calcext:value-type="string">
            <text:p>2.10.7.1.1. Paccayānuloma</text:p>
          </table:table-cell>
          <table:table-cell office:value-type="string" calcext:value-type="string">
            <text:p>&lt;h4&gt;{}&lt;/h4&gt;</text:p>
          </table:table-cell>
          <table:table-cell/>
        </table:table-row>
        <table:table-row table:style-name="ro1">
          <table:table-cell office:value-type="string" calcext:value-type="string">
            <text:p>patthana2.10:594.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594.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594.1</text:p>
          </table:table-cell>
          <table:table-cell office:value-type="string" calcext:value-type="string">
            <text:p>Cittasahabhuṃ dhammaṃ paṭicca cittasahabhū dhammo uppajjati hetupaccayā— cittasahabhuṃ ekaṃ khandhaṃ paṭicca dve khandhā cittasahabhu cittasamuṭṭhānañca rūpaṃ, dve khandhe …pe… paṭisandhikkhaṇe cittasahabhuṃ ekaṃ khandhaṃ paṭicca dve khandhā, dve khandhe …pe…. (1)</text:p>
          </table:table-cell>
          <table:table-cell office:value-type="string" calcext:value-type="string">
            <text:p>&lt;p&gt;{}&lt;/p&gt;</text:p>
          </table:table-cell>
          <table:table-cell office:value-type="string" calcext:value-type="string">
            <text:p>cck38.84, csp1ed38.462, csp2ed38.462, ms38P2_2910, msdiv239, sc594, vri122.569</text:p>
          </table:table-cell>
        </table:table-row>
        <table:table-row table:style-name="ro1">
          <table:table-cell office:value-type="string" calcext:value-type="string">
            <text:p>patthana2.10:595.1</text:p>
          </table:table-cell>
          <table:table-cell office:value-type="string" calcext:value-type="string">
            <text:p>Cittasahabhuṃ dhammaṃ paṭicca nocittasahabhū dhammo uppajjati hetupaccayā— cittasahabhū khandhe paṭicca cittaṃ nocittasahabhu cittasamuṭṭhānañca rūpaṃ; paṭisandhikkhaṇe cittasahabhū khandhe paṭicca cittaṃ kaṭattā ca rūpaṃ. (2)</text:p>
          </table:table-cell>
          <table:table-cell office:value-type="string" calcext:value-type="string">
            <text:p>&lt;p&gt;{}&lt;/p&gt;</text:p>
          </table:table-cell>
          <table:table-cell office:value-type="string" calcext:value-type="string">
            <text:p>dr43.120, ms38P2_2911, ndp39.103, sc595, sya43.113</text:p>
          </table:table-cell>
        </table:table-row>
        <table:table-row table:style-name="ro1">
          <table:table-cell office:value-type="string" calcext:value-type="string">
            <text:p>patthana2.10:596.1</text:p>
          </table:table-cell>
          <table:table-cell office:value-type="string" calcext:value-type="string">
            <text:p>Cittasahabhuṃ dhammaṃ paṭicca cittasahabhū ca nocittasahabhū ca dhammā uppajjanti hetupaccayā—cittasahabhuṃ ekaṃ khandhaṃ paṭicca dve khandhā cittañca cittasahabhu ca nocittasahabhu ca cittasamuṭṭhānaṃ rūpaṃ, dve khandhe …pe… paṭisandhikkhaṇe cittasahabhuṃ ekaṃ khandhaṃ paṭicca dve khandhā cittañca kaṭattā ca rūpaṃ, dve khandhe …pe…. (3)</text:p>
          </table:table-cell>
          <table:table-cell office:value-type="string" calcext:value-type="string">
            <text:p>&lt;p&gt;{}&lt;/p&gt;</text:p>
          </table:table-cell>
          <table:table-cell office:value-type="string" calcext:value-type="string">
            <text:p>ms38P2_2912, sc596</text:p>
          </table:table-cell>
        </table:table-row>
        <table:table-row table:style-name="ro1">
          <table:table-cell office:value-type="string" calcext:value-type="string">
            <text:p>patthana2.10:597.1</text:p>
          </table:table-cell>
          <table:table-cell office:value-type="string" calcext:value-type="string">
            <text:p>Nocittasahabhuṃ dhammaṃ paṭicca nocittasahabhū dhammo uppajjati hetupaccayā— cittaṃ paṭicca nocittasahabhu cittasamuṭṭhānaṃ rūpaṃ; paṭisandhikkhaṇe cittaṃ paṭicca kaṭattārūpaṃ, cittaṃ paṭicca vatthu, vatthuṃ paṭicca cittaṃ, ekaṃ mahābhūtaṃ …pe… mahābhūte paṭicca nocittasahabhu cittasamuṭṭhānaṃ rūpaṃ kaṭattārūpaṃ upādārūpaṃ. (1)</text:p>
          </table:table-cell>
          <table:table-cell office:value-type="string" calcext:value-type="string">
            <text:p>&lt;p&gt;{}&lt;/p&gt;</text:p>
          </table:table-cell>
          <table:table-cell office:value-type="string" calcext:value-type="string">
            <text:p>ms38P2_2913, msdiv240, sc597, vri122.570</text:p>
          </table:table-cell>
        </table:table-row>
        <table:table-row table:style-name="ro1">
          <table:table-cell office:value-type="string" calcext:value-type="string">
            <text:p>patthana2.10:598.1</text:p>
          </table:table-cell>
          <table:table-cell office:value-type="string" calcext:value-type="string">
            <text:p>Nocittasahabhuṃ dhammaṃ paṭicca cittasahabhū dhammo uppajjati hetupaccayā— cittaṃ paṭicca sampayuttakā khandhā cittasahabhu cittasamuṭṭhānañca rūpaṃ; paṭisandhikkhaṇe cittaṃ paṭicca sampayuttakā khandhā, paṭisandhikkhaṇe vatthuṃ paṭicca cittasahabhū khandhā, mahābhūte paṭicca cittasahabhu cittasamuṭṭhānaṃ rūpaṃ upādārūpaṃ. (2)</text:p>
          </table:table-cell>
          <table:table-cell office:value-type="string" calcext:value-type="string">
            <text:p>&lt;p&gt;{}&lt;/p&gt;</text:p>
          </table:table-cell>
          <table:table-cell office:value-type="string" calcext:value-type="string">
            <text:p>ms38P2_2914, sc598</text:p>
          </table:table-cell>
        </table:table-row>
        <table:table-row table:style-name="ro1">
          <table:table-cell office:value-type="string" calcext:value-type="string">
            <text:p>patthana2.10:599.1</text:p>
          </table:table-cell>
          <table:table-cell office:value-type="string" calcext:value-type="string">
            <text:p>Nocittasahabhuṃ dhammaṃ paṭicca cittasahabhū ca nocittasahabhū ca dhammā uppajjanti hetupaccayā—cittaṃ paṭicca sampayuttakā khandhā cittasahabhu ca nocittasahabhu ca cittasamuṭṭhānaṃ rūpaṃ; paṭisandhikkhaṇe cittaṃ paṭicca sampayuttakā khandhā kaṭattā ca rūpaṃ, paṭisandhikkhaṇe vatthuṃ paṭicca cittañca sampayuttakā ca khandhā, mahābhūte paṭicca cittasahabhu ca nocittasahabhu ca cittasamuṭṭhānaṃ rūpaṃ upādārūpaṃ. (3)</text:p>
          </table:table-cell>
          <table:table-cell office:value-type="string" calcext:value-type="string">
            <text:p>&lt;p&gt;{}&lt;/p&gt;</text:p>
          </table:table-cell>
          <table:table-cell office:value-type="string" calcext:value-type="string">
            <text:p>bj51.986, cck38.85, dr43.121, ms38P2_2915, sc599, sya43.114</text:p>
          </table:table-cell>
        </table:table-row>
        <table:table-row table:style-name="ro1">
          <table:table-cell office:value-type="string" calcext:value-type="string">
            <text:p>patthana2.10:600.1</text:p>
          </table:table-cell>
          <table:table-cell office:value-type="string" calcext:value-type="string">
            <text:p>Cittasahabhuñca nocittasahabhuñca dhammaṃ paṭicca cittasahabhū dhammo uppajjati hetupaccayā—cittasahabhuṃ ekaṃ khandhañca cittañca paṭicca dve khandhā cittasahabhu cittasamuṭṭhānañca rūpaṃ, dve khandhe ca …pe… paṭisandhikkhaṇe cittasahabhuṃ ekaṃ khandhañca cittañca paṭicca dve khandhā, dve khandhe ca …pe… paṭisandhikkhaṇe cittasahabhuṃ ekaṃ khandhañca vatthuñca paṭicca dve khandhā, dve khandhe ca …pe… cittasahabhū khandhe ca mahābhūte ca paṭicca cittasahabhu cittasamuṭṭhānaṃ rūpaṃ upādārūpaṃ. (1)</text:p>
          </table:table-cell>
          <table:table-cell office:value-type="string" calcext:value-type="string">
            <text:p>&lt;p&gt;{}&lt;/p&gt;</text:p>
          </table:table-cell>
          <table:table-cell office:value-type="string" calcext:value-type="string">
            <text:p>csp1ed38.463, csp2ed38.463, ms38P2_2916, msdiv241, ndp39.104, sc600</text:p>
          </table:table-cell>
        </table:table-row>
        <table:table-row table:style-name="ro1">
          <table:table-cell office:value-type="string" calcext:value-type="string">
            <text:p>patthana2.10:601.1</text:p>
          </table:table-cell>
          <table:table-cell office:value-type="string" calcext:value-type="string">
            <text:p>Cittasahabhuñca nocittasahabhuñca dhammaṃ paṭicca nocittasahabhū dhammo uppajjati hetupaccayā—cittasahabhū khandhe ca cittañca paṭicca nocittasahabhu cittasamuṭṭhānaṃ rūpaṃ; paṭisandhikkhaṇe cittasahabhū khandhe ca cittañca paṭicca kaṭattārūpaṃ, paṭisandhikkhaṇe cittasahabhū khandhe ca vatthuñca paṭicca cittaṃ, cittasahabhū khandhe ca mahābhūte ca paṭicca nocittasahabhu cittasamuṭṭhānaṃ rūpaṃ kaṭattārūpaṃ upādārūpaṃ. (2)</text:p>
          </table:table-cell>
          <table:table-cell office:value-type="string" calcext:value-type="string">
            <text:p>&lt;p&gt;{}&lt;/p&gt;</text:p>
          </table:table-cell>
          <table:table-cell office:value-type="string" calcext:value-type="string">
            <text:p>ms38P2_2917, sc601</text:p>
          </table:table-cell>
        </table:table-row>
        <table:table-row table:style-name="ro1">
          <table:table-cell office:value-type="string" calcext:value-type="string">
            <text:p>patthana2.10:602.1</text:p>
          </table:table-cell>
          <table:table-cell office:value-type="string" calcext:value-type="string">
            <text:p>Cittasahabhuñca nocittasahabhuñca dhammaṃ paṭicca cittasahabhū ca nocittasahabhū ca dhammā uppajjanti hetupaccayā—cittasahabhuṃ ekaṃ khandhañca cittañca paṭicca dve khandhā cittasahabhu ca nocittasahabhu ca cittasamuṭṭhānaṃ rūpaṃ, dve khandhe ca …pe… paṭisandhikkhaṇe cittasahabhuṃ ekaṃ khandhañca cittañca paṭicca dve khandhā kaṭattā ca rūpaṃ, dve khandhe ca …pe… paṭisandhikkhaṇe cittasahabhuṃ ekaṃ khandhañca vatthuñca paṭicca dve khandhā cittañca, dve khandhe ca …pe… cittasahabhū khandhe ca mahābhūte ca paṭicca kaṭattārūpaṃ upādārūpaṃ. (Saṃkhittaṃ.) (3)</text:p>
          </table:table-cell>
          <table:table-cell office:value-type="string" calcext:value-type="string">
            <text:p>&lt;p&gt;{}&lt;/p&gt;</text:p>
          </table:table-cell>
          <table:table-cell office:value-type="string" calcext:value-type="string">
            <text:p>ms38P2_2918, sc602, sya43.115, vri122.571</text:p>
          </table:table-cell>
        </table:table-row>
        <table:table-row table:style-name="ro1">
          <table:table-cell office:value-type="string" calcext:value-type="string">
            <text:p>patthana2.10:603.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603.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603.1</text:p>
          </table:table-cell>
          <table:table-cell office:value-type="string" calcext:value-type="string">
            <text:p>Hetuyā nava, ārammaṇe nava (arūpaṃ sabbaṃ uddharitabbaṃ. Cittasamuṭṭhānadukasadisaṃ.) Adhipatiyā nava (mahābhūtā chasupi pañhesu kātabbā, adhipatiyā tīsu natthi.) Anantare nava, samanantare nava, sahajāte nava, aññamaññe nava, nissaye nava, upanissaye nava, purejāte pañca, āsevane pañca, kamme nava (sabbattha nava), avigate nava.</text:p>
          </table:table-cell>
          <table:table-cell office:value-type="string" calcext:value-type="string">
            <text:p>&lt;p&gt;{}&lt;/p&gt;</text:p>
          </table:table-cell>
          <table:table-cell office:value-type="string" calcext:value-type="string">
            <text:p>cck38.86, dr43.122, ms38P2_2919, msdiv242, sc603</text:p>
          </table:table-cell>
        </table:table-row>
        <table:table-row table:style-name="ro1">
          <table:table-cell office:value-type="string" calcext:value-type="string">
            <text:p>patthana2.10:604.0.1</text:p>
          </table:table-cell>
          <table:table-cell office:value-type="string" calcext:value-type="string">
            <text:p>2.10.7.1.2. Paccayapaccanīya</text:p>
          </table:table-cell>
          <table:table-cell office:value-type="string" calcext:value-type="string">
            <text:p>&lt;h4&gt;{}&lt;/h4&gt;</text:p>
          </table:table-cell>
          <table:table-cell/>
        </table:table-row>
        <table:table-row table:style-name="ro1">
          <table:table-cell office:value-type="string" calcext:value-type="string">
            <text:p>patthana2.10:604.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604.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604.1</text:p>
          </table:table-cell>
          <table:table-cell office:value-type="string" calcext:value-type="string">
            <text:p>Cittasahabhuṃ dhammaṃ paṭicca cittasahabhū dhammo uppajjati nahetupaccayā— ahetukaṃ cittasahabhuṃ ekaṃ khandhaṃ paṭicca dve khandhā cittasahabhu cittasamuṭṭhānañca rūpaṃ, dve khandhe …pe… ahetukapaṭisandhikkhaṇe …pe… vicikicchāsahagate uddhaccasahagate khandhe paṭicca vicikicchāsahagato uddhaccasahagato moho. (Evaṃ navapi pañhā kātabbā. “Ahetukan”ti niyāmetabbaṃ. Yathā anulome labbhati evaṃ kātabbaṃ. Tīṇi moho yathā cittasamuṭṭhānaduke evameva kātabbā.)</text:p>
          </table:table-cell>
          <table:table-cell office:value-type="string" calcext:value-type="string">
            <text:p>&lt;p&gt;{}&lt;/p&gt;</text:p>
          </table:table-cell>
          <table:table-cell office:value-type="string" calcext:value-type="string">
            <text:p>csp1ed38.464, csp2ed38.464, ms38P2_2920, msdiv243, ndp39.105, sc604</text:p>
          </table:table-cell>
        </table:table-row>
        <table:table-row table:style-name="ro1">
          <table:table-cell office:value-type="string" calcext:value-type="string">
            <text:p>patthana2.10:605.0</text:p>
          </table:table-cell>
          <table:table-cell office:value-type="string" calcext:value-type="string">
            <text:p>Nakamma</text:p>
          </table:table-cell>
          <table:table-cell office:value-type="string" calcext:value-type="string">
            <text:p>&lt;h6&gt;{}&lt;/h6&gt;</text:p>
          </table:table-cell>
          <table:table-cell/>
        </table:table-row>
        <table:table-row table:style-name="ro1">
          <table:table-cell office:value-type="string" calcext:value-type="string">
            <text:p>patthana2.10:605.1</text:p>
          </table:table-cell>
          <table:table-cell office:value-type="string" calcext:value-type="string">
            <text:p>Cittasahabhuṃ dhammaṃ paṭicca cittasahabhū dhammo uppajjati nakammapaccayā— cittasahabhū khandhe paṭicca cittasahabhū cetanā.</text:p>
          </table:table-cell>
          <table:table-cell office:value-type="string" calcext:value-type="string">
            <text:p>&lt;p&gt;{}&lt;/p&gt;</text:p>
          </table:table-cell>
          <table:table-cell office:value-type="string" calcext:value-type="string">
            <text:p>bj51.987, ms38P2_2921, msdiv244, sc605, vri122.572</text:p>
          </table:table-cell>
        </table:table-row>
        <table:table-row table:style-name="ro1">
          <table:table-cell office:value-type="string" calcext:value-type="string">
            <text:p>patthana2.10:606.1</text:p>
          </table:table-cell>
          <table:table-cell office:value-type="string" calcext:value-type="string">
            <text:p>Nocittasahabhuṃ dhammaṃ paṭicca nocittasahabhū dhammo uppajjati nakammapaccayā—bāhiraṃ … āhārasamuṭṭhānaṃ … utusamuṭṭhānaṃ …pe….</text:p>
          </table:table-cell>
          <table:table-cell office:value-type="string" calcext:value-type="string">
            <text:p>&lt;p&gt;{}&lt;/p&gt;</text:p>
          </table:table-cell>
          <table:table-cell office:value-type="string" calcext:value-type="string">
            <text:p>ms38P2_2922, sc606, sya43.116</text:p>
          </table:table-cell>
        </table:table-row>
        <table:table-row table:style-name="ro1">
          <table:table-cell office:value-type="string" calcext:value-type="string">
            <text:p>patthana2.10:607.1</text:p>
          </table:table-cell>
          <table:table-cell office:value-type="string" calcext:value-type="string">
            <text:p>Nocittasahabhuṃ dhammaṃ paṭicca cittasahabhū dhammo uppajjati nakammapaccayā— cittaṃ paṭicca sampayuttakā cetanā.</text:p>
          </table:table-cell>
          <table:table-cell office:value-type="string" calcext:value-type="string">
            <text:p>&lt;p&gt;{}&lt;/p&gt;</text:p>
          </table:table-cell>
          <table:table-cell office:value-type="string" calcext:value-type="string">
            <text:p>dr43.123, ms38P2_2923, sc607</text:p>
          </table:table-cell>
        </table:table-row>
        <table:table-row table:style-name="ro1">
          <table:table-cell office:value-type="string" calcext:value-type="string">
            <text:p>patthana2.10:608.1</text:p>
          </table:table-cell>
          <table:table-cell office:value-type="string" calcext:value-type="string">
            <text:p>Cittasahabhuñca nocittasahabhuñca dhammaṃ paṭicca cittasahabhū dhammo uppajjati nakammapaccayā—cittasahabhū khandhe ca cittañca paṭicca sampayuttakā cetanā.</text:p>
          </table:table-cell>
          <table:table-cell office:value-type="string" calcext:value-type="string">
            <text:p>&lt;p&gt;{}&lt;/p&gt;</text:p>
          </table:table-cell>
          <table:table-cell office:value-type="string" calcext:value-type="string">
            <text:p>ms38P2_2924, sc608</text:p>
          </table:table-cell>
        </table:table-row>
        <table:table-row table:style-name="ro1">
          <table:table-cell office:value-type="string" calcext:value-type="string">
            <text:p>patthana2.10:609.0</text:p>
          </table:table-cell>
          <table:table-cell office:value-type="string" calcext:value-type="string">
            <text:p>Najhāna</text:p>
          </table:table-cell>
          <table:table-cell office:value-type="string" calcext:value-type="string">
            <text:p>&lt;h6&gt;{}&lt;/h6&gt;</text:p>
          </table:table-cell>
          <table:table-cell/>
        </table:table-row>
        <table:table-row table:style-name="ro1">
          <table:table-cell office:value-type="string" calcext:value-type="string">
            <text:p>patthana2.10:609.1</text:p>
          </table:table-cell>
          <table:table-cell office:value-type="string" calcext:value-type="string">
            <text:p>Cittasahabhuṃ dhammaṃ paṭicca cittasahabhū dhammo uppajjati najhānapaccayā— pañcaviññāṇasahagataṃ …pe….</text:p>
          </table:table-cell>
          <table:table-cell office:value-type="string" calcext:value-type="string">
            <text:p>&lt;p&gt;{}&lt;/p&gt;</text:p>
          </table:table-cell>
          <table:table-cell office:value-type="string" calcext:value-type="string">
            <text:p>ms38P2_2925, msdiv245, sc609</text:p>
          </table:table-cell>
        </table:table-row>
        <table:table-row table:style-name="ro1">
          <table:table-cell office:value-type="string" calcext:value-type="string">
            <text:p>patthana2.10:610.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610.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610.1</text:p>
          </table:table-cell>
          <table:table-cell office:value-type="string" calcext:value-type="string">
            <text:p>Nahetuyā nava, naārammaṇe nava, naadhipatiyā nava, naanantare nava, nasamanantare nava, naaññamaññe nava, naupanissaye nava, napurejāte nava, napacchājāte nava, naāsevane nava, nakamme cattāri, navipāke nava, naāhāre ekaṃ, naindriye ekaṃ, najhāne cha, namagge nava, nasampayutte nava, navippayutte cha, nonatthiyā nava, novigate nava</text:p>
          </table:table-cell>
          <table:table-cell office:value-type="string" calcext:value-type="string">
            <text:p>&lt;p&gt;{}&lt;/p&gt;</text:p>
          </table:table-cell>
          <table:table-cell office:value-type="string" calcext:value-type="string">
            <text:p>cck38.87, ms38P2_2926, msdiv246, sc610</text:p>
          </table:table-cell>
        </table:table-row>
        <table:table-row table:style-name="ro1">
          <table:table-cell office:value-type="string" calcext:value-type="string">
            <text:p>patthana2.10:611.0</text:p>
          </table:table-cell>
          <table:table-cell office:value-type="string" calcext:value-type="string">
            <text:p>2.10.7.1.3–4 Paccayānulomapaccanīya-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611.1</text:p>
          </table:table-cell>
          <table:table-cell office:value-type="string" calcext:value-type="string">
            <text:p>Evaṃ itare dvepi gaṇanā kātabbā.</text:p>
          </table:table-cell>
          <table:table-cell office:value-type="string" calcext:value-type="string">
            <text:p>&lt;p class='pe'&gt;{}&lt;/p&gt;</text:p>
          </table:table-cell>
          <table:table-cell office:value-type="string" calcext:value-type="string">
            <text:p>ms38P2_2927, sc611</text:p>
          </table:table-cell>
        </table:table-row>
        <table:table-row table:style-name="ro1">
          <table:table-cell office:value-type="string" calcext:value-type="string">
            <text:p>patthana2.10:612.0</text:p>
          </table:table-cell>
          <table:table-cell office:value-type="string" calcext:value-type="string">
            <text:p>2.10.7.2. Sahajātavāra</text:p>
          </table:table-cell>
          <table:table-cell office:value-type="string" calcext:value-type="string">
            <text:p>&lt;h3&gt;{}&lt;/h3&gt;</text:p>
          </table:table-cell>
          <table:table-cell/>
        </table:table-row>
        <table:table-row table:style-name="ro1">
          <table:table-cell office:value-type="string" calcext:value-type="string">
            <text:p>patthana2.10:612.1</text:p>
          </table:table-cell>
          <table:table-cell office:value-type="string" calcext:value-type="string">
            <text:p>Sahajātavāropi paṭiccavārasadiso.</text:p>
          </table:table-cell>
          <table:table-cell office:value-type="string" calcext:value-type="string">
            <text:p>&lt;p class='pe'&gt;{}&lt;/p&gt;</text:p>
          </table:table-cell>
          <table:table-cell office:value-type="string" calcext:value-type="string">
            <text:p>ms38P2_2928, ndp39.106, sc612, vri122.573</text:p>
          </table:table-cell>
        </table:table-row>
        <table:table-row table:style-name="ro1">
          <table:table-cell office:value-type="string" calcext:value-type="string">
            <text:p>patthana2.10:613.0.1</text:p>
          </table:table-cell>
          <table:table-cell office:value-type="string" calcext:value-type="string">
            <text:p>2.10.7.3. Paccayavāra</text:p>
          </table:table-cell>
          <table:table-cell office:value-type="string" calcext:value-type="string">
            <text:p>&lt;h3&gt;{}&lt;/h3&gt;</text:p>
          </table:table-cell>
          <table:table-cell/>
        </table:table-row>
        <table:table-row table:style-name="ro1">
          <table:table-cell office:value-type="string" calcext:value-type="string">
            <text:p>patthana2.10:613.0.2</text:p>
          </table:table-cell>
          <table:table-cell office:value-type="string" calcext:value-type="string">
            <text:p>2.10.7.3.1. Paccayānuloma</text:p>
          </table:table-cell>
          <table:table-cell office:value-type="string" calcext:value-type="string">
            <text:p>&lt;h4&gt;{}&lt;/h4&gt;</text:p>
          </table:table-cell>
          <table:table-cell/>
        </table:table-row>
        <table:table-row table:style-name="ro1">
          <table:table-cell office:value-type="string" calcext:value-type="string">
            <text:p>patthana2.10:613.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613.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613.1</text:p>
          </table:table-cell>
          <table:table-cell office:value-type="string" calcext:value-type="string">
            <text:p>Cittasahabhuṃ dhammaṃ paccayā cittasahabhū dhammo uppajjati hetupaccayā … tīṇi. (Paṭiccasadisā.)</text:p>
          </table:table-cell>
          <table:table-cell office:value-type="string" calcext:value-type="string">
            <text:p>&lt;p&gt;{}&lt;/p&gt;</text:p>
          </table:table-cell>
          <table:table-cell office:value-type="string" calcext:value-type="string">
            <text:p>csp1ed38.465, csp2ed38.465, dr43.124, ms38P2_2929, msdiv247, sc613</text:p>
          </table:table-cell>
        </table:table-row>
        <table:table-row table:style-name="ro1">
          <table:table-cell office:value-type="string" calcext:value-type="string">
            <text:p>patthana2.10:614.1</text:p>
          </table:table-cell>
          <table:table-cell office:value-type="string" calcext:value-type="string">
            <text:p>Nocittasahabhuṃ dhammaṃ paccayā nocittasahabhū dhammo uppajjati hetupaccayā— vatthuṃ paccayā cittaṃ, cittaṃ paccayā nocittasahabhu cittasamuṭṭhānaṃ rūpaṃ; paṭisandhikkhaṇe …pe…. (Paṭiccavārasadisaṃ, sabbe mahābhūtā.) (1)</text:p>
          </table:table-cell>
          <table:table-cell office:value-type="string" calcext:value-type="string">
            <text:p>&lt;p&gt;{}&lt;/p&gt;</text:p>
          </table:table-cell>
          <table:table-cell office:value-type="string" calcext:value-type="string">
            <text:p>ms38P2_2930, sc614</text:p>
          </table:table-cell>
        </table:table-row>
        <table:table-row table:style-name="ro1">
          <table:table-cell office:value-type="string" calcext:value-type="string">
            <text:p>patthana2.10:615.1</text:p>
          </table:table-cell>
          <table:table-cell office:value-type="string" calcext:value-type="string">
            <text:p>Nocittasahabhuṃ dhammaṃ paccayā cittasahabhū dhammo uppajjati hetupaccayā— cittaṃ paccayā sampayuttakā khandhā cittasahabhu cittasamuṭṭhānañca rūpaṃ, vatthuṃ paccayā cittasahabhū khandhā; paṭisandhikkhaṇe …pe…. (Sabbe mahābhūtā paṭiccasadisaṃ.) (2)</text:p>
          </table:table-cell>
          <table:table-cell office:value-type="string" calcext:value-type="string">
            <text:p>&lt;p&gt;{}&lt;/p&gt;</text:p>
          </table:table-cell>
          <table:table-cell office:value-type="string" calcext:value-type="string">
            <text:p>ms38P2_2931, sc615, sya43.117</text:p>
          </table:table-cell>
        </table:table-row>
        <table:table-row table:style-name="ro1">
          <table:table-cell office:value-type="string" calcext:value-type="string">
            <text:p>patthana2.10:616.1</text:p>
          </table:table-cell>
          <table:table-cell office:value-type="string" calcext:value-type="string">
            <text:p>Nocittasahabhuṃ dhammaṃ paccayā cittasahabhū ca nocittasahabhū ca dhammā uppajjanti hetupaccayā—cittaṃ paccayā sampayuttakā khandhā cittasahabhu ca nocittasahabhu ca cittasamuṭṭhānaṃ rūpaṃ, vatthuṃ paccayā cittañca sampayuttakā ca khandhā; paṭisandhikkhaṇe …pe…. (Paṭiccasadisaṃ, sabbe mahābhūtā.) (3)</text:p>
          </table:table-cell>
          <table:table-cell office:value-type="string" calcext:value-type="string">
            <text:p>&lt;p&gt;{}&lt;/p&gt;</text:p>
          </table:table-cell>
          <table:table-cell office:value-type="string" calcext:value-type="string">
            <text:p>ms38P2_2932, sc616</text:p>
          </table:table-cell>
        </table:table-row>
        <table:table-row table:style-name="ro1">
          <table:table-cell office:value-type="string" calcext:value-type="string">
            <text:p>patthana2.10:617.1</text:p>
          </table:table-cell>
          <table:table-cell office:value-type="string" calcext:value-type="string">
            <text:p>Cittasahabhuñca nocittasahabhuñca dhammaṃ paccayā cittasahabhū dhammo uppajjati hetupaccayā—cittasahabhuṃ ekaṃ khandhañca cittañca paccayā dve khandhā cittasahabhu cittasamuṭṭhānañca rūpaṃ, dve khandhe ca …pe… cittasahabhuṃ ekaṃ khandhañca vatthuñca paccayā dve khandhā, dve khandhe ca …pe… paṭisandhikkhaṇe …pe…. (Paṭiccasadisaṃ, sabbe mahābhūtā.) (1)</text:p>
          </table:table-cell>
          <table:table-cell office:value-type="string" calcext:value-type="string">
            <text:p>&lt;p&gt;{}&lt;/p&gt;</text:p>
          </table:table-cell>
          <table:table-cell office:value-type="string" calcext:value-type="string">
            <text:p>ms38P2_2933, msdiv248, sc617, vri122.574</text:p>
          </table:table-cell>
        </table:table-row>
        <table:table-row table:style-name="ro1">
          <table:table-cell office:value-type="string" calcext:value-type="string">
            <text:p>patthana2.10:618.1</text:p>
          </table:table-cell>
          <table:table-cell office:value-type="string" calcext:value-type="string">
            <text:p>Cittasahabhuñca nocittasahabhuñca dhammaṃ paccayā nocittasahabhū dhammo uppajjati hetupaccayā—cittasahabhū khandhe ca cittañca paccayā nocittasahabhu cittasamuṭṭhānaṃ rūpaṃ, cittasahabhū khandhe ca vatthuñca paccayā cittaṃ. Cittasahabhū khandhe ca mahābhūte ca paccayā nocittasahabhu cittasamuṭṭhānaṃ rūpaṃ; paṭisandhikkhaṇe …pe…. (Paṭiccasadisaṃ, sabbe mahābhūtā.) (2)</text:p>
          </table:table-cell>
          <table:table-cell office:value-type="string" calcext:value-type="string">
            <text:p>&lt;p&gt;{}&lt;/p&gt;</text:p>
          </table:table-cell>
          <table:table-cell office:value-type="string" calcext:value-type="string">
            <text:p>dr43.125, ms38P2_2934, ndp39.107, sc618</text:p>
          </table:table-cell>
        </table:table-row>
        <table:table-row table:style-name="ro1">
          <table:table-cell office:value-type="string" calcext:value-type="string">
            <text:p>patthana2.10:619.1</text:p>
          </table:table-cell>
          <table:table-cell office:value-type="string" calcext:value-type="string">
            <text:p>Cittasahabhuñca nocittasahabhuñca dhammaṃ paccayā cittasahabhū ca nocittasahabhū ca dhammā uppajjanti hetupaccayā—cittasahabhuṃ ekaṃ khandhañca cittañca paccayā dve khandhā cittasahabhu ca nocittasahabhu ca cittasamuṭṭhānaṃ rūpaṃ, cittasahabhuṃ ekaṃ khandhañca vatthuñca paccayā dve khandhā cittañca, dve khandhe ca …pe… paṭisandhikkhaṇe …pe…. (Paṭiccasadisaṃ, sabbe mahābhūtā.) (3)</text:p>
          </table:table-cell>
          <table:table-cell office:value-type="string" calcext:value-type="string">
            <text:p>&lt;p&gt;{}&lt;/p&gt;</text:p>
          </table:table-cell>
          <table:table-cell office:value-type="string" calcext:value-type="string">
            <text:p>cck38.88, csp1ed38.466, csp2ed38.466, ms38P2_2935, sc619, sya43.118</text:p>
          </table:table-cell>
        </table:table-row>
        <table:table-row table:style-name="ro1">
          <table:table-cell office:value-type="string" calcext:value-type="string">
            <text:p>patthana2.10:620.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620.1</text:p>
          </table:table-cell>
          <table:table-cell office:value-type="string" calcext:value-type="string">
            <text:p>Cittasahabhuṃ dhammaṃ paccayā cittasahabhū dhammo uppajjati ārammaṇapaccayā … tīṇi. (Paṭiccasadisaṃ.)</text:p>
          </table:table-cell>
          <table:table-cell office:value-type="string" calcext:value-type="string">
            <text:p>&lt;p&gt;{}&lt;/p&gt;</text:p>
          </table:table-cell>
          <table:table-cell office:value-type="string" calcext:value-type="string">
            <text:p>ms38P2_2936, msdiv249, sc620</text:p>
          </table:table-cell>
        </table:table-row>
        <table:table-row table:style-name="ro1">
          <table:table-cell office:value-type="string" calcext:value-type="string">
            <text:p>patthana2.10:621.1</text:p>
          </table:table-cell>
          <table:table-cell office:value-type="string" calcext:value-type="string">
            <text:p>Nocittasahabhuṃ dhammaṃ paccayā nocittasahabhū dhammo uppajjati ārammaṇapaccayā …pe… cakkhāyatanaṃ paccayā cakkhuviññāṇaṃ …pe… kāyāyatanaṃ …pe…. (Imaṃ cittasamuṭṭhānadukaṃ paccayavāre ārammaṇasadisaṃ. Channampi imesaṃ pañcaviññāṇamūlā kātabbā. Saṃkhittaṃ.)</text:p>
          </table:table-cell>
          <table:table-cell office:value-type="string" calcext:value-type="string">
            <text:p>&lt;p&gt;{}&lt;/p&gt;</text:p>
          </table:table-cell>
          <table:table-cell office:value-type="string" calcext:value-type="string">
            <text:p>bj51.988, ms38P2_2937, sc621</text:p>
          </table:table-cell>
        </table:table-row>
        <table:table-row table:style-name="ro1">
          <table:table-cell office:value-type="string" calcext:value-type="string">
            <text:p>patthana2.10:622.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622.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622.1</text:p>
          </table:table-cell>
          <table:table-cell office:value-type="string" calcext:value-type="string">
            <text:p>Hetuyā nava, ārammaṇe nava, adhipatiyā nava (sabbattha nava), avigate nava.</text:p>
          </table:table-cell>
          <table:table-cell office:value-type="string" calcext:value-type="string">
            <text:p>&lt;p&gt;{}&lt;/p&gt;</text:p>
          </table:table-cell>
          <table:table-cell office:value-type="string" calcext:value-type="string">
            <text:p>ms38P2_2938, msdiv250, sc622, vri122.575</text:p>
          </table:table-cell>
        </table:table-row>
        <table:table-row table:style-name="ro1">
          <table:table-cell office:value-type="string" calcext:value-type="string">
            <text:p>patthana2.10:623.0.1</text:p>
          </table:table-cell>
          <table:table-cell office:value-type="string" calcext:value-type="string">
            <text:p>2.10.7.2. Paccayapaccanīya</text:p>
          </table:table-cell>
          <table:table-cell office:value-type="string" calcext:value-type="string">
            <text:p>&lt;h4&gt;{}&lt;/h4&gt;</text:p>
          </table:table-cell>
          <table:table-cell/>
        </table:table-row>
        <table:table-row table:style-name="ro1">
          <table:table-cell office:value-type="string" calcext:value-type="string">
            <text:p>patthana2.10:623.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623.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623.1</text:p>
          </table:table-cell>
          <table:table-cell office:value-type="string" calcext:value-type="string">
            <text:p>Cittasahabhuṃ dhammaṃ paccayā cittasahabhū dhammo uppajjati nahetupaccayā— ahetukaṃ cittasahabhuṃ ekaṃ khandhaṃ …pe…. (Saṃkhittaṃ. Sabbaṃ kātabbaṃ. Paccayavārassa pañcaviññāṇaṃ channampi mūlā kātabbā. Sabbe mahābhūte tīṇiyeva moho. Saṃkhittaṃ.)</text:p>
          </table:table-cell>
          <table:table-cell office:value-type="string" calcext:value-type="string">
            <text:p>&lt;p&gt;{}&lt;/p&gt;</text:p>
          </table:table-cell>
          <table:table-cell office:value-type="string" calcext:value-type="string">
            <text:p>dr43.126, ms38P2_2939, msdiv251, ndp39.108, sc623</text:p>
          </table:table-cell>
        </table:table-row>
        <table:table-row table:style-name="ro1">
          <table:table-cell office:value-type="string" calcext:value-type="string">
            <text:p>patthana2.10:624.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624.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624.1</text:p>
          </table:table-cell>
          <table:table-cell office:value-type="string" calcext:value-type="string">
            <text:p>Nahetuyā nava, naārammaṇe nava, naadhipatiyā nava, naanantare nava, nasamanantare nava, naaññamaññe nava, naupanissaye nava, napurejāte nava, napacchājāte nava, naāsevane nava, nakamme cattāri, navipāke nava, naāhāre ekaṃ, naindriye ekaṃ, najhāne nava, namagge nava, nasampayutte nava, navippayutte cha, nonatthiyā nava, novigate nava.</text:p>
          </table:table-cell>
          <table:table-cell office:value-type="string" calcext:value-type="string">
            <text:p>&lt;p&gt;{}&lt;/p&gt;</text:p>
          </table:table-cell>
          <table:table-cell office:value-type="string" calcext:value-type="string">
            <text:p>csp1ed38.467, csp2ed38.467, ms38P2_2940, msdiv252, sc624</text:p>
          </table:table-cell>
        </table:table-row>
        <table:table-row table:style-name="ro1">
          <table:table-cell office:value-type="string" calcext:value-type="string">
            <text:p>patthana2.10:625.0</text:p>
          </table:table-cell>
          <table:table-cell office:value-type="string" calcext:value-type="string">
            <text:p>2.10.7.3.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625.1</text:p>
          </table:table-cell>
          <table:table-cell office:value-type="string" calcext:value-type="string">
            <text:p>Hetupaccayā naārammaṇe nava (sabbattha nava), nakamme tīṇi, navipāke nava, nasampayutte nava, navippayutte pañca, nonatthiyā nava, novigate nava.</text:p>
          </table:table-cell>
          <table:table-cell office:value-type="string" calcext:value-type="string">
            <text:p>&lt;p&gt;{}&lt;/p&gt;</text:p>
          </table:table-cell>
          <table:table-cell office:value-type="string" calcext:value-type="string">
            <text:p>ms38P2_2941, msdiv253, sc625, sya43.119, vri122.576</text:p>
          </table:table-cell>
        </table:table-row>
        <table:table-row table:style-name="ro1">
          <table:table-cell office:value-type="string" calcext:value-type="string">
            <text:p>patthana2.10:626.0</text:p>
          </table:table-cell>
          <table:table-cell office:value-type="string" calcext:value-type="string">
            <text:p>2.10.7.3.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626.1</text:p>
          </table:table-cell>
          <table:table-cell office:value-type="string" calcext:value-type="string">
            <text:p>Nahetupaccayā ārammaṇe nava, anantare nava (sabbattha nava), magge tīṇi …pe… avigate nava.</text:p>
          </table:table-cell>
          <table:table-cell office:value-type="string" calcext:value-type="string">
            <text:p>&lt;p&gt;{}&lt;/p&gt;</text:p>
          </table:table-cell>
          <table:table-cell office:value-type="string" calcext:value-type="string">
            <text:p>dr43.127, ms38P2_2942, msdiv254, sc626</text:p>
          </table:table-cell>
        </table:table-row>
        <table:table-row table:style-name="ro1">
          <table:table-cell office:value-type="string" calcext:value-type="string">
            <text:p>patthana2.10:627.0</text:p>
          </table:table-cell>
          <table:table-cell office:value-type="string" calcext:value-type="string">
            <text:p>2.10.7.4. Nissayavāra</text:p>
          </table:table-cell>
          <table:table-cell office:value-type="string" calcext:value-type="string">
            <text:p>&lt;h3&gt;{}&lt;/h3&gt;</text:p>
          </table:table-cell>
          <table:table-cell/>
        </table:table-row>
        <table:table-row table:style-name="ro1">
          <table:table-cell office:value-type="string" calcext:value-type="string">
            <text:p>patthana2.10:627.1</text:p>
          </table:table-cell>
          <table:table-cell office:value-type="string" calcext:value-type="string">
            <text:p>Nissayavāro paccayavārasadiso.</text:p>
          </table:table-cell>
          <table:table-cell office:value-type="string" calcext:value-type="string">
            <text:p>&lt;p class='pe'&gt;{}&lt;/p&gt;</text:p>
          </table:table-cell>
          <table:table-cell office:value-type="string" calcext:value-type="string">
            <text:p>ms38P2_2943, sc627</text:p>
          </table:table-cell>
        </table:table-row>
        <table:table-row table:style-name="ro1">
          <table:table-cell office:value-type="string" calcext:value-type="string">
            <text:p>patthana2.10:628.0.1</text:p>
          </table:table-cell>
          <table:table-cell office:value-type="string" calcext:value-type="string">
            <text:p>2.10.7.5. Saṃsaṭṭhavāra</text:p>
          </table:table-cell>
          <table:table-cell office:value-type="string" calcext:value-type="string">
            <text:p>&lt;h3&gt;{}&lt;/h3&gt;</text:p>
          </table:table-cell>
          <table:table-cell/>
        </table:table-row>
        <table:table-row table:style-name="ro1">
          <table:table-cell office:value-type="string" calcext:value-type="string">
            <text:p>patthana2.10:628.0.2</text:p>
          </table:table-cell>
          <table:table-cell office:value-type="string" calcext:value-type="string">
            <text:p>2.10.7.5.1–4 Paccayānulomādi</text:p>
          </table:table-cell>
          <table:table-cell office:value-type="string" calcext:value-type="string">
            <text:p>&lt;h4&gt;{}&lt;/h4&gt;</text:p>
          </table:table-cell>
          <table:table-cell/>
        </table:table-row>
        <table:table-row table:style-name="ro1">
          <table:table-cell office:value-type="string" calcext:value-type="string">
            <text:p>patthana2.10:628.1</text:p>
          </table:table-cell>
          <table:table-cell office:value-type="string" calcext:value-type="string">
            <text:p>Cittasahabhuṃ dhammaṃ saṃsaṭṭho cittasahabhū dhammo uppajjati hetupaccayā— cittasahabhuṃ ekaṃ khandhaṃ saṃsaṭṭhā dve khandhā, dve khandhe …pe… paṭisandhikkhaṇe …pe…. (1)</text:p>
          </table:table-cell>
          <table:table-cell office:value-type="string" calcext:value-type="string">
            <text:p>&lt;p&gt;{}&lt;/p&gt;</text:p>
          </table:table-cell>
          <table:table-cell office:value-type="string" calcext:value-type="string">
            <text:p>cck38.89, ms38P2_2944, msdiv255, sc628</text:p>
          </table:table-cell>
        </table:table-row>
        <table:table-row table:style-name="ro1">
          <table:table-cell office:value-type="string" calcext:value-type="string">
            <text:p>patthana2.10:629.1</text:p>
          </table:table-cell>
          <table:table-cell office:value-type="string" calcext:value-type="string">
            <text:p>Cittasahabhuṃ dhammaṃ saṃsaṭṭho nocittasahabhū dhammo uppajjati hetupaccayā— cittasahabhū khandhe saṃsaṭṭhaṃ cittaṃ; paṭisandhikkhaṇe …pe…. (2)</text:p>
          </table:table-cell>
          <table:table-cell office:value-type="string" calcext:value-type="string">
            <text:p>&lt;p&gt;{}&lt;/p&gt;</text:p>
          </table:table-cell>
          <table:table-cell office:value-type="string" calcext:value-type="string">
            <text:p>ms38P2_2945, ndp39.109, sc629</text:p>
          </table:table-cell>
        </table:table-row>
        <table:table-row table:style-name="ro1">
          <table:table-cell office:value-type="string" calcext:value-type="string">
            <text:p>patthana2.10:630.1</text:p>
          </table:table-cell>
          <table:table-cell office:value-type="string" calcext:value-type="string">
            <text:p>Cittasahabhuṃ dhammaṃ saṃsaṭṭho cittasahabhū ca nocittasahabhū ca dhammā uppajjanti hetupaccayā—cittasahabhuṃ ekaṃ khandhaṃ saṃsaṭṭhā dve khandhā cittañca, dve khandhe …pe… paṭisandhikkhaṇe …pe…. (3)</text:p>
          </table:table-cell>
          <table:table-cell office:value-type="string" calcext:value-type="string">
            <text:p>&lt;p&gt;{}&lt;/p&gt;</text:p>
          </table:table-cell>
          <table:table-cell office:value-type="string" calcext:value-type="string">
            <text:p>ms38P2_2946, sc630</text:p>
          </table:table-cell>
        </table:table-row>
        <table:table-row table:style-name="ro1">
          <table:table-cell office:value-type="string" calcext:value-type="string">
            <text:p>patthana2.10:631.1</text:p>
          </table:table-cell>
          <table:table-cell office:value-type="string" calcext:value-type="string">
            <text:p>Nocittasahabhuṃ dhammaṃ saṃsaṭṭho cittasahabhū dhammo uppajjati hetupaccayā— cittaṃ saṃsaṭṭhā sampayuttakā khandhā; paṭisandhikkhaṇe …pe…. (1)</text:p>
          </table:table-cell>
          <table:table-cell office:value-type="string" calcext:value-type="string">
            <text:p>&lt;p&gt;{}&lt;/p&gt;</text:p>
          </table:table-cell>
          <table:table-cell office:value-type="string" calcext:value-type="string">
            <text:p>ms38P2_2947, msdiv256, sc631, vri122.577</text:p>
          </table:table-cell>
        </table:table-row>
        <table:table-row table:style-name="ro1">
          <table:table-cell office:value-type="string" calcext:value-type="string">
            <text:p>patthana2.10:632.1</text:p>
          </table:table-cell>
          <table:table-cell office:value-type="string" calcext:value-type="string">
            <text:p>Cittasahabhuñca nocittasahabhuñca dhammaṃ saṃsaṭṭho cittasahabhū dhammo uppajjati hetupaccayā—cittasahabhuṃ ekaṃ khandhañca cittañca saṃsaṭṭhā dve khandhā, dve khandhe ca …pe… paṭisandhikkhaṇe …pe… (Saṃkhittaṃ.) (2)</text:p>
          </table:table-cell>
          <table:table-cell office:value-type="string" calcext:value-type="string">
            <text:p>&lt;p&gt;{}&lt;/p&gt;</text:p>
          </table:table-cell>
          <table:table-cell office:value-type="string" calcext:value-type="string">
            <text:p>csp1ed38.468, csp2ed38.468, ms38P2_2948, sc632</text:p>
          </table:table-cell>
        </table:table-row>
        <table:table-row table:style-name="ro1">
          <table:table-cell office:value-type="string" calcext:value-type="string">
            <text:p>patthana2.10:633.1</text:p>
          </table:table-cell>
          <table:table-cell office:value-type="string" calcext:value-type="string">
            <text:p>Hetuyā pañca, ārammaṇe pañca (sabbattha pañca), avigate pañca.</text:p>
          </table:table-cell>
          <table:table-cell office:value-type="string" calcext:value-type="string">
            <text:p>&lt;p&gt;{}&lt;/p&gt;</text:p>
          </table:table-cell>
          <table:table-cell office:value-type="string" calcext:value-type="string">
            <text:p>ms38P2_2949, sc633</text:p>
          </table:table-cell>
        </table:table-row>
        <table:table-row table:style-name="ro1">
          <table:table-cell office:value-type="string" calcext:value-type="string">
            <text:p>patthana2.10:634.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2950, sc634</text:p>
          </table:table-cell>
        </table:table-row>
        <table:table-row table:style-name="ro1">
          <table:table-cell office:value-type="string" calcext:value-type="string">
            <text:p>patthana2.10:635.1</text:p>
          </table:table-cell>
          <table:table-cell office:value-type="string" calcext:value-type="string">
            <text:p>Nahetuyā pañca (tīṇi, moho), naadhipatiyā pañca, napurejāte pañca, napacchājāte pañca, naāsevane pañca, nakamme tīṇi, navipāke pañca, najhāne pañca, namagge pañca, navippayutte pañca.</text:p>
          </table:table-cell>
          <table:table-cell office:value-type="string" calcext:value-type="string">
            <text:p>&lt;p&gt;{}&lt;/p&gt;</text:p>
          </table:table-cell>
          <table:table-cell office:value-type="string" calcext:value-type="string">
            <text:p>dr43.128, ms38P2_2951, sc635, sya43.120</text:p>
          </table:table-cell>
        </table:table-row>
        <table:table-row table:style-name="ro1">
          <table:table-cell office:value-type="string" calcext:value-type="string">
            <text:p>patthana2.10:636.0</text:p>
          </table:table-cell>
          <table:table-cell office:value-type="string" calcext:value-type="string">
            <text:p>2.10.7.6. Sampayuttavāra</text:p>
          </table:table-cell>
          <table:table-cell office:value-type="string" calcext:value-type="string">
            <text:p>&lt;h3&gt;{}&lt;/h3&gt;</text:p>
          </table:table-cell>
          <table:table-cell/>
        </table:table-row>
        <table:table-row table:style-name="ro1">
          <table:table-cell office:value-type="string" calcext:value-type="string">
            <text:p>patthana2.10:636.1</text:p>
          </table:table-cell>
          <table:table-cell office:value-type="string" calcext:value-type="string">
            <text:p>Itare dve gaṇanāpi sampayuttavāropi sabbaṃ kātabbaṃ.</text:p>
          </table:table-cell>
          <table:table-cell office:value-type="string" calcext:value-type="string">
            <text:p>&lt;p class='pe'&gt;{}&lt;/p&gt;</text:p>
          </table:table-cell>
          <table:table-cell office:value-type="string" calcext:value-type="string">
            <text:p>ms38P2_2952, sc636</text:p>
          </table:table-cell>
        </table:table-row>
        <table:table-row table:style-name="ro1">
          <table:table-cell office:value-type="string" calcext:value-type="string">
            <text:p>patthana2.10:637.0.1</text:p>
          </table:table-cell>
          <table:table-cell office:value-type="string" calcext:value-type="string">
            <text:p>2.10.7.7. Pañhāvāra</text:p>
          </table:table-cell>
          <table:table-cell office:value-type="string" calcext:value-type="string">
            <text:p>&lt;h3&gt;{}&lt;/h3&gt;</text:p>
          </table:table-cell>
          <table:table-cell/>
        </table:table-row>
        <table:table-row table:style-name="ro1">
          <table:table-cell office:value-type="string" calcext:value-type="string">
            <text:p>patthana2.10:637.0.2</text:p>
          </table:table-cell>
          <table:table-cell office:value-type="string" calcext:value-type="string">
            <text:p>2.10.7.7.1. Paccayānuloma</text:p>
          </table:table-cell>
          <table:table-cell office:value-type="string" calcext:value-type="string">
            <text:p>&lt;h4&gt;{}&lt;/h4&gt;</text:p>
          </table:table-cell>
          <table:table-cell/>
        </table:table-row>
        <table:table-row table:style-name="ro1">
          <table:table-cell office:value-type="string" calcext:value-type="string">
            <text:p>patthana2.10:637.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637.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637.1</text:p>
          </table:table-cell>
          <table:table-cell office:value-type="string" calcext:value-type="string">
            <text:p>Cittasahabhū dhammo cittasahabhussa dhammassa hetupaccayena paccayo— cittasahabhū hetū sampayuttakānaṃ khandhānaṃ cittasahabhūnaṃ cittasamuṭṭhānānañca rūpānaṃ hetupaccayena paccayo; paṭisandhikkhaṇe …pe…. (1)</text:p>
          </table:table-cell>
          <table:table-cell office:value-type="string" calcext:value-type="string">
            <text:p>&lt;p&gt;{}&lt;/p&gt;</text:p>
          </table:table-cell>
          <table:table-cell office:value-type="string" calcext:value-type="string">
            <text:p>bj51.989, ms38P2_2953, msdiv257, sc637, vri122.578</text:p>
          </table:table-cell>
        </table:table-row>
        <table:table-row table:style-name="ro1">
          <table:table-cell office:value-type="string" calcext:value-type="string">
            <text:p>patthana2.10:638.1</text:p>
          </table:table-cell>
          <table:table-cell office:value-type="string" calcext:value-type="string">
            <text:p>Cittasahabhū dhammo nocittasahabhussa dhammassa hetupaccayena paccayo— cittasahabhū hetū cittassa nocittasahabhūnaṃ cittasamuṭṭhānānañca rūpānaṃ hetupaccayena paccayo; paṭisandhikkhaṇe cittasahabhū hetū cittassa kaṭattā ca rūpānaṃ hetupaccayena paccayo. (2)</text:p>
          </table:table-cell>
          <table:table-cell office:value-type="string" calcext:value-type="string">
            <text:p>&lt;p&gt;{}&lt;/p&gt;</text:p>
          </table:table-cell>
          <table:table-cell office:value-type="string" calcext:value-type="string">
            <text:p>cck38.90, ms38P2_2954, ndp39.110, sc638</text:p>
          </table:table-cell>
        </table:table-row>
        <table:table-row table:style-name="ro1">
          <table:table-cell office:value-type="string" calcext:value-type="string">
            <text:p>patthana2.10:639.1</text:p>
          </table:table-cell>
          <table:table-cell office:value-type="string" calcext:value-type="string">
            <text:p>Cittasahabhū dhammo cittasahabhussa ca nocittasahabhussa ca dhammassa hetupaccayena paccayo; cittasahabhū hetū sampayuttakānaṃ khandhānaṃ cittassa ca cittasahabhūnañca nocittasahabhūnañca cittasamuṭṭhānānaṃ rūpānaṃ hetupaccayena paccayo. (3)</text:p>
          </table:table-cell>
          <table:table-cell office:value-type="string" calcext:value-type="string">
            <text:p>&lt;p&gt;{}&lt;/p&gt;</text:p>
          </table:table-cell>
          <table:table-cell office:value-type="string" calcext:value-type="string">
            <text:p>ms38P2_2955, sc639</text:p>
          </table:table-cell>
        </table:table-row>
        <table:table-row table:style-name="ro1">
          <table:table-cell office:value-type="string" calcext:value-type="string">
            <text:p>patthana2.10:640.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640.1</text:p>
          </table:table-cell>
          <table:table-cell office:value-type="string" calcext:value-type="string">
            <text:p>Cittasahabhū dhammo cittasahabhussa dhammassa ārammaṇapaccayena paccayo … nava. (Cittasamuṭṭhānadukasadisaṃ, ninnānākaraṇaṃ.)</text:p>
          </table:table-cell>
          <table:table-cell office:value-type="string" calcext:value-type="string">
            <text:p>&lt;p&gt;{}&lt;/p&gt;</text:p>
          </table:table-cell>
          <table:table-cell office:value-type="string" calcext:value-type="string">
            <text:p>ms38P2_2956, msdiv258, sc640</text:p>
          </table:table-cell>
        </table:table-row>
        <table:table-row table:style-name="ro1">
          <table:table-cell office:value-type="string" calcext:value-type="string">
            <text:p>patthana2.10:641.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0:641.1</text:p>
          </table:table-cell>
          <table:table-cell office:value-type="string" calcext:value-type="string">
            <text:p>Cittasahabhū dhammo cittasahabhussa dhammassa adhipatipaccayena paccayo … tīṇi. (Ārammaṇādhipatipi sahajātādhipatipi kātabbā.)</text:p>
          </table:table-cell>
          <table:table-cell office:value-type="string" calcext:value-type="string">
            <text:p>&lt;p&gt;{}&lt;/p&gt;</text:p>
          </table:table-cell>
          <table:table-cell office:value-type="string" calcext:value-type="string">
            <text:p>csp1ed38.469, csp2ed38.469, dr43.129, ms38P2_2957, msdiv259, sc641</text:p>
          </table:table-cell>
        </table:table-row>
        <table:table-row table:style-name="ro1">
          <table:table-cell office:value-type="string" calcext:value-type="string">
            <text:p>patthana2.10:642.1</text:p>
          </table:table-cell>
          <table:table-cell office:value-type="string" calcext:value-type="string">
            <text:p>Nocittasahabhū dhammo nocittasahabhussa dhammassa adhipatipaccayena paccayo … tīṇi. (Ārammaṇādhipatipi sahajātādhipatipi imesampi tiṇṇaṃ kātabbā. Navapi pañhā cittasamuṭṭhānadukasadisā. Ante tīṇi ārammaṇādhipatiyeva.)</text:p>
          </table:table-cell>
          <table:table-cell office:value-type="string" calcext:value-type="string">
            <text:p>&lt;p&gt;{}&lt;/p&gt;</text:p>
          </table:table-cell>
          <table:table-cell office:value-type="string" calcext:value-type="string">
            <text:p>ms38P2_2958, sc642, sya43.121</text:p>
          </table:table-cell>
        </table:table-row>
        <table:table-row table:style-name="ro1">
          <table:table-cell office:value-type="string" calcext:value-type="string">
            <text:p>patthana2.10:643.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0:643.1</text:p>
          </table:table-cell>
          <table:table-cell office:value-type="string" calcext:value-type="string">
            <text:p>Cittasahabhū dhammo cittasahabhussa dhammassa anantarapaccayena paccayo … nava (cittasamuṭṭhānadukasadisaṃ, ninnānākaraṇaṃ) … samanantarapaccayena paccayo … nava (paṭiccasadisā) … sahajātapaccayena paccayo … nava (paṭiccasadisā) … aññamaññapaccayena paccayo … nava (paṭiccasadisā) … nissayapaccayena paccayo … nava (paccayavārasadisā) … upanissayapaccayena paccayo … nava. (Cittasamuṭṭhānadukasadisā.)</text:p>
          </table:table-cell>
          <table:table-cell office:value-type="string" calcext:value-type="string">
            <text:p>&lt;p&gt;{}&lt;/p&gt;</text:p>
          </table:table-cell>
          <table:table-cell office:value-type="string" calcext:value-type="string">
            <text:p>ms38P2_2959, msdiv260, sc643, vri122.579</text:p>
          </table:table-cell>
        </table:table-row>
        <table:table-row table:style-name="ro1">
          <table:table-cell office:value-type="string" calcext:value-type="string">
            <text:p>patthana2.10:644.0</text:p>
          </table:table-cell>
          <table:table-cell office:value-type="string" calcext:value-type="string">
            <text:p>Purejāta</text:p>
          </table:table-cell>
          <table:table-cell office:value-type="string" calcext:value-type="string">
            <text:p>&lt;h6&gt;{}&lt;/h6&gt;</text:p>
          </table:table-cell>
          <table:table-cell/>
        </table:table-row>
        <table:table-row table:style-name="ro1">
          <table:table-cell office:value-type="string" calcext:value-type="string">
            <text:p>patthana2.10:644.1</text:p>
          </table:table-cell>
          <table:table-cell office:value-type="string" calcext:value-type="string">
            <text:p>Nocittasahabhū dhammo nocittasahabhussa dhammassa purejātapaccayena paccayo— ārammaṇapurejātaṃ, vatthupurejātaṃ … tīṇi. (Nocittasahabhū mūlaṃyeva labbhati, cittasamuṭṭhānadukasadisā. Tīṇipi ninnānākaraṇaṃ.)</text:p>
          </table:table-cell>
          <table:table-cell office:value-type="string" calcext:value-type="string">
            <text:p>&lt;p&gt;{}&lt;/p&gt;</text:p>
          </table:table-cell>
          <table:table-cell office:value-type="string" calcext:value-type="string">
            <text:p>ms38P2_2960, msdiv261, ndp39.111, sc644</text:p>
          </table:table-cell>
        </table:table-row>
        <table:table-row table:style-name="ro1">
          <table:table-cell office:value-type="string" calcext:value-type="string">
            <text:p>patthana2.10:645.0</text:p>
          </table:table-cell>
          <table:table-cell office:value-type="string" calcext:value-type="string">
            <text:p>Pacchājātāsevana</text:p>
          </table:table-cell>
          <table:table-cell office:value-type="string" calcext:value-type="string">
            <text:p>&lt;h6&gt;{}&lt;/h6&gt;</text:p>
          </table:table-cell>
          <table:table-cell/>
        </table:table-row>
        <table:table-row table:style-name="ro1">
          <table:table-cell office:value-type="string" calcext:value-type="string">
            <text:p>patthana2.10:645.1</text:p>
          </table:table-cell>
          <table:table-cell office:value-type="string" calcext:value-type="string">
            <text:p>Cittasahabhū dhammo nocittasahabhussa dhammassa pacchājātapaccayena paccayo— pacchājātā cittasahabhū khandhā purejātassa imassa nocittasahabhussa kāyassa pacchājātapaccayena paccayo. (1)</text:p>
          </table:table-cell>
          <table:table-cell office:value-type="string" calcext:value-type="string">
            <text:p>&lt;p&gt;{}&lt;/p&gt;</text:p>
          </table:table-cell>
          <table:table-cell office:value-type="string" calcext:value-type="string">
            <text:p>ms38P2_2961, msdiv262, sc645</text:p>
          </table:table-cell>
        </table:table-row>
        <table:table-row table:style-name="ro1">
          <table:table-cell office:value-type="string" calcext:value-type="string">
            <text:p>patthana2.10:646.1</text:p>
          </table:table-cell>
          <table:table-cell office:value-type="string" calcext:value-type="string">
            <text:p>Nocittasahabhū dhammo nocittasahabhussa dhammassa pacchājātapaccayena paccayo …pe…. (1)</text:p>
          </table:table-cell>
          <table:table-cell office:value-type="string" calcext:value-type="string">
            <text:p>&lt;p&gt;{}&lt;/p&gt;</text:p>
          </table:table-cell>
          <table:table-cell office:value-type="string" calcext:value-type="string">
            <text:p>dr43.130, ms38P2_2962, sc646</text:p>
          </table:table-cell>
        </table:table-row>
        <table:table-row table:style-name="ro1">
          <table:table-cell office:value-type="string" calcext:value-type="string">
            <text:p>patthana2.10:647.1</text:p>
          </table:table-cell>
          <table:table-cell office:value-type="string" calcext:value-type="string">
            <text:p>Cittasahabhū ca nocittasahabhū ca dhammā nocittasahabhussa dhammassa pacchājātapaccayena paccayo (saṃkhittaṃ) … āsevanapaccayena paccayo … nava.</text:p>
          </table:table-cell>
          <table:table-cell office:value-type="string" calcext:value-type="string">
            <text:p>&lt;p&gt;{}&lt;/p&gt;</text:p>
          </table:table-cell>
          <table:table-cell office:value-type="string" calcext:value-type="string">
            <text:p>cck38.91, ms38P2_2963, sc647</text:p>
          </table:table-cell>
        </table:table-row>
        <table:table-row table:style-name="ro1">
          <table:table-cell office:value-type="string" calcext:value-type="string">
            <text:p>patthana2.10:648.0</text:p>
          </table:table-cell>
          <table:table-cell office:value-type="string" calcext:value-type="string">
            <text:p>Kamma</text:p>
          </table:table-cell>
          <table:table-cell office:value-type="string" calcext:value-type="string">
            <text:p>&lt;h6&gt;{}&lt;/h6&gt;</text:p>
          </table:table-cell>
          <table:table-cell/>
        </table:table-row>
        <table:table-row table:style-name="ro1">
          <table:table-cell office:value-type="string" calcext:value-type="string">
            <text:p>patthana2.10:648.1</text:p>
          </table:table-cell>
          <table:table-cell office:value-type="string" calcext:value-type="string">
            <text:p>Cittasahabhū dhammo cittasahabhussa dhammassa kammapaccayena paccayo— sahajātā, nānākkhaṇikā. **Sahajātā**—cittasahabhū cetanā sampayuttakānaṃ khandhānaṃ cittasahabhūnaṃ cittasamuṭṭhānānañca rūpānaṃ kammapaccayena paccayo; paṭisandhikkhaṇe …pe…. **Nānākkhaṇikā**—cittasahabhū cetanā vipākānaṃ cittasahabhūnaṃ khandhānaṃ kammapaccayena paccayo. (1)</text:p>
          </table:table-cell>
          <table:table-cell office:value-type="string" calcext:value-type="string">
            <text:p>&lt;p&gt;{}&lt;/p&gt;</text:p>
          </table:table-cell>
          <table:table-cell office:value-type="string" calcext:value-type="string">
            <text:p>csp1ed38.470, csp2ed38.470, ms38P2_2964, msdiv263, sc648, sya43.122</text:p>
          </table:table-cell>
        </table:table-row>
        <table:table-row table:style-name="ro1">
          <table:table-cell office:value-type="string" calcext:value-type="string">
            <text:p>patthana2.10:649.1</text:p>
          </table:table-cell>
          <table:table-cell office:value-type="string" calcext:value-type="string">
            <text:p>Cittasahabhū dhammo nocittasahabhussa dhammassa kammapaccayena paccayo— sahajātā, nānākkhaṇikā. **Sahajātā**—cittasahabhū cetanā cittassa nocittasahabhūnaṃ cittasamuṭṭhānānañca rūpānaṃ kammapaccayena paccayo; paṭisandhikkhaṇe …pe…. **Nānākkhaṇikā**—cittasahabhū cetanā vipākassa cittassa kaṭattā ca rūpānaṃ kammapaccayena paccayo. (2)</text:p>
          </table:table-cell>
          <table:table-cell office:value-type="string" calcext:value-type="string">
            <text:p>&lt;p&gt;{}&lt;/p&gt;</text:p>
          </table:table-cell>
          <table:table-cell office:value-type="string" calcext:value-type="string">
            <text:p>ms38P2_2965, sc649, vri122.580</text:p>
          </table:table-cell>
        </table:table-row>
        <table:table-row table:style-name="ro1">
          <table:table-cell office:value-type="string" calcext:value-type="string">
            <text:p>patthana2.10:650.1</text:p>
          </table:table-cell>
          <table:table-cell office:value-type="string" calcext:value-type="string">
            <text:p>Cittasahabhū dhammo cittasahabhussa ca nocittasahabhussa ca dhammassa kammapaccayena paccayo—sahajātā, nānākkhaṇikā. **Sahajātā**—cittasahabhū cetanā sampayuttakānaṃ khandhānaṃ cittassa ca cittasahabhūnañca nocittasahabhūnañca cittasamuṭṭhānānañca rūpānaṃ kammapaccayena paccayo; paṭisandhikkhaṇe …pe…. **Nānākkhaṇikā**—cittasahabhū cetanā vipākānaṃ khandhānaṃ cittassa kaṭattā ca rūpānaṃ kammapaccayena paccayo. (3)</text:p>
          </table:table-cell>
          <table:table-cell office:value-type="string" calcext:value-type="string">
            <text:p>&lt;p&gt;{}&lt;/p&gt;</text:p>
          </table:table-cell>
          <table:table-cell office:value-type="string" calcext:value-type="string">
            <text:p>bj51.990, ms38P2_2966, ndp39.112, sc650</text:p>
          </table:table-cell>
        </table:table-row>
        <table:table-row table:style-name="ro1">
          <table:table-cell office:value-type="string" calcext:value-type="string">
            <text:p>patthana2.10:651.0</text:p>
          </table:table-cell>
          <table:table-cell office:value-type="string" calcext:value-type="string">
            <text:p>Vipākādi</text:p>
          </table:table-cell>
          <table:table-cell office:value-type="string" calcext:value-type="string">
            <text:p>&lt;h6&gt;{}&lt;/h6&gt;</text:p>
          </table:table-cell>
          <table:table-cell/>
        </table:table-row>
        <table:table-row table:style-name="ro1">
          <table:table-cell office:value-type="string" calcext:value-type="string">
            <text:p>patthana2.10:651.1</text:p>
          </table:table-cell>
          <table:table-cell office:value-type="string" calcext:value-type="string">
            <text:p>Cittasahabhū dhammo cittasahabhussa dhammassa vipākapaccayena paccayo (cittasamuṭṭhānadukasadisaṃ) … āhārapaccayena paccayo … nava. (Cittasamuṭṭhānadukasadisā. Imampi ekaṃ kabaḷīkāraāhārasadisaṃ.) Cittasahabhū dhammo cittasahabhussa dhammassa indriyapaccayena paccayo … nava (cittasamuṭṭhānadukasadisaṃ, ninnānākaraṇaṃ) … jhānapaccayena paccayo … tīṇi … maggapaccayena paccayo … tīṇi … sampayuttapaccayena paccayo … pañca.</text:p>
          </table:table-cell>
          <table:table-cell office:value-type="string" calcext:value-type="string">
            <text:p>&lt;p&gt;{}&lt;/p&gt;</text:p>
          </table:table-cell>
          <table:table-cell office:value-type="string" calcext:value-type="string">
            <text:p>dr43.131, ms38P2_2967, msdiv264, sc651, sya43.123</text:p>
          </table:table-cell>
        </table:table-row>
        <table:table-row table:style-name="ro1">
          <table:table-cell office:value-type="string" calcext:value-type="string">
            <text:p>patthana2.10:652.0</text:p>
          </table:table-cell>
          <table:table-cell office:value-type="string" calcext:value-type="string">
            <text:p>Vippayutta</text:p>
          </table:table-cell>
          <table:table-cell office:value-type="string" calcext:value-type="string">
            <text:p>&lt;h6&gt;{}&lt;/h6&gt;</text:p>
          </table:table-cell>
          <table:table-cell/>
        </table:table-row>
        <table:table-row table:style-name="ro1">
          <table:table-cell office:value-type="string" calcext:value-type="string">
            <text:p>patthana2.10:652.1</text:p>
          </table:table-cell>
          <table:table-cell office:value-type="string" calcext:value-type="string">
            <text:p>Cittasahabhū dhammo cittasahabhussa dhammassa vippayuttapaccayena paccayo. **Sahajātā**—cittasahabhū khandhā cittasahabhūnaṃ cittasamuṭṭhānānaṃ rūpānaṃ vippayuttapaccayena paccayo. (1)</text:p>
          </table:table-cell>
          <table:table-cell office:value-type="string" calcext:value-type="string">
            <text:p>&lt;p&gt;{}&lt;/p&gt;</text:p>
          </table:table-cell>
          <table:table-cell office:value-type="string" calcext:value-type="string">
            <text:p>cck38.92, ms38P2_2968, msdiv265, sc652</text:p>
          </table:table-cell>
        </table:table-row>
        <table:table-row table:style-name="ro1">
          <table:table-cell office:value-type="string" calcext:value-type="string">
            <text:p>patthana2.10:653.1</text:p>
          </table:table-cell>
          <table:table-cell office:value-type="string" calcext:value-type="string">
            <text:p>Cittasahabhū dhammo nocittasahabhussa dhammassa vippayuttapaccayena paccayo— sahajātaṃ, pacchājātaṃ. **Sahajātā**—cittasahabhū khandhā nocittasahabhūnaṃ cittasamuṭṭhānānaṃ rūpānaṃ vippayuttapaccayena paccayo; paṭisandhikkhaṇe …pe…. **Pacchājātā**—cittasahabhū khandhā purejātassa imassa nocittasahabhussa kāyassa vippayuttapaccayena paccayo. (2)</text:p>
          </table:table-cell>
          <table:table-cell office:value-type="string" calcext:value-type="string">
            <text:p>&lt;p&gt;{}&lt;/p&gt;</text:p>
          </table:table-cell>
          <table:table-cell office:value-type="string" calcext:value-type="string">
            <text:p>csp1ed38.471, csp2ed38.471, ms38P2_2969, sc653</text:p>
          </table:table-cell>
        </table:table-row>
        <table:table-row table:style-name="ro1">
          <table:table-cell office:value-type="string" calcext:value-type="string">
            <text:p>patthana2.10:654.1</text:p>
          </table:table-cell>
          <table:table-cell office:value-type="string" calcext:value-type="string">
            <text:p>Cittasahabhū dhammo cittasahabhussa ca nocittasahabhussa ca dhammassa vippayuttapaccayena paccayo. **Sahajātā**—cittasahabhū khandhā cittasahabhūnañca nocittasahabhūnañca cittasamuṭṭhānānaṃ rūpānaṃ vippayuttapaccayena paccayo. (3)</text:p>
          </table:table-cell>
          <table:table-cell office:value-type="string" calcext:value-type="string">
            <text:p>&lt;p&gt;{}&lt;/p&gt;</text:p>
          </table:table-cell>
          <table:table-cell office:value-type="string" calcext:value-type="string">
            <text:p>ms38P2_2970, sc654, vri122.581</text:p>
          </table:table-cell>
        </table:table-row>
        <table:table-row table:style-name="ro1">
          <table:table-cell office:value-type="string" calcext:value-type="string">
            <text:p>patthana2.10:655.1</text:p>
          </table:table-cell>
          <table:table-cell office:value-type="string" calcext:value-type="string">
            <text:p>Nocittasahabhū dhammo nocittasahabhussa dhammassa vippayuttapaccayena paccayo— sahajātaṃ, purejātaṃ, pacchājātaṃ. **Sahajātaṃ**—cittaṃ nocittasahabhūnaṃ cittasamuṭṭhānānaṃ rūpānaṃ vippayuttapaccayena paccayo; paṭisandhikkhaṇe cittaṃ kaṭattārūpānaṃ vippayuttapaccayena paccayo; cittaṃ vatthussa vippayuttapaccayena paccayo; vatthu cittassa vippayuttapaccayena paccayo. **Purejātaṃ**—cakkhāyatanaṃ cakkhuviññāṇassa vippayuttapaccayena paccayo …pe… kāyāyatanaṃ …pe… vatthu cittassa vippayuttapaccayena paccayo. **Pacchājātaṃ**—cittaṃ purejātassa imassa nocittasahabhussa kāyassa vippayuttapaccayena paccayo. (1)</text:p>
          </table:table-cell>
          <table:table-cell office:value-type="string" calcext:value-type="string">
            <text:p>&lt;p&gt;{}&lt;/p&gt;</text:p>
          </table:table-cell>
          <table:table-cell office:value-type="string" calcext:value-type="string">
            <text:p>dr43.132, ms38P2_2971, msdiv266, ndp39.113, sc655, sya43.124</text:p>
          </table:table-cell>
        </table:table-row>
        <table:table-row table:style-name="ro1">
          <table:table-cell office:value-type="string" calcext:value-type="string">
            <text:p>patthana2.10:656.1</text:p>
          </table:table-cell>
          <table:table-cell office:value-type="string" calcext:value-type="string">
            <text:p>Nocittasahabhū dhammo cittasahabhussa dhammassa vippayuttapaccayena paccayo— sahajātaṃ, purejātaṃ. **Sahajātaṃ**—cittaṃ cittasahabhūnaṃ cittasamuṭṭhānānaṃ rūpānaṃ vippayuttapaccayena paccayo. **Purejātaṃ**—cakkhāyatanaṃ cakkhuviññāṇasahagatānaṃ khandhānaṃ vippayuttapaccayena paccayo …pe… kāyāyatanaṃ …pe… vatthu cittasahabhūnaṃ khandhānaṃ vippayuttapaccayena paccayo. (2)</text:p>
          </table:table-cell>
          <table:table-cell office:value-type="string" calcext:value-type="string">
            <text:p>&lt;p&gt;{}&lt;/p&gt;</text:p>
          </table:table-cell>
          <table:table-cell office:value-type="string" calcext:value-type="string">
            <text:p>ms38P2_2972, sc656</text:p>
          </table:table-cell>
        </table:table-row>
        <table:table-row table:style-name="ro1">
          <table:table-cell office:value-type="string" calcext:value-type="string">
            <text:p>patthana2.10:657.1</text:p>
          </table:table-cell>
          <table:table-cell office:value-type="string" calcext:value-type="string">
            <text:p>Nocittasahabhū dhammo cittasahabhussa ca nocittasahabhussa ca dhammassa vippayuttapaccayena paccayo—sahajātaṃ, purejātaṃ. **Sahajātaṃ**—cittaṃ cittasahabhūnañca nocittasahabhūnañca cittasamuṭṭhānānaṃ rūpānaṃ vippayuttapaccayena paccayo; paṭisandhikkhaṇe …pe…. **Vatthupurejātaṃ**—cakkhāyatanaṃ cakkhuviññāṇassa sampayuttakānañca rūpānaṃ vippayuttapaccayena paccayo …pe… kāyāyatanaṃ …pe… vatthu cittassa sampayuttakānañca khandhānaṃ vippayuttapaccayena paccayo. (3)</text:p>
          </table:table-cell>
          <table:table-cell office:value-type="string" calcext:value-type="string">
            <text:p>&lt;p&gt;{}&lt;/p&gt;</text:p>
          </table:table-cell>
          <table:table-cell office:value-type="string" calcext:value-type="string">
            <text:p>cck38.93, ms38P2_2973, sc657</text:p>
          </table:table-cell>
        </table:table-row>
        <table:table-row table:style-name="ro1">
          <table:table-cell office:value-type="string" calcext:value-type="string">
            <text:p>patthana2.10:658.1</text:p>
          </table:table-cell>
          <table:table-cell office:value-type="string" calcext:value-type="string">
            <text:p>Cittasahabhū ca nocittasahabhū ca dhammā cittasahabhussa dhammassa vippayuttapaccayena paccayo. **Sahajātā**—cittasahabhū khandhā ca cittañca cittasahabhūnaṃ cittasamuṭṭhānānaṃ rūpānaṃ vippayuttapaccayena paccayo. (1)</text:p>
          </table:table-cell>
          <table:table-cell office:value-type="string" calcext:value-type="string">
            <text:p>&lt;p&gt;{}&lt;/p&gt;</text:p>
          </table:table-cell>
          <table:table-cell office:value-type="string" calcext:value-type="string">
            <text:p>csp1ed38.472, csp2ed38.472, ms38P2_2974, msdiv267, sc658</text:p>
          </table:table-cell>
        </table:table-row>
        <table:table-row table:style-name="ro1">
          <table:table-cell office:value-type="string" calcext:value-type="string">
            <text:p>patthana2.10:659.1</text:p>
          </table:table-cell>
          <table:table-cell office:value-type="string" calcext:value-type="string">
            <text:p>Cittasahabhū ca nocittasahabhū ca dhammā nocittasahabhussa dhammassa vippayuttapaccayena paccayo—sahajātaṃ, pacchājātaṃ. **Sahajātā**—cittasahabhū khandhā ca cittañca nocittasahabhūnaṃ cittasamuṭṭhānānaṃ rūpānaṃ vippayuttapaccayena paccayo; paṭisandhikkhaṇe …pe…. **Pacchājātā**—cittasahabhū khandhā ca cittañca purejātassa imassa nocittasahabhussa kāyassa vippayuttapaccayena paccayo. (2)</text:p>
          </table:table-cell>
          <table:table-cell office:value-type="string" calcext:value-type="string">
            <text:p>&lt;p&gt;{}&lt;/p&gt;</text:p>
          </table:table-cell>
          <table:table-cell office:value-type="string" calcext:value-type="string">
            <text:p>dr43.133, ms38P2_2975, sc659, sya43.125, vri122.582</text:p>
          </table:table-cell>
        </table:table-row>
        <table:table-row table:style-name="ro1">
          <table:table-cell office:value-type="string" calcext:value-type="string">
            <text:p>patthana2.10:660.1</text:p>
          </table:table-cell>
          <table:table-cell office:value-type="string" calcext:value-type="string">
            <text:p>Cittasahabhū ca nocittasahabhū ca dhammā cittasahabhussa ca nocittasahabhussa ca dhammassa vippayuttapaccayena paccayo—cittasahabhū khandhā ca cittañca cittasahabhūnañca nocittasahabhūnañca cittasamuṭṭhānānaṃ rūpānaṃ vippayuttapaccayena paccayo. (3)</text:p>
          </table:table-cell>
          <table:table-cell office:value-type="string" calcext:value-type="string">
            <text:p>&lt;p&gt;{}&lt;/p&gt;</text:p>
          </table:table-cell>
          <table:table-cell office:value-type="string" calcext:value-type="string">
            <text:p>bj51.991, ms38P2_2976, ndp39.114, sc660</text:p>
          </table:table-cell>
        </table:table-row>
        <table:table-row table:style-name="ro1">
          <table:table-cell office:value-type="string" calcext:value-type="string">
            <text:p>patthana2.10:661.0</text:p>
          </table:table-cell>
          <table:table-cell office:value-type="string" calcext:value-type="string">
            <text:p>Atthi</text:p>
          </table:table-cell>
          <table:table-cell office:value-type="string" calcext:value-type="string">
            <text:p>&lt;h6&gt;{}&lt;/h6&gt;</text:p>
          </table:table-cell>
          <table:table-cell/>
        </table:table-row>
        <table:table-row table:style-name="ro1">
          <table:table-cell office:value-type="string" calcext:value-type="string">
            <text:p>patthana2.10:661.1</text:p>
          </table:table-cell>
          <table:table-cell office:value-type="string" calcext:value-type="string">
            <text:p>Cittasahabhū dhammo cittasahabhussa dhammassa atthipaccayena paccayo— cittasahabhū eko khandho …pe…. (Paṭiccasadisaṃ.) (1)</text:p>
          </table:table-cell>
          <table:table-cell office:value-type="string" calcext:value-type="string">
            <text:p>&lt;p&gt;{}&lt;/p&gt;</text:p>
          </table:table-cell>
          <table:table-cell office:value-type="string" calcext:value-type="string">
            <text:p>ms38P2_2977, msdiv268, sc661</text:p>
          </table:table-cell>
        </table:table-row>
        <table:table-row table:style-name="ro1">
          <table:table-cell office:value-type="string" calcext:value-type="string">
            <text:p>patthana2.10:662.1</text:p>
          </table:table-cell>
          <table:table-cell office:value-type="string" calcext:value-type="string">
            <text:p>Cittasahabhū dhammo nocittasahabhussa dhammassa atthipaccayena paccayo— sahajātaṃ, pacchājātaṃ. (Saṃkhittaṃ.) (2)</text:p>
          </table:table-cell>
          <table:table-cell office:value-type="string" calcext:value-type="string">
            <text:p>&lt;p&gt;{}&lt;/p&gt;</text:p>
          </table:table-cell>
          <table:table-cell office:value-type="string" calcext:value-type="string">
            <text:p>ms38P2_2978, sc662</text:p>
          </table:table-cell>
        </table:table-row>
        <table:table-row table:style-name="ro1">
          <table:table-cell office:value-type="string" calcext:value-type="string">
            <text:p>patthana2.10:663.1</text:p>
          </table:table-cell>
          <table:table-cell office:value-type="string" calcext:value-type="string">
            <text:p>Cittasahabhū dhammo cittasahabhussa ca nocittasahabhussa ca dhammassa atthipaccayena paccayo—cittasahabhū eko khandho …pe…. (Paṭiccasadisaṃ.) (3)</text:p>
          </table:table-cell>
          <table:table-cell office:value-type="string" calcext:value-type="string">
            <text:p>&lt;p&gt;{}&lt;/p&gt;</text:p>
          </table:table-cell>
          <table:table-cell office:value-type="string" calcext:value-type="string">
            <text:p>ms38P2_2979, sc663</text:p>
          </table:table-cell>
        </table:table-row>
        <table:table-row table:style-name="ro1">
          <table:table-cell office:value-type="string" calcext:value-type="string">
            <text:p>patthana2.10:664.1</text:p>
          </table:table-cell>
          <table:table-cell office:value-type="string" calcext:value-type="string">
            <text:p>Nocittasahabhū dhammo nocittasahabhussa dhammassa atthipaccayena paccayo— sahajātaṃ, purejātaṃ, pacchājātaṃ, āhāraṃ, indriyaṃ. (Saṃkhittaṃ.) (1)</text:p>
          </table:table-cell>
          <table:table-cell office:value-type="string" calcext:value-type="string">
            <text:p>&lt;p&gt;{}&lt;/p&gt;</text:p>
          </table:table-cell>
          <table:table-cell office:value-type="string" calcext:value-type="string">
            <text:p>ms38P2_2980, sc664</text:p>
          </table:table-cell>
        </table:table-row>
        <table:table-row table:style-name="ro1">
          <table:table-cell office:value-type="string" calcext:value-type="string">
            <text:p>patthana2.10:665.1</text:p>
          </table:table-cell>
          <table:table-cell office:value-type="string" calcext:value-type="string">
            <text:p>Nocittasahabhū dhammo cittasahabhussa dhammassa atthipaccayena paccayo— sahajātaṃ, purejātaṃ. (Saṃkhittaṃ.) (2)</text:p>
          </table:table-cell>
          <table:table-cell office:value-type="string" calcext:value-type="string">
            <text:p>&lt;p&gt;{}&lt;/p&gt;</text:p>
          </table:table-cell>
          <table:table-cell office:value-type="string" calcext:value-type="string">
            <text:p>cck38.94, ms38P2_2981, sc665</text:p>
          </table:table-cell>
        </table:table-row>
        <table:table-row table:style-name="ro1">
          <table:table-cell office:value-type="string" calcext:value-type="string">
            <text:p>patthana2.10:666.1</text:p>
          </table:table-cell>
          <table:table-cell office:value-type="string" calcext:value-type="string">
            <text:p>Nocittasahabhū dhammo cittasahabhussa ca nocittasahabhussa ca dhammassa atthipaccayena paccayo—sahajātaṃ, purejātaṃ. (Saṃkhittaṃ.) (3)</text:p>
          </table:table-cell>
          <table:table-cell office:value-type="string" calcext:value-type="string">
            <text:p>&lt;p&gt;{}&lt;/p&gt;</text:p>
          </table:table-cell>
          <table:table-cell office:value-type="string" calcext:value-type="string">
            <text:p>ms38P2_2982, sc666</text:p>
          </table:table-cell>
        </table:table-row>
        <table:table-row table:style-name="ro1">
          <table:table-cell office:value-type="string" calcext:value-type="string">
            <text:p>patthana2.10:667.1</text:p>
          </table:table-cell>
          <table:table-cell office:value-type="string" calcext:value-type="string">
            <text:p>Cittasahabhū ca nocittasahabhū ca dhammā cittasahabhussa dhammassa atthipaccayena paccayo—sahajātaṃ, purejātaṃ. **Sahajāto**—cakkhuviññāṇasahagato eko khandho ca cakkhāyatanañca cakkhuviññāṇañca dvinnaṃ khandhānaṃ …pe… dve khandhā ca …pe…. (Sabbaṃ paṭisandhiyaṃ kātabbaṃ, sahajātaṃ purejātampi.) (1)</text:p>
          </table:table-cell>
          <table:table-cell office:value-type="string" calcext:value-type="string">
            <text:p>&lt;p&gt;{}&lt;/p&gt;</text:p>
          </table:table-cell>
          <table:table-cell office:value-type="string" calcext:value-type="string">
            <text:p>csp1ed38.473, csp2ed38.473, dr43.134, ms38P2_2983, msdiv269, sc667, sya43.126, vri122.583</text:p>
          </table:table-cell>
        </table:table-row>
        <table:table-row table:style-name="ro1">
          <table:table-cell office:value-type="string" calcext:value-type="string">
            <text:p>patthana2.10:668.1</text:p>
          </table:table-cell>
          <table:table-cell office:value-type="string" calcext:value-type="string">
            <text:p>Cittasahabhū ca nocittasahabhū ca dhammā nocittasahabhussa dhammassa atthipaccayena paccayo—sahajātaṃ, purejātaṃ, pacchājātaṃ, āhāraṃ, indriyaṃ. **Sahajātā**—cakkhuviññāṇasahagatā khandhā cakkhāyatanañca cakkhuviññāṇassa atthipaccayena paccayo …pe… kāyaviññāṇasahagatā …pe… cittasahabhū khandhā ca cittañca nocittasahabhūnaṃ cittasamuṭṭhānānaṃ rūpānaṃ atthipaccayena paccayo. **Sahajātā**—cittasahabhū khandhā ca vatthu ca cittassa atthipaccayena paccayo. **Sahajātā**—cittasahabhū khandhā ca mahābhūtā ca nocittasahabhūnaṃ cittasamuṭṭhānānaṃ rūpānaṃ atthipaccayena paccayo (paṭisandhikkhaṇe tīṇipi kātabbā). **Pacchājātā**—cittasahabhū khandhā ca cittañca purejātassa imassa nocittasahabhussa kāyassa atthipaccayena paccayo. **Pacchājātā**—cittasahabhū khandhā ca kabaḷīkāro āhāro ca imassa nocittasahabhussa kāyassa atthipaccayena paccayo. **Pacchājātā**—cittasahabhū khandhā ca rūpajīvitindriyañca kaṭattārūpānaṃ atthipaccayena paccayo. (2)</text:p>
          </table:table-cell>
          <table:table-cell office:value-type="string" calcext:value-type="string">
            <text:p>&lt;p&gt;{}&lt;/p&gt;</text:p>
          </table:table-cell>
          <table:table-cell office:value-type="string" calcext:value-type="string">
            <text:p>ms38P2_2984, ndp39.115, sc668</text:p>
          </table:table-cell>
        </table:table-row>
        <table:table-row table:style-name="ro1">
          <table:table-cell office:value-type="string" calcext:value-type="string">
            <text:p>patthana2.10:669.1</text:p>
          </table:table-cell>
          <table:table-cell office:value-type="string" calcext:value-type="string">
            <text:p>Cittasahabhū ca nocittasahabhū ca dhammā cittasahabhussa ca nocittasahabhussa ca dhammassa atthipaccayena paccayo—sahajātaṃ, purejātaṃ. **Sahajāto**—cakkhuviññāṇasahagato eko khandho ca cakkhāyatanaṃ ca …pe…. (Paccayavārasadisaṃ.) (3)</text:p>
          </table:table-cell>
          <table:table-cell office:value-type="string" calcext:value-type="string">
            <text:p>&lt;p&gt;{}&lt;/p&gt;</text:p>
          </table:table-cell>
          <table:table-cell office:value-type="string" calcext:value-type="string">
            <text:p>ms38P2_2985, sc669</text:p>
          </table:table-cell>
        </table:table-row>
        <table:table-row table:style-name="ro1">
          <table:table-cell office:value-type="string" calcext:value-type="string">
            <text:p>patthana2.10:670.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670.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670.1</text:p>
          </table:table-cell>
          <table:table-cell office:value-type="string" calcext:value-type="string">
            <text:p>Hetuyā tīṇi, ārammaṇe nava, adhipatiyā nava, anantare nava, samanantare nava, sahajāte nava, aññamaññe nava, nissaye nava, upanissaye nava, purejāte tīṇi, pacchājāte tīṇi, āsevane nava, kamme tīṇi, vipāke nava, āhāre nava, indriye nava, jhāne tīṇi, magge tīṇi, sampayutte pañca, vippayutte nava, atthiyā nava, natthiyā nava, vigate nava, avigate nava.</text:p>
          </table:table-cell>
          <table:table-cell office:value-type="string" calcext:value-type="string">
            <text:p>&lt;p&gt;{}&lt;/p&gt;</text:p>
          </table:table-cell>
          <table:table-cell office:value-type="string" calcext:value-type="string">
            <text:p>cck38.95, csp1ed38.474, csp2ed38.474, dr43.135, ms38P2_2986, msdiv270, sc670, sya43.127, vri122.584</text:p>
          </table:table-cell>
        </table:table-row>
        <table:table-row table:style-name="ro1">
          <table:table-cell office:value-type="string" calcext:value-type="string">
            <text:p>patthana2.10:671.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2987, sc671</text:p>
          </table:table-cell>
        </table:table-row>
        <table:table-row table:style-name="ro1">
          <table:table-cell office:value-type="string" calcext:value-type="string">
            <text:p>patthana2.10:672.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0:672.1</text:p>
          </table:table-cell>
          <table:table-cell office:value-type="string" calcext:value-type="string">
            <text:p>Cittasahabhū dhammo cittasahabhussa dhammassa ārammaṇapaccayena paccayo … sahajātapaccayena paccayo … upanissayapaccayena paccayo … kammapaccayena paccayo. (1)</text:p>
          </table:table-cell>
          <table:table-cell office:value-type="string" calcext:value-type="string">
            <text:p>&lt;p&gt;{}&lt;/p&gt;</text:p>
          </table:table-cell>
          <table:table-cell office:value-type="string" calcext:value-type="string">
            <text:p>bj51.992, ms38P2_2988, msdiv271, sc672</text:p>
          </table:table-cell>
        </table:table-row>
        <table:table-row table:style-name="ro1">
          <table:table-cell office:value-type="string" calcext:value-type="string">
            <text:p>patthana2.10:673.1</text:p>
          </table:table-cell>
          <table:table-cell office:value-type="string" calcext:value-type="string">
            <text:p>Cittasahabhū dhammo nocittasahabhussa dhammassa ārammaṇapaccayena paccayo … sahajātapaccayena paccayo … upanissayapaccayena paccayo … pacchājātapaccayena paccayo … kammapaccayena paccayo. (2)</text:p>
          </table:table-cell>
          <table:table-cell office:value-type="string" calcext:value-type="string">
            <text:p>&lt;p&gt;{}&lt;/p&gt;</text:p>
          </table:table-cell>
          <table:table-cell office:value-type="string" calcext:value-type="string">
            <text:p>ms38P2_2989, ndp39.116, sc673</text:p>
          </table:table-cell>
        </table:table-row>
        <table:table-row table:style-name="ro1">
          <table:table-cell office:value-type="string" calcext:value-type="string">
            <text:p>patthana2.10:674.1</text:p>
          </table:table-cell>
          <table:table-cell office:value-type="string" calcext:value-type="string">
            <text:p>Cittasahabhū dhammo cittasahabhussa ca nocittasahabhussa ca dhammassa ārammaṇapaccayena paccayo … sahajātapaccayena paccayo … upanissayapaccayena paccayo … kammapaccayena paccayo. (3)</text:p>
          </table:table-cell>
          <table:table-cell office:value-type="string" calcext:value-type="string">
            <text:p>&lt;p&gt;{}&lt;/p&gt;</text:p>
          </table:table-cell>
          <table:table-cell office:value-type="string" calcext:value-type="string">
            <text:p>ms38P2_2990, sc674</text:p>
          </table:table-cell>
        </table:table-row>
        <table:table-row table:style-name="ro1">
          <table:table-cell office:value-type="string" calcext:value-type="string">
            <text:p>patthana2.10:675.1</text:p>
          </table:table-cell>
          <table:table-cell office:value-type="string" calcext:value-type="string">
            <text:p>Nocittasahabhū dhammo nocittasahabhussa dhammassa ārammaṇapaccayena paccayo … sahajātapaccayena paccayo … upanissayapaccayena paccayo … purejātapaccayena paccayo … pacchājātapaccayena paccayo … āhārapaccayena paccayo … indriyapaccayena paccayo. (1)</text:p>
          </table:table-cell>
          <table:table-cell office:value-type="string" calcext:value-type="string">
            <text:p>&lt;p&gt;{}&lt;/p&gt;</text:p>
          </table:table-cell>
          <table:table-cell office:value-type="string" calcext:value-type="string">
            <text:p>ms38P2_2991, msdiv272, sc675</text:p>
          </table:table-cell>
        </table:table-row>
        <table:table-row table:style-name="ro1">
          <table:table-cell office:value-type="string" calcext:value-type="string">
            <text:p>patthana2.10:676.1</text:p>
          </table:table-cell>
          <table:table-cell office:value-type="string" calcext:value-type="string">
            <text:p>Nocittasahabhū dhammo cittasahabhussa dhammassa ārammaṇapaccayena paccayo … sahajātapaccayena paccayo … upanissayapaccayena paccayo … purejātapaccayena paccayo. (2)</text:p>
          </table:table-cell>
          <table:table-cell office:value-type="string" calcext:value-type="string">
            <text:p>&lt;p&gt;{}&lt;/p&gt;</text:p>
          </table:table-cell>
          <table:table-cell office:value-type="string" calcext:value-type="string">
            <text:p>ms38P2_2992, sc676</text:p>
          </table:table-cell>
        </table:table-row>
        <table:table-row table:style-name="ro1">
          <table:table-cell office:value-type="string" calcext:value-type="string">
            <text:p>patthana2.10:677.1</text:p>
          </table:table-cell>
          <table:table-cell office:value-type="string" calcext:value-type="string">
            <text:p>Nocittasahabhū dhammo cittasahabhussa ca nocittasahabhussa ca dhammassa ārammaṇapaccayena paccayo … sahajātapaccayena paccayo … upanissayapaccayena paccayo … purejātapaccayena paccayo. (3)</text:p>
          </table:table-cell>
          <table:table-cell office:value-type="string" calcext:value-type="string">
            <text:p>&lt;p&gt;{}&lt;/p&gt;</text:p>
          </table:table-cell>
          <table:table-cell office:value-type="string" calcext:value-type="string">
            <text:p>dr43.136, ms38P2_2993, sc677, sya43.128, vri122.585</text:p>
          </table:table-cell>
        </table:table-row>
        <table:table-row table:style-name="ro1">
          <table:table-cell office:value-type="string" calcext:value-type="string">
            <text:p>patthana2.10:678.1</text:p>
          </table:table-cell>
          <table:table-cell office:value-type="string" calcext:value-type="string">
            <text:p>Cittasahabhū ca nocittasahabhū ca dhammā cittasahabhussa dhammassa ārammaṇapaccayena paccayo … sahajātapaccayena paccayo … upanissayapaccayena paccayo. (1)</text:p>
          </table:table-cell>
          <table:table-cell office:value-type="string" calcext:value-type="string">
            <text:p>&lt;p&gt;{}&lt;/p&gt;</text:p>
          </table:table-cell>
          <table:table-cell office:value-type="string" calcext:value-type="string">
            <text:p>csp1ed38.475, csp2ed38.475, ms38P2_2994, msdiv273, sc678</text:p>
          </table:table-cell>
        </table:table-row>
        <table:table-row table:style-name="ro1">
          <table:table-cell office:value-type="string" calcext:value-type="string">
            <text:p>patthana2.10:679.1</text:p>
          </table:table-cell>
          <table:table-cell office:value-type="string" calcext:value-type="string">
            <text:p>Cittasahabhū ca nocittasahabhū ca dhammā nocittasahabhussa dhammassa ārammaṇapaccayena paccayo … sahajātapaccayena paccayo … upanissayapaccayena paccayo … pacchājātapaccayena paccayo. (2)</text:p>
          </table:table-cell>
          <table:table-cell office:value-type="string" calcext:value-type="string">
            <text:p>&lt;p&gt;{}&lt;/p&gt;</text:p>
          </table:table-cell>
          <table:table-cell office:value-type="string" calcext:value-type="string">
            <text:p>cck38.96, ms38P2_2995, sc679</text:p>
          </table:table-cell>
        </table:table-row>
        <table:table-row table:style-name="ro1">
          <table:table-cell office:value-type="string" calcext:value-type="string">
            <text:p>patthana2.10:680.1</text:p>
          </table:table-cell>
          <table:table-cell office:value-type="string" calcext:value-type="string">
            <text:p>Cittasahabhū ca nocittasahabhū ca dhammā cittasahabhussa ca nocittasahabhussa ca dhammassa ārammaṇapaccayena paccayo … sahajātapaccayena paccayo … upanissayapaccayena paccayo. (3)</text:p>
          </table:table-cell>
          <table:table-cell office:value-type="string" calcext:value-type="string">
            <text:p>&lt;p&gt;{}&lt;/p&gt;</text:p>
          </table:table-cell>
          <table:table-cell office:value-type="string" calcext:value-type="string">
            <text:p>ms38P2_2996, sc680</text:p>
          </table:table-cell>
        </table:table-row>
        <table:table-row table:style-name="ro1">
          <table:table-cell office:value-type="string" calcext:value-type="string">
            <text:p>patthana2.10:681.0.1</text:p>
          </table:table-cell>
          <table:table-cell office:value-type="string" calcext:value-type="string">
            <text:p>2.10.7.7.2. Paccayapaccanīya</text:p>
          </table:table-cell>
          <table:table-cell office:value-type="string" calcext:value-type="string">
            <text:p>&lt;h4&gt;{}&lt;/h4&gt;</text:p>
          </table:table-cell>
          <table:table-cell/>
        </table:table-row>
        <table:table-row table:style-name="ro1">
          <table:table-cell office:value-type="string" calcext:value-type="string">
            <text:p>patthana2.10:681.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681.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681.1</text:p>
          </table:table-cell>
          <table:table-cell office:value-type="string" calcext:value-type="string">
            <text:p>Nahetuyā nava, naārammaṇe nava (sabbattha nava), noavigate nava.</text:p>
          </table:table-cell>
          <table:table-cell office:value-type="string" calcext:value-type="string">
            <text:p>&lt;p&gt;{}&lt;/p&gt;</text:p>
          </table:table-cell>
          <table:table-cell office:value-type="string" calcext:value-type="string">
            <text:p>ms38P2_2997, msdiv274, sc681</text:p>
          </table:table-cell>
        </table:table-row>
        <table:table-row table:style-name="ro1">
          <table:table-cell office:value-type="string" calcext:value-type="string">
            <text:p>patthana2.10:682.0</text:p>
          </table:table-cell>
          <table:table-cell office:value-type="string" calcext:value-type="string">
            <text:p>2.10.7.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682.1</text:p>
          </table:table-cell>
          <table:table-cell office:value-type="string" calcext:value-type="string">
            <text:p>Hetupaccayā naārammaṇe tīṇi, naadhipatiyā tīṇi, naanantare tīṇi, nasamanantare tīṇi, naaññamaññe tīṇi, naupanissaye tīṇi (sabbattha tīṇi), nasampayutte tīṇi, navippayutte tīṇi, nonatthiyā tīṇi, novigate tīṇi.</text:p>
          </table:table-cell>
          <table:table-cell office:value-type="string" calcext:value-type="string">
            <text:p>&lt;p&gt;{}&lt;/p&gt;</text:p>
          </table:table-cell>
          <table:table-cell office:value-type="string" calcext:value-type="string">
            <text:p>ms38P2_2998, msdiv275, ndp39.117, sc682</text:p>
          </table:table-cell>
        </table:table-row>
        <table:table-row table:style-name="ro1">
          <table:table-cell office:value-type="string" calcext:value-type="string">
            <text:p>patthana2.10:683.0</text:p>
          </table:table-cell>
          <table:table-cell office:value-type="string" calcext:value-type="string">
            <text:p>2.10.7.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683.1</text:p>
          </table:table-cell>
          <table:table-cell office:value-type="string" calcext:value-type="string">
            <text:p>Nahetupaccayā ārammaṇe nava, adhipatiyā nava. (Anulomamātikā kātabbā.)</text:p>
          </table:table-cell>
          <table:table-cell office:value-type="string" calcext:value-type="string">
            <text:p>&lt;p&gt;{}&lt;/p&gt;</text:p>
          </table:table-cell>
          <table:table-cell office:value-type="string" calcext:value-type="string">
            <text:p>dr43.137, ms38P2_2999, msdiv276, sc683</text:p>
          </table:table-cell>
        </table:table-row>
        <table:table-row table:style-name="ro1">
          <table:table-cell office:value-type="string" calcext:value-type="string">
            <text:p>patthana2.10:684.1</text:p>
          </table:table-cell>
          <table:table-cell office:value-type="string" calcext:value-type="string">
            <text:p>Cittasahabhūdukaṃ niṭṭhitaṃ.</text:p>
          </table:table-cell>
          <table:table-cell office:value-type="string" calcext:value-type="string">
            <text:p>&lt;p class='endsutta'&gt;{}&lt;/p&gt;</text:p>
          </table:table-cell>
          <table:table-cell office:value-type="string" calcext:value-type="string">
            <text:p>ms38P2_3000, sc684</text:p>
          </table:table-cell>
        </table:table-row>
        <table:table-row table:style-name="ro1">
          <table:table-cell office:value-type="string" calcext:value-type="string">
            <text:p>patthana2.10:685.0.1</text:p>
          </table:table-cell>
          <table:table-cell office:value-type="string" calcext:value-type="string">
            <text:p>2.10.8. Cittānuparivattiduka</text:p>
          </table:table-cell>
          <table:table-cell office:value-type="string" calcext:value-type="string">
            <text:p>&lt;h2&gt;{}&lt;/h2&gt;</text:p>
          </table:table-cell>
          <table:table-cell/>
        </table:table-row>
        <table:table-row table:style-name="ro1">
          <table:table-cell office:value-type="string" calcext:value-type="string">
            <text:p>patthana2.10:685.0.2</text:p>
          </table:table-cell>
          <table:table-cell office:value-type="string" calcext:value-type="string">
            <text:p>2.10.8.1–7. Paṭiccādivāra</text:p>
          </table:table-cell>
          <table:table-cell office:value-type="string" calcext:value-type="string">
            <text:p>&lt;h3&gt;{}&lt;/h3&gt;</text:p>
          </table:table-cell>
          <table:table-cell/>
        </table:table-row>
        <table:table-row table:style-name="ro1">
          <table:table-cell office:value-type="string" calcext:value-type="string">
            <text:p>patthana2.10:685.1</text:p>
          </table:table-cell>
          <table:table-cell office:value-type="string" calcext:value-type="string">
            <text:p>Cittānuparivattiṃ dhammaṃ paṭicca cittānuparivattī dhammo uppajjati hetupaccayā—cittānuparivattiṃ ekaṃ khandhaṃ paṭicca dve khandhā cittānuparivattiṃ cittasamuṭṭhānañca rūpaṃ, dve khandhe …pe… paṭisandhikkhaṇe …pe…. (Yathā cittasahabhūdukaṃ evaṃ imaṃ dukaṃ kātabbaṃ, ninnānākaraṇaṃ.)</text:p>
          </table:table-cell>
          <table:table-cell office:value-type="string" calcext:value-type="string">
            <text:p>&lt;p&gt;{}&lt;/p&gt;</text:p>
          </table:table-cell>
          <table:table-cell office:value-type="string" calcext:value-type="string">
            <text:p>csp1ed38.476, csp2ed38.476, ms38P2_3001, msdiv277, sc685, sya43.129, vri122.586</text:p>
          </table:table-cell>
        </table:table-row>
        <table:table-row table:style-name="ro1">
          <table:table-cell office:value-type="string" calcext:value-type="string">
            <text:p>patthana2.10:686.1</text:p>
          </table:table-cell>
          <table:table-cell office:value-type="string" calcext:value-type="string">
            <text:p>Cittānuparivattidukaṃ niṭṭhitaṃ.</text:p>
          </table:table-cell>
          <table:table-cell office:value-type="string" calcext:value-type="string">
            <text:p>&lt;p class='endsutta'&gt;{}&lt;/p&gt;</text:p>
          </table:table-cell>
          <table:table-cell office:value-type="string" calcext:value-type="string">
            <text:p>ms38P2_3002, sc686</text:p>
          </table:table-cell>
        </table:table-row>
        <table:table-row table:style-name="ro1">
          <table:table-cell office:value-type="string" calcext:value-type="string">
            <text:p>patthana2.10:687.0.1</text:p>
          </table:table-cell>
          <table:table-cell office:value-type="string" calcext:value-type="string">
            <text:p>2.10.9. Cittasaṃsaṭṭhasamuṭṭhānaduka</text:p>
          </table:table-cell>
          <table:table-cell office:value-type="string" calcext:value-type="string">
            <text:p>&lt;h2&gt;{}&lt;/h2&gt;</text:p>
          </table:table-cell>
          <table:table-cell/>
        </table:table-row>
        <table:table-row table:style-name="ro1">
          <table:table-cell office:value-type="string" calcext:value-type="string">
            <text:p>patthana2.10:687.0.2</text:p>
          </table:table-cell>
          <table:table-cell office:value-type="string" calcext:value-type="string">
            <text:p>2.10.9.1. Paṭiccavāra</text:p>
          </table:table-cell>
          <table:table-cell office:value-type="string" calcext:value-type="string">
            <text:p>&lt;h3&gt;{}&lt;/h3&gt;</text:p>
          </table:table-cell>
          <table:table-cell/>
        </table:table-row>
        <table:table-row table:style-name="ro1">
          <table:table-cell office:value-type="string" calcext:value-type="string">
            <text:p>patthana2.10:687.0.3</text:p>
          </table:table-cell>
          <table:table-cell office:value-type="string" calcext:value-type="string">
            <text:p>2.10.9.1.1. Paccayānuloma</text:p>
          </table:table-cell>
          <table:table-cell office:value-type="string" calcext:value-type="string">
            <text:p>&lt;h4&gt;{}&lt;/h4&gt;</text:p>
          </table:table-cell>
          <table:table-cell/>
        </table:table-row>
        <table:table-row table:style-name="ro1">
          <table:table-cell office:value-type="string" calcext:value-type="string">
            <text:p>patthana2.10:687.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687.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687.1</text:p>
          </table:table-cell>
          <table:table-cell office:value-type="string" calcext:value-type="string">
            <text:p>Cittasaṃsaṭṭhasamuṭṭhānaṃ dhammaṃ paṭicca cittasaṃsaṭṭhasamuṭṭhāno dhammo uppajjati hetupaccayā—cittasaṃsaṭṭhasamuṭṭhānaṃ ekaṃ khandhaṃ paṭicca dve khandhā, dve khandhe paṭicca eko khandho; paṭisandhikkhaṇe …pe…. (1)</text:p>
          </table:table-cell>
          <table:table-cell office:value-type="string" calcext:value-type="string">
            <text:p>&lt;p&gt;{}&lt;/p&gt;</text:p>
          </table:table-cell>
          <table:table-cell office:value-type="string" calcext:value-type="string">
            <text:p>ms38P2_3003, msdiv278, ndp39.118, sc687, vri122.587</text:p>
          </table:table-cell>
        </table:table-row>
        <table:table-row table:style-name="ro1">
          <table:table-cell office:value-type="string" calcext:value-type="string">
            <text:p>patthana2.10:688.1</text:p>
          </table:table-cell>
          <table:table-cell office:value-type="string" calcext:value-type="string">
            <text:p>Cittasaṃsaṭṭhasamuṭṭhānaṃ dhammaṃ paṭicca nocittasaṃsaṭṭhasamuṭṭhāno dhammo uppajjati hetupaccayā—cittasaṃsaṭṭhasamuṭṭhāne khandhe paṭicca cittaṃ cittasamuṭṭhānañca rūpaṃ; paṭisandhikkhaṇe cittasaṃsaṭṭhasamuṭṭhāne khandhe paṭicca cittaṃ kaṭattā ca rūpaṃ. (2)</text:p>
          </table:table-cell>
          <table:table-cell office:value-type="string" calcext:value-type="string">
            <text:p>&lt;p&gt;{}&lt;/p&gt;</text:p>
          </table:table-cell>
          <table:table-cell office:value-type="string" calcext:value-type="string">
            <text:p>bj51.993, cck38.97, dr43.138, ms38P2_3004, sc688</text:p>
          </table:table-cell>
        </table:table-row>
        <table:table-row table:style-name="ro1">
          <table:table-cell office:value-type="string" calcext:value-type="string">
            <text:p>patthana2.10:689.1</text:p>
          </table:table-cell>
          <table:table-cell office:value-type="string" calcext:value-type="string">
            <text:p>Cittasaṃsaṭṭhasamuṭṭhānaṃ dhammaṃ paṭicca cittasaṃsaṭṭhasamuṭṭhāno ca nocittasaṃsaṭṭhasamuṭṭhāno ca dhammā uppajjanti hetupaccayā— cittasaṃsaṭṭhasamuṭṭhānaṃ ekaṃ khandhaṃ paṭicca dve khandhā cittañca cittasamuṭṭhānañca rūpaṃ, dve khandhe …pe… paṭisandhikkhaṇe …pe…. (3)</text:p>
          </table:table-cell>
          <table:table-cell office:value-type="string" calcext:value-type="string">
            <text:p>&lt;p&gt;{}&lt;/p&gt;</text:p>
          </table:table-cell>
          <table:table-cell office:value-type="string" calcext:value-type="string">
            <text:p>ms38P2_3005, sc689, sya43.130</text:p>
          </table:table-cell>
        </table:table-row>
        <table:table-row table:style-name="ro1">
          <table:table-cell office:value-type="string" calcext:value-type="string">
            <text:p>patthana2.10:690.1</text:p>
          </table:table-cell>
          <table:table-cell office:value-type="string" calcext:value-type="string">
            <text:p>Nocittasaṃsaṭṭhasamuṭṭhānaṃ dhammaṃ paṭicca nocittasaṃsaṭṭhasamuṭṭhāno dhammo uppajjati hetupaccayā—cittaṃ paṭicca cittasamuṭṭhānaṃ rūpaṃ; paṭisandhikkhaṇe cittaṃ paṭicca kaṭattārūpaṃ, cittaṃ paṭicca vatthu, vatthuṃ paṭicca cittaṃ, ekaṃ mahābhūtaṃ …pe… mahābhūte paṭicca cittasamuṭṭhānaṃ rūpaṃ kaṭattārūpaṃ upādārūpaṃ. (1)</text:p>
          </table:table-cell>
          <table:table-cell office:value-type="string" calcext:value-type="string">
            <text:p>&lt;p&gt;{}&lt;/p&gt;</text:p>
          </table:table-cell>
          <table:table-cell office:value-type="string" calcext:value-type="string">
            <text:p>ms38P2_3006, msdiv279, sc690</text:p>
          </table:table-cell>
        </table:table-row>
        <table:table-row table:style-name="ro1">
          <table:table-cell office:value-type="string" calcext:value-type="string">
            <text:p>patthana2.10:691.1</text:p>
          </table:table-cell>
          <table:table-cell office:value-type="string" calcext:value-type="string">
            <text:p>Nocittasaṃsaṭṭhasamuṭṭhānaṃ dhammaṃ paṭicca cittasaṃsaṭṭhasamuṭṭhāno dhammo uppajjati hetupaccayā—cittaṃ paṭicca sampayuttakā khandhā; paṭisandhikkhaṇe cittaṃ paṭicca sampayuttakā khandhā, paṭisandhikkhaṇe vatthuṃ paṭicca cittasaṃsaṭṭhasamuṭṭhānā khandhā. (2)</text:p>
          </table:table-cell>
          <table:table-cell office:value-type="string" calcext:value-type="string">
            <text:p>&lt;p&gt;{}&lt;/p&gt;</text:p>
          </table:table-cell>
          <table:table-cell office:value-type="string" calcext:value-type="string">
            <text:p>ms38P2_3007, sc691, vri122.588</text:p>
          </table:table-cell>
        </table:table-row>
        <table:table-row table:style-name="ro1">
          <table:table-cell office:value-type="string" calcext:value-type="string">
            <text:p>patthana2.10:692.1</text:p>
          </table:table-cell>
          <table:table-cell office:value-type="string" calcext:value-type="string">
            <text:p>Nocittasaṃsaṭṭhasamuṭṭhānaṃ dhammaṃ paṭicca cittasaṃsaṭṭhasamuṭṭhāno ca nocittasaṃsaṭṭhasamuṭṭhāno ca dhammā uppajjanti hetupaccayā—cittaṃ paṭicca sampayuttakā khandhā cittasamuṭṭhānañca rūpaṃ; paṭisandhikkhaṇe cittaṃ paṭicca sampayuttakā khandhā kaṭattā ca rūpaṃ, paṭisandhikkhaṇe vatthuṃ paṭicca cittaṃ sampayuttakā ca khandhā. (3)</text:p>
          </table:table-cell>
          <table:table-cell office:value-type="string" calcext:value-type="string">
            <text:p>&lt;p&gt;{}&lt;/p&gt;</text:p>
          </table:table-cell>
          <table:table-cell office:value-type="string" calcext:value-type="string">
            <text:p>csp1ed38.477, csp2ed38.477, ms38P2_3008, sc692</text:p>
          </table:table-cell>
        </table:table-row>
        <table:table-row table:style-name="ro1">
          <table:table-cell office:value-type="string" calcext:value-type="string">
            <text:p>patthana2.10:693.1</text:p>
          </table:table-cell>
          <table:table-cell office:value-type="string" calcext:value-type="string">
            <text:p>Cittasaṃsaṭṭhasamuṭṭhānañca nocittasaṃsaṭṭhasamuṭṭhānañca dhammaṃ paṭicca cittasaṃsaṭṭhasamuṭṭhāno dhammo uppajjati hetupaccayā—cittasaṃsaṭṭhasamuṭṭhānaṃ ekaṃ khandhañca cittañca paṭicca dve khandhā, dve khandhe …pe… paṭisandhikkhaṇe cittasaṃsaṭṭhasamuṭṭhānaṃ ekaṃ khandhañca cittañca paṭicca dve khandhā, dve khandhe …pe… paṭisandhikkhaṇe cittasaṃsaṭṭhasamuṭṭhānaṃ ekaṃ khandhañca vatthuñca paṭicca dve khandhā, dve khandhe …pe…. (1)</text:p>
          </table:table-cell>
          <table:table-cell office:value-type="string" calcext:value-type="string">
            <text:p>&lt;p&gt;{}&lt;/p&gt;</text:p>
          </table:table-cell>
          <table:table-cell office:value-type="string" calcext:value-type="string">
            <text:p>dr43.139, ms38P2_3009, msdiv280, ndp39.119, sc693, sya43.131</text:p>
          </table:table-cell>
        </table:table-row>
        <table:table-row table:style-name="ro1">
          <table:table-cell office:value-type="string" calcext:value-type="string">
            <text:p>patthana2.10:694.1</text:p>
          </table:table-cell>
          <table:table-cell office:value-type="string" calcext:value-type="string">
            <text:p>Cittasaṃsaṭṭhasamuṭṭhānañca nocittasaṃsaṭṭhasamuṭṭhānañca dhammaṃ paṭicca nocittasaṃsaṭṭhasamuṭṭhāno dhammo uppajjati hetupaccayā—cittasaṃsaṭṭhasamuṭṭhāne khandhe ca cittañca paṭicca cittasamuṭṭhānaṃ rūpaṃ, cittasaṃsaṭṭhasamuṭṭhāne khandhe ca mahābhūte ca paṭicca cittasamuṭṭhānaṃ rūpaṃ; paṭisandhikkhaṇe cittasaṃsaṭṭhasamuṭṭhāne khandhe ca cittañca paṭicca kaṭattārūpaṃ, paṭisandhikkhaṇe cittasaṃsaṭṭhasamuṭṭhāne khandhe ca mahābhūte ca paṭicca kaṭattārūpaṃ, paṭisandhikkhaṇe cittasaṃsaṭṭhasamuṭṭhāne khandhe ca vatthuñca paṭicca cittaṃ. (2)</text:p>
          </table:table-cell>
          <table:table-cell office:value-type="string" calcext:value-type="string">
            <text:p>&lt;p&gt;{}&lt;/p&gt;</text:p>
          </table:table-cell>
          <table:table-cell office:value-type="string" calcext:value-type="string">
            <text:p>cck38.98, ms38P2_3010, sc694</text:p>
          </table:table-cell>
        </table:table-row>
        <table:table-row table:style-name="ro1">
          <table:table-cell office:value-type="string" calcext:value-type="string">
            <text:p>patthana2.10:695.1</text:p>
          </table:table-cell>
          <table:table-cell office:value-type="string" calcext:value-type="string">
            <text:p>Cittasaṃsaṭṭhasamuṭṭhānañca nocittasaṃsaṭṭhasamuṭṭhānañca dhammaṃ paṭicca cittasaṃsaṭṭhasamuṭṭhāno ca nocittasaṃsaṭṭhasamuṭṭhāno ca dhammā uppajjanti hetupaccayā—cittasaṃsaṭṭhasamuṭṭhānaṃ ekaṃ khandhañca cittañca paṭicca dve khandhā cittasamuṭṭhānañca rūpaṃ, dve khandhe …pe… paṭisandhikkhaṇe cittasaṃsaṭṭhasamuṭṭhānaṃ ekaṃ khandhañca cittañca paṭicca dve khandhā kaṭattā ca rūpaṃ, dve khandhe …pe… paṭisandhikkhaṇe cittasaṃsaṭṭhasamuṭṭhānaṃ ekaṃ khandhañca vatthuñca paṭicca dve khandhā cittañca, dve khandhe …pe… (Saṃkhittaṃ.) (3)</text:p>
          </table:table-cell>
          <table:table-cell office:value-type="string" calcext:value-type="string">
            <text:p>&lt;p&gt;{}&lt;/p&gt;</text:p>
          </table:table-cell>
          <table:table-cell office:value-type="string" calcext:value-type="string">
            <text:p>ms38P2_3011, sc695</text:p>
          </table:table-cell>
        </table:table-row>
        <table:table-row table:style-name="ro1">
          <table:table-cell office:value-type="string" calcext:value-type="string">
            <text:p>patthana2.10:69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69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696.1</text:p>
          </table:table-cell>
          <table:table-cell office:value-type="string" calcext:value-type="string">
            <text:p>Hetuyā nava, ārammaṇe nava, adhipatiyā nava, anantare nava, samanantare nava, sahajāte nava, aññamaññe nava, nissaye nava, upanissaye nava, purejāte pañca, āsevane pañca, kamme nava, vipāke nava (sabbattha nava), avigate nava.</text:p>
          </table:table-cell>
          <table:table-cell office:value-type="string" calcext:value-type="string">
            <text:p>&lt;p&gt;{}&lt;/p&gt;</text:p>
          </table:table-cell>
          <table:table-cell office:value-type="string" calcext:value-type="string">
            <text:p>bj51.994, ms38P2_3012, msdiv281, sc696, sya43.132, vri122.589</text:p>
          </table:table-cell>
        </table:table-row>
        <table:table-row table:style-name="ro1">
          <table:table-cell office:value-type="string" calcext:value-type="string">
            <text:p>patthana2.10:697.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3013, sc697</text:p>
          </table:table-cell>
        </table:table-row>
        <table:table-row table:style-name="ro1">
          <table:table-cell office:value-type="string" calcext:value-type="string">
            <text:p>patthana2.10:698.0.1</text:p>
          </table:table-cell>
          <table:table-cell office:value-type="string" calcext:value-type="string">
            <text:p>2.10.9.1.2. Paccayapaccanīya</text:p>
          </table:table-cell>
          <table:table-cell office:value-type="string" calcext:value-type="string">
            <text:p>&lt;h4&gt;{}&lt;/h4&gt;</text:p>
          </table:table-cell>
          <table:table-cell/>
        </table:table-row>
        <table:table-row table:style-name="ro1">
          <table:table-cell office:value-type="string" calcext:value-type="string">
            <text:p>patthana2.10:698.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698.1</text:p>
          </table:table-cell>
          <table:table-cell office:value-type="string" calcext:value-type="string">
            <text:p>Cittasaṃsaṭṭhasamuṭṭhānaṃ dhammaṃ paṭicca cittasaṃsaṭṭhasamuṭṭhāno dhammo uppajjati nahetupaccayā—ahetukaṃ cittasaṃsaṭṭhasamuṭṭhānaṃ ekaṃ khandhaṃ paṭicca dve khandhā, dve khandhe …pe… ahetukapaṭisandhikkhaṇe …pe… vicikicchāsahagate uddhaccasahagate khandhe paṭicca vicikicchāsahagato uddhaccasahagato moho. (1)</text:p>
          </table:table-cell>
          <table:table-cell office:value-type="string" calcext:value-type="string">
            <text:p>&lt;p&gt;{}&lt;/p&gt;</text:p>
          </table:table-cell>
          <table:table-cell office:value-type="string" calcext:value-type="string">
            <text:p>csp1ed38.478, csp2ed38.478, dr43.140, ms38P2_3014, msdiv282, ndp39.120, sc698</text:p>
          </table:table-cell>
        </table:table-row>
        <table:table-row table:style-name="ro1">
          <table:table-cell office:value-type="string" calcext:value-type="string">
            <text:p>patthana2.10:699.1</text:p>
          </table:table-cell>
          <table:table-cell office:value-type="string" calcext:value-type="string">
            <text:p>Cittasaṃsaṭṭhasamuṭṭhānaṃ dhammaṃ paṭicca nocittasaṃsaṭṭhasamuṭṭhāno dhammo uppajjati nahetupaccayā—ahetuke cittasaṃsaṭṭhasamuṭṭhāne khandhe paṭicca cittaṃ cittasamuṭṭhānañca rūpaṃ; ahetukapaṭisandhikkhaṇe …pe…. (2)</text:p>
          </table:table-cell>
          <table:table-cell office:value-type="string" calcext:value-type="string">
            <text:p>&lt;p&gt;{}&lt;/p&gt;</text:p>
          </table:table-cell>
          <table:table-cell office:value-type="string" calcext:value-type="string">
            <text:p>cck38.99, ms38P2_3015, sc699</text:p>
          </table:table-cell>
        </table:table-row>
        <table:table-row table:style-name="ro1">
          <table:table-cell office:value-type="string" calcext:value-type="string">
            <text:p>patthana2.10:700.1</text:p>
          </table:table-cell>
          <table:table-cell office:value-type="string" calcext:value-type="string">
            <text:p>Cittasaṃsaṭṭhasamuṭṭhānaṃ dhammaṃ paṭicca cittasaṃsaṭṭhasamuṭṭhāno ca nocittasaṃsaṭṭhasamuṭṭhāno ca dhammā uppajjanti nahetupaccayā—ahetukaṃ cittasaṃsaṭṭhasamuṭṭhānaṃ ekaṃ khandhaṃ paṭicca dve khandhā cittañca cittasamuṭṭhānañca rūpaṃ, dve khandhe …pe… ahetukapaṭisandhikkhaṇe …pe…. (3)</text:p>
          </table:table-cell>
          <table:table-cell office:value-type="string" calcext:value-type="string">
            <text:p>&lt;p&gt;{}&lt;/p&gt;</text:p>
          </table:table-cell>
          <table:table-cell office:value-type="string" calcext:value-type="string">
            <text:p>ms38P2_3016, sc700, vri122.590</text:p>
          </table:table-cell>
        </table:table-row>
        <table:table-row table:style-name="ro1">
          <table:table-cell office:value-type="string" calcext:value-type="string">
            <text:p>patthana2.10:701.1</text:p>
          </table:table-cell>
          <table:table-cell office:value-type="string" calcext:value-type="string">
            <text:p>Nocittasaṃsaṭṭhasamuṭṭhānaṃ dhammaṃ paṭicca nocittasaṃsaṭṭhasamuṭṭhāno dhammo uppajjati nahetupaccayā—ahetukaṃ cittaṃ paṭicca cittasamuṭṭhānaṃ rūpaṃ; ahetukapaṭisandhikkhaṇe cittaṃ paṭicca kaṭattārūpaṃ, cittaṃ paṭicca vatthu, vatthuṃ paṭicca cittaṃ, ekaṃ mahābhūtaṃ …pe…. (Yāva asaññasattā.) (1)</text:p>
          </table:table-cell>
          <table:table-cell office:value-type="string" calcext:value-type="string">
            <text:p>&lt;p&gt;{}&lt;/p&gt;</text:p>
          </table:table-cell>
          <table:table-cell office:value-type="string" calcext:value-type="string">
            <text:p>ms38P2_3017, msdiv283, sc701</text:p>
          </table:table-cell>
        </table:table-row>
        <table:table-row table:style-name="ro1">
          <table:table-cell office:value-type="string" calcext:value-type="string">
            <text:p>patthana2.10:702.1</text:p>
          </table:table-cell>
          <table:table-cell office:value-type="string" calcext:value-type="string">
            <text:p>Nocittasaṃsaṭṭhasamuṭṭhānaṃ dhammaṃ paṭicca cittasaṃsaṭṭhasamuṭṭhāno dhammo uppajjati nahetupaccayā—ahetukaṃ cittaṃ paṭicca sampayuttakā khandhā; ahetukapaṭisandhikkhaṇe cittaṃ paṭicca sampayuttakā khandhā, ahetukapaṭisandhikkhaṇe vatthuṃ paṭicca cittasaṃsaṭṭhasamuṭṭhānā khandhā, vicikicchāsahagataṃ uddhaccasahagataṃ cittaṃ paṭicca vicikicchāsahagato uddhaccasahagato moho. (2)</text:p>
          </table:table-cell>
          <table:table-cell office:value-type="string" calcext:value-type="string">
            <text:p>&lt;p&gt;{}&lt;/p&gt;</text:p>
          </table:table-cell>
          <table:table-cell office:value-type="string" calcext:value-type="string">
            <text:p>ms38P2_3018, sc702, sya43.133</text:p>
          </table:table-cell>
        </table:table-row>
        <table:table-row table:style-name="ro1">
          <table:table-cell office:value-type="string" calcext:value-type="string">
            <text:p>patthana2.10:703.1</text:p>
          </table:table-cell>
          <table:table-cell office:value-type="string" calcext:value-type="string">
            <text:p>Nocittasaṃsaṭṭhasamuṭṭhānaṃ dhammaṃ paṭicca cittasaṃsaṭṭhasamuṭṭhāno ca nocittasaṃsaṭṭhasamuṭṭhāno ca dhammā uppajjanti nahetupaccayā—ahetukaṃ cittaṃ paṭicca sampayuttakā khandhā cittasamuṭṭhānañca rūpaṃ; ahetukapaṭisandhikkhaṇe cittaṃ paṭicca sampayuttakā khandhā kaṭattā ca rūpaṃ, ahetukapaṭisandhikkhaṇe vatthuṃ paṭicca cittaṃ sampayuttakā ca khandhā. (3)</text:p>
          </table:table-cell>
          <table:table-cell office:value-type="string" calcext:value-type="string">
            <text:p>&lt;p&gt;{}&lt;/p&gt;</text:p>
          </table:table-cell>
          <table:table-cell office:value-type="string" calcext:value-type="string">
            <text:p>dr43.141, ms38P2_3019, sc703</text:p>
          </table:table-cell>
        </table:table-row>
        <table:table-row table:style-name="ro1">
          <table:table-cell office:value-type="string" calcext:value-type="string">
            <text:p>patthana2.10:704.1</text:p>
          </table:table-cell>
          <table:table-cell office:value-type="string" calcext:value-type="string">
            <text:p>Cittasaṃsaṭṭhasamuṭṭhānañca nocittasaṃsaṭṭhasamuṭṭhānañca dhammaṃ paṭicca cittasaṃsaṭṭhasamuṭṭhāno dhammo uppajjati nahetupaccayā—ahetukaṃ cittasaṃsaṭṭhasamuṭṭhānaṃ ekaṃ khandhañca cittañca paṭicca dve khandhā, dve khandhe …pe… ahetukapaṭisandhikkhaṇe cittasaṃsaṭṭhasamuṭṭhānaṃ ekaṃ khandhañca cittañca …pe… ahetukapaṭisandhikkhaṇe cittasaṃsaṭṭhasamuṭṭhānaṃ ekaṃ khandhañca vatthuñca paṭicca dve khandhā, dve khandhe …pe… vicikicchāsahagate uddhaccasahagate khandhe ca cittañca paṭicca vicikicchāsahagato uddhaccasahagato moho. (1)</text:p>
          </table:table-cell>
          <table:table-cell office:value-type="string" calcext:value-type="string">
            <text:p>&lt;p&gt;{}&lt;/p&gt;</text:p>
          </table:table-cell>
          <table:table-cell office:value-type="string" calcext:value-type="string">
            <text:p>cck38.100, csp1ed38.479, csp2ed38.479, ms38P2_3020, msdiv284, ndp39.121, sc704</text:p>
          </table:table-cell>
        </table:table-row>
        <table:table-row table:style-name="ro1">
          <table:table-cell office:value-type="string" calcext:value-type="string">
            <text:p>patthana2.10:705.1</text:p>
          </table:table-cell>
          <table:table-cell office:value-type="string" calcext:value-type="string">
            <text:p>Cittasaṃsaṭṭhasamuṭṭhānañca nocittasaṃsaṭṭhasamuṭṭhānañca dhammaṃ paṭicca nocittasaṃsaṭṭhasamuṭṭhāno dhammo uppajjati nahetupaccayā—ahetuke cittasaṃsaṭṭhasamuṭṭhāne khandhe ca cittañca paṭicca cittasamuṭṭhānaṃ rūpaṃ, ahetuke cittasaṃsaṭṭhasamuṭṭhāne khandhe ca mahābhūte ca paṭicca cittasamuṭṭhānaṃ rūpaṃ; ahetukapaṭisandhikkhaṇe cittasaṃsaṭṭhasamuṭṭhāne khandhe ca cittañca paṭicca kaṭattārūpaṃ, ahetukapaṭisandhikkhaṇe cittasaṃsaṭṭhasamuṭṭhāne khandhe ca mahābhūte ca paṭicca kaṭattārūpaṃ, ahetukapaṭisandhikkhaṇe cittasaṃsaṭṭhasamuṭṭhāne khandhe ca vatthuñca paṭicca cittaṃ. (2)</text:p>
          </table:table-cell>
          <table:table-cell office:value-type="string" calcext:value-type="string">
            <text:p>&lt;p&gt;{}&lt;/p&gt;</text:p>
          </table:table-cell>
          <table:table-cell office:value-type="string" calcext:value-type="string">
            <text:p>bj51.995, ms38P2_3021, sc705, sya43.134, vri122.591</text:p>
          </table:table-cell>
        </table:table-row>
        <table:table-row table:style-name="ro1">
          <table:table-cell office:value-type="string" calcext:value-type="string">
            <text:p>patthana2.10:706.1</text:p>
          </table:table-cell>
          <table:table-cell office:value-type="string" calcext:value-type="string">
            <text:p>Cittasaṃsaṭṭhasamuṭṭhānañca nocittasaṃsaṭṭhasamuṭṭhānañca dhammaṃ paṭicca cittasaṃsaṭṭhasamuṭṭhāno ca nocittasaṃsaṭṭhasamuṭṭhāno ca dhammā uppajjanti nahetupaccayā—ahetukaṃ cittasaṃsaṭṭhasamuṭṭhānaṃ ekaṃ khandhañca cittañca paṭicca dve khandhā cittasamuṭṭhānañca rūpaṃ, dve khandhe …pe…. (Ahetukapaṭisandhikkhaṇe dvepi kātabbā.) (3)</text:p>
          </table:table-cell>
          <table:table-cell office:value-type="string" calcext:value-type="string">
            <text:p>&lt;p&gt;{}&lt;/p&gt;</text:p>
          </table:table-cell>
          <table:table-cell office:value-type="string" calcext:value-type="string">
            <text:p>dr43.142, ms38P2_3022, sc706</text:p>
          </table:table-cell>
        </table:table-row>
        <table:table-row table:style-name="ro1">
          <table:table-cell office:value-type="string" calcext:value-type="string">
            <text:p>patthana2.10:707.0</text:p>
          </table:table-cell>
          <table:table-cell office:value-type="string" calcext:value-type="string">
            <text:p>Naārammaṇa</text:p>
          </table:table-cell>
          <table:table-cell office:value-type="string" calcext:value-type="string">
            <text:p>&lt;h6&gt;{}&lt;/h6&gt;</text:p>
          </table:table-cell>
          <table:table-cell/>
        </table:table-row>
        <table:table-row table:style-name="ro1">
          <table:table-cell office:value-type="string" calcext:value-type="string">
            <text:p>patthana2.10:707.1</text:p>
          </table:table-cell>
          <table:table-cell office:value-type="string" calcext:value-type="string">
            <text:p>Cittasaṃsaṭṭhasamuṭṭhānaṃ dhammaṃ paṭicca nocittasaṃsaṭṭhasamuṭṭhāno dhammo uppajjati naārammaṇapaccayā—cittasaṃsaṭṭhasamuṭṭhāne khandhe paṭicca cittasamuṭṭhānaṃ rūpaṃ; paṭisandhikkhaṇe …pe…. (1)</text:p>
          </table:table-cell>
          <table:table-cell office:value-type="string" calcext:value-type="string">
            <text:p>&lt;p&gt;{}&lt;/p&gt;</text:p>
          </table:table-cell>
          <table:table-cell office:value-type="string" calcext:value-type="string">
            <text:p>ms38P2_3023, msdiv285, sc707</text:p>
          </table:table-cell>
        </table:table-row>
        <table:table-row table:style-name="ro1">
          <table:table-cell office:value-type="string" calcext:value-type="string">
            <text:p>patthana2.10:708.1</text:p>
          </table:table-cell>
          <table:table-cell office:value-type="string" calcext:value-type="string">
            <text:p>Nocittasaṃsaṭṭhasamuṭṭhānaṃ dhammaṃ paṭicca nocittasaṃsaṭṭhasamuṭṭhāno dhammo uppajjati naārammaṇapaccayā—cittaṃ paṭicca cittasamuṭṭhānaṃ rūpaṃ; paṭisandhikkhaṇe cittaṃ paṭicca kaṭattārūpaṃ, cittaṃ paṭicca vatthu, ekaṃ mahābhūtaṃ …pe…. (Yāva asaññasattā.) (1)</text:p>
          </table:table-cell>
          <table:table-cell office:value-type="string" calcext:value-type="string">
            <text:p>&lt;p&gt;{}&lt;/p&gt;</text:p>
          </table:table-cell>
          <table:table-cell office:value-type="string" calcext:value-type="string">
            <text:p>ms38P2_3024, sc708</text:p>
          </table:table-cell>
        </table:table-row>
        <table:table-row table:style-name="ro1">
          <table:table-cell office:value-type="string" calcext:value-type="string">
            <text:p>patthana2.10:709.1</text:p>
          </table:table-cell>
          <table:table-cell office:value-type="string" calcext:value-type="string">
            <text:p>Cittasaṃsaṭṭhasamuṭṭhānañca nocittasaṃsaṭṭhasamuṭṭhānañca dhammaṃ paṭicca nocittasaṃsaṭṭhasamuṭṭhāno dhammo uppajjati naārammaṇapaccayā— cittasaṃsaṭṭhasamuṭṭhāne khandhe ca cittañca paṭicca cittasamuṭṭhānaṃ rūpaṃ, cittasaṃsaṭṭhasamuṭṭhāne khandhe ca mahābhūte ca paṭicca cittasamuṭṭhānaṃ rūpaṃ. (Paṭisandhikkhaṇe dve, saṃkhittaṃ.) (1)</text:p>
          </table:table-cell>
          <table:table-cell office:value-type="string" calcext:value-type="string">
            <text:p>&lt;p&gt;{}&lt;/p&gt;</text:p>
          </table:table-cell>
          <table:table-cell office:value-type="string" calcext:value-type="string">
            <text:p>csp1ed38.480, csp2ed38.480, ms38P2_3025, ndp39.122, sc709</text:p>
          </table:table-cell>
        </table:table-row>
        <table:table-row table:style-name="ro1">
          <table:table-cell office:value-type="string" calcext:value-type="string">
            <text:p>patthana2.10:710.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710.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710.1</text:p>
          </table:table-cell>
          <table:table-cell office:value-type="string" calcext:value-type="string">
            <text:p>Nahetuyā nava, naārammaṇe tīṇi, naadhipatiyā nava, naanantare tīṇi, nasamanantare tīṇi, naaññamaññe tīṇi, naupanissaye tīṇi, napurejāte nava, napacchājāte nava, naāsevane nava, nakamme cattāri, navipāke nava, naāhāre ekaṃ, naindriye ekaṃ, najhāne cha, namagge nava, nasampayutte tīṇi, navippayutte cha, nonatthiyā tīṇi, novigate tīṇi.</text:p>
          </table:table-cell>
          <table:table-cell office:value-type="string" calcext:value-type="string">
            <text:p>&lt;p&gt;{}&lt;/p&gt;</text:p>
          </table:table-cell>
          <table:table-cell office:value-type="string" calcext:value-type="string">
            <text:p>cck38.101, dr43.143, ms38P2_3026, msdiv286, sc710, sya43.135, vri122.592</text:p>
          </table:table-cell>
        </table:table-row>
        <table:table-row table:style-name="ro1">
          <table:table-cell office:value-type="string" calcext:value-type="string">
            <text:p>patthana2.10:711.0</text:p>
          </table:table-cell>
          <table:table-cell office:value-type="string" calcext:value-type="string">
            <text:p>2.10.9.1.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711.1</text:p>
          </table:table-cell>
          <table:table-cell office:value-type="string" calcext:value-type="string">
            <text:p>Hetupaccayā naārammaṇe tīṇi. (Saṃkhittaṃ.)</text:p>
          </table:table-cell>
          <table:table-cell office:value-type="string" calcext:value-type="string">
            <text:p>&lt;p&gt;{}&lt;/p&gt;</text:p>
          </table:table-cell>
          <table:table-cell office:value-type="string" calcext:value-type="string">
            <text:p>ms38P2_3027, msdiv287, sc711</text:p>
          </table:table-cell>
        </table:table-row>
        <table:table-row table:style-name="ro1">
          <table:table-cell office:value-type="string" calcext:value-type="string">
            <text:p>patthana2.10:712.0</text:p>
          </table:table-cell>
          <table:table-cell office:value-type="string" calcext:value-type="string">
            <text:p>2.10.9.1.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712.1</text:p>
          </table:table-cell>
          <table:table-cell office:value-type="string" calcext:value-type="string">
            <text:p>Nahetupaccayā ārammaṇe nava, anantare nava. (Saṃkhittaṃ.)</text:p>
          </table:table-cell>
          <table:table-cell office:value-type="string" calcext:value-type="string">
            <text:p>&lt;p&gt;{}&lt;/p&gt;</text:p>
          </table:table-cell>
          <table:table-cell office:value-type="string" calcext:value-type="string">
            <text:p>ms38P2_3028, msdiv288, sc712</text:p>
          </table:table-cell>
        </table:table-row>
        <table:table-row table:style-name="ro1">
          <table:table-cell office:value-type="string" calcext:value-type="string">
            <text:p>patthana2.10:713.0</text:p>
          </table:table-cell>
          <table:table-cell office:value-type="string" calcext:value-type="string">
            <text:p>2.10.9.2. Sahajātavāra</text:p>
          </table:table-cell>
          <table:table-cell office:value-type="string" calcext:value-type="string">
            <text:p>&lt;h3&gt;{}&lt;/h3&gt;</text:p>
          </table:table-cell>
          <table:table-cell/>
        </table:table-row>
        <table:table-row table:style-name="ro1">
          <table:table-cell office:value-type="string" calcext:value-type="string">
            <text:p>patthana2.10:713.1</text:p>
          </table:table-cell>
          <table:table-cell office:value-type="string" calcext:value-type="string">
            <text:p>Sahajātavāro paṭiccavārasadiso.</text:p>
          </table:table-cell>
          <table:table-cell office:value-type="string" calcext:value-type="string">
            <text:p>&lt;p class='pe'&gt;{}&lt;/p&gt;</text:p>
          </table:table-cell>
          <table:table-cell office:value-type="string" calcext:value-type="string">
            <text:p>ms38P2_3029, sc713</text:p>
          </table:table-cell>
        </table:table-row>
        <table:table-row table:style-name="ro1">
          <table:table-cell office:value-type="string" calcext:value-type="string">
            <text:p>patthana2.10:714.0.1</text:p>
          </table:table-cell>
          <table:table-cell office:value-type="string" calcext:value-type="string">
            <text:p>2.10.9.3. Paccayavāra</text:p>
          </table:table-cell>
          <table:table-cell office:value-type="string" calcext:value-type="string">
            <text:p>&lt;h3&gt;{}&lt;/h3&gt;</text:p>
          </table:table-cell>
          <table:table-cell/>
        </table:table-row>
        <table:table-row table:style-name="ro1">
          <table:table-cell office:value-type="string" calcext:value-type="string">
            <text:p>patthana2.10:714.0.2</text:p>
          </table:table-cell>
          <table:table-cell office:value-type="string" calcext:value-type="string">
            <text:p>2.10.9.3.1. Paccayānuloma</text:p>
          </table:table-cell>
          <table:table-cell office:value-type="string" calcext:value-type="string">
            <text:p>&lt;h4&gt;{}&lt;/h4&gt;</text:p>
          </table:table-cell>
          <table:table-cell/>
        </table:table-row>
        <table:table-row table:style-name="ro1">
          <table:table-cell office:value-type="string" calcext:value-type="string">
            <text:p>patthana2.10:714.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714.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714.1</text:p>
          </table:table-cell>
          <table:table-cell office:value-type="string" calcext:value-type="string">
            <text:p>Cittasaṃsaṭṭhasamuṭṭhānaṃ dhammaṃ paccayā cittasaṃsaṭṭhasamuṭṭhāno dhammo uppajjati hetupaccayā (saṃkhittaṃ) tīṇi. (Paṭiccavārasadisā.)</text:p>
          </table:table-cell>
          <table:table-cell office:value-type="string" calcext:value-type="string">
            <text:p>&lt;p&gt;{}&lt;/p&gt;</text:p>
          </table:table-cell>
          <table:table-cell office:value-type="string" calcext:value-type="string">
            <text:p>ms38P2_3030, msdiv289, sc714</text:p>
          </table:table-cell>
        </table:table-row>
        <table:table-row table:style-name="ro1">
          <table:table-cell office:value-type="string" calcext:value-type="string">
            <text:p>patthana2.10:715.1</text:p>
          </table:table-cell>
          <table:table-cell office:value-type="string" calcext:value-type="string">
            <text:p>Nocittasaṃsaṭṭhasamuṭṭhānaṃ dhammaṃ paccayā nocittasaṃsaṭṭhasamuṭṭhāno dhammo uppajjati hetupaccayā—cittaṃ paccayā cittasamuṭṭhānaṃ rūpaṃ, vatthuṃ paccayā cittaṃ; paṭisandhikkhaṇe …pe…. (Yāva mahābhūtā.) (1)</text:p>
          </table:table-cell>
          <table:table-cell office:value-type="string" calcext:value-type="string">
            <text:p>&lt;p&gt;{}&lt;/p&gt;</text:p>
          </table:table-cell>
          <table:table-cell office:value-type="string" calcext:value-type="string">
            <text:p>csp1ed38.481, csp2ed38.481, ms38P2_3031, sc715, vri122.593</text:p>
          </table:table-cell>
        </table:table-row>
        <table:table-row table:style-name="ro1">
          <table:table-cell office:value-type="string" calcext:value-type="string">
            <text:p>patthana2.10:716.1</text:p>
          </table:table-cell>
          <table:table-cell office:value-type="string" calcext:value-type="string">
            <text:p>Nocittasaṃsaṭṭhasamuṭṭhānaṃ dhammaṃ paccayā cittasaṃsaṭṭhasamuṭṭhāno dhammo uppajjati hetupaccayā—cittaṃ paccayā sampayuttakā khandhā, vatthuṃ paccayā cittasaṃsaṭṭhasamuṭṭhānā khandhā (paṭisandhikkhaṇe dvepi kātabbā) tīṇi. (3)</text:p>
          </table:table-cell>
          <table:table-cell office:value-type="string" calcext:value-type="string">
            <text:p>&lt;p&gt;{}&lt;/p&gt;</text:p>
          </table:table-cell>
          <table:table-cell office:value-type="string" calcext:value-type="string">
            <text:p>ms38P2_3032, ndp39.123, sc716</text:p>
          </table:table-cell>
        </table:table-row>
        <table:table-row table:style-name="ro1">
          <table:table-cell office:value-type="string" calcext:value-type="string">
            <text:p>patthana2.10:717.1</text:p>
          </table:table-cell>
          <table:table-cell office:value-type="string" calcext:value-type="string">
            <text:p>Cittasaṃsaṭṭhasamuṭṭhānañca nocittasaṃsaṭṭhasamuṭṭhānañca dhammaṃ paccayā cittasaṃsaṭṭhasamuṭṭhāno dhammo uppajjati hetupaccayā—cittasaṃsaṭṭhasamuṭṭhānaṃ ekaṃ khandhañca cittañca paccayā dve khandhā, dve khandhe ca …pe… cittasaṃsaṭṭhasamuṭṭhānaṃ ekaṃ khandhañca vatthuñca paccayā dve khandhā, dve khandhe ca …pe…. (Paṭisandhikkhaṇe dvepi kātabbā.) (1)</text:p>
          </table:table-cell>
          <table:table-cell office:value-type="string" calcext:value-type="string">
            <text:p>&lt;p&gt;{}&lt;/p&gt;</text:p>
          </table:table-cell>
          <table:table-cell office:value-type="string" calcext:value-type="string">
            <text:p>bj51.996, dr43.144, ms38P2_3033, msdiv290, sc717, sya43.136</text:p>
          </table:table-cell>
        </table:table-row>
        <table:table-row table:style-name="ro1">
          <table:table-cell office:value-type="string" calcext:value-type="string">
            <text:p>patthana2.10:718.1</text:p>
          </table:table-cell>
          <table:table-cell office:value-type="string" calcext:value-type="string">
            <text:p>Cittasaṃsaṭṭhasamuṭṭhānañca nocittasaṃsaṭṭhasamuṭṭhānañca dhammaṃ paccayā nocittasaṃsaṭṭhasamuṭṭhāno dhammo uppajjati hetupaccayā—cittasaṃsaṭṭhasamuṭṭhāne khandhe ca cittañca paccayā nocittasaṃsaṭṭhasamuṭṭhānaṃ rūpaṃ, cittasaṃsaṭṭhasamuṭṭhāne khandhe ca mahābhūte ca paccayā nocittasaṃsaṭṭhasamuṭṭhānaṃ rūpaṃ, cittasaṃsaṭṭhasamuṭṭhāne khandhe ca vatthuñca paccayā cittaṃ. (Paṭisandhikkhaṇe tīṇipi kātabbā.) (2)</text:p>
          </table:table-cell>
          <table:table-cell office:value-type="string" calcext:value-type="string">
            <text:p>&lt;p&gt;{}&lt;/p&gt;</text:p>
          </table:table-cell>
          <table:table-cell office:value-type="string" calcext:value-type="string">
            <text:p>cck38.102, ms38P2_3034, sc718</text:p>
          </table:table-cell>
        </table:table-row>
        <table:table-row table:style-name="ro1">
          <table:table-cell office:value-type="string" calcext:value-type="string">
            <text:p>patthana2.10:719.1</text:p>
          </table:table-cell>
          <table:table-cell office:value-type="string" calcext:value-type="string">
            <text:p>Cittasaṃsaṭṭhasamuṭṭhānañca nocittasaṃsaṭṭhasamuṭṭhānañca dhammaṃ paccayā cittasaṃsaṭṭhasamuṭṭhāno ca nocittasaṃsaṭṭhasamuṭṭhāno ca dhammā uppajjanti hetupaccayā—cittasaṃsaṭṭhasamuṭṭhānaṃ ekaṃ khandhañca cittañca paccayā dve khandhā cittasaṃsaṭṭhasamuṭṭhānañca rūpaṃ, dve khandhe …pe… cittasaṃsaṭṭhasamuṭṭhānaṃ ekaṃ khandhañca vatthuñca paccayā dve khandhā cittañca, dve khandhe …pe…. (Paṭisandhikkhaṇe dvepi kātabbā.) (3)</text:p>
          </table:table-cell>
          <table:table-cell office:value-type="string" calcext:value-type="string">
            <text:p>&lt;p&gt;{}&lt;/p&gt;</text:p>
          </table:table-cell>
          <table:table-cell office:value-type="string" calcext:value-type="string">
            <text:p>ms38P2_3035, sc719</text:p>
          </table:table-cell>
        </table:table-row>
        <table:table-row table:style-name="ro1">
          <table:table-cell office:value-type="string" calcext:value-type="string">
            <text:p>patthana2.10:720.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720.1</text:p>
          </table:table-cell>
          <table:table-cell office:value-type="string" calcext:value-type="string">
            <text:p>Cittasaṃsaṭṭhasamuṭṭhānaṃ dhammaṃ paccayā cittasaṃsaṭṭhasamuṭṭhāno dhammo uppajjati ārammaṇapaccayā … tīṇi. (Paṭiccasadisā.)</text:p>
          </table:table-cell>
          <table:table-cell office:value-type="string" calcext:value-type="string">
            <text:p>&lt;p&gt;{}&lt;/p&gt;</text:p>
          </table:table-cell>
          <table:table-cell office:value-type="string" calcext:value-type="string">
            <text:p>ms38P2_3036, msdiv291, sc720, vri122.594</text:p>
          </table:table-cell>
        </table:table-row>
        <table:table-row table:style-name="ro1">
          <table:table-cell office:value-type="string" calcext:value-type="string">
            <text:p>patthana2.10:721.1</text:p>
          </table:table-cell>
          <table:table-cell office:value-type="string" calcext:value-type="string">
            <text:p>Nocittasaṃsaṭṭhasamuṭṭhānaṃ dhammaṃ paccayā nocittasaṃsaṭṭhasamuṭṭhāno dhammo uppajjati ārammaṇapaccayā—cakkhāyatanaṃ paccayā cakkhuviññāṇaṃ …pe… kāyāyatanaṃ …pe… vatthuṃ paccayā cittaṃ; paṭisandhikkhaṇe …pe…. (1)</text:p>
          </table:table-cell>
          <table:table-cell office:value-type="string" calcext:value-type="string">
            <text:p>&lt;p&gt;{}&lt;/p&gt;</text:p>
          </table:table-cell>
          <table:table-cell office:value-type="string" calcext:value-type="string">
            <text:p>ms38P2_3037, sc721</text:p>
          </table:table-cell>
        </table:table-row>
        <table:table-row table:style-name="ro1">
          <table:table-cell office:value-type="string" calcext:value-type="string">
            <text:p>patthana2.10:722.1</text:p>
          </table:table-cell>
          <table:table-cell office:value-type="string" calcext:value-type="string">
            <text:p>Nocittasaṃsaṭṭhasamuṭṭhānaṃ dhammaṃ paccayā cittasaṃsaṭṭhasamuṭṭhāno dhammo uppajjati ārammaṇapaccayā—cakkhāyatanaṃ paccayā cakkhuviññāṇasahagatā khandhā …pe… kāyāyatanaṃ …pe… cittaṃ paccayā sampayuttakā khandhā, vatthuṃ paccayā cittasaṃsaṭṭhasamuṭṭhānā khandhā. (Paṭisandhikkhaṇe dvepi kātabbā.) (2)</text:p>
          </table:table-cell>
          <table:table-cell office:value-type="string" calcext:value-type="string">
            <text:p>&lt;p&gt;{}&lt;/p&gt;</text:p>
          </table:table-cell>
          <table:table-cell office:value-type="string" calcext:value-type="string">
            <text:p>csp1ed38.482, csp2ed38.482, dr43.145, ms38P2_3038, ndp39.124, sc722, sya43.137</text:p>
          </table:table-cell>
        </table:table-row>
        <table:table-row table:style-name="ro1">
          <table:table-cell office:value-type="string" calcext:value-type="string">
            <text:p>patthana2.10:723.1</text:p>
          </table:table-cell>
          <table:table-cell office:value-type="string" calcext:value-type="string">
            <text:p>Nocittasaṃsaṭṭhasamuṭṭhānaṃ dhammaṃ paccayā cittasaṃsaṭṭhasamuṭṭhāno ca nocittasaṃsaṭṭhasamuṭṭhāno ca dhammā uppajjanti ārammaṇapaccayā—cakkhāyatanaṃ paccayā cakkhuviññāṇaṃ sampayuttakā ca khandhā …pe… kāyāyatanaṃ …pe… vatthuṃ paccayā cittaṃ sampayuttakā ca khandhā. (Paṭisandhikkhaṇe ekaṃ kātabbaṃ.) (3)</text:p>
          </table:table-cell>
          <table:table-cell office:value-type="string" calcext:value-type="string">
            <text:p>&lt;p&gt;{}&lt;/p&gt;</text:p>
          </table:table-cell>
          <table:table-cell office:value-type="string" calcext:value-type="string">
            <text:p>ms38P2_3039, sc723</text:p>
          </table:table-cell>
        </table:table-row>
        <table:table-row table:style-name="ro1">
          <table:table-cell office:value-type="string" calcext:value-type="string">
            <text:p>patthana2.10:724.1</text:p>
          </table:table-cell>
          <table:table-cell office:value-type="string" calcext:value-type="string">
            <text:p>Cittasaṃsaṭṭhasamuṭṭhānañca nocittasaṃsaṭṭhasamuṭṭhānañca dhammaṃ paccayā cittasaṃsaṭṭhasamuṭṭhāno dhammo uppajjati ārammaṇapaccayā—cakkhuviññāṇasahagataṃ ekaṃ khandhañca cakkhāyatanañca cakkhuviññāṇañca paccayā dve khandhā, dve khandhe …pe… kāyaviññāṇasahagataṃ …pe… cittasaṃsaṭṭhasamuṭṭhānaṃ ekaṃ khandhañca cittañca paccayā dve khandhā, dve khandhe …pe… cittasaṃsaṭṭhasamuṭṭhānaṃ ekaṃ khandhañca vatthuñca paccayā dve khandhā, dve khandhe …pe…. (Paṭisandhikkhaṇe dve kātabbā.) (1)</text:p>
          </table:table-cell>
          <table:table-cell office:value-type="string" calcext:value-type="string">
            <text:p>&lt;p&gt;{}&lt;/p&gt;</text:p>
          </table:table-cell>
          <table:table-cell office:value-type="string" calcext:value-type="string">
            <text:p>cck38.103, ms38P2_3040, msdiv292, sc724</text:p>
          </table:table-cell>
        </table:table-row>
        <table:table-row table:style-name="ro1">
          <table:table-cell office:value-type="string" calcext:value-type="string">
            <text:p>patthana2.10:725.1</text:p>
          </table:table-cell>
          <table:table-cell office:value-type="string" calcext:value-type="string">
            <text:p>Cittasaṃsaṭṭhasamuṭṭhānañca nocittasaṃsaṭṭhasamuṭṭhānañca dhammaṃ paccayā nocittasaṃsaṭṭhasamuṭṭhāno dhammo uppajjati ārammaṇapaccayā— cakkhuviññāṇasahagate khandhe ca cakkhāyatanañca paccayā cakkhuviññāṇaṃ …pe… kāyaviññāṇasahagate …pe… cittasaṃsaṭṭhasamuṭṭhāne khandhe ca vatthuñca paccayā cittaṃ. (Paṭisandhikkhaṇe ekaṃ kātabbaṃ.) (2)</text:p>
          </table:table-cell>
          <table:table-cell office:value-type="string" calcext:value-type="string">
            <text:p>&lt;p&gt;{}&lt;/p&gt;</text:p>
          </table:table-cell>
          <table:table-cell office:value-type="string" calcext:value-type="string">
            <text:p>ms38P2_3041, sc725, sya43.138, vri122.595</text:p>
          </table:table-cell>
        </table:table-row>
        <table:table-row table:style-name="ro1">
          <table:table-cell office:value-type="string" calcext:value-type="string">
            <text:p>patthana2.10:726.1</text:p>
          </table:table-cell>
          <table:table-cell office:value-type="string" calcext:value-type="string">
            <text:p>Cittasaṃsaṭṭhasamuṭṭhānañca nocittasaṃsaṭṭhasamuṭṭhānañca dhammaṃ paccayā cittasaṃsaṭṭhasamuṭṭhāno ca nocittasaṃsaṭṭhasamuṭṭhāno ca dhammā uppajjanti ārammaṇapaccayā—cittasaṃsaṭṭhasamuṭṭhānaṃ ekaṃ khandhañca vatthuñca paccayā dve khandhā cittañca, dve khandhe …pe…. (Paṭisandhikkhaṇe ekaṃ kātabbaṃ, saṃkhittaṃ.) (3)</text:p>
          </table:table-cell>
          <table:table-cell office:value-type="string" calcext:value-type="string">
            <text:p>&lt;p&gt;{}&lt;/p&gt;</text:p>
          </table:table-cell>
          <table:table-cell office:value-type="string" calcext:value-type="string">
            <text:p>bj51.997, dr43.146, ms38P2_3042, sc726</text:p>
          </table:table-cell>
        </table:table-row>
        <table:table-row table:style-name="ro1">
          <table:table-cell office:value-type="string" calcext:value-type="string">
            <text:p>patthana2.10:727.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727.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727.1</text:p>
          </table:table-cell>
          <table:table-cell office:value-type="string" calcext:value-type="string">
            <text:p>Hetuyā nava, ārammaṇe nava, adhipatiyā nava (sabbattha nava), avigate nava.</text:p>
          </table:table-cell>
          <table:table-cell office:value-type="string" calcext:value-type="string">
            <text:p>&lt;p&gt;{}&lt;/p&gt;</text:p>
          </table:table-cell>
          <table:table-cell office:value-type="string" calcext:value-type="string">
            <text:p>ms38P2_3043, msdiv293, ndp39.125, sc727</text:p>
          </table:table-cell>
        </table:table-row>
        <table:table-row table:style-name="ro1">
          <table:table-cell office:value-type="string" calcext:value-type="string">
            <text:p>patthana2.10:728.0.1</text:p>
          </table:table-cell>
          <table:table-cell office:value-type="string" calcext:value-type="string">
            <text:p>2.10.9.3.2. Paccayapaccanīya</text:p>
          </table:table-cell>
          <table:table-cell office:value-type="string" calcext:value-type="string">
            <text:p>&lt;h4&gt;{}&lt;/h4&gt;</text:p>
          </table:table-cell>
          <table:table-cell/>
        </table:table-row>
        <table:table-row table:style-name="ro1">
          <table:table-cell office:value-type="string" calcext:value-type="string">
            <text:p>patthana2.10:728.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728.1</text:p>
          </table:table-cell>
          <table:table-cell office:value-type="string" calcext:value-type="string">
            <text:p>Cittasaṃsaṭṭhasamuṭṭhānaṃ dhammaṃ paccayā cittasaṃsaṭṭhasamuṭṭhāno dhammo uppajjati nahetupaccayā. (Evaṃ nava pañhā kātabbā. Paccayavāre pañcaviññāṇampi kātabbaṃ, tīṇiyeva moho.)</text:p>
          </table:table-cell>
          <table:table-cell office:value-type="string" calcext:value-type="string">
            <text:p>&lt;p&gt;{}&lt;/p&gt;</text:p>
          </table:table-cell>
          <table:table-cell office:value-type="string" calcext:value-type="string">
            <text:p>csp1ed38.483, csp2ed38.483, ms38P2_3044, msdiv294, sc728</text:p>
          </table:table-cell>
        </table:table-row>
        <table:table-row table:style-name="ro1">
          <table:table-cell office:value-type="string" calcext:value-type="string">
            <text:p>patthana2.10:729.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729.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729.1</text:p>
          </table:table-cell>
          <table:table-cell office:value-type="string" calcext:value-type="string">
            <text:p>Nahetuyā nava, naārammaṇe tīṇi, naadhipatiyā nava, naanantare tīṇi, nasamanantare tīṇi, naaññamaññe tīṇi, naupanissaye tīṇi, napurejāte nava, napacchājāte nava, naāsevane nava, nakamme cattāri, navipāke nava, naāhāre ekaṃ, naindriye ekaṃ, najhāne nava, namagge nava, nasampayutte tīṇi, navippayutte cha, nonatthiyā tīṇi, novigate tīṇi.</text:p>
          </table:table-cell>
          <table:table-cell office:value-type="string" calcext:value-type="string">
            <text:p>&lt;p&gt;{}&lt;/p&gt;</text:p>
          </table:table-cell>
          <table:table-cell office:value-type="string" calcext:value-type="string">
            <text:p>ms38P2_3045, msdiv295, sc729, vri122.596</text:p>
          </table:table-cell>
        </table:table-row>
        <table:table-row table:style-name="ro1">
          <table:table-cell office:value-type="string" calcext:value-type="string">
            <text:p>patthana2.10:730.0.1</text:p>
          </table:table-cell>
          <table:table-cell office:value-type="string" calcext:value-type="string">
            <text:p>Mahantaraduka</text:p>
          </table:table-cell>
          <table:table-cell office:value-type="string" calcext:value-type="string">
            <text:p>&lt;h2&gt;{}&lt;/h2&gt;</text:p>
          </table:table-cell>
          <table:table-cell/>
        </table:table-row>
        <table:table-row table:style-name="ro1">
          <table:table-cell office:value-type="string" calcext:value-type="string">
            <text:p>patthana2.10:730.0.2</text:p>
          </table:table-cell>
          <table:table-cell office:value-type="string" calcext:value-type="string">
            <text:p>Cittasaṃsaṭṭhasamuṭṭhānaduka</text:p>
          </table:table-cell>
          <table:table-cell office:value-type="string" calcext:value-type="string">
            <text:p>&lt;h3&gt;{}&lt;/h3&gt;</text:p>
          </table:table-cell>
          <table:table-cell/>
        </table:table-row>
        <table:table-row table:style-name="ro1">
          <table:table-cell office:value-type="string" calcext:value-type="string">
            <text:p>patthana2.10:730.0.3</text:p>
          </table:table-cell>
          <table:table-cell office:value-type="string" calcext:value-type="string">
            <text:p>Nissayavāra</text:p>
          </table:table-cell>
          <table:table-cell office:value-type="string" calcext:value-type="string">
            <text:p>&lt;h4&gt;{}&lt;/h4&gt;</text:p>
          </table:table-cell>
          <table:table-cell/>
        </table:table-row>
        <table:table-row table:style-name="ro1">
          <table:table-cell office:value-type="string" calcext:value-type="string">
            <text:p>patthana2.10:730.1</text:p>
          </table:table-cell>
          <table:table-cell office:value-type="string" calcext:value-type="string">
            <text:p>(Evaṃ itare dve gaṇanāpi nissayavāropi kātabbo.)</text:p>
          </table:table-cell>
          <table:table-cell office:value-type="string" calcext:value-type="string">
            <text:p>&lt;p&gt;{}&lt;/p&gt;</text:p>
          </table:table-cell>
          <table:table-cell office:value-type="string" calcext:value-type="string">
            <text:p>ms38P2_3046</text:p>
          </table:table-cell>
        </table:table-row>
        <table:table-row table:style-name="ro1">
          <table:table-cell office:value-type="string" calcext:value-type="string">
            <text:p>patthana2.10:731.0.1</text:p>
          </table:table-cell>
          <table:table-cell office:value-type="string" calcext:value-type="string">
            <text:p>Mahantaraduka</text:p>
          </table:table-cell>
          <table:table-cell office:value-type="string" calcext:value-type="string">
            <text:p>&lt;h2&gt;{}&lt;/h2&gt;</text:p>
          </table:table-cell>
          <table:table-cell/>
        </table:table-row>
        <table:table-row table:style-name="ro1">
          <table:table-cell office:value-type="string" calcext:value-type="string">
            <text:p>patthana2.10:731.0.2</text:p>
          </table:table-cell>
          <table:table-cell office:value-type="string" calcext:value-type="string">
            <text:p>Cittasaṃsaṭṭhasamuṭṭhānaduka</text:p>
          </table:table-cell>
          <table:table-cell office:value-type="string" calcext:value-type="string">
            <text:p>&lt;h3&gt;{}&lt;/h3&gt;</text:p>
          </table:table-cell>
          <table:table-cell/>
        </table:table-row>
        <table:table-row table:style-name="ro1">
          <table:table-cell office:value-type="string" calcext:value-type="string">
            <text:p>patthana2.10:731.0.3</text:p>
          </table:table-cell>
          <table:table-cell office:value-type="string" calcext:value-type="string">
            <text:p>Saṃsaṭṭhavāra</text:p>
          </table:table-cell>
          <table:table-cell office:value-type="string" calcext:value-type="string">
            <text:p>&lt;h4&gt;{}&lt;/h4&gt;</text:p>
          </table:table-cell>
          <table:table-cell/>
        </table:table-row>
        <table:table-row table:style-name="ro1">
          <table:table-cell office:value-type="string" calcext:value-type="string">
            <text:p>patthana2.10:731.0.4</text:p>
          </table:table-cell>
          <table:table-cell office:value-type="string" calcext:value-type="string">
            <text:p>Paccayānuloma</text:p>
          </table:table-cell>
          <table:table-cell office:value-type="string" calcext:value-type="string">
            <text:p>&lt;h5&gt;{}&lt;/h5&gt;</text:p>
          </table:table-cell>
          <table:table-cell/>
        </table:table-row>
        <table:table-row table:style-name="ro1">
          <table:table-cell office:value-type="string" calcext:value-type="string">
            <text:p>patthana2.10:731.0.5</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731.0.6</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731.1</text:p>
          </table:table-cell>
          <table:table-cell office:value-type="string" calcext:value-type="string">
            <text:p>Cittasaṃsaṭṭhasamuṭṭhānaṃ dhammaṃ saṃsaṭṭho cittasaṃsaṭṭhasamuṭṭhāno dhammo uppajjati hetupaccayā—  cittasaṃsaṭṭhasamuṭṭhānaṃ ekaṃ khandhaṃ saṃsaṭṭhā dve khandhā, dve khandhe…pe…  paṭisandhikkhaṇe…pe… . (1) </text:p>
          </table:table-cell>
          <table:table-cell office:value-type="string" calcext:value-type="string">
            <text:p>&lt;p&gt;{}&lt;/p&gt;</text:p>
          </table:table-cell>
          <table:table-cell office:value-type="string" calcext:value-type="string">
            <text:p>dr43.147, ms38P2_3047, msdiv296, sya43.139</text:p>
          </table:table-cell>
        </table:table-row>
        <table:table-row table:style-name="ro1">
          <table:table-cell office:value-type="string" calcext:value-type="string">
            <text:p>patthana2.10:732.1</text:p>
          </table:table-cell>
          <table:table-cell office:value-type="string" calcext:value-type="string">
            <text:p>Cittasaṃsaṭṭhasamuṭṭhānaṃ dhammaṃ saṃsaṭṭho nocittasaṃsaṭṭhasamuṭṭhāno dhammo uppajjati hetupaccayā—  cittasaṃsaṭṭhasamuṭṭhāne khandhe saṃsaṭṭhaṃ cittaṃ; paṭisandhikkhaṇe…pe… . (2) </text:p>
          </table:table-cell>
          <table:table-cell office:value-type="string" calcext:value-type="string">
            <text:p>&lt;p&gt;{}&lt;/div&gt;</text:p>
          </table:table-cell>
          <table:table-cell office:value-type="string" calcext:value-type="string">
            <text:p>cck38.104, ms38P2_3048</text:p>
          </table:table-cell>
        </table:table-row>
        <table:table-row table:style-name="ro1">
          <table:table-cell office:value-type="string" calcext:value-type="string">
            <text:p>patthana2.10:733.1</text:p>
          </table:table-cell>
          <table:table-cell office:value-type="string" calcext:value-type="string">
            <text:p>Cittasaṃsaṭṭhasamuṭṭhānaṃ dhammaṃ saṃsaṭṭho cittasaṃsaṭṭhasamuṭṭhāno ca nocittasaṃsaṭṭhasamuṭṭhāno ca dhammā uppajjanti hetupaccayā—  cittasaṃsaṭṭhasamuṭṭhānaṃ ekaṃ khandhaṃ saṃsaṭṭhā dve khandhā cittañca, dve khandhe…pe…  paṭisandhikkhaṇe…pe… . (3) </text:p>
          </table:table-cell>
          <table:table-cell office:value-type="string" calcext:value-type="string">
            <text:p>&lt;p&gt;{}&lt;/div&gt;</text:p>
          </table:table-cell>
          <table:table-cell office:value-type="string" calcext:value-type="string">
            <text:p>ms38P2_3049, ndp39.126</text:p>
          </table:table-cell>
        </table:table-row>
        <table:table-row table:style-name="ro1">
          <table:table-cell office:value-type="string" calcext:value-type="string">
            <text:p>patthana2.10:734.1</text:p>
          </table:table-cell>
          <table:table-cell office:value-type="string" calcext:value-type="string">
            <text:p>Nocittasaṃsaṭṭhasamuṭṭhānaṃ dhammaṃ saṃsaṭṭho cittasaṃsaṭṭhasamuṭṭhāno dhammo uppajjati hetupaccayā—  cittaṃ saṃsaṭṭhā sampayuttakā khandhā; paṭisandhikkhaṇe…pe… . (1) </text:p>
          </table:table-cell>
          <table:table-cell office:value-type="string" calcext:value-type="string">
            <text:p>&lt;p&gt;{}&lt;/div&gt;</text:p>
          </table:table-cell>
          <table:table-cell office:value-type="string" calcext:value-type="string">
            <text:p>csp1ed38.484, csp2ed38.484, ms38P2_3050</text:p>
          </table:table-cell>
        </table:table-row>
        <table:table-row table:style-name="ro1">
          <table:table-cell office:value-type="string" calcext:value-type="string">
            <text:p>patthana2.10:735.1</text:p>
          </table:table-cell>
          <table:table-cell office:value-type="string" calcext:value-type="string">
            <text:p>Cittasaṃsaṭṭhasamuṭṭhānañca nocittasaṃsaṭṭhasamuṭṭhānañca dhammaṃ saṃsaṭṭho cittasaṃsaṭṭhasamuṭṭhāno dhammo uppajjati hetupaccayā—  cittasaṃsaṭṭhasamuṭṭhānaṃ ekaṃ khandhañca cittañca saṃsaṭṭhā dve khandhā, dve khandhe…pe…  paṭisandhikkhaṇe…pe… . (1) (Saṃkhittaṃ.) </text:p>
          </table:table-cell>
          <table:table-cell office:value-type="string" calcext:value-type="string">
            <text:p>&lt;p&gt;{}&lt;/p&gt;</text:p>
          </table:table-cell>
          <table:table-cell office:value-type="string" calcext:value-type="string">
            <text:p>ms38P2_3051, vri122.597</text:p>
          </table:table-cell>
        </table:table-row>
        <table:table-row table:style-name="ro1">
          <table:table-cell office:value-type="string" calcext:value-type="string">
            <text:p>patthana2.10:736.0.1</text:p>
          </table:table-cell>
          <table:table-cell office:value-type="string" calcext:value-type="string">
            <text:p>Mahantaraduka</text:p>
          </table:table-cell>
          <table:table-cell office:value-type="string" calcext:value-type="string">
            <text:p>&lt;h2&gt;{}&lt;/h2&gt;</text:p>
          </table:table-cell>
          <table:table-cell/>
        </table:table-row>
        <table:table-row table:style-name="ro1">
          <table:table-cell office:value-type="string" calcext:value-type="string">
            <text:p>patthana2.10:736.0.2</text:p>
          </table:table-cell>
          <table:table-cell office:value-type="string" calcext:value-type="string">
            <text:p>Cittasaṃsaṭṭhasamuṭṭhānaduka</text:p>
          </table:table-cell>
          <table:table-cell office:value-type="string" calcext:value-type="string">
            <text:p>&lt;h3&gt;{}&lt;/h3&gt;</text:p>
          </table:table-cell>
          <table:table-cell/>
        </table:table-row>
        <table:table-row table:style-name="ro1">
          <table:table-cell office:value-type="string" calcext:value-type="string">
            <text:p>patthana2.10:736.0.3</text:p>
          </table:table-cell>
          <table:table-cell office:value-type="string" calcext:value-type="string">
            <text:p>Saṃsaṭṭhavāra</text:p>
          </table:table-cell>
          <table:table-cell office:value-type="string" calcext:value-type="string">
            <text:p>&lt;h4&gt;{}&lt;/h4&gt;</text:p>
          </table:table-cell>
          <table:table-cell/>
        </table:table-row>
        <table:table-row table:style-name="ro1">
          <table:table-cell office:value-type="string" calcext:value-type="string">
            <text:p>patthana2.10:736.0.4</text:p>
          </table:table-cell>
          <table:table-cell office:value-type="string" calcext:value-type="string">
            <text:p>Paccayānuloma</text:p>
          </table:table-cell>
          <table:table-cell office:value-type="string" calcext:value-type="string">
            <text:p>&lt;h5&gt;{}&lt;/h5&gt;</text:p>
          </table:table-cell>
          <table:table-cell/>
        </table:table-row>
        <table:table-row table:style-name="ro1">
          <table:table-cell office:value-type="string" calcext:value-type="string">
            <text:p>patthana2.10:736.0.5</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736.0.6</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736.1</text:p>
          </table:table-cell>
          <table:table-cell office:value-type="string" calcext:value-type="string">
            <text:p>Hetuyā pañca, ārammaṇe pañca, adhipatiyā pañca (sabbattha pañca), avigate pañca. </text:p>
          </table:table-cell>
          <table:table-cell office:value-type="string" calcext:value-type="string">
            <text:p>&lt;p&gt;{}&lt;/p&gt;</text:p>
          </table:table-cell>
          <table:table-cell office:value-type="string" calcext:value-type="string">
            <text:p>ms38P2_3052, msdiv297</text:p>
          </table:table-cell>
        </table:table-row>
        <table:table-row table:style-name="ro1">
          <table:table-cell office:value-type="string" calcext:value-type="string">
            <text:p>patthana2.10:737.0.1</text:p>
          </table:table-cell>
          <table:table-cell office:value-type="string" calcext:value-type="string">
            <text:p>Mahantaraduka</text:p>
          </table:table-cell>
          <table:table-cell office:value-type="string" calcext:value-type="string">
            <text:p>&lt;h2&gt;{}&lt;/h2&gt;</text:p>
          </table:table-cell>
          <table:table-cell/>
        </table:table-row>
        <table:table-row table:style-name="ro1">
          <table:table-cell office:value-type="string" calcext:value-type="string">
            <text:p>patthana2.10:737.0.2</text:p>
          </table:table-cell>
          <table:table-cell office:value-type="string" calcext:value-type="string">
            <text:p>Cittasaṃsaṭṭhasamuṭṭhānaduka</text:p>
          </table:table-cell>
          <table:table-cell office:value-type="string" calcext:value-type="string">
            <text:p>&lt;h3&gt;{}&lt;/h3&gt;</text:p>
          </table:table-cell>
          <table:table-cell/>
        </table:table-row>
        <table:table-row table:style-name="ro1">
          <table:table-cell office:value-type="string" calcext:value-type="string">
            <text:p>patthana2.10:737.0.3</text:p>
          </table:table-cell>
          <table:table-cell office:value-type="string" calcext:value-type="string">
            <text:p>Saṃsaṭṭhavāra</text:p>
          </table:table-cell>
          <table:table-cell office:value-type="string" calcext:value-type="string">
            <text:p>&lt;h4&gt;{}&lt;/h4&gt;</text:p>
          </table:table-cell>
          <table:table-cell/>
        </table:table-row>
        <table:table-row table:style-name="ro1">
          <table:table-cell office:value-type="string" calcext:value-type="string">
            <text:p>patthana2.10:737.0.4</text:p>
          </table:table-cell>
          <table:table-cell office:value-type="string" calcext:value-type="string">
            <text:p>Paccayapaccanīya</text:p>
          </table:table-cell>
          <table:table-cell office:value-type="string" calcext:value-type="string">
            <text:p>&lt;h5&gt;{}&lt;/h5&gt;</text:p>
          </table:table-cell>
          <table:table-cell/>
        </table:table-row>
        <table:table-row table:style-name="ro1">
          <table:table-cell office:value-type="string" calcext:value-type="string">
            <text:p>patthana2.10:737.0.5</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737.1</text:p>
          </table:table-cell>
          <table:table-cell office:value-type="string" calcext:value-type="string">
            <text:p>Cittasaṃsaṭṭhasamuṭṭhānaṃ dhammaṃ saṃsaṭṭho cittasaṃsaṭṭhasamuṭṭhāno dhammo uppajjati nahetupaccayā. (Saṃkhittaṃ. Tīṇiyeva moho.)</text:p>
          </table:table-cell>
          <table:table-cell office:value-type="string" calcext:value-type="string">
            <text:p>&lt;p&gt;{}&lt;/p&gt;</text:p>
          </table:table-cell>
          <table:table-cell office:value-type="string" calcext:value-type="string">
            <text:p>dr43.148, ms38P2_3053, msdiv298, sc737</text:p>
          </table:table-cell>
        </table:table-row>
        <table:table-row table:style-name="ro1">
          <table:table-cell office:value-type="string" calcext:value-type="string">
            <text:p>patthana2.10:738.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738.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738.1</text:p>
          </table:table-cell>
          <table:table-cell office:value-type="string" calcext:value-type="string">
            <text:p>Nahetuyā pañca, naadhipatiyā pañca, napurejāte pañca, napacchājāte pañca, naāsevane pañca, nakamme tīṇi, navipāke pañca, najhāne pañca, namagge pañca, navippayutte pañca.</text:p>
          </table:table-cell>
          <table:table-cell office:value-type="string" calcext:value-type="string">
            <text:p>&lt;p&gt;{}&lt;/p&gt;</text:p>
          </table:table-cell>
          <table:table-cell office:value-type="string" calcext:value-type="string">
            <text:p>ms38P2_3054, msdiv299, sc738</text:p>
          </table:table-cell>
        </table:table-row>
        <table:table-row table:style-name="ro1">
          <table:table-cell office:value-type="string" calcext:value-type="string">
            <text:p>patthana2.10:739.0</text:p>
          </table:table-cell>
          <table:table-cell office:value-type="string" calcext:value-type="string">
            <text:p>2.10.9.6. Sampayuttavāra</text:p>
          </table:table-cell>
          <table:table-cell office:value-type="string" calcext:value-type="string">
            <text:p>&lt;h3&gt;{}&lt;/h3&gt;</text:p>
          </table:table-cell>
          <table:table-cell/>
        </table:table-row>
        <table:table-row table:style-name="ro1">
          <table:table-cell office:value-type="string" calcext:value-type="string">
            <text:p>patthana2.10:739.1</text:p>
          </table:table-cell>
          <table:table-cell office:value-type="string" calcext:value-type="string">
            <text:p>Evaṃ itare dve gaṇanāpi sampayuttavāropi kātabbo.</text:p>
          </table:table-cell>
          <table:table-cell office:value-type="string" calcext:value-type="string">
            <text:p>&lt;p class='pe'&gt;{}&lt;/p&gt;</text:p>
          </table:table-cell>
          <table:table-cell office:value-type="string" calcext:value-type="string">
            <text:p>ms38P2_3055, sc739</text:p>
          </table:table-cell>
        </table:table-row>
        <table:table-row table:style-name="ro1">
          <table:table-cell office:value-type="string" calcext:value-type="string">
            <text:p>patthana2.10:740.0.1</text:p>
          </table:table-cell>
          <table:table-cell office:value-type="string" calcext:value-type="string">
            <text:p>2.10.9.7. Pañhāvāra</text:p>
          </table:table-cell>
          <table:table-cell office:value-type="string" calcext:value-type="string">
            <text:p>&lt;h3&gt;{}&lt;/h3&gt;</text:p>
          </table:table-cell>
          <table:table-cell/>
        </table:table-row>
        <table:table-row table:style-name="ro1">
          <table:table-cell office:value-type="string" calcext:value-type="string">
            <text:p>patthana2.10:740.0.2</text:p>
          </table:table-cell>
          <table:table-cell office:value-type="string" calcext:value-type="string">
            <text:p>2.10.9.7.1. Paccayānuloma</text:p>
          </table:table-cell>
          <table:table-cell office:value-type="string" calcext:value-type="string">
            <text:p>&lt;h4&gt;{}&lt;/h4&gt;</text:p>
          </table:table-cell>
          <table:table-cell/>
        </table:table-row>
        <table:table-row table:style-name="ro1">
          <table:table-cell office:value-type="string" calcext:value-type="string">
            <text:p>patthana2.10:740.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740.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740.1</text:p>
          </table:table-cell>
          <table:table-cell office:value-type="string" calcext:value-type="string">
            <text:p>Cittasaṃsaṭṭhasamuṭṭhāno dhammo cittasaṃsaṭṭhasamuṭṭhānassa dhammassa hetupaccayena paccayo—cittasaṃsaṭṭhasamuṭṭhānā hetū sampayuttakānaṃ khandhānaṃ hetupaccayena paccayo; paṭisandhikkhaṇe …pe…. (Mūlaṃ kātabbaṃ.) Cittasaṃsaṭṭhasamuṭṭhānā hetū cittassa cittasamuṭṭhānānañca rūpānaṃ hetupaccayena paccayo; paṭisandhikkhaṇe …pe…. (Mūlaṃ kātabbaṃ.) Cittasaṃsaṭṭhasamuṭṭhānā hetū sampayuttakānaṃ khandhānaṃ cittassa ca cittasamuṭṭhānānañca rūpānaṃ hetupaccayena paccayo; paṭisandhikkhaṇe …pe…. (3)</text:p>
          </table:table-cell>
          <table:table-cell office:value-type="string" calcext:value-type="string">
            <text:p>&lt;p&gt;{}&lt;/p&gt;</text:p>
          </table:table-cell>
          <table:table-cell office:value-type="string" calcext:value-type="string">
            <text:p>bj51.998, cck38.105, csp1ed38.485, csp2ed38.485, ms38P2_3056, msdiv300, ndp39.127, sc740, sya43.140, vri122.598</text:p>
          </table:table-cell>
        </table:table-row>
        <table:table-row table:style-name="ro1">
          <table:table-cell office:value-type="string" calcext:value-type="string">
            <text:p>patthana2.10:741.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741.1</text:p>
          </table:table-cell>
          <table:table-cell office:value-type="string" calcext:value-type="string">
            <text:p>Cittasaṃsaṭṭhasamuṭṭhāno dhammo cittasaṃsaṭṭhasamuṭṭhānassa dhammassa ārammaṇapaccayena paccayo—cittasaṃsaṭṭhasamuṭṭhāne khandhe ārabbha cittasaṃsaṭṭhasamuṭṭhānā khandhā uppajjanti. (Mūlaṃ kātabbaṃ.) Cittasaṃsaṭṭhasamuṭṭhāne khandhe ārabbha cittaṃ uppajjati. (Mūlaṃ kātabbaṃ.) Cittasaṃsaṭṭhasamuṭṭhāne khandhe ārabbha cittañca sampayuttakā ca khandhā uppajjanti. (3)</text:p>
          </table:table-cell>
          <table:table-cell office:value-type="string" calcext:value-type="string">
            <text:p>&lt;p&gt;{}&lt;/p&gt;</text:p>
          </table:table-cell>
          <table:table-cell office:value-type="string" calcext:value-type="string">
            <text:p>dr43.149, ms38P2_3057, msdiv301, sc741</text:p>
          </table:table-cell>
        </table:table-row>
        <table:table-row table:style-name="ro1">
          <table:table-cell office:value-type="string" calcext:value-type="string">
            <text:p>patthana2.10:742.1</text:p>
          </table:table-cell>
          <table:table-cell office:value-type="string" calcext:value-type="string">
            <text:p>Nocittasaṃsaṭṭhasamuṭṭhāno dhammo nocittasaṃsaṭṭhasamuṭṭhānassa dhammassa ārammaṇapaccayena paccayo—ariyā maggā vuṭṭhahitvā maggaṃ paccavekkhanti …pe… nibbānaṃ paccavekkhanti. Nibbānaṃ gotrabhussa …pe…. (Saṃkhittaṃ. Yathā cittasahabhūduke ārammaṇaṃ evaṃ kātabbaṃ, ninnānākaraṇaṃ. Navapi pañhā.)</text:p>
          </table:table-cell>
          <table:table-cell office:value-type="string" calcext:value-type="string">
            <text:p>&lt;p&gt;{}&lt;/p&gt;</text:p>
          </table:table-cell>
          <table:table-cell office:value-type="string" calcext:value-type="string">
            <text:p>ms38P2_3058, sc742</text:p>
          </table:table-cell>
        </table:table-row>
        <table:table-row table:style-name="ro1">
          <table:table-cell office:value-type="string" calcext:value-type="string">
            <text:p>patthana2.10:743.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0:743.1</text:p>
          </table:table-cell>
          <table:table-cell office:value-type="string" calcext:value-type="string">
            <text:p>Cittasaṃsaṭṭhasamuṭṭhāno dhammo cittasaṃsaṭṭhasamuṭṭhānassa dhammassa adhipatipaccayena paccayo—ārammaṇādhipati, sahajātādhipati … tīṇi. (Dvepi adhipatī kātabbā.) (3)</text:p>
          </table:table-cell>
          <table:table-cell office:value-type="string" calcext:value-type="string">
            <text:p>&lt;p&gt;{}&lt;/p&gt;</text:p>
          </table:table-cell>
          <table:table-cell office:value-type="string" calcext:value-type="string">
            <text:p>ms38P2_3059, msdiv302, sc743, sya43.141, vri122.599</text:p>
          </table:table-cell>
        </table:table-row>
        <table:table-row table:style-name="ro1">
          <table:table-cell office:value-type="string" calcext:value-type="string">
            <text:p>patthana2.10:744.1</text:p>
          </table:table-cell>
          <table:table-cell office:value-type="string" calcext:value-type="string">
            <text:p>Nocittasaṃsaṭṭhasamuṭṭhāno dhammo nocittasaṃsaṭṭhasamuṭṭhānassa dhammassa adhipatipaccayena paccayo—ārammaṇādhipati, sahajātādhipati … tīṇi. (Dvepi adhipati kātabbā.) (3)</text:p>
          </table:table-cell>
          <table:table-cell office:value-type="string" calcext:value-type="string">
            <text:p>&lt;p&gt;{}&lt;/p&gt;</text:p>
          </table:table-cell>
          <table:table-cell office:value-type="string" calcext:value-type="string">
            <text:p>ms38P2_3060, sc744</text:p>
          </table:table-cell>
        </table:table-row>
        <table:table-row table:style-name="ro1">
          <table:table-cell office:value-type="string" calcext:value-type="string">
            <text:p>patthana2.10:745.1</text:p>
          </table:table-cell>
          <table:table-cell office:value-type="string" calcext:value-type="string">
            <text:p>Cittasaṃsaṭṭhasamuṭṭhāno ca nocittasaṃsaṭṭhasamuṭṭhāno ca dhammā cittasaṃsaṭṭhasamuṭṭhānassa dhammassa adhipatipaccayena paccayo— ārammaṇādhipati. (Ekāyeva adhipati kātabbā, navapi pañhā. Yathā cittasahabhūdukaṃ, evaṃ kātabbaṃ, ninnānākaraṇaṃ.)</text:p>
          </table:table-cell>
          <table:table-cell office:value-type="string" calcext:value-type="string">
            <text:p>&lt;p&gt;{}&lt;/p&gt;</text:p>
          </table:table-cell>
          <table:table-cell office:value-type="string" calcext:value-type="string">
            <text:p>ms38P2_3061, ndp39.128, sc745</text:p>
          </table:table-cell>
        </table:table-row>
        <table:table-row table:style-name="ro1">
          <table:table-cell office:value-type="string" calcext:value-type="string">
            <text:p>patthana2.10:746.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0:746.1</text:p>
          </table:table-cell>
          <table:table-cell office:value-type="string" calcext:value-type="string">
            <text:p>Cittasaṃsaṭṭhasamuṭṭhāno dhammo cittasaṃsaṭṭhasamuṭṭhānassa dhammassa anantarapaccayena paccayo (navapi pañhā cittasahabhūdukasadisā) … samanantarapaccayena paccayo … nava … sahajātapaccayena paccayo … nava (paṭiccasadisā) … aññamaññapaccayena paccayo … nava (paṭiccasadisā) … nissayapaccayena paccayo … nava (paccayasadisā) … upanissayapaccayena paccayo. (Navapi pañhā cittasahabhūdukasadisā, ninnānākaraṇaṃ.)</text:p>
          </table:table-cell>
          <table:table-cell office:value-type="string" calcext:value-type="string">
            <text:p>&lt;p&gt;{}&lt;/p&gt;</text:p>
          </table:table-cell>
          <table:table-cell office:value-type="string" calcext:value-type="string">
            <text:p>csp1ed38.486, csp2ed38.486, dr43.150, ms38P2_3062, msdiv303, sc746</text:p>
          </table:table-cell>
        </table:table-row>
        <table:table-row table:style-name="ro1">
          <table:table-cell office:value-type="string" calcext:value-type="string">
            <text:p>patthana2.10:747.0</text:p>
          </table:table-cell>
          <table:table-cell office:value-type="string" calcext:value-type="string">
            <text:p>Purejātādi</text:p>
          </table:table-cell>
          <table:table-cell office:value-type="string" calcext:value-type="string">
            <text:p>&lt;h6&gt;{}&lt;/h6&gt;</text:p>
          </table:table-cell>
          <table:table-cell/>
        </table:table-row>
        <table:table-row table:style-name="ro1">
          <table:table-cell office:value-type="string" calcext:value-type="string">
            <text:p>patthana2.10:747.1</text:p>
          </table:table-cell>
          <table:table-cell office:value-type="string" calcext:value-type="string">
            <text:p>Nocittasaṃsaṭṭhasamuṭṭhāno dhammo nocittasaṃsaṭṭhasamuṭṭhānassa dhammassa purejātapaccayena paccayo—ārammaṇapurejātaṃ, vatthupurejātaṃ … tīṇi. (Cittasahabhūdukasadisā, ninnānākaraṇaṃ.)</text:p>
          </table:table-cell>
          <table:table-cell office:value-type="string" calcext:value-type="string">
            <text:p>&lt;p&gt;{}&lt;/p&gt;</text:p>
          </table:table-cell>
          <table:table-cell office:value-type="string" calcext:value-type="string">
            <text:p>cck38.106, ms38P2_3063, msdiv304, sc747</text:p>
          </table:table-cell>
        </table:table-row>
        <table:table-row table:style-name="ro1">
          <table:table-cell office:value-type="string" calcext:value-type="string">
            <text:p>patthana2.10:748.1</text:p>
          </table:table-cell>
          <table:table-cell office:value-type="string" calcext:value-type="string">
            <text:p>Cittasaṃsaṭṭhasamuṭṭhāno dhammo nocittasaṃsaṭṭhasamuṭṭhānassa dhammassa pacchājātapaccayena paccayo (cittasahabhūdukasadisā, ninnānākaraṇaṃ. Tīṇipi pacchājātā. Dve. Ekamūlānaṃ ekā ghaṭanā) … āsevanapaccayena paccayo … nava.</text:p>
          </table:table-cell>
          <table:table-cell office:value-type="string" calcext:value-type="string">
            <text:p>&lt;p&gt;{}&lt;/p&gt;</text:p>
          </table:table-cell>
          <table:table-cell office:value-type="string" calcext:value-type="string">
            <text:p>ms38P2_3064, sc748, vri122.600</text:p>
          </table:table-cell>
        </table:table-row>
        <table:table-row table:style-name="ro1">
          <table:table-cell office:value-type="string" calcext:value-type="string">
            <text:p>patthana2.10:749.0</text:p>
          </table:table-cell>
          <table:table-cell office:value-type="string" calcext:value-type="string">
            <text:p>Kammādi</text:p>
          </table:table-cell>
          <table:table-cell office:value-type="string" calcext:value-type="string">
            <text:p>&lt;h6&gt;{}&lt;/h6&gt;</text:p>
          </table:table-cell>
          <table:table-cell/>
        </table:table-row>
        <table:table-row table:style-name="ro1">
          <table:table-cell office:value-type="string" calcext:value-type="string">
            <text:p>patthana2.10:749.1</text:p>
          </table:table-cell>
          <table:table-cell office:value-type="string" calcext:value-type="string">
            <text:p>Cittasaṃsaṭṭhasamuṭṭhāno dhammo cittasaṃsaṭṭhasamuṭṭhānassa dhammassa kammapaccayena paccayo … tīṇi (cittasahabhūdukasadisā ninnānākaraṇā. Tīṇipi sahajātā, nānākkhaṇikā) … vipākapaccayena paccayo … nava … āhārapaccayena paccayo … nava (cittasahabhūgamanasadisā, ekaṃyeva kabaḷīkāraṃ āhāraṃ) … indriyapaccayena paccayo … nava … jhānapaccayena paccayo … tīṇi … maggapaccayena paccayo … tīṇi … sampayuttapaccayena paccayo … pañca.</text:p>
          </table:table-cell>
          <table:table-cell office:value-type="string" calcext:value-type="string">
            <text:p>&lt;p&gt;{}&lt;/p&gt;</text:p>
          </table:table-cell>
          <table:table-cell office:value-type="string" calcext:value-type="string">
            <text:p>dr43.151, ms38P2_3065, msdiv305, sc749, sya43.142</text:p>
          </table:table-cell>
        </table:table-row>
        <table:table-row table:style-name="ro1">
          <table:table-cell office:value-type="string" calcext:value-type="string">
            <text:p>patthana2.10:750.0</text:p>
          </table:table-cell>
          <table:table-cell office:value-type="string" calcext:value-type="string">
            <text:p>Vippayutta</text:p>
          </table:table-cell>
          <table:table-cell office:value-type="string" calcext:value-type="string">
            <text:p>&lt;h6&gt;{}&lt;/h6&gt;</text:p>
          </table:table-cell>
          <table:table-cell/>
        </table:table-row>
        <table:table-row table:style-name="ro1">
          <table:table-cell office:value-type="string" calcext:value-type="string">
            <text:p>patthana2.10:750.1</text:p>
          </table:table-cell>
          <table:table-cell office:value-type="string" calcext:value-type="string">
            <text:p>Cittasaṃsaṭṭhasamuṭṭhāno dhammo nocittasaṃsaṭṭhasamuṭṭhānassa dhammassa vippayuttapaccayena paccayo—sahajātaṃ, pacchājātaṃ. (Saṃkhittaṃ.) (1)</text:p>
          </table:table-cell>
          <table:table-cell office:value-type="string" calcext:value-type="string">
            <text:p>&lt;p&gt;{}&lt;/p&gt;</text:p>
          </table:table-cell>
          <table:table-cell office:value-type="string" calcext:value-type="string">
            <text:p>ms38P2_3066, msdiv306, ndp39.129, sc750</text:p>
          </table:table-cell>
        </table:table-row>
        <table:table-row table:style-name="ro1">
          <table:table-cell office:value-type="string" calcext:value-type="string">
            <text:p>patthana2.10:751.1</text:p>
          </table:table-cell>
          <table:table-cell office:value-type="string" calcext:value-type="string">
            <text:p>Nocittasaṃsaṭṭhasamuṭṭhāno dhammo nocittasaṃsaṭṭhasamuṭṭhānassa dhammassa vippayuttapaccayena paccayo—sahajātaṃ, purejātaṃ, pacchājātaṃ. (Saṃkhittaṃ.) (1)</text:p>
          </table:table-cell>
          <table:table-cell office:value-type="string" calcext:value-type="string">
            <text:p>&lt;p&gt;{}&lt;/p&gt;</text:p>
          </table:table-cell>
          <table:table-cell office:value-type="string" calcext:value-type="string">
            <text:p>bj51.999, csp1ed38.487, csp2ed38.487, ms38P2_3067, sc751</text:p>
          </table:table-cell>
        </table:table-row>
        <table:table-row table:style-name="ro1">
          <table:table-cell office:value-type="string" calcext:value-type="string">
            <text:p>patthana2.10:752.1</text:p>
          </table:table-cell>
          <table:table-cell office:value-type="string" calcext:value-type="string">
            <text:p>Nocittasaṃsaṭṭhasamuṭṭhāno dhammo cittasaṃsaṭṭhasamuṭṭhānassa dhammassa vippayuttapaccayena paccayo—sahajātaṃ, purejātaṃ. **Sahajātaṃ**—paṭisandhikkhaṇe vatthu cittasaṃsaṭṭhasamuṭṭhānānaṃ khandhānaṃ vippayuttapaccayena paccayo. **Purejātaṃ**—cakkhāyatanaṃ cakkhuviññāṇasahagatānaṃ khandhānaṃ vippayuttapaccayena paccayo …pe… kāyāyatanaṃ …pe… vatthu cittasaṃsaṭṭhasamuṭṭhānānaṃ khandhānaṃ vippayuttapaccayena paccayo. (2)</text:p>
          </table:table-cell>
          <table:table-cell office:value-type="string" calcext:value-type="string">
            <text:p>&lt;p&gt;{}&lt;/p&gt;</text:p>
          </table:table-cell>
          <table:table-cell office:value-type="string" calcext:value-type="string">
            <text:p>ms38P2_3068, sc752</text:p>
          </table:table-cell>
        </table:table-row>
        <table:table-row table:style-name="ro1">
          <table:table-cell office:value-type="string" calcext:value-type="string">
            <text:p>patthana2.10:753.1</text:p>
          </table:table-cell>
          <table:table-cell office:value-type="string" calcext:value-type="string">
            <text:p>Nocittasaṃsaṭṭhasamuṭṭhāno dhammo cittasaṃsaṭṭhasamuṭṭhānassa ca nocittasaṃsaṭṭhasamuṭṭhānassa ca dhammassa vippayuttapaccayena paccayo— sahajātaṃ, purejātaṃ. **Sahajātaṃ**—paṭisandhikkhaṇe vatthu cittassa sampayuttakānañca khandhānaṃ vippayuttapaccayena paccayo. **Purejātaṃ**—cakkhāyatanaṃ cakkhuviññāṇassa sampayuttakānañca khandhānaṃ vippayuttapaccayena paccayo …pe… kāyāyatanaṃ …pe… vatthu cittassa sampayuttakānañca khandhānaṃ vippayuttapaccayena paccayo. (3)</text:p>
          </table:table-cell>
          <table:table-cell office:value-type="string" calcext:value-type="string">
            <text:p>&lt;p&gt;{}&lt;/p&gt;</text:p>
          </table:table-cell>
          <table:table-cell office:value-type="string" calcext:value-type="string">
            <text:p>cck38.107, ms38P2_3069, sc753, sya43.143, vri122.601</text:p>
          </table:table-cell>
        </table:table-row>
        <table:table-row table:style-name="ro1">
          <table:table-cell office:value-type="string" calcext:value-type="string">
            <text:p>patthana2.10:754.1</text:p>
          </table:table-cell>
          <table:table-cell office:value-type="string" calcext:value-type="string">
            <text:p>Cittasaṃsaṭṭhasamuṭṭhāno ca nocittasaṃsaṭṭhasamuṭṭhāno ca dhammā nocittasaṃsaṭṭhasamuṭṭhānassa dhammassa vippayuttapaccayena paccayo— sahajātaṃ, pacchājātaṃ. (Saṃkhittaṃ.)</text:p>
          </table:table-cell>
          <table:table-cell office:value-type="string" calcext:value-type="string">
            <text:p>&lt;p&gt;{}&lt;/p&gt;</text:p>
          </table:table-cell>
          <table:table-cell office:value-type="string" calcext:value-type="string">
            <text:p>ms38P2_3070, sc754</text:p>
          </table:table-cell>
        </table:table-row>
        <table:table-row table:style-name="ro1">
          <table:table-cell office:value-type="string" calcext:value-type="string">
            <text:p>patthana2.10:755.0</text:p>
          </table:table-cell>
          <table:table-cell office:value-type="string" calcext:value-type="string">
            <text:p>Atthi</text:p>
          </table:table-cell>
          <table:table-cell office:value-type="string" calcext:value-type="string">
            <text:p>&lt;h6&gt;{}&lt;/h6&gt;</text:p>
          </table:table-cell>
          <table:table-cell/>
        </table:table-row>
        <table:table-row table:style-name="ro1">
          <table:table-cell office:value-type="string" calcext:value-type="string">
            <text:p>patthana2.10:755.1</text:p>
          </table:table-cell>
          <table:table-cell office:value-type="string" calcext:value-type="string">
            <text:p>Cittasaṃsaṭṭhasamuṭṭhāno dhammo cittasaṃsaṭṭhasamuṭṭhānassa dhammassa atthipaccayena paccayo (paṭiccasadisā). Cittasaṃsaṭṭhasamuṭṭhāno dhammo nocittasaṃsaṭṭhasamuṭṭhānassa dhammassa atthipaccayena paccayo—sahajātaṃ, pacchājātaṃ. (Saṃkhittaṃ.) Cittasaṃsaṭṭhasamuṭṭhāno dhammo cittasaṃsaṭṭhasamuṭṭhānassa ca nocittasaṃsaṭṭhasamuṭṭhānassa ca dhammassa atthipaccayena paccayo. (Paṭiccasadisā.) (3)</text:p>
          </table:table-cell>
          <table:table-cell office:value-type="string" calcext:value-type="string">
            <text:p>&lt;p&gt;{}&lt;/p&gt;</text:p>
          </table:table-cell>
          <table:table-cell office:value-type="string" calcext:value-type="string">
            <text:p>dr43.152, ms38P2_3071, msdiv307, sc755</text:p>
          </table:table-cell>
        </table:table-row>
        <table:table-row table:style-name="ro1">
          <table:table-cell office:value-type="string" calcext:value-type="string">
            <text:p>patthana2.10:756.1</text:p>
          </table:table-cell>
          <table:table-cell office:value-type="string" calcext:value-type="string">
            <text:p>Nocittasaṃsaṭṭhasamuṭṭhāno dhammo nocittasaṃsaṭṭhasamuṭṭhānassa dhammassa atthipaccayena paccayo—sahajātaṃ, purejātaṃ, pacchājātaṃ, āhāraṃ, indriyaṃ. (Purejātasadisaṃ purejātaṃ kātabbaṃ. Sabbaṃ saṃkhittaṃ. Vitthāretabbaṃ.) (1)</text:p>
          </table:table-cell>
          <table:table-cell office:value-type="string" calcext:value-type="string">
            <text:p>&lt;p&gt;{}&lt;/p&gt;</text:p>
          </table:table-cell>
          <table:table-cell office:value-type="string" calcext:value-type="string">
            <text:p>ms38P2_3072, ndp39.130, sc756</text:p>
          </table:table-cell>
        </table:table-row>
        <table:table-row table:style-name="ro1">
          <table:table-cell office:value-type="string" calcext:value-type="string">
            <text:p>patthana2.10:757.1</text:p>
          </table:table-cell>
          <table:table-cell office:value-type="string" calcext:value-type="string">
            <text:p>Nocittasaṃsaṭṭhasamuṭṭhāno dhammo cittasaṃsaṭṭhasamuṭṭhānassa dhammassa atthipaccayena paccayo—sahajātaṃ, purejātaṃ. **Sahajātaṃ**—cittaṃ sampayuttakānaṃ khandhānaṃ atthipaccayena paccayo; paṭisandhikkhaṇe cittaṃ sampayuttakānaṃ khandhānaṃ atthipaccayena paccayo, paṭisandhikkhaṇe vatthu cittasaṃsaṭṭhasamuṭṭhānānaṃ khandhānaṃ atthipaccayena paccayo. (**Purejātaṃ**—purejātasadisaṃ, ninnānākaraṇaṃ.) (2)</text:p>
          </table:table-cell>
          <table:table-cell office:value-type="string" calcext:value-type="string">
            <text:p>&lt;p&gt;{}&lt;/p&gt;</text:p>
          </table:table-cell>
          <table:table-cell office:value-type="string" calcext:value-type="string">
            <text:p>csp1ed38.488, csp2ed38.488, ms38P2_3073, sc757, sya43.144</text:p>
          </table:table-cell>
        </table:table-row>
        <table:table-row table:style-name="ro1">
          <table:table-cell office:value-type="string" calcext:value-type="string">
            <text:p>patthana2.10:758.1</text:p>
          </table:table-cell>
          <table:table-cell office:value-type="string" calcext:value-type="string">
            <text:p>Nocittasaṃsaṭṭhasamuṭṭhāno dhammo cittasaṃsaṭṭhasamuṭṭhānassa ca nocittasaṃsaṭṭhasamuṭṭhānassa ca dhammassa atthipaccayena paccayo—sahajātaṃ, purejātaṃ. **Sahajātaṃ**—cittaṃ sampayuttakānaṃ khandhānaṃ cittasamuṭṭhānānañca rūpānaṃ atthipaccayena paccayo; paṭisandhikkhaṇe cittaṃ sampayuttakānaṃ khandhānaṃ kaṭattā ca rūpānaṃ atthipaccayena paccayo, paṭisandhikkhaṇe vatthu cittassa sampayuttakānañca khandhānaṃ atthipaccayena paccayo. **Purejātaṃ**. (Purejātasadisaṃ.) (3)</text:p>
          </table:table-cell>
          <table:table-cell office:value-type="string" calcext:value-type="string">
            <text:p>&lt;p&gt;{}&lt;/p&gt;</text:p>
          </table:table-cell>
          <table:table-cell office:value-type="string" calcext:value-type="string">
            <text:p>cck38.108, ms38P2_3074, sc758</text:p>
          </table:table-cell>
        </table:table-row>
        <table:table-row table:style-name="ro1">
          <table:table-cell office:value-type="string" calcext:value-type="string">
            <text:p>patthana2.10:759.1</text:p>
          </table:table-cell>
          <table:table-cell office:value-type="string" calcext:value-type="string">
            <text:p>Cittasaṃsaṭṭhasamuṭṭhāno ca nocittasaṃsaṭṭhasamuṭṭhāno ca dhammā cittasaṃsaṭṭhasamuṭṭhānassa dhammassa atthipaccayena paccayo—sahajātaṃ, purejātaṃ. **Sahajāto**—cakkhuviññāṇasahagato eko khandho ca cakkhuviññāṇañca dvinnaṃ khandhānaṃ …pe… dve khandhā ca …pe… cakkhuviññāṇasahagato eko khandho ca cakkhāyatanañca dvinnaṃ khandhānaṃ …pe… dve khandhā ca …pe… kāyaviññāṇasahagato …pe… cittasaṃsaṭṭhasamuṭṭhāno eko khandho ca cittañca dvinnaṃ khandhānaṃ atthipaccayena paccayo, dve khandhā ca …pe… cittasaṃsaṭṭhasamuṭṭhāno eko khandho ca vatthu ca dvinnaṃ khandhānaṃ atthipaccayena paccayo …pe… dve khandhā ca …pe…. (Paṭisandhikkhaṇe dvepi kātabbā.) (1)</text:p>
          </table:table-cell>
          <table:table-cell office:value-type="string" calcext:value-type="string">
            <text:p>&lt;p&gt;{}&lt;/p&gt;</text:p>
          </table:table-cell>
          <table:table-cell office:value-type="string" calcext:value-type="string">
            <text:p>dr43.153, ms38P2_3075, msdiv308, sc759, vri122.602</text:p>
          </table:table-cell>
        </table:table-row>
        <table:table-row table:style-name="ro1">
          <table:table-cell office:value-type="string" calcext:value-type="string">
            <text:p>patthana2.10:760.1</text:p>
          </table:table-cell>
          <table:table-cell office:value-type="string" calcext:value-type="string">
            <text:p>Cittasaṃsaṭṭhasamuṭṭhāno ca nocittasaṃsaṭṭhasamuṭṭhāno ca dhammā nocittasaṃsaṭṭhasamuṭṭhānassa dhammassa atthipaccayena paccayo—sahajātaṃ, purejātaṃ, pacchājātaṃ, āhāraṃ, indriyaṃ. **Sahajātā**—cakkhuviññāṇasahagatā khandhā ca cakkhāyatanañca cakkhuviññāṇassa atthipaccayena paccayo …pe… kāyaviññāṇasahagatā …pe… cittasaṃsaṭṭhasamuṭṭhānā khandhā ca cittañca cittasaṃsaṭṭhasamuṭṭhānānaṃ rūpānaṃ atthipaccayena paccayo, cittasaṃsaṭṭhasamuṭṭhānā khandhā ca mahābhūtā ca cittasaṃsaṭṭhasamuṭṭhānānaṃ rūpānaṃ atthipaccayena paccayo, cittasaṃsaṭṭhasamuṭṭhānā khandhā ca vatthu ca cittassa atthipaccayena paccayo (paṭisandhikkhaṇe tīṇi kātabbā). **Pacchājātā**—cittasaṃsaṭṭhasamuṭṭhānā khandhā ca cittañca purejātassa imassa nocittasaṃsaṭṭhasamuṭṭhānassa kāyassa atthipaccayena paccayo. **Pacchājātā**—cittasaṃsaṭṭhasamuṭṭhānā khandhā ca cittañca kabaḷīkāro āhāro ca imassa nocittasaṃsaṭṭhasamuṭṭhānassa kāyassa atthipaccayena paccayo. **Pacchājātā**—cittasaṃsaṭṭhasamuṭṭhānā khandhā ca cittañca rūpajīvitindriyañca kaṭattārūpānaṃ atthipaccayena paccayo. (2)</text:p>
          </table:table-cell>
          <table:table-cell office:value-type="string" calcext:value-type="string">
            <text:p>&lt;p&gt;{}&lt;/p&gt;</text:p>
          </table:table-cell>
          <table:table-cell office:value-type="string" calcext:value-type="string">
            <text:p>bj51.1000, csp1ed38.489, csp2ed38.489, ms38P2_3076, ndp39.131, sc760, sya43.145</text:p>
          </table:table-cell>
        </table:table-row>
        <table:table-row table:style-name="ro1">
          <table:table-cell office:value-type="string" calcext:value-type="string">
            <text:p>patthana2.10:761.1</text:p>
          </table:table-cell>
          <table:table-cell office:value-type="string" calcext:value-type="string">
            <text:p>Cittasaṃsaṭṭhasamuṭṭhāno ca nocittasaṃsaṭṭhasamuṭṭhāno ca dhammā cittasaṃsaṭṭhasamuṭṭhānassa ca nocittasaṃsaṭṭhasamuṭṭhānassa ca dhammassa atthipaccayena paccayo—sahajātaṃ, purejātaṃ. **Sahajāto**—cakkhuviññāṇasahagato eko khandho ca cakkhāyatanañca dvinnaṃ khandhānaṃ cakkhuviññāṇassa ca atthipaccayena paccayo, dve khandhā ca …pe… kāyaviññāṇasahagato …pe…. **Sahajāto**—cittasaṃsaṭṭhasamuṭṭhāno eko khandho ca cittañca dvinnaṃ khandhānaṃ cittasamuṭṭhānānañca rūpānaṃ atthipaccayena paccayo, dve khandhā ca …pe… cittasaṃsaṭṭhasamuṭṭhāno eko khandho ca vatthu ca dvinnaṃ khandhānaṃ cittassa ca atthipaccayena paccayo, dve khandhā ca …pe…. (Paṭisandhikkhaṇe dvepi kātabbā.) (3)</text:p>
          </table:table-cell>
          <table:table-cell office:value-type="string" calcext:value-type="string">
            <text:p>&lt;p&gt;{}&lt;/p&gt;</text:p>
          </table:table-cell>
          <table:table-cell office:value-type="string" calcext:value-type="string">
            <text:p>cck38.109, dr43.154, ms38P2_3077, sc761, vri122.603</text:p>
          </table:table-cell>
        </table:table-row>
        <table:table-row table:style-name="ro1">
          <table:table-cell office:value-type="string" calcext:value-type="string">
            <text:p>patthana2.10:762.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762.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762.1</text:p>
          </table:table-cell>
          <table:table-cell office:value-type="string" calcext:value-type="string">
            <text:p>Hetuyā tīṇi, ārammaṇe nava, adhipatiyā nava, anantare nava, samanantare nava, sahajāte nava, aññamaññe nava, nissaye nava, upanissaye nava, purejāte tīṇi, pacchājāte tīṇi, āsevane nava, kamme tīṇi, vipāke nava, āhāre nava, indriye nava, jhāne tīṇi, magge tīṇi, sampayutte pañca, vippayutte pañca, atthiyā nava, natthiyā nava, vigate nava, avigate nava.</text:p>
          </table:table-cell>
          <table:table-cell office:value-type="string" calcext:value-type="string">
            <text:p>&lt;p&gt;{}&lt;/p&gt;</text:p>
          </table:table-cell>
          <table:table-cell office:value-type="string" calcext:value-type="string">
            <text:p>ms38P2_3078, msdiv309, sc762, sya43.146</text:p>
          </table:table-cell>
        </table:table-row>
        <table:table-row table:style-name="ro1">
          <table:table-cell office:value-type="string" calcext:value-type="string">
            <text:p>patthana2.10:763.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3079, sc763</text:p>
          </table:table-cell>
        </table:table-row>
        <table:table-row table:style-name="ro1">
          <table:table-cell office:value-type="string" calcext:value-type="string">
            <text:p>patthana2.10:764.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0:764.1</text:p>
          </table:table-cell>
          <table:table-cell office:value-type="string" calcext:value-type="string">
            <text:p>Cittasaṃsaṭṭhasamuṭṭhāno dhammo cittasaṃsaṭṭhasamuṭṭhānassa dhammassa ārammaṇapaccayena paccayo … sahajātapaccayena paccayo … upanissayapaccayena paccayo … kammapaccayena paccayo. (1)</text:p>
          </table:table-cell>
          <table:table-cell office:value-type="string" calcext:value-type="string">
            <text:p>&lt;p&gt;{}&lt;/p&gt;</text:p>
          </table:table-cell>
          <table:table-cell office:value-type="string" calcext:value-type="string">
            <text:p>ms38P2_3080, msdiv310, ndp39.132, sc764</text:p>
          </table:table-cell>
        </table:table-row>
        <table:table-row table:style-name="ro1">
          <table:table-cell office:value-type="string" calcext:value-type="string">
            <text:p>patthana2.10:765.1</text:p>
          </table:table-cell>
          <table:table-cell office:value-type="string" calcext:value-type="string">
            <text:p>Cittasaṃsaṭṭhasamuṭṭhāno dhammo nocittasaṃsaṭṭhasamuṭṭhānassa dhammassa ārammaṇapaccayena paccayo … sahajātapaccayena paccayo … upanissayapaccayena paccayo … pacchājātapaccayena paccayo … kammapaccayena paccayo. (2)</text:p>
          </table:table-cell>
          <table:table-cell office:value-type="string" calcext:value-type="string">
            <text:p>&lt;p&gt;{}&lt;/p&gt;</text:p>
          </table:table-cell>
          <table:table-cell office:value-type="string" calcext:value-type="string">
            <text:p>csp1ed38.490, csp2ed38.490, dr43.155, ms38P2_3081, sc765</text:p>
          </table:table-cell>
        </table:table-row>
        <table:table-row table:style-name="ro1">
          <table:table-cell office:value-type="string" calcext:value-type="string">
            <text:p>patthana2.10:766.1</text:p>
          </table:table-cell>
          <table:table-cell office:value-type="string" calcext:value-type="string">
            <text:p>Cittasaṃsaṭṭhasamuṭṭhāno dhammo cittasaṃsaṭṭhasamuṭṭhānassa ca nocittasaṃsaṭṭhasamuṭṭhānassa ca dhammassa ārammaṇapaccayena paccayo … sahajātapaccayena paccayo … upanissayapaccayena paccayo … kammapaccayena paccayo. (3)</text:p>
          </table:table-cell>
          <table:table-cell office:value-type="string" calcext:value-type="string">
            <text:p>&lt;p&gt;{}&lt;/p&gt;</text:p>
          </table:table-cell>
          <table:table-cell office:value-type="string" calcext:value-type="string">
            <text:p>ms38P2_3082, sc766, vri122.604</text:p>
          </table:table-cell>
        </table:table-row>
        <table:table-row table:style-name="ro1">
          <table:table-cell office:value-type="string" calcext:value-type="string">
            <text:p>patthana2.10:767.1</text:p>
          </table:table-cell>
          <table:table-cell office:value-type="string" calcext:value-type="string">
            <text:p>Nocittasaṃsaṭṭhasamuṭṭhāno dhammo nocittasaṃsaṭṭhasamuṭṭhānassa dhammassa ārammaṇapaccayena paccayo … sahajātapaccayena paccayo … upanissayapaccayena paccayo … purejātapaccayena paccayo … pacchājātapaccayena paccayo … āhārapaccayena paccayo … indriyapaccayena paccayo. (1)</text:p>
          </table:table-cell>
          <table:table-cell office:value-type="string" calcext:value-type="string">
            <text:p>&lt;p&gt;{}&lt;/p&gt;</text:p>
          </table:table-cell>
          <table:table-cell office:value-type="string" calcext:value-type="string">
            <text:p>cck38.110, ms38P2_3083, msdiv311, sc767</text:p>
          </table:table-cell>
        </table:table-row>
        <table:table-row table:style-name="ro1">
          <table:table-cell office:value-type="string" calcext:value-type="string">
            <text:p>patthana2.10:768.1</text:p>
          </table:table-cell>
          <table:table-cell office:value-type="string" calcext:value-type="string">
            <text:p>Nocittasaṃsaṭṭhasamuṭṭhāno dhammo cittasaṃsaṭṭhasamuṭṭhānassa dhammassa ārammaṇapaccayena paccayo … sahajātapaccayena paccayo … upanissayapaccayena paccayo … purejātapaccayena paccayo. (2)</text:p>
          </table:table-cell>
          <table:table-cell office:value-type="string" calcext:value-type="string">
            <text:p>&lt;p&gt;{}&lt;/p&gt;</text:p>
          </table:table-cell>
          <table:table-cell office:value-type="string" calcext:value-type="string">
            <text:p>ms38P2_3084, sc768, sya43.147</text:p>
          </table:table-cell>
        </table:table-row>
        <table:table-row table:style-name="ro1">
          <table:table-cell office:value-type="string" calcext:value-type="string">
            <text:p>patthana2.10:769.1</text:p>
          </table:table-cell>
          <table:table-cell office:value-type="string" calcext:value-type="string">
            <text:p>Nocittasaṃsaṭṭhasamuṭṭhāno dhammo cittasaṃsaṭṭhasamuṭṭhānassa ca nocittasaṃsaṭṭhasamuṭṭhānassa ca dhammassa ārammaṇapaccayena paccayo … sahajātapaccayena paccayo … upanissayapaccayena paccayo … purejātapaccayena paccayo. (3)</text:p>
          </table:table-cell>
          <table:table-cell office:value-type="string" calcext:value-type="string">
            <text:p>&lt;p&gt;{}&lt;/p&gt;</text:p>
          </table:table-cell>
          <table:table-cell office:value-type="string" calcext:value-type="string">
            <text:p>bj51.1001, ms38P2_3085, sc769</text:p>
          </table:table-cell>
        </table:table-row>
        <table:table-row table:style-name="ro1">
          <table:table-cell office:value-type="string" calcext:value-type="string">
            <text:p>patthana2.10:770.1</text:p>
          </table:table-cell>
          <table:table-cell office:value-type="string" calcext:value-type="string">
            <text:p>Cittasaṃsaṭṭhasamuṭṭhāno ca nocittasaṃsaṭṭhasamuṭṭhāno ca dhammā cittasaṃsaṭṭhasamuṭṭhānassa dhammassa ārammaṇapaccayena paccayo … sahajātapaccayena paccayo … upanissayapaccayena paccayo. (1)</text:p>
          </table:table-cell>
          <table:table-cell office:value-type="string" calcext:value-type="string">
            <text:p>&lt;p&gt;{}&lt;/p&gt;</text:p>
          </table:table-cell>
          <table:table-cell office:value-type="string" calcext:value-type="string">
            <text:p>ms38P2_3086, msdiv312, sc770</text:p>
          </table:table-cell>
        </table:table-row>
        <table:table-row table:style-name="ro1">
          <table:table-cell office:value-type="string" calcext:value-type="string">
            <text:p>patthana2.10:771.1</text:p>
          </table:table-cell>
          <table:table-cell office:value-type="string" calcext:value-type="string">
            <text:p>Cittasaṃsaṭṭhasamuṭṭhāno ca nocittasaṃsaṭṭhasamuṭṭhāno ca dhammā nocittasaṃsaṭṭhasamuṭṭhānassa dhammassa ārammaṇapaccayena paccayo … sahajātapaccayena paccayo … upanissayapaccayena paccayo … pacchājātapaccayena paccayo. (2)</text:p>
          </table:table-cell>
          <table:table-cell office:value-type="string" calcext:value-type="string">
            <text:p>&lt;p&gt;{}&lt;/p&gt;</text:p>
          </table:table-cell>
          <table:table-cell office:value-type="string" calcext:value-type="string">
            <text:p>ms38P2_3087, sc771</text:p>
          </table:table-cell>
        </table:table-row>
        <table:table-row table:style-name="ro1">
          <table:table-cell office:value-type="string" calcext:value-type="string">
            <text:p>patthana2.10:772.1</text:p>
          </table:table-cell>
          <table:table-cell office:value-type="string" calcext:value-type="string">
            <text:p>Cittasaṃsaṭṭhasamuṭṭhāno ca nocittasaṃsaṭṭhasamuṭṭhāno ca dhammā cittasaṃsaṭṭhasamuṭṭhānassa ca nocittasaṃsaṭṭhasamuṭṭhānassa ca dhammassa ārammaṇapaccayena paccayo … sahajātapaccayena paccayo … upanissayapaccayena paccayo. (3)</text:p>
          </table:table-cell>
          <table:table-cell office:value-type="string" calcext:value-type="string">
            <text:p>&lt;p&gt;{}&lt;/p&gt;</text:p>
          </table:table-cell>
          <table:table-cell office:value-type="string" calcext:value-type="string">
            <text:p>dr43.156, ms38P2_3088, sc772</text:p>
          </table:table-cell>
        </table:table-row>
        <table:table-row table:style-name="ro1">
          <table:table-cell office:value-type="string" calcext:value-type="string">
            <text:p>patthana2.10:773.0.1</text:p>
          </table:table-cell>
          <table:table-cell office:value-type="string" calcext:value-type="string">
            <text:p>2.10.9.7.2. Paccayapaccanīya</text:p>
          </table:table-cell>
          <table:table-cell office:value-type="string" calcext:value-type="string">
            <text:p>&lt;h4&gt;{}&lt;/h4&gt;</text:p>
          </table:table-cell>
          <table:table-cell/>
        </table:table-row>
        <table:table-row table:style-name="ro1">
          <table:table-cell office:value-type="string" calcext:value-type="string">
            <text:p>patthana2.10:773.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773.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773.1</text:p>
          </table:table-cell>
          <table:table-cell office:value-type="string" calcext:value-type="string">
            <text:p>Nahetuyā nava, naārammaṇe nava (sabbattha nava), noavigate nava.</text:p>
          </table:table-cell>
          <table:table-cell office:value-type="string" calcext:value-type="string">
            <text:p>&lt;p&gt;{}&lt;/p&gt;</text:p>
          </table:table-cell>
          <table:table-cell office:value-type="string" calcext:value-type="string">
            <text:p>csp1ed38.491, csp2ed38.491, ms38P2_3089, msdiv313, ndp39.133, sc773, vri122.605</text:p>
          </table:table-cell>
        </table:table-row>
        <table:table-row table:style-name="ro1">
          <table:table-cell office:value-type="string" calcext:value-type="string">
            <text:p>patthana2.10:774.0</text:p>
          </table:table-cell>
          <table:table-cell office:value-type="string" calcext:value-type="string">
            <text:p>2.10.9.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774.1</text:p>
          </table:table-cell>
          <table:table-cell office:value-type="string" calcext:value-type="string">
            <text:p>Hetupaccayā naārammaṇe tīṇi, naadhipatiyā nava, naanantare tīṇi, nasamanantare tīṇi, naaññamaññe ekaṃ, naupanissaye tīṇi (sabbattha tīṇi), nasampayutte ekaṃ, navippayutte tīṇi, nonatthiyā tīṇi, novigate tīṇi.</text:p>
          </table:table-cell>
          <table:table-cell office:value-type="string" calcext:value-type="string">
            <text:p>&lt;p&gt;{}&lt;/p&gt;</text:p>
          </table:table-cell>
          <table:table-cell office:value-type="string" calcext:value-type="string">
            <text:p>ms38P2_3090, msdiv314, sc774, sya43.148</text:p>
          </table:table-cell>
        </table:table-row>
        <table:table-row table:style-name="ro1">
          <table:table-cell office:value-type="string" calcext:value-type="string">
            <text:p>patthana2.10:775.0</text:p>
          </table:table-cell>
          <table:table-cell office:value-type="string" calcext:value-type="string">
            <text:p>2.10.9.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775.1</text:p>
          </table:table-cell>
          <table:table-cell office:value-type="string" calcext:value-type="string">
            <text:p>Nahetupaccayā ārammaṇe nava, adhipatiyā nava. (Sabbattha nava, anulomamātikā.)</text:p>
          </table:table-cell>
          <table:table-cell office:value-type="string" calcext:value-type="string">
            <text:p>&lt;p&gt;{}&lt;/p&gt;</text:p>
          </table:table-cell>
          <table:table-cell office:value-type="string" calcext:value-type="string">
            <text:p>ms38P2_3091, msdiv315, sc775</text:p>
          </table:table-cell>
        </table:table-row>
        <table:table-row table:style-name="ro1">
          <table:table-cell office:value-type="string" calcext:value-type="string">
            <text:p>patthana2.10:776.1</text:p>
          </table:table-cell>
          <table:table-cell office:value-type="string" calcext:value-type="string">
            <text:p>Cittasaṃsaṭṭhasamuṭṭhānadukaṃ niṭṭhitaṃ.</text:p>
          </table:table-cell>
          <table:table-cell office:value-type="string" calcext:value-type="string">
            <text:p>&lt;p class='endsutta'&gt;{}&lt;/p&gt;</text:p>
          </table:table-cell>
          <table:table-cell office:value-type="string" calcext:value-type="string">
            <text:p>ms38P2_3092, sc776</text:p>
          </table:table-cell>
        </table:table-row>
        <table:table-row table:style-name="ro1">
          <table:table-cell office:value-type="string" calcext:value-type="string">
            <text:p>patthana2.10:777.0.1</text:p>
          </table:table-cell>
          <table:table-cell office:value-type="string" calcext:value-type="string">
            <text:p>2.10.10. Cittasaṃsaṭṭhasamuṭṭhānasahabhūduka</text:p>
          </table:table-cell>
          <table:table-cell office:value-type="string" calcext:value-type="string">
            <text:p>&lt;h2&gt;{}&lt;/h2&gt;</text:p>
          </table:table-cell>
          <table:table-cell/>
        </table:table-row>
        <table:table-row table:style-name="ro1">
          <table:table-cell office:value-type="string" calcext:value-type="string">
            <text:p>patthana2.10:777.0.2</text:p>
          </table:table-cell>
          <table:table-cell office:value-type="string" calcext:value-type="string">
            <text:p>2.10.10.1-7. Paṭiccādivāra</text:p>
          </table:table-cell>
          <table:table-cell office:value-type="string" calcext:value-type="string">
            <text:p>&lt;h3&gt;{}&lt;/h3&gt;</text:p>
          </table:table-cell>
          <table:table-cell/>
        </table:table-row>
        <table:table-row table:style-name="ro1">
          <table:table-cell office:value-type="string" calcext:value-type="string">
            <text:p>patthana2.10:777.0.3</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777.1</text:p>
          </table:table-cell>
          <table:table-cell office:value-type="string" calcext:value-type="string">
            <text:p>Cittasaṃsaṭṭhasamuṭṭhānasahabhuṃ dhammaṃ paṭicca cittasaṃsaṭṭhasamuṭṭhānasahabhū dhammo uppajjati hetupaccayā—cittasaṃsaṭṭhasamuṭṭhānasahabhuṃ ekaṃ khandhaṃ paṭicca dve khandhā, dve khandhe …pe… paṭisandhikkhaṇe …pe…. (Yathā cittasaṃsaṭṭhasamuṭṭhānadukaṃ evaṃ imampi dukaṃ, ninnānākaraṇaṃ.)</text:p>
          </table:table-cell>
          <table:table-cell office:value-type="string" calcext:value-type="string">
            <text:p>&lt;p&gt;{}&lt;/p&gt;</text:p>
          </table:table-cell>
          <table:table-cell office:value-type="string" calcext:value-type="string">
            <text:p>cck38.111, dr43.157, ms38P2_3093, msdiv316, sc777, vri122.606</text:p>
          </table:table-cell>
        </table:table-row>
        <table:table-row table:style-name="ro1">
          <table:table-cell office:value-type="string" calcext:value-type="string">
            <text:p>patthana2.10:778.1</text:p>
          </table:table-cell>
          <table:table-cell office:value-type="string" calcext:value-type="string">
            <text:p>Cittasaṃsaṭṭhasamuṭṭhānasahabhūdukaṃ niṭṭhitaṃ.</text:p>
          </table:table-cell>
          <table:table-cell office:value-type="string" calcext:value-type="string">
            <text:p>&lt;p class='endsutta'&gt;{}&lt;/p&gt;</text:p>
          </table:table-cell>
          <table:table-cell office:value-type="string" calcext:value-type="string">
            <text:p>ms38P2_3094, sc778</text:p>
          </table:table-cell>
        </table:table-row>
        <table:table-row table:style-name="ro1">
          <table:table-cell office:value-type="string" calcext:value-type="string">
            <text:p>patthana2.10:779.0.1</text:p>
          </table:table-cell>
          <table:table-cell office:value-type="string" calcext:value-type="string">
            <text:p>2.10.11. Cittasaṃsaṭṭhasamuṭṭhānānuparivattiduka</text:p>
          </table:table-cell>
          <table:table-cell office:value-type="string" calcext:value-type="string">
            <text:p>&lt;h2&gt;{}&lt;/h2&gt;</text:p>
          </table:table-cell>
          <table:table-cell/>
        </table:table-row>
        <table:table-row table:style-name="ro1">
          <table:table-cell office:value-type="string" calcext:value-type="string">
            <text:p>patthana2.10:779.0.2</text:p>
          </table:table-cell>
          <table:table-cell office:value-type="string" calcext:value-type="string">
            <text:p>2.10.11.1-7. Paṭiccādivāra</text:p>
          </table:table-cell>
          <table:table-cell office:value-type="string" calcext:value-type="string">
            <text:p>&lt;h3&gt;{}&lt;/h3&gt;</text:p>
          </table:table-cell>
          <table:table-cell/>
        </table:table-row>
        <table:table-row table:style-name="ro1">
          <table:table-cell office:value-type="string" calcext:value-type="string">
            <text:p>patthana2.10:779.0.3</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779.1</text:p>
          </table:table-cell>
          <table:table-cell office:value-type="string" calcext:value-type="string">
            <text:p>Cittasaṃsaṭṭhasamuṭṭhānānuparivattiṃ dhammaṃ paṭicca cittasaṃsaṭṭhasamuṭṭhānānuparivatti dhammo uppajjati hetupaccayā—cittasaṃsaṭṭhasamuṭṭhānānuparivattiṃ ekaṃ khandhaṃ paṭicca dve khandhā, dve khandhe …pe… paṭisandhikkhaṇe …pe…. (Yathā cittasaṃsaṭṭhasamuṭṭhānadukasadisaṃ, ninnānākaraṇaṃ.)</text:p>
          </table:table-cell>
          <table:table-cell office:value-type="string" calcext:value-type="string">
            <text:p>&lt;p&gt;{}&lt;/p&gt;</text:p>
          </table:table-cell>
          <table:table-cell office:value-type="string" calcext:value-type="string">
            <text:p>csp1ed38.492, csp2ed38.492, ms38P2_3095, msdiv317, ndp39.134, sc779, sya43.149, vri122.607</text:p>
          </table:table-cell>
        </table:table-row>
        <table:table-row table:style-name="ro1">
          <table:table-cell office:value-type="string" calcext:value-type="string">
            <text:p>patthana2.10:780.1</text:p>
          </table:table-cell>
          <table:table-cell office:value-type="string" calcext:value-type="string">
            <text:p>Cittasaṃsaṭṭhasamuṭṭhānānuparivattidukaṃ niṭṭhitaṃ.</text:p>
          </table:table-cell>
          <table:table-cell office:value-type="string" calcext:value-type="string">
            <text:p>&lt;p class='endsutta'&gt;{}&lt;/p&gt;</text:p>
          </table:table-cell>
          <table:table-cell office:value-type="string" calcext:value-type="string">
            <text:p>ms38P2_3096, sc780</text:p>
          </table:table-cell>
        </table:table-row>
        <table:table-row table:style-name="ro1">
          <table:table-cell office:value-type="string" calcext:value-type="string">
            <text:p>patthana2.10:781.0.1</text:p>
          </table:table-cell>
          <table:table-cell office:value-type="string" calcext:value-type="string">
            <text:p>2.10.12. Ajjhattikaduka</text:p>
          </table:table-cell>
          <table:table-cell office:value-type="string" calcext:value-type="string">
            <text:p>&lt;h2&gt;{}&lt;/h2&gt;</text:p>
          </table:table-cell>
          <table:table-cell/>
        </table:table-row>
        <table:table-row table:style-name="ro1">
          <table:table-cell office:value-type="string" calcext:value-type="string">
            <text:p>patthana2.10:781.0.2</text:p>
          </table:table-cell>
          <table:table-cell office:value-type="string" calcext:value-type="string">
            <text:p>2.10.12.1. Paṭiccavāra</text:p>
          </table:table-cell>
          <table:table-cell office:value-type="string" calcext:value-type="string">
            <text:p>&lt;h3&gt;{}&lt;/h3&gt;</text:p>
          </table:table-cell>
          <table:table-cell/>
        </table:table-row>
        <table:table-row table:style-name="ro1">
          <table:table-cell office:value-type="string" calcext:value-type="string">
            <text:p>patthana2.10:781.0.3</text:p>
          </table:table-cell>
          <table:table-cell office:value-type="string" calcext:value-type="string">
            <text:p>2.10.12.1.1. Paccayānuloma</text:p>
          </table:table-cell>
          <table:table-cell office:value-type="string" calcext:value-type="string">
            <text:p>&lt;h4&gt;{}&lt;/h4&gt;</text:p>
          </table:table-cell>
          <table:table-cell/>
        </table:table-row>
        <table:table-row table:style-name="ro1">
          <table:table-cell office:value-type="string" calcext:value-type="string">
            <text:p>patthana2.10:781.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781.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781.1</text:p>
          </table:table-cell>
          <table:table-cell office:value-type="string" calcext:value-type="string">
            <text:p>Ajjhattikaṃ dhammaṃ paṭicca ajjhattiko dhammo uppajjati hetupaccayā— paṭisandhikkhaṇe cittaṃ paṭicca ajjhattikaṃ kaṭattārūpaṃ. (1)</text:p>
          </table:table-cell>
          <table:table-cell office:value-type="string" calcext:value-type="string">
            <text:p>&lt;p&gt;{}&lt;/p&gt;</text:p>
          </table:table-cell>
          <table:table-cell office:value-type="string" calcext:value-type="string">
            <text:p>bj51.1002, ms38P2_3097, msdiv318, sc781, vri122.608</text:p>
          </table:table-cell>
        </table:table-row>
        <table:table-row table:style-name="ro1">
          <table:table-cell office:value-type="string" calcext:value-type="string">
            <text:p>patthana2.10:782.1</text:p>
          </table:table-cell>
          <table:table-cell office:value-type="string" calcext:value-type="string">
            <text:p>Ajjhattikaṃ dhammaṃ paṭicca bāhiro dhammo uppajjati hetupaccayā—cittaṃ paṭicca sampayuttakā khandhā cittasamuṭṭhānañca rūpaṃ; paṭisandhikkhaṇe cittaṃ paṭicca sampayuttakā khandhā bāhiraṃ kaṭattā ca rūpaṃ. (2)</text:p>
          </table:table-cell>
          <table:table-cell office:value-type="string" calcext:value-type="string">
            <text:p>&lt;p&gt;{}&lt;/p&gt;</text:p>
          </table:table-cell>
          <table:table-cell office:value-type="string" calcext:value-type="string">
            <text:p>dr43.158, ms38P2_3098, sc782</text:p>
          </table:table-cell>
        </table:table-row>
        <table:table-row table:style-name="ro1">
          <table:table-cell office:value-type="string" calcext:value-type="string">
            <text:p>patthana2.10:783.1</text:p>
          </table:table-cell>
          <table:table-cell office:value-type="string" calcext:value-type="string">
            <text:p>Ajjhattikaṃ dhammaṃ paṭicca ajjhattiko ca bāhiro ca dhammā uppajjanti hetupaccayā—paṭisandhikkhaṇe cittaṃ paṭicca sampayuttakā khandhā ajjhattikañca bāhirañca kaṭattārūpaṃ. (3)</text:p>
          </table:table-cell>
          <table:table-cell office:value-type="string" calcext:value-type="string">
            <text:p>&lt;p&gt;{}&lt;/p&gt;</text:p>
          </table:table-cell>
          <table:table-cell office:value-type="string" calcext:value-type="string">
            <text:p>ms38P2_3099, sc783</text:p>
          </table:table-cell>
        </table:table-row>
        <table:table-row table:style-name="ro1">
          <table:table-cell office:value-type="string" calcext:value-type="string">
            <text:p>patthana2.10:784.1</text:p>
          </table:table-cell>
          <table:table-cell office:value-type="string" calcext:value-type="string">
            <text:p>Bāhiraṃ dhammaṃ paṭicca bāhiro dhammo uppajjati hetupaccayā—bāhiraṃ ekaṃ khandhaṃ paṭicca dve khandhā cittasamuṭṭhānañca rūpaṃ, dve khandhe …pe… paṭisandhikkhaṇe bāhiraṃ ekaṃ khandhaṃ paṭicca dve khandhā bāhiraṃ kaṭattā ca rūpaṃ, dve khandhe …pe… khandhe paṭicca vatthu, vatthuṃ paṭicca khandhā, ekaṃ mahābhūtaṃ …pe… mahābhūte paṭicca cittasamuṭṭhānaṃ rūpaṃ kaṭattārūpaṃ upādārūpaṃ. (1)</text:p>
          </table:table-cell>
          <table:table-cell office:value-type="string" calcext:value-type="string">
            <text:p>&lt;p&gt;{}&lt;/p&gt;</text:p>
          </table:table-cell>
          <table:table-cell office:value-type="string" calcext:value-type="string">
            <text:p>cck38.112, ms38P2_3100, msdiv319, sc784, sya43.150</text:p>
          </table:table-cell>
        </table:table-row>
        <table:table-row table:style-name="ro1">
          <table:table-cell office:value-type="string" calcext:value-type="string">
            <text:p>patthana2.10:785.1</text:p>
          </table:table-cell>
          <table:table-cell office:value-type="string" calcext:value-type="string">
            <text:p>Bāhiraṃ dhammaṃ paṭicca ajjhattiko dhammo uppajjati hetupaccayā—bāhire khandhe paṭicca cittaṃ; paṭisandhikkhaṇe bāhire khandhe paṭicca cittaṃ ajjhattikaṃ kaṭattā ca rūpaṃ, paṭisandhikkhaṇe bāhiraṃ vatthuṃ paṭicca cittaṃ. (2)</text:p>
          </table:table-cell>
          <table:table-cell office:value-type="string" calcext:value-type="string">
            <text:p>&lt;p&gt;{}&lt;/p&gt;</text:p>
          </table:table-cell>
          <table:table-cell office:value-type="string" calcext:value-type="string">
            <text:p>ms38P2_3101, ndp39.135, sc785, vri122.609</text:p>
          </table:table-cell>
        </table:table-row>
        <table:table-row table:style-name="ro1">
          <table:table-cell office:value-type="string" calcext:value-type="string">
            <text:p>patthana2.10:786.1</text:p>
          </table:table-cell>
          <table:table-cell office:value-type="string" calcext:value-type="string">
            <text:p>Bāhiraṃ dhammaṃ paṭicca ajjhattiko ca bāhiro ca dhammā uppajjanti hetupaccayā— bāhiraṃ ekaṃ khandhaṃ paṭicca dve khandhā cittañca cittasamuṭṭhānañca rūpaṃ, dve khandhe …pe… paṭisandhikkhaṇe bāhiraṃ ekaṃ khandhaṃ paṭicca dve khandhā cittañca ajjhattikañca bāhirañca kaṭattārūpaṃ, dve khandhe …pe… paṭisandhikkhaṇe vatthuṃ paṭicca cittaṃ sampayuttakā ca khandhā. (3)</text:p>
          </table:table-cell>
          <table:table-cell office:value-type="string" calcext:value-type="string">
            <text:p>&lt;p&gt;{}&lt;/p&gt;</text:p>
          </table:table-cell>
          <table:table-cell office:value-type="string" calcext:value-type="string">
            <text:p>csp1ed38.493, csp2ed38.493, ms38P2_3102, sc786</text:p>
          </table:table-cell>
        </table:table-row>
        <table:table-row table:style-name="ro1">
          <table:table-cell office:value-type="string" calcext:value-type="string">
            <text:p>patthana2.10:787.1</text:p>
          </table:table-cell>
          <table:table-cell office:value-type="string" calcext:value-type="string">
            <text:p>Ajjhattikañca bāhirañca dhammaṃ paṭicca ajjhattiko dhammo uppajjati hetupaccayā—paṭisandhikkhaṇe cittañca sampayuttake ca khandhe paṭicca ajjhattikaṃ kaṭattārūpaṃ. (1)</text:p>
          </table:table-cell>
          <table:table-cell office:value-type="string" calcext:value-type="string">
            <text:p>&lt;p&gt;{}&lt;/p&gt;</text:p>
          </table:table-cell>
          <table:table-cell office:value-type="string" calcext:value-type="string">
            <text:p>dr43.159, ms38P2_3103, msdiv320, sc787</text:p>
          </table:table-cell>
        </table:table-row>
        <table:table-row table:style-name="ro1">
          <table:table-cell office:value-type="string" calcext:value-type="string">
            <text:p>patthana2.10:788.1</text:p>
          </table:table-cell>
          <table:table-cell office:value-type="string" calcext:value-type="string">
            <text:p>Ajjhattikañca bāhirañca dhammaṃ paṭicca bāhiro dhammo uppajjati hetupaccayā— bāhiraṃ ekaṃ khandhañca cittañca paṭicca dve khandhā cittasamuṭṭhānañca rūpaṃ, dve khandhe ca …pe… cittañca mahābhūte ca paṭicca cittasamuṭṭhānaṃ rūpaṃ; paṭisandhikkhaṇe bāhiraṃ ekaṃ khandhañca cittañca paṭicca dve khandhā bāhiraṃ kaṭattā ca rūpaṃ, dve khandhe ca …pe… cittañca mahābhūte ca paṭicca bāhiraṃ kaṭattārūpaṃ, paṭisandhikkhaṇe cittañca vatthuñca paṭicca bāhirā khandhā. (2)</text:p>
          </table:table-cell>
          <table:table-cell office:value-type="string" calcext:value-type="string">
            <text:p>&lt;p&gt;{}&lt;/p&gt;</text:p>
          </table:table-cell>
          <table:table-cell office:value-type="string" calcext:value-type="string">
            <text:p>ms38P2_3104, sc788</text:p>
          </table:table-cell>
        </table:table-row>
        <table:table-row table:style-name="ro1">
          <table:table-cell office:value-type="string" calcext:value-type="string">
            <text:p>patthana2.10:789.1</text:p>
          </table:table-cell>
          <table:table-cell office:value-type="string" calcext:value-type="string">
            <text:p>Ajjhattikañca bāhirañca dhammaṃ paṭicca ajjhattiko ca bāhiro ca dhammā uppajjanti hetupaccayā—paṭisandhikkhaṇe bāhiraṃ ekaṃ khandhañca cittañca paṭicca dve khandhā ajjhattikañca bāhirañca kaṭattārūpaṃ, dve khandhe ca …pe…. (3)</text:p>
          </table:table-cell>
          <table:table-cell office:value-type="string" calcext:value-type="string">
            <text:p>&lt;p&gt;{}&lt;/p&gt;</text:p>
          </table:table-cell>
          <table:table-cell office:value-type="string" calcext:value-type="string">
            <text:p>ms38P2_3105, sc789, sya43.151</text:p>
          </table:table-cell>
        </table:table-row>
        <table:table-row table:style-name="ro1">
          <table:table-cell office:value-type="string" calcext:value-type="string">
            <text:p>patthana2.10:790.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790.1</text:p>
          </table:table-cell>
          <table:table-cell office:value-type="string" calcext:value-type="string">
            <text:p>Ajjhattikaṃ dhammaṃ paṭicca bāhiro dhammo uppajjati ārammaṇapaccayā—cittaṃ paṭicca sampayuttakā khandhā; paṭisandhikkhaṇe cittaṃ paṭicca sampayuttakā khandhā. (1)</text:p>
          </table:table-cell>
          <table:table-cell office:value-type="string" calcext:value-type="string">
            <text:p>&lt;p&gt;{}&lt;/p&gt;</text:p>
          </table:table-cell>
          <table:table-cell office:value-type="string" calcext:value-type="string">
            <text:p>bj51.1003, cck38.113, ms38P2_3106, msdiv321, sc790</text:p>
          </table:table-cell>
        </table:table-row>
        <table:table-row table:style-name="ro1">
          <table:table-cell office:value-type="string" calcext:value-type="string">
            <text:p>patthana2.10:791.1</text:p>
          </table:table-cell>
          <table:table-cell office:value-type="string" calcext:value-type="string">
            <text:p>Bāhiraṃ dhammaṃ paṭicca bāhiro dhammo uppajjati ārammaṇapaccayā—bāhiraṃ ekaṃ khandhaṃ paṭicca dve khandhā, dve khandhe …pe… paṭisandhikkhaṇe …pe… vatthuṃ paṭicca khandhā. (1)</text:p>
          </table:table-cell>
          <table:table-cell office:value-type="string" calcext:value-type="string">
            <text:p>&lt;p&gt;{}&lt;/p&gt;</text:p>
          </table:table-cell>
          <table:table-cell office:value-type="string" calcext:value-type="string">
            <text:p>ms38P2_3107, ndp39.136, sc791, vri122.610</text:p>
          </table:table-cell>
        </table:table-row>
        <table:table-row table:style-name="ro1">
          <table:table-cell office:value-type="string" calcext:value-type="string">
            <text:p>patthana2.10:792.1</text:p>
          </table:table-cell>
          <table:table-cell office:value-type="string" calcext:value-type="string">
            <text:p>Bāhiraṃ dhammaṃ paṭicca ajjhattiko dhammo uppajjati ārammaṇapaccayā—bāhire khandhe paṭicca cittaṃ; paṭisandhikkhaṇe bāhire khandhe paṭicca cittaṃ, paṭisandhikkhaṇe vatthuṃ paṭicca cittaṃ. (2)</text:p>
          </table:table-cell>
          <table:table-cell office:value-type="string" calcext:value-type="string">
            <text:p>&lt;p&gt;{}&lt;/p&gt;</text:p>
          </table:table-cell>
          <table:table-cell office:value-type="string" calcext:value-type="string">
            <text:p>ms38P2_3108, sc792</text:p>
          </table:table-cell>
        </table:table-row>
        <table:table-row table:style-name="ro1">
          <table:table-cell office:value-type="string" calcext:value-type="string">
            <text:p>patthana2.10:793.1</text:p>
          </table:table-cell>
          <table:table-cell office:value-type="string" calcext:value-type="string">
            <text:p>Bāhiraṃ dhammaṃ paṭicca ajjhattiko ca bāhiro ca dhammā uppajjanti ārammaṇapaccayā—bāhiraṃ ekaṃ khandhaṃ paṭicca dve khandhā cittañca, dve khandhe …pe… paṭisandhikkhaṇe bāhiraṃ ekaṃ khandhaṃ paṭicca dve khandhā cittañca, dve khandhe …pe… paṭisandhikkhaṇe vatthuṃ paṭicca cittaṃ sampayuttakā ca khandhā. (3)</text:p>
          </table:table-cell>
          <table:table-cell office:value-type="string" calcext:value-type="string">
            <text:p>&lt;p&gt;{}&lt;/p&gt;</text:p>
          </table:table-cell>
          <table:table-cell office:value-type="string" calcext:value-type="string">
            <text:p>dr43.160, ms38P2_3109, sc793</text:p>
          </table:table-cell>
        </table:table-row>
        <table:table-row table:style-name="ro1">
          <table:table-cell office:value-type="string" calcext:value-type="string">
            <text:p>patthana2.10:794.1</text:p>
          </table:table-cell>
          <table:table-cell office:value-type="string" calcext:value-type="string">
            <text:p>Ajjhattikañca bāhirañca dhammaṃ paṭicca bāhiro dhammo uppajjati ārammaṇapaccayā—bāhiraṃ ekaṃ khandhañca cittañca paṭicca dve khandhā, dve khandhe ca …pe… paṭisandhikkhaṇe bāhiraṃ ekaṃ khandhañca cittañca paṭicca dve khandhā, dve khandhe ca …pe… paṭisandhikkhaṇe bāhiraṃ ekaṃ khandhañca cittañca vatthuñca paṭicca dve khandhā, dve khandhe ca …pe… (Saṃkhittaṃ.) (1)</text:p>
          </table:table-cell>
          <table:table-cell office:value-type="string" calcext:value-type="string">
            <text:p>&lt;p&gt;{}&lt;/p&gt;</text:p>
          </table:table-cell>
          <table:table-cell office:value-type="string" calcext:value-type="string">
            <text:p>csp1ed38.494, csp2ed38.494, ms38P2_3110, sc794</text:p>
          </table:table-cell>
        </table:table-row>
        <table:table-row table:style-name="ro1">
          <table:table-cell office:value-type="string" calcext:value-type="string">
            <text:p>patthana2.10:795.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795.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795.1</text:p>
          </table:table-cell>
          <table:table-cell office:value-type="string" calcext:value-type="string">
            <text:p>Hetuyā nava, ārammaṇe pañca, adhipatiyā pañca, anantare pañca, samanantare pañca, sahajāte nava, aññamaññe pañca, nissaye nava, upanissaye pañca, purejāte pañca, āsevane pañca, kamme nava, vipāke nava (sabbattha nava), sampayutte pañca, vippayutte nava, atthiyā nava, natthiyā pañca, vigate pañca, avigate nava.</text:p>
          </table:table-cell>
          <table:table-cell office:value-type="string" calcext:value-type="string">
            <text:p>&lt;p&gt;{}&lt;/p&gt;</text:p>
          </table:table-cell>
          <table:table-cell office:value-type="string" calcext:value-type="string">
            <text:p>ms38P2_3111, msdiv322, sc795, sya43.152</text:p>
          </table:table-cell>
        </table:table-row>
        <table:table-row table:style-name="ro1">
          <table:table-cell office:value-type="string" calcext:value-type="string">
            <text:p>patthana2.10:796.0.1</text:p>
          </table:table-cell>
          <table:table-cell office:value-type="string" calcext:value-type="string">
            <text:p>2.10.12.1.2. Paccayapaccanīya</text:p>
          </table:table-cell>
          <table:table-cell office:value-type="string" calcext:value-type="string">
            <text:p>&lt;h4&gt;{}&lt;/h4&gt;</text:p>
          </table:table-cell>
          <table:table-cell/>
        </table:table-row>
        <table:table-row table:style-name="ro1">
          <table:table-cell office:value-type="string" calcext:value-type="string">
            <text:p>patthana2.10:796.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796.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796.1</text:p>
          </table:table-cell>
          <table:table-cell office:value-type="string" calcext:value-type="string">
            <text:p>Ajjhattikaṃ dhammaṃ paṭicca ajjhattiko dhammo uppajjati nahetupaccayā— ahetukapaṭisandhikkhaṇe cittaṃ paṭicca ajjhattikaṃ kaṭattārūpaṃ. (1)</text:p>
          </table:table-cell>
          <table:table-cell office:value-type="string" calcext:value-type="string">
            <text:p>&lt;p&gt;{}&lt;/p&gt;</text:p>
          </table:table-cell>
          <table:table-cell office:value-type="string" calcext:value-type="string">
            <text:p>ms38P2_3112, msdiv323, ndp39.137, sc796, vri122.611</text:p>
          </table:table-cell>
        </table:table-row>
        <table:table-row table:style-name="ro1">
          <table:table-cell office:value-type="string" calcext:value-type="string">
            <text:p>patthana2.10:797.1</text:p>
          </table:table-cell>
          <table:table-cell office:value-type="string" calcext:value-type="string">
            <text:p>Ajjhattikaṃ dhammaṃ paṭicca bāhiro dhammo uppajjati nahetupaccayā—ahetukaṃ cittaṃ paṭicca sampayuttakā khandhā cittasamuṭṭhānañca rūpaṃ; ahetukapaṭisandhikkhaṇe cittaṃ paṭicca sampayuttakā khandhā bāhiraṃ kaṭattā ca rūpaṃ, vicikicchāsahagataṃ uddhaccasahagataṃ cittaṃ paṭicca vicikicchāsahagato uddhaccasahagato moho. (2)</text:p>
          </table:table-cell>
          <table:table-cell office:value-type="string" calcext:value-type="string">
            <text:p>&lt;p&gt;{}&lt;/p&gt;</text:p>
          </table:table-cell>
          <table:table-cell office:value-type="string" calcext:value-type="string">
            <text:p>cck38.114, dr43.161, ms38P2_3113, sc797</text:p>
          </table:table-cell>
        </table:table-row>
        <table:table-row table:style-name="ro1">
          <table:table-cell office:value-type="string" calcext:value-type="string">
            <text:p>patthana2.10:798.1</text:p>
          </table:table-cell>
          <table:table-cell office:value-type="string" calcext:value-type="string">
            <text:p>Ajjhattikaṃ dhammaṃ paṭicca ajjhattiko ca bāhiro ca dhammā uppajjanti nahetupaccayā—ahetukapaṭisandhikkhaṇe cittaṃ paṭicca sampayuttakā khandhā ajjhattikañca bāhirañca kaṭattārūpaṃ. (3)</text:p>
          </table:table-cell>
          <table:table-cell office:value-type="string" calcext:value-type="string">
            <text:p>&lt;p&gt;{}&lt;/p&gt;</text:p>
          </table:table-cell>
          <table:table-cell office:value-type="string" calcext:value-type="string">
            <text:p>ms38P2_3114, sc798</text:p>
          </table:table-cell>
        </table:table-row>
        <table:table-row table:style-name="ro1">
          <table:table-cell office:value-type="string" calcext:value-type="string">
            <text:p>patthana2.10:799.1</text:p>
          </table:table-cell>
          <table:table-cell office:value-type="string" calcext:value-type="string">
            <text:p>Bāhiraṃ dhammaṃ paṭicca bāhiro dhammo uppajjati nahetupaccayā—ahetukaṃ bāhiraṃ ekaṃ khandhaṃ paṭicca dve khandhā cittasamuṭṭhānañca rūpaṃ, dve khandhe …pe… ahetukapaṭisandhikkhaṇe …pe… (yāva asaññasattā) vicikicchāsahagate uddhaccasahagate khandhe paṭicca vicikicchāsahagato uddhaccasahagato moho. (1)</text:p>
          </table:table-cell>
          <table:table-cell office:value-type="string" calcext:value-type="string">
            <text:p>&lt;p&gt;{}&lt;/p&gt;</text:p>
          </table:table-cell>
          <table:table-cell office:value-type="string" calcext:value-type="string">
            <text:p>csp1ed38.495, csp2ed38.495, ms38P2_3115, msdiv324, sc799, sya43.153</text:p>
          </table:table-cell>
        </table:table-row>
        <table:table-row table:style-name="ro1">
          <table:table-cell office:value-type="string" calcext:value-type="string">
            <text:p>patthana2.10:800.1</text:p>
          </table:table-cell>
          <table:table-cell office:value-type="string" calcext:value-type="string">
            <text:p>Bāhiraṃ dhammaṃ paṭicca ajjhattiko dhammo uppajjati nahetupaccayā—ahetuke bāhire khandhe paṭicca cittaṃ; ahetukapaṭisandhikkhaṇe bāhire khandhe paṭicca cittaṃ ajjhattikaṃ kaṭattā ca rūpaṃ, ahetukapaṭisandhikkhaṇe vatthuṃ paṭicca cittaṃ. (2)</text:p>
          </table:table-cell>
          <table:table-cell office:value-type="string" calcext:value-type="string">
            <text:p>&lt;p&gt;{}&lt;/p&gt;</text:p>
          </table:table-cell>
          <table:table-cell office:value-type="string" calcext:value-type="string">
            <text:p>ms38P2_3116, sc800</text:p>
          </table:table-cell>
        </table:table-row>
        <table:table-row table:style-name="ro1">
          <table:table-cell office:value-type="string" calcext:value-type="string">
            <text:p>patthana2.10:801.1</text:p>
          </table:table-cell>
          <table:table-cell office:value-type="string" calcext:value-type="string">
            <text:p>Bāhiraṃ dhammaṃ paṭicca ajjhattiko ca bāhiro ca dhammā uppajjanti nahetupaccayā—ahetukaṃ bāhiraṃ ekaṃ khandhaṃ paṭicca dve khandhā cittañca cittasamuṭṭhānañca rūpaṃ, dve khandhe …pe… ahetukapaṭisandhikkhaṇe bāhiraṃ ekaṃ khandhaṃ paṭicca dve khandhā cittañca ajjhattikañca bāhirañca kaṭattārūpaṃ, ahetukapaṭisandhikkhaṇe vatthuṃ paṭicca cittaṃ sampayuttakā ca khandhā. (3)</text:p>
          </table:table-cell>
          <table:table-cell office:value-type="string" calcext:value-type="string">
            <text:p>&lt;p&gt;{}&lt;/p&gt;</text:p>
          </table:table-cell>
          <table:table-cell office:value-type="string" calcext:value-type="string">
            <text:p>bj51.1004, ms38P2_3117, sc801, vri122.612</text:p>
          </table:table-cell>
        </table:table-row>
        <table:table-row table:style-name="ro1">
          <table:table-cell office:value-type="string" calcext:value-type="string">
            <text:p>patthana2.10:802.1</text:p>
          </table:table-cell>
          <table:table-cell office:value-type="string" calcext:value-type="string">
            <text:p>Ajjhattikañca bāhirañca dhammaṃ paṭicca ajjhattiko dhammo uppajjati nahetupaccayā—ahetukapaṭisandhikkhaṇe cittañca sampayuttake ca khandhe paṭicca ajjhattikaṃ kaṭattārūpaṃ. (1)</text:p>
          </table:table-cell>
          <table:table-cell office:value-type="string" calcext:value-type="string">
            <text:p>&lt;p&gt;{}&lt;/p&gt;</text:p>
          </table:table-cell>
          <table:table-cell office:value-type="string" calcext:value-type="string">
            <text:p>dr43.162, ms38P2_3118, msdiv325, sc802</text:p>
          </table:table-cell>
        </table:table-row>
        <table:table-row table:style-name="ro1">
          <table:table-cell office:value-type="string" calcext:value-type="string">
            <text:p>patthana2.10:803.1</text:p>
          </table:table-cell>
          <table:table-cell office:value-type="string" calcext:value-type="string">
            <text:p>Ajjhattikañca bāhirañca dhammaṃ paṭicca bāhiro dhammo uppajjati nahetupaccayā— ahetukaṃ bāhiraṃ ekaṃ khandhañca cittañca paṭicca dve khandhā cittasamuṭṭhānañca rūpaṃ, dve khandhe …pe… ahetukaṃ cittañca mahābhūte ca paṭicca cittasamuṭṭhānaṃ rūpaṃ; ahetukapaṭisandhikkhaṇe bāhiraṃ ekaṃ khandhañca cittañca paṭicca dve khandhā bāhiraṃ kaṭattā ca rūpaṃ; ahetukapaṭisandhikkhaṇe cittañca mahābhūte ca paṭicca bāhiraṃ kaṭattārūpaṃ, ahetukapaṭisandhikkhaṇe cittañca vatthuñca paṭicca bāhirā khandhā, vicikicchāsahagate uddhaccasahagate khandhe ca cittañca paṭicca vicikicchāsahagato uddhaccasahagato moho. (2)</text:p>
          </table:table-cell>
          <table:table-cell office:value-type="string" calcext:value-type="string">
            <text:p>&lt;p&gt;{}&lt;/p&gt;</text:p>
          </table:table-cell>
          <table:table-cell office:value-type="string" calcext:value-type="string">
            <text:p>cck38.115, ms38P2_3119, ndp39.138, sc803, sya43.154</text:p>
          </table:table-cell>
        </table:table-row>
        <table:table-row table:style-name="ro1">
          <table:table-cell office:value-type="string" calcext:value-type="string">
            <text:p>patthana2.10:804.1</text:p>
          </table:table-cell>
          <table:table-cell office:value-type="string" calcext:value-type="string">
            <text:p>Ajjhattikañca bāhirañca dhammaṃ paṭicca ajjhattiko ca bāhiro ca dhammā uppajjanti nahetupaccayā—ahetukapaṭisandhikkhaṇe bāhiraṃ ekaṃ khandhañca cittañca paṭicca dve khandhā ajjhattikañca bāhirañca kaṭattārūpaṃ, dve khandhe ca …pe…. (3)</text:p>
          </table:table-cell>
          <table:table-cell office:value-type="string" calcext:value-type="string">
            <text:p>&lt;p&gt;{}&lt;/p&gt;</text:p>
          </table:table-cell>
          <table:table-cell office:value-type="string" calcext:value-type="string">
            <text:p>ms38P2_3120, sc804</text:p>
          </table:table-cell>
        </table:table-row>
        <table:table-row table:style-name="ro1">
          <table:table-cell office:value-type="string" calcext:value-type="string">
            <text:p>patthana2.10:805.0</text:p>
          </table:table-cell>
          <table:table-cell office:value-type="string" calcext:value-type="string">
            <text:p>Naārammaṇa</text:p>
          </table:table-cell>
          <table:table-cell office:value-type="string" calcext:value-type="string">
            <text:p>&lt;h6&gt;{}&lt;/h6&gt;</text:p>
          </table:table-cell>
          <table:table-cell/>
        </table:table-row>
        <table:table-row table:style-name="ro1">
          <table:table-cell office:value-type="string" calcext:value-type="string">
            <text:p>patthana2.10:805.1</text:p>
          </table:table-cell>
          <table:table-cell office:value-type="string" calcext:value-type="string">
            <text:p>Ajjhattikaṃ dhammaṃ paṭicca ajjhattiko dhammo uppajjati naārammaṇapaccayā— paṭisandhikkhaṇe cittaṃ paṭicca ajjhattikaṃ kaṭattārūpaṃ. (1)</text:p>
          </table:table-cell>
          <table:table-cell office:value-type="string" calcext:value-type="string">
            <text:p>&lt;p&gt;{}&lt;/p&gt;</text:p>
          </table:table-cell>
          <table:table-cell office:value-type="string" calcext:value-type="string">
            <text:p>csp1ed38.496, csp2ed38.496, ms38P2_3121, msdiv326, sc805</text:p>
          </table:table-cell>
        </table:table-row>
        <table:table-row table:style-name="ro1">
          <table:table-cell office:value-type="string" calcext:value-type="string">
            <text:p>patthana2.10:806.1</text:p>
          </table:table-cell>
          <table:table-cell office:value-type="string" calcext:value-type="string">
            <text:p>Ajjhattikaṃ dhammaṃ paṭicca bāhiro dhammo uppajjati naārammaṇapaccayā—cittaṃ paṭicca cittasamuṭṭhānaṃ rūpaṃ; paṭisandhikkhaṇe cittaṃ paṭicca bāhiraṃ kaṭattārūpaṃ. (2)</text:p>
          </table:table-cell>
          <table:table-cell office:value-type="string" calcext:value-type="string">
            <text:p>&lt;p&gt;{}&lt;/p&gt;</text:p>
          </table:table-cell>
          <table:table-cell office:value-type="string" calcext:value-type="string">
            <text:p>ms38P2_3122, sc806</text:p>
          </table:table-cell>
        </table:table-row>
        <table:table-row table:style-name="ro1">
          <table:table-cell office:value-type="string" calcext:value-type="string">
            <text:p>patthana2.10:807.1</text:p>
          </table:table-cell>
          <table:table-cell office:value-type="string" calcext:value-type="string">
            <text:p>Ajjhattikaṃ dhammaṃ paṭicca ajjhattiko ca bāhiro ca dhammā uppajjanti naārammaṇapaccayā; paṭisandhikkhaṇe cittaṃ paṭicca ajjhattikañca bāhirañca kaṭattārūpaṃ. (3)</text:p>
          </table:table-cell>
          <table:table-cell office:value-type="string" calcext:value-type="string">
            <text:p>&lt;p&gt;{}&lt;/p&gt;</text:p>
          </table:table-cell>
          <table:table-cell office:value-type="string" calcext:value-type="string">
            <text:p>ms38P2_3123, sc807, vri122.613</text:p>
          </table:table-cell>
        </table:table-row>
        <table:table-row table:style-name="ro1">
          <table:table-cell office:value-type="string" calcext:value-type="string">
            <text:p>patthana2.10:808.1</text:p>
          </table:table-cell>
          <table:table-cell office:value-type="string" calcext:value-type="string">
            <text:p>Bāhiraṃ dhammaṃ paṭicca bāhiro dhammo uppajjati naārammaṇapaccayā—bāhire khandhe paṭicca cittasamuṭṭhānaṃ rūpaṃ; paṭisandhikkhaṇe bāhire khandhe paṭicca bāhiraṃ kaṭattārūpaṃ, bāhire khandhe paṭicca vatthu, ekaṃ mahābhūtaṃ …pe…. (Yāva asaññasattā.) (1)</text:p>
          </table:table-cell>
          <table:table-cell office:value-type="string" calcext:value-type="string">
            <text:p>&lt;p&gt;{}&lt;/p&gt;</text:p>
          </table:table-cell>
          <table:table-cell office:value-type="string" calcext:value-type="string">
            <text:p>dr43.163, ms38P2_3124, sc808</text:p>
          </table:table-cell>
        </table:table-row>
        <table:table-row table:style-name="ro1">
          <table:table-cell office:value-type="string" calcext:value-type="string">
            <text:p>patthana2.10:809.1</text:p>
          </table:table-cell>
          <table:table-cell office:value-type="string" calcext:value-type="string">
            <text:p>Bāhiraṃ dhammaṃ paṭicca ajjhattiko dhammo uppajjati naārammaṇapaccayā— paṭisandhikkhaṇe bāhire khandhe paṭicca ajjhattikaṃ kaṭattārūpaṃ. (2)</text:p>
          </table:table-cell>
          <table:table-cell office:value-type="string" calcext:value-type="string">
            <text:p>&lt;p&gt;{}&lt;/p&gt;</text:p>
          </table:table-cell>
          <table:table-cell office:value-type="string" calcext:value-type="string">
            <text:p>ms38P2_3125, sc809</text:p>
          </table:table-cell>
        </table:table-row>
        <table:table-row table:style-name="ro1">
          <table:table-cell office:value-type="string" calcext:value-type="string">
            <text:p>patthana2.10:810.1</text:p>
          </table:table-cell>
          <table:table-cell office:value-type="string" calcext:value-type="string">
            <text:p>Bāhiraṃ dhammaṃ paṭicca ajjhattiko ca bāhiro ca dhammā uppajjanti naārammaṇapaccayā—paṭisandhikkhaṇe bāhire khandhe paṭicca ajjhattikañca bāhirañca kaṭattārūpaṃ. (3)</text:p>
          </table:table-cell>
          <table:table-cell office:value-type="string" calcext:value-type="string">
            <text:p>&lt;p&gt;{}&lt;/p&gt;</text:p>
          </table:table-cell>
          <table:table-cell office:value-type="string" calcext:value-type="string">
            <text:p>cck38.116, ms38P2_3126, ndp39.139, sc810</text:p>
          </table:table-cell>
        </table:table-row>
        <table:table-row table:style-name="ro1">
          <table:table-cell office:value-type="string" calcext:value-type="string">
            <text:p>patthana2.10:811.1</text:p>
          </table:table-cell>
          <table:table-cell office:value-type="string" calcext:value-type="string">
            <text:p>Ajjhattikañca bāhirañca dhammaṃ paṭicca ajjhattiko dhammo uppajjati naārammaṇapaccayā—paṭisandhikkhaṇe cittañca sampayuttake ca khandhe paṭicca ajjhattikaṃ kaṭattārūpaṃ. (1)</text:p>
          </table:table-cell>
          <table:table-cell office:value-type="string" calcext:value-type="string">
            <text:p>&lt;p&gt;{}&lt;/p&gt;</text:p>
          </table:table-cell>
          <table:table-cell office:value-type="string" calcext:value-type="string">
            <text:p>ms38P2_3127, msdiv327, sc811, sya43.155</text:p>
          </table:table-cell>
        </table:table-row>
        <table:table-row table:style-name="ro1">
          <table:table-cell office:value-type="string" calcext:value-type="string">
            <text:p>patthana2.10:812.1</text:p>
          </table:table-cell>
          <table:table-cell office:value-type="string" calcext:value-type="string">
            <text:p>Ajjhattikañca bāhirañca dhammaṃ paṭicca bāhiro dhammo uppajjati naārammaṇapaccayā—bāhire khandhe ca cittañca paṭicca cittasamuṭṭhānaṃ rūpaṃ, cittañca mahābhūte ca paṭicca cittasamuṭṭhānaṃ rūpaṃ. (Paṭisandhikkhaṇe dve kātabbā.)</text:p>
          </table:table-cell>
          <table:table-cell office:value-type="string" calcext:value-type="string">
            <text:p>&lt;p&gt;{}&lt;/p&gt;</text:p>
          </table:table-cell>
          <table:table-cell office:value-type="string" calcext:value-type="string">
            <text:p>ms38P2_3128, sc812</text:p>
          </table:table-cell>
        </table:table-row>
        <table:table-row table:style-name="ro1">
          <table:table-cell office:value-type="string" calcext:value-type="string">
            <text:p>patthana2.10:813.1</text:p>
          </table:table-cell>
          <table:table-cell office:value-type="string" calcext:value-type="string">
            <text:p>Ajjhattikañca bāhirañca dhammaṃ paṭicca ajjhattiko ca bāhiro ca dhammā uppajjanti naārammaṇapaccayā—paṭisandhikkhaṇe cittañca sampayuttake ca khandhe paṭicca ajjhattikañca bāhirañca kaṭattārūpaṃ. (Saṃkhittaṃ.) (3)</text:p>
          </table:table-cell>
          <table:table-cell office:value-type="string" calcext:value-type="string">
            <text:p>&lt;p&gt;{}&lt;/p&gt;</text:p>
          </table:table-cell>
          <table:table-cell office:value-type="string" calcext:value-type="string">
            <text:p>ms38P2_3129, sc813</text:p>
          </table:table-cell>
        </table:table-row>
        <table:table-row table:style-name="ro1">
          <table:table-cell office:value-type="string" calcext:value-type="string">
            <text:p>patthana2.10:814.0</text:p>
          </table:table-cell>
          <table:table-cell office:value-type="string" calcext:value-type="string">
            <text:p>Najhāna</text:p>
          </table:table-cell>
          <table:table-cell office:value-type="string" calcext:value-type="string">
            <text:p>&lt;h6&gt;{}&lt;/h6&gt;</text:p>
          </table:table-cell>
          <table:table-cell/>
        </table:table-row>
        <table:table-row table:style-name="ro1">
          <table:table-cell office:value-type="string" calcext:value-type="string">
            <text:p>patthana2.10:814.1</text:p>
          </table:table-cell>
          <table:table-cell office:value-type="string" calcext:value-type="string">
            <text:p>Ajjhattikaṃ dhammaṃ paṭicca bāhiro dhammo uppajjati najhānapaccayā— cakkhuviññāṇaṃ paṭicca sampayuttakā khandhā …pe… kāyaviññāṇaṃ …pe….</text:p>
          </table:table-cell>
          <table:table-cell office:value-type="string" calcext:value-type="string">
            <text:p>&lt;p&gt;{}&lt;/p&gt;</text:p>
          </table:table-cell>
          <table:table-cell office:value-type="string" calcext:value-type="string">
            <text:p>csp1ed38.497, csp2ed38.497, dr43.164, ms38P2_3130, msdiv328, sc814, vri122.614</text:p>
          </table:table-cell>
        </table:table-row>
        <table:table-row table:style-name="ro1">
          <table:table-cell office:value-type="string" calcext:value-type="string">
            <text:p>patthana2.10:815.1</text:p>
          </table:table-cell>
          <table:table-cell office:value-type="string" calcext:value-type="string">
            <text:p>Bāhiraṃ dhammaṃ paṭicca bāhiro dhammo uppajjati najhānapaccayā— cakkhuviññāṇasahagataṃ ekaṃ khandhaṃ paṭicca dve khandhā, dve khandhe …pe… kāyaviññāṇasahagataṃ …pe… bāhiraṃ … āhārasamuṭṭhānaṃ … utusamuṭṭhānaṃ … asaññasattānaṃ …pe…. Bāhiraṃ dhammaṃ paṭicca ajjhattiko dhammo uppajjati najhānapaccayā—cakkhuviññāṇasahagate khandhe paṭicca cakkhuviññāṇaṃ …pe… kāyaviññāṇasahagate khandhe paṭicca kāyaviññāṇaṃ. Bāhiraṃ dhammaṃ paṭicca ajjhattiko ca bāhiro ca dhammā uppajjanti najhānapaccayā—cakkhuviññāṇasahagataṃ ekaṃ khandhaṃ paṭicca dve khandhā cakkhuviññāṇañca, dve khandhe …pe… kāyaviññāṇasahagataṃ ekaṃ khandhaṃ …pe…. (3)</text:p>
          </table:table-cell>
          <table:table-cell office:value-type="string" calcext:value-type="string">
            <text:p>&lt;p&gt;{}&lt;/p&gt;</text:p>
          </table:table-cell>
          <table:table-cell office:value-type="string" calcext:value-type="string">
            <text:p>cck38.117, ms38P2_3131, sc815, sya43.156</text:p>
          </table:table-cell>
        </table:table-row>
        <table:table-row table:style-name="ro1">
          <table:table-cell office:value-type="string" calcext:value-type="string">
            <text:p>patthana2.10:816.1</text:p>
          </table:table-cell>
          <table:table-cell office:value-type="string" calcext:value-type="string">
            <text:p>Ajjhattikañca bāhirañca dhammaṃ paṭicca bāhiro dhammo uppajjati najhānapaccayā—cakkhuviññāṇasahagataṃ ekaṃ khandhañca cakkhuviññāṇañca paṭicca dve khandhā, dve khandhe …pe… kāyaviññāṇaṃ. (Cakkaṃ.)</text:p>
          </table:table-cell>
          <table:table-cell office:value-type="string" calcext:value-type="string">
            <text:p>&lt;p&gt;{}&lt;/p&gt;</text:p>
          </table:table-cell>
          <table:table-cell office:value-type="string" calcext:value-type="string">
            <text:p>ms38P2_3132, ndp39.140, sc816</text:p>
          </table:table-cell>
        </table:table-row>
        <table:table-row table:style-name="ro1">
          <table:table-cell office:value-type="string" calcext:value-type="string">
            <text:p>patthana2.10:817.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817.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817.1</text:p>
          </table:table-cell>
          <table:table-cell office:value-type="string" calcext:value-type="string">
            <text:p>Nahetuyā nava, naārammaṇe nava, naadhipatiyā nava, naanantare nava (sabbattha nava), nakamme tīṇi, navipāke pañca, naāhāre ekaṃ, naindriye ekaṃ, najhāne pañca, namagge nava, nasampayutte nava, navippayutte pañca, nonatthiyā nava, novigate nava.</text:p>
          </table:table-cell>
          <table:table-cell office:value-type="string" calcext:value-type="string">
            <text:p>&lt;p&gt;{}&lt;/p&gt;</text:p>
          </table:table-cell>
          <table:table-cell office:value-type="string" calcext:value-type="string">
            <text:p>bj51.1005, ms38P2_3133, msdiv329, sc817</text:p>
          </table:table-cell>
        </table:table-row>
        <table:table-row table:style-name="ro1">
          <table:table-cell office:value-type="string" calcext:value-type="string">
            <text:p>patthana2.10:818.0</text:p>
          </table:table-cell>
          <table:table-cell office:value-type="string" calcext:value-type="string">
            <text:p>2.10.12.1.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818.1</text:p>
          </table:table-cell>
          <table:table-cell office:value-type="string" calcext:value-type="string">
            <text:p>Hetupaccayā naārammaṇe nava, naadhipatiyā nava. (Saṃkhittaṃ.)</text:p>
          </table:table-cell>
          <table:table-cell office:value-type="string" calcext:value-type="string">
            <text:p>&lt;p&gt;{}&lt;/p&gt;</text:p>
          </table:table-cell>
          <table:table-cell office:value-type="string" calcext:value-type="string">
            <text:p>dr43.165, ms38P2_3134, msdiv330, sc818</text:p>
          </table:table-cell>
        </table:table-row>
        <table:table-row table:style-name="ro1">
          <table:table-cell office:value-type="string" calcext:value-type="string">
            <text:p>patthana2.10:819.0</text:p>
          </table:table-cell>
          <table:table-cell office:value-type="string" calcext:value-type="string">
            <text:p>2.10.12.1.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819.1</text:p>
          </table:table-cell>
          <table:table-cell office:value-type="string" calcext:value-type="string">
            <text:p>Nahetupaccayā ārammaṇe pañca, anantare pañca, samanantare pañca, sahajāte nava …pe… magge tīṇi. (Saṃkhittaṃ.)</text:p>
          </table:table-cell>
          <table:table-cell office:value-type="string" calcext:value-type="string">
            <text:p>&lt;p&gt;{}&lt;/p&gt;</text:p>
          </table:table-cell>
          <table:table-cell office:value-type="string" calcext:value-type="string">
            <text:p>ms38P2_3135, msdiv331, sc819, vri122.615</text:p>
          </table:table-cell>
        </table:table-row>
        <table:table-row table:style-name="ro1">
          <table:table-cell office:value-type="string" calcext:value-type="string">
            <text:p>patthana2.10:820.0</text:p>
          </table:table-cell>
          <table:table-cell office:value-type="string" calcext:value-type="string">
            <text:p>2.10.12.2. Sahajātavāra</text:p>
          </table:table-cell>
          <table:table-cell office:value-type="string" calcext:value-type="string">
            <text:p>&lt;h3&gt;{}&lt;/h3&gt;</text:p>
          </table:table-cell>
          <table:table-cell/>
        </table:table-row>
        <table:table-row table:style-name="ro1">
          <table:table-cell office:value-type="string" calcext:value-type="string">
            <text:p>patthana2.10:820.1</text:p>
          </table:table-cell>
          <table:table-cell office:value-type="string" calcext:value-type="string">
            <text:p>Sahajātavāropi paṭiccavārasadiso.</text:p>
          </table:table-cell>
          <table:table-cell office:value-type="string" calcext:value-type="string">
            <text:p>&lt;p class='pe'&gt;{}&lt;/p&gt;</text:p>
          </table:table-cell>
          <table:table-cell office:value-type="string" calcext:value-type="string">
            <text:p>ms38P2_3136, sc820</text:p>
          </table:table-cell>
        </table:table-row>
        <table:table-row table:style-name="ro1">
          <table:table-cell office:value-type="string" calcext:value-type="string">
            <text:p>patthana2.10:821.0.1</text:p>
          </table:table-cell>
          <table:table-cell office:value-type="string" calcext:value-type="string">
            <text:p>2.10.12.3. Paccayavāra</text:p>
          </table:table-cell>
          <table:table-cell office:value-type="string" calcext:value-type="string">
            <text:p>&lt;h3&gt;{}&lt;/h3&gt;</text:p>
          </table:table-cell>
          <table:table-cell/>
        </table:table-row>
        <table:table-row table:style-name="ro1">
          <table:table-cell office:value-type="string" calcext:value-type="string">
            <text:p>patthana2.10:821.0.2</text:p>
          </table:table-cell>
          <table:table-cell office:value-type="string" calcext:value-type="string">
            <text:p>2.10.12.3.1. Paccayānuloma</text:p>
          </table:table-cell>
          <table:table-cell office:value-type="string" calcext:value-type="string">
            <text:p>&lt;h4&gt;{}&lt;/h4&gt;</text:p>
          </table:table-cell>
          <table:table-cell/>
        </table:table-row>
        <table:table-row table:style-name="ro1">
          <table:table-cell office:value-type="string" calcext:value-type="string">
            <text:p>patthana2.10:821.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821.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821.1</text:p>
          </table:table-cell>
          <table:table-cell office:value-type="string" calcext:value-type="string">
            <text:p>Ajjhattikaṃ dhammaṃ paccayā ajjhattiko dhammo uppajjati hetupaccayā … tīṇi. (Paṭiccasadisā.)</text:p>
          </table:table-cell>
          <table:table-cell office:value-type="string" calcext:value-type="string">
            <text:p>&lt;p&gt;{}&lt;/p&gt;</text:p>
          </table:table-cell>
          <table:table-cell office:value-type="string" calcext:value-type="string">
            <text:p>csp1ed38.498, csp2ed38.498, ms38P2_3137, msdiv332, sc821</text:p>
          </table:table-cell>
        </table:table-row>
        <table:table-row table:style-name="ro1">
          <table:table-cell office:value-type="string" calcext:value-type="string">
            <text:p>patthana2.10:822.1</text:p>
          </table:table-cell>
          <table:table-cell office:value-type="string" calcext:value-type="string">
            <text:p>Bāhiraṃ dhammaṃ paccayā bāhiro dhammo uppajjati hetupaccayā—bāhiraṃ ekaṃ khandhaṃ paccayā dve khandhā cittasamuṭṭhānañca rūpaṃ, dve khandhe …pe… (paṭisandhikkhaṇe dvepi kātabbā, yāva ajjhattikā mahābhūtā) vatthuṃ paccayā bāhirā khandhā. Bāhiraṃ dhammaṃ paccayā ajjhattiko dhammo uppajjati hetupaccayā—bāhire khandhe paccayā cittaṃ, vatthuṃ paccayā cittaṃ (paṭisandhikkhaṇe dvepi kātabbā). Bāhiraṃ dhammaṃ paccayā ajjhattiko ca bāhiro ca dhammā uppajjanti hetupaccayā—bāhiraṃ ekaṃ khandhaṃ paccayā dve khandhā cittañca cittasamuṭṭhānañca rūpaṃ, dve khandhe …pe… vatthuṃ paccayā cittaṃ sampayuttakā ca khandhā. (Paṭisandhikkhaṇe dvepi kātabbā.) (3)</text:p>
          </table:table-cell>
          <table:table-cell office:value-type="string" calcext:value-type="string">
            <text:p>&lt;p&gt;{}&lt;/p&gt;</text:p>
          </table:table-cell>
          <table:table-cell office:value-type="string" calcext:value-type="string">
            <text:p>dr43.166, ms38P2_3138, ndp39.141, sc822, sya43.157</text:p>
          </table:table-cell>
        </table:table-row>
        <table:table-row table:style-name="ro1">
          <table:table-cell office:value-type="string" calcext:value-type="string">
            <text:p>patthana2.10:823.1</text:p>
          </table:table-cell>
          <table:table-cell office:value-type="string" calcext:value-type="string">
            <text:p>Ajjhattikañca bāhirañca dhammaṃ paccayā ajjhattiko dhammo uppajjati hetupaccayā—paṭisandhikkhaṇe cittañca sampayuttake ca khandhe paccayā ajjhattikaṃ kaṭattārūpaṃ. Ajjhattikañca bāhirañca dhammaṃ paccayā bāhiro dhammo uppajjati hetupaccayā—bāhiraṃ ekaṃ khandhañca cittañca paccayā dve khandhā cittasamuṭṭhānañca rūpaṃ, dve khandhe …pe… cittañca mahābhūte ca paccayā cittasamuṭṭhānaṃ rūpaṃ, cittañca vatthuñca paccayā bāhirā khandhā (paṭisandhikkhaṇe tīṇipi kātabbā). Ajjhattikañca bāhirañca dhammaṃ paccayā ajjhattiko ca bāhiro ca dhammā uppajjanti hetupaccayā—paṭisandhikkhaṇe bāhiraṃ ekaṃ khandhañca cittañca paccayā dve khandhā ajjhattikañca bāhirañca kaṭattārūpaṃ, dve khandhe …pe…. (3)</text:p>
          </table:table-cell>
          <table:table-cell office:value-type="string" calcext:value-type="string">
            <text:p>&lt;p&gt;{}&lt;/p&gt;</text:p>
          </table:table-cell>
          <table:table-cell office:value-type="string" calcext:value-type="string">
            <text:p>cck38.118, ms38P2_3139, msdiv333, sc823, vri122.616</text:p>
          </table:table-cell>
        </table:table-row>
        <table:table-row table:style-name="ro1">
          <table:table-cell office:value-type="string" calcext:value-type="string">
            <text:p>patthana2.10:824.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824.1</text:p>
          </table:table-cell>
          <table:table-cell office:value-type="string" calcext:value-type="string">
            <text:p>Ajjhattikaṃ dhammaṃ paccayā ajjhattiko dhammo uppajjati ārammaṇapaccayā— cakkhāyatanaṃ paccayā cakkhuviññāṇaṃ …pe… kāyāyatanaṃ …pe…. Ajjhattikaṃ dhammaṃ paccayā bāhiro dhammo uppajjati ārammaṇapaccayā—cakkhāyatanañca cakkhuviññāṇañca paccayā cakkhuviññāṇasahagatā khandhā …pe… kāyāyatanañca …pe… cittaṃ paccayā sampayuttakā khandhā; paṭisandhikkhaṇe …pe…. Ajjhattikaṃ dhammaṃ paccayā ajjhattiko ca bāhiro ca dhammā uppajjanti ārammaṇapaccayā— cakkhāyatanaṃ paccayā cakkhuviññāṇaṃ sampayuttakā ca khandhā …pe… kāyāyatanaṃ …pe…. (3)</text:p>
          </table:table-cell>
          <table:table-cell office:value-type="string" calcext:value-type="string">
            <text:p>&lt;p&gt;{}&lt;/p&gt;</text:p>
          </table:table-cell>
          <table:table-cell office:value-type="string" calcext:value-type="string">
            <text:p>bj51.1006, csp1ed38.499, csp2ed38.499, ms38P2_3140, msdiv334, sc824, sya43.158</text:p>
          </table:table-cell>
        </table:table-row>
        <table:table-row table:style-name="ro1">
          <table:table-cell office:value-type="string" calcext:value-type="string">
            <text:p>patthana2.10:825.1</text:p>
          </table:table-cell>
          <table:table-cell office:value-type="string" calcext:value-type="string">
            <text:p>Bāhiraṃ dhammaṃ paccayā bāhiro dhammo uppajjati ārammaṇapaccayā—bāhiraṃ ekaṃ khandhaṃ paccayā dve khandhā, dve khandhe …pe… paṭisandhikkhaṇe …pe… vatthuṃ paccayā bāhirā khandhā. Bāhiraṃ dhammaṃ paccayā ajjhattiko dhammo uppajjati ārammaṇapaccayā—bāhire khandhe paccayā cittaṃ, vatthuṃ paccayā cittaṃ (paṭisandhikkhaṇe dvepi kātabbā). Bāhiraṃ dhammaṃ paccayā ajjhattiko ca bāhiro ca dhammā uppajjanti ārammaṇapaccayā—vatthuṃ paccayā cittañca sampayuttakā ca khandhā. (Paṭisandhikkhaṇe ekaṃ kātabbaṃ.) (3)</text:p>
          </table:table-cell>
          <table:table-cell office:value-type="string" calcext:value-type="string">
            <text:p>&lt;p&gt;{}&lt;/p&gt;</text:p>
          </table:table-cell>
          <table:table-cell office:value-type="string" calcext:value-type="string">
            <text:p>dr43.167, ms38P2_3141, ndp39.142, sc825</text:p>
          </table:table-cell>
        </table:table-row>
        <table:table-row table:style-name="ro1">
          <table:table-cell office:value-type="string" calcext:value-type="string">
            <text:p>patthana2.10:826.1</text:p>
          </table:table-cell>
          <table:table-cell office:value-type="string" calcext:value-type="string">
            <text:p>Ajjhattikañca bāhirañca dhammaṃ paccayā ajjhattiko dhammo uppajjati ārammaṇapaccayā—cakkhuviññāṇasahagate khandhe ca cakkhāyatanañca paccayā cakkhuviññāṇaṃ …pe… kāyaviññāṇasahagate …pe….</text:p>
          </table:table-cell>
          <table:table-cell office:value-type="string" calcext:value-type="string">
            <text:p>&lt;p&gt;{}&lt;/p&gt;</text:p>
          </table:table-cell>
          <table:table-cell office:value-type="string" calcext:value-type="string">
            <text:p>cck38.119, ms38P2_3142, msdiv335, sc826, vri122.617</text:p>
          </table:table-cell>
        </table:table-row>
        <table:table-row table:style-name="ro1">
          <table:table-cell office:value-type="string" calcext:value-type="string">
            <text:p>patthana2.10:827.1</text:p>
          </table:table-cell>
          <table:table-cell office:value-type="string" calcext:value-type="string">
            <text:p>Ajjhattikañca bāhirañca dhammaṃ paccayā bāhiro dhammo uppajjati ārammaṇapaccayā—cakkhuviññāṇasahagataṃ ekaṃ khandhañca cakkhāyatanañca cakkhuviññāṇañca paccayā dve khandhā, dve khandhe …pe… kāyaviññāṇasahagataṃ …pe… bāhiraṃ ekaṃ khandhañca cittañca paccayā dve khandhā, dve khandhe …pe… cittañca vatthuñca paccayā bāhirā khandhā (paṭisandhikkhaṇe dvepi kātabbā). Ajjhattikañca bāhirañca dhammaṃ paccayā ajjhattiko ca bāhiro ca dhammā uppajjanti ārammaṇapaccayā—cakkhuviññāṇasahagataṃ ekaṃ khandhañca cakkhāyatanañca paccayā dve khandhā cakkhuviññāṇañca, dve khandhe …pe… (Saṃkhittaṃ.) (3)</text:p>
          </table:table-cell>
          <table:table-cell office:value-type="string" calcext:value-type="string">
            <text:p>&lt;p&gt;{}&lt;/p&gt;</text:p>
          </table:table-cell>
          <table:table-cell office:value-type="string" calcext:value-type="string">
            <text:p>ms38P2_3143, sc827, sya43.159</text:p>
          </table:table-cell>
        </table:table-row>
        <table:table-row table:style-name="ro1">
          <table:table-cell office:value-type="string" calcext:value-type="string">
            <text:p>patthana2.10:828.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828.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828.1</text:p>
          </table:table-cell>
          <table:table-cell office:value-type="string" calcext:value-type="string">
            <text:p>Hetuyā nava, ārammaṇe nava, adhipatiyā pañca, anantare nava, samanantare nava, sahajāte nava, aññamaññe nava, nissaye nava, upanissaye nava, purejāte nava, āsevane nava, kamme nava (sabbattha nava), avigate nava.</text:p>
          </table:table-cell>
          <table:table-cell office:value-type="string" calcext:value-type="string">
            <text:p>&lt;p&gt;{}&lt;/p&gt;</text:p>
          </table:table-cell>
          <table:table-cell office:value-type="string" calcext:value-type="string">
            <text:p>dr43.168, ms38P2_3144, msdiv336, sc828</text:p>
          </table:table-cell>
        </table:table-row>
        <table:table-row table:style-name="ro1">
          <table:table-cell office:value-type="string" calcext:value-type="string">
            <text:p>patthana2.10:829.0.1</text:p>
          </table:table-cell>
          <table:table-cell office:value-type="string" calcext:value-type="string">
            <text:p>2.10.12.3.2. Paccayapaccanīya</text:p>
          </table:table-cell>
          <table:table-cell office:value-type="string" calcext:value-type="string">
            <text:p>&lt;h4&gt;{}&lt;/h4&gt;</text:p>
          </table:table-cell>
          <table:table-cell/>
        </table:table-row>
        <table:table-row table:style-name="ro1">
          <table:table-cell office:value-type="string" calcext:value-type="string">
            <text:p>patthana2.10:829.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829.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829.1</text:p>
          </table:table-cell>
          <table:table-cell office:value-type="string" calcext:value-type="string">
            <text:p>Ajjhattikaṃ dhammaṃ paccayā ajjhattiko dhammo uppajjati nahetupaccayā— ahetukapaṭisandhikkhaṇe cittaṃ paccayā ajjhattikaṃ kaṭattārūpaṃ, cakkhāyatanaṃ paccayā cakkhuviññāṇaṃ. (Saṃkhittaṃ. Evaṃ navapi pañhā kātabbā. Pañcaviññāṇampi pavesetvā tīṇiyeva moho.)</text:p>
          </table:table-cell>
          <table:table-cell office:value-type="string" calcext:value-type="string">
            <text:p>&lt;p&gt;{}&lt;/p&gt;</text:p>
          </table:table-cell>
          <table:table-cell office:value-type="string" calcext:value-type="string">
            <text:p>csp1ed38.500, csp2ed38.500, ms38P2_3145, msdiv337, ndp39.143, sc829</text:p>
          </table:table-cell>
        </table:table-row>
        <table:table-row table:style-name="ro1">
          <table:table-cell office:value-type="string" calcext:value-type="string">
            <text:p>patthana2.10:830.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830.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830.1</text:p>
          </table:table-cell>
          <table:table-cell office:value-type="string" calcext:value-type="string">
            <text:p>Nahetuyā nava, naārammaṇe nava, naadhipatiyā nava, naanantare nava, nasamanantare nava, naaññamaññe nava, naupanissaye nava, napurejāte nava, napacchājāte nava, naāsevane nava, nakamme tīṇi, navipāke pañca, naāhāre ekaṃ, naindriye ekaṃ, najhāne nava, namagge nava, nasampayutte nava, navippayutte pañca, nonatthiyā nava, novigate nava.</text:p>
          </table:table-cell>
          <table:table-cell office:value-type="string" calcext:value-type="string">
            <text:p>&lt;p&gt;{}&lt;/p&gt;</text:p>
          </table:table-cell>
          <table:table-cell office:value-type="string" calcext:value-type="string">
            <text:p>cck38.120, ms38P2_3146, msdiv338, sc830, sya43.160, vri122.618</text:p>
          </table:table-cell>
        </table:table-row>
        <table:table-row table:style-name="ro1">
          <table:table-cell office:value-type="string" calcext:value-type="string">
            <text:p>patthana2.10:831.0</text:p>
          </table:table-cell>
          <table:table-cell office:value-type="string" calcext:value-type="string">
            <text:p>2.10.12.4. Nissayavāra</text:p>
          </table:table-cell>
          <table:table-cell office:value-type="string" calcext:value-type="string">
            <text:p>&lt;h3&gt;{}&lt;/h3&gt;</text:p>
          </table:table-cell>
          <table:table-cell/>
        </table:table-row>
        <table:table-row table:style-name="ro1">
          <table:table-cell office:value-type="string" calcext:value-type="string">
            <text:p>patthana2.10:831.1</text:p>
          </table:table-cell>
          <table:table-cell office:value-type="string" calcext:value-type="string">
            <text:p>Evaṃ itare dve gaṇanāpi nissayavāropi kātabbo.</text:p>
          </table:table-cell>
          <table:table-cell office:value-type="string" calcext:value-type="string">
            <text:p>&lt;p class='pe'&gt;{}&lt;/p&gt;</text:p>
          </table:table-cell>
          <table:table-cell office:value-type="string" calcext:value-type="string">
            <text:p>ms38P2_3147, sc831</text:p>
          </table:table-cell>
        </table:table-row>
        <table:table-row table:style-name="ro1">
          <table:table-cell office:value-type="string" calcext:value-type="string">
            <text:p>patthana2.10:832.0.1</text:p>
          </table:table-cell>
          <table:table-cell office:value-type="string" calcext:value-type="string">
            <text:p>2.10.12.5. Saṃsaṭṭhavāra</text:p>
          </table:table-cell>
          <table:table-cell office:value-type="string" calcext:value-type="string">
            <text:p>&lt;h3&gt;{}&lt;/h3&gt;</text:p>
          </table:table-cell>
          <table:table-cell/>
        </table:table-row>
        <table:table-row table:style-name="ro1">
          <table:table-cell office:value-type="string" calcext:value-type="string">
            <text:p>patthana2.10:832.0.2</text:p>
          </table:table-cell>
          <table:table-cell office:value-type="string" calcext:value-type="string">
            <text:p>2.10.12.5.1–4 Paccayānulomādi</text:p>
          </table:table-cell>
          <table:table-cell office:value-type="string" calcext:value-type="string">
            <text:p>&lt;h4&gt;{}&lt;/h4&gt;</text:p>
          </table:table-cell>
          <table:table-cell/>
        </table:table-row>
        <table:table-row table:style-name="ro1">
          <table:table-cell office:value-type="string" calcext:value-type="string">
            <text:p>patthana2.10:832.1</text:p>
          </table:table-cell>
          <table:table-cell office:value-type="string" calcext:value-type="string">
            <text:p>Ajjhattikaṃ dhammaṃ saṃsaṭṭho bāhiro dhammo uppajjati hetupaccayā—cittaṃ saṃsaṭṭhā sampayuttakā khandhā; paṭisandhikkhaṇe cittaṃ saṃsaṭṭhā sampayuttakā khandhā. (1)</text:p>
          </table:table-cell>
          <table:table-cell office:value-type="string" calcext:value-type="string">
            <text:p>&lt;p&gt;{}&lt;/p&gt;</text:p>
          </table:table-cell>
          <table:table-cell office:value-type="string" calcext:value-type="string">
            <text:p>dr43.169, ms38P2_3148, msdiv339, sc832</text:p>
          </table:table-cell>
        </table:table-row>
        <table:table-row table:style-name="ro1">
          <table:table-cell office:value-type="string" calcext:value-type="string">
            <text:p>patthana2.10:833.1</text:p>
          </table:table-cell>
          <table:table-cell office:value-type="string" calcext:value-type="string">
            <text:p>Bāhiraṃ dhammaṃ saṃsaṭṭho bāhiro dhammo uppajjati hetupaccayā—bāhiraṃ ekaṃ khandhaṃ saṃsaṭṭhā dve khandhā, dve khandhe …pe… paṭisandhikkhaṇe …pe…. Bāhiraṃ dhammaṃ saṃsaṭṭho ajjhattiko dhammo uppajjati hetupaccayā—bāhire khandhe saṃsaṭṭhaṃ cittaṃ; paṭisandhikkhaṇe …pe…. Bāhiraṃ dhammaṃ saṃsaṭṭho ajjhattiko ca bāhiro ca dhammā uppajjanti hetupaccayā—bāhiraṃ ekaṃ khandhaṃ saṃsaṭṭhā dve khandhā cittañca, dve khandhe …pe… paṭisandhikkhaṇe …pe…. (3)</text:p>
          </table:table-cell>
          <table:table-cell office:value-type="string" calcext:value-type="string">
            <text:p>&lt;p&gt;{}&lt;/p&gt;</text:p>
          </table:table-cell>
          <table:table-cell office:value-type="string" calcext:value-type="string">
            <text:p>bj51.1007, ms38P2_3149, sc833</text:p>
          </table:table-cell>
        </table:table-row>
        <table:table-row table:style-name="ro1">
          <table:table-cell office:value-type="string" calcext:value-type="string">
            <text:p>patthana2.10:834.1</text:p>
          </table:table-cell>
          <table:table-cell office:value-type="string" calcext:value-type="string">
            <text:p>Ajjhattikañca bāhirañca dhammaṃ saṃsaṭṭho bāhiro dhammo uppajjati hetupaccayā— bāhiraṃ ekaṃ khandhañca cittañca saṃsaṭṭhā dve khandhā, dve khandhe …pe… paṭisandhikkhaṇe …pe… (Saṃkhittaṃ.) Hetuyā pañca, ārammaṇe pañca, adhipatiyā pañca (sabbattha pañca), avigate pañca. (Anulomaṃ.)</text:p>
          </table:table-cell>
          <table:table-cell office:value-type="string" calcext:value-type="string">
            <text:p>&lt;p&gt;{}&lt;/p&gt;</text:p>
          </table:table-cell>
          <table:table-cell office:value-type="string" calcext:value-type="string">
            <text:p>csp1ed38.501, csp2ed38.501, ms38P2_3150, ndp39.144, sc834, vri122.619</text:p>
          </table:table-cell>
        </table:table-row>
        <table:table-row table:style-name="ro1">
          <table:table-cell office:value-type="string" calcext:value-type="string">
            <text:p>patthana2.10:835.1</text:p>
          </table:table-cell>
          <table:table-cell office:value-type="string" calcext:value-type="string">
            <text:p>Ajjhattikaṃ dhammaṃ saṃsaṭṭho bāhiro dhammo uppajjati nahetupaccayā. (Evaṃ pañca kātabbā, tīṇiyeva moho.)</text:p>
          </table:table-cell>
          <table:table-cell office:value-type="string" calcext:value-type="string">
            <text:p>&lt;p&gt;{}&lt;/p&gt;</text:p>
          </table:table-cell>
          <table:table-cell office:value-type="string" calcext:value-type="string">
            <text:p>ms38P2_3151, sc835</text:p>
          </table:table-cell>
        </table:table-row>
        <table:table-row table:style-name="ro1">
          <table:table-cell office:value-type="string" calcext:value-type="string">
            <text:p>patthana2.10:836.1</text:p>
          </table:table-cell>
          <table:table-cell office:value-type="string" calcext:value-type="string">
            <text:p>Nahetuyā pañca, naadhipatiyā pañca, napurejāte pañca, napacchājāte pañca, naāsevane pañca, nakamme tīṇi, navipāke pañca, najhāne pañca, namagge pañca, navippayutte pañca. (Paccanīyaṃ.)</text:p>
          </table:table-cell>
          <table:table-cell office:value-type="string" calcext:value-type="string">
            <text:p>&lt;p&gt;{}&lt;/p&gt;</text:p>
          </table:table-cell>
          <table:table-cell office:value-type="string" calcext:value-type="string">
            <text:p>ms38P2_3152, sc836, sya43.161</text:p>
          </table:table-cell>
        </table:table-row>
        <table:table-row table:style-name="ro1">
          <table:table-cell office:value-type="string" calcext:value-type="string">
            <text:p>patthana2.10:837.0</text:p>
          </table:table-cell>
          <table:table-cell office:value-type="string" calcext:value-type="string">
            <text:p>2.10.12.6. Sampayuttavāra</text:p>
          </table:table-cell>
          <table:table-cell office:value-type="string" calcext:value-type="string">
            <text:p>&lt;h3&gt;{}&lt;/h3&gt;</text:p>
          </table:table-cell>
          <table:table-cell/>
        </table:table-row>
        <table:table-row table:style-name="ro1">
          <table:table-cell office:value-type="string" calcext:value-type="string">
            <text:p>patthana2.10:837.1</text:p>
          </table:table-cell>
          <table:table-cell office:value-type="string" calcext:value-type="string">
            <text:p>Evaṃ itare dve gaṇanāpi sampayuttavāropi kātabbo.</text:p>
          </table:table-cell>
          <table:table-cell office:value-type="string" calcext:value-type="string">
            <text:p>&lt;p class='pe'&gt;{}&lt;/p&gt;</text:p>
          </table:table-cell>
          <table:table-cell office:value-type="string" calcext:value-type="string">
            <text:p>ms38P2_3153, sc837</text:p>
          </table:table-cell>
        </table:table-row>
        <table:table-row table:style-name="ro1">
          <table:table-cell office:value-type="string" calcext:value-type="string">
            <text:p>patthana2.10:838.0.1</text:p>
          </table:table-cell>
          <table:table-cell office:value-type="string" calcext:value-type="string">
            <text:p>2.10.12.7. Pañhāvāra</text:p>
          </table:table-cell>
          <table:table-cell office:value-type="string" calcext:value-type="string">
            <text:p>&lt;h3&gt;{}&lt;/h3&gt;</text:p>
          </table:table-cell>
          <table:table-cell/>
        </table:table-row>
        <table:table-row table:style-name="ro1">
          <table:table-cell office:value-type="string" calcext:value-type="string">
            <text:p>patthana2.10:838.0.2</text:p>
          </table:table-cell>
          <table:table-cell office:value-type="string" calcext:value-type="string">
            <text:p>2.10.12.7.1. Paccayānuloma</text:p>
          </table:table-cell>
          <table:table-cell office:value-type="string" calcext:value-type="string">
            <text:p>&lt;h4&gt;{}&lt;/h4&gt;</text:p>
          </table:table-cell>
          <table:table-cell/>
        </table:table-row>
        <table:table-row table:style-name="ro1">
          <table:table-cell office:value-type="string" calcext:value-type="string">
            <text:p>patthana2.10:838.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838.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838.1</text:p>
          </table:table-cell>
          <table:table-cell office:value-type="string" calcext:value-type="string">
            <text:p>Bāhiro dhammo bāhirassa dhammassa hetupaccayena paccayo—bāhirā hetū sampayuttakānaṃ khandhānaṃ cittasamuṭṭhānānañca rūpānaṃ hetupaccayena paccayo— paṭisandhikkhaṇe bāhirā hetū sampayuttakānaṃ khandhānaṃ bāhirānañca kaṭattārūpānaṃ hetupaccayena paccayo. (1)</text:p>
          </table:table-cell>
          <table:table-cell office:value-type="string" calcext:value-type="string">
            <text:p>&lt;p&gt;{}&lt;/p&gt;</text:p>
          </table:table-cell>
          <table:table-cell office:value-type="string" calcext:value-type="string">
            <text:p>cck38.121, dr43.170, ms38P2_3154, msdiv340, sc838</text:p>
          </table:table-cell>
        </table:table-row>
        <table:table-row table:style-name="ro1">
          <table:table-cell office:value-type="string" calcext:value-type="string">
            <text:p>patthana2.10:839.1</text:p>
          </table:table-cell>
          <table:table-cell office:value-type="string" calcext:value-type="string">
            <text:p>Bāhiro dhammo ajjhattikassa dhammassa hetupaccayena paccayo—bāhirā hetū cittassa hetupaccayena paccayo; paṭisandhikkhaṇe bāhirā hetū cittassa ajjhattikānañca kaṭattārūpānaṃ hetupaccayena paccayo. (2)</text:p>
          </table:table-cell>
          <table:table-cell office:value-type="string" calcext:value-type="string">
            <text:p>&lt;p&gt;{}&lt;/p&gt;</text:p>
          </table:table-cell>
          <table:table-cell office:value-type="string" calcext:value-type="string">
            <text:p>ms38P2_3155, sc839, vri122.620</text:p>
          </table:table-cell>
        </table:table-row>
        <table:table-row table:style-name="ro1">
          <table:table-cell office:value-type="string" calcext:value-type="string">
            <text:p>patthana2.10:840.1</text:p>
          </table:table-cell>
          <table:table-cell office:value-type="string" calcext:value-type="string">
            <text:p>Bāhiro dhammo ajjhattikassa ca bāhirassa ca dhammassa hetupaccayena paccayo— bāhirā hetū sampayuttakānaṃ khandhānaṃ cittassa ca cittasamuṭṭhānānañca rūpānaṃ hetupaccayena paccayo; paṭisandhikkhaṇe bāhirā hetū sampayuttakānaṃ khandhānaṃ cittassa ca ajjhattikānañca bāhirānañca kaṭattārūpānaṃ hetupaccayena paccayo. (3)</text:p>
          </table:table-cell>
          <table:table-cell office:value-type="string" calcext:value-type="string">
            <text:p>&lt;p&gt;{}&lt;/p&gt;</text:p>
          </table:table-cell>
          <table:table-cell office:value-type="string" calcext:value-type="string">
            <text:p>ms38P2_3156, sc840</text:p>
          </table:table-cell>
        </table:table-row>
        <table:table-row table:style-name="ro1">
          <table:table-cell office:value-type="string" calcext:value-type="string">
            <text:p>patthana2.10:841.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841.1</text:p>
          </table:table-cell>
          <table:table-cell office:value-type="string" calcext:value-type="string">
            <text:p>Ajjhattiko dhammo ajjhattikassa dhammassa ārammaṇapaccayena paccayo—cittaṃ ārabbha cittaṃ uppajjati. (Mūlaṃ pucchitabbaṃ.) Cittaṃ ārabbha bāhirā khandhā uppajjanti. (Mūlaṃ pucchitabbaṃ.) Cittaṃ ārabbha cittañca sampayuttakā ca khandhā uppajjanti. (3)</text:p>
          </table:table-cell>
          <table:table-cell office:value-type="string" calcext:value-type="string">
            <text:p>&lt;p&gt;{}&lt;/p&gt;</text:p>
          </table:table-cell>
          <table:table-cell office:value-type="string" calcext:value-type="string">
            <text:p>csp1ed38.502, csp2ed38.502, ms38P2_3157, msdiv341, ndp39.145, sc841, sya43.162</text:p>
          </table:table-cell>
        </table:table-row>
        <table:table-row table:style-name="ro1">
          <table:table-cell office:value-type="string" calcext:value-type="string">
            <text:p>patthana2.10:842.1</text:p>
          </table:table-cell>
          <table:table-cell office:value-type="string" calcext:value-type="string">
            <text:p>Bāhiro dhammo bāhirassa dhammassa ārammaṇapaccayena paccayo—dānaṃ …pe… sīlaṃ …pe… uposathakammaṃ katvā taṃ paccavekkhati assādeti abhinandati, taṃ ārabbha rāgo …pe… domanassaṃ uppajjati; pubbe suciṇṇāni paccavekkhati, jhānā vuṭṭhahitvā jhānaṃ …pe… ariyā maggā vuṭṭhahitvā maggaṃ …pe… phalaṃ …pe… nibbānaṃ paccavekkhanti … nibbānaṃ gotrabhussa, vodānassa, maggassa, phalassa, āvajjanāya ārammaṇapaccayena paccayo. Ariyā bāhire pahīne kilese paccavekkhanti, vikkhambhite kilese …pe… pubbe samudāciṇṇe kilese jānanti, rūpe …pe… vatthuṃ bāhire khandhe aniccato …pe… domanassaṃ uppajjati; dibbena cakkhunā rūpaṃ passati, dibbāya sotadhātuyā saddaṃ suṇāti. Cetopariyañāṇena bāhiracittasamaṅgissa cittaṃ jānāti, ākāsānañcāyatanaṃ viññāṇañcāyatanassa …pe… ākiñcaññāyatanaṃ nevasaññānāsaññāyatanassa …pe… rūpāyatanaṃ cakkhuviññāṇasahagatānaṃ khandhānaṃ ārammaṇapaccayena paccayo …pe… phoṭṭhabbāyatanaṃ …pe… bāhirā khandhā iddhividhañāṇassa, cetopariyañāṇassa, pubbenivāsānussatiñāṇassa, yathākammūpagañāṇassa, anāgataṃsañāṇassa, āvajjanāya ārammaṇapaccayena paccayo. (1)</text:p>
          </table:table-cell>
          <table:table-cell office:value-type="string" calcext:value-type="string">
            <text:p>&lt;p&gt;{}&lt;/p&gt;</text:p>
          </table:table-cell>
          <table:table-cell office:value-type="string" calcext:value-type="string">
            <text:p>cck38.122, dr43.171, ms38P2_3158, sc842, vri122.621</text:p>
          </table:table-cell>
        </table:table-row>
        <table:table-row table:style-name="ro1">
          <table:table-cell office:value-type="string" calcext:value-type="string">
            <text:p>patthana2.10:843.1</text:p>
          </table:table-cell>
          <table:table-cell office:value-type="string" calcext:value-type="string">
            <text:p>Bāhiro dhammo ajjhattikassa dhammassa ārammaṇapaccayena paccayo—dānaṃ …pe… sīlaṃ …pe… uposathakammaṃ katvā taṃ paccavekkhati assādeti abhinandati, taṃ ārabbha cittaṃ uppajjati. Pubbe suciṇṇāni …pe… jhānaṃ …pe… (saṃkhittaṃ, sabbaṃ kātabbaṃ) pubbe samudāciṇṇe …pe… rūpe …pe… vatthuṃ bāhire khandhe aniccato …pe… vipassati, assādeti abhinandati, taṃ ārabbha cittaṃ uppajjati. Dibbena cakkhunā rūpaṃ passati …pe… rūpāyatanaṃ cakkhuviññāṇassa …pe… phoṭṭhabbāyatanaṃ …pe… bāhirā khandhā iddhividhañāṇassa, cetopariyañāṇassa, pubbenivāsānussatiñāṇassa, yathākammūpagañāṇassa, anāgataṃsañāṇassa, āvajjanāya ārammaṇapaccayena paccayo. (3)</text:p>
          </table:table-cell>
          <table:table-cell office:value-type="string" calcext:value-type="string">
            <text:p>&lt;p&gt;{}&lt;/p&gt;</text:p>
          </table:table-cell>
          <table:table-cell office:value-type="string" calcext:value-type="string">
            <text:p>bj51.1008, ms38P2_3159, ndp39.146, sc843, sya43.163</text:p>
          </table:table-cell>
        </table:table-row>
        <table:table-row table:style-name="ro1">
          <table:table-cell office:value-type="string" calcext:value-type="string">
            <text:p>patthana2.10:844.1</text:p>
          </table:table-cell>
          <table:table-cell office:value-type="string" calcext:value-type="string">
            <text:p>Bāhiro dhammo ajjhattikassa ca bāhirassa ca dhammassa ārammaṇapaccayena paccayo—dānaṃ …pe… sīlaṃ …pe… uposathakammaṃ katvā taṃ paccavekkhati assādeti abhinandati, taṃ ārabbha cittañca sampayuttakā ca khandhā uppajjanti (saṃkhittaṃ, sabbaṃ kātabbaṃ). Bāhire khandhe aniccato …pe… vipassati, assādeti abhinandati, taṃ ārabbha cittañca sampayuttakā ca khandhā uppajjanti. Dibbena cakkhunā rūpaṃ passati …pe… rūpāyatanaṃ cakkhuviññāṇassa ca sampayuttakānañca khandhānaṃ …pe… phoṭṭhabbāyatanaṃ …pe… bāhirā khandhā iddhividhañāṇassa, cetopariyañāṇassa, pubbenivāsānussatiñāṇassa, yathākammūpagañāṇassa, anāgataṃsañāṇassa, āvajjanāya ārammaṇapaccayena paccayo. (3)</text:p>
          </table:table-cell>
          <table:table-cell office:value-type="string" calcext:value-type="string">
            <text:p>&lt;p&gt;{}&lt;/p&gt;</text:p>
          </table:table-cell>
          <table:table-cell office:value-type="string" calcext:value-type="string">
            <text:p>cck38.123, csp1ed38.503, csp2ed38.503, dr43.172, ms38P2_3160, sc844</text:p>
          </table:table-cell>
        </table:table-row>
        <table:table-row table:style-name="ro1">
          <table:table-cell office:value-type="string" calcext:value-type="string">
            <text:p>patthana2.10:845.1</text:p>
          </table:table-cell>
          <table:table-cell office:value-type="string" calcext:value-type="string">
            <text:p>Ajjhattiko ca bāhiro ca dhammā ajjhattikassa dhammassa ārammaṇapaccayena paccayo … tīṇi.</text:p>
          </table:table-cell>
          <table:table-cell office:value-type="string" calcext:value-type="string">
            <text:p>&lt;p&gt;{}&lt;/p&gt;</text:p>
          </table:table-cell>
          <table:table-cell office:value-type="string" calcext:value-type="string">
            <text:p>ms38P2_3161, sc845</text:p>
          </table:table-cell>
        </table:table-row>
        <table:table-row table:style-name="ro1">
          <table:table-cell office:value-type="string" calcext:value-type="string">
            <text:p>patthana2.10:846.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0:846.1</text:p>
          </table:table-cell>
          <table:table-cell office:value-type="string" calcext:value-type="string">
            <text:p>Ajjhattiko dhammo ajjhattikassa dhammassa adhipatipaccayena paccayo. **Ārammaṇādhipati**—cittaṃ garuṃ katvā cittaṃ uppajjati. (1)</text:p>
          </table:table-cell>
          <table:table-cell office:value-type="string" calcext:value-type="string">
            <text:p>&lt;p&gt;{}&lt;/p&gt;</text:p>
          </table:table-cell>
          <table:table-cell office:value-type="string" calcext:value-type="string">
            <text:p>ms38P2_3162, msdiv342, sc846, sya43.164</text:p>
          </table:table-cell>
        </table:table-row>
        <table:table-row table:style-name="ro1">
          <table:table-cell office:value-type="string" calcext:value-type="string">
            <text:p>patthana2.10:847.1</text:p>
          </table:table-cell>
          <table:table-cell office:value-type="string" calcext:value-type="string">
            <text:p>Ajjhattiko dhammo bāhirassa dhammassa adhipatipaccayena paccayo— ārammaṇādhipati, sahajātādhipati. **Ārammaṇādhipati**—cittaṃ garuṃ katvā bāhirā khandhā uppajjanti. **Sahajātādhipati**—cittādhipati sampayuttakānaṃ khandhānaṃ cittasamuṭṭhānānañca rūpānaṃ adhipatipaccayena paccayo. (Mūlaṃ.) **Ārammaṇādhipati**—ajjhattikaṃ cittaṃ garuṃ katvā cittañca sampayuttakā ca khandhā uppajjanti. (3)</text:p>
          </table:table-cell>
          <table:table-cell office:value-type="string" calcext:value-type="string">
            <text:p>&lt;p&gt;{}&lt;/p&gt;</text:p>
          </table:table-cell>
          <table:table-cell office:value-type="string" calcext:value-type="string">
            <text:p>ms38P2_3163, sc847, vri122.622</text:p>
          </table:table-cell>
        </table:table-row>
        <table:table-row table:style-name="ro1">
          <table:table-cell office:value-type="string" calcext:value-type="string">
            <text:p>patthana2.10:848.1</text:p>
          </table:table-cell>
          <table:table-cell office:value-type="string" calcext:value-type="string">
            <text:p>Bāhiro dhammo bāhirassa dhammassa adhipatipaccayena paccayo—ārammaṇādhipati, sahajātādhipati. Ārammaṇādhipati—dānaṃ datvā …pe… tīṇi. (Dve adhipatī tiṇṇampi kātabbā.) (3)</text:p>
          </table:table-cell>
          <table:table-cell office:value-type="string" calcext:value-type="string">
            <text:p>&lt;p&gt;{}&lt;/p&gt;</text:p>
          </table:table-cell>
          <table:table-cell office:value-type="string" calcext:value-type="string">
            <text:p>dr43.173, ms38P2_3164, ndp39.147, sc848</text:p>
          </table:table-cell>
        </table:table-row>
        <table:table-row table:style-name="ro1">
          <table:table-cell office:value-type="string" calcext:value-type="string">
            <text:p>patthana2.10:849.1</text:p>
          </table:table-cell>
          <table:table-cell office:value-type="string" calcext:value-type="string">
            <text:p>Ajjhattiko ca bāhiro ca dhammā ajjhattikassa dhammassa adhipatipaccayena paccayo … tīṇi. (Tiṇṇampi ekāyeva adhipati.)</text:p>
          </table:table-cell>
          <table:table-cell office:value-type="string" calcext:value-type="string">
            <text:p>&lt;p&gt;{}&lt;/p&gt;</text:p>
          </table:table-cell>
          <table:table-cell office:value-type="string" calcext:value-type="string">
            <text:p>ms38P2_3165, sc849</text:p>
          </table:table-cell>
        </table:table-row>
        <table:table-row table:style-name="ro1">
          <table:table-cell office:value-type="string" calcext:value-type="string">
            <text:p>patthana2.10:850.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0:850.1</text:p>
          </table:table-cell>
          <table:table-cell office:value-type="string" calcext:value-type="string">
            <text:p>Ajjhattiko dhammo ajjhattikassa dhammassa anantarapaccayena paccayo—purimaṃ purimaṃ cittaṃ pacchimassa pacchimassa cittassa anantarapaccayena paccayo … tīṇi.</text:p>
          </table:table-cell>
          <table:table-cell office:value-type="string" calcext:value-type="string">
            <text:p>&lt;p&gt;{}&lt;/p&gt;</text:p>
          </table:table-cell>
          <table:table-cell office:value-type="string" calcext:value-type="string">
            <text:p>csp1ed38.504, csp2ed38.504, ms38P2_3166, msdiv343, sc850</text:p>
          </table:table-cell>
        </table:table-row>
        <table:table-row table:style-name="ro1">
          <table:table-cell office:value-type="string" calcext:value-type="string">
            <text:p>patthana2.10:851.1</text:p>
          </table:table-cell>
          <table:table-cell office:value-type="string" calcext:value-type="string">
            <text:p>Bāhiro dhammo bāhirassa dhammassa anantarapaccayena paccayo—purimā purimā bāhirā khandhā pacchimānaṃ pacchimānaṃ khandhānaṃ anantarapaccayena paccayo; anulomaṃ gotrabhussa …pe… tīṇi. (Tiṇṇampi ekasadisā.)</text:p>
          </table:table-cell>
          <table:table-cell office:value-type="string" calcext:value-type="string">
            <text:p>&lt;p&gt;{}&lt;/p&gt;</text:p>
          </table:table-cell>
          <table:table-cell office:value-type="string" calcext:value-type="string">
            <text:p>ms38P2_3167, sc851</text:p>
          </table:table-cell>
        </table:table-row>
        <table:table-row table:style-name="ro1">
          <table:table-cell office:value-type="string" calcext:value-type="string">
            <text:p>patthana2.10:852.1</text:p>
          </table:table-cell>
          <table:table-cell office:value-type="string" calcext:value-type="string">
            <text:p>Ajjhattiko ca bāhiro ca dhammā ajjhattikassa dhammassa anantarapaccayena paccayo … tīṇi, samanantarapaccayena paccayo … nava, sahajātapaccayena paccayo … nava (paṭiccasadisā), aññamaññapaccayena paccayo … pañca (paṭiccasadisā), nissayapaccayena paccayo … nava. (Paccayavārasadisā.)</text:p>
          </table:table-cell>
          <table:table-cell office:value-type="string" calcext:value-type="string">
            <text:p>&lt;p&gt;{}&lt;/p&gt;</text:p>
          </table:table-cell>
          <table:table-cell office:value-type="string" calcext:value-type="string">
            <text:p>cck38.124, ms38P2_3168, sc852, sya43.165</text:p>
          </table:table-cell>
        </table:table-row>
        <table:table-row table:style-name="ro1">
          <table:table-cell office:value-type="string" calcext:value-type="string">
            <text:p>patthana2.10:853.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0:853.1</text:p>
          </table:table-cell>
          <table:table-cell office:value-type="string" calcext:value-type="string">
            <text:p>Ajjhattiko dhammo ajjhattikassa dhammassa upanissayapaccayena paccayo— ārammaṇūpanissayo, anantarūpanissayo, pakatūpanissayo …pe…. **Pakatūpanissayo**—cittaṃ cittassa upanissayapaccayena paccayo … tīṇi.</text:p>
          </table:table-cell>
          <table:table-cell office:value-type="string" calcext:value-type="string">
            <text:p>&lt;p&gt;{}&lt;/p&gt;</text:p>
          </table:table-cell>
          <table:table-cell office:value-type="string" calcext:value-type="string">
            <text:p>ms38P2_3169, msdiv344, sc853, vri122.623</text:p>
          </table:table-cell>
        </table:table-row>
        <table:table-row table:style-name="ro1">
          <table:table-cell office:value-type="string" calcext:value-type="string">
            <text:p>patthana2.10:854.1</text:p>
          </table:table-cell>
          <table:table-cell office:value-type="string" calcext:value-type="string">
            <text:p>Bāhiro dhammo bāhirassa dhammassa upanissayapaccayena paccayo— ārammaṇūpanissayo, anantarūpanissayo, pakatūpanissayo …pe…. **Pakatūpanissayo**—saddhaṃ upanissāya dānaṃ deti …pe… mānaṃ jappeti, diṭṭhiṃ gaṇhāti; sīlaṃ …pe… senāsanaṃ upanissāya dānaṃ deti …pe… saṃghaṃ bhindati; saddhā …pe… senāsanaṃ saddhāya …pe… phalasamāpattiyā upanissayapaccayena paccayo. (Tīṇipi pūretvā kātabbā, cittassāti kātabbā, sampayuttakānañcāti kātabbā.)</text:p>
          </table:table-cell>
          <table:table-cell office:value-type="string" calcext:value-type="string">
            <text:p>&lt;p&gt;{}&lt;/p&gt;</text:p>
          </table:table-cell>
          <table:table-cell office:value-type="string" calcext:value-type="string">
            <text:p>bj51.1009, dr43.174, ms38P2_3170, ndp39.148, sc854</text:p>
          </table:table-cell>
        </table:table-row>
        <table:table-row table:style-name="ro1">
          <table:table-cell office:value-type="string" calcext:value-type="string">
            <text:p>patthana2.10:855.1</text:p>
          </table:table-cell>
          <table:table-cell office:value-type="string" calcext:value-type="string">
            <text:p>Ajjhattiko ca bāhiro ca dhammā ajjhattikassa dhammassa upanissayapaccayena paccayo … tīṇi.</text:p>
          </table:table-cell>
          <table:table-cell office:value-type="string" calcext:value-type="string">
            <text:p>&lt;p&gt;{}&lt;/p&gt;</text:p>
          </table:table-cell>
          <table:table-cell office:value-type="string" calcext:value-type="string">
            <text:p>ms38P2_3171, sc855</text:p>
          </table:table-cell>
        </table:table-row>
        <table:table-row table:style-name="ro1">
          <table:table-cell office:value-type="string" calcext:value-type="string">
            <text:p>patthana2.10:856.0</text:p>
          </table:table-cell>
          <table:table-cell office:value-type="string" calcext:value-type="string">
            <text:p>Purejāta</text:p>
          </table:table-cell>
          <table:table-cell office:value-type="string" calcext:value-type="string">
            <text:p>&lt;h6&gt;{}&lt;/h6&gt;</text:p>
          </table:table-cell>
          <table:table-cell/>
        </table:table-row>
        <table:table-row table:style-name="ro1">
          <table:table-cell office:value-type="string" calcext:value-type="string">
            <text:p>patthana2.10:856.1</text:p>
          </table:table-cell>
          <table:table-cell office:value-type="string" calcext:value-type="string">
            <text:p>Ajjhattiko dhammo ajjhattikassa dhammassa purejātapaccayena paccayo— ārammaṇapurejātaṃ, vatthupurejātaṃ. **Ārammaṇapurejātaṃ**—cakkhuṃ …pe… kāyaṃ aniccato …pe… vipassati, assādeti abhinandati, taṃ ārabbha cittaṃ uppajjati. **Vatthupurejātaṃ**—cakkhāyatanaṃ cakkhuviññāṇassa …pe… kāyāyatanaṃ kāyaviññāṇassa purejātapaccayena paccayo. (1)</text:p>
          </table:table-cell>
          <table:table-cell office:value-type="string" calcext:value-type="string">
            <text:p>&lt;p&gt;{}&lt;/p&gt;</text:p>
          </table:table-cell>
          <table:table-cell office:value-type="string" calcext:value-type="string">
            <text:p>csp1ed38.505, csp2ed38.505, ms38P2_3172, msdiv345, sc856, sya43.166</text:p>
          </table:table-cell>
        </table:table-row>
        <table:table-row table:style-name="ro1">
          <table:table-cell office:value-type="string" calcext:value-type="string">
            <text:p>patthana2.10:857.1</text:p>
          </table:table-cell>
          <table:table-cell office:value-type="string" calcext:value-type="string">
            <text:p>Ajjhattiko dhammo bāhirassa dhammassa purejātapaccayena paccayo— ārammaṇapurejātaṃ, vatthupurejātaṃ. **Ārammaṇapurejātaṃ**—cakkhuṃ …pe… kāyaṃ aniccato …pe… vipassati, assādeti …pe… domanassaṃ uppajjati. **Vatthupurejātaṃ**—cakkhāyatanaṃ cakkhuviññāṇasahagatānaṃ khandhānaṃ …pe… kāyāyatanaṃ kāyaviññāṇasahagatānaṃ khandhānaṃ purejātapaccayena paccayo. (2)</text:p>
          </table:table-cell>
          <table:table-cell office:value-type="string" calcext:value-type="string">
            <text:p>&lt;p&gt;{}&lt;/p&gt;</text:p>
          </table:table-cell>
          <table:table-cell office:value-type="string" calcext:value-type="string">
            <text:p>ms38P2_3173, sc857</text:p>
          </table:table-cell>
        </table:table-row>
        <table:table-row table:style-name="ro1">
          <table:table-cell office:value-type="string" calcext:value-type="string">
            <text:p>patthana2.10:858.1</text:p>
          </table:table-cell>
          <table:table-cell office:value-type="string" calcext:value-type="string">
            <text:p>Ajjhattiko dhammo ajjhattikassa ca bāhirassa ca dhammassa purejātapaccayena paccayo—ārammaṇapurejātaṃ, vatthupurejātaṃ. **Ārammaṇapurejātaṃ**—cakkhuṃ …pe… kāyaṃ aniccato …pe… vipassati, taṃ ārabbha cittañca sampayuttakā khandhā ca uppajjanti. **Vatthupurejātaṃ**—cakkhāyatanaṃ cakkhuviññāṇassa sampayuttakānañca khandhānaṃ …pe… kāyāyatanaṃ kāyaviññāṇassa sampayuttakānañca khandhānaṃ purejātapaccayena paccayo. (3)</text:p>
          </table:table-cell>
          <table:table-cell office:value-type="string" calcext:value-type="string">
            <text:p>&lt;p&gt;{}&lt;/p&gt;</text:p>
          </table:table-cell>
          <table:table-cell office:value-type="string" calcext:value-type="string">
            <text:p>cck38.125, ms38P2_3174, sc858, vri122.624</text:p>
          </table:table-cell>
        </table:table-row>
        <table:table-row table:style-name="ro1">
          <table:table-cell office:value-type="string" calcext:value-type="string">
            <text:p>patthana2.10:859.1</text:p>
          </table:table-cell>
          <table:table-cell office:value-type="string" calcext:value-type="string">
            <text:p>Bāhiro dhammo bāhirassa dhammassa purejātapaccayena paccayo— ārammaṇapurejātaṃ, vatthupurejātaṃ. **Ārammaṇapurejātaṃ**—rūpe …pe… phoṭṭhabbe … vatthuṃ aniccato …pe… domanassaṃ uppajjati; dibbena cakkhunā rūpaṃ passati, dibbāya sotadhātuyā saddaṃ suṇāti. **Vatthupurejātaṃ**—vatthu bāhirānaṃ khandhānaṃ purejātapaccayena paccayo. (1)</text:p>
          </table:table-cell>
          <table:table-cell office:value-type="string" calcext:value-type="string">
            <text:p>&lt;p&gt;{}&lt;/p&gt;</text:p>
          </table:table-cell>
          <table:table-cell office:value-type="string" calcext:value-type="string">
            <text:p>dr43.175, ms38P2_3175, msdiv346, ndp39.149, sc859</text:p>
          </table:table-cell>
        </table:table-row>
        <table:table-row table:style-name="ro1">
          <table:table-cell office:value-type="string" calcext:value-type="string">
            <text:p>patthana2.10:860.1</text:p>
          </table:table-cell>
          <table:table-cell office:value-type="string" calcext:value-type="string">
            <text:p>Bāhiro dhammo ajjhattikassa dhammassa purejātapaccayena paccayo— ārammaṇapurejātaṃ, vatthupurejātaṃ. **Ārammaṇapurejātaṃ**—rūpe …pe… phoṭṭhabbe … vatthuṃ aniccato …pe… taṃ ārabbha cittaṃ uppajjati. Dibbena cakkhunā rūpaṃ passati, dibbāya sotadhātuyā saddaṃ suṇāti. **Vatthupurejātaṃ**—vatthu cittassa purejātapaccayena paccayo. (2)</text:p>
          </table:table-cell>
          <table:table-cell office:value-type="string" calcext:value-type="string">
            <text:p>&lt;p&gt;{}&lt;/p&gt;</text:p>
          </table:table-cell>
          <table:table-cell office:value-type="string" calcext:value-type="string">
            <text:p>ms38P2_3176, sc860</text:p>
          </table:table-cell>
        </table:table-row>
        <table:table-row table:style-name="ro1">
          <table:table-cell office:value-type="string" calcext:value-type="string">
            <text:p>patthana2.10:861.1</text:p>
          </table:table-cell>
          <table:table-cell office:value-type="string" calcext:value-type="string">
            <text:p>Bāhiro dhammo ajjhattikassa ca bāhirassa ca dhammassa purejātapaccayena paccayo—ārammaṇapurejātaṃ, vatthupurejātaṃ. **Ārammaṇapurejātaṃ**—rūpe …pe… phoṭṭhabbe … vatthuṃ aniccato …pe… taṃ ārabbha cittañca sampayuttakā khandhā ca uppajjanti. Dibbena cakkhunā rūpaṃ passati, dibbāya sotadhātuyā saddaṃ suṇāti. **Vatthupurejātaṃ**—vatthu cittassa sampayuttakānañca khandhānaṃ purejātapaccayena paccayo. (3)</text:p>
          </table:table-cell>
          <table:table-cell office:value-type="string" calcext:value-type="string">
            <text:p>&lt;p&gt;{}&lt;/p&gt;</text:p>
          </table:table-cell>
          <table:table-cell office:value-type="string" calcext:value-type="string">
            <text:p>csp1ed38.506, csp2ed38.506, ms38P2_3177, sc861, sya43.167</text:p>
          </table:table-cell>
        </table:table-row>
        <table:table-row table:style-name="ro1">
          <table:table-cell office:value-type="string" calcext:value-type="string">
            <text:p>patthana2.10:862.1</text:p>
          </table:table-cell>
          <table:table-cell office:value-type="string" calcext:value-type="string">
            <text:p>Ajjhattiko ca bāhiro ca dhammā ajjhattikassa dhammassa purejātapaccayena paccayo— **ārammaṇapurejātaṃ, vatthupurejātaṃ**. Cakkhāyatanañca vatthu ca cittassa …pe… kāyāyatanañca vatthu ca cittassa purejātapaccayena paccayo; rūpāyatanañca cakkhāyatanañca cakkhuviññāṇassa …pe… phoṭṭhabbāyatanañca kāyāyatanañca kāyaviññāṇassa purejātapaccayena paccayo. (1)</text:p>
          </table:table-cell>
          <table:table-cell office:value-type="string" calcext:value-type="string">
            <text:p>&lt;p&gt;{}&lt;/p&gt;</text:p>
          </table:table-cell>
          <table:table-cell office:value-type="string" calcext:value-type="string">
            <text:p>ms38P2_3178, msdiv347, sc862</text:p>
          </table:table-cell>
        </table:table-row>
        <table:table-row table:style-name="ro1">
          <table:table-cell office:value-type="string" calcext:value-type="string">
            <text:p>patthana2.10:863.1</text:p>
          </table:table-cell>
          <table:table-cell office:value-type="string" calcext:value-type="string">
            <text:p>Ajjhattiko ca bāhiro ca dhammā bāhirassa dhammassa purejātapaccayena paccayo— **ārammaṇapurejātaṃ, vatthupurejātaṃ**. Cakkhāyatanañca vatthu ca bāhirānaṃ khandhānaṃ purejātapaccayena paccayo …pe… kāyāyatanañca vatthu ca bāhirānaṃ khandhānaṃ purejātapaccayena paccayo; rūpāyatanañca cakkhāyatanañca cakkhuviññāṇasahagatānaṃ khandhānaṃ purejātapaccayena paccayo …pe… phoṭṭhabbāyatanañca kāyāyatanañca kāyaviññāṇasahagatānaṃ khandhānaṃ purejātapaccayena paccayo. (2)</text:p>
          </table:table-cell>
          <table:table-cell office:value-type="string" calcext:value-type="string">
            <text:p>&lt;p&gt;{}&lt;/p&gt;</text:p>
          </table:table-cell>
          <table:table-cell office:value-type="string" calcext:value-type="string">
            <text:p>cck38.126, dr43.176, ms38P2_3179, sc863, vri122.625</text:p>
          </table:table-cell>
        </table:table-row>
        <table:table-row table:style-name="ro1">
          <table:table-cell office:value-type="string" calcext:value-type="string">
            <text:p>patthana2.10:864.1</text:p>
          </table:table-cell>
          <table:table-cell office:value-type="string" calcext:value-type="string">
            <text:p>Ajjhattiko ca bāhiro ca dhammā ajjhattikassa ca bāhirassa ca dhammassa purejātapaccayena paccayo— **ārammaṇapurejātaṃ, vatthupurejātaṃ**. Cakkhāyatanañca vatthu ca cittassa sampayuttakānañca khandhānaṃ purejātapaccayena paccayo …pe… kāyāyatanañca vatthu ca …pe… rūpāyatanañca cakkhāyatanañca cakkhuviññāṇassa sampayuttakānañca khandhānaṃ purejātapaccayena paccayo …pe… phoṭṭhabbāyatanañca …pe…. (3)</text:p>
          </table:table-cell>
          <table:table-cell office:value-type="string" calcext:value-type="string">
            <text:p>&lt;p&gt;{}&lt;/p&gt;</text:p>
          </table:table-cell>
          <table:table-cell office:value-type="string" calcext:value-type="string">
            <text:p>ms38P2_3180, ndp39.150, sc864, sya43.168</text:p>
          </table:table-cell>
        </table:table-row>
        <table:table-row table:style-name="ro1">
          <table:table-cell office:value-type="string" calcext:value-type="string">
            <text:p>patthana2.10:865.0</text:p>
          </table:table-cell>
          <table:table-cell office:value-type="string" calcext:value-type="string">
            <text:p>Pacchājātāsevana</text:p>
          </table:table-cell>
          <table:table-cell office:value-type="string" calcext:value-type="string">
            <text:p>&lt;h6&gt;{}&lt;/h6&gt;</text:p>
          </table:table-cell>
          <table:table-cell/>
        </table:table-row>
        <table:table-row table:style-name="ro1">
          <table:table-cell office:value-type="string" calcext:value-type="string">
            <text:p>patthana2.10:865.1</text:p>
          </table:table-cell>
          <table:table-cell office:value-type="string" calcext:value-type="string">
            <text:p>Ajjhattiko dhammo ajjhattikassa dhammassa pacchājātapaccayena paccayo— pacchājātā ajjhattikā khandhā purejātassa imassa ajjhattikassa kāyassa pacchājātapaccayena paccayo. (Mūlaṃ kātabbaṃ.) Pacchājātā ajjhattikā khandhā purejātassa imassa bāhirassa kāyassa pacchājātapaccayena paccayo. (Mūlaṃ kātabbaṃ.) Pacchājātā ajjhattikā khandhā purejātassa imassa ajjhattikassa ca bāhirassa ca kāyassa pacchājātapaccayena paccayo (evaṃ navapi pañhā kātabbā), āsevanapaccayena paccayo. (Nava pañhā kātabbā.)</text:p>
          </table:table-cell>
          <table:table-cell office:value-type="string" calcext:value-type="string">
            <text:p>&lt;p&gt;{}&lt;/p&gt;</text:p>
          </table:table-cell>
          <table:table-cell office:value-type="string" calcext:value-type="string">
            <text:p>bj51.1010, csp1ed38.507, csp2ed38.507, ms38P2_3181, msdiv348, sc865</text:p>
          </table:table-cell>
        </table:table-row>
        <table:table-row table:style-name="ro1">
          <table:table-cell office:value-type="string" calcext:value-type="string">
            <text:p>patthana2.10:866.0</text:p>
          </table:table-cell>
          <table:table-cell office:value-type="string" calcext:value-type="string">
            <text:p>Kamma-vipāka</text:p>
          </table:table-cell>
          <table:table-cell office:value-type="string" calcext:value-type="string">
            <text:p>&lt;h6&gt;{}&lt;/h6&gt;</text:p>
          </table:table-cell>
          <table:table-cell/>
        </table:table-row>
        <table:table-row table:style-name="ro1">
          <table:table-cell office:value-type="string" calcext:value-type="string">
            <text:p>patthana2.10:866.1</text:p>
          </table:table-cell>
          <table:table-cell office:value-type="string" calcext:value-type="string">
            <text:p>Bāhiro dhammo bāhirassa dhammassa kammapaccayena paccayo—sahajātā, nānākkhaṇikā. **Sahajātā**—bāhirā cetanā sampayuttakānaṃ khandhānaṃ cittasamuṭṭhānānañca rūpānaṃ kammapaccayena paccayo; paṭisandhikkhaṇe …pe…. **Nānākkhaṇikā**—bāhirā cetanā vipākānaṃ bāhirānaṃ khandhānaṃ kaṭattā ca rūpānaṃ kammapaccayena paccayo. (1)</text:p>
          </table:table-cell>
          <table:table-cell office:value-type="string" calcext:value-type="string">
            <text:p>&lt;p&gt;{}&lt;/p&gt;</text:p>
          </table:table-cell>
          <table:table-cell office:value-type="string" calcext:value-type="string">
            <text:p>dr43.177, ms38P2_3182, msdiv349, sc866</text:p>
          </table:table-cell>
        </table:table-row>
        <table:table-row table:style-name="ro1">
          <table:table-cell office:value-type="string" calcext:value-type="string">
            <text:p>patthana2.10:867.1</text:p>
          </table:table-cell>
          <table:table-cell office:value-type="string" calcext:value-type="string">
            <text:p>Bāhiro dhammo ajjhattikassa dhammassa kammapaccayena paccayo—sahajātā, nānākkhaṇikā. **Sahajātā**—bāhirā cetanā cittassa kammapaccayena paccayo; paṭisandhikkhaṇe …pe…. **Nānākkhaṇikā**—bāhirā cetanā vipākassa cittassa ajjhattikānañca kaṭattārūpānaṃ kammapaccayena paccayo. (2)</text:p>
          </table:table-cell>
          <table:table-cell office:value-type="string" calcext:value-type="string">
            <text:p>&lt;p&gt;{}&lt;/p&gt;</text:p>
          </table:table-cell>
          <table:table-cell office:value-type="string" calcext:value-type="string">
            <text:p>cck38.127, ms38P2_3183, sc867, vri122.626</text:p>
          </table:table-cell>
        </table:table-row>
        <table:table-row table:style-name="ro1">
          <table:table-cell office:value-type="string" calcext:value-type="string">
            <text:p>patthana2.10:868.1</text:p>
          </table:table-cell>
          <table:table-cell office:value-type="string" calcext:value-type="string">
            <text:p>Bāhiro dhammo ajjhattikassa ca bāhirassa ca dhammassa kammapaccayena paccayo— sahajātā, nānākkhaṇikā. **Sahajātā**—bāhirā cetanā sampayuttakānaṃ khandhānaṃ cittassa ca cittasamuṭṭhānānañca rūpānaṃ kammapaccayena paccayo; paṭisandhikkhaṇe …pe…. **Nānākkhaṇikā**—bāhirā cetanā vipākānaṃ khandhānaṃ cittassa ca ajjhattikānañca bāhirānañca kaṭattārūpānaṃ kammapaccayena paccayo. (3) Vipākapaccayena paccayo … nava.</text:p>
          </table:table-cell>
          <table:table-cell office:value-type="string" calcext:value-type="string">
            <text:p>&lt;p&gt;{}&lt;/p&gt;</text:p>
          </table:table-cell>
          <table:table-cell office:value-type="string" calcext:value-type="string">
            <text:p>ms38P2_3184, ndp39.151, sc868, sya43.169</text:p>
          </table:table-cell>
        </table:table-row>
        <table:table-row table:style-name="ro1">
          <table:table-cell office:value-type="string" calcext:value-type="string">
            <text:p>patthana2.10:869.0</text:p>
          </table:table-cell>
          <table:table-cell office:value-type="string" calcext:value-type="string">
            <text:p>Āhāra</text:p>
          </table:table-cell>
          <table:table-cell office:value-type="string" calcext:value-type="string">
            <text:p>&lt;h6&gt;{}&lt;/h6&gt;</text:p>
          </table:table-cell>
          <table:table-cell/>
        </table:table-row>
        <table:table-row table:style-name="ro1">
          <table:table-cell office:value-type="string" calcext:value-type="string">
            <text:p>patthana2.10:869.1</text:p>
          </table:table-cell>
          <table:table-cell office:value-type="string" calcext:value-type="string">
            <text:p>Ajjhattiko dhammo ajjhattikassa dhammassa āhārapaccayena paccayo— paṭisandhikkhaṇe ajjhattikā āhārā ajjhattikānaṃ kaṭattārūpānaṃ āhārapaccayena paccayo. (1)</text:p>
          </table:table-cell>
          <table:table-cell office:value-type="string" calcext:value-type="string">
            <text:p>&lt;p&gt;{}&lt;/p&gt;</text:p>
          </table:table-cell>
          <table:table-cell office:value-type="string" calcext:value-type="string">
            <text:p>ms38P2_3185, msdiv350, sc869</text:p>
          </table:table-cell>
        </table:table-row>
        <table:table-row table:style-name="ro1">
          <table:table-cell office:value-type="string" calcext:value-type="string">
            <text:p>patthana2.10:870.1</text:p>
          </table:table-cell>
          <table:table-cell office:value-type="string" calcext:value-type="string">
            <text:p>Ajjhattiko dhammo bāhirassa dhammassa āhārapaccayena paccayo—ajjhattikā āhārā sampayuttakānaṃ khandhānaṃ cittasamuṭṭhānānañca rūpānaṃ āhārapaccayena paccayo; paṭisandhikkhaṇe ajjhattikā āhārā sampayuttakānaṃ khandhānaṃ bāhirānañca kaṭattārūpānaṃ āhārapaccayena paccayo. (Mūlaṃ kātabbaṃ.) Paṭisandhikkhaṇe ajjhattikā āhārā sampayuttakānaṃ khandhānaṃ ajjhattikānañca bāhirānañca kaṭattārūpānaṃ āhārapaccayena paccayo. (3)</text:p>
          </table:table-cell>
          <table:table-cell office:value-type="string" calcext:value-type="string">
            <text:p>&lt;p&gt;{}&lt;/p&gt;</text:p>
          </table:table-cell>
          <table:table-cell office:value-type="string" calcext:value-type="string">
            <text:p>csp1ed38.508, csp2ed38.508, dr43.178, ms38P2_3186, sc870</text:p>
          </table:table-cell>
        </table:table-row>
        <table:table-row table:style-name="ro1">
          <table:table-cell office:value-type="string" calcext:value-type="string">
            <text:p>patthana2.10:871.1</text:p>
          </table:table-cell>
          <table:table-cell office:value-type="string" calcext:value-type="string">
            <text:p>Bāhiro dhammo bāhirassa dhammassa āhārapaccayena paccayo—bāhirā āhārā sampayuttakānaṃ khandhānaṃ cittasamuṭṭhānānañca rūpānaṃ āhārapaccayena paccayo; paṭisandhikkhaṇe …pe… bāhiro kabaḷīkāro āhāro bāhirassa kāyassa āhārapaccayena paccayo. (1)</text:p>
          </table:table-cell>
          <table:table-cell office:value-type="string" calcext:value-type="string">
            <text:p>&lt;p&gt;{}&lt;/p&gt;</text:p>
          </table:table-cell>
          <table:table-cell office:value-type="string" calcext:value-type="string">
            <text:p>ms38P2_3187, msdiv351, sc871</text:p>
          </table:table-cell>
        </table:table-row>
        <table:table-row table:style-name="ro1">
          <table:table-cell office:value-type="string" calcext:value-type="string">
            <text:p>patthana2.10:872.1</text:p>
          </table:table-cell>
          <table:table-cell office:value-type="string" calcext:value-type="string">
            <text:p>Bāhiro dhammo ajjhattikassa dhammassa āhārapaccayena paccayo—bāhirā āhārā cittassa āhārapaccayena paccayo; paṭisandhikkhaṇe bāhirā āhārā cittassa ajjhattikānañca kaṭattārūpānaṃ āhārapaccayena paccayo; bāhiro kabaḷīkāro āhāro ajjhattikassa kāyassa āhārapaccayena paccayo. (2)</text:p>
          </table:table-cell>
          <table:table-cell office:value-type="string" calcext:value-type="string">
            <text:p>&lt;p&gt;{}&lt;/p&gt;</text:p>
          </table:table-cell>
          <table:table-cell office:value-type="string" calcext:value-type="string">
            <text:p>ms38P2_3188, sc872, sya43.170, vri122.627</text:p>
          </table:table-cell>
        </table:table-row>
        <table:table-row table:style-name="ro1">
          <table:table-cell office:value-type="string" calcext:value-type="string">
            <text:p>patthana2.10:873.1</text:p>
          </table:table-cell>
          <table:table-cell office:value-type="string" calcext:value-type="string">
            <text:p>Bāhiro dhammo ajjhattikassa ca bāhirassa ca dhammassa āhārapaccayena paccayo— bāhirā āhārā sampayuttakānaṃ khandhānaṃ cittassa ca cittasamuṭṭhānānañca rūpānaṃ āhārapaccayena paccayo; paṭisandhikkhaṇe bāhirā āhārā sampayuttakānaṃ khandhānaṃ cittassa ca ajjhattikānañca bāhirānañca kaṭattārūpānaṃ āhārapaccayena paccayo; bāhiro kabaḷīkāro āhāro ajjhattikassa ca bāhirassa ca kāyassa āhārapaccayena paccayo. (3)</text:p>
          </table:table-cell>
          <table:table-cell office:value-type="string" calcext:value-type="string">
            <text:p>&lt;p&gt;{}&lt;/p&gt;</text:p>
          </table:table-cell>
          <table:table-cell office:value-type="string" calcext:value-type="string">
            <text:p>cck38.128, ms38P2_3189, ndp39.152, sc873</text:p>
          </table:table-cell>
        </table:table-row>
        <table:table-row table:style-name="ro1">
          <table:table-cell office:value-type="string" calcext:value-type="string">
            <text:p>patthana2.10:874.1</text:p>
          </table:table-cell>
          <table:table-cell office:value-type="string" calcext:value-type="string">
            <text:p>Ajjhattiko ca bāhiro ca dhammā ajjhattikassa dhammassa āhārapaccayena paccayo— paṭisandhikkhaṇe ajjhattikā ca bāhirā ca āhārā ajjhattikānaṃ kaṭattārūpānaṃ āhārapaccayena paccayo. (1)</text:p>
          </table:table-cell>
          <table:table-cell office:value-type="string" calcext:value-type="string">
            <text:p>&lt;p&gt;{}&lt;/p&gt;</text:p>
          </table:table-cell>
          <table:table-cell office:value-type="string" calcext:value-type="string">
            <text:p>ms38P2_3190, msdiv352, sc874</text:p>
          </table:table-cell>
        </table:table-row>
        <table:table-row table:style-name="ro1">
          <table:table-cell office:value-type="string" calcext:value-type="string">
            <text:p>patthana2.10:875.1</text:p>
          </table:table-cell>
          <table:table-cell office:value-type="string" calcext:value-type="string">
            <text:p>Ajjhattiko ca bāhiro ca dhammā bāhirassa dhammassa āhārapaccayena paccayo— ajjhattikā ca bāhirā ca āhārā sampayuttakānaṃ khandhānaṃ cittasamuṭṭhānānañca rūpānaṃ āhārapaccayena paccayo; paṭisandhikkhaṇe ajjhattikā ca bāhirā ca āhārā sampayuttakānaṃ khandhānaṃ bāhirānañca kaṭattārūpānaṃ āhārapaccayena paccayo. (2)</text:p>
          </table:table-cell>
          <table:table-cell office:value-type="string" calcext:value-type="string">
            <text:p>&lt;p&gt;{}&lt;/p&gt;</text:p>
          </table:table-cell>
          <table:table-cell office:value-type="string" calcext:value-type="string">
            <text:p>bj51.1011, dr43.179, ms38P2_3191, sc875</text:p>
          </table:table-cell>
        </table:table-row>
        <table:table-row table:style-name="ro1">
          <table:table-cell office:value-type="string" calcext:value-type="string">
            <text:p>patthana2.10:876.1</text:p>
          </table:table-cell>
          <table:table-cell office:value-type="string" calcext:value-type="string">
            <text:p>Ajjhattiko ca bāhiro ca dhammā ajjhattikassa ca bāhirassa ca dhammassa āhārapaccayena paccayo—paṭisandhikkhaṇe ajjhattikā ca bāhirā ca āhārā sampayuttakānaṃ khandhānaṃ ajjhattikānañca bāhirānañca kaṭattārūpānaṃ āhārapaccayena paccayo. (3)</text:p>
          </table:table-cell>
          <table:table-cell office:value-type="string" calcext:value-type="string">
            <text:p>&lt;p&gt;{}&lt;/p&gt;</text:p>
          </table:table-cell>
          <table:table-cell office:value-type="string" calcext:value-type="string">
            <text:p>csp1ed38.509, csp2ed38.509, ms38P2_3192, sc876</text:p>
          </table:table-cell>
        </table:table-row>
        <table:table-row table:style-name="ro1">
          <table:table-cell office:value-type="string" calcext:value-type="string">
            <text:p>patthana2.10:877.0</text:p>
          </table:table-cell>
          <table:table-cell office:value-type="string" calcext:value-type="string">
            <text:p>Indriya</text:p>
          </table:table-cell>
          <table:table-cell office:value-type="string" calcext:value-type="string">
            <text:p>&lt;h6&gt;{}&lt;/h6&gt;</text:p>
          </table:table-cell>
          <table:table-cell/>
        </table:table-row>
        <table:table-row table:style-name="ro1">
          <table:table-cell office:value-type="string" calcext:value-type="string">
            <text:p>patthana2.10:877.1</text:p>
          </table:table-cell>
          <table:table-cell office:value-type="string" calcext:value-type="string">
            <text:p>Ajjhattiko dhammo ajjhattikassa dhammassa indriyapaccayena paccayo— paṭisandhikkhaṇe ajjhattikā indriyā ajjhattikānaṃ kaṭattārūpānaṃ indriyapaccayena paccayo, cakkhundriyaṃ cakkhuviññāṇassa …pe… kāyindriyaṃ kāyaviññāṇassa indriyapaccayena paccayo. (1)</text:p>
          </table:table-cell>
          <table:table-cell office:value-type="string" calcext:value-type="string">
            <text:p>&lt;p&gt;{}&lt;/p&gt;</text:p>
          </table:table-cell>
          <table:table-cell office:value-type="string" calcext:value-type="string">
            <text:p>ms38P2_3193, msdiv353, sc877, sya43.171, vri122.628</text:p>
          </table:table-cell>
        </table:table-row>
        <table:table-row table:style-name="ro1">
          <table:table-cell office:value-type="string" calcext:value-type="string">
            <text:p>patthana2.10:878.1</text:p>
          </table:table-cell>
          <table:table-cell office:value-type="string" calcext:value-type="string">
            <text:p>Ajjhattiko dhammo bāhirassa dhammassa indriyapaccayena paccayo—ajjhattikā indriyā sampayuttakānaṃ khandhānaṃ cittasamuṭṭhānānañca rūpānaṃ indriyapaccayena paccayo; paṭisandhikkhaṇe ajjhattikā indriyā sampayuttakānaṃ khandhānaṃ bāhirānañca kaṭattārūpānaṃ indriyapaccayena paccayo, cakkhundriyaṃ cakkhuviññāṇasahagatānaṃ khandhānaṃ …pe… kāyindriyaṃ kāyaviññāṇasahagatānaṃ khandhānaṃ indriyapaccayena paccayo. (2)</text:p>
          </table:table-cell>
          <table:table-cell office:value-type="string" calcext:value-type="string">
            <text:p>&lt;p&gt;{}&lt;/p&gt;</text:p>
          </table:table-cell>
          <table:table-cell office:value-type="string" calcext:value-type="string">
            <text:p>cck38.129, ms38P2_3194, sc878</text:p>
          </table:table-cell>
        </table:table-row>
        <table:table-row table:style-name="ro1">
          <table:table-cell office:value-type="string" calcext:value-type="string">
            <text:p>patthana2.10:879.1</text:p>
          </table:table-cell>
          <table:table-cell office:value-type="string" calcext:value-type="string">
            <text:p>Ajjhattiko dhammo ajjhattikassa ca bāhirassa ca dhammassa indriyapaccayena paccayo—paṭisandhikkhaṇe ajjhattikā indriyā sampayuttakānaṃ khandhānaṃ ajjhattikānañca bāhirānañca kaṭattārūpānaṃ indriyapaccayena paccayo, cakkhundriyaṃ cakkhuviññāṇassa sampayuttakānañca khandhānaṃ …pe… kāyindriyaṃ kāyaviññāṇassa sampayuttakānañca khandhānaṃ indriyapaccayena paccayo. (3)</text:p>
          </table:table-cell>
          <table:table-cell office:value-type="string" calcext:value-type="string">
            <text:p>&lt;p&gt;{}&lt;/p&gt;</text:p>
          </table:table-cell>
          <table:table-cell office:value-type="string" calcext:value-type="string">
            <text:p>ms38P2_3195, ndp39.153, sc879</text:p>
          </table:table-cell>
        </table:table-row>
        <table:table-row table:style-name="ro1">
          <table:table-cell office:value-type="string" calcext:value-type="string">
            <text:p>patthana2.10:880.1</text:p>
          </table:table-cell>
          <table:table-cell office:value-type="string" calcext:value-type="string">
            <text:p>Bāhiro dhammo bāhirassa dhammassa indriyapaccayena paccayo—bāhirā indriyā sampayuttakānaṃ khandhānaṃ cittasamuṭṭhānānañca rūpānaṃ indriyapaccayena paccayo; paṭisandhikkhaṇe bāhirā indriyā sampayuttakānaṃ khandhānaṃ bāhirānañca kaṭattārūpānaṃ indriyapaccayena paccayo, rūpajīvitindriyaṃ bāhirānaṃ kaṭattārūpānaṃ indriyapaccayena paccayo. (1)</text:p>
          </table:table-cell>
          <table:table-cell office:value-type="string" calcext:value-type="string">
            <text:p>&lt;p&gt;{}&lt;/p&gt;</text:p>
          </table:table-cell>
          <table:table-cell office:value-type="string" calcext:value-type="string">
            <text:p>dr43.180, ms38P2_3196, msdiv354, sc880, sya43.172</text:p>
          </table:table-cell>
        </table:table-row>
        <table:table-row table:style-name="ro1">
          <table:table-cell office:value-type="string" calcext:value-type="string">
            <text:p>patthana2.10:881.1</text:p>
          </table:table-cell>
          <table:table-cell office:value-type="string" calcext:value-type="string">
            <text:p>Bāhiro dhammo ajjhattikassa dhammassa indriyapaccayena paccayo—bāhirā indriyā cittassa indriyapaccayena paccayo; paṭisandhikkhaṇe bāhirā indriyā cittassa ajjhattikānañca kaṭattārūpānaṃ indriyapaccayena paccayo, rūpajīvitindriyaṃ ajjhattikānaṃ kaṭattārūpānaṃ indriyapaccayena paccayo. (2)</text:p>
          </table:table-cell>
          <table:table-cell office:value-type="string" calcext:value-type="string">
            <text:p>&lt;p&gt;{}&lt;/p&gt;</text:p>
          </table:table-cell>
          <table:table-cell office:value-type="string" calcext:value-type="string">
            <text:p>ms38P2_3197, sc881</text:p>
          </table:table-cell>
        </table:table-row>
        <table:table-row table:style-name="ro1">
          <table:table-cell office:value-type="string" calcext:value-type="string">
            <text:p>patthana2.10:882.1</text:p>
          </table:table-cell>
          <table:table-cell office:value-type="string" calcext:value-type="string">
            <text:p>Bāhiro dhammo ajjhattikassa ca bāhirassa ca dhammassa indriyapaccayena paccayo—bāhirā indriyā sampayuttakānaṃ khandhānaṃ cittassa ca cittasamuṭṭhānānañca rūpānaṃ indriyapaccayena paccayo; paṭisandhikkhaṇe bāhirā indriyā sampayuttakānaṃ khandhānaṃ cittassa ca ajjhattikānañca bāhirānañca kaṭattārūpānaṃ indriyapaccayena paccayo, rūpajīvitindriyaṃ ajjhattikānañca bāhirānañca kaṭattārūpānaṃ indriyapaccayena paccayo. (3)</text:p>
          </table:table-cell>
          <table:table-cell office:value-type="string" calcext:value-type="string">
            <text:p>&lt;p&gt;{}&lt;/p&gt;</text:p>
          </table:table-cell>
          <table:table-cell office:value-type="string" calcext:value-type="string">
            <text:p>cck38.130, csp1ed38.510, csp2ed38.510, ms38P2_3198, sc882, vri122.629</text:p>
          </table:table-cell>
        </table:table-row>
        <table:table-row table:style-name="ro1">
          <table:table-cell office:value-type="string" calcext:value-type="string">
            <text:p>patthana2.10:883.1</text:p>
          </table:table-cell>
          <table:table-cell office:value-type="string" calcext:value-type="string">
            <text:p>Ajjhattiko ca bāhiro ca dhammā ajjhattikassa dhammassa indriyapaccayena paccayo—paṭisandhikkhaṇe ajjhattikā ca bāhirā ca indriyā ajjhattikānaṃ kaṭattārūpānaṃ indriyapaccayena paccayo, cakkhundriyañca upekkhindriyañca cakkhuviññāṇassa indriyapaccayena paccayo …pe… kāyindriyañca sukhindriyaṃ ca …pe… kāyindriyañca dukkhindriyañca kāyaviññāṇassa indriyapaccayena paccayo. (1)</text:p>
          </table:table-cell>
          <table:table-cell office:value-type="string" calcext:value-type="string">
            <text:p>&lt;p&gt;{}&lt;/p&gt;</text:p>
          </table:table-cell>
          <table:table-cell office:value-type="string" calcext:value-type="string">
            <text:p>ms38P2_3199, msdiv355, sc883</text:p>
          </table:table-cell>
        </table:table-row>
        <table:table-row table:style-name="ro1">
          <table:table-cell office:value-type="string" calcext:value-type="string">
            <text:p>patthana2.10:884.1</text:p>
          </table:table-cell>
          <table:table-cell office:value-type="string" calcext:value-type="string">
            <text:p>Ajjhattiko ca bāhiro ca dhammā bāhirassa dhammassa indriyapaccayena paccayo— ajjhattikā ca bāhirā ca indriyā sampayuttakānaṃ khandhānaṃ cittasamuṭṭhānānañca rūpānaṃ indriyapaccayena paccayo; paṭisandhikkhaṇe ajjhattikā ca bāhirā ca indriyā sampayuttakānaṃ khandhānaṃ bāhirānañca kaṭattārūpānaṃ indriyapaccayena paccayo, cakkhundriyañca upekkhindriyañca cakkhuviññāṇasahagatānaṃ khandhānaṃ indriyapaccayena paccayo …pe… kāyindriyañca sukhindriyañca …pe… kāyindriyañca dukkhindriyañca kāyaviññāṇasahagatānaṃ khandhānaṃ indriyapaccayena paccayo. (2)</text:p>
          </table:table-cell>
          <table:table-cell office:value-type="string" calcext:value-type="string">
            <text:p>&lt;p&gt;{}&lt;/p&gt;</text:p>
          </table:table-cell>
          <table:table-cell office:value-type="string" calcext:value-type="string">
            <text:p>bj51.1012, dr43.181, ms38P2_3200, ndp39.154, sc884, sya43.173</text:p>
          </table:table-cell>
        </table:table-row>
        <table:table-row table:style-name="ro1">
          <table:table-cell office:value-type="string" calcext:value-type="string">
            <text:p>patthana2.10:885.1</text:p>
          </table:table-cell>
          <table:table-cell office:value-type="string" calcext:value-type="string">
            <text:p>Ajjhattiko ca bāhiro ca dhammā ajjhattikassa ca bāhirassa ca dhammassa indriyapaccayena paccayo—paṭisandhikkhaṇe ajjhattikā ca bāhirā ca indriyā sampayuttakānaṃ khandhānaṃ ajjhattikānañca bāhirānañca kaṭattārūpānaṃ indriyapaccayena paccayo, cakkhundriyañca upekkhindriyañca cakkhuviññāṇassa sampayuttakānañca khandhānaṃ indriyapaccayena paccayo … kāyindriyañca …pe…. (3)</text:p>
          </table:table-cell>
          <table:table-cell office:value-type="string" calcext:value-type="string">
            <text:p>&lt;p&gt;{}&lt;/p&gt;</text:p>
          </table:table-cell>
          <table:table-cell office:value-type="string" calcext:value-type="string">
            <text:p>ms38P2_3201, sc885</text:p>
          </table:table-cell>
        </table:table-row>
        <table:table-row table:style-name="ro1">
          <table:table-cell office:value-type="string" calcext:value-type="string">
            <text:p>patthana2.10:886.0</text:p>
          </table:table-cell>
          <table:table-cell office:value-type="string" calcext:value-type="string">
            <text:p>Jhānādi</text:p>
          </table:table-cell>
          <table:table-cell office:value-type="string" calcext:value-type="string">
            <text:p>&lt;h6&gt;{}&lt;/h6&gt;</text:p>
          </table:table-cell>
          <table:table-cell/>
        </table:table-row>
        <table:table-row table:style-name="ro1">
          <table:table-cell office:value-type="string" calcext:value-type="string">
            <text:p>patthana2.10:886.1</text:p>
          </table:table-cell>
          <table:table-cell office:value-type="string" calcext:value-type="string">
            <text:p>Bāhiro dhammo bāhirassa dhammassa jhānapaccayena paccayo … tīṇi … maggapaccayena paccayo … tīṇi … sampayuttapaccayena paccayo … pañca.</text:p>
          </table:table-cell>
          <table:table-cell office:value-type="string" calcext:value-type="string">
            <text:p>&lt;p&gt;{}&lt;/p&gt;</text:p>
          </table:table-cell>
          <table:table-cell office:value-type="string" calcext:value-type="string">
            <text:p>ms38P2_3202, msdiv356, sc886</text:p>
          </table:table-cell>
        </table:table-row>
        <table:table-row table:style-name="ro1">
          <table:table-cell office:value-type="string" calcext:value-type="string">
            <text:p>patthana2.10:887.0</text:p>
          </table:table-cell>
          <table:table-cell office:value-type="string" calcext:value-type="string">
            <text:p>Vippayutta</text:p>
          </table:table-cell>
          <table:table-cell office:value-type="string" calcext:value-type="string">
            <text:p>&lt;h6&gt;{}&lt;/h6&gt;</text:p>
          </table:table-cell>
          <table:table-cell/>
        </table:table-row>
        <table:table-row table:style-name="ro1">
          <table:table-cell office:value-type="string" calcext:value-type="string">
            <text:p>patthana2.10:887.1</text:p>
          </table:table-cell>
          <table:table-cell office:value-type="string" calcext:value-type="string">
            <text:p>Ajjhattiko dhammo ajjhattikassa dhammassa vippayuttapaccayena paccayo— sahajātaṃ, purejātaṃ, pacchājātaṃ. **Sahajātaṃ**—paṭisandhikkhaṇe cittaṃ ajjhattikānaṃ kaṭattārūpānaṃ vippayuttapaccayena paccayo. **Purejātaṃ**—cakkhāyatanaṃ cakkhuviññāṇassa …pe… kāyāyatanaṃ kāyaviññāṇassa vippayuttapaccayena paccayo. **Pacchājātā**—ajjhattikā khandhā purejātassa imassa ajjhattikassa kāyassa vippayuttapaccayena paccayo. (1)</text:p>
          </table:table-cell>
          <table:table-cell office:value-type="string" calcext:value-type="string">
            <text:p>&lt;p&gt;{}&lt;/p&gt;</text:p>
          </table:table-cell>
          <table:table-cell office:value-type="string" calcext:value-type="string">
            <text:p>cck38.131, csp1ed38.511, csp2ed38.511, ms38P2_3203, msdiv357, sc887, sya43.174, vri122.630</text:p>
          </table:table-cell>
        </table:table-row>
        <table:table-row table:style-name="ro1">
          <table:table-cell office:value-type="string" calcext:value-type="string">
            <text:p>patthana2.10:888.1</text:p>
          </table:table-cell>
          <table:table-cell office:value-type="string" calcext:value-type="string">
            <text:p>Ajjhattiko dhammo bāhirassa dhammassa vippayuttapaccayena paccayo—sahajātaṃ, purejātaṃ, pacchājātaṃ. **Sahajātā**—ajjhattikā khandhā cittasamuṭṭhānānaṃ rūpānaṃ vippayuttapaccayena paccayo; paṭisandhikkhaṇe …pe…. **Purejātaṃ**—cakkhāyatanaṃ cakkhuviññāṇasahagatānaṃ khandhānaṃ …pe… kāyāyatanaṃ kāyaviññāṇasahagatānaṃ khandhānaṃ vippayuttapaccayena paccayo. **Pacchājātā**—ajjhattikā khandhā purejātassa imassa bāhirassa kāyassa vippayuttapaccayena paccayo. (2)</text:p>
          </table:table-cell>
          <table:table-cell office:value-type="string" calcext:value-type="string">
            <text:p>&lt;p&gt;{}&lt;/p&gt;</text:p>
          </table:table-cell>
          <table:table-cell office:value-type="string" calcext:value-type="string">
            <text:p>dr43.182, ms38P2_3204, ndp39.155, sc888</text:p>
          </table:table-cell>
        </table:table-row>
        <table:table-row table:style-name="ro1">
          <table:table-cell office:value-type="string" calcext:value-type="string">
            <text:p>patthana2.10:889.1</text:p>
          </table:table-cell>
          <table:table-cell office:value-type="string" calcext:value-type="string">
            <text:p>Ajjhattiko dhammo ajjhattikassa ca bāhirassa ca dhammassa vippayuttapaccayena paccayo—sahajātaṃ, purejātaṃ, pacchājātaṃ. **Sahajātā**—paṭisandhikkhaṇe ajjhattikā khandhā ajjhattikānañca bāhirānañca kaṭattārūpānaṃ vippayuttapaccayena paccayo. **Purejātaṃ**—cakkhāyatanaṃ cakkhuviññāṇassa sampayuttakānañca khandhānaṃ …pe… kāyāyatanaṃ kāyaviññāṇassa sampayuttakānaṃ khandhānaṃ vippayuttapaccayena paccayo. **Pacchājātā**—ajjhattikā khandhā purejātassa imassa ajjhattikassa ca bāhirassa ca kāyassa vippayuttapaccayena paccayo. (3)</text:p>
          </table:table-cell>
          <table:table-cell office:value-type="string" calcext:value-type="string">
            <text:p>&lt;p&gt;{}&lt;/p&gt;</text:p>
          </table:table-cell>
          <table:table-cell office:value-type="string" calcext:value-type="string">
            <text:p>ms38P2_3205, sc889</text:p>
          </table:table-cell>
        </table:table-row>
        <table:table-row table:style-name="ro1">
          <table:table-cell office:value-type="string" calcext:value-type="string">
            <text:p>patthana2.10:890.1</text:p>
          </table:table-cell>
          <table:table-cell office:value-type="string" calcext:value-type="string">
            <text:p>Bāhiro dhammo bāhirassa dhammassa vippayuttapaccayena paccayo—sahajātaṃ, purejātaṃ, pacchājātaṃ. **Sahajātā**—bāhirā khandhā cittasamuṭṭhānānaṃ rūpānaṃ vippayuttapaccayena paccayo; paṭisandhikkhaṇe …pe… khandhā vatthussa vippayuttapaccayena paccayo; vatthu khandhānaṃ vippayuttapaccayena paccayo. **Purejātaṃ**—vatthu bāhirānaṃ khandhānaṃ vippayuttapaccayena paccayo. **Pacchājātā**—bāhirā khandhā purejātassa imassa bāhirassa kāyassa vippayuttapaccayena paccayo. (1)</text:p>
          </table:table-cell>
          <table:table-cell office:value-type="string" calcext:value-type="string">
            <text:p>&lt;p&gt;{}&lt;/p&gt;</text:p>
          </table:table-cell>
          <table:table-cell office:value-type="string" calcext:value-type="string">
            <text:p>cck38.132, ms38P2_3206, msdiv358, sc890, sya43.175</text:p>
          </table:table-cell>
        </table:table-row>
        <table:table-row table:style-name="ro1">
          <table:table-cell office:value-type="string" calcext:value-type="string">
            <text:p>patthana2.10:891.1</text:p>
          </table:table-cell>
          <table:table-cell office:value-type="string" calcext:value-type="string">
            <text:p>Bāhiro dhammo ajjhattikassa dhammassa vippayuttapaccayena paccayo—sahajātaṃ, purejātaṃ, pacchājātaṃ. **Sahajātā**—paṭisandhikkhaṇe bāhirā khandhā ajjhattikānaṃ kaṭattārūpānaṃ vippayuttapaccayena paccayo; paṭisandhikkhaṇe vatthu cittassa vippayuttapaccayena paccayo. **Purejātaṃ**—vatthu cittassa vippayuttapaccayena paccayo. **Pacchājātā**—bāhirā khandhā purejātassa imassa ajjhattikassa kāyassa vippayuttapaccayena paccayo. (2)</text:p>
          </table:table-cell>
          <table:table-cell office:value-type="string" calcext:value-type="string">
            <text:p>&lt;p&gt;{}&lt;/p&gt;</text:p>
          </table:table-cell>
          <table:table-cell office:value-type="string" calcext:value-type="string">
            <text:p>csp1ed38.512, csp2ed38.512, dr43.183, ms38P2_3207, sc891, vri122.631</text:p>
          </table:table-cell>
        </table:table-row>
        <table:table-row table:style-name="ro1">
          <table:table-cell office:value-type="string" calcext:value-type="string">
            <text:p>patthana2.10:892.1</text:p>
          </table:table-cell>
          <table:table-cell office:value-type="string" calcext:value-type="string">
            <text:p>Bāhiro dhammo ajjhattikassa ca bāhirassa ca dhammassa vippayuttapaccayena paccayo—sahajātaṃ, purejātaṃ, pacchājātaṃ. (Saṃkhittaṃ.) (3)</text:p>
          </table:table-cell>
          <table:table-cell office:value-type="string" calcext:value-type="string">
            <text:p>&lt;p&gt;{}&lt;/p&gt;</text:p>
          </table:table-cell>
          <table:table-cell office:value-type="string" calcext:value-type="string">
            <text:p>ms38P2_3208, sc892</text:p>
          </table:table-cell>
        </table:table-row>
        <table:table-row table:style-name="ro1">
          <table:table-cell office:value-type="string" calcext:value-type="string">
            <text:p>patthana2.10:893.1</text:p>
          </table:table-cell>
          <table:table-cell office:value-type="string" calcext:value-type="string">
            <text:p>Ajjhattiko ca bāhiro ca dhammā ajjhattikassa dhammassa vippayuttapaccayena paccayo—sahajātaṃ, pacchājātaṃ. **Sahajātā**—paṭisandhikkhaṇe ajjhattikā ca bāhirā ca khandhā ajjhattikānaṃ kaṭattārūpānaṃ vippayuttapaccayena paccayo. **Pacchājātaṃ**—pacchājātā …pe… (Saṃkhittaṃ.) (1)</text:p>
          </table:table-cell>
          <table:table-cell office:value-type="string" calcext:value-type="string">
            <text:p>&lt;p&gt;{}&lt;/p&gt;</text:p>
          </table:table-cell>
          <table:table-cell office:value-type="string" calcext:value-type="string">
            <text:p>bj51.1013, ms38P2_3209, msdiv359, ndp39.156, sc893</text:p>
          </table:table-cell>
        </table:table-row>
        <table:table-row table:style-name="ro1">
          <table:table-cell office:value-type="string" calcext:value-type="string">
            <text:p>patthana2.10:894.1</text:p>
          </table:table-cell>
          <table:table-cell office:value-type="string" calcext:value-type="string">
            <text:p>Ajjhattiko ca bāhiro ca dhammā bāhirassa dhammassa vippayuttapaccayena paccayo—sahajātaṃ, pacchājātaṃ. (Saṃkhittaṃ.) (2)</text:p>
          </table:table-cell>
          <table:table-cell office:value-type="string" calcext:value-type="string">
            <text:p>&lt;p&gt;{}&lt;/p&gt;</text:p>
          </table:table-cell>
          <table:table-cell office:value-type="string" calcext:value-type="string">
            <text:p>ms38P2_3210, sc894</text:p>
          </table:table-cell>
        </table:table-row>
        <table:table-row table:style-name="ro1">
          <table:table-cell office:value-type="string" calcext:value-type="string">
            <text:p>patthana2.10:895.1</text:p>
          </table:table-cell>
          <table:table-cell office:value-type="string" calcext:value-type="string">
            <text:p>Ajjhattiko ca bāhiro ca dhammā ajjhattikassa ca bāhirassa ca dhammassa vippayuttapaccayena paccayo—sahajātaṃ, pacchājātaṃ. **Sahajātā**—paṭisandhikkhaṇe ajjhattikā ca bāhirā ca khandhā …pe… (Saṃkhittaṃ.) (3)</text:p>
          </table:table-cell>
          <table:table-cell office:value-type="string" calcext:value-type="string">
            <text:p>&lt;p&gt;{}&lt;/p&gt;</text:p>
          </table:table-cell>
          <table:table-cell office:value-type="string" calcext:value-type="string">
            <text:p>ms38P2_3211, sc895</text:p>
          </table:table-cell>
        </table:table-row>
        <table:table-row table:style-name="ro1">
          <table:table-cell office:value-type="string" calcext:value-type="string">
            <text:p>patthana2.10:896.0</text:p>
          </table:table-cell>
          <table:table-cell office:value-type="string" calcext:value-type="string">
            <text:p>Atthyādi</text:p>
          </table:table-cell>
          <table:table-cell office:value-type="string" calcext:value-type="string">
            <text:p>&lt;h6&gt;{}&lt;/h6&gt;</text:p>
          </table:table-cell>
          <table:table-cell/>
        </table:table-row>
        <table:table-row table:style-name="ro1">
          <table:table-cell office:value-type="string" calcext:value-type="string">
            <text:p>patthana2.10:896.1</text:p>
          </table:table-cell>
          <table:table-cell office:value-type="string" calcext:value-type="string">
            <text:p>Ajjhattiko dhammo ajjhattikassa dhammassa atthipaccayena paccayo—sahajātaṃ, purejātaṃ, pacchājātaṃ. **Sahajātaṃ**—paṭisandhikkhaṇe cittaṃ ajjhattikānaṃ kaṭattārūpānaṃ atthipaccayena paccayo. **Purejātaṃ**—cakkhuṃ …pe… kāyaṃ aniccato …pe…. (Purejātasadisaṃ, ninnānākaraṇaṃ.) **Pacchājātaṃ**. (Pacchājātasadisaṃ kātabbaṃ.) (1)</text:p>
          </table:table-cell>
          <table:table-cell office:value-type="string" calcext:value-type="string">
            <text:p>&lt;p&gt;{}&lt;/p&gt;</text:p>
          </table:table-cell>
          <table:table-cell office:value-type="string" calcext:value-type="string">
            <text:p>dr43.184, ms38P2_3212, msdiv360, sc896, sya43.176</text:p>
          </table:table-cell>
        </table:table-row>
        <table:table-row table:style-name="ro1">
          <table:table-cell office:value-type="string" calcext:value-type="string">
            <text:p>patthana2.10:897.1</text:p>
          </table:table-cell>
          <table:table-cell office:value-type="string" calcext:value-type="string">
            <text:p>Ajjhattiko dhammo bāhirassa dhammassa atthipaccayena paccayo—sahajātaṃ, purejātaṃ, pacchājātaṃ. **Sahajātaṃ**—sahajātā ajjhattikā khandhā sampayuttakānaṃ khandhānaṃ cittasamuṭṭhānānañca rūpānaṃ atthipaccayena paccayo. (Saṃkhittaṃ.) (2)</text:p>
          </table:table-cell>
          <table:table-cell office:value-type="string" calcext:value-type="string">
            <text:p>&lt;p&gt;{}&lt;/p&gt;</text:p>
          </table:table-cell>
          <table:table-cell office:value-type="string" calcext:value-type="string">
            <text:p>ms38P2_3213, sc897, vri122.632</text:p>
          </table:table-cell>
        </table:table-row>
        <table:table-row table:style-name="ro1">
          <table:table-cell office:value-type="string" calcext:value-type="string">
            <text:p>patthana2.10:898.1</text:p>
          </table:table-cell>
          <table:table-cell office:value-type="string" calcext:value-type="string">
            <text:p>(Idha atthi sabbaṭṭhāne sahajātaṃ paccayavārasadisaṃ. Purejātaṃ purejātasadisaṃ. Pacchājātaṃ pacchājātasadisaṃ kātabbaṃ, ninnānākaraṇaṃ.)</text:p>
          </table:table-cell>
          <table:table-cell office:value-type="string" calcext:value-type="string">
            <text:p>&lt;p&gt;{}&lt;/p&gt;</text:p>
          </table:table-cell>
          <table:table-cell office:value-type="string" calcext:value-type="string">
            <text:p>cck38.133, csp1ed38.513, csp2ed38.513, ms38P2_3214, sc898</text:p>
          </table:table-cell>
        </table:table-row>
        <table:table-row table:style-name="ro1">
          <table:table-cell office:value-type="string" calcext:value-type="string">
            <text:p>patthana2.10:899.1</text:p>
          </table:table-cell>
          <table:table-cell office:value-type="string" calcext:value-type="string">
            <text:p>Ajjhattiko dhammo ajjhattikassa ca bāhirassa ca dhammassa atthipaccayena paccayo—sahajātaṃ, purejātaṃ, pacchājātaṃ. (Saṃkhittaṃ.) (3)</text:p>
          </table:table-cell>
          <table:table-cell office:value-type="string" calcext:value-type="string">
            <text:p>&lt;p&gt;{}&lt;/p&gt;</text:p>
          </table:table-cell>
          <table:table-cell office:value-type="string" calcext:value-type="string">
            <text:p>ms38P2_3215, sc899</text:p>
          </table:table-cell>
        </table:table-row>
        <table:table-row table:style-name="ro1">
          <table:table-cell office:value-type="string" calcext:value-type="string">
            <text:p>patthana2.10:900.1</text:p>
          </table:table-cell>
          <table:table-cell office:value-type="string" calcext:value-type="string">
            <text:p>Bāhiro dhammo bāhirassa dhammassa atthipaccayena paccayo—sahajātaṃ, purejātaṃ, pacchājātaṃ, āhāraṃ, indriyaṃ. (Sabbaṃ vitthāretabbaṃ.) (1)</text:p>
          </table:table-cell>
          <table:table-cell office:value-type="string" calcext:value-type="string">
            <text:p>&lt;p&gt;{}&lt;/p&gt;</text:p>
          </table:table-cell>
          <table:table-cell office:value-type="string" calcext:value-type="string">
            <text:p>ms38P2_3216, msdiv361, sc900</text:p>
          </table:table-cell>
        </table:table-row>
        <table:table-row table:style-name="ro1">
          <table:table-cell office:value-type="string" calcext:value-type="string">
            <text:p>patthana2.10:901.1</text:p>
          </table:table-cell>
          <table:table-cell office:value-type="string" calcext:value-type="string">
            <text:p>Bāhiro dhammo ajjhattikassa dhammassa atthipaccayena paccayo—sahajātaṃ, purejātaṃ, pacchājātaṃ, āhāraṃ, indriyaṃ. (Saṃkhittaṃ.) (2)</text:p>
          </table:table-cell>
          <table:table-cell office:value-type="string" calcext:value-type="string">
            <text:p>&lt;p&gt;{}&lt;/p&gt;</text:p>
          </table:table-cell>
          <table:table-cell office:value-type="string" calcext:value-type="string">
            <text:p>ms38P2_3217, sc901</text:p>
          </table:table-cell>
        </table:table-row>
        <table:table-row table:style-name="ro1">
          <table:table-cell office:value-type="string" calcext:value-type="string">
            <text:p>patthana2.10:902.1</text:p>
          </table:table-cell>
          <table:table-cell office:value-type="string" calcext:value-type="string">
            <text:p>Bāhiro dhammo ajjhattikassa ca bāhirassa ca dhammassa atthipaccayena paccayo— sahajātaṃ, purejātaṃ, pacchājātaṃ, āhāraṃ, indriyaṃ. (Saṃkhittaṃ.) (3)</text:p>
          </table:table-cell>
          <table:table-cell office:value-type="string" calcext:value-type="string">
            <text:p>&lt;p&gt;{}&lt;/p&gt;</text:p>
          </table:table-cell>
          <table:table-cell office:value-type="string" calcext:value-type="string">
            <text:p>ms38P2_3218, ndp39.157, sc902</text:p>
          </table:table-cell>
        </table:table-row>
        <table:table-row table:style-name="ro1">
          <table:table-cell office:value-type="string" calcext:value-type="string">
            <text:p>patthana2.10:903.1</text:p>
          </table:table-cell>
          <table:table-cell office:value-type="string" calcext:value-type="string">
            <text:p>Ajjhattiko ca bāhiro ca dhammā ajjhattikassa dhammassa atthipaccayena paccayo— sahajātaṃ, purejātaṃ, pacchājātaṃ, āhāraṃ, indriyaṃ. **Sahajātā**—cakkhuviññāṇasahagatā khandhā ca cakkhāyatanañca cakkhuviññāṇassa atthipaccayena paccayo …pe… kāyaviññāṇasahagatā khandhā ca …pe… paṭisandhikkhaṇe ajjhattikā ca bāhirā ca khandhā ajjhattikānaṃ kaṭattārūpānaṃ atthipaccayena paccayo. **Purejātaṃ**—cakkhāyatanañca vatthu ca cittassa atthipaccayena paccayo …pe… kāyāyatanañca vatthu ca cittassa atthipaccayena paccayo; rūpāyatanañca cakkhāyatanañca cakkhuviññāṇassa …pe… phoṭṭhabbāyatanañca kāyāyatanañca kāyaviññāṇassa atthipaccayena paccayo. **Pacchājātā**—ajjhattikā ca bāhirā ca khandhā purejātassa imassa ajjhattikassa kāyassa atthipaccayena paccayo. **Pacchājātā**—ajjhattikā ca bāhirā ca khandhā kabaḷīkāro āhāro ca imassa ajjhattikassa kāyassa atthipaccayena paccayo. **Pacchājātā**—ajjhattikā ca bāhirā ca khandhā rūpajīvitindriyañca ajjhattikānaṃ kaṭattārūpānaṃ atthipaccayena paccayo. (1)</text:p>
          </table:table-cell>
          <table:table-cell office:value-type="string" calcext:value-type="string">
            <text:p>&lt;p&gt;{}&lt;/p&gt;</text:p>
          </table:table-cell>
          <table:table-cell office:value-type="string" calcext:value-type="string">
            <text:p>dr43.185, ms38P2_3219, msdiv362, sc903, sya43.177, vri122.633</text:p>
          </table:table-cell>
        </table:table-row>
        <table:table-row table:style-name="ro1">
          <table:table-cell office:value-type="string" calcext:value-type="string">
            <text:p>patthana2.10:904.1</text:p>
          </table:table-cell>
          <table:table-cell office:value-type="string" calcext:value-type="string">
            <text:p>Ajjhattiko ca bāhiro ca dhammā bāhirassa dhammassa atthipaccayena paccayo— sahajātaṃ, purejātaṃ, pacchājātaṃ, āhāraṃ, indriyaṃ. **Sahajāto**—cakkhuviññāṇasahagato eko khandho ca cakkhāyatanañca cakkhuviññāṇañca dvinnaṃ khandhānaṃ atthipaccayena paccayo …pe…. (Sahajātapaccayavārasadisaṃ ninnānākaraṇaṃ, paṭhamagamanasadisaṃyeva. Sabbe padā paṭhamaghaṭanānayena vibhajitabbā.) (2)</text:p>
          </table:table-cell>
          <table:table-cell office:value-type="string" calcext:value-type="string">
            <text:p>&lt;p&gt;{}&lt;/p&gt;</text:p>
          </table:table-cell>
          <table:table-cell office:value-type="string" calcext:value-type="string">
            <text:p>bj51.1014, cck38.134, csp1ed38.514, csp2ed38.514, ms38P2_3220, sc904</text:p>
          </table:table-cell>
        </table:table-row>
        <table:table-row table:style-name="ro1">
          <table:table-cell office:value-type="string" calcext:value-type="string">
            <text:p>patthana2.10:905.1</text:p>
          </table:table-cell>
          <table:table-cell office:value-type="string" calcext:value-type="string">
            <text:p>Ajjhattiko ca bāhiro ca dhammā ajjhattikassa ca bāhirassa ca dhammassa atthipaccayena paccayo—sahajātaṃ, purejātaṃ, pacchājātaṃ, āhāraṃ, indriyaṃ. **Sahajāto**—cakkhuviññāṇasahagato eko khandho ca cakkhāyatanañca dvinnaṃ khandhānaṃ cakkhuviññāṇassa ca atthipaccayena paccayo. (Saṃkhittaṃ. Sabbe padā vibhajitabbā paṭhamaghaṭanānayena.) (3)</text:p>
          </table:table-cell>
          <table:table-cell office:value-type="string" calcext:value-type="string">
            <text:p>&lt;p&gt;{}&lt;/p&gt;</text:p>
          </table:table-cell>
          <table:table-cell office:value-type="string" calcext:value-type="string">
            <text:p>ms38P2_3221, ndp39.158, sc905, sya43.178</text:p>
          </table:table-cell>
        </table:table-row>
        <table:table-row table:style-name="ro1">
          <table:table-cell office:value-type="string" calcext:value-type="string">
            <text:p>patthana2.10:906.1</text:p>
          </table:table-cell>
          <table:table-cell office:value-type="string" calcext:value-type="string">
            <text:p>Natthipaccayena paccayo … vigatapaccayena paccayo … avigatapaccayena paccayo.</text:p>
          </table:table-cell>
          <table:table-cell office:value-type="string" calcext:value-type="string">
            <text:p>&lt;p&gt;{}&lt;/p&gt;</text:p>
          </table:table-cell>
          <table:table-cell office:value-type="string" calcext:value-type="string">
            <text:p>ms38P2_3222, sc906</text:p>
          </table:table-cell>
        </table:table-row>
        <table:table-row table:style-name="ro1">
          <table:table-cell office:value-type="string" calcext:value-type="string">
            <text:p>patthana2.10:907.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907.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907.1</text:p>
          </table:table-cell>
          <table:table-cell office:value-type="string" calcext:value-type="string">
            <text:p>Hetuyā tīṇi, ārammaṇe nava, adhipatiyā nava, anantare nava, samanantare nava, sahajāte nava, aññamaññe pañca, nissaye nava, upanissaye nava, purejāte nava, pacchājāte nava, āsevane nava, kamme tīṇi, vipāke nava, āhāre nava, indriye nava, jhāne tīṇi, magge tīṇi, sampayutte pañca, vippayutte nava, atthiyā nava, natthiyā nava, vigate nava, avigate nava.</text:p>
          </table:table-cell>
          <table:table-cell office:value-type="string" calcext:value-type="string">
            <text:p>&lt;p&gt;{}&lt;/p&gt;</text:p>
          </table:table-cell>
          <table:table-cell office:value-type="string" calcext:value-type="string">
            <text:p>dr43.186, ms38P2_3223, msdiv363, sc907</text:p>
          </table:table-cell>
        </table:table-row>
        <table:table-row table:style-name="ro1">
          <table:table-cell office:value-type="string" calcext:value-type="string">
            <text:p>patthana2.10:908.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3224, sc908</text:p>
          </table:table-cell>
        </table:table-row>
        <table:table-row table:style-name="ro1">
          <table:table-cell office:value-type="string" calcext:value-type="string">
            <text:p>patthana2.10:909.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0:909.1</text:p>
          </table:table-cell>
          <table:table-cell office:value-type="string" calcext:value-type="string">
            <text:p>Ajjhattiko dhammo ajjhattikassa dhammassa ārammaṇapaccayena paccayo … sahajātapaccayena paccayo … upanissayapaccayena paccayo … purejātapaccayena paccayo … pacchājātapaccayena paccayo. (1)</text:p>
          </table:table-cell>
          <table:table-cell office:value-type="string" calcext:value-type="string">
            <text:p>&lt;p&gt;{}&lt;/p&gt;</text:p>
          </table:table-cell>
          <table:table-cell office:value-type="string" calcext:value-type="string">
            <text:p>ms38P2_3225, msdiv364, sc909, vri122.634</text:p>
          </table:table-cell>
        </table:table-row>
        <table:table-row table:style-name="ro1">
          <table:table-cell office:value-type="string" calcext:value-type="string">
            <text:p>patthana2.10:910.1</text:p>
          </table:table-cell>
          <table:table-cell office:value-type="string" calcext:value-type="string">
            <text:p>Ajjhattiko dhammo bāhirassa dhammassa ārammaṇapaccayena paccayo … sahajātapaccayena paccayo … upanissayapaccayena paccayo … purejātapaccayena paccayo … pacchājātapaccayena paccayo. (2)</text:p>
          </table:table-cell>
          <table:table-cell office:value-type="string" calcext:value-type="string">
            <text:p>&lt;p&gt;{}&lt;/p&gt;</text:p>
          </table:table-cell>
          <table:table-cell office:value-type="string" calcext:value-type="string">
            <text:p>ms38P2_3226, sc910</text:p>
          </table:table-cell>
        </table:table-row>
        <table:table-row table:style-name="ro1">
          <table:table-cell office:value-type="string" calcext:value-type="string">
            <text:p>patthana2.10:911.1</text:p>
          </table:table-cell>
          <table:table-cell office:value-type="string" calcext:value-type="string">
            <text:p>Ajjhattiko dhammo ajjhattikassa ca bāhirassa ca dhammassa ārammaṇapaccayena paccayo … sahajātapaccayena paccayo … upanissayapaccayena paccayo … purejātapaccayena paccayo … pacchājātapaccayena paccayo. (3)</text:p>
          </table:table-cell>
          <table:table-cell office:value-type="string" calcext:value-type="string">
            <text:p>&lt;p&gt;{}&lt;/p&gt;</text:p>
          </table:table-cell>
          <table:table-cell office:value-type="string" calcext:value-type="string">
            <text:p>cck38.135, csp1ed38.515, csp2ed38.515, ms38P2_3227, sc911, sya43.179</text:p>
          </table:table-cell>
        </table:table-row>
        <table:table-row table:style-name="ro1">
          <table:table-cell office:value-type="string" calcext:value-type="string">
            <text:p>patthana2.10:912.1</text:p>
          </table:table-cell>
          <table:table-cell office:value-type="string" calcext:value-type="string">
            <text:p>Bāhiro dhammo bāhirassa dhammassa ārammaṇapaccayena paccayo … sahajātapaccayena paccayo … upanissayapaccayena paccayo … purejātapaccayena paccayo … pacchājātapaccayena paccayo … kammapaccayena paccayo … āhārapaccayena paccayo … indriyapaccayena paccayo. (1)</text:p>
          </table:table-cell>
          <table:table-cell office:value-type="string" calcext:value-type="string">
            <text:p>&lt;p&gt;{}&lt;/p&gt;</text:p>
          </table:table-cell>
          <table:table-cell office:value-type="string" calcext:value-type="string">
            <text:p>ms38P2_3228, msdiv365, sc912</text:p>
          </table:table-cell>
        </table:table-row>
        <table:table-row table:style-name="ro1">
          <table:table-cell office:value-type="string" calcext:value-type="string">
            <text:p>patthana2.10:913.1</text:p>
          </table:table-cell>
          <table:table-cell office:value-type="string" calcext:value-type="string">
            <text:p>Bāhiro dhammo ajjhattikassa dhammassa ārammaṇapaccayena paccayo … sahajātapaccayena paccayo … upanissayapaccayena paccayo … purejātapaccayena paccayo … pacchājātapaccayena paccayo … kammapaccayena paccayo … āhārapaccayena paccayo … indriyapaccayena paccayo. (2)</text:p>
          </table:table-cell>
          <table:table-cell office:value-type="string" calcext:value-type="string">
            <text:p>&lt;p&gt;{}&lt;/p&gt;</text:p>
          </table:table-cell>
          <table:table-cell office:value-type="string" calcext:value-type="string">
            <text:p>dr43.187, ms38P2_3229, ndp39.159, sc913</text:p>
          </table:table-cell>
        </table:table-row>
        <table:table-row table:style-name="ro1">
          <table:table-cell office:value-type="string" calcext:value-type="string">
            <text:p>patthana2.10:914.1</text:p>
          </table:table-cell>
          <table:table-cell office:value-type="string" calcext:value-type="string">
            <text:p>Bāhiro dhammo ajjhattikassa ca bāhirassa ca dhammassa ārammaṇapaccayena paccayo … sahajātapaccayena paccayo … upanissayapaccayena paccayo … purejātapaccayena paccayo … pacchājātapaccayena paccayo … kammapaccayena paccayo. (3)</text:p>
          </table:table-cell>
          <table:table-cell office:value-type="string" calcext:value-type="string">
            <text:p>&lt;p&gt;{}&lt;/p&gt;</text:p>
          </table:table-cell>
          <table:table-cell office:value-type="string" calcext:value-type="string">
            <text:p>ms38P2_3230, sc914</text:p>
          </table:table-cell>
        </table:table-row>
        <table:table-row table:style-name="ro1">
          <table:table-cell office:value-type="string" calcext:value-type="string">
            <text:p>patthana2.10:915.1</text:p>
          </table:table-cell>
          <table:table-cell office:value-type="string" calcext:value-type="string">
            <text:p>Ajjhattiko ca bāhiro ca dhammā ajjhattikassa dhammassa ārammaṇapaccayena paccayo … sahajātapaccayena paccayo … upanissayapaccayena paccayo … purejātapaccayena paccayo … pacchājātapaccayena paccayo. (1)</text:p>
          </table:table-cell>
          <table:table-cell office:value-type="string" calcext:value-type="string">
            <text:p>&lt;p&gt;{}&lt;/p&gt;</text:p>
          </table:table-cell>
          <table:table-cell office:value-type="string" calcext:value-type="string">
            <text:p>ms38P2_3231, msdiv366, sc915, vri122.635</text:p>
          </table:table-cell>
        </table:table-row>
        <table:table-row table:style-name="ro1">
          <table:table-cell office:value-type="string" calcext:value-type="string">
            <text:p>patthana2.10:916.1</text:p>
          </table:table-cell>
          <table:table-cell office:value-type="string" calcext:value-type="string">
            <text:p>Ajjhattiko ca bāhiro ca dhammā bāhirassa dhammassa ārammaṇapaccayena paccayo … sahajātapaccayena paccayo … upanissayapaccayena paccayo … purejātapaccayena paccayo … pacchājātapaccayena paccayo. (2)</text:p>
          </table:table-cell>
          <table:table-cell office:value-type="string" calcext:value-type="string">
            <text:p>&lt;p&gt;{}&lt;/p&gt;</text:p>
          </table:table-cell>
          <table:table-cell office:value-type="string" calcext:value-type="string">
            <text:p>ms38P2_3232, sc916</text:p>
          </table:table-cell>
        </table:table-row>
        <table:table-row table:style-name="ro1">
          <table:table-cell office:value-type="string" calcext:value-type="string">
            <text:p>patthana2.10:917.1</text:p>
          </table:table-cell>
          <table:table-cell office:value-type="string" calcext:value-type="string">
            <text:p>Ajjhattiko ca bāhiro ca dhammā ajjhattikassa ca bāhirassa ca dhammassa ārammaṇapaccayena paccayo … sahajātapaccayena paccayo … upanissayapaccayena paccayo … purejātapaccayena paccayo … pacchājātapaccayena paccayo. (3)</text:p>
          </table:table-cell>
          <table:table-cell office:value-type="string" calcext:value-type="string">
            <text:p>&lt;p&gt;{}&lt;/p&gt;</text:p>
          </table:table-cell>
          <table:table-cell office:value-type="string" calcext:value-type="string">
            <text:p>ms38P2_3233, sc917, sya43.180</text:p>
          </table:table-cell>
        </table:table-row>
        <table:table-row table:style-name="ro1">
          <table:table-cell office:value-type="string" calcext:value-type="string">
            <text:p>patthana2.10:918.0.1</text:p>
          </table:table-cell>
          <table:table-cell office:value-type="string" calcext:value-type="string">
            <text:p>2.10.12.7.2. Paccayapaccanīya</text:p>
          </table:table-cell>
          <table:table-cell office:value-type="string" calcext:value-type="string">
            <text:p>&lt;h4&gt;{}&lt;/h4&gt;</text:p>
          </table:table-cell>
          <table:table-cell/>
        </table:table-row>
        <table:table-row table:style-name="ro1">
          <table:table-cell office:value-type="string" calcext:value-type="string">
            <text:p>patthana2.10:918.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918.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918.1</text:p>
          </table:table-cell>
          <table:table-cell office:value-type="string" calcext:value-type="string">
            <text:p>Nahetuyā nava, naārammaṇe nava (sabbattha nava), noavigate nava.</text:p>
          </table:table-cell>
          <table:table-cell office:value-type="string" calcext:value-type="string">
            <text:p>&lt;p&gt;{}&lt;/p&gt;</text:p>
          </table:table-cell>
          <table:table-cell office:value-type="string" calcext:value-type="string">
            <text:p>cck38.136, ms38P2_3234, msdiv367, sc918</text:p>
          </table:table-cell>
        </table:table-row>
        <table:table-row table:style-name="ro1">
          <table:table-cell office:value-type="string" calcext:value-type="string">
            <text:p>patthana2.10:919.0</text:p>
          </table:table-cell>
          <table:table-cell office:value-type="string" calcext:value-type="string">
            <text:p>2.10.12.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919.1</text:p>
          </table:table-cell>
          <table:table-cell office:value-type="string" calcext:value-type="string">
            <text:p>Hetupaccayā naārammaṇe tīṇi, naadhipatiyā tīṇi, naanantare tīṇi, nasamanantare tīṇi, naaññamaññe tīṇi, naupanissaye tīṇi (sabbattha tīṇi), nasampayutte tīṇi, navippayutte tīṇi, nonatthiyā tīṇi, novigate tīṇi.</text:p>
          </table:table-cell>
          <table:table-cell office:value-type="string" calcext:value-type="string">
            <text:p>&lt;p&gt;{}&lt;/p&gt;</text:p>
          </table:table-cell>
          <table:table-cell office:value-type="string" calcext:value-type="string">
            <text:p>csp1ed38.516, csp2ed38.516, dr43.188, ms38P2_3235, msdiv368, sc919</text:p>
          </table:table-cell>
        </table:table-row>
        <table:table-row table:style-name="ro1">
          <table:table-cell office:value-type="string" calcext:value-type="string">
            <text:p>patthana2.10:920.0</text:p>
          </table:table-cell>
          <table:table-cell office:value-type="string" calcext:value-type="string">
            <text:p>2.10.12.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920.1</text:p>
          </table:table-cell>
          <table:table-cell office:value-type="string" calcext:value-type="string">
            <text:p>Nahetupaccayā ārammaṇe nava, adhipatiyā nava (anulomamātikā kātabbā) …pe… avigate nava.</text:p>
          </table:table-cell>
          <table:table-cell office:value-type="string" calcext:value-type="string">
            <text:p>&lt;p&gt;{}&lt;/p&gt;</text:p>
          </table:table-cell>
          <table:table-cell office:value-type="string" calcext:value-type="string">
            <text:p>ms38P2_3236, msdiv369, ndp39.160, sc920</text:p>
          </table:table-cell>
        </table:table-row>
        <table:table-row table:style-name="ro1">
          <table:table-cell office:value-type="string" calcext:value-type="string">
            <text:p>patthana2.10:921.1</text:p>
          </table:table-cell>
          <table:table-cell office:value-type="string" calcext:value-type="string">
            <text:p>Ajjhattikadukaṃ niṭṭhitaṃ.</text:p>
          </table:table-cell>
          <table:table-cell office:value-type="string" calcext:value-type="string">
            <text:p>&lt;p class='endsutta'&gt;{}&lt;/p&gt;</text:p>
          </table:table-cell>
          <table:table-cell office:value-type="string" calcext:value-type="string">
            <text:p>ms38P2_3237, sc921</text:p>
          </table:table-cell>
        </table:table-row>
        <table:table-row table:style-name="ro1">
          <table:table-cell office:value-type="string" calcext:value-type="string">
            <text:p>patthana2.10:922.0.1</text:p>
          </table:table-cell>
          <table:table-cell office:value-type="string" calcext:value-type="string">
            <text:p>2.10.13. Paccayavāra</text:p>
          </table:table-cell>
          <table:table-cell office:value-type="string" calcext:value-type="string">
            <text:p>&lt;h2&gt;{}&lt;/h2&gt;</text:p>
          </table:table-cell>
          <table:table-cell/>
        </table:table-row>
        <table:table-row table:style-name="ro1">
          <table:table-cell office:value-type="string" calcext:value-type="string">
            <text:p>patthana2.10:922.0.2</text:p>
          </table:table-cell>
          <table:table-cell office:value-type="string" calcext:value-type="string">
            <text:p>2.10.13.1. Paṭiccavāra</text:p>
          </table:table-cell>
          <table:table-cell office:value-type="string" calcext:value-type="string">
            <text:p>&lt;h3&gt;{}&lt;/h3&gt;</text:p>
          </table:table-cell>
          <table:table-cell/>
        </table:table-row>
        <table:table-row table:style-name="ro1">
          <table:table-cell office:value-type="string" calcext:value-type="string">
            <text:p>patthana2.10:922.0.3</text:p>
          </table:table-cell>
          <table:table-cell office:value-type="string" calcext:value-type="string">
            <text:p>2.10.13.1.1. Paccayānuloma</text:p>
          </table:table-cell>
          <table:table-cell office:value-type="string" calcext:value-type="string">
            <text:p>&lt;h4&gt;{}&lt;/h4&gt;</text:p>
          </table:table-cell>
          <table:table-cell/>
        </table:table-row>
        <table:table-row table:style-name="ro1">
          <table:table-cell office:value-type="string" calcext:value-type="string">
            <text:p>patthana2.10:922.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922.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922.1</text:p>
          </table:table-cell>
          <table:table-cell office:value-type="string" calcext:value-type="string">
            <text:p>Upādā dhammaṃ paṭicca noupādā dhammo uppajjati hetupaccayā—paṭisandhikkhaṇe vatthuṃ paṭicca noupādā khandhā. (1)</text:p>
          </table:table-cell>
          <table:table-cell office:value-type="string" calcext:value-type="string">
            <text:p>&lt;p&gt;{}&lt;/p&gt;</text:p>
          </table:table-cell>
          <table:table-cell office:value-type="string" calcext:value-type="string">
            <text:p>bj51.1015, ms38P2_3238, msdiv370, sc922, vri122.636</text:p>
          </table:table-cell>
        </table:table-row>
        <table:table-row table:style-name="ro1">
          <table:table-cell office:value-type="string" calcext:value-type="string">
            <text:p>patthana2.10:923.1</text:p>
          </table:table-cell>
          <table:table-cell office:value-type="string" calcext:value-type="string">
            <text:p>Noupādā dhammaṃ paṭicca noupādā dhammo uppajjati hetupaccayā—noupādā ekaṃ khandhaṃ paṭicca tayo khandhā noupādā ca cittasamuṭṭhānaṃ rūpaṃ …pe… dve khandhe …pe… paṭisandhikkhaṇe noupādā ekaṃ khandhaṃ paṭicca tayo khandhā noupādā ca kaṭattārūpaṃ …pe… dve khandhe …pe… ekaṃ mahābhūtaṃ …pe… dve mahābhūte paṭicca dve mahābhūtā. (1)</text:p>
          </table:table-cell>
          <table:table-cell office:value-type="string" calcext:value-type="string">
            <text:p>&lt;p&gt;{}&lt;/p&gt;</text:p>
          </table:table-cell>
          <table:table-cell office:value-type="string" calcext:value-type="string">
            <text:p>ms38P2_3239, sc923, sya43.181</text:p>
          </table:table-cell>
        </table:table-row>
        <table:table-row table:style-name="ro1">
          <table:table-cell office:value-type="string" calcext:value-type="string">
            <text:p>patthana2.10:924.1</text:p>
          </table:table-cell>
          <table:table-cell office:value-type="string" calcext:value-type="string">
            <text:p>Noupādā dhammaṃ paṭicca upādā dhammo uppajjati hetupaccayā—noupādā khandhe paṭicca upādā cittasamuṭṭhānaṃ rūpaṃ; paṭisandhikkhaṇe …pe… mahābhūte paṭicca upādā cittasamuṭṭhānaṃ rūpaṃ kaṭattārūpaṃ upādārūpaṃ. (2)</text:p>
          </table:table-cell>
          <table:table-cell office:value-type="string" calcext:value-type="string">
            <text:p>&lt;p&gt;{}&lt;/p&gt;</text:p>
          </table:table-cell>
          <table:table-cell office:value-type="string" calcext:value-type="string">
            <text:p>ms38P2_3240, sc924</text:p>
          </table:table-cell>
        </table:table-row>
        <table:table-row table:style-name="ro1">
          <table:table-cell office:value-type="string" calcext:value-type="string">
            <text:p>patthana2.10:925.1</text:p>
          </table:table-cell>
          <table:table-cell office:value-type="string" calcext:value-type="string">
            <text:p>Noupādā dhammaṃ paṭicca upādā ca noupādā ca dhammā uppajjanti hetupaccayā— noupādā ekaṃ khandhaṃ paṭicca tayo khandhā upādā ca noupādā ca cittasamuṭṭhānaṃ rūpaṃ …pe… dve khandhe …pe… paṭisandhikkhaṇe …pe…. (3)</text:p>
          </table:table-cell>
          <table:table-cell office:value-type="string" calcext:value-type="string">
            <text:p>&lt;p&gt;{}&lt;/p&gt;</text:p>
          </table:table-cell>
          <table:table-cell office:value-type="string" calcext:value-type="string">
            <text:p>dr43.189, ms38P2_3241, sc925, vri122.637</text:p>
          </table:table-cell>
        </table:table-row>
        <table:table-row table:style-name="ro1">
          <table:table-cell office:value-type="string" calcext:value-type="string">
            <text:p>patthana2.10:926.1</text:p>
          </table:table-cell>
          <table:table-cell office:value-type="string" calcext:value-type="string">
            <text:p>Upādā ca noupādā ca dhammaṃ paṭicca noupādā dhammo uppajjati hetupaccayā— paṭisandhikkhaṇe noupādā ekaṃ khandhañca vatthuñca paṭicca tayo khandhā, dve khandhe ca …pe…. (1)</text:p>
          </table:table-cell>
          <table:table-cell office:value-type="string" calcext:value-type="string">
            <text:p>&lt;p&gt;{}&lt;/p&gt;</text:p>
          </table:table-cell>
          <table:table-cell office:value-type="string" calcext:value-type="string">
            <text:p>cck38.137, csp1ed38.517, csp2ed38.517, ms38P2_3242, ndp39.161, sc926</text:p>
          </table:table-cell>
        </table:table-row>
        <table:table-row table:style-name="ro1">
          <table:table-cell office:value-type="string" calcext:value-type="string">
            <text:p>patthana2.10:927.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927.1</text:p>
          </table:table-cell>
          <table:table-cell office:value-type="string" calcext:value-type="string">
            <text:p>Upādā dhammaṃ paṭicca noupādā dhammo uppajjati ārammaṇapaccayā— paṭisandhikkhaṇe vatthuṃ paṭicca noupādā khandhā. (1)</text:p>
          </table:table-cell>
          <table:table-cell office:value-type="string" calcext:value-type="string">
            <text:p>&lt;p&gt;{}&lt;/p&gt;</text:p>
          </table:table-cell>
          <table:table-cell office:value-type="string" calcext:value-type="string">
            <text:p>ms38P2_3243, msdiv371, sc927</text:p>
          </table:table-cell>
        </table:table-row>
        <table:table-row table:style-name="ro1">
          <table:table-cell office:value-type="string" calcext:value-type="string">
            <text:p>patthana2.10:928.1</text:p>
          </table:table-cell>
          <table:table-cell office:value-type="string" calcext:value-type="string">
            <text:p>Noupādā dhammaṃ paṭicca noupādā dhammo uppajjati ārammaṇapaccayā—noupādā ekaṃ khandhaṃ paṭicca tayo khandhā …pe… dve khandhe …pe… paṭisandhikkhaṇe …pe…. (1)</text:p>
          </table:table-cell>
          <table:table-cell office:value-type="string" calcext:value-type="string">
            <text:p>&lt;p&gt;{}&lt;/p&gt;</text:p>
          </table:table-cell>
          <table:table-cell office:value-type="string" calcext:value-type="string">
            <text:p>ms38P2_3244, sc928</text:p>
          </table:table-cell>
        </table:table-row>
        <table:table-row table:style-name="ro1">
          <table:table-cell office:value-type="string" calcext:value-type="string">
            <text:p>patthana2.10:929.1</text:p>
          </table:table-cell>
          <table:table-cell office:value-type="string" calcext:value-type="string">
            <text:p>Upādā ca noupādā ca dhammaṃ paṭicca noupādā dhammo uppajjati ārammaṇapaccayā— paṭisandhikkhaṇe noupādā ekaṃ khandhañca vatthuñca paṭicca tayo khandhā …pe… dve khandhe ca …pe…. (1)</text:p>
          </table:table-cell>
          <table:table-cell office:value-type="string" calcext:value-type="string">
            <text:p>&lt;p&gt;{}&lt;/p&gt;</text:p>
          </table:table-cell>
          <table:table-cell office:value-type="string" calcext:value-type="string">
            <text:p>ms38P2_3245, sc929, sya43.182</text:p>
          </table:table-cell>
        </table:table-row>
        <table:table-row table:style-name="ro1">
          <table:table-cell office:value-type="string" calcext:value-type="string">
            <text:p>patthana2.10:930.0</text:p>
          </table:table-cell>
          <table:table-cell office:value-type="string" calcext:value-type="string">
            <text:p>Adhipatyādi</text:p>
          </table:table-cell>
          <table:table-cell office:value-type="string" calcext:value-type="string">
            <text:p>&lt;h6&gt;{}&lt;/h6&gt;</text:p>
          </table:table-cell>
          <table:table-cell/>
        </table:table-row>
        <table:table-row table:style-name="ro1">
          <table:table-cell office:value-type="string" calcext:value-type="string">
            <text:p>patthana2.10:930.1</text:p>
          </table:table-cell>
          <table:table-cell office:value-type="string" calcext:value-type="string">
            <text:p>Noupādā dhammaṃ paṭicca noupādā dhammo uppajjati adhipatipaccayā—noupādā ekaṃ khandhaṃ paṭicca tayo khandhā noupādā ca cittasamuṭṭhānaṃ rūpaṃ …pe… dve khandhe …pe…. (1)</text:p>
          </table:table-cell>
          <table:table-cell office:value-type="string" calcext:value-type="string">
            <text:p>&lt;p&gt;{}&lt;/p&gt;</text:p>
          </table:table-cell>
          <table:table-cell office:value-type="string" calcext:value-type="string">
            <text:p>ms38P2_3246, msdiv372, sc930</text:p>
          </table:table-cell>
        </table:table-row>
        <table:table-row table:style-name="ro1">
          <table:table-cell office:value-type="string" calcext:value-type="string">
            <text:p>patthana2.10:931.1</text:p>
          </table:table-cell>
          <table:table-cell office:value-type="string" calcext:value-type="string">
            <text:p>Noupādā dhammaṃ paṭicca upādā dhammo uppajjati adhipatipaccayā—noupādā khandhe paṭicca upādā cittasamuṭṭhānaṃ rūpaṃ, mahābhūte paṭicca upādā cittasamuṭṭhānaṃ rūpaṃ. (2)</text:p>
          </table:table-cell>
          <table:table-cell office:value-type="string" calcext:value-type="string">
            <text:p>&lt;p&gt;{}&lt;/p&gt;</text:p>
          </table:table-cell>
          <table:table-cell office:value-type="string" calcext:value-type="string">
            <text:p>ms38P2_3247, sc931</text:p>
          </table:table-cell>
        </table:table-row>
        <table:table-row table:style-name="ro1">
          <table:table-cell office:value-type="string" calcext:value-type="string">
            <text:p>patthana2.10:932.1</text:p>
          </table:table-cell>
          <table:table-cell office:value-type="string" calcext:value-type="string">
            <text:p>Noupādā dhammaṃ paṭicca upādā ca noupādā ca dhammā uppajjanti adhipatipaccayā— noupādā ekaṃ khandhaṃ paṭicca tayo khandhā upādā ca noupādā ca cittasamuṭṭhānaṃ rūpaṃ …pe… dve khandhe …pe…. (3)</text:p>
          </table:table-cell>
          <table:table-cell office:value-type="string" calcext:value-type="string">
            <text:p>&lt;p&gt;{}&lt;/p&gt;</text:p>
          </table:table-cell>
          <table:table-cell office:value-type="string" calcext:value-type="string">
            <text:p>dr43.190, ms38P2_3248, sc932, vri122.638</text:p>
          </table:table-cell>
        </table:table-row>
        <table:table-row table:style-name="ro1">
          <table:table-cell office:value-type="string" calcext:value-type="string">
            <text:p>patthana2.10:933.1</text:p>
          </table:table-cell>
          <table:table-cell office:value-type="string" calcext:value-type="string">
            <text:p>Anantarapaccayā tīṇi, samanantarapaccayā tīṇi, sahajātapaccayā pañca.</text:p>
          </table:table-cell>
          <table:table-cell office:value-type="string" calcext:value-type="string">
            <text:p>&lt;p&gt;{}&lt;/p&gt;</text:p>
          </table:table-cell>
          <table:table-cell office:value-type="string" calcext:value-type="string">
            <text:p>ms38P2_3249, sc933</text:p>
          </table:table-cell>
        </table:table-row>
        <table:table-row table:style-name="ro1">
          <table:table-cell office:value-type="string" calcext:value-type="string">
            <text:p>patthana2.10:934.0</text:p>
          </table:table-cell>
          <table:table-cell office:value-type="string" calcext:value-type="string">
            <text:p>Aññamañña</text:p>
          </table:table-cell>
          <table:table-cell office:value-type="string" calcext:value-type="string">
            <text:p>&lt;h6&gt;{}&lt;/h6&gt;</text:p>
          </table:table-cell>
          <table:table-cell/>
        </table:table-row>
        <table:table-row table:style-name="ro1">
          <table:table-cell office:value-type="string" calcext:value-type="string">
            <text:p>patthana2.10:934.1</text:p>
          </table:table-cell>
          <table:table-cell office:value-type="string" calcext:value-type="string">
            <text:p>Upādā dhammaṃ paṭicca noupādā dhammo uppajjati aññamaññapaccayā— paṭisandhikkhaṇe vatthuṃ paṭicca noupādā khandhā. (1)</text:p>
          </table:table-cell>
          <table:table-cell office:value-type="string" calcext:value-type="string">
            <text:p>&lt;p&gt;{}&lt;/p&gt;</text:p>
          </table:table-cell>
          <table:table-cell office:value-type="string" calcext:value-type="string">
            <text:p>ms38P2_3250, msdiv373, sc934</text:p>
          </table:table-cell>
        </table:table-row>
        <table:table-row table:style-name="ro1">
          <table:table-cell office:value-type="string" calcext:value-type="string">
            <text:p>patthana2.10:935.1</text:p>
          </table:table-cell>
          <table:table-cell office:value-type="string" calcext:value-type="string">
            <text:p>Noupādā dhammaṃ paṭicca noupādā dhammo uppajjati aññamaññapaccayā—noupādā ekaṃ khandhaṃ paṭicca tayo khandhā …pe… dve khandhe …pe… paṭisandhikkhaṇe …pe… ekaṃ mahābhūtaṃ …pe… asaññasattānaṃ ekaṃ mahābhūtaṃ paṭicca …pe… dve mahābhūte paṭicca dve mahābhūtā. (1)</text:p>
          </table:table-cell>
          <table:table-cell office:value-type="string" calcext:value-type="string">
            <text:p>&lt;p&gt;{}&lt;/p&gt;</text:p>
          </table:table-cell>
          <table:table-cell office:value-type="string" calcext:value-type="string">
            <text:p>cck38.138, csp1ed38.518, csp2ed38.518, ms38P2_3251, ndp39.162, sc935</text:p>
          </table:table-cell>
        </table:table-row>
        <table:table-row table:style-name="ro1">
          <table:table-cell office:value-type="string" calcext:value-type="string">
            <text:p>patthana2.10:936.1</text:p>
          </table:table-cell>
          <table:table-cell office:value-type="string" calcext:value-type="string">
            <text:p>Noupādā dhammaṃ paṭicca upādā dhammo uppajjati aññamaññapaccayā— paṭisandhikkhaṇe noupādā khandhe paṭicca vatthu. (2)</text:p>
          </table:table-cell>
          <table:table-cell office:value-type="string" calcext:value-type="string">
            <text:p>&lt;p&gt;{}&lt;/p&gt;</text:p>
          </table:table-cell>
          <table:table-cell office:value-type="string" calcext:value-type="string">
            <text:p>ms38P2_3252, sc936</text:p>
          </table:table-cell>
        </table:table-row>
        <table:table-row table:style-name="ro1">
          <table:table-cell office:value-type="string" calcext:value-type="string">
            <text:p>patthana2.10:937.1</text:p>
          </table:table-cell>
          <table:table-cell office:value-type="string" calcext:value-type="string">
            <text:p>Noupādā dhammaṃ paṭicca upādā ca noupādā ca dhammā uppajjanti aññamaññapaccayā—paṭisandhikkhaṇe noupādā ekaṃ khandhaṃ paṭicca tayo khandhā vatthu ca …pe… dve khandhe …pe…. (3)</text:p>
          </table:table-cell>
          <table:table-cell office:value-type="string" calcext:value-type="string">
            <text:p>&lt;p&gt;{}&lt;/p&gt;</text:p>
          </table:table-cell>
          <table:table-cell office:value-type="string" calcext:value-type="string">
            <text:p>bj51.1016, ms38P2_3253, sc937, sya43.183</text:p>
          </table:table-cell>
        </table:table-row>
        <table:table-row table:style-name="ro1">
          <table:table-cell office:value-type="string" calcext:value-type="string">
            <text:p>patthana2.10:938.1</text:p>
          </table:table-cell>
          <table:table-cell office:value-type="string" calcext:value-type="string">
            <text:p>Upādā ca noupādā ca dhammaṃ paṭicca noupādā dhammo uppajjati aññamaññapaccayā— paṭisandhikkhaṇe noupādā ekaṃ khandhañca vatthuñca paṭicca tayo khandhā …pe… dve khandhe ca …pe… (Saṃkhittaṃ.) (1)</text:p>
          </table:table-cell>
          <table:table-cell office:value-type="string" calcext:value-type="string">
            <text:p>&lt;p&gt;{}&lt;/p&gt;</text:p>
          </table:table-cell>
          <table:table-cell office:value-type="string" calcext:value-type="string">
            <text:p>ms38P2_3254, sc938</text:p>
          </table:table-cell>
        </table:table-row>
        <table:table-row table:style-name="ro1">
          <table:table-cell office:value-type="string" calcext:value-type="string">
            <text:p>patthana2.10:939.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939.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939.1</text:p>
          </table:table-cell>
          <table:table-cell office:value-type="string" calcext:value-type="string">
            <text:p>Hetuyā pañca, ārammaṇe tīṇi, adhipatiyā tīṇi, anantare tīṇi, samanantare tīṇi, sahajāte pañca, aññamaññe pañca, nissaye pañca, upanissaye tīṇi, purejāte ekaṃ, āsevane ekaṃ, kamme pañca, vipāke pañca (sabbattha pañca), sampayutte tīṇi, vippayutte pañca, atthiyā pañca, natthiyā tīṇi, vigate tīṇi, avigate pañca.</text:p>
          </table:table-cell>
          <table:table-cell office:value-type="string" calcext:value-type="string">
            <text:p>&lt;p&gt;{}&lt;/p&gt;</text:p>
          </table:table-cell>
          <table:table-cell office:value-type="string" calcext:value-type="string">
            <text:p>dr43.191, ms38P2_3255, msdiv374, sc939, vri122.639</text:p>
          </table:table-cell>
        </table:table-row>
        <table:table-row table:style-name="ro1">
          <table:table-cell office:value-type="string" calcext:value-type="string">
            <text:p>patthana2.10:940.0.1</text:p>
          </table:table-cell>
          <table:table-cell office:value-type="string" calcext:value-type="string">
            <text:p>2.10.13.1.2. Paccayapaccanīya</text:p>
          </table:table-cell>
          <table:table-cell office:value-type="string" calcext:value-type="string">
            <text:p>&lt;h4&gt;{}&lt;/h4&gt;</text:p>
          </table:table-cell>
          <table:table-cell/>
        </table:table-row>
        <table:table-row table:style-name="ro1">
          <table:table-cell office:value-type="string" calcext:value-type="string">
            <text:p>patthana2.10:940.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940.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940.1</text:p>
          </table:table-cell>
          <table:table-cell office:value-type="string" calcext:value-type="string">
            <text:p>Upādā dhammaṃ paṭicca noupādā dhammo uppajjati nahetupaccayā— ahetukapaṭisandhikkhaṇe vatthuṃ paṭicca noupādā khandhā. (1)</text:p>
          </table:table-cell>
          <table:table-cell office:value-type="string" calcext:value-type="string">
            <text:p>&lt;p&gt;{}&lt;/p&gt;</text:p>
          </table:table-cell>
          <table:table-cell office:value-type="string" calcext:value-type="string">
            <text:p>ms38P2_3256, msdiv375, sc940</text:p>
          </table:table-cell>
        </table:table-row>
        <table:table-row table:style-name="ro1">
          <table:table-cell office:value-type="string" calcext:value-type="string">
            <text:p>patthana2.10:941.1</text:p>
          </table:table-cell>
          <table:table-cell office:value-type="string" calcext:value-type="string">
            <text:p>Noupādā dhammaṃ paṭicca noupādā dhammo uppajjati nahetupaccayā—ahetukaṃ noupādā ekaṃ khandhaṃ paṭicca tayo khandhā noupādā ca cittasamuṭṭhānaṃ rūpaṃ …pe… dve khandhe …pe… ahetukapaṭisandhikkhaṇe …pe… ekaṃ mahābhūtaṃ …pe… asaññasattānaṃ ekaṃ mahābhūtaṃ paṭicca tayo mahābhūtā …pe… dve mahābhūte paṭicca dve mahābhūtā, vicikicchāsahagate uddhaccasahagate khandhe paṭicca vicikicchāsahagato uddhaccasahagato moho. (1)</text:p>
          </table:table-cell>
          <table:table-cell office:value-type="string" calcext:value-type="string">
            <text:p>&lt;p&gt;{}&lt;/p&gt;</text:p>
          </table:table-cell>
          <table:table-cell office:value-type="string" calcext:value-type="string">
            <text:p>csp1ed38.519, csp2ed38.519, ms38P2_3257, ndp39.163, sc941</text:p>
          </table:table-cell>
        </table:table-row>
        <table:table-row table:style-name="ro1">
          <table:table-cell office:value-type="string" calcext:value-type="string">
            <text:p>patthana2.10:942.1</text:p>
          </table:table-cell>
          <table:table-cell office:value-type="string" calcext:value-type="string">
            <text:p>Noupādā dhammaṃ paṭicca upādā dhammo uppajjati nahetupaccayā—ahetuke noupādā khandhe paṭicca upādā cittasamuṭṭhānaṃ rūpaṃ; ahetukapaṭisandhikkhaṇe …pe… mahābhūte paṭicca upādā cittasamuṭṭhānaṃ rūpaṃ kaṭattārūpaṃ upādārūpaṃ …pe…. (Yāva asaññasattā.) (2)</text:p>
          </table:table-cell>
          <table:table-cell office:value-type="string" calcext:value-type="string">
            <text:p>&lt;p&gt;{}&lt;/p&gt;</text:p>
          </table:table-cell>
          <table:table-cell office:value-type="string" calcext:value-type="string">
            <text:p>cck38.139, dr43.192, ms38P2_3258, sc942, sya43.184</text:p>
          </table:table-cell>
        </table:table-row>
        <table:table-row table:style-name="ro1">
          <table:table-cell office:value-type="string" calcext:value-type="string">
            <text:p>patthana2.10:943.1</text:p>
          </table:table-cell>
          <table:table-cell office:value-type="string" calcext:value-type="string">
            <text:p>Noupādā dhammaṃ paṭicca upādā ca noupādā ca dhammā uppajjanti nahetupaccayā— ahetukaṃ noupādā ekaṃ khandhaṃ paṭicca tayo khandhā upādā ca noupādā ca cittasamuṭṭhānaṃ rūpaṃ …pe… dve khandhe …pe… ahetukapaṭisandhikkhaṇe …pe…. (3)</text:p>
          </table:table-cell>
          <table:table-cell office:value-type="string" calcext:value-type="string">
            <text:p>&lt;p&gt;{}&lt;/p&gt;</text:p>
          </table:table-cell>
          <table:table-cell office:value-type="string" calcext:value-type="string">
            <text:p>ms38P2_3259, sc943, vri122.640</text:p>
          </table:table-cell>
        </table:table-row>
        <table:table-row table:style-name="ro1">
          <table:table-cell office:value-type="string" calcext:value-type="string">
            <text:p>patthana2.10:944.1</text:p>
          </table:table-cell>
          <table:table-cell office:value-type="string" calcext:value-type="string">
            <text:p>Upādā ca noupādā ca dhammaṃ paṭicca noupādā dhammo uppajjati nahetupaccayā— ahetukapaṭisandhikkhaṇe noupādā ekaṃ khandhañca vatthuñca paṭicca tayo khandhā …pe… dve khandhe ca …pe…. (1)</text:p>
          </table:table-cell>
          <table:table-cell office:value-type="string" calcext:value-type="string">
            <text:p>&lt;p&gt;{}&lt;/p&gt;</text:p>
          </table:table-cell>
          <table:table-cell office:value-type="string" calcext:value-type="string">
            <text:p>ms38P2_3260, sc944</text:p>
          </table:table-cell>
        </table:table-row>
        <table:table-row table:style-name="ro1">
          <table:table-cell office:value-type="string" calcext:value-type="string">
            <text:p>patthana2.10:945.0</text:p>
          </table:table-cell>
          <table:table-cell office:value-type="string" calcext:value-type="string">
            <text:p>Naārammaṇādi</text:p>
          </table:table-cell>
          <table:table-cell office:value-type="string" calcext:value-type="string">
            <text:p>&lt;h6&gt;{}&lt;/h6&gt;</text:p>
          </table:table-cell>
          <table:table-cell/>
        </table:table-row>
        <table:table-row table:style-name="ro1">
          <table:table-cell office:value-type="string" calcext:value-type="string">
            <text:p>patthana2.10:945.1</text:p>
          </table:table-cell>
          <table:table-cell office:value-type="string" calcext:value-type="string">
            <text:p>Noupādā dhammaṃ paṭicca noupādā dhammo uppajjati naārammaṇapaccayā—noupādā khandhe paṭicca noupādā cittasamuṭṭhānaṃ rūpaṃ; paṭisandhikkhaṇe …pe… ekaṃ mahābhūtaṃ …pe… (yāva asaññasattā) dve mahābhūte paṭicca dve mahābhūtā. (1)</text:p>
          </table:table-cell>
          <table:table-cell office:value-type="string" calcext:value-type="string">
            <text:p>&lt;p&gt;{}&lt;/p&gt;</text:p>
          </table:table-cell>
          <table:table-cell office:value-type="string" calcext:value-type="string">
            <text:p>ms38P2_3261, msdiv376, sc945</text:p>
          </table:table-cell>
        </table:table-row>
        <table:table-row table:style-name="ro1">
          <table:table-cell office:value-type="string" calcext:value-type="string">
            <text:p>patthana2.10:946.1</text:p>
          </table:table-cell>
          <table:table-cell office:value-type="string" calcext:value-type="string">
            <text:p>Noupādā dhammaṃ paṭicca upādā dhammo uppajjati naārammaṇapaccayā—noupādā khandhe paṭicca upādā cittasamuṭṭhānaṃ rūpaṃ; paṭisandhikkhaṇe …pe… mahābhūte paṭicca upādā cittasamuṭṭhānaṃ rūpaṃ kaṭattārūpaṃ upādārūpaṃ. (Yāva asaññasattā.) (2)</text:p>
          </table:table-cell>
          <table:table-cell office:value-type="string" calcext:value-type="string">
            <text:p>&lt;p&gt;{}&lt;/p&gt;</text:p>
          </table:table-cell>
          <table:table-cell office:value-type="string" calcext:value-type="string">
            <text:p>ms38P2_3262, sc946</text:p>
          </table:table-cell>
        </table:table-row>
        <table:table-row table:style-name="ro1">
          <table:table-cell office:value-type="string" calcext:value-type="string">
            <text:p>patthana2.10:947.1</text:p>
          </table:table-cell>
          <table:table-cell office:value-type="string" calcext:value-type="string">
            <text:p>Noupādā dhammaṃ paṭicca upādā ca noupādā ca dhammā uppajjanti naārammaṇapaccayā—noupādā khandhe paṭicca upādā ca noupādā ca cittasamuṭṭhānaṃ rūpaṃ; paṭisandhikkhaṇe …pe…. (3)</text:p>
          </table:table-cell>
          <table:table-cell office:value-type="string" calcext:value-type="string">
            <text:p>&lt;p&gt;{}&lt;/p&gt;</text:p>
          </table:table-cell>
          <table:table-cell office:value-type="string" calcext:value-type="string">
            <text:p>ms38P2_3263, sc947</text:p>
          </table:table-cell>
        </table:table-row>
        <table:table-row table:style-name="ro1">
          <table:table-cell office:value-type="string" calcext:value-type="string">
            <text:p>patthana2.10:948.1</text:p>
          </table:table-cell>
          <table:table-cell office:value-type="string" calcext:value-type="string">
            <text:p>Naadhipatipaccayā pañca, naanantarapaccayā tīṇi …pe… naupanissayapaccayā pañca, napurejātapaccayā pañca, napacchājātapaccayā pañca, naāsevanapaccayā pañca.</text:p>
          </table:table-cell>
          <table:table-cell office:value-type="string" calcext:value-type="string">
            <text:p>&lt;p&gt;{}&lt;/p&gt;</text:p>
          </table:table-cell>
          <table:table-cell office:value-type="string" calcext:value-type="string">
            <text:p>ms38P2_3264, ndp39.164, sc948</text:p>
          </table:table-cell>
        </table:table-row>
        <table:table-row table:style-name="ro1">
          <table:table-cell office:value-type="string" calcext:value-type="string">
            <text:p>patthana2.10:949.0</text:p>
          </table:table-cell>
          <table:table-cell office:value-type="string" calcext:value-type="string">
            <text:p>Nakamma</text:p>
          </table:table-cell>
          <table:table-cell office:value-type="string" calcext:value-type="string">
            <text:p>&lt;h6&gt;{}&lt;/h6&gt;</text:p>
          </table:table-cell>
          <table:table-cell/>
        </table:table-row>
        <table:table-row table:style-name="ro1">
          <table:table-cell office:value-type="string" calcext:value-type="string">
            <text:p>patthana2.10:949.1</text:p>
          </table:table-cell>
          <table:table-cell office:value-type="string" calcext:value-type="string">
            <text:p>Noupādā dhammaṃ paṭicca noupādā dhammo uppajjati nakammapaccayā—noupādā khandhe paṭicca sampayuttakā cetanā; bāhiraṃ āhārasamuṭṭhānaṃ utusamuṭṭhānaṃ …pe… dve mahābhūte paṭicca dve mahābhūtā. (1)</text:p>
          </table:table-cell>
          <table:table-cell office:value-type="string" calcext:value-type="string">
            <text:p>&lt;p&gt;{}&lt;/p&gt;</text:p>
          </table:table-cell>
          <table:table-cell office:value-type="string" calcext:value-type="string">
            <text:p>bj51.1017, csp1ed38.520, csp2ed38.520, dr43.193, ms38P2_3265, msdiv377, sc949, sya43.185, vri122.641</text:p>
          </table:table-cell>
        </table:table-row>
        <table:table-row table:style-name="ro1">
          <table:table-cell office:value-type="string" calcext:value-type="string">
            <text:p>patthana2.10:950.1</text:p>
          </table:table-cell>
          <table:table-cell office:value-type="string" calcext:value-type="string">
            <text:p>Noupādā dhammaṃ paṭicca upādā dhammo uppajjati nakammapaccayā—bāhire āhārasamuṭṭhāne utusamuṭṭhāne mahābhūte paṭicca upādārūpaṃ. (2)</text:p>
          </table:table-cell>
          <table:table-cell office:value-type="string" calcext:value-type="string">
            <text:p>&lt;p&gt;{}&lt;/p&gt;</text:p>
          </table:table-cell>
          <table:table-cell office:value-type="string" calcext:value-type="string">
            <text:p>cck38.140, ms38P2_3266, sc950</text:p>
          </table:table-cell>
        </table:table-row>
        <table:table-row table:style-name="ro1">
          <table:table-cell office:value-type="string" calcext:value-type="string">
            <text:p>patthana2.10:951.1</text:p>
          </table:table-cell>
          <table:table-cell office:value-type="string" calcext:value-type="string">
            <text:p>Noupādā dhammaṃ paṭicca upādā ca noupādā ca dhammā uppajjanti nakammapaccayā— bāhiraṃ āhārasamuṭṭhānaṃ utusamuṭṭhānaṃ ekaṃ mahābhūtaṃ paṭicca tayo mahābhūtā upādā ca rūpaṃ …pe… dve mahābhūte …pe…. (3)</text:p>
          </table:table-cell>
          <table:table-cell office:value-type="string" calcext:value-type="string">
            <text:p>&lt;p&gt;{}&lt;/p&gt;</text:p>
          </table:table-cell>
          <table:table-cell office:value-type="string" calcext:value-type="string">
            <text:p>ms38P2_3267, sc951</text:p>
          </table:table-cell>
        </table:table-row>
        <table:table-row table:style-name="ro1">
          <table:table-cell office:value-type="string" calcext:value-type="string">
            <text:p>patthana2.10:952.0</text:p>
          </table:table-cell>
          <table:table-cell office:value-type="string" calcext:value-type="string">
            <text:p>Navipāka</text:p>
          </table:table-cell>
          <table:table-cell office:value-type="string" calcext:value-type="string">
            <text:p>&lt;h6&gt;{}&lt;/h6&gt;</text:p>
          </table:table-cell>
          <table:table-cell/>
        </table:table-row>
        <table:table-row table:style-name="ro1">
          <table:table-cell office:value-type="string" calcext:value-type="string">
            <text:p>patthana2.10:952.1</text:p>
          </table:table-cell>
          <table:table-cell office:value-type="string" calcext:value-type="string">
            <text:p>Noupādā dhammaṃ paṭicca noupādā dhammo uppajjati navipākapaccayā—noupādā ekaṃ khandhaṃ paṭicca tayo khandhā noupādā ca cittasamuṭṭhānaṃ rūpaṃ …pe… dve khandhe …pe… ekaṃ mahābhūtaṃ …pe…. (Yāva asaññasattā, evaṃ tīṇi noupādāmūlake.)</text:p>
          </table:table-cell>
          <table:table-cell office:value-type="string" calcext:value-type="string">
            <text:p>&lt;p&gt;{}&lt;/p&gt;</text:p>
          </table:table-cell>
          <table:table-cell office:value-type="string" calcext:value-type="string">
            <text:p>ms38P2_3268, msdiv378, sc952</text:p>
          </table:table-cell>
        </table:table-row>
        <table:table-row table:style-name="ro1">
          <table:table-cell office:value-type="string" calcext:value-type="string">
            <text:p>patthana2.10:953.0</text:p>
          </table:table-cell>
          <table:table-cell office:value-type="string" calcext:value-type="string">
            <text:p>Naāhāra</text:p>
          </table:table-cell>
          <table:table-cell office:value-type="string" calcext:value-type="string">
            <text:p>&lt;h6&gt;{}&lt;/h6&gt;</text:p>
          </table:table-cell>
          <table:table-cell/>
        </table:table-row>
        <table:table-row table:style-name="ro1">
          <table:table-cell office:value-type="string" calcext:value-type="string">
            <text:p>patthana2.10:953.1</text:p>
          </table:table-cell>
          <table:table-cell office:value-type="string" calcext:value-type="string">
            <text:p>Noupādā dhammaṃ paṭicca noupādā dhammo uppajjati naāhārapaccayā—bāhiraṃ utusamuṭṭhānaṃ asaññasattānaṃ ekaṃ mahābhūtaṃ …pe… dve mahābhūte paṭicca dve mahābhūtā. (1)</text:p>
          </table:table-cell>
          <table:table-cell office:value-type="string" calcext:value-type="string">
            <text:p>&lt;p&gt;{}&lt;/p&gt;</text:p>
          </table:table-cell>
          <table:table-cell office:value-type="string" calcext:value-type="string">
            <text:p>ms38P2_3269, msdiv379, sc953</text:p>
          </table:table-cell>
        </table:table-row>
        <table:table-row table:style-name="ro1">
          <table:table-cell office:value-type="string" calcext:value-type="string">
            <text:p>patthana2.10:954.1</text:p>
          </table:table-cell>
          <table:table-cell office:value-type="string" calcext:value-type="string">
            <text:p>Noupādā dhammaṃ paṭicca upādā dhammo uppajjati naāhārapaccayā—bāhiraṃ utusamuṭṭhānaṃ asaññasattānaṃ mahābhūte paṭicca upādārūpaṃ. (2)</text:p>
          </table:table-cell>
          <table:table-cell office:value-type="string" calcext:value-type="string">
            <text:p>&lt;p&gt;{}&lt;/p&gt;</text:p>
          </table:table-cell>
          <table:table-cell office:value-type="string" calcext:value-type="string">
            <text:p>ms38P2_3270, sc954</text:p>
          </table:table-cell>
        </table:table-row>
        <table:table-row table:style-name="ro1">
          <table:table-cell office:value-type="string" calcext:value-type="string">
            <text:p>patthana2.10:955.1</text:p>
          </table:table-cell>
          <table:table-cell office:value-type="string" calcext:value-type="string">
            <text:p>Noupādā dhammaṃ paṭicca upādā ca noupādā ca dhammā uppajjanti naāhārapaccayā— bāhiraṃ utusamuṭṭhānaṃ asaññasattānaṃ ekaṃ mahābhūtaṃ paṭicca tayo mahābhūtā upādā ca rūpaṃ …pe… dve mahābhūte …pe…. (3)</text:p>
          </table:table-cell>
          <table:table-cell office:value-type="string" calcext:value-type="string">
            <text:p>&lt;p&gt;{}&lt;/p&gt;</text:p>
          </table:table-cell>
          <table:table-cell office:value-type="string" calcext:value-type="string">
            <text:p>dr43.194, ms38P2_3271, ndp39.165, sc955</text:p>
          </table:table-cell>
        </table:table-row>
        <table:table-row table:style-name="ro1">
          <table:table-cell office:value-type="string" calcext:value-type="string">
            <text:p>patthana2.10:956.0</text:p>
          </table:table-cell>
          <table:table-cell office:value-type="string" calcext:value-type="string">
            <text:p>Naindriya</text:p>
          </table:table-cell>
          <table:table-cell office:value-type="string" calcext:value-type="string">
            <text:p>&lt;h6&gt;{}&lt;/h6&gt;</text:p>
          </table:table-cell>
          <table:table-cell/>
        </table:table-row>
        <table:table-row table:style-name="ro1">
          <table:table-cell office:value-type="string" calcext:value-type="string">
            <text:p>patthana2.10:956.1</text:p>
          </table:table-cell>
          <table:table-cell office:value-type="string" calcext:value-type="string">
            <text:p>Noupādā dhammaṃ paṭicca noupādā dhammo uppajjati naindriyapaccayā—bāhiraṃ āhārasamuṭṭhānaṃ utusamuṭṭhānaṃ ekaṃ mahābhūtaṃ …pe…. (1)</text:p>
          </table:table-cell>
          <table:table-cell office:value-type="string" calcext:value-type="string">
            <text:p>&lt;p&gt;{}&lt;/p&gt;</text:p>
          </table:table-cell>
          <table:table-cell office:value-type="string" calcext:value-type="string">
            <text:p>ms38P2_3272, msdiv380, sc956, sya43.186</text:p>
          </table:table-cell>
        </table:table-row>
        <table:table-row table:style-name="ro1">
          <table:table-cell office:value-type="string" calcext:value-type="string">
            <text:p>patthana2.10:957.1</text:p>
          </table:table-cell>
          <table:table-cell office:value-type="string" calcext:value-type="string">
            <text:p>Noupādā dhammaṃ paṭicca upādā dhammo uppajjati naindriyapaccayā—bāhire āhārasamuṭṭhāne utusamuṭṭhāne mahābhūte paṭicca upādārūpaṃ, asaññasattānaṃ mahābhūte paṭicca rūpajīvitindriyaṃ.</text:p>
          </table:table-cell>
          <table:table-cell office:value-type="string" calcext:value-type="string">
            <text:p>&lt;p&gt;{}&lt;/p&gt;</text:p>
          </table:table-cell>
          <table:table-cell office:value-type="string" calcext:value-type="string">
            <text:p>csp1ed38.521, csp2ed38.521, ms38P2_3273, sc957, vri122.642</text:p>
          </table:table-cell>
        </table:table-row>
        <table:table-row table:style-name="ro1">
          <table:table-cell office:value-type="string" calcext:value-type="string">
            <text:p>patthana2.10:958.1</text:p>
          </table:table-cell>
          <table:table-cell office:value-type="string" calcext:value-type="string">
            <text:p>Noupādā dhammaṃ paṭicca upādā ca noupādā ca dhammā uppajjanti naindriyapaccayā—bāhiraṃ āhārasamuṭṭhānaṃ utusamuṭṭhānaṃ ekaṃ mahābhūtaṃ …pe…. (3)</text:p>
          </table:table-cell>
          <table:table-cell office:value-type="string" calcext:value-type="string">
            <text:p>&lt;p&gt;{}&lt;/p&gt;</text:p>
          </table:table-cell>
          <table:table-cell office:value-type="string" calcext:value-type="string">
            <text:p>ms38P2_3274, sc958</text:p>
          </table:table-cell>
        </table:table-row>
        <table:table-row table:style-name="ro1">
          <table:table-cell office:value-type="string" calcext:value-type="string">
            <text:p>patthana2.10:959.0</text:p>
          </table:table-cell>
          <table:table-cell office:value-type="string" calcext:value-type="string">
            <text:p>Najhānādi</text:p>
          </table:table-cell>
          <table:table-cell office:value-type="string" calcext:value-type="string">
            <text:p>&lt;h6&gt;{}&lt;/h6&gt;</text:p>
          </table:table-cell>
          <table:table-cell/>
        </table:table-row>
        <table:table-row table:style-name="ro1">
          <table:table-cell office:value-type="string" calcext:value-type="string">
            <text:p>patthana2.10:959.1</text:p>
          </table:table-cell>
          <table:table-cell office:value-type="string" calcext:value-type="string">
            <text:p>Noupādā dhammaṃ paṭicca noupādā dhammo uppajjati najhānapaccayā— pañcaviññāṇasahagataṃ ekaṃ khandhaṃ paṭicca tayo khandhā …pe… dve khandhe …pe… bāhiraṃ āhārasamuṭṭhānaṃ utusamuṭṭhānaṃ asaññasattānaṃ …pe… dve mahābhūte paṭicca dve mahābhūtā. (1)</text:p>
          </table:table-cell>
          <table:table-cell office:value-type="string" calcext:value-type="string">
            <text:p>&lt;p&gt;{}&lt;/p&gt;</text:p>
          </table:table-cell>
          <table:table-cell office:value-type="string" calcext:value-type="string">
            <text:p>ms38P2_3275, msdiv381, sc959</text:p>
          </table:table-cell>
        </table:table-row>
        <table:table-row table:style-name="ro1">
          <table:table-cell office:value-type="string" calcext:value-type="string">
            <text:p>patthana2.10:960.1</text:p>
          </table:table-cell>
          <table:table-cell office:value-type="string" calcext:value-type="string">
            <text:p>Noupādā dhammaṃ paṭicca upādā dhammo uppajjati najhānapaccayā—bāhire āhārasamuṭṭhāne utusamuṭṭhāne asaññasattānaṃ mahābhūte paṭicca upādā kaṭattārūpaṃ. (2)</text:p>
          </table:table-cell>
          <table:table-cell office:value-type="string" calcext:value-type="string">
            <text:p>&lt;p&gt;{}&lt;/p&gt;</text:p>
          </table:table-cell>
          <table:table-cell office:value-type="string" calcext:value-type="string">
            <text:p>cck38.141, ms38P2_3276, sc960</text:p>
          </table:table-cell>
        </table:table-row>
        <table:table-row table:style-name="ro1">
          <table:table-cell office:value-type="string" calcext:value-type="string">
            <text:p>patthana2.10:961.1</text:p>
          </table:table-cell>
          <table:table-cell office:value-type="string" calcext:value-type="string">
            <text:p>Noupādā dhammaṃ paṭicca upādā ca noupādā ca dhammā uppajjanti najhānapaccayā— bāhiraṃ āhārasamuṭṭhānaṃ utusamuṭṭhānaṃ asaññasattānaṃ ekaṃ mahābhūtaṃ paṭicca tayo mahābhūtā …pe… dve mahābhūte …pe… mahābhūte paṭicca upādā kaṭattārūpaṃ upādārūpaṃ. (3)</text:p>
          </table:table-cell>
          <table:table-cell office:value-type="string" calcext:value-type="string">
            <text:p>&lt;p&gt;{}&lt;/p&gt;</text:p>
          </table:table-cell>
          <table:table-cell office:value-type="string" calcext:value-type="string">
            <text:p>dr43.195, ms38P2_3277, sc961</text:p>
          </table:table-cell>
        </table:table-row>
        <table:table-row table:style-name="ro1">
          <table:table-cell office:value-type="string" calcext:value-type="string">
            <text:p>patthana2.10:962.1</text:p>
          </table:table-cell>
          <table:table-cell office:value-type="string" calcext:value-type="string">
            <text:p>Upādā dhammaṃ paṭicca noupādā dhammo uppajjati namaggapaccayā pañca … nasampayuttapaccayā … tīṇi.</text:p>
          </table:table-cell>
          <table:table-cell office:value-type="string" calcext:value-type="string">
            <text:p>&lt;p&gt;{}&lt;/p&gt;</text:p>
          </table:table-cell>
          <table:table-cell office:value-type="string" calcext:value-type="string">
            <text:p>ms38P2_3278, ndp39.166, sc962</text:p>
          </table:table-cell>
        </table:table-row>
        <table:table-row table:style-name="ro1">
          <table:table-cell office:value-type="string" calcext:value-type="string">
            <text:p>patthana2.10:963.0</text:p>
          </table:table-cell>
          <table:table-cell office:value-type="string" calcext:value-type="string">
            <text:p>Navippayuttādi</text:p>
          </table:table-cell>
          <table:table-cell office:value-type="string" calcext:value-type="string">
            <text:p>&lt;h6&gt;{}&lt;/h6&gt;</text:p>
          </table:table-cell>
          <table:table-cell/>
        </table:table-row>
        <table:table-row table:style-name="ro1">
          <table:table-cell office:value-type="string" calcext:value-type="string">
            <text:p>patthana2.10:963.1</text:p>
          </table:table-cell>
          <table:table-cell office:value-type="string" calcext:value-type="string">
            <text:p>Noupādā dhammaṃ paṭicca noupādā dhammo uppajjati navippayuttapaccayā—arūpe noupādā ekaṃ khandhaṃ paṭicca tayo khandhā …pe… dve khandhe …pe… bāhiraṃ āhārasamuṭṭhānaṃ utusamuṭṭhānaṃ asaññasattānaṃ ekaṃ mahābhūtaṃ …pe…. (1)</text:p>
          </table:table-cell>
          <table:table-cell office:value-type="string" calcext:value-type="string">
            <text:p>&lt;p&gt;{}&lt;/p&gt;</text:p>
          </table:table-cell>
          <table:table-cell office:value-type="string" calcext:value-type="string">
            <text:p>ms38P2_3279, msdiv382, sc963, sya43.187</text:p>
          </table:table-cell>
        </table:table-row>
        <table:table-row table:style-name="ro1">
          <table:table-cell office:value-type="string" calcext:value-type="string">
            <text:p>patthana2.10:964.1</text:p>
          </table:table-cell>
          <table:table-cell office:value-type="string" calcext:value-type="string">
            <text:p>Noupādā dhammaṃ paṭicca upādā dhammo uppajjati navippayuttapaccayā—bāhire āhārasamuṭṭhāne utusamuṭṭhāne asaññasattānaṃ mahābhūte paṭicca upādā kaṭattārūpaṃ, upādārūpaṃ. (2)</text:p>
          </table:table-cell>
          <table:table-cell office:value-type="string" calcext:value-type="string">
            <text:p>&lt;p&gt;{}&lt;/p&gt;</text:p>
          </table:table-cell>
          <table:table-cell office:value-type="string" calcext:value-type="string">
            <text:p>ms38P2_3280, sc964, vri122.643</text:p>
          </table:table-cell>
        </table:table-row>
        <table:table-row table:style-name="ro1">
          <table:table-cell office:value-type="string" calcext:value-type="string">
            <text:p>patthana2.10:965.1</text:p>
          </table:table-cell>
          <table:table-cell office:value-type="string" calcext:value-type="string">
            <text:p>Noupādā dhammaṃ paṭicca upādā ca noupādā ca dhammā uppajjanti navippayuttapaccayā—bāhiraṃ āhārasamuṭṭhānaṃ utusamuṭṭhānaṃ ekaṃ mahābhūtaṃ paṭicca tayo mahābhūtā upādā ca rūpaṃ …pe… dve mahābhūte paṭicca dve mahābhūtā upādā ca rūpaṃ, asaññasattānaṃ ekaṃ mahābhūtaṃ paṭicca tayo mahābhūtā kaṭattā ca rūpaṃ upādārūpaṃ …pe… dve mahābhūte paṭicca dve mahābhūtā kaṭattā ca rūpaṃ upādārūpaṃ … nonatthipaccayā … novigatapaccayā. (3)</text:p>
          </table:table-cell>
          <table:table-cell office:value-type="string" calcext:value-type="string">
            <text:p>&lt;p&gt;{}&lt;/p&gt;</text:p>
          </table:table-cell>
          <table:table-cell office:value-type="string" calcext:value-type="string">
            <text:p>bj51.1018, csp1ed38.522, csp2ed38.522, ms38P2_3281, sc965</text:p>
          </table:table-cell>
        </table:table-row>
        <table:table-row table:style-name="ro1">
          <table:table-cell office:value-type="string" calcext:value-type="string">
            <text:p>patthana2.10:96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96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966.1</text:p>
          </table:table-cell>
          <table:table-cell office:value-type="string" calcext:value-type="string">
            <text:p>Nahetuyā pañca, naārammaṇe tīṇi, naadhipatiyā pañca, naanantare tīṇi, nasamanantare tīṇi, naaññamaññe tīṇi, naupanissaye tīṇi, napurejāte pañca, napacchājāte pañca, naāsevane pañca, nakamme tīṇi, navipāke tīṇi, naāhāre tīṇi, naindriye tīṇi, najhāne tīṇi, namagge pañca, nasampayutte tīṇi, navippayutte tīṇi, nonatthiyā tīṇi, novigate tīṇi.</text:p>
          </table:table-cell>
          <table:table-cell office:value-type="string" calcext:value-type="string">
            <text:p>&lt;p&gt;{}&lt;/p&gt;</text:p>
          </table:table-cell>
          <table:table-cell office:value-type="string" calcext:value-type="string">
            <text:p>dr43.196, ms38P2_3282, msdiv383, sc966</text:p>
          </table:table-cell>
        </table:table-row>
        <table:table-row table:style-name="ro1">
          <table:table-cell office:value-type="string" calcext:value-type="string">
            <text:p>patthana2.10:967.0</text:p>
          </table:table-cell>
          <table:table-cell office:value-type="string" calcext:value-type="string">
            <text:p>2.10..3.1.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967.1</text:p>
          </table:table-cell>
          <table:table-cell office:value-type="string" calcext:value-type="string">
            <text:p>Hetupaccayā naārammaṇe tīṇi, naadhipatiyā pañca …pe… nakamme ekaṃ, navipāke tīṇi …pe… nasampayutte tīṇi, navippayutte ekaṃ, nonatthiyā tīṇi, novigate tīṇi.</text:p>
          </table:table-cell>
          <table:table-cell office:value-type="string" calcext:value-type="string">
            <text:p>&lt;p&gt;{}&lt;/p&gt;</text:p>
          </table:table-cell>
          <table:table-cell office:value-type="string" calcext:value-type="string">
            <text:p>cck38.142, ms38P2_3283, msdiv384, ndp39.167, sc967, sya43.188</text:p>
          </table:table-cell>
        </table:table-row>
        <table:table-row table:style-name="ro1">
          <table:table-cell office:value-type="string" calcext:value-type="string">
            <text:p>patthana2.10:968.0</text:p>
          </table:table-cell>
          <table:table-cell office:value-type="string" calcext:value-type="string">
            <text:p>2.10.13.1.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968.1</text:p>
          </table:table-cell>
          <table:table-cell office:value-type="string" calcext:value-type="string">
            <text:p>Nahetupaccayā ārammaṇe tīṇi, anantare tīṇi, samanantare tīṇi, sahajāte pañca, aññamaññe pañca, nissaye pañca, upanissaye tīṇi, purejāte ekaṃ, āsevane ekaṃ …pe… magge ekaṃ …pe… avigate pañca.</text:p>
          </table:table-cell>
          <table:table-cell office:value-type="string" calcext:value-type="string">
            <text:p>&lt;p&gt;{}&lt;/p&gt;</text:p>
          </table:table-cell>
          <table:table-cell office:value-type="string" calcext:value-type="string">
            <text:p>ms38P2_3284, msdiv385, sc968, vri122.644</text:p>
          </table:table-cell>
        </table:table-row>
        <table:table-row table:style-name="ro1">
          <table:table-cell office:value-type="string" calcext:value-type="string">
            <text:p>patthana2.10:969.0</text:p>
          </table:table-cell>
          <table:table-cell office:value-type="string" calcext:value-type="string">
            <text:p>2.10.13.2. Sahajātavāra</text:p>
          </table:table-cell>
          <table:table-cell office:value-type="string" calcext:value-type="string">
            <text:p>&lt;h3&gt;{}&lt;/h3&gt;</text:p>
          </table:table-cell>
          <table:table-cell/>
        </table:table-row>
        <table:table-row table:style-name="ro1">
          <table:table-cell office:value-type="string" calcext:value-type="string">
            <text:p>patthana2.10:969.1</text:p>
          </table:table-cell>
          <table:table-cell office:value-type="string" calcext:value-type="string">
            <text:p>Sahajātavāro paṭiccavārasadiso.</text:p>
          </table:table-cell>
          <table:table-cell office:value-type="string" calcext:value-type="string">
            <text:p>&lt;p class='pe'&gt;{}&lt;/p&gt;</text:p>
          </table:table-cell>
          <table:table-cell office:value-type="string" calcext:value-type="string">
            <text:p>ms38P2_3285, sc969</text:p>
          </table:table-cell>
        </table:table-row>
        <table:table-row table:style-name="ro1">
          <table:table-cell office:value-type="string" calcext:value-type="string">
            <text:p>patthana2.10:970.0.1</text:p>
          </table:table-cell>
          <table:table-cell office:value-type="string" calcext:value-type="string">
            <text:p>2.10.13.3. Paccayavāra</text:p>
          </table:table-cell>
          <table:table-cell office:value-type="string" calcext:value-type="string">
            <text:p>&lt;h3&gt;{}&lt;/h3&gt;</text:p>
          </table:table-cell>
          <table:table-cell/>
        </table:table-row>
        <table:table-row table:style-name="ro1">
          <table:table-cell office:value-type="string" calcext:value-type="string">
            <text:p>patthana2.10:970.0.2</text:p>
          </table:table-cell>
          <table:table-cell office:value-type="string" calcext:value-type="string">
            <text:p>2.10.13.3.1. Paccayānuloma</text:p>
          </table:table-cell>
          <table:table-cell office:value-type="string" calcext:value-type="string">
            <text:p>&lt;h4&gt;{}&lt;/h4&gt;</text:p>
          </table:table-cell>
          <table:table-cell/>
        </table:table-row>
        <table:table-row table:style-name="ro1">
          <table:table-cell office:value-type="string" calcext:value-type="string">
            <text:p>patthana2.10:970.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970.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970.1</text:p>
          </table:table-cell>
          <table:table-cell office:value-type="string" calcext:value-type="string">
            <text:p>Upādā dhammaṃ paccayā noupādā dhammo uppajjati hetupaccayā—vatthuṃ paccayā noupādā khandhā; paṭisandhikkhaṇe …pe…. (1)</text:p>
          </table:table-cell>
          <table:table-cell office:value-type="string" calcext:value-type="string">
            <text:p>&lt;p&gt;{}&lt;/p&gt;</text:p>
          </table:table-cell>
          <table:table-cell office:value-type="string" calcext:value-type="string">
            <text:p>csp1ed38.523, csp2ed38.523, dr43.197, ms38P2_3286, msdiv386, sc970</text:p>
          </table:table-cell>
        </table:table-row>
        <table:table-row table:style-name="ro1">
          <table:table-cell office:value-type="string" calcext:value-type="string">
            <text:p>patthana2.10:971.1</text:p>
          </table:table-cell>
          <table:table-cell office:value-type="string" calcext:value-type="string">
            <text:p>Noupādā dhammaṃ paccayā noupādā dhammo uppajjati hetupaccayā … tīṇi. (Noupādāmūlake tīṇipi paṭiccasadisā, ninnānākaraṇā.) (3)</text:p>
          </table:table-cell>
          <table:table-cell office:value-type="string" calcext:value-type="string">
            <text:p>&lt;p&gt;{}&lt;/p&gt;</text:p>
          </table:table-cell>
          <table:table-cell office:value-type="string" calcext:value-type="string">
            <text:p>ms38P2_3287, sc971</text:p>
          </table:table-cell>
        </table:table-row>
        <table:table-row table:style-name="ro1">
          <table:table-cell office:value-type="string" calcext:value-type="string">
            <text:p>patthana2.10:972.1</text:p>
          </table:table-cell>
          <table:table-cell office:value-type="string" calcext:value-type="string">
            <text:p>Upādā ca noupādā ca dhammaṃ paccayā noupādā dhammo uppajjati hetupaccayā— noupādā ekaṃ khandhañca vatthuñca paccayā tayo khandhā …pe… dve khandhe ca …pe… paṭisandhikkhaṇe …pe…. (1)</text:p>
          </table:table-cell>
          <table:table-cell office:value-type="string" calcext:value-type="string">
            <text:p>&lt;p&gt;{}&lt;/p&gt;</text:p>
          </table:table-cell>
          <table:table-cell office:value-type="string" calcext:value-type="string">
            <text:p>ms38P2_3288, sc972</text:p>
          </table:table-cell>
        </table:table-row>
        <table:table-row table:style-name="ro1">
          <table:table-cell office:value-type="string" calcext:value-type="string">
            <text:p>patthana2.10:973.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973.1</text:p>
          </table:table-cell>
          <table:table-cell office:value-type="string" calcext:value-type="string">
            <text:p>Upādā dhammaṃ paccayā noupādā dhammo uppajjati ārammaṇapaccayā—cakkhāyatanaṃ paccayā cakkhuviññāṇaṃ …pe… kāyāyatanaṃ paccayā kāyaviññāṇaṃ, vatthuṃ paccayā noupādā khandhā; paṭisandhikkhaṇe …pe…. (1)</text:p>
          </table:table-cell>
          <table:table-cell office:value-type="string" calcext:value-type="string">
            <text:p>&lt;p&gt;{}&lt;/p&gt;</text:p>
          </table:table-cell>
          <table:table-cell office:value-type="string" calcext:value-type="string">
            <text:p>ms38P2_3289, msdiv387, ndp39.168, sc973, vri122.645</text:p>
          </table:table-cell>
        </table:table-row>
        <table:table-row table:style-name="ro1">
          <table:table-cell office:value-type="string" calcext:value-type="string">
            <text:p>patthana2.10:974.1</text:p>
          </table:table-cell>
          <table:table-cell office:value-type="string" calcext:value-type="string">
            <text:p>Noupādā dhammaṃ paccayā noupādā dhammo uppajjati ārammaṇapaccayā … ekaṃ. (Paṭiccasadisaṃ.) (1)</text:p>
          </table:table-cell>
          <table:table-cell office:value-type="string" calcext:value-type="string">
            <text:p>&lt;p&gt;{}&lt;/p&gt;</text:p>
          </table:table-cell>
          <table:table-cell office:value-type="string" calcext:value-type="string">
            <text:p>ms38P2_3290, sc974</text:p>
          </table:table-cell>
        </table:table-row>
        <table:table-row table:style-name="ro1">
          <table:table-cell office:value-type="string" calcext:value-type="string">
            <text:p>patthana2.10:975.1</text:p>
          </table:table-cell>
          <table:table-cell office:value-type="string" calcext:value-type="string">
            <text:p>Upādā dhammañca noupādā dhammañca dhammaṃ paccayā noupādā dhammo uppajjati ārammaṇapaccayā—cakkhuviññāṇasahagataṃ ekaṃ khandhañca cakkhāyatanañca paccayā tayo khandhā …pe… dve khandhe ca …pe… kāyaviññāṇasahagataṃ …pe… noupādā ekaṃ khandhañca vatthuñca paccayā tayo khandhā …pe… dve khandhe ca …pe… paṭisandhikkhaṇe …pe… (Saṃkhittaṃ.) (1)</text:p>
          </table:table-cell>
          <table:table-cell office:value-type="string" calcext:value-type="string">
            <text:p>&lt;p&gt;{}&lt;/p&gt;</text:p>
          </table:table-cell>
          <table:table-cell office:value-type="string" calcext:value-type="string">
            <text:p>dr43.198, ms38P2_3291, sc975, sya43.189</text:p>
          </table:table-cell>
        </table:table-row>
        <table:table-row table:style-name="ro1">
          <table:table-cell office:value-type="string" calcext:value-type="string">
            <text:p>patthana2.10:97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97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976.1</text:p>
          </table:table-cell>
          <table:table-cell office:value-type="string" calcext:value-type="string">
            <text:p>Hetuyā pañca, ārammaṇe tīṇi, adhipatiyā pañca, anantare tīṇi, samanantare tīṇi, sahajāte pañca, aññamaññe pañca, nissaye pañca, upanissaye tīṇi, purejāte tīṇi, āsevane tīṇi, kamme pañca …pe… avigate pañca. (Evaṃ gaṇetabbaṃ.)</text:p>
          </table:table-cell>
          <table:table-cell office:value-type="string" calcext:value-type="string">
            <text:p>&lt;p&gt;{}&lt;/p&gt;</text:p>
          </table:table-cell>
          <table:table-cell office:value-type="string" calcext:value-type="string">
            <text:p>cck38.143, ms38P2_3292, msdiv388, sc976</text:p>
          </table:table-cell>
        </table:table-row>
        <table:table-row table:style-name="ro1">
          <table:table-cell office:value-type="string" calcext:value-type="string">
            <text:p>patthana2.10:977.0</text:p>
          </table:table-cell>
          <table:table-cell office:value-type="string" calcext:value-type="string">
            <text:p>Nahetvādi</text:p>
          </table:table-cell>
          <table:table-cell office:value-type="string" calcext:value-type="string">
            <text:p>&lt;h6&gt;{}&lt;/h6&gt;</text:p>
          </table:table-cell>
          <table:table-cell/>
        </table:table-row>
        <table:table-row table:style-name="ro1">
          <table:table-cell office:value-type="string" calcext:value-type="string">
            <text:p>patthana2.10:977.1</text:p>
          </table:table-cell>
          <table:table-cell office:value-type="string" calcext:value-type="string">
            <text:p>Upādā dhammaṃ paccayā noupādā dhammo uppajjati nahetupaccayā—cakkhāyatanaṃ paccayā cakkhuviññāṇaṃ …pe… kāyāyatanaṃ paccayā kāyaviññāṇaṃ, vatthuṃ paccayā ahetukā noupādā khandhā; ahetukapaṭisandhikkhaṇe …pe… vatthuṃ paccayā vicikicchāsahagato uddhaccasahagato moho. (1)</text:p>
          </table:table-cell>
          <table:table-cell office:value-type="string" calcext:value-type="string">
            <text:p>&lt;p&gt;{}&lt;/p&gt;</text:p>
          </table:table-cell>
          <table:table-cell office:value-type="string" calcext:value-type="string">
            <text:p>csp1ed38.524, csp2ed38.524, ms38P2_3293, msdiv389, sc977, vri122.646</text:p>
          </table:table-cell>
        </table:table-row>
        <table:table-row table:style-name="ro1">
          <table:table-cell office:value-type="string" calcext:value-type="string">
            <text:p>patthana2.10:978.1</text:p>
          </table:table-cell>
          <table:table-cell office:value-type="string" calcext:value-type="string">
            <text:p>Noupādā dhammaṃ paccayā noupādā dhammo uppajjati nahetupaccayā—ahetukaṃ noupādā ekaṃ khandhaṃ paccayā tayo khandhā noupādā ca cittasamuṭṭhānaṃ rūpaṃ …pe… dve khandhe …pe… ahetukapaṭisandhikkhaṇe …pe… ekaṃ mahābhūtaṃ …pe… (yāva asaññasattā) vicikicchāsahagate uddhaccasahagate khandhe paccayā vicikicchāsahagato uddhaccasahagato moho. (Tīṇipi paṭiccasadisā, ninnānākaraṇā.) (3)</text:p>
          </table:table-cell>
          <table:table-cell office:value-type="string" calcext:value-type="string">
            <text:p>&lt;p&gt;{}&lt;/p&gt;</text:p>
          </table:table-cell>
          <table:table-cell office:value-type="string" calcext:value-type="string">
            <text:p>bj51.1019, ms38P2_3294, ndp39.169, sc978</text:p>
          </table:table-cell>
        </table:table-row>
        <table:table-row table:style-name="ro1">
          <table:table-cell office:value-type="string" calcext:value-type="string">
            <text:p>patthana2.10:979.1</text:p>
          </table:table-cell>
          <table:table-cell office:value-type="string" calcext:value-type="string">
            <text:p>Upādā ca noupādā ca dhammaṃ paccayā noupādā dhammo uppajjati nahetupaccayā— cakkhuviññāṇasahagataṃ ekaṃ khandhañca cakkhāyatanañca paccayā tayo khandhā …pe… dve khandhe ca …pe… kāyaviññāṇasahagataṃ …pe… ahetukaṃ noupādā ekaṃ khandhañca vatthuñca paccayā tayo khandhā …pe… dve khandhe ca …pe… paṭisandhikkhaṇe …pe… vicikicchāsahagate uddhaccasahagate khandhe ca vatthuñca paccayā vicikicchāsahagato uddhaccasahagato moho. (1)</text:p>
          </table:table-cell>
          <table:table-cell office:value-type="string" calcext:value-type="string">
            <text:p>&lt;p&gt;{}&lt;/p&gt;</text:p>
          </table:table-cell>
          <table:table-cell office:value-type="string" calcext:value-type="string">
            <text:p>dr43.199, ms38P2_3295, sc979, sya43.190</text:p>
          </table:table-cell>
        </table:table-row>
        <table:table-row table:style-name="ro1">
          <table:table-cell office:value-type="string" calcext:value-type="string">
            <text:p>patthana2.10:980.1</text:p>
          </table:table-cell>
          <table:table-cell office:value-type="string" calcext:value-type="string">
            <text:p>Naārammaṇapaccayā tīṇi, naāsevanapaccayā pañca.</text:p>
          </table:table-cell>
          <table:table-cell office:value-type="string" calcext:value-type="string">
            <text:p>&lt;p class='endsutta'&gt;{}&lt;/p&gt;</text:p>
          </table:table-cell>
          <table:table-cell office:value-type="string" calcext:value-type="string">
            <text:p>ms38P2_3296, sc980</text:p>
          </table:table-cell>
        </table:table-row>
        <table:table-row table:style-name="ro1">
          <table:table-cell office:value-type="string" calcext:value-type="string">
            <text:p>patthana2.10:981.0</text:p>
          </table:table-cell>
          <table:table-cell office:value-type="string" calcext:value-type="string">
            <text:p>Nakammādi</text:p>
          </table:table-cell>
          <table:table-cell office:value-type="string" calcext:value-type="string">
            <text:p>&lt;h6&gt;{}&lt;/h6&gt;</text:p>
          </table:table-cell>
          <table:table-cell/>
        </table:table-row>
        <table:table-row table:style-name="ro1">
          <table:table-cell office:value-type="string" calcext:value-type="string">
            <text:p>patthana2.10:981.1</text:p>
          </table:table-cell>
          <table:table-cell office:value-type="string" calcext:value-type="string">
            <text:p>Upādā dhammaṃ paccayā noupādā dhammo uppajjati nakammapaccayā—vatthuṃ paccayā noupādā cetanā. (1)</text:p>
          </table:table-cell>
          <table:table-cell office:value-type="string" calcext:value-type="string">
            <text:p>&lt;p&gt;{}&lt;/p&gt;</text:p>
          </table:table-cell>
          <table:table-cell office:value-type="string" calcext:value-type="string">
            <text:p>ms38P2_3297, msdiv390, sc981</text:p>
          </table:table-cell>
        </table:table-row>
        <table:table-row table:style-name="ro1">
          <table:table-cell office:value-type="string" calcext:value-type="string">
            <text:p>patthana2.10:982.1</text:p>
          </table:table-cell>
          <table:table-cell office:value-type="string" calcext:value-type="string">
            <text:p>Noupādā dhammaṃ paccayā noupādā dhammo uppajjati nakammapaccayā—noupādā khandhe paccayā sampayuttakā cetanā; bāhiraṃ āhārasamuṭṭhānaṃ utusamuṭṭhānaṃ …pe… dve mahābhūte paccayā dve mahābhūtā. (1)</text:p>
          </table:table-cell>
          <table:table-cell office:value-type="string" calcext:value-type="string">
            <text:p>&lt;p&gt;{}&lt;/p&gt;</text:p>
          </table:table-cell>
          <table:table-cell office:value-type="string" calcext:value-type="string">
            <text:p>ms38P2_3298, sc982, vri122.647</text:p>
          </table:table-cell>
        </table:table-row>
        <table:table-row table:style-name="ro1">
          <table:table-cell office:value-type="string" calcext:value-type="string">
            <text:p>patthana2.10:983.1</text:p>
          </table:table-cell>
          <table:table-cell office:value-type="string" calcext:value-type="string">
            <text:p>Noupādā dhammaṃ paccayā upādā dhammo uppajjati nakammapaccayā—bāhire āhārasamuṭṭhāne utusamuṭṭhāne mahābhūte paccayā upādārūpaṃ. (2)</text:p>
          </table:table-cell>
          <table:table-cell office:value-type="string" calcext:value-type="string">
            <text:p>&lt;p&gt;{}&lt;/p&gt;</text:p>
          </table:table-cell>
          <table:table-cell office:value-type="string" calcext:value-type="string">
            <text:p>cck38.144, ms38P2_3299, sc983</text:p>
          </table:table-cell>
        </table:table-row>
        <table:table-row table:style-name="ro1">
          <table:table-cell office:value-type="string" calcext:value-type="string">
            <text:p>patthana2.10:984.1</text:p>
          </table:table-cell>
          <table:table-cell office:value-type="string" calcext:value-type="string">
            <text:p>Noupādā dhammaṃ paccayā upādā ca noupādā ca dhammā uppajjanti nakammapaccayā— bāhiraṃ āhārasamuṭṭhānaṃ utusamuṭṭhānaṃ ekaṃ mahābhūtaṃ paccayā tayo mahābhūtā upādā ca rūpaṃ …pe… dve mahābhūte …pe…. (3)</text:p>
          </table:table-cell>
          <table:table-cell office:value-type="string" calcext:value-type="string">
            <text:p>&lt;p&gt;{}&lt;/p&gt;</text:p>
          </table:table-cell>
          <table:table-cell office:value-type="string" calcext:value-type="string">
            <text:p>csp1ed38.525, csp2ed38.525, ms38P2_3300, sc984</text:p>
          </table:table-cell>
        </table:table-row>
        <table:table-row table:style-name="ro1">
          <table:table-cell office:value-type="string" calcext:value-type="string">
            <text:p>patthana2.10:985.1</text:p>
          </table:table-cell>
          <table:table-cell office:value-type="string" calcext:value-type="string">
            <text:p>Upādā ca noupādā ca dhammaṃ paccayā noupādā dhammo uppajjati nakammapaccayā— noupādā khandhe ca vatthuñca paccayā noupādā cetanā. (1)</text:p>
          </table:table-cell>
          <table:table-cell office:value-type="string" calcext:value-type="string">
            <text:p>&lt;p&gt;{}&lt;/p&gt;</text:p>
          </table:table-cell>
          <table:table-cell office:value-type="string" calcext:value-type="string">
            <text:p>ms38P2_3301, sc985</text:p>
          </table:table-cell>
        </table:table-row>
        <table:table-row table:style-name="ro1">
          <table:table-cell office:value-type="string" calcext:value-type="string">
            <text:p>patthana2.10:986.1</text:p>
          </table:table-cell>
          <table:table-cell office:value-type="string" calcext:value-type="string">
            <text:p>Navipākapaccayā pañca, naāhārapaccayā tīṇi, naindriyapaccayā tīṇi.</text:p>
          </table:table-cell>
          <table:table-cell office:value-type="string" calcext:value-type="string">
            <text:p>&lt;p&gt;{}&lt;/p&gt;</text:p>
          </table:table-cell>
          <table:table-cell office:value-type="string" calcext:value-type="string">
            <text:p>ms38P2_3302, ndp39.170, sc986</text:p>
          </table:table-cell>
        </table:table-row>
        <table:table-row table:style-name="ro1">
          <table:table-cell office:value-type="string" calcext:value-type="string">
            <text:p>patthana2.10:987.0</text:p>
          </table:table-cell>
          <table:table-cell office:value-type="string" calcext:value-type="string">
            <text:p>Najhānādi</text:p>
          </table:table-cell>
          <table:table-cell office:value-type="string" calcext:value-type="string">
            <text:p>&lt;h6&gt;{}&lt;/h6&gt;</text:p>
          </table:table-cell>
          <table:table-cell/>
        </table:table-row>
        <table:table-row table:style-name="ro1">
          <table:table-cell office:value-type="string" calcext:value-type="string">
            <text:p>patthana2.10:987.1</text:p>
          </table:table-cell>
          <table:table-cell office:value-type="string" calcext:value-type="string">
            <text:p>Upādā dhammaṃ paccayā noupādā dhammo uppajjati najhānapaccayā—cakkhāyatanaṃ paccayā cakkhuviññāṇaṃ …pe… kāyāyatanaṃ paccayā kāyaviññāṇaṃ. (1)</text:p>
          </table:table-cell>
          <table:table-cell office:value-type="string" calcext:value-type="string">
            <text:p>&lt;p&gt;{}&lt;/p&gt;</text:p>
          </table:table-cell>
          <table:table-cell office:value-type="string" calcext:value-type="string">
            <text:p>dr43.200, ms38P2_3303, msdiv391, sc987, sya43.191</text:p>
          </table:table-cell>
        </table:table-row>
        <table:table-row table:style-name="ro1">
          <table:table-cell office:value-type="string" calcext:value-type="string">
            <text:p>patthana2.10:988.1</text:p>
          </table:table-cell>
          <table:table-cell office:value-type="string" calcext:value-type="string">
            <text:p>Noupādā dhammaṃ paccayā noupādā dhammo uppajjati najhānapaccayā— pañcaviññāṇasahagataṃ ekaṃ khandhaṃ paccayā tayo khandhā …pe… dve khandhe …pe… bāhiraṃ āhārasamuṭṭhānaṃ utusamuṭṭhānaṃ asaññasattānaṃ …pe… dve mahābhūte paccayā dve mahābhūtā. (1)</text:p>
          </table:table-cell>
          <table:table-cell office:value-type="string" calcext:value-type="string">
            <text:p>&lt;p&gt;{}&lt;/p&gt;</text:p>
          </table:table-cell>
          <table:table-cell office:value-type="string" calcext:value-type="string">
            <text:p>ms38P2_3304, sc988</text:p>
          </table:table-cell>
        </table:table-row>
        <table:table-row table:style-name="ro1">
          <table:table-cell office:value-type="string" calcext:value-type="string">
            <text:p>patthana2.10:989.1</text:p>
          </table:table-cell>
          <table:table-cell office:value-type="string" calcext:value-type="string">
            <text:p>Noupādā dhammaṃ paccayā upādā dhammo uppajjati najhānapaccayā—bāhire āhārasamuṭṭhāne utusamuṭṭhāne asaññasattānaṃ mahābhūte paccayā upādā kaṭattārūpaṃ. (2)</text:p>
          </table:table-cell>
          <table:table-cell office:value-type="string" calcext:value-type="string">
            <text:p>&lt;p&gt;{}&lt;/p&gt;</text:p>
          </table:table-cell>
          <table:table-cell office:value-type="string" calcext:value-type="string">
            <text:p>ms38P2_3305, sc989</text:p>
          </table:table-cell>
        </table:table-row>
        <table:table-row table:style-name="ro1">
          <table:table-cell office:value-type="string" calcext:value-type="string">
            <text:p>patthana2.10:990.1</text:p>
          </table:table-cell>
          <table:table-cell office:value-type="string" calcext:value-type="string">
            <text:p>Noupādā dhammaṃ paccayā upādā ca noupādā ca dhammā uppajjanti najhānapaccayā— bāhiraṃ āhārasamuṭṭhānaṃ utusamuṭṭhānaṃ asaññasattānaṃ ekaṃ mahābhūtaṃ paccayā tayo mahābhūtā upādā ca kaṭattārūpaṃ …pe… dve …pe…. (3)</text:p>
          </table:table-cell>
          <table:table-cell office:value-type="string" calcext:value-type="string">
            <text:p>&lt;p&gt;{}&lt;/p&gt;</text:p>
          </table:table-cell>
          <table:table-cell office:value-type="string" calcext:value-type="string">
            <text:p>ms38P2_3306, sc990, vri122.648</text:p>
          </table:table-cell>
        </table:table-row>
        <table:table-row table:style-name="ro1">
          <table:table-cell office:value-type="string" calcext:value-type="string">
            <text:p>patthana2.10:991.1</text:p>
          </table:table-cell>
          <table:table-cell office:value-type="string" calcext:value-type="string">
            <text:p>Upādā ca noupādā ca dhammaṃ paccayā noupādā dhammo uppajjati najhānapaccayā— cakkhuviññāṇasahagataṃ ekaṃ khandhañca cakkhāyatanañca paccayā tayo khandhā …pe… dve khandhe ca …pe…. (1)</text:p>
          </table:table-cell>
          <table:table-cell office:value-type="string" calcext:value-type="string">
            <text:p>&lt;p&gt;{}&lt;/p&gt;</text:p>
          </table:table-cell>
          <table:table-cell office:value-type="string" calcext:value-type="string">
            <text:p>ms38P2_3307, sc991</text:p>
          </table:table-cell>
        </table:table-row>
        <table:table-row table:style-name="ro1">
          <table:table-cell office:value-type="string" calcext:value-type="string">
            <text:p>patthana2.10:992.1</text:p>
          </table:table-cell>
          <table:table-cell office:value-type="string" calcext:value-type="string">
            <text:p>Namaggapaccayā pañca, nasampayuttapaccayā tīṇi, navippayuttapaccayā tīṇi, nonatthipaccayā tīṇi, novigatapaccayā tīṇi.</text:p>
          </table:table-cell>
          <table:table-cell office:value-type="string" calcext:value-type="string">
            <text:p>&lt;p&gt;{}&lt;/p&gt;</text:p>
          </table:table-cell>
          <table:table-cell office:value-type="string" calcext:value-type="string">
            <text:p>ms38P2_3308, sc992</text:p>
          </table:table-cell>
        </table:table-row>
        <table:table-row table:style-name="ro1">
          <table:table-cell office:value-type="string" calcext:value-type="string">
            <text:p>patthana2.10:993.0.1</text:p>
          </table:table-cell>
          <table:table-cell office:value-type="string" calcext:value-type="string">
            <text:p>2.10.13.3.2. Paccayapaccanīya</text:p>
          </table:table-cell>
          <table:table-cell office:value-type="string" calcext:value-type="string">
            <text:p>&lt;h4&gt;{}&lt;/h4&gt;</text:p>
          </table:table-cell>
          <table:table-cell/>
        </table:table-row>
        <table:table-row table:style-name="ro1">
          <table:table-cell office:value-type="string" calcext:value-type="string">
            <text:p>patthana2.10:993.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993.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993.1</text:p>
          </table:table-cell>
          <table:table-cell office:value-type="string" calcext:value-type="string">
            <text:p>Nahetuyā pañca, naārammaṇe tīṇi, naadhipatiyā pañca …pe… nakamme pañca, navipāke pañca, naāhāre tīṇi, naindriye tīṇi, najhāne pañca, namagge pañca, nasampayutte tīṇi, navippayutte tīṇi, nonatthiyā tīṇi, novigate tīṇi.</text:p>
          </table:table-cell>
          <table:table-cell office:value-type="string" calcext:value-type="string">
            <text:p>&lt;p&gt;{}&lt;/p&gt;</text:p>
          </table:table-cell>
          <table:table-cell office:value-type="string" calcext:value-type="string">
            <text:p>bj51.1020, cck38.145, csp1ed38.526, csp2ed38.526, dr43.201, ms38P2_3309, msdiv392, sc993</text:p>
          </table:table-cell>
        </table:table-row>
        <table:table-row table:style-name="ro1">
          <table:table-cell office:value-type="string" calcext:value-type="string">
            <text:p>patthana2.10:994.0</text:p>
          </table:table-cell>
          <table:table-cell office:value-type="string" calcext:value-type="string">
            <text:p>2.10.13.4. Nissayavāra</text:p>
          </table:table-cell>
          <table:table-cell office:value-type="string" calcext:value-type="string">
            <text:p>&lt;h3&gt;{}&lt;/h3&gt;</text:p>
          </table:table-cell>
          <table:table-cell/>
        </table:table-row>
        <table:table-row table:style-name="ro1">
          <table:table-cell office:value-type="string" calcext:value-type="string">
            <text:p>patthana2.10:994.1</text:p>
          </table:table-cell>
          <table:table-cell office:value-type="string" calcext:value-type="string">
            <text:p>Evaṃ itare dve gaṇanāpi nissayavāropi kātabbo.</text:p>
          </table:table-cell>
          <table:table-cell office:value-type="string" calcext:value-type="string">
            <text:p>&lt;p class='pe'&gt;{}&lt;/p&gt;</text:p>
          </table:table-cell>
          <table:table-cell office:value-type="string" calcext:value-type="string">
            <text:p>ms38P2_3310, ndp39.171, sc994, sya43.192</text:p>
          </table:table-cell>
        </table:table-row>
        <table:table-row table:style-name="ro1">
          <table:table-cell office:value-type="string" calcext:value-type="string">
            <text:p>patthana2.10:995.0.1</text:p>
          </table:table-cell>
          <table:table-cell office:value-type="string" calcext:value-type="string">
            <text:p>2.10.13.5. Saṃsaṭṭhavāra</text:p>
          </table:table-cell>
          <table:table-cell office:value-type="string" calcext:value-type="string">
            <text:p>&lt;h3&gt;{}&lt;/h3&gt;</text:p>
          </table:table-cell>
          <table:table-cell/>
        </table:table-row>
        <table:table-row table:style-name="ro1">
          <table:table-cell office:value-type="string" calcext:value-type="string">
            <text:p>patthana2.10:995.0.2</text:p>
          </table:table-cell>
          <table:table-cell office:value-type="string" calcext:value-type="string">
            <text:p>2.10.13.5.1–4 Paccayānulomādi</text:p>
          </table:table-cell>
          <table:table-cell office:value-type="string" calcext:value-type="string">
            <text:p>&lt;h4&gt;{}&lt;/h4&gt;</text:p>
          </table:table-cell>
          <table:table-cell/>
        </table:table-row>
        <table:table-row table:style-name="ro1">
          <table:table-cell office:value-type="string" calcext:value-type="string">
            <text:p>patthana2.10:995.1</text:p>
          </table:table-cell>
          <table:table-cell office:value-type="string" calcext:value-type="string">
            <text:p>Noupādā dhammaṃ saṃsaṭṭho noupādā dhammo uppajjati hetupaccayā—noupādā ekaṃ khandhaṃ saṃsaṭṭhā tayo khandhā …pe… dve khandhe saṃsaṭṭhā dve khandhā; paṭisandhikkhaṇe …pe… (Saṃkhittaṃ.)</text:p>
          </table:table-cell>
          <table:table-cell office:value-type="string" calcext:value-type="string">
            <text:p>&lt;p&gt;{}&lt;/p&gt;</text:p>
          </table:table-cell>
          <table:table-cell office:value-type="string" calcext:value-type="string">
            <text:p>ms38P2_3311, msdiv393, sc995, vri122.649</text:p>
          </table:table-cell>
        </table:table-row>
        <table:table-row table:style-name="ro1">
          <table:table-cell office:value-type="string" calcext:value-type="string">
            <text:p>patthana2.10:996.1</text:p>
          </table:table-cell>
          <table:table-cell office:value-type="string" calcext:value-type="string">
            <text:p>Hetuyā ekaṃ, ārammaṇe ekaṃ, adhipatiyā ekaṃ (sabbattha ekaṃ), avigate ekaṃ.</text:p>
          </table:table-cell>
          <table:table-cell office:value-type="string" calcext:value-type="string">
            <text:p>&lt;p&gt;{}&lt;/p&gt;</text:p>
          </table:table-cell>
          <table:table-cell office:value-type="string" calcext:value-type="string">
            <text:p>ms38P2_3312, sc996</text:p>
          </table:table-cell>
        </table:table-row>
        <table:table-row table:style-name="ro1">
          <table:table-cell office:value-type="string" calcext:value-type="string">
            <text:p>patthana2.10:997.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3313, sc997</text:p>
          </table:table-cell>
        </table:table-row>
        <table:table-row table:style-name="ro1">
          <table:table-cell office:value-type="string" calcext:value-type="string">
            <text:p>patthana2.10:998.1</text:p>
          </table:table-cell>
          <table:table-cell office:value-type="string" calcext:value-type="string">
            <text:p>Noupādā dhammaṃ saṃsaṭṭho noupādā dhammo uppajjati nahetupaccayā—ahetukaṃ noupādā ekaṃ khandhaṃ saṃsaṭṭhā tayo khandhā …pe… dve khandhe …pe… ahetukapaṭisandhikkhaṇe …pe… vicikicchāsahagate uddhaccasahagate khandhe saṃsaṭṭho vicikicchāsahagato uddhaccasahagato moho. (Saṃkhittaṃ.)</text:p>
          </table:table-cell>
          <table:table-cell office:value-type="string" calcext:value-type="string">
            <text:p>&lt;p&gt;{}&lt;/p&gt;</text:p>
          </table:table-cell>
          <table:table-cell office:value-type="string" calcext:value-type="string">
            <text:p>ms38P2_3314, sc998</text:p>
          </table:table-cell>
        </table:table-row>
        <table:table-row table:style-name="ro1">
          <table:table-cell office:value-type="string" calcext:value-type="string">
            <text:p>patthana2.10:999.1</text:p>
          </table:table-cell>
          <table:table-cell office:value-type="string" calcext:value-type="string">
            <text:p>Nahetuyā ekaṃ, naadhipatiyā ekaṃ, napurejāte ekaṃ, napacchājāte ekaṃ, naāsevane ekaṃ, nakamme ekaṃ, navipāke ekaṃ, najhāne ekaṃ, namagge ekaṃ, navippayutte ekaṃ.</text:p>
          </table:table-cell>
          <table:table-cell office:value-type="string" calcext:value-type="string">
            <text:p>&lt;p&gt;{}&lt;/p&gt;</text:p>
          </table:table-cell>
          <table:table-cell office:value-type="string" calcext:value-type="string">
            <text:p>ms38P2_3315, sc999</text:p>
          </table:table-cell>
        </table:table-row>
        <table:table-row table:style-name="ro1">
          <table:table-cell office:value-type="string" calcext:value-type="string">
            <text:p>patthana2.10:1000.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3316, sc1000</text:p>
          </table:table-cell>
        </table:table-row>
        <table:table-row table:style-name="ro1">
          <table:table-cell office:value-type="string" calcext:value-type="string">
            <text:p>patthana2.10:1001.0</text:p>
          </table:table-cell>
          <table:table-cell office:value-type="string" calcext:value-type="string">
            <text:p>2.10.13.6. Sampayuttavāra</text:p>
          </table:table-cell>
          <table:table-cell office:value-type="string" calcext:value-type="string">
            <text:p>&lt;h3&gt;{}&lt;/h3&gt;</text:p>
          </table:table-cell>
          <table:table-cell/>
        </table:table-row>
        <table:table-row table:style-name="ro1">
          <table:table-cell office:value-type="string" calcext:value-type="string">
            <text:p>patthana2.10:1001.1</text:p>
          </table:table-cell>
          <table:table-cell office:value-type="string" calcext:value-type="string">
            <text:p>Itare dve gaṇanāpi sampayuttavāropi kātabbo.</text:p>
          </table:table-cell>
          <table:table-cell office:value-type="string" calcext:value-type="string">
            <text:p>&lt;p class='pe'&gt;{}&lt;/p&gt;</text:p>
          </table:table-cell>
          <table:table-cell office:value-type="string" calcext:value-type="string">
            <text:p>ms38P2_3317, sc1001</text:p>
          </table:table-cell>
        </table:table-row>
        <table:table-row table:style-name="ro1">
          <table:table-cell office:value-type="string" calcext:value-type="string">
            <text:p>patthana2.10:1002.0.1</text:p>
          </table:table-cell>
          <table:table-cell office:value-type="string" calcext:value-type="string">
            <text:p>2.10.13.7. Pañhāvāra</text:p>
          </table:table-cell>
          <table:table-cell office:value-type="string" calcext:value-type="string">
            <text:p>&lt;h3&gt;{}&lt;/h3&gt;</text:p>
          </table:table-cell>
          <table:table-cell/>
        </table:table-row>
        <table:table-row table:style-name="ro1">
          <table:table-cell office:value-type="string" calcext:value-type="string">
            <text:p>patthana2.10:1002.0.2</text:p>
          </table:table-cell>
          <table:table-cell office:value-type="string" calcext:value-type="string">
            <text:p>2.10.13.7.1. Paccayānuloma</text:p>
          </table:table-cell>
          <table:table-cell office:value-type="string" calcext:value-type="string">
            <text:p>&lt;h4&gt;{}&lt;/h4&gt;</text:p>
          </table:table-cell>
          <table:table-cell/>
        </table:table-row>
        <table:table-row table:style-name="ro1">
          <table:table-cell office:value-type="string" calcext:value-type="string">
            <text:p>patthana2.10:1002.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1002.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1002.1</text:p>
          </table:table-cell>
          <table:table-cell office:value-type="string" calcext:value-type="string">
            <text:p>Noupādā dhammo noupādā dhammassa hetupaccayena paccayo—noupādā hetū sampayuttakānaṃ khandhānaṃ noupādā ca cittasamuṭṭhānānaṃ rūpānaṃ hetupaccayena paccayo; paṭisandhikkhaṇe …pe…. (1)</text:p>
          </table:table-cell>
          <table:table-cell office:value-type="string" calcext:value-type="string">
            <text:p>&lt;p&gt;{}&lt;/p&gt;</text:p>
          </table:table-cell>
          <table:table-cell office:value-type="string" calcext:value-type="string">
            <text:p>csp1ed38.527, csp2ed38.527, dr43.202, ms38P2_3318, msdiv394, ndp39.172, sc1002, vri122.650</text:p>
          </table:table-cell>
        </table:table-row>
        <table:table-row table:style-name="ro1">
          <table:table-cell office:value-type="string" calcext:value-type="string">
            <text:p>patthana2.10:1003.1</text:p>
          </table:table-cell>
          <table:table-cell office:value-type="string" calcext:value-type="string">
            <text:p>Noupādā dhammo upādā dhammassa hetupaccayena paccayo—noupādā hetū upādā cittasamuṭṭhānānaṃ rūpānaṃ hetupaccayena paccayo; paṭisandhikkhaṇe …pe…. (2)</text:p>
          </table:table-cell>
          <table:table-cell office:value-type="string" calcext:value-type="string">
            <text:p>&lt;p&gt;{}&lt;/p&gt;</text:p>
          </table:table-cell>
          <table:table-cell office:value-type="string" calcext:value-type="string">
            <text:p>ms38P2_3319, sc1003, sya43.193</text:p>
          </table:table-cell>
        </table:table-row>
        <table:table-row table:style-name="ro1">
          <table:table-cell office:value-type="string" calcext:value-type="string">
            <text:p>patthana2.10:1004.1</text:p>
          </table:table-cell>
          <table:table-cell office:value-type="string" calcext:value-type="string">
            <text:p>Noupādā dhammo upādā ca noupādā ca dhammassa hetupaccayena paccayo—noupādā hetū sampayuttakānaṃ khandhānaṃ upādā ca noupādā ca cittasamuṭṭhānānaṃ rūpānaṃ hetupaccayena paccayo; paṭisandhikkhaṇe …pe…. (3)</text:p>
          </table:table-cell>
          <table:table-cell office:value-type="string" calcext:value-type="string">
            <text:p>&lt;p&gt;{}&lt;/p&gt;</text:p>
          </table:table-cell>
          <table:table-cell office:value-type="string" calcext:value-type="string">
            <text:p>cck38.146, ms38P2_3320, sc1004</text:p>
          </table:table-cell>
        </table:table-row>
        <table:table-row table:style-name="ro1">
          <table:table-cell office:value-type="string" calcext:value-type="string">
            <text:p>patthana2.10:1005.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1005.1</text:p>
          </table:table-cell>
          <table:table-cell office:value-type="string" calcext:value-type="string">
            <text:p>Upādā dhammo noupādā dhammassa ārammaṇapaccayena paccayo—cakkhuṃ …pe… kāyaṃ … rūpe …pe… rase vatthuṃ aniccato …pe… domanassaṃ uppajjati; dibbena cakkhunā rūpaṃ passati, dibbāya sotadhātuyā saddaṃ suṇāti. Rūpāyatanaṃ cakkhuviññāṇassa …pe… rasāyatanaṃ jivhāviññāṇassa ārammaṇapaccayena paccayo, upādā khandhā iddhividhañāṇassa, pubbenivāsānussatiñāṇassa, anāgataṃsañāṇassa, āvajjanāya ārammaṇapaccayena paccayo. (1)</text:p>
          </table:table-cell>
          <table:table-cell office:value-type="string" calcext:value-type="string">
            <text:p>&lt;p&gt;{}&lt;/p&gt;</text:p>
          </table:table-cell>
          <table:table-cell office:value-type="string" calcext:value-type="string">
            <text:p>ms38P2_3321, msdiv395, sc1005</text:p>
          </table:table-cell>
        </table:table-row>
        <table:table-row table:style-name="ro1">
          <table:table-cell office:value-type="string" calcext:value-type="string">
            <text:p>patthana2.10:1006.1</text:p>
          </table:table-cell>
          <table:table-cell office:value-type="string" calcext:value-type="string">
            <text:p>Noupādā dhammo noupādā dhammassa ārammaṇapaccayena paccayo—dānaṃ …pe… sīlaṃ …pe… uposathakammaṃ katvā taṃ paccavekkhati, assādeti abhinandati, taṃ ārabbha rāgo uppajjati …pe… domanassaṃ uppajjati; pubbe …pe… jhānā …pe… ariyā maggā vuṭṭhahitvā maggaṃ paccavekkhanti, phalaṃ …pe… nibbānaṃ …pe… nibbānaṃ gotrabhussa, vodānassa, maggassa, phalassa, āvajjanāya ārammaṇapaccayena paccayo. Ariyā pahīne kilese paccavekkhanti, vikkhambhite kilese …pe… pubbe …pe… phoṭṭhabbe noupādā khandhe aniccato …pe… domanassaṃ uppajjati; cetopariyañāṇena noupādācittasamaṅgissa cittaṃ jānāti, ākāsānañcāyatanaṃ viññāṇañcāyatanassa …pe… ākiñcaññāyatanaṃ nevasaññānāsaññāyatanassa …pe… phoṭṭhabbāyatanaṃ kāyaviññāṇassa ārammaṇapaccayena paccayo; noupādā khandhā iddhividhañāṇassa, cetopariyañāṇassa, pubbenivāsānussatiñāṇassa, yathākammūpagañāṇassa, anāgataṃsañāṇassa, āvajjanāya ārammaṇapaccayena paccayo. (1)</text:p>
          </table:table-cell>
          <table:table-cell office:value-type="string" calcext:value-type="string">
            <text:p>&lt;p&gt;{}&lt;/p&gt;</text:p>
          </table:table-cell>
          <table:table-cell office:value-type="string" calcext:value-type="string">
            <text:p>csp1ed38.528, csp2ed38.528, dr43.203, ms38P2_3322, ndp39.173, sc1006, sya43.194, vri122.651</text:p>
          </table:table-cell>
        </table:table-row>
        <table:table-row table:style-name="ro1">
          <table:table-cell office:value-type="string" calcext:value-type="string">
            <text:p>patthana2.10:1007.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0:1007.1</text:p>
          </table:table-cell>
          <table:table-cell office:value-type="string" calcext:value-type="string">
            <text:p>Upādā dhammo noupādā dhammassa adhipatipaccayena paccayo. **Ārammaṇādhipati**—cakkhuṃ …pe… kāyaṃ … rūpe …pe… rase vatthuṃ garuṃ katvā assādeti abhinandati, taṃ garuṃ katvā rāgo uppajjati, diṭṭhi uppajjati. (1)</text:p>
          </table:table-cell>
          <table:table-cell office:value-type="string" calcext:value-type="string">
            <text:p>&lt;p&gt;{}&lt;/p&gt;</text:p>
          </table:table-cell>
          <table:table-cell office:value-type="string" calcext:value-type="string">
            <text:p>bj51.1021, cck38.147, ms38P2_3323, msdiv396, sc1007</text:p>
          </table:table-cell>
        </table:table-row>
        <table:table-row table:style-name="ro1">
          <table:table-cell office:value-type="string" calcext:value-type="string">
            <text:p>patthana2.10:1008.1</text:p>
          </table:table-cell>
          <table:table-cell office:value-type="string" calcext:value-type="string">
            <text:p>Noupādā dhammo noupādā dhammassa adhipatipaccayena paccayo—ārammaṇādhipati, sahajātādhipati. **Ārammaṇādhipati**—dānaṃ …pe… sīlaṃ …pe… uposathakammaṃ katvā taṃ garuṃ katvā paccavekkhati assādeti abhinandati, taṃ garuṃ katvā rāgo uppajjati, diṭṭhi uppajjati. Pubbe suciṇṇāni …pe… jhānā vuṭṭhahitvā jhānaṃ …pe… ariyā maggā vuṭṭhahitvā maggaṃ garuṃ katvā …pe… phalaṃ …pe… nibbānaṃ garuṃ katvā paccavekkhanti. Nibbānaṃ gotrabhussa, vodānassa, maggassa, phalassa adhipatipaccayena paccayo; phoṭṭhabbe noupādā khandhe garuṃ katvā assādeti abhinandati, taṃ garuṃ katvā rāgo uppajjati, diṭṭhi uppajjati. **Sahajātādhipati**—noupādādhipati sampayuttakānaṃ khandhānaṃ noupādā ca cittasamuṭṭhānānaṃ rūpānaṃ adhipatipaccayena paccayo. (1)</text:p>
          </table:table-cell>
          <table:table-cell office:value-type="string" calcext:value-type="string">
            <text:p>&lt;p&gt;{}&lt;/p&gt;</text:p>
          </table:table-cell>
          <table:table-cell office:value-type="string" calcext:value-type="string">
            <text:p>dr43.204, ms38P2_3324, sc1008</text:p>
          </table:table-cell>
        </table:table-row>
        <table:table-row table:style-name="ro1">
          <table:table-cell office:value-type="string" calcext:value-type="string">
            <text:p>patthana2.10:1009.1</text:p>
          </table:table-cell>
          <table:table-cell office:value-type="string" calcext:value-type="string">
            <text:p>Noupādā dhammo upādā dhammassa adhipatipaccayena paccayo. **Sahajātādhipati**—noupādādhipati upādā cittasamuṭṭhānānaṃ rūpānaṃ adhipatipaccayena paccayo. (2)</text:p>
          </table:table-cell>
          <table:table-cell office:value-type="string" calcext:value-type="string">
            <text:p>&lt;p&gt;{}&lt;/p&gt;</text:p>
          </table:table-cell>
          <table:table-cell office:value-type="string" calcext:value-type="string">
            <text:p>ms38P2_3325, sc1009, sya43.195, vri122.652</text:p>
          </table:table-cell>
        </table:table-row>
        <table:table-row table:style-name="ro1">
          <table:table-cell office:value-type="string" calcext:value-type="string">
            <text:p>patthana2.10:1010.1</text:p>
          </table:table-cell>
          <table:table-cell office:value-type="string" calcext:value-type="string">
            <text:p>Noupādā dhammo upādā ca noupādā ca dhammassa adhipatipaccayena paccayo. **Sahajātādhipati**—noupādādhipati sampayuttakānaṃ khandhānaṃ upādā ca noupādā ca cittasamuṭṭhānānaṃ rūpānaṃ adhipatipaccayena paccayo. (3)</text:p>
          </table:table-cell>
          <table:table-cell office:value-type="string" calcext:value-type="string">
            <text:p>&lt;p&gt;{}&lt;/p&gt;</text:p>
          </table:table-cell>
          <table:table-cell office:value-type="string" calcext:value-type="string">
            <text:p>ms38P2_3326, sc1010</text:p>
          </table:table-cell>
        </table:table-row>
        <table:table-row table:style-name="ro1">
          <table:table-cell office:value-type="string" calcext:value-type="string">
            <text:p>patthana2.10:1011.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0:1011.1</text:p>
          </table:table-cell>
          <table:table-cell office:value-type="string" calcext:value-type="string">
            <text:p>Noupādā dhammo noupādā dhammassa anantarapaccayena paccayo—purimā purimā noupādā khandhā pacchimānaṃ pacchimānaṃ noupādā khandhānaṃ anantarapaccayena paccayo; anulomaṃ gotrabhussa …pe… phalasamāpattiyā anantarapaccayena paccayo. (1)</text:p>
          </table:table-cell>
          <table:table-cell office:value-type="string" calcext:value-type="string">
            <text:p>&lt;p&gt;{}&lt;/p&gt;</text:p>
          </table:table-cell>
          <table:table-cell office:value-type="string" calcext:value-type="string">
            <text:p>csp1ed38.529, csp2ed38.529, ms38P2_3327, msdiv397, ndp39.174, sc1011</text:p>
          </table:table-cell>
        </table:table-row>
        <table:table-row table:style-name="ro1">
          <table:table-cell office:value-type="string" calcext:value-type="string">
            <text:p>patthana2.10:1012.1</text:p>
          </table:table-cell>
          <table:table-cell office:value-type="string" calcext:value-type="string">
            <text:p>Samanantarapaccayena paccayo … sahajātapaccayena paccayo (paṭiccasadisaṃ) … aññamaññapaccayena paccayo (paṭiccasadisaṃ) … nissayapaccayena paccayo. (Paccayavāre nissayasadisaṃ.)</text:p>
          </table:table-cell>
          <table:table-cell office:value-type="string" calcext:value-type="string">
            <text:p>&lt;p&gt;{}&lt;/p&gt;</text:p>
          </table:table-cell>
          <table:table-cell office:value-type="string" calcext:value-type="string">
            <text:p>ms38P2_3328, sc1012</text:p>
          </table:table-cell>
        </table:table-row>
        <table:table-row table:style-name="ro1">
          <table:table-cell office:value-type="string" calcext:value-type="string">
            <text:p>patthana2.10:1013.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0:1013.1</text:p>
          </table:table-cell>
          <table:table-cell office:value-type="string" calcext:value-type="string">
            <text:p>Upādā dhammo noupādā dhammassa upanissayapaccayena paccayo—ārammaṇūpanissayo, pakatūpanissayo …pe…. **Pakatūpanissayo**—cakkhusampadaṃ …pe… kāyasampadaṃ … vaṇṇasampadaṃ … saddasampadaṃ … gandhasampadaṃ … rasasampadaṃ … bhojanaṃ upanissāya dānaṃ deti …pe… saṃghaṃ bhindati, cakkhusampadā …pe… kāyasampadā … vaṇṇasampadā … saddasampadā … gandhasampadā … rasasampadā … bhojanaṃ saddhāya …pe… phalasamāpattiyā upanissayapaccayena paccayo. (1)</text:p>
          </table:table-cell>
          <table:table-cell office:value-type="string" calcext:value-type="string">
            <text:p>&lt;p&gt;{}&lt;/p&gt;</text:p>
          </table:table-cell>
          <table:table-cell office:value-type="string" calcext:value-type="string">
            <text:p>cck38.148, dr43.205, ms38P2_3329, msdiv398, sc1013</text:p>
          </table:table-cell>
        </table:table-row>
        <table:table-row table:style-name="ro1">
          <table:table-cell office:value-type="string" calcext:value-type="string">
            <text:p>patthana2.10:1014.1</text:p>
          </table:table-cell>
          <table:table-cell office:value-type="string" calcext:value-type="string">
            <text:p>Noupādā dhammo noupādā dhammassa upanissayapaccayena paccayo— ārammaṇūpanissayo, anantarūpanissayo, pakatūpanissayo …pe…. **Pakatūpanissayo**—saddhaṃ upanissāya dānaṃ deti …pe… samāpattiṃ uppādeti, mānaṃ jappeti, diṭṭhiṃ gaṇhāti; sīlaṃ …pe… paññaṃ … rāgaṃ …pe… patthanaṃ … kāyikaṃ sukhaṃ … kāyikaṃ dukkhaṃ … utuṃ … senāsanaṃ upanissāya dānaṃ deti …pe… saṃghaṃ bhindati; saddhā …pe… senāsanaṃ saddhāya …pe… phalasamāpattiyā upanissayapaccayena paccayo. (1)</text:p>
          </table:table-cell>
          <table:table-cell office:value-type="string" calcext:value-type="string">
            <text:p>&lt;p&gt;{}&lt;/p&gt;</text:p>
          </table:table-cell>
          <table:table-cell office:value-type="string" calcext:value-type="string">
            <text:p>ms38P2_3330, sc1014, sya43.196, vri122.653</text:p>
          </table:table-cell>
        </table:table-row>
        <table:table-row table:style-name="ro1">
          <table:table-cell office:value-type="string" calcext:value-type="string">
            <text:p>patthana2.10:1015.0</text:p>
          </table:table-cell>
          <table:table-cell office:value-type="string" calcext:value-type="string">
            <text:p>Purejāta</text:p>
          </table:table-cell>
          <table:table-cell office:value-type="string" calcext:value-type="string">
            <text:p>&lt;h6&gt;{}&lt;/h6&gt;</text:p>
          </table:table-cell>
          <table:table-cell/>
        </table:table-row>
        <table:table-row table:style-name="ro1">
          <table:table-cell office:value-type="string" calcext:value-type="string">
            <text:p>patthana2.10:1015.1</text:p>
          </table:table-cell>
          <table:table-cell office:value-type="string" calcext:value-type="string">
            <text:p>Upādā dhammo noupādā dhammassa purejātapaccayena paccayo—ārammaṇapurejātaṃ, vatthupurejātaṃ. **Ārammaṇapurejātaṃ**—cakkhuṃ …pe… vatthuṃ aniccato …pe… domanassaṃ uppajjati; dibbena cakkhunā rūpaṃ passati, dibbāya sotadhātuyā saddaṃ suṇāti. Rūpāyatanaṃ cakkhuviññāṇassa …pe… rasāyatanaṃ jivhāviññāṇassa …pe…. **Vatthupurejātaṃ**—cakkhāyatanaṃ cakkhuviññāṇassa …pe… kāyāyatanaṃ …pe… vatthu noupādā khandhānaṃ purejātapaccayena paccayo. (1)</text:p>
          </table:table-cell>
          <table:table-cell office:value-type="string" calcext:value-type="string">
            <text:p>&lt;p&gt;{}&lt;/p&gt;</text:p>
          </table:table-cell>
          <table:table-cell office:value-type="string" calcext:value-type="string">
            <text:p>bj51.1022, csp1ed38.530, csp2ed38.530, ms38P2_3331, msdiv399, ndp39.175, sc1015</text:p>
          </table:table-cell>
        </table:table-row>
        <table:table-row table:style-name="ro1">
          <table:table-cell office:value-type="string" calcext:value-type="string">
            <text:p>patthana2.10:1016.1</text:p>
          </table:table-cell>
          <table:table-cell office:value-type="string" calcext:value-type="string">
            <text:p>Noupādā dhammo noupādā dhammassa purejātapaccayena paccayo. **Ārammaṇapurejātaṃ**—phoṭṭhabbe aniccato …pe… domanassaṃ uppajjati; phoṭṭhabbāyatanaṃ kāyaviññāṇassa purejātapaccayena paccayo. (1)</text:p>
          </table:table-cell>
          <table:table-cell office:value-type="string" calcext:value-type="string">
            <text:p>&lt;p&gt;{}&lt;/p&gt;</text:p>
          </table:table-cell>
          <table:table-cell office:value-type="string" calcext:value-type="string">
            <text:p>ms38P2_3332, sc1016</text:p>
          </table:table-cell>
        </table:table-row>
        <table:table-row table:style-name="ro1">
          <table:table-cell office:value-type="string" calcext:value-type="string">
            <text:p>patthana2.10:1017.1</text:p>
          </table:table-cell>
          <table:table-cell office:value-type="string" calcext:value-type="string">
            <text:p>Upādā ca noupādā ca dhammā noupādā dhammassa purejātapaccayena paccayo— **ārammaṇapurejātaṃ, vatthupurejātaṃ**. Phoṭṭhabbāyatanañca kāyāyatanañca kāyaviññāṇassa purejātapaccayena paccayo; phoṭṭhabbāyatanañca vatthu ca noupādā khandhānaṃ purejātapaccayena paccayo. (1)</text:p>
          </table:table-cell>
          <table:table-cell office:value-type="string" calcext:value-type="string">
            <text:p>&lt;p&gt;{}&lt;/p&gt;</text:p>
          </table:table-cell>
          <table:table-cell office:value-type="string" calcext:value-type="string">
            <text:p>cck38.149, dr43.206, ms38P2_3333, sc1017</text:p>
          </table:table-cell>
        </table:table-row>
        <table:table-row table:style-name="ro1">
          <table:table-cell office:value-type="string" calcext:value-type="string">
            <text:p>patthana2.10:1018.0</text:p>
          </table:table-cell>
          <table:table-cell office:value-type="string" calcext:value-type="string">
            <text:p>Pacchājātāsevana</text:p>
          </table:table-cell>
          <table:table-cell office:value-type="string" calcext:value-type="string">
            <text:p>&lt;h6&gt;{}&lt;/h6&gt;</text:p>
          </table:table-cell>
          <table:table-cell/>
        </table:table-row>
        <table:table-row table:style-name="ro1">
          <table:table-cell office:value-type="string" calcext:value-type="string">
            <text:p>patthana2.10:1018.1</text:p>
          </table:table-cell>
          <table:table-cell office:value-type="string" calcext:value-type="string">
            <text:p>Noupādā dhammo noupādā dhammassa pacchājātapaccayena paccayo—pacchājātā noupādā khandhā purejātassa imassa noupādā kāyassa pacchājātapaccayena paccayo. (Mūlaṃ pucchitabbaṃ.) Pacchājātā noupādā khandhā purejātassa imassa upādā kāyassa pacchājātapaccayena paccayo. (Mūlaṃ pucchitabbaṃ.) Pacchājātā noupādā khandhā purejātassa imassa upādā kāyassa ca noupādā kāyassa ca pacchājātapaccayena paccayo. (3)</text:p>
          </table:table-cell>
          <table:table-cell office:value-type="string" calcext:value-type="string">
            <text:p>&lt;p&gt;{}&lt;/p&gt;</text:p>
          </table:table-cell>
          <table:table-cell office:value-type="string" calcext:value-type="string">
            <text:p>ms38P2_3334, msdiv400, sc1018, sya43.197</text:p>
          </table:table-cell>
        </table:table-row>
        <table:table-row table:style-name="ro1">
          <table:table-cell office:value-type="string" calcext:value-type="string">
            <text:p>patthana2.10:1019.1</text:p>
          </table:table-cell>
          <table:table-cell office:value-type="string" calcext:value-type="string">
            <text:p>Āsevanapaccayena paccayo … ekaṃ.</text:p>
          </table:table-cell>
          <table:table-cell office:value-type="string" calcext:value-type="string">
            <text:p>&lt;p&gt;{}&lt;/p&gt;</text:p>
          </table:table-cell>
          <table:table-cell office:value-type="string" calcext:value-type="string">
            <text:p>ms38P2_3335, sc1019</text:p>
          </table:table-cell>
        </table:table-row>
        <table:table-row table:style-name="ro1">
          <table:table-cell office:value-type="string" calcext:value-type="string">
            <text:p>patthana2.10:1020.0</text:p>
          </table:table-cell>
          <table:table-cell office:value-type="string" calcext:value-type="string">
            <text:p>Kamma</text:p>
          </table:table-cell>
          <table:table-cell office:value-type="string" calcext:value-type="string">
            <text:p>&lt;h6&gt;{}&lt;/h6&gt;</text:p>
          </table:table-cell>
          <table:table-cell/>
        </table:table-row>
        <table:table-row table:style-name="ro1">
          <table:table-cell office:value-type="string" calcext:value-type="string">
            <text:p>patthana2.10:1020.1</text:p>
          </table:table-cell>
          <table:table-cell office:value-type="string" calcext:value-type="string">
            <text:p>Noupādā dhammo noupādā dhammassa kammapaccayena paccayo—sahajātā, nānākkhaṇikā. **Sahajātā**—noupādā cetanā sampayuttakānaṃ khandhānaṃ noupādā ca cittasamuṭṭhānānaṃ rūpānaṃ kammapaccayena paccayo; paṭisandhikkhaṇe …pe…. **Nānākkhaṇikā**—noupādā cetanā vipākānaṃ khandhānaṃ noupādā ca kaṭattārūpānaṃ kammapaccayena paccayo. (1)</text:p>
          </table:table-cell>
          <table:table-cell office:value-type="string" calcext:value-type="string">
            <text:p>&lt;p&gt;{}&lt;/p&gt;</text:p>
          </table:table-cell>
          <table:table-cell office:value-type="string" calcext:value-type="string">
            <text:p>ms38P2_3336, msdiv401, sc1020, vri122.654</text:p>
          </table:table-cell>
        </table:table-row>
        <table:table-row table:style-name="ro1">
          <table:table-cell office:value-type="string" calcext:value-type="string">
            <text:p>patthana2.10:1021.1</text:p>
          </table:table-cell>
          <table:table-cell office:value-type="string" calcext:value-type="string">
            <text:p>Noupādā dhammo upādā dhammassa kammapaccayena paccayo—sahajātā, nānākkhaṇikā. **Sahajātā**—noupādā cetanā upādā cittasamuṭṭhānānaṃ rūpānaṃ kammapaccayena paccayo; paṭisandhikkhaṇe …pe…. **Nānākkhaṇikā**—noupādā cetanā upādā kaṭattārūpānaṃ kammapaccayena paccayo. (2)</text:p>
          </table:table-cell>
          <table:table-cell office:value-type="string" calcext:value-type="string">
            <text:p>&lt;p&gt;{}&lt;/p&gt;</text:p>
          </table:table-cell>
          <table:table-cell office:value-type="string" calcext:value-type="string">
            <text:p>dr43.207, ms38P2_3337, ndp39.176, sc1021</text:p>
          </table:table-cell>
        </table:table-row>
        <table:table-row table:style-name="ro1">
          <table:table-cell office:value-type="string" calcext:value-type="string">
            <text:p>patthana2.10:1022.1</text:p>
          </table:table-cell>
          <table:table-cell office:value-type="string" calcext:value-type="string">
            <text:p>Noupādā dhammo upādā ca noupādā ca dhammassa kammapaccayena paccayo—sahajātā, nānākkhaṇikā. **Sahajātā**—noupādā cetanā sampayuttakānaṃ khandhānaṃ upādā ca noupādā ca cittasamuṭṭhānānaṃ rūpānaṃ kammapaccayena paccayo; paṭisandhikkhaṇe …pe…. **Nānākkhaṇikā**—noupādā cetanā vipākānaṃ khandhānaṃ upādā ca noupādā ca kaṭattārūpānaṃ kammapaccayena paccayo. (3)</text:p>
          </table:table-cell>
          <table:table-cell office:value-type="string" calcext:value-type="string">
            <text:p>&lt;p&gt;{}&lt;/p&gt;</text:p>
          </table:table-cell>
          <table:table-cell office:value-type="string" calcext:value-type="string">
            <text:p>csp1ed38.531, csp2ed38.531, ms38P2_3338, sc1022, sya43.198</text:p>
          </table:table-cell>
        </table:table-row>
        <table:table-row table:style-name="ro1">
          <table:table-cell office:value-type="string" calcext:value-type="string">
            <text:p>patthana2.10:1023.0</text:p>
          </table:table-cell>
          <table:table-cell office:value-type="string" calcext:value-type="string">
            <text:p>Vipāka</text:p>
          </table:table-cell>
          <table:table-cell office:value-type="string" calcext:value-type="string">
            <text:p>&lt;h6&gt;{}&lt;/h6&gt;</text:p>
          </table:table-cell>
          <table:table-cell/>
        </table:table-row>
        <table:table-row table:style-name="ro1">
          <table:table-cell office:value-type="string" calcext:value-type="string">
            <text:p>patthana2.10:1023.1</text:p>
          </table:table-cell>
          <table:table-cell office:value-type="string" calcext:value-type="string">
            <text:p>Noupādā dhammo noupādā dhammassa vipākapaccayena paccayo—vipāko noupādā eko khandho tiṇṇannaṃ khandhānaṃ …pe… dve khandhā …pe… paṭisandhikkhaṇe …pe… tīṇi.</text:p>
          </table:table-cell>
          <table:table-cell office:value-type="string" calcext:value-type="string">
            <text:p>&lt;p&gt;{}&lt;/p&gt;</text:p>
          </table:table-cell>
          <table:table-cell office:value-type="string" calcext:value-type="string">
            <text:p>cck38.150, ms38P2_3339, msdiv402, sc1023</text:p>
          </table:table-cell>
        </table:table-row>
        <table:table-row table:style-name="ro1">
          <table:table-cell office:value-type="string" calcext:value-type="string">
            <text:p>patthana2.10:1024.0</text:p>
          </table:table-cell>
          <table:table-cell office:value-type="string" calcext:value-type="string">
            <text:p>Āhāra</text:p>
          </table:table-cell>
          <table:table-cell office:value-type="string" calcext:value-type="string">
            <text:p>&lt;h6&gt;{}&lt;/h6&gt;</text:p>
          </table:table-cell>
          <table:table-cell/>
        </table:table-row>
        <table:table-row table:style-name="ro1">
          <table:table-cell office:value-type="string" calcext:value-type="string">
            <text:p>patthana2.10:1024.1</text:p>
          </table:table-cell>
          <table:table-cell office:value-type="string" calcext:value-type="string">
            <text:p>Upādā dhammo upādā dhammassa āhārapaccayena paccayo—kabaḷīkāro āhāro imassa upādā kāyassa āhārapaccayena paccayo. (Mūlaṃ pucchitabbaṃ.) Kabaḷīkāro āhāro imassa noupādā kāyassa āhārapaccayena paccayo. (Mūlaṃ pucchitabbaṃ.) Kabaḷīkāro āhāro imassa upādā kāyassa ca noupādā kāyassa ca āhārapaccayena paccayo. (3)</text:p>
          </table:table-cell>
          <table:table-cell office:value-type="string" calcext:value-type="string">
            <text:p>&lt;p&gt;{}&lt;/p&gt;</text:p>
          </table:table-cell>
          <table:table-cell office:value-type="string" calcext:value-type="string">
            <text:p>ms38P2_3340, msdiv403, sc1024</text:p>
          </table:table-cell>
        </table:table-row>
        <table:table-row table:style-name="ro1">
          <table:table-cell office:value-type="string" calcext:value-type="string">
            <text:p>patthana2.10:1025.1</text:p>
          </table:table-cell>
          <table:table-cell office:value-type="string" calcext:value-type="string">
            <text:p>Noupādā dhammo noupādā dhammassa āhārapaccayena paccayo—noupādā āhārā sampayuttakānaṃ khandhānaṃ noupādā ca cittasamuṭṭhānānaṃ rūpānaṃ āhārapaccayena paccayo; paṭisandhikkhaṇe …pe…. (Noupādāmūlake tīṇi, paṭisandhikkhaṇe tīṇipi kātabbā.) (3)</text:p>
          </table:table-cell>
          <table:table-cell office:value-type="string" calcext:value-type="string">
            <text:p>&lt;p&gt;{}&lt;/p&gt;</text:p>
          </table:table-cell>
          <table:table-cell office:value-type="string" calcext:value-type="string">
            <text:p>ms38P2_3341, sc1025, vri122.655</text:p>
          </table:table-cell>
        </table:table-row>
        <table:table-row table:style-name="ro1">
          <table:table-cell office:value-type="string" calcext:value-type="string">
            <text:p>patthana2.10:1026.0</text:p>
          </table:table-cell>
          <table:table-cell office:value-type="string" calcext:value-type="string">
            <text:p>Indriya</text:p>
          </table:table-cell>
          <table:table-cell office:value-type="string" calcext:value-type="string">
            <text:p>&lt;h6&gt;{}&lt;/h6&gt;</text:p>
          </table:table-cell>
          <table:table-cell/>
        </table:table-row>
        <table:table-row table:style-name="ro1">
          <table:table-cell office:value-type="string" calcext:value-type="string">
            <text:p>patthana2.10:1026.1</text:p>
          </table:table-cell>
          <table:table-cell office:value-type="string" calcext:value-type="string">
            <text:p>Upādā dhammo upādā dhammassa indriyapaccayena paccayo—rūpajīvitindriyaṃ upādā kaṭattārūpānaṃ indriyapaccayena paccayo. (Mūlaṃ kātabbaṃ.) Cakkhundriyaṃ cakkhuviññāṇassa …pe… kāyindriyaṃ kāyaviññāṇassa rūpajīvitindriyaṃ noupādā kaṭattārūpānaṃ indriyapaccayena paccayo. (Mūlaṃ kātabbaṃ.) **Rūpajīvitindriyaṃ**—upādā ca noupādā ca kaṭattārūpānaṃ indriyapaccayena paccayo. (3)</text:p>
          </table:table-cell>
          <table:table-cell office:value-type="string" calcext:value-type="string">
            <text:p>&lt;p&gt;{}&lt;/p&gt;</text:p>
          </table:table-cell>
          <table:table-cell office:value-type="string" calcext:value-type="string">
            <text:p>bj51.1023, dr43.208, ms38P2_3342, msdiv404, ndp39.177, sc1026, sya43.199</text:p>
          </table:table-cell>
        </table:table-row>
        <table:table-row table:style-name="ro1">
          <table:table-cell office:value-type="string" calcext:value-type="string">
            <text:p>patthana2.10:1027.1</text:p>
          </table:table-cell>
          <table:table-cell office:value-type="string" calcext:value-type="string">
            <text:p>Noupādā dhammo noupādā dhammassa indriyapaccayena paccayo … tīṇi; paṭisandhikkhaṇe …pe….</text:p>
          </table:table-cell>
          <table:table-cell office:value-type="string" calcext:value-type="string">
            <text:p>&lt;p&gt;{}&lt;/p&gt;</text:p>
          </table:table-cell>
          <table:table-cell office:value-type="string" calcext:value-type="string">
            <text:p>csp1ed38.532, csp2ed38.532, ms38P2_3343, sc1027</text:p>
          </table:table-cell>
        </table:table-row>
        <table:table-row table:style-name="ro1">
          <table:table-cell office:value-type="string" calcext:value-type="string">
            <text:p>patthana2.10:1028.1</text:p>
          </table:table-cell>
          <table:table-cell office:value-type="string" calcext:value-type="string">
            <text:p>Upādā ca noupādā ca dhammā noupādā dhammassa indriyapaccayena paccayo— cakkhundriyañca cakkhuviññāṇañca cakkhuviññāṇasahagatānaṃ khandhānaṃ indriyapaccayena paccayo …pe… kāyindriyañca …pe….</text:p>
          </table:table-cell>
          <table:table-cell office:value-type="string" calcext:value-type="string">
            <text:p>&lt;p&gt;{}&lt;/p&gt;</text:p>
          </table:table-cell>
          <table:table-cell office:value-type="string" calcext:value-type="string">
            <text:p>ms38P2_3344, sc1028</text:p>
          </table:table-cell>
        </table:table-row>
        <table:table-row table:style-name="ro1">
          <table:table-cell office:value-type="string" calcext:value-type="string">
            <text:p>patthana2.10:1029.0</text:p>
          </table:table-cell>
          <table:table-cell office:value-type="string" calcext:value-type="string">
            <text:p>Jhānādi</text:p>
          </table:table-cell>
          <table:table-cell office:value-type="string" calcext:value-type="string">
            <text:p>&lt;h6&gt;{}&lt;/h6&gt;</text:p>
          </table:table-cell>
          <table:table-cell/>
        </table:table-row>
        <table:table-row table:style-name="ro1">
          <table:table-cell office:value-type="string" calcext:value-type="string">
            <text:p>patthana2.10:1029.1</text:p>
          </table:table-cell>
          <table:table-cell office:value-type="string" calcext:value-type="string">
            <text:p>Noupādā dhammo noupādā dhammassa jhānapaccayena paccayo … tīṇi, maggapaccayena paccayo … tīṇi; paṭisandhikkhaṇe …pe… sampayuttapaccayena paccayo … ekaṃ.</text:p>
          </table:table-cell>
          <table:table-cell office:value-type="string" calcext:value-type="string">
            <text:p>&lt;p&gt;{}&lt;/p&gt;</text:p>
          </table:table-cell>
          <table:table-cell office:value-type="string" calcext:value-type="string">
            <text:p>ms38P2_3345, msdiv405, sc1029</text:p>
          </table:table-cell>
        </table:table-row>
        <table:table-row table:style-name="ro1">
          <table:table-cell office:value-type="string" calcext:value-type="string">
            <text:p>patthana2.10:1030.0</text:p>
          </table:table-cell>
          <table:table-cell office:value-type="string" calcext:value-type="string">
            <text:p>Vippayutta</text:p>
          </table:table-cell>
          <table:table-cell office:value-type="string" calcext:value-type="string">
            <text:p>&lt;h6&gt;{}&lt;/h6&gt;</text:p>
          </table:table-cell>
          <table:table-cell/>
        </table:table-row>
        <table:table-row table:style-name="ro1">
          <table:table-cell office:value-type="string" calcext:value-type="string">
            <text:p>patthana2.10:1030.1</text:p>
          </table:table-cell>
          <table:table-cell office:value-type="string" calcext:value-type="string">
            <text:p>Upādā dhammo noupādā dhammassa vippayuttapaccayena paccayo—sahajātaṃ, purejātaṃ. **Sahajātaṃ**—paṭisandhikkhaṇe vatthu noupādā khandhānaṃ vippayuttapaccayena paccayo. **Purejātaṃ**—cakkhāyatanaṃ cakkhuviññāṇassa …pe… kāyāyatanaṃ …pe… vatthu noupādā khandhānaṃ vippayuttapaccayena paccayo. (1)</text:p>
          </table:table-cell>
          <table:table-cell office:value-type="string" calcext:value-type="string">
            <text:p>&lt;p&gt;{}&lt;/p&gt;</text:p>
          </table:table-cell>
          <table:table-cell office:value-type="string" calcext:value-type="string">
            <text:p>cck38.151, dr43.209, ms38P2_3346, msdiv406, sc1030, vri122.656</text:p>
          </table:table-cell>
        </table:table-row>
        <table:table-row table:style-name="ro1">
          <table:table-cell office:value-type="string" calcext:value-type="string">
            <text:p>patthana2.10:1031.1</text:p>
          </table:table-cell>
          <table:table-cell office:value-type="string" calcext:value-type="string">
            <text:p>Noupādā dhammo noupādā dhammassa vippayuttapaccayena paccayo—sahajātaṃ, pacchājātaṃ. **Sahajātā**—noupādā khandhā noupādā cittasamuṭṭhānānaṃ rūpānaṃ vippayuttapaccayena paccayo; paṭisandhikkhaṇe noupādā khandhā noupādā kaṭattārūpānaṃ vippayuttapaccayena paccayo. **Pacchājātā**—noupādā khandhā purejātassa imassa noupādā kāyassa vippayuttapaccayena paccayo. (1)</text:p>
          </table:table-cell>
          <table:table-cell office:value-type="string" calcext:value-type="string">
            <text:p>&lt;p&gt;{}&lt;/p&gt;</text:p>
          </table:table-cell>
          <table:table-cell office:value-type="string" calcext:value-type="string">
            <text:p>ms38P2_3347, sc1031, sya43.200</text:p>
          </table:table-cell>
        </table:table-row>
        <table:table-row table:style-name="ro1">
          <table:table-cell office:value-type="string" calcext:value-type="string">
            <text:p>patthana2.10:1032.1</text:p>
          </table:table-cell>
          <table:table-cell office:value-type="string" calcext:value-type="string">
            <text:p>Noupādā dhammo upādā dhammassa vippayuttapaccayena paccayo—sahajātaṃ, pacchājātaṃ. **Sahajātā**—noupādā khandhā upādā cittasamuṭṭhānānaṃ rūpānaṃ vippayuttapaccayena paccayo; paṭisandhikkhaṇe …pe…. **Pacchājātā**—noupādā khandhā purejātassa imassa upādā kāyassa vippayuttapaccayena paccayo. (2)</text:p>
          </table:table-cell>
          <table:table-cell office:value-type="string" calcext:value-type="string">
            <text:p>&lt;p&gt;{}&lt;/p&gt;</text:p>
          </table:table-cell>
          <table:table-cell office:value-type="string" calcext:value-type="string">
            <text:p>ms38P2_3348, ndp39.178, sc1032</text:p>
          </table:table-cell>
        </table:table-row>
        <table:table-row table:style-name="ro1">
          <table:table-cell office:value-type="string" calcext:value-type="string">
            <text:p>patthana2.10:1033.1</text:p>
          </table:table-cell>
          <table:table-cell office:value-type="string" calcext:value-type="string">
            <text:p>Noupādā dhammo upādā dhammassa ca noupādā dhammassa ca vippayuttapaccayena paccayo—sahajātaṃ, pacchājātaṃ. **Sahajātā**—noupādā khandhā upādā ca noupādā ca cittasamuṭṭhānānaṃ rūpānaṃ vippayuttapaccayena paccayo; paṭisandhikkhaṇe …pe…. **Pacchājātā**—noupādā khandhā purejātassa imassa upādā kāyassa ca noupādā kāyassa ca vippayuttapaccayena paccayo. (3)</text:p>
          </table:table-cell>
          <table:table-cell office:value-type="string" calcext:value-type="string">
            <text:p>&lt;p&gt;{}&lt;/p&gt;</text:p>
          </table:table-cell>
          <table:table-cell office:value-type="string" calcext:value-type="string">
            <text:p>csp1ed38.533, csp2ed38.533, ms38P2_3349, sc1033</text:p>
          </table:table-cell>
        </table:table-row>
        <table:table-row table:style-name="ro1">
          <table:table-cell office:value-type="string" calcext:value-type="string">
            <text:p>patthana2.10:1034.0</text:p>
          </table:table-cell>
          <table:table-cell office:value-type="string" calcext:value-type="string">
            <text:p>Atthi</text:p>
          </table:table-cell>
          <table:table-cell office:value-type="string" calcext:value-type="string">
            <text:p>&lt;h6&gt;{}&lt;/h6&gt;</text:p>
          </table:table-cell>
          <table:table-cell/>
        </table:table-row>
        <table:table-row table:style-name="ro1">
          <table:table-cell office:value-type="string" calcext:value-type="string">
            <text:p>patthana2.10:1034.1</text:p>
          </table:table-cell>
          <table:table-cell office:value-type="string" calcext:value-type="string">
            <text:p>Upādā dhammo upādā dhammassa atthipaccayena paccayo—āhāraṃ, indriyaṃ. **Kabaḷīkāro āhāro**—imassa upādā kāyassa atthipaccayena paccayo. **Rūpajīvitindriyaṃ**—upādā kaṭattārūpānaṃ atthipaccayena paccayo. (1)</text:p>
          </table:table-cell>
          <table:table-cell office:value-type="string" calcext:value-type="string">
            <text:p>&lt;p&gt;{}&lt;/p&gt;</text:p>
          </table:table-cell>
          <table:table-cell office:value-type="string" calcext:value-type="string">
            <text:p>ms38P2_3350, msdiv407, sc1034</text:p>
          </table:table-cell>
        </table:table-row>
        <table:table-row table:style-name="ro1">
          <table:table-cell office:value-type="string" calcext:value-type="string">
            <text:p>patthana2.10:1035.1</text:p>
          </table:table-cell>
          <table:table-cell office:value-type="string" calcext:value-type="string">
            <text:p>Upādā dhammo noupādā dhammassa atthipaccayena paccayo—sahajātaṃ, purejātaṃ, āhāraṃ, indriyaṃ. **Sahajātaṃ**—paṭisandhikkhaṇe vatthu noupādā khandhānaṃ atthipaccayena paccayo. **Purejātaṃ**—cakkhuṃ aniccato …pe…. (Saṃkhittaṃ. Purejātasadisaṃ ninnānākaraṇaṃ.) **Kabaḷīkāro āhāro**—imassa noupādā kāyassa atthipaccayena paccayo. **Rūpajīvitindriyaṃ**—noupādā kaṭattārūpānaṃ atthipaccayena paccayo. (2)</text:p>
          </table:table-cell>
          <table:table-cell office:value-type="string" calcext:value-type="string">
            <text:p>&lt;p&gt;{}&lt;/p&gt;</text:p>
          </table:table-cell>
          <table:table-cell office:value-type="string" calcext:value-type="string">
            <text:p>cck38.152, dr43.210, ms38P2_3351, sc1035, sya43.201, vri122.657</text:p>
          </table:table-cell>
        </table:table-row>
        <table:table-row table:style-name="ro1">
          <table:table-cell office:value-type="string" calcext:value-type="string">
            <text:p>patthana2.10:1036.1</text:p>
          </table:table-cell>
          <table:table-cell office:value-type="string" calcext:value-type="string">
            <text:p>Upādā dhammo upādā dhammassa ca noupādā dhammassa ca atthipaccayena paccayo— āhāraṃ, indriyaṃ. **Kabaḷīkāro āhāro**—imassa upādā kāyassa ca noupādā kāyassa ca atthipaccayena paccayo. **Rūpajīvitindriyaṃ**—upādā ca noupādā ca kaṭattārūpānaṃ atthipaccayena paccayo. (3)</text:p>
          </table:table-cell>
          <table:table-cell office:value-type="string" calcext:value-type="string">
            <text:p>&lt;p&gt;{}&lt;/p&gt;</text:p>
          </table:table-cell>
          <table:table-cell office:value-type="string" calcext:value-type="string">
            <text:p>ms38P2_3352, sc1036</text:p>
          </table:table-cell>
        </table:table-row>
        <table:table-row table:style-name="ro1">
          <table:table-cell office:value-type="string" calcext:value-type="string">
            <text:p>patthana2.10:1037.1</text:p>
          </table:table-cell>
          <table:table-cell office:value-type="string" calcext:value-type="string">
            <text:p>Noupādā dhammo noupādā dhammassa atthipaccayena paccayo—sahajātaṃ, purejātaṃ, pacchājātaṃ. **Sahajāto**—noupādā eko khandho tiṇṇannaṃ khandhānaṃ noupādā ca cittasamuṭṭhānānaṃ rūpānaṃ atthipaccayena paccayo …pe… dve khandhā …pe… paṭisandhikkhaṇe …pe… ekaṃ mahābhūtaṃ tiṇṇannaṃ mahābhūtānaṃ atthipaccayena paccayo …pe… dve mahābhūtā dvinnaṃ mahābhūtānaṃ atthipaccayena paccayo (yāva asaññasattā). **Purejātaṃ**—phoṭṭhabbe aniccato …pe… domanassaṃ uppajjati. Phoṭṭhabbāyatanaṃ kāyaviññāṇassa atthipaccayena paccayo. **Pacchājātā**—noupādā khandhā purejātassa imassa noupādā kāyassa atthipaccayena paccayo. (1)</text:p>
          </table:table-cell>
          <table:table-cell office:value-type="string" calcext:value-type="string">
            <text:p>&lt;p&gt;{}&lt;/p&gt;</text:p>
          </table:table-cell>
          <table:table-cell office:value-type="string" calcext:value-type="string">
            <text:p>bj51.1024, ms38P2_3353, msdiv408, ndp39.179, sc1037</text:p>
          </table:table-cell>
        </table:table-row>
        <table:table-row table:style-name="ro1">
          <table:table-cell office:value-type="string" calcext:value-type="string">
            <text:p>patthana2.10:1038.1</text:p>
          </table:table-cell>
          <table:table-cell office:value-type="string" calcext:value-type="string">
            <text:p>Noupādā dhammo upādā dhammassa atthipaccayena paccayo—sahajātaṃ, pacchājātaṃ. **Sahajātā**—noupādā khandhā upādā cittasamuṭṭhānānaṃ rūpānaṃ atthipaccayena paccayo; paṭisandhikkhaṇe …pe…. **Pacchājātā**—noupādā khandhā purejātassa imassa upādā kāyassa atthipaccayena paccayo. (2)</text:p>
          </table:table-cell>
          <table:table-cell office:value-type="string" calcext:value-type="string">
            <text:p>&lt;p&gt;{}&lt;/p&gt;</text:p>
          </table:table-cell>
          <table:table-cell office:value-type="string" calcext:value-type="string">
            <text:p>csp1ed38.534, csp2ed38.534, dr43.211, ms38P2_3354, sc1038</text:p>
          </table:table-cell>
        </table:table-row>
        <table:table-row table:style-name="ro1">
          <table:table-cell office:value-type="string" calcext:value-type="string">
            <text:p>patthana2.10:1039.1</text:p>
          </table:table-cell>
          <table:table-cell office:value-type="string" calcext:value-type="string">
            <text:p>Noupādā dhammo upādā ca noupādā ca dhammassa atthipaccayena paccayo— sahajātaṃ, pacchājātaṃ. **Sahajāto**—noupādā eko khandho tiṇṇannaṃ khandhānaṃ upādā ca noupādā ca cittasamuṭṭhānānaṃ rūpānaṃ atthipaccayena paccayo; dve khandhā …pe… paṭisandhikkhaṇe …pe…. **Pacchājātā**—noupādā khandhā purejātassa imassa upādā kāyassa ca noupādā kāyassa ca atthipaccayena paccayo. (3)</text:p>
          </table:table-cell>
          <table:table-cell office:value-type="string" calcext:value-type="string">
            <text:p>&lt;p&gt;{}&lt;/p&gt;</text:p>
          </table:table-cell>
          <table:table-cell office:value-type="string" calcext:value-type="string">
            <text:p>cck38.153, ms38P2_3355, sc1039, sya43.202</text:p>
          </table:table-cell>
        </table:table-row>
        <table:table-row table:style-name="ro1">
          <table:table-cell office:value-type="string" calcext:value-type="string">
            <text:p>patthana2.10:1040.1</text:p>
          </table:table-cell>
          <table:table-cell office:value-type="string" calcext:value-type="string">
            <text:p>Upādā ca noupādā ca dhammā upādā dhammassa atthipaccayena paccayo— pacchājātaṃ, āhāraṃ, indriyaṃ. **Pacchājātā**—noupādā khandhā ca kabaḷīkāro āhāro ca imassa upādā kāyassa atthipaccayena paccayo. **Pacchājātā**—noupādā khandhā ca rūpajīvitindriyañca upādā kaṭattārūpānaṃ atthipaccayena paccayo. (1)</text:p>
          </table:table-cell>
          <table:table-cell office:value-type="string" calcext:value-type="string">
            <text:p>&lt;p&gt;{}&lt;/p&gt;</text:p>
          </table:table-cell>
          <table:table-cell office:value-type="string" calcext:value-type="string">
            <text:p>ms38P2_3356, msdiv409, sc1040, vri122.658</text:p>
          </table:table-cell>
        </table:table-row>
        <table:table-row table:style-name="ro1">
          <table:table-cell office:value-type="string" calcext:value-type="string">
            <text:p>patthana2.10:1041.1</text:p>
          </table:table-cell>
          <table:table-cell office:value-type="string" calcext:value-type="string">
            <text:p>Upādā ca noupādā ca dhammā noupādā dhammassa atthipaccayena paccayo— sahajātaṃ, purejātaṃ, pacchājātaṃ, āhāraṃ, indriyaṃ. **Sahajāto**—cakkhuviññāṇasahagato eko khandho ca cakkhāyatanañca tiṇṇannaṃ khandhānaṃ atthipaccayena paccayo …pe… dve khandhā ca …pe… noupādā eko khandho ca vatthu ca tiṇṇannaṃ khandhānaṃ atthipaccayena paccayo …pe… dve khandhā ca …pe… paṭisandhikkhaṇe noupādā eko khandho ca vatthu ca tiṇṇannaṃ khandhānaṃ atthipaccayena paccayo …pe… dve khandhā ca …pe…. **Purejātaṃ**—phoṭṭhabbāyatanañca kāyāyatanañca kāyaviññāṇassa atthipaccayena paccayo. Phoṭṭhabbāyatanañca vatthu ca noupādā khandhānaṃ atthipaccayena paccayo. **Pacchājātā**—noupādā khandhā ca kabaḷīkāro āhāro ca imassa noupādā kāyassa atthipaccayena paccayo. **Pacchājātā**—noupādā khandhā ca rūpajīvitindriyañca noupādā kaṭattārūpānaṃ atthipaccayena paccayo. (2)</text:p>
          </table:table-cell>
          <table:table-cell office:value-type="string" calcext:value-type="string">
            <text:p>&lt;p&gt;{}&lt;/p&gt;</text:p>
          </table:table-cell>
          <table:table-cell office:value-type="string" calcext:value-type="string">
            <text:p>dr43.212, ms38P2_3357, ndp39.180, sc1041, sya43.203</text:p>
          </table:table-cell>
        </table:table-row>
        <table:table-row table:style-name="ro1">
          <table:table-cell office:value-type="string" calcext:value-type="string">
            <text:p>patthana2.10:1042.1</text:p>
          </table:table-cell>
          <table:table-cell office:value-type="string" calcext:value-type="string">
            <text:p>Upādā ca noupādā ca dhammā upādā dhammassa ca noupādā dhammassa ca atthipaccayena paccayo—pacchājātaṃ, āhāraṃ, indriyaṃ. **Pacchājātā**—noupādā khandhā ca kabaḷīkāro āhāro ca imassa upādā kāyassa ca noupādā kāyassa ca atthipaccayena paccayo. **Pacchājātā**—noupādā khandhā ca rūpajīvitindriyañca upādā ca noupādā ca kaṭattārūpānaṃ atthipaccayena paccayo. (3)</text:p>
          </table:table-cell>
          <table:table-cell office:value-type="string" calcext:value-type="string">
            <text:p>&lt;p&gt;{}&lt;/p&gt;</text:p>
          </table:table-cell>
          <table:table-cell office:value-type="string" calcext:value-type="string">
            <text:p>cck38.154, csp1ed38.535, csp2ed38.535, ms38P2_3358, sc1042</text:p>
          </table:table-cell>
        </table:table-row>
        <table:table-row table:style-name="ro1">
          <table:table-cell office:value-type="string" calcext:value-type="string">
            <text:p>patthana2.10:1043.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1043.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1043.1</text:p>
          </table:table-cell>
          <table:table-cell office:value-type="string" calcext:value-type="string">
            <text:p>Hetuyā tīṇi, ārammaṇe dve, adhipatiyā cattāri, anantare ekaṃ, samanantare ekaṃ, sahajāte pañca, aññamaññe pañca, nissaye pañca, upanissaye dve, purejāte tīṇi, pacchājāte tīṇi, āsevane ekaṃ, kamme tīṇi, vipāke tīṇi, āhāre cha, indriye satta, jhāne tīṇi, magge tīṇi, sampayutte ekaṃ, vippayutte cattāri, atthiyā nava, natthiyā ekaṃ, vigate ekaṃ, avigate nava.</text:p>
          </table:table-cell>
          <table:table-cell office:value-type="string" calcext:value-type="string">
            <text:p>&lt;p&gt;{}&lt;/p&gt;</text:p>
          </table:table-cell>
          <table:table-cell office:value-type="string" calcext:value-type="string">
            <text:p>bj51.1025, ms38P2_3359, msdiv410, sc1043, vri122.659</text:p>
          </table:table-cell>
        </table:table-row>
        <table:table-row table:style-name="ro1">
          <table:table-cell office:value-type="string" calcext:value-type="string">
            <text:p>patthana2.10:1044.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3360, sc1044</text:p>
          </table:table-cell>
        </table:table-row>
        <table:table-row table:style-name="ro1">
          <table:table-cell office:value-type="string" calcext:value-type="string">
            <text:p>patthana2.10:1045.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0:1045.1</text:p>
          </table:table-cell>
          <table:table-cell office:value-type="string" calcext:value-type="string">
            <text:p>Upādā dhammo upādā dhammassa āhārapaccayena paccayo … indriyapaccayena paccayo. (1)</text:p>
          </table:table-cell>
          <table:table-cell office:value-type="string" calcext:value-type="string">
            <text:p>&lt;p&gt;{}&lt;/p&gt;</text:p>
          </table:table-cell>
          <table:table-cell office:value-type="string" calcext:value-type="string">
            <text:p>dr43.213, ms38P2_3361, msdiv411, sc1045</text:p>
          </table:table-cell>
        </table:table-row>
        <table:table-row table:style-name="ro1">
          <table:table-cell office:value-type="string" calcext:value-type="string">
            <text:p>patthana2.10:1046.1</text:p>
          </table:table-cell>
          <table:table-cell office:value-type="string" calcext:value-type="string">
            <text:p>Upādā dhammo noupādā dhammassa ārammaṇapaccayena paccayo … sahajātapaccayena paccayo … upanissayapaccayena paccayo … purejātapaccayena paccayo … āhārapaccayena paccayo … indriyapaccayena paccayo. (2)</text:p>
          </table:table-cell>
          <table:table-cell office:value-type="string" calcext:value-type="string">
            <text:p>&lt;p&gt;{}&lt;/p&gt;</text:p>
          </table:table-cell>
          <table:table-cell office:value-type="string" calcext:value-type="string">
            <text:p>ms38P2_3362, sc1046</text:p>
          </table:table-cell>
        </table:table-row>
        <table:table-row table:style-name="ro1">
          <table:table-cell office:value-type="string" calcext:value-type="string">
            <text:p>patthana2.10:1047.1</text:p>
          </table:table-cell>
          <table:table-cell office:value-type="string" calcext:value-type="string">
            <text:p>Upādā dhammo upādā dhammassa ca noupādā dhammassa ca āhārapaccayena paccayo … indriyapaccayena paccayo. (3)</text:p>
          </table:table-cell>
          <table:table-cell office:value-type="string" calcext:value-type="string">
            <text:p>&lt;p&gt;{}&lt;/p&gt;</text:p>
          </table:table-cell>
          <table:table-cell office:value-type="string" calcext:value-type="string">
            <text:p>ms38P2_3363, sc1047, sya43.204</text:p>
          </table:table-cell>
        </table:table-row>
        <table:table-row table:style-name="ro1">
          <table:table-cell office:value-type="string" calcext:value-type="string">
            <text:p>patthana2.10:1048.1</text:p>
          </table:table-cell>
          <table:table-cell office:value-type="string" calcext:value-type="string">
            <text:p>Noupādā dhammo noupādā dhammassa ārammaṇapaccayena paccayo … sahajātapaccayena paccayo … upanissayapaccayena paccayo … purejātapaccayena paccayo … pacchājātapaccayena paccayo … kammapaccayena paccayo. (1)</text:p>
          </table:table-cell>
          <table:table-cell office:value-type="string" calcext:value-type="string">
            <text:p>&lt;p&gt;{}&lt;/p&gt;</text:p>
          </table:table-cell>
          <table:table-cell office:value-type="string" calcext:value-type="string">
            <text:p>ms38P2_3364, msdiv412, ndp39.181, sc1048</text:p>
          </table:table-cell>
        </table:table-row>
        <table:table-row table:style-name="ro1">
          <table:table-cell office:value-type="string" calcext:value-type="string">
            <text:p>patthana2.10:1049.1</text:p>
          </table:table-cell>
          <table:table-cell office:value-type="string" calcext:value-type="string">
            <text:p>Noupādā dhammo upādā dhammassa sahajātapaccayena paccayo … pacchājātapaccayena paccayo … kammapaccayena paccayo. (2)</text:p>
          </table:table-cell>
          <table:table-cell office:value-type="string" calcext:value-type="string">
            <text:p>&lt;p&gt;{}&lt;/p&gt;</text:p>
          </table:table-cell>
          <table:table-cell office:value-type="string" calcext:value-type="string">
            <text:p>ms38P2_3365, sc1049</text:p>
          </table:table-cell>
        </table:table-row>
        <table:table-row table:style-name="ro1">
          <table:table-cell office:value-type="string" calcext:value-type="string">
            <text:p>patthana2.10:1050.1</text:p>
          </table:table-cell>
          <table:table-cell office:value-type="string" calcext:value-type="string">
            <text:p>Noupādā dhammo upādā dhammassa ca noupādā dhammassa ca sahajātapaccayena paccayo … pacchājātapaccayena paccayo … kammapaccayena paccayo. (3)</text:p>
          </table:table-cell>
          <table:table-cell office:value-type="string" calcext:value-type="string">
            <text:p>&lt;p&gt;{}&lt;/p&gt;</text:p>
          </table:table-cell>
          <table:table-cell office:value-type="string" calcext:value-type="string">
            <text:p>csp1ed38.536, csp2ed38.536, ms38P2_3366, sc1050</text:p>
          </table:table-cell>
        </table:table-row>
        <table:table-row table:style-name="ro1">
          <table:table-cell office:value-type="string" calcext:value-type="string">
            <text:p>patthana2.10:1051.1</text:p>
          </table:table-cell>
          <table:table-cell office:value-type="string" calcext:value-type="string">
            <text:p>Upādā ca noupādā ca dhammā upādā dhammassa pacchājātaṃ, āhāraṃ, indriyaṃ. (1)</text:p>
          </table:table-cell>
          <table:table-cell office:value-type="string" calcext:value-type="string">
            <text:p>&lt;p&gt;{}&lt;/p&gt;</text:p>
          </table:table-cell>
          <table:table-cell office:value-type="string" calcext:value-type="string">
            <text:p>ms38P2_3367, sc1051, vri122.660</text:p>
          </table:table-cell>
        </table:table-row>
        <table:table-row table:style-name="ro1">
          <table:table-cell office:value-type="string" calcext:value-type="string">
            <text:p>patthana2.10:1052.1</text:p>
          </table:table-cell>
          <table:table-cell office:value-type="string" calcext:value-type="string">
            <text:p>Upādā ca noupādā ca dhammā noupādā dhammassa sahajātaṃ, purejātaṃ, pacchājātaṃ, āhāraṃ, indriyaṃ. (2)</text:p>
          </table:table-cell>
          <table:table-cell office:value-type="string" calcext:value-type="string">
            <text:p>&lt;p&gt;{}&lt;/p&gt;</text:p>
          </table:table-cell>
          <table:table-cell office:value-type="string" calcext:value-type="string">
            <text:p>cck38.155, ms38P2_3368, sc1052</text:p>
          </table:table-cell>
        </table:table-row>
        <table:table-row table:style-name="ro1">
          <table:table-cell office:value-type="string" calcext:value-type="string">
            <text:p>patthana2.10:1053.1</text:p>
          </table:table-cell>
          <table:table-cell office:value-type="string" calcext:value-type="string">
            <text:p>Upādā ca noupādā ca dhammā upādā dhammassa ca noupādā dhammassa ca pacchājātaṃ, āhāraṃ, indriyaṃ. (3)</text:p>
          </table:table-cell>
          <table:table-cell office:value-type="string" calcext:value-type="string">
            <text:p>&lt;p&gt;{}&lt;/p&gt;</text:p>
          </table:table-cell>
          <table:table-cell office:value-type="string" calcext:value-type="string">
            <text:p>ms38P2_3369, sc1053</text:p>
          </table:table-cell>
        </table:table-row>
        <table:table-row table:style-name="ro1">
          <table:table-cell office:value-type="string" calcext:value-type="string">
            <text:p>patthana2.10:1054.0.1</text:p>
          </table:table-cell>
          <table:table-cell office:value-type="string" calcext:value-type="string">
            <text:p>2.10.13.7.2. Paccayapaccanīya</text:p>
          </table:table-cell>
          <table:table-cell office:value-type="string" calcext:value-type="string">
            <text:p>&lt;h4&gt;{}&lt;/h4&gt;</text:p>
          </table:table-cell>
          <table:table-cell/>
        </table:table-row>
        <table:table-row table:style-name="ro1">
          <table:table-cell office:value-type="string" calcext:value-type="string">
            <text:p>patthana2.10:1054.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1054.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1054.1</text:p>
          </table:table-cell>
          <table:table-cell office:value-type="string" calcext:value-type="string">
            <text:p>Nahetuyā nava, naārammaṇe nava (sabbattha nava), nasampayutte nava, navippayutte cha, noatthiyā cattāri, nonatthiyā nava, novigate nava, noavigate cattāri.</text:p>
          </table:table-cell>
          <table:table-cell office:value-type="string" calcext:value-type="string">
            <text:p>&lt;p&gt;{}&lt;/p&gt;</text:p>
          </table:table-cell>
          <table:table-cell office:value-type="string" calcext:value-type="string">
            <text:p>dr43.214, ms38P2_3370, msdiv413, sc1054</text:p>
          </table:table-cell>
        </table:table-row>
        <table:table-row table:style-name="ro1">
          <table:table-cell office:value-type="string" calcext:value-type="string">
            <text:p>patthana2.10:1055.0</text:p>
          </table:table-cell>
          <table:table-cell office:value-type="string" calcext:value-type="string">
            <text:p>2.10.13.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1055.1</text:p>
          </table:table-cell>
          <table:table-cell office:value-type="string" calcext:value-type="string">
            <text:p>Hetupaccayā naārammaṇe tīṇi, naadhipatiyā tīṇi, naanantare tīṇi, nasamanantare tīṇi, naaññamaññe tīṇi, naupanissaye tīṇi (sabbattha tīṇi), nasampayutte tīṇi, navippayutte ekaṃ, nonatthiyā tīṇi, novigate tīṇi.</text:p>
          </table:table-cell>
          <table:table-cell office:value-type="string" calcext:value-type="string">
            <text:p>&lt;p&gt;{}&lt;/p&gt;</text:p>
          </table:table-cell>
          <table:table-cell office:value-type="string" calcext:value-type="string">
            <text:p>ms38P2_3371, msdiv414, sc1055, sya43.205</text:p>
          </table:table-cell>
        </table:table-row>
        <table:table-row table:style-name="ro1">
          <table:table-cell office:value-type="string" calcext:value-type="string">
            <text:p>patthana2.10:1056.0</text:p>
          </table:table-cell>
          <table:table-cell office:value-type="string" calcext:value-type="string">
            <text:p>2.10.13.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1056.1</text:p>
          </table:table-cell>
          <table:table-cell office:value-type="string" calcext:value-type="string">
            <text:p>Nahetupaccayā ārammaṇe dve, adhipatiyā cattāri …pe… (anulomamātikā vitthāretabbā) …pe… avigate nava.</text:p>
          </table:table-cell>
          <table:table-cell office:value-type="string" calcext:value-type="string">
            <text:p>&lt;p&gt;{}&lt;/p&gt;</text:p>
          </table:table-cell>
          <table:table-cell office:value-type="string" calcext:value-type="string">
            <text:p>ms38P2_3372, msdiv415, sc1056</text:p>
          </table:table-cell>
        </table:table-row>
        <table:table-row table:style-name="ro1">
          <table:table-cell office:value-type="string" calcext:value-type="string">
            <text:p>patthana2.10:1057.1</text:p>
          </table:table-cell>
          <table:table-cell office:value-type="string" calcext:value-type="string">
            <text:p>Upādādukaṃ niṭṭhitaṃ.</text:p>
          </table:table-cell>
          <table:table-cell office:value-type="string" calcext:value-type="string">
            <text:p>&lt;p class='endsutta'&gt;{}&lt;/p&gt;</text:p>
          </table:table-cell>
          <table:table-cell office:value-type="string" calcext:value-type="string">
            <text:p>ms38P2_3373, sc1057</text:p>
          </table:table-cell>
        </table:table-row>
        <table:table-row table:style-name="ro1">
          <table:table-cell office:value-type="string" calcext:value-type="string">
            <text:p>patthana2.10:1058.0.1</text:p>
          </table:table-cell>
          <table:table-cell office:value-type="string" calcext:value-type="string">
            <text:p>2.10.14. Upādinnaduka</text:p>
          </table:table-cell>
          <table:table-cell office:value-type="string" calcext:value-type="string">
            <text:p>&lt;h2&gt;{}&lt;/h2&gt;</text:p>
          </table:table-cell>
          <table:table-cell/>
        </table:table-row>
        <table:table-row table:style-name="ro1">
          <table:table-cell office:value-type="string" calcext:value-type="string">
            <text:p>patthana2.10:1058.0.2</text:p>
          </table:table-cell>
          <table:table-cell office:value-type="string" calcext:value-type="string">
            <text:p>2.10.14.1. Paṭiccavāra</text:p>
          </table:table-cell>
          <table:table-cell office:value-type="string" calcext:value-type="string">
            <text:p>&lt;h3&gt;{}&lt;/h3&gt;</text:p>
          </table:table-cell>
          <table:table-cell/>
        </table:table-row>
        <table:table-row table:style-name="ro1">
          <table:table-cell office:value-type="string" calcext:value-type="string">
            <text:p>patthana2.10:1058.0.3</text:p>
          </table:table-cell>
          <table:table-cell office:value-type="string" calcext:value-type="string">
            <text:p>2.10.14.1.1. Paccayānuloma</text:p>
          </table:table-cell>
          <table:table-cell office:value-type="string" calcext:value-type="string">
            <text:p>&lt;h4&gt;{}&lt;/h4&gt;</text:p>
          </table:table-cell>
          <table:table-cell/>
        </table:table-row>
        <table:table-row table:style-name="ro1">
          <table:table-cell office:value-type="string" calcext:value-type="string">
            <text:p>patthana2.10:1058.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1058.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1058.1</text:p>
          </table:table-cell>
          <table:table-cell office:value-type="string" calcext:value-type="string">
            <text:p>Upādinnaṃ dhammaṃ paṭicca upādinno dhammo uppajjati hetupaccayā—upādinnaṃ ekaṃ khandhaṃ paṭicca tayo khandhā …pe… dve khandhe …pe… paṭisandhikkhaṇe upādinnaṃ ekaṃ khandhaṃ paṭicca tayo khandhā kaṭattā ca rūpaṃ …pe… dve khandhe …pe… khandhe paṭicca vatthu, vatthuṃ paṭicca khandhā, ekaṃ mahābhūtaṃ …pe… mahābhūte paṭicca kaṭattārūpaṃ upādārūpaṃ. (1)</text:p>
          </table:table-cell>
          <table:table-cell office:value-type="string" calcext:value-type="string">
            <text:p>&lt;p&gt;{}&lt;/p&gt;</text:p>
          </table:table-cell>
          <table:table-cell office:value-type="string" calcext:value-type="string">
            <text:p>csp1ed38.537, csp2ed38.537, dr43.215, ms38P2_3374, msdiv416, ndp39.182, sc1058, vri122.661</text:p>
          </table:table-cell>
        </table:table-row>
        <table:table-row table:style-name="ro1">
          <table:table-cell office:value-type="string" calcext:value-type="string">
            <text:p>patthana2.10:1059.1</text:p>
          </table:table-cell>
          <table:table-cell office:value-type="string" calcext:value-type="string">
            <text:p>Upādinnaṃ dhammaṃ paṭicca anupādinno dhammo uppajjati hetupaccayā—upādinne khandhe paṭicca cittasamuṭṭhānaṃ rūpaṃ. (2)</text:p>
          </table:table-cell>
          <table:table-cell office:value-type="string" calcext:value-type="string">
            <text:p>&lt;p&gt;{}&lt;/p&gt;</text:p>
          </table:table-cell>
          <table:table-cell office:value-type="string" calcext:value-type="string">
            <text:p>bj51.1026, ms38P2_3375, sc1059</text:p>
          </table:table-cell>
        </table:table-row>
        <table:table-row table:style-name="ro1">
          <table:table-cell office:value-type="string" calcext:value-type="string">
            <text:p>patthana2.10:1060.1</text:p>
          </table:table-cell>
          <table:table-cell office:value-type="string" calcext:value-type="string">
            <text:p>Upādinnaṃ dhammaṃ paṭicca upādinno ca anupādinno ca dhammā uppajjanti hetupaccayā—upādinnaṃ ekaṃ khandhaṃ paṭicca tayo khandhā cittasamuṭṭhānañca rūpaṃ …pe… dve khandhe …pe…. (3)</text:p>
          </table:table-cell>
          <table:table-cell office:value-type="string" calcext:value-type="string">
            <text:p>&lt;p&gt;{}&lt;/p&gt;</text:p>
          </table:table-cell>
          <table:table-cell office:value-type="string" calcext:value-type="string">
            <text:p>cck38.156, ms38P2_3376, sc1060</text:p>
          </table:table-cell>
        </table:table-row>
        <table:table-row table:style-name="ro1">
          <table:table-cell office:value-type="string" calcext:value-type="string">
            <text:p>patthana2.10:1061.1</text:p>
          </table:table-cell>
          <table:table-cell office:value-type="string" calcext:value-type="string">
            <text:p>Anupādinnaṃ dhammaṃ paṭicca anupādinno dhammo uppajjati hetupaccayā— anupādinnaṃ ekaṃ khandhaṃ paṭicca tayo khandhā cittasamuṭṭhānañca rūpaṃ …pe… dve khandhe …pe… ekaṃ mahābhūtaṃ paṭicca …pe… mahābhūte paṭicca cittasamuṭṭhānaṃ rūpaṃ upādārūpaṃ. (1)</text:p>
          </table:table-cell>
          <table:table-cell office:value-type="string" calcext:value-type="string">
            <text:p>&lt;p&gt;{}&lt;/p&gt;</text:p>
          </table:table-cell>
          <table:table-cell office:value-type="string" calcext:value-type="string">
            <text:p>ms38P2_3377, sc1061, sya43.206, vri122.662</text:p>
          </table:table-cell>
        </table:table-row>
        <table:table-row table:style-name="ro1">
          <table:table-cell office:value-type="string" calcext:value-type="string">
            <text:p>patthana2.10:1062.1</text:p>
          </table:table-cell>
          <table:table-cell office:value-type="string" calcext:value-type="string">
            <text:p>Upādinnañca anupādinnañca dhammaṃ paṭicca anupādinno dhammo uppajjati hetupaccayā—upādinne khandhe ca mahābhūte ca paṭicca cittasamuṭṭhānaṃ rūpaṃ. (1)</text:p>
          </table:table-cell>
          <table:table-cell office:value-type="string" calcext:value-type="string">
            <text:p>&lt;p&gt;{}&lt;/p&gt;</text:p>
          </table:table-cell>
          <table:table-cell office:value-type="string" calcext:value-type="string">
            <text:p>ms38P2_3378, sc1062</text:p>
          </table:table-cell>
        </table:table-row>
        <table:table-row table:style-name="ro1">
          <table:table-cell office:value-type="string" calcext:value-type="string">
            <text:p>patthana2.10:1063.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1063.1</text:p>
          </table:table-cell>
          <table:table-cell office:value-type="string" calcext:value-type="string">
            <text:p>Upādinnaṃ dhammaṃ paṭicca upādinno dhammo uppajjati ārammaṇapaccayā—upādinnaṃ ekaṃ khandhaṃ paṭicca tayo khandhā …pe… dve khandhe …pe… paṭisandhikkhaṇe …pe… vatthuṃ paṭicca khandhā. (1)</text:p>
          </table:table-cell>
          <table:table-cell office:value-type="string" calcext:value-type="string">
            <text:p>&lt;p&gt;{}&lt;/p&gt;</text:p>
          </table:table-cell>
          <table:table-cell office:value-type="string" calcext:value-type="string">
            <text:p>ms38P2_3379, msdiv417, sc1063</text:p>
          </table:table-cell>
        </table:table-row>
        <table:table-row table:style-name="ro1">
          <table:table-cell office:value-type="string" calcext:value-type="string">
            <text:p>patthana2.10:1064.1</text:p>
          </table:table-cell>
          <table:table-cell office:value-type="string" calcext:value-type="string">
            <text:p>Anupādinnaṃ dhammaṃ paṭicca anupādinno dhammo uppajjati ārammaṇapaccayā— anupādinnaṃ ekaṃ khandhaṃ paṭicca tayo khandhā …pe… dve khandhe …pe…. (1)</text:p>
          </table:table-cell>
          <table:table-cell office:value-type="string" calcext:value-type="string">
            <text:p>&lt;p&gt;{}&lt;/p&gt;</text:p>
          </table:table-cell>
          <table:table-cell office:value-type="string" calcext:value-type="string">
            <text:p>ms38P2_3380, ndp39.183, sc1064</text:p>
          </table:table-cell>
        </table:table-row>
        <table:table-row table:style-name="ro1">
          <table:table-cell office:value-type="string" calcext:value-type="string">
            <text:p>patthana2.10:1065.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0:1065.1</text:p>
          </table:table-cell>
          <table:table-cell office:value-type="string" calcext:value-type="string">
            <text:p>Anupādinnaṃ dhammaṃ paṭicca anupādinno dhammo uppajjati adhipatipaccayā— anupādinnaṃ ekaṃ khandhaṃ paṭicca tayo khandhā cittasamuṭṭhānañca rūpaṃ …pe… dve khandhe …pe… ekaṃ mahābhūtaṃ paṭicca …pe… mahābhūte paṭicca cittasamuṭṭhānaṃ rūpaṃ upādārūpaṃ. (Saṃkhittaṃ.)</text:p>
          </table:table-cell>
          <table:table-cell office:value-type="string" calcext:value-type="string">
            <text:p>&lt;p&gt;{}&lt;/p&gt;</text:p>
          </table:table-cell>
          <table:table-cell office:value-type="string" calcext:value-type="string">
            <text:p>csp1ed38.538, csp2ed38.538, dr43.216, ms38P2_3381, msdiv418, sc1065</text:p>
          </table:table-cell>
        </table:table-row>
        <table:table-row table:style-name="ro1">
          <table:table-cell office:value-type="string" calcext:value-type="string">
            <text:p>patthana2.10:106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106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1066.1</text:p>
          </table:table-cell>
          <table:table-cell office:value-type="string" calcext:value-type="string">
            <text:p>Hetuyā pañca, ārammaṇe dve, adhipatiyā ekaṃ, anantare dve, samanantare dve, sahajāte pañca, aññamaññe dve, nissaye pañca, upanissaye dve, purejāte dve, āsevane ekaṃ, kamme pañca, vipāke pañca, āhāre pañca, indriye pañca, jhāne pañca, magge pañca, sampayutte dve, vippayutte pañca, atthiyā pañca, natthiyā dve, vigate dve, avigate pañca.</text:p>
          </table:table-cell>
          <table:table-cell office:value-type="string" calcext:value-type="string">
            <text:p>&lt;p&gt;{}&lt;/p&gt;</text:p>
          </table:table-cell>
          <table:table-cell office:value-type="string" calcext:value-type="string">
            <text:p>ms38P2_3382, msdiv419, sc1066, sya43.207, vri122.663</text:p>
          </table:table-cell>
        </table:table-row>
        <table:table-row table:style-name="ro1">
          <table:table-cell office:value-type="string" calcext:value-type="string">
            <text:p>patthana2.10:1067.0.1</text:p>
          </table:table-cell>
          <table:table-cell office:value-type="string" calcext:value-type="string">
            <text:p>2.10.14.1.2. Paccayapaccanīya</text:p>
          </table:table-cell>
          <table:table-cell office:value-type="string" calcext:value-type="string">
            <text:p>&lt;h4&gt;{}&lt;/h4&gt;</text:p>
          </table:table-cell>
          <table:table-cell/>
        </table:table-row>
        <table:table-row table:style-name="ro1">
          <table:table-cell office:value-type="string" calcext:value-type="string">
            <text:p>patthana2.10:1067.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1067.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1067.1</text:p>
          </table:table-cell>
          <table:table-cell office:value-type="string" calcext:value-type="string">
            <text:p>Upādinnaṃ dhammaṃ paṭicca upādinno dhammo uppajjati nahetupaccayā—ahetukaṃ upādinnaṃ ekaṃ khandhaṃ paṭicca tayo khandhā …pe… dve khandhe …pe… ahetukapaṭisandhikkhaṇe upādinnaṃ ekaṃ khandhaṃ paṭicca tayo khandhā kaṭattā ca rūpaṃ …pe… dve khandhe …pe… khandhe paṭicca vatthu, vatthuṃ paṭicca khandhā, ekaṃ mahābhūtaṃ paṭicca …pe… mahābhūte paṭicca kaṭattārūpaṃ upādārūpaṃ, asaññasattānaṃ ekaṃ mahābhūtaṃ paṭicca …pe… mahābhūte paṭicca kaṭattārūpaṃ upādārūpaṃ. (1)</text:p>
          </table:table-cell>
          <table:table-cell office:value-type="string" calcext:value-type="string">
            <text:p>&lt;p&gt;{}&lt;/p&gt;</text:p>
          </table:table-cell>
          <table:table-cell office:value-type="string" calcext:value-type="string">
            <text:p>cck38.157, dr43.217, ms38P2_3383, msdiv420, sc1067</text:p>
          </table:table-cell>
        </table:table-row>
        <table:table-row table:style-name="ro1">
          <table:table-cell office:value-type="string" calcext:value-type="string">
            <text:p>patthana2.10:1068.1</text:p>
          </table:table-cell>
          <table:table-cell office:value-type="string" calcext:value-type="string">
            <text:p>Upādinnaṃ dhammaṃ paṭicca anupādinno dhammo uppajjati nahetupaccayā—ahetuke upādinne khandhe paṭicca cittasamuṭṭhānaṃ rūpaṃ. (2)</text:p>
          </table:table-cell>
          <table:table-cell office:value-type="string" calcext:value-type="string">
            <text:p>&lt;p&gt;{}&lt;/p&gt;</text:p>
          </table:table-cell>
          <table:table-cell office:value-type="string" calcext:value-type="string">
            <text:p>ms38P2_3384, sc1068</text:p>
          </table:table-cell>
        </table:table-row>
        <table:table-row table:style-name="ro1">
          <table:table-cell office:value-type="string" calcext:value-type="string">
            <text:p>patthana2.10:1069.1</text:p>
          </table:table-cell>
          <table:table-cell office:value-type="string" calcext:value-type="string">
            <text:p>Upādinnaṃ dhammaṃ paṭicca upādinno ca anupādinno ca dhammā uppajjanti nahetupaccayā—ahetukaṃ upādinnaṃ ekaṃ khandhaṃ paṭicca tayo khandhā cittasamuṭṭhānañca rūpaṃ …pe… dve khandhe …pe…. (3)</text:p>
          </table:table-cell>
          <table:table-cell office:value-type="string" calcext:value-type="string">
            <text:p>&lt;p&gt;{}&lt;/p&gt;</text:p>
          </table:table-cell>
          <table:table-cell office:value-type="string" calcext:value-type="string">
            <text:p>ms38P2_3385, ndp39.184, sc1069</text:p>
          </table:table-cell>
        </table:table-row>
        <table:table-row table:style-name="ro1">
          <table:table-cell office:value-type="string" calcext:value-type="string">
            <text:p>patthana2.10:1070.1</text:p>
          </table:table-cell>
          <table:table-cell office:value-type="string" calcext:value-type="string">
            <text:p>Anupādinnaṃ dhammaṃ paṭicca anupādinno dhammo uppajjati nahetupaccayā— ahetukaṃ anupādinnaṃ ekaṃ khandhaṃ paṭicca tayo khandhā cittasamuṭṭhānañca rūpaṃ …pe… dve khandhe …pe… ekaṃ mahābhūtaṃ …pe… mahābhūte paṭicca cittasamuṭṭhānaṃ rūpaṃ upādārūpaṃ. bāhiraṃ … āhārasamuṭṭhānaṃ … utusamuṭṭhānaṃ ekaṃ mahābhūtaṃ …pe… mahābhūte paṭicca upādārūpaṃ. Vicikicchāsahagate uddhaccasahagate khandhe paṭicca vicikicchāsahagato uddhaccasahagato moho. (1)</text:p>
          </table:table-cell>
          <table:table-cell office:value-type="string" calcext:value-type="string">
            <text:p>&lt;p&gt;{}&lt;/p&gt;</text:p>
          </table:table-cell>
          <table:table-cell office:value-type="string" calcext:value-type="string">
            <text:p>bj51.1027, csp1ed38.539, csp2ed38.539, ms38P2_3386, msdiv421, sc1070</text:p>
          </table:table-cell>
        </table:table-row>
        <table:table-row table:style-name="ro1">
          <table:table-cell office:value-type="string" calcext:value-type="string">
            <text:p>patthana2.10:1071.1</text:p>
          </table:table-cell>
          <table:table-cell office:value-type="string" calcext:value-type="string">
            <text:p>Upādinnañca anupādinnañca dhammaṃ paṭicca anupādinno dhammo uppajjati nahetupaccayā—ahetuke upādinne khandhe ca mahābhūte ca paṭicca cittasamuṭṭhānaṃ rūpaṃ. (1)</text:p>
          </table:table-cell>
          <table:table-cell office:value-type="string" calcext:value-type="string">
            <text:p>&lt;p&gt;{}&lt;/p&gt;</text:p>
          </table:table-cell>
          <table:table-cell office:value-type="string" calcext:value-type="string">
            <text:p>ms38P2_3387, sc1071, sya43.208, vri122.664</text:p>
          </table:table-cell>
        </table:table-row>
        <table:table-row table:style-name="ro1">
          <table:table-cell office:value-type="string" calcext:value-type="string">
            <text:p>patthana2.10:1072.0</text:p>
          </table:table-cell>
          <table:table-cell office:value-type="string" calcext:value-type="string">
            <text:p>Naārammaṇa</text:p>
          </table:table-cell>
          <table:table-cell office:value-type="string" calcext:value-type="string">
            <text:p>&lt;h6&gt;{}&lt;/h6&gt;</text:p>
          </table:table-cell>
          <table:table-cell/>
        </table:table-row>
        <table:table-row table:style-name="ro1">
          <table:table-cell office:value-type="string" calcext:value-type="string">
            <text:p>patthana2.10:1072.1</text:p>
          </table:table-cell>
          <table:table-cell office:value-type="string" calcext:value-type="string">
            <text:p>Upādinnaṃ dhammaṃ paṭicca upādinno dhammo uppajjati naārammaṇapaccayā— paṭisandhikkhaṇe upādinne khandhe paṭicca kaṭattārūpaṃ, khandhe paṭicca vatthu, ekaṃ mahābhūtaṃ …pe… mahābhūte paṭicca kaṭattārūpaṃ upādārūpaṃ. Asaññasattānaṃ ekaṃ mahābhūtaṃ …pe… mahābhūte paṭicca kaṭattārūpaṃ upādārūpaṃ. (1)</text:p>
          </table:table-cell>
          <table:table-cell office:value-type="string" calcext:value-type="string">
            <text:p>&lt;p&gt;{}&lt;/p&gt;</text:p>
          </table:table-cell>
          <table:table-cell office:value-type="string" calcext:value-type="string">
            <text:p>ms38P2_3388, msdiv422, sc1072</text:p>
          </table:table-cell>
        </table:table-row>
        <table:table-row table:style-name="ro1">
          <table:table-cell office:value-type="string" calcext:value-type="string">
            <text:p>patthana2.10:1073.1</text:p>
          </table:table-cell>
          <table:table-cell office:value-type="string" calcext:value-type="string">
            <text:p>Upādinnaṃ dhammaṃ paṭicca anupādinno dhammo uppajjati naārammaṇapaccayā— upādinne khandhe paṭicca cittasamuṭṭhānaṃ rūpaṃ. (2)</text:p>
          </table:table-cell>
          <table:table-cell office:value-type="string" calcext:value-type="string">
            <text:p>&lt;p&gt;{}&lt;/p&gt;</text:p>
          </table:table-cell>
          <table:table-cell office:value-type="string" calcext:value-type="string">
            <text:p>cck38.158, dr43.218, ms38P2_3389, sc1073</text:p>
          </table:table-cell>
        </table:table-row>
        <table:table-row table:style-name="ro1">
          <table:table-cell office:value-type="string" calcext:value-type="string">
            <text:p>patthana2.10:1074.1</text:p>
          </table:table-cell>
          <table:table-cell office:value-type="string" calcext:value-type="string">
            <text:p>Anupādinnaṃ dhammaṃ paṭicca anupādinno dhammo uppajjati naārammaṇapaccayā— anupādinne khandhe paṭicca cittasamuṭṭhānaṃ rūpaṃ, ekaṃ mahābhūtaṃ …pe… bāhiraṃ … āhārasamuṭṭhānaṃ … utusamuṭṭhānaṃ ekaṃ mahābhūtaṃ …pe… mahābhūte paṭicca upādārūpaṃ. (1)</text:p>
          </table:table-cell>
          <table:table-cell office:value-type="string" calcext:value-type="string">
            <text:p>&lt;p&gt;{}&lt;/p&gt;</text:p>
          </table:table-cell>
          <table:table-cell office:value-type="string" calcext:value-type="string">
            <text:p>ms38P2_3390, sc1074</text:p>
          </table:table-cell>
        </table:table-row>
        <table:table-row table:style-name="ro1">
          <table:table-cell office:value-type="string" calcext:value-type="string">
            <text:p>patthana2.10:1075.1</text:p>
          </table:table-cell>
          <table:table-cell office:value-type="string" calcext:value-type="string">
            <text:p>Upādinnañca anupādinnañca dhammaṃ paṭicca anupādinno dhammo uppajjati naārammaṇapaccayā—upādinne khandhe ca mahābhūte ca paṭicca cittasamuṭṭhānaṃ rūpaṃ. (1)</text:p>
          </table:table-cell>
          <table:table-cell office:value-type="string" calcext:value-type="string">
            <text:p>&lt;p&gt;{}&lt;/p&gt;</text:p>
          </table:table-cell>
          <table:table-cell office:value-type="string" calcext:value-type="string">
            <text:p>ms38P2_3391, sc1075</text:p>
          </table:table-cell>
        </table:table-row>
        <table:table-row table:style-name="ro1">
          <table:table-cell office:value-type="string" calcext:value-type="string">
            <text:p>patthana2.10:1076.0</text:p>
          </table:table-cell>
          <table:table-cell office:value-type="string" calcext:value-type="string">
            <text:p>Naadhipatyādi</text:p>
          </table:table-cell>
          <table:table-cell office:value-type="string" calcext:value-type="string">
            <text:p>&lt;h6&gt;{}&lt;/h6&gt;</text:p>
          </table:table-cell>
          <table:table-cell/>
        </table:table-row>
        <table:table-row table:style-name="ro1">
          <table:table-cell office:value-type="string" calcext:value-type="string">
            <text:p>patthana2.10:1076.1</text:p>
          </table:table-cell>
          <table:table-cell office:value-type="string" calcext:value-type="string">
            <text:p>Upādinnaṃ dhammaṃ paṭicca upādinno dhammo uppajjati naadhipatipaccayā … naanantarapaccayā … nasamanantarapaccayā … naaññamaññapaccayā … naupanissayapaccayā.</text:p>
          </table:table-cell>
          <table:table-cell office:value-type="string" calcext:value-type="string">
            <text:p>&lt;p&gt;{}&lt;/p&gt;</text:p>
          </table:table-cell>
          <table:table-cell office:value-type="string" calcext:value-type="string">
            <text:p>ms38P2_3392, msdiv423, ndp39.185, sc1076</text:p>
          </table:table-cell>
        </table:table-row>
        <table:table-row table:style-name="ro1">
          <table:table-cell office:value-type="string" calcext:value-type="string">
            <text:p>patthana2.10:1077.0</text:p>
          </table:table-cell>
          <table:table-cell office:value-type="string" calcext:value-type="string">
            <text:p>Napurejātādi</text:p>
          </table:table-cell>
          <table:table-cell office:value-type="string" calcext:value-type="string">
            <text:p>&lt;h6&gt;{}&lt;/h6&gt;</text:p>
          </table:table-cell>
          <table:table-cell/>
        </table:table-row>
        <table:table-row table:style-name="ro1">
          <table:table-cell office:value-type="string" calcext:value-type="string">
            <text:p>patthana2.10:1077.1</text:p>
          </table:table-cell>
          <table:table-cell office:value-type="string" calcext:value-type="string">
            <text:p>Upādinnaṃ dhammaṃ paṭicca upādinno dhammo uppajjati napurejātapaccayā—arūpe upādinnaṃ ekaṃ khandhaṃ paṭicca tayo khandhā …pe… dve khandhe …pe… paṭisandhikkhaṇe upādinnaṃ ekaṃ khandhaṃ paṭicca tayo khandhā kaṭattā ca rūpaṃ …pe… dve khandhe …pe…. (Yāva asaññasattā.) (1)</text:p>
          </table:table-cell>
          <table:table-cell office:value-type="string" calcext:value-type="string">
            <text:p>&lt;p&gt;{}&lt;/p&gt;</text:p>
          </table:table-cell>
          <table:table-cell office:value-type="string" calcext:value-type="string">
            <text:p>csp1ed38.540, csp2ed38.540, ms38P2_3393, msdiv424, sc1077, sya43.209, vri122.665</text:p>
          </table:table-cell>
        </table:table-row>
        <table:table-row table:style-name="ro1">
          <table:table-cell office:value-type="string" calcext:value-type="string">
            <text:p>patthana2.10:1078.1</text:p>
          </table:table-cell>
          <table:table-cell office:value-type="string" calcext:value-type="string">
            <text:p>Upādinnaṃ dhammaṃ paṭicca anupādinno dhammo uppajjati napurejātapaccayā— upādinne khandhe paṭicca cittasamuṭṭhānaṃ rūpaṃ. (2)</text:p>
          </table:table-cell>
          <table:table-cell office:value-type="string" calcext:value-type="string">
            <text:p>&lt;p&gt;{}&lt;/p&gt;</text:p>
          </table:table-cell>
          <table:table-cell office:value-type="string" calcext:value-type="string">
            <text:p>ms38P2_3394, sc1078</text:p>
          </table:table-cell>
        </table:table-row>
        <table:table-row table:style-name="ro1">
          <table:table-cell office:value-type="string" calcext:value-type="string">
            <text:p>patthana2.10:1079.1</text:p>
          </table:table-cell>
          <table:table-cell office:value-type="string" calcext:value-type="string">
            <text:p>Anupādinnaṃ dhammaṃ paṭicca anupādinno dhammo uppajjati napurejātapaccayā— arūpe anupādinnaṃ ekaṃ khandhaṃ paṭicca tayo khandhā …pe… dve khandhe …pe… anupādinne khandhe paṭicca cittasamuṭṭhānaṃ rūpaṃ, ekaṃ mahābhūtaṃ …pe…. (Yāva asaññasattā.) (1)</text:p>
          </table:table-cell>
          <table:table-cell office:value-type="string" calcext:value-type="string">
            <text:p>&lt;p&gt;{}&lt;/p&gt;</text:p>
          </table:table-cell>
          <table:table-cell office:value-type="string" calcext:value-type="string">
            <text:p>dr43.219, ms38P2_3395, sc1079</text:p>
          </table:table-cell>
        </table:table-row>
        <table:table-row table:style-name="ro1">
          <table:table-cell office:value-type="string" calcext:value-type="string">
            <text:p>patthana2.10:1080.1</text:p>
          </table:table-cell>
          <table:table-cell office:value-type="string" calcext:value-type="string">
            <text:p>Upādinnañca anupādinnañca dhammaṃ paṭicca anupādinno dhammo uppajjati napurejātapaccayā—upādinne khandhe ca mahābhūte ca paṭicca cittasamuṭṭhānaṃ rūpaṃ … napacchājātapaccayā … naāsevanapaccayā. (1)</text:p>
          </table:table-cell>
          <table:table-cell office:value-type="string" calcext:value-type="string">
            <text:p>&lt;p&gt;{}&lt;/p&gt;</text:p>
          </table:table-cell>
          <table:table-cell office:value-type="string" calcext:value-type="string">
            <text:p>ms38P2_3396, sc1080</text:p>
          </table:table-cell>
        </table:table-row>
        <table:table-row table:style-name="ro1">
          <table:table-cell office:value-type="string" calcext:value-type="string">
            <text:p>patthana2.10:1081.0</text:p>
          </table:table-cell>
          <table:table-cell office:value-type="string" calcext:value-type="string">
            <text:p>Nakamma</text:p>
          </table:table-cell>
          <table:table-cell office:value-type="string" calcext:value-type="string">
            <text:p>&lt;h6&gt;{}&lt;/h6&gt;</text:p>
          </table:table-cell>
          <table:table-cell/>
        </table:table-row>
        <table:table-row table:style-name="ro1">
          <table:table-cell office:value-type="string" calcext:value-type="string">
            <text:p>patthana2.10:1081.1</text:p>
          </table:table-cell>
          <table:table-cell office:value-type="string" calcext:value-type="string">
            <text:p>Anupādinnaṃ dhammaṃ paṭicca anupādinno dhammo uppajjati nakammapaccayā— anupādinne khandhe paṭicca anupādinnā cetanā … bāhiraṃ … āhārasamuṭṭhānaṃ … utusamuṭṭhānaṃ …pe… mahābhūte paṭicca upādārūpaṃ. (1)</text:p>
          </table:table-cell>
          <table:table-cell office:value-type="string" calcext:value-type="string">
            <text:p>&lt;p&gt;{}&lt;/p&gt;</text:p>
          </table:table-cell>
          <table:table-cell office:value-type="string" calcext:value-type="string">
            <text:p>cck38.159, ms38P2_3397, msdiv425, sc1081</text:p>
          </table:table-cell>
        </table:table-row>
        <table:table-row table:style-name="ro1">
          <table:table-cell office:value-type="string" calcext:value-type="string">
            <text:p>patthana2.10:1082.0</text:p>
          </table:table-cell>
          <table:table-cell office:value-type="string" calcext:value-type="string">
            <text:p>Navipāka</text:p>
          </table:table-cell>
          <table:table-cell office:value-type="string" calcext:value-type="string">
            <text:p>&lt;h6&gt;{}&lt;/h6&gt;</text:p>
          </table:table-cell>
          <table:table-cell/>
        </table:table-row>
        <table:table-row table:style-name="ro1">
          <table:table-cell office:value-type="string" calcext:value-type="string">
            <text:p>patthana2.10:1082.1</text:p>
          </table:table-cell>
          <table:table-cell office:value-type="string" calcext:value-type="string">
            <text:p>Upādinnaṃ dhammaṃ paṭicca upādinno dhammo uppajjati navipākapaccayā— asaññasattānaṃ ekaṃ mahābhūtaṃ …pe… mahābhūte paṭicca kaṭattārūpaṃ upādārūpaṃ. (1)</text:p>
          </table:table-cell>
          <table:table-cell office:value-type="string" calcext:value-type="string">
            <text:p>&lt;p&gt;{}&lt;/p&gt;</text:p>
          </table:table-cell>
          <table:table-cell office:value-type="string" calcext:value-type="string">
            <text:p>ms38P2_3398, msdiv426, sc1082</text:p>
          </table:table-cell>
        </table:table-row>
        <table:table-row table:style-name="ro1">
          <table:table-cell office:value-type="string" calcext:value-type="string">
            <text:p>patthana2.10:1083.1</text:p>
          </table:table-cell>
          <table:table-cell office:value-type="string" calcext:value-type="string">
            <text:p>Anupādinnaṃ dhammaṃ paṭicca anupādinno dhammo uppajjati navipākapaccayā— anupādinnaṃ ekaṃ khandhaṃ paṭicca tayo khandhā cittasamuṭṭhānañca rūpaṃ …pe… dve khandhe …pe… ekaṃ mahābhūtaṃ …pe…. (Yāva utusamuṭṭhānaṃ.)</text:p>
          </table:table-cell>
          <table:table-cell office:value-type="string" calcext:value-type="string">
            <text:p>&lt;p&gt;{}&lt;/p&gt;</text:p>
          </table:table-cell>
          <table:table-cell office:value-type="string" calcext:value-type="string">
            <text:p>bj51.1028, ms38P2_3399, ndp39.186, sc1083</text:p>
          </table:table-cell>
        </table:table-row>
        <table:table-row table:style-name="ro1">
          <table:table-cell office:value-type="string" calcext:value-type="string">
            <text:p>patthana2.10:1084.0</text:p>
          </table:table-cell>
          <table:table-cell office:value-type="string" calcext:value-type="string">
            <text:p>Naāhāra</text:p>
          </table:table-cell>
          <table:table-cell office:value-type="string" calcext:value-type="string">
            <text:p>&lt;h6&gt;{}&lt;/h6&gt;</text:p>
          </table:table-cell>
          <table:table-cell/>
        </table:table-row>
        <table:table-row table:style-name="ro1">
          <table:table-cell office:value-type="string" calcext:value-type="string">
            <text:p>patthana2.10:1084.1</text:p>
          </table:table-cell>
          <table:table-cell office:value-type="string" calcext:value-type="string">
            <text:p>Upādinnaṃ dhammaṃ paṭicca upādinno dhammo uppajjati naāhārapaccayā— asaññasattānaṃ ekaṃ mahābhūtaṃ …pe…. (1)</text:p>
          </table:table-cell>
          <table:table-cell office:value-type="string" calcext:value-type="string">
            <text:p>&lt;p&gt;{}&lt;/p&gt;</text:p>
          </table:table-cell>
          <table:table-cell office:value-type="string" calcext:value-type="string">
            <text:p>dr43.220, ms38P2_3400, msdiv427, sc1084, sya43.210</text:p>
          </table:table-cell>
        </table:table-row>
        <table:table-row table:style-name="ro1">
          <table:table-cell office:value-type="string" calcext:value-type="string">
            <text:p>patthana2.10:1085.1</text:p>
          </table:table-cell>
          <table:table-cell office:value-type="string" calcext:value-type="string">
            <text:p>Anupādinnaṃ dhammaṃ paṭicca anupādinno dhammo uppajjati naāhārapaccayā— bāhiraṃ … utusamuṭṭhānaṃ …pe…. (1)</text:p>
          </table:table-cell>
          <table:table-cell office:value-type="string" calcext:value-type="string">
            <text:p>&lt;p&gt;{}&lt;/p&gt;</text:p>
          </table:table-cell>
          <table:table-cell office:value-type="string" calcext:value-type="string">
            <text:p>ms38P2_3401, sc1085, vri122.666</text:p>
          </table:table-cell>
        </table:table-row>
        <table:table-row table:style-name="ro1">
          <table:table-cell office:value-type="string" calcext:value-type="string">
            <text:p>patthana2.10:1086.0</text:p>
          </table:table-cell>
          <table:table-cell office:value-type="string" calcext:value-type="string">
            <text:p>Naindriya</text:p>
          </table:table-cell>
          <table:table-cell office:value-type="string" calcext:value-type="string">
            <text:p>&lt;h6&gt;{}&lt;/h6&gt;</text:p>
          </table:table-cell>
          <table:table-cell/>
        </table:table-row>
        <table:table-row table:style-name="ro1">
          <table:table-cell office:value-type="string" calcext:value-type="string">
            <text:p>patthana2.10:1086.1</text:p>
          </table:table-cell>
          <table:table-cell office:value-type="string" calcext:value-type="string">
            <text:p>Upādinnaṃ dhammaṃ paṭicca upādinno dhammo uppajjati naindriyapaccayā— asaññasattānaṃ mahābhūte paṭicca rūpajīvitindriyaṃ. (1)</text:p>
          </table:table-cell>
          <table:table-cell office:value-type="string" calcext:value-type="string">
            <text:p>&lt;p&gt;{}&lt;/p&gt;</text:p>
          </table:table-cell>
          <table:table-cell office:value-type="string" calcext:value-type="string">
            <text:p>csp1ed38.541, csp2ed38.541, ms38P2_3402, msdiv428, sc1086</text:p>
          </table:table-cell>
        </table:table-row>
        <table:table-row table:style-name="ro1">
          <table:table-cell office:value-type="string" calcext:value-type="string">
            <text:p>patthana2.10:1087.1</text:p>
          </table:table-cell>
          <table:table-cell office:value-type="string" calcext:value-type="string">
            <text:p>Anupādinnaṃ dhammaṃ paṭicca anupādinno dhammo uppajjati naindriyapaccayā— bāhiraṃ … āhārasamuṭṭhānaṃ … utusamuṭṭhānaṃ …pe…. (1)</text:p>
          </table:table-cell>
          <table:table-cell office:value-type="string" calcext:value-type="string">
            <text:p>&lt;p&gt;{}&lt;/p&gt;</text:p>
          </table:table-cell>
          <table:table-cell office:value-type="string" calcext:value-type="string">
            <text:p>ms38P2_3403, sc1087</text:p>
          </table:table-cell>
        </table:table-row>
        <table:table-row table:style-name="ro1">
          <table:table-cell office:value-type="string" calcext:value-type="string">
            <text:p>patthana2.10:1088.0</text:p>
          </table:table-cell>
          <table:table-cell office:value-type="string" calcext:value-type="string">
            <text:p>Najhānādi</text:p>
          </table:table-cell>
          <table:table-cell office:value-type="string" calcext:value-type="string">
            <text:p>&lt;h6&gt;{}&lt;/h6&gt;</text:p>
          </table:table-cell>
          <table:table-cell/>
        </table:table-row>
        <table:table-row table:style-name="ro1">
          <table:table-cell office:value-type="string" calcext:value-type="string">
            <text:p>patthana2.10:1088.1</text:p>
          </table:table-cell>
          <table:table-cell office:value-type="string" calcext:value-type="string">
            <text:p>Upādinnaṃ dhammaṃ paṭicca upādinno dhammo uppajjati najhānapaccayā— pañcaviññāṇasahagataṃ ekaṃ khandhaṃ paṭicca tayo khandhā …pe… dve khandhe …pe… asaññasattānaṃ …pe….</text:p>
          </table:table-cell>
          <table:table-cell office:value-type="string" calcext:value-type="string">
            <text:p>&lt;p&gt;{}&lt;/p&gt;</text:p>
          </table:table-cell>
          <table:table-cell office:value-type="string" calcext:value-type="string">
            <text:p>ms38P2_3404, msdiv429, sc1088</text:p>
          </table:table-cell>
        </table:table-row>
        <table:table-row table:style-name="ro1">
          <table:table-cell office:value-type="string" calcext:value-type="string">
            <text:p>patthana2.10:1089.1</text:p>
          </table:table-cell>
          <table:table-cell office:value-type="string" calcext:value-type="string">
            <text:p>Anupādinnaṃ dhammaṃ paṭicca anupādinno dhammo uppajjati najhānapaccayā— bāhiraṃ … āhārasamuṭṭhānaṃ … utusamuṭṭhānaṃ …pe….</text:p>
          </table:table-cell>
          <table:table-cell office:value-type="string" calcext:value-type="string">
            <text:p>&lt;p&gt;{}&lt;/p&gt;</text:p>
          </table:table-cell>
          <table:table-cell office:value-type="string" calcext:value-type="string">
            <text:p>ms38P2_3405, sc1089</text:p>
          </table:table-cell>
        </table:table-row>
        <table:table-row table:style-name="ro1">
          <table:table-cell office:value-type="string" calcext:value-type="string">
            <text:p>patthana2.10:1090.1</text:p>
          </table:table-cell>
          <table:table-cell office:value-type="string" calcext:value-type="string">
            <text:p>Upādinnaṃ dhammaṃ paṭicca upādinno dhammo uppajjati namaggapaccayā (nahetusadisaṃ, moho natthi) … nasampayuttapaccayā.</text:p>
          </table:table-cell>
          <table:table-cell office:value-type="string" calcext:value-type="string">
            <text:p>&lt;p&gt;{}&lt;/p&gt;</text:p>
          </table:table-cell>
          <table:table-cell office:value-type="string" calcext:value-type="string">
            <text:p>ms38P2_3406, sc1090</text:p>
          </table:table-cell>
        </table:table-row>
        <table:table-row table:style-name="ro1">
          <table:table-cell office:value-type="string" calcext:value-type="string">
            <text:p>patthana2.10:1091.0</text:p>
          </table:table-cell>
          <table:table-cell office:value-type="string" calcext:value-type="string">
            <text:p>Navippayuttādi</text:p>
          </table:table-cell>
          <table:table-cell office:value-type="string" calcext:value-type="string">
            <text:p>&lt;h6&gt;{}&lt;/h6&gt;</text:p>
          </table:table-cell>
          <table:table-cell/>
        </table:table-row>
        <table:table-row table:style-name="ro1">
          <table:table-cell office:value-type="string" calcext:value-type="string">
            <text:p>patthana2.10:1091.1</text:p>
          </table:table-cell>
          <table:table-cell office:value-type="string" calcext:value-type="string">
            <text:p>Upādinnaṃ dhammaṃ paṭicca upādinno dhammo uppajjati navippayuttapaccayā—arūpe upādinnaṃ ekaṃ khandhaṃ paṭicca tayo khandhā …pe… dve khandhe …pe… asaññasattānaṃ ekaṃ mahābhūtaṃ paṭicca …pe….</text:p>
          </table:table-cell>
          <table:table-cell office:value-type="string" calcext:value-type="string">
            <text:p>&lt;p&gt;{}&lt;/p&gt;</text:p>
          </table:table-cell>
          <table:table-cell office:value-type="string" calcext:value-type="string">
            <text:p>dr43.221, ms38P2_3407, msdiv430, ndp39.187, sc1091</text:p>
          </table:table-cell>
        </table:table-row>
        <table:table-row table:style-name="ro1">
          <table:table-cell office:value-type="string" calcext:value-type="string">
            <text:p>patthana2.10:1092.1</text:p>
          </table:table-cell>
          <table:table-cell office:value-type="string" calcext:value-type="string">
            <text:p>Anupādinnaṃ dhammaṃ paṭicca anupādinno dhammo uppajjati navippayuttapaccayā— arūpe anupādinnaṃ ekaṃ khandhaṃ paṭicca tayo khandhā …pe… dve khandhe …pe… bāhiraṃ … āhārasamuṭṭhānaṃ … utusamuṭṭhānaṃ …pe… nonatthipaccayā … novigatapaccayā.</text:p>
          </table:table-cell>
          <table:table-cell office:value-type="string" calcext:value-type="string">
            <text:p>&lt;p&gt;{}&lt;/p&gt;</text:p>
          </table:table-cell>
          <table:table-cell office:value-type="string" calcext:value-type="string">
            <text:p>cck38.160, ms38P2_3408, sc1092, sya43.211, vri122.667</text:p>
          </table:table-cell>
        </table:table-row>
        <table:table-row table:style-name="ro1">
          <table:table-cell office:value-type="string" calcext:value-type="string">
            <text:p>patthana2.10:1093.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1093.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1093.1</text:p>
          </table:table-cell>
          <table:table-cell office:value-type="string" calcext:value-type="string">
            <text:p>Nahetuyā pañca, naārammaṇe cattāri, naadhipatiyā pañca, naanantare cattāri, nasamanantare cattāri, naaññamaññe cattāri, naupanissaye cattāri, napurejāte cattāri, napacchājāte pañca, naāsevane pañca, nakamme ekaṃ, navipāke dve, naāhāre dve, naindriye dve, najhāne dve, namagge pañca, nasampayutte cattāri, navippayutte dve, nonatthiyā cattāri, novigate cattāri.</text:p>
          </table:table-cell>
          <table:table-cell office:value-type="string" calcext:value-type="string">
            <text:p>&lt;p&gt;{}&lt;/p&gt;</text:p>
          </table:table-cell>
          <table:table-cell office:value-type="string" calcext:value-type="string">
            <text:p>csp1ed38.542, csp2ed38.542, ms38P2_3409, msdiv431, sc1093</text:p>
          </table:table-cell>
        </table:table-row>
        <table:table-row table:style-name="ro1">
          <table:table-cell office:value-type="string" calcext:value-type="string">
            <text:p>patthana2.10:1094.0</text:p>
          </table:table-cell>
          <table:table-cell office:value-type="string" calcext:value-type="string">
            <text:p>2.10.14.1.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1094.1</text:p>
          </table:table-cell>
          <table:table-cell office:value-type="string" calcext:value-type="string">
            <text:p>Hetupaccayā naārammaṇe cattāri, naadhipatiyā pañca …pe… napurejāte cattāri, napacchājāte pañca, naāsevane pañca, nakamme ekaṃ, navipāke ekaṃ …pe… nasampayutte cattāri, navippayutte dve, nonatthiyā cattāri, novigate cattāri.</text:p>
          </table:table-cell>
          <table:table-cell office:value-type="string" calcext:value-type="string">
            <text:p>&lt;p&gt;{}&lt;/p&gt;</text:p>
          </table:table-cell>
          <table:table-cell office:value-type="string" calcext:value-type="string">
            <text:p>ms38P2_3410, msdiv432, sc1094</text:p>
          </table:table-cell>
        </table:table-row>
        <table:table-row table:style-name="ro1">
          <table:table-cell office:value-type="string" calcext:value-type="string">
            <text:p>patthana2.10:1095.0</text:p>
          </table:table-cell>
          <table:table-cell office:value-type="string" calcext:value-type="string">
            <text:p>2.10.14.1.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1095.1</text:p>
          </table:table-cell>
          <table:table-cell office:value-type="string" calcext:value-type="string">
            <text:p>Nahetupaccayā ārammaṇe dve, anantare dve, samanantare dve, sahajāte pañca, aññamaññe dve, nissaye pañca, upanissaye dve, purejāte dve, āsevane ekaṃ, kamme pañca, vipāke pañca …pe… magge ekaṃ, sampayutte dve …pe… avigate pañca.</text:p>
          </table:table-cell>
          <table:table-cell office:value-type="string" calcext:value-type="string">
            <text:p>&lt;p&gt;{}&lt;/p&gt;</text:p>
          </table:table-cell>
          <table:table-cell office:value-type="string" calcext:value-type="string">
            <text:p>dr43.222, ms38P2_3411, msdiv433, sc1095</text:p>
          </table:table-cell>
        </table:table-row>
        <table:table-row table:style-name="ro1">
          <table:table-cell office:value-type="string" calcext:value-type="string">
            <text:p>patthana2.10:1096.0</text:p>
          </table:table-cell>
          <table:table-cell office:value-type="string" calcext:value-type="string">
            <text:p>2.10.14.2. Sahajātavāra</text:p>
          </table:table-cell>
          <table:table-cell office:value-type="string" calcext:value-type="string">
            <text:p>&lt;h3&gt;{}&lt;/h3&gt;</text:p>
          </table:table-cell>
          <table:table-cell/>
        </table:table-row>
        <table:table-row table:style-name="ro1">
          <table:table-cell office:value-type="string" calcext:value-type="string">
            <text:p>patthana2.10:1096.1</text:p>
          </table:table-cell>
          <table:table-cell office:value-type="string" calcext:value-type="string">
            <text:p>Sahajātavāro paṭiccavārasadiso.</text:p>
          </table:table-cell>
          <table:table-cell office:value-type="string" calcext:value-type="string">
            <text:p>&lt;p class='pe'&gt;{}&lt;/p&gt;</text:p>
          </table:table-cell>
          <table:table-cell office:value-type="string" calcext:value-type="string">
            <text:p>ms38P2_3412, sc1096</text:p>
          </table:table-cell>
        </table:table-row>
        <table:table-row table:style-name="ro1">
          <table:table-cell office:value-type="string" calcext:value-type="string">
            <text:p>patthana2.10:1097.0.1</text:p>
          </table:table-cell>
          <table:table-cell office:value-type="string" calcext:value-type="string">
            <text:p>2.10.14.3. Paccayavāra</text:p>
          </table:table-cell>
          <table:table-cell office:value-type="string" calcext:value-type="string">
            <text:p>&lt;h3&gt;{}&lt;/h3&gt;</text:p>
          </table:table-cell>
          <table:table-cell/>
        </table:table-row>
        <table:table-row table:style-name="ro1">
          <table:table-cell office:value-type="string" calcext:value-type="string">
            <text:p>patthana2.10:1097.0.2</text:p>
          </table:table-cell>
          <table:table-cell office:value-type="string" calcext:value-type="string">
            <text:p>2.10.14.3.1. Paccayānuloma</text:p>
          </table:table-cell>
          <table:table-cell office:value-type="string" calcext:value-type="string">
            <text:p>&lt;h4&gt;{}&lt;/h4&gt;</text:p>
          </table:table-cell>
          <table:table-cell/>
        </table:table-row>
        <table:table-row table:style-name="ro1">
          <table:table-cell office:value-type="string" calcext:value-type="string">
            <text:p>patthana2.10:1097.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1097.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1097.1</text:p>
          </table:table-cell>
          <table:table-cell office:value-type="string" calcext:value-type="string">
            <text:p>Upādinnaṃ dhammaṃ paccayā upādinno dhammo uppajjati hetupaccayā—upādinnaṃ ekaṃ khandhaṃ paccayā tayo khandhā …pe… dve khandhe …pe… paṭisandhikkhaṇe upādinnaṃ ekaṃ khandhaṃ paccayā tayo khandhā kaṭattā ca rūpaṃ …pe… dve khandhe …pe… khandhe paccayā vatthu, vatthuṃ paccayā khandhā, ekaṃ mahābhūtaṃ …pe… mahābhūte paccayā kaṭattārūpaṃ upādārūpaṃ, vatthuṃ paccayā upādinnā khandhā. (1)</text:p>
          </table:table-cell>
          <table:table-cell office:value-type="string" calcext:value-type="string">
            <text:p>&lt;p&gt;{}&lt;/p&gt;</text:p>
          </table:table-cell>
          <table:table-cell office:value-type="string" calcext:value-type="string">
            <text:p>bj51.1029, ms38P2_3413, msdiv434, ndp39.188, sc1097, sya43.212, vri122.668</text:p>
          </table:table-cell>
        </table:table-row>
        <table:table-row table:style-name="ro1">
          <table:table-cell office:value-type="string" calcext:value-type="string">
            <text:p>patthana2.10:1098.1</text:p>
          </table:table-cell>
          <table:table-cell office:value-type="string" calcext:value-type="string">
            <text:p>Upādinnaṃ dhammaṃ paccayā anupādinno dhammo uppajjati hetupaccayā—upādinne khandhe paccayā cittasamuṭṭhānaṃ rūpaṃ, vatthuṃ paccayā anupādinnā khandhā. (2)</text:p>
          </table:table-cell>
          <table:table-cell office:value-type="string" calcext:value-type="string">
            <text:p>&lt;p&gt;{}&lt;/p&gt;</text:p>
          </table:table-cell>
          <table:table-cell office:value-type="string" calcext:value-type="string">
            <text:p>ms38P2_3414, sc1098</text:p>
          </table:table-cell>
        </table:table-row>
        <table:table-row table:style-name="ro1">
          <table:table-cell office:value-type="string" calcext:value-type="string">
            <text:p>patthana2.10:1099.1</text:p>
          </table:table-cell>
          <table:table-cell office:value-type="string" calcext:value-type="string">
            <text:p>Upādinnaṃ dhammaṃ paccayā upādinno ca anupādinno ca dhammā uppajjanti hetupaccayā—upādinnaṃ ekaṃ khandhaṃ paccayā tayo khandhā cittasamuṭṭhānañca rūpaṃ …pe… dve khandhe …pe…. (3)</text:p>
          </table:table-cell>
          <table:table-cell office:value-type="string" calcext:value-type="string">
            <text:p>&lt;p&gt;{}&lt;/p&gt;</text:p>
          </table:table-cell>
          <table:table-cell office:value-type="string" calcext:value-type="string">
            <text:p>cck38.161, csp1ed38.543, csp2ed38.543, ms38P2_3415, sc1099</text:p>
          </table:table-cell>
        </table:table-row>
        <table:table-row table:style-name="ro1">
          <table:table-cell office:value-type="string" calcext:value-type="string">
            <text:p>patthana2.10:1100.1</text:p>
          </table:table-cell>
          <table:table-cell office:value-type="string" calcext:value-type="string">
            <text:p>Anupādinnaṃ dhammaṃ paccayā anupādinno dhammo uppajjati hetupaccayā— anupādinnaṃ ekaṃ khandhaṃ paccayā tayo khandhā cittasamuṭṭhānañca rūpaṃ …pe… dve khandhe …pe… ekaṃ mahābhūtaṃ …pe… mahābhūte paccayā cittasamuṭṭhānaṃ rūpaṃ upādārūpaṃ. (1)</text:p>
          </table:table-cell>
          <table:table-cell office:value-type="string" calcext:value-type="string">
            <text:p>&lt;p&gt;{}&lt;/p&gt;</text:p>
          </table:table-cell>
          <table:table-cell office:value-type="string" calcext:value-type="string">
            <text:p>dr43.223, ms38P2_3416, sc1100</text:p>
          </table:table-cell>
        </table:table-row>
        <table:table-row table:style-name="ro1">
          <table:table-cell office:value-type="string" calcext:value-type="string">
            <text:p>patthana2.10:1101.1</text:p>
          </table:table-cell>
          <table:table-cell office:value-type="string" calcext:value-type="string">
            <text:p>Upādinnañca anupādinnañca dhammaṃ paccayā anupādinno dhammo uppajjati hetupaccayā—upādinne khandhe ca mahābhūte ca paccayā cittasamuṭṭhānaṃ rūpaṃ, anupādinnaṃ ekaṃ khandhañca vatthuñca paccayā tayo khandhā …pe… dve khandhe ca …pe…. (1)</text:p>
          </table:table-cell>
          <table:table-cell office:value-type="string" calcext:value-type="string">
            <text:p>&lt;p&gt;{}&lt;/p&gt;</text:p>
          </table:table-cell>
          <table:table-cell office:value-type="string" calcext:value-type="string">
            <text:p>ms38P2_3417, sc1101, vri122.669</text:p>
          </table:table-cell>
        </table:table-row>
        <table:table-row table:style-name="ro1">
          <table:table-cell office:value-type="string" calcext:value-type="string">
            <text:p>patthana2.10:1102.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1102.1</text:p>
          </table:table-cell>
          <table:table-cell office:value-type="string" calcext:value-type="string">
            <text:p>Upādinnaṃ dhammaṃ paccayā upādinno dhammo uppajjati ārammaṇapaccayā—upādinnaṃ ekaṃ khandhaṃ paccayā tayo khandhā …pe… dve khandhe …pe… paṭisandhikkhaṇe …pe… vatthuṃ paccayā khandhā, cakkhāyatanaṃ paccayā cakkhuviññāṇaṃ …pe… kāyāyatanaṃ …pe… vatthuṃ paccayā upādinnā khandhā. (1)</text:p>
          </table:table-cell>
          <table:table-cell office:value-type="string" calcext:value-type="string">
            <text:p>&lt;p&gt;{}&lt;/p&gt;</text:p>
          </table:table-cell>
          <table:table-cell office:value-type="string" calcext:value-type="string">
            <text:p>ms38P2_3418, msdiv435, ndp39.189, sc1102, sya43.213</text:p>
          </table:table-cell>
        </table:table-row>
        <table:table-row table:style-name="ro1">
          <table:table-cell office:value-type="string" calcext:value-type="string">
            <text:p>patthana2.10:1103.1</text:p>
          </table:table-cell>
          <table:table-cell office:value-type="string" calcext:value-type="string">
            <text:p>Upādinnaṃ dhammaṃ paccayā anupādinno dhammo uppajjati ārammaṇapaccayā—vatthuṃ paccayā anupādinnā khandhā. (2)</text:p>
          </table:table-cell>
          <table:table-cell office:value-type="string" calcext:value-type="string">
            <text:p>&lt;p&gt;{}&lt;/p&gt;</text:p>
          </table:table-cell>
          <table:table-cell office:value-type="string" calcext:value-type="string">
            <text:p>ms38P2_3419, sc1103</text:p>
          </table:table-cell>
        </table:table-row>
        <table:table-row table:style-name="ro1">
          <table:table-cell office:value-type="string" calcext:value-type="string">
            <text:p>patthana2.10:1104.1</text:p>
          </table:table-cell>
          <table:table-cell office:value-type="string" calcext:value-type="string">
            <text:p>Anupādinnaṃ dhammaṃ paccayā anupādinno dhammo uppajjati ārammaṇapaccayā— anupādinnaṃ ekaṃ khandhaṃ paccayā tayo khandhā …pe… dve khandhe …pe…. (1)</text:p>
          </table:table-cell>
          <table:table-cell office:value-type="string" calcext:value-type="string">
            <text:p>&lt;p&gt;{}&lt;/p&gt;</text:p>
          </table:table-cell>
          <table:table-cell office:value-type="string" calcext:value-type="string">
            <text:p>ms38P2_3420, sc1104</text:p>
          </table:table-cell>
        </table:table-row>
        <table:table-row table:style-name="ro1">
          <table:table-cell office:value-type="string" calcext:value-type="string">
            <text:p>patthana2.10:1105.1</text:p>
          </table:table-cell>
          <table:table-cell office:value-type="string" calcext:value-type="string">
            <text:p>Upādinnañca anupādinnañca dhammaṃ paccayā anupādinno dhammo uppajjati ārammaṇapaccayā—anupādinnaṃ ekaṃ khandhañca vatthuñca paccayā tayo khandhā …pe… dve khandhe ca …pe…. (1)</text:p>
          </table:table-cell>
          <table:table-cell office:value-type="string" calcext:value-type="string">
            <text:p>&lt;p&gt;{}&lt;/p&gt;</text:p>
          </table:table-cell>
          <table:table-cell office:value-type="string" calcext:value-type="string">
            <text:p>ms38P2_3421, sc1105</text:p>
          </table:table-cell>
        </table:table-row>
        <table:table-row table:style-name="ro1">
          <table:table-cell office:value-type="string" calcext:value-type="string">
            <text:p>patthana2.10:1106.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0:1106.1</text:p>
          </table:table-cell>
          <table:table-cell office:value-type="string" calcext:value-type="string">
            <text:p>Upādinnaṃ dhammaṃ paccayā anupādinno dhammo uppajjati adhipatipaccayā—vatthuṃ paccayā anupādinnā khandhā. (1)</text:p>
          </table:table-cell>
          <table:table-cell office:value-type="string" calcext:value-type="string">
            <text:p>&lt;p&gt;{}&lt;/p&gt;</text:p>
          </table:table-cell>
          <table:table-cell office:value-type="string" calcext:value-type="string">
            <text:p>dr43.224, ms38P2_3422, msdiv436, sc1106</text:p>
          </table:table-cell>
        </table:table-row>
        <table:table-row table:style-name="ro1">
          <table:table-cell office:value-type="string" calcext:value-type="string">
            <text:p>patthana2.10:1107.1</text:p>
          </table:table-cell>
          <table:table-cell office:value-type="string" calcext:value-type="string">
            <text:p>Anupādinnaṃ dhammaṃ paccayā anupādinno dhammo uppajjati adhipatipaccayā— anupādinnaṃ ekaṃ khandhaṃ paccayā tayo khandhā cittasamuṭṭhānañca rūpaṃ …pe… dve khandhe …pe… ekaṃ mahābhūtaṃ …pe… mahābhūte paccayā cittasamuṭṭhānaṃ rūpaṃ upādārūpaṃ. (1)</text:p>
          </table:table-cell>
          <table:table-cell office:value-type="string" calcext:value-type="string">
            <text:p>&lt;p&gt;{}&lt;/p&gt;</text:p>
          </table:table-cell>
          <table:table-cell office:value-type="string" calcext:value-type="string">
            <text:p>cck38.162, ms38P2_3423, sc1107</text:p>
          </table:table-cell>
        </table:table-row>
        <table:table-row table:style-name="ro1">
          <table:table-cell office:value-type="string" calcext:value-type="string">
            <text:p>patthana2.10:1108.1</text:p>
          </table:table-cell>
          <table:table-cell office:value-type="string" calcext:value-type="string">
            <text:p>Upādinnañca anupādinnañca dhammaṃ paccayā anupādinno dhammo uppajjati adhipatipaccayā—anupādinnaṃ ekaṃ khandhañca vatthuñca paccayā tayo khandhā …pe… dve khandhe ca …pe…. (1) (Saṃkhittaṃ.)</text:p>
          </table:table-cell>
          <table:table-cell office:value-type="string" calcext:value-type="string">
            <text:p>&lt;p&gt;{}&lt;/p&gt;</text:p>
          </table:table-cell>
          <table:table-cell office:value-type="string" calcext:value-type="string">
            <text:p>csp1ed38.544, csp2ed38.544, ms38P2_3424, sc1108, vri122.670</text:p>
          </table:table-cell>
        </table:table-row>
        <table:table-row table:style-name="ro1">
          <table:table-cell office:value-type="string" calcext:value-type="string">
            <text:p>patthana2.10:1109.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1109.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1109.1</text:p>
          </table:table-cell>
          <table:table-cell office:value-type="string" calcext:value-type="string">
            <text:p>Hetuyā pañca, ārammaṇe cattāri, adhipatiyā tīṇi, anantare cattāri, samanantare cattāri, sahajāte pañca, aññamaññe cattāri, nissaye pañca, upanissaye cattāri, purejāte cattāri, āsevane tīṇi, kamme pañca, vipāke pañca …pe… avigate pañca.</text:p>
          </table:table-cell>
          <table:table-cell office:value-type="string" calcext:value-type="string">
            <text:p>&lt;p&gt;{}&lt;/p&gt;</text:p>
          </table:table-cell>
          <table:table-cell office:value-type="string" calcext:value-type="string">
            <text:p>ms38P2_3425, msdiv437, sc1109, sya43.214</text:p>
          </table:table-cell>
        </table:table-row>
        <table:table-row table:style-name="ro1">
          <table:table-cell office:value-type="string" calcext:value-type="string">
            <text:p>patthana2.10:1110.0.1</text:p>
          </table:table-cell>
          <table:table-cell office:value-type="string" calcext:value-type="string">
            <text:p>2.10.14.2. Paccayapaccanīya</text:p>
          </table:table-cell>
          <table:table-cell office:value-type="string" calcext:value-type="string">
            <text:p>&lt;h4&gt;{}&lt;/h4&gt;</text:p>
          </table:table-cell>
          <table:table-cell/>
        </table:table-row>
        <table:table-row table:style-name="ro1">
          <table:table-cell office:value-type="string" calcext:value-type="string">
            <text:p>patthana2.10:1110.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1110.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0:1110.1</text:p>
          </table:table-cell>
          <table:table-cell office:value-type="string" calcext:value-type="string">
            <text:p>Upādinnaṃ dhammaṃ paccayā upādinno dhammo uppajjati nahetupaccayā—ahetukaṃ upādinnaṃ ekaṃ khandhaṃ paccayā tayo khandhā …pe… dve khandhe …pe… ahetukapaṭisandhikkhaṇe …pe… khandhe paccayā vatthu, vatthuṃ paccayā khandhā, ekaṃ mahābhūtaṃ …pe… mahābhūte paccayā kaṭattārūpaṃ upādārūpaṃ, asaññasattānaṃ ekaṃ mahābhūtaṃ …pe… cakkhāyatanaṃ paccayā cakkhuviññāṇaṃ …pe… kāyāyatanaṃ …pe… vatthuṃ paccayā ahetukā upādinnā khandhā. (1)</text:p>
          </table:table-cell>
          <table:table-cell office:value-type="string" calcext:value-type="string">
            <text:p>&lt;p&gt;{}&lt;/p&gt;</text:p>
          </table:table-cell>
          <table:table-cell office:value-type="string" calcext:value-type="string">
            <text:p>bj51.1030, dr43.225, ms38P2_3426, msdiv438, ndp39.190, sc1110</text:p>
          </table:table-cell>
        </table:table-row>
        <table:table-row table:style-name="ro1">
          <table:table-cell office:value-type="string" calcext:value-type="string">
            <text:p>patthana2.10:1111.1</text:p>
          </table:table-cell>
          <table:table-cell office:value-type="string" calcext:value-type="string">
            <text:p>Upādinnaṃ dhammaṃ paccayā anupādinno dhammo uppajjati nahetupaccayā—ahetuke upādinne khandhe paccayā cittasamuṭṭhānaṃ rūpaṃ, vatthuṃ paccayā ahetukā anupādinnā khandhā, vatthuṃ paccayā vicikicchāsahagato uddhaccasahagato moho. (2)</text:p>
          </table:table-cell>
          <table:table-cell office:value-type="string" calcext:value-type="string">
            <text:p>&lt;p&gt;{}&lt;/p&gt;</text:p>
          </table:table-cell>
          <table:table-cell office:value-type="string" calcext:value-type="string">
            <text:p>ms38P2_3427, sc1111</text:p>
          </table:table-cell>
        </table:table-row>
        <table:table-row table:style-name="ro1">
          <table:table-cell office:value-type="string" calcext:value-type="string">
            <text:p>patthana2.10:1112.1</text:p>
          </table:table-cell>
          <table:table-cell office:value-type="string" calcext:value-type="string">
            <text:p>Upādinnaṃ dhammaṃ paccayā upādinno ca anupādinno ca dhammā uppajjanti nahetupaccayā—ahetukaṃ upādinnaṃ ekaṃ khandhaṃ paccayā tayo khandhā cittasamuṭṭhānañca rūpaṃ …pe… dve khandhe …pe…. (3)</text:p>
          </table:table-cell>
          <table:table-cell office:value-type="string" calcext:value-type="string">
            <text:p>&lt;p&gt;{}&lt;/p&gt;</text:p>
          </table:table-cell>
          <table:table-cell office:value-type="string" calcext:value-type="string">
            <text:p>ms38P2_3428, sc1112, vri122.671</text:p>
          </table:table-cell>
        </table:table-row>
        <table:table-row table:style-name="ro1">
          <table:table-cell office:value-type="string" calcext:value-type="string">
            <text:p>patthana2.10:1113.1</text:p>
          </table:table-cell>
          <table:table-cell office:value-type="string" calcext:value-type="string">
            <text:p>Anupādinnaṃ dhammaṃ paccayā anupādinno dhammo uppajjati nahetupaccayā— ahetukaṃ anupādinnaṃ ekaṃ khandhaṃ paccayā tayo khandhā cittasamuṭṭhānañca rūpaṃ …pe… dve khandhe …pe… ekaṃ mahābhūtaṃ …pe… bāhiraṃ … āhārasamuṭṭhānaṃ … utusamuṭṭhānaṃ …pe… vicikicchāsahagate uddhaccasahagate khandhe paccayā vicikicchāsahagato uddhaccasahagato moho. (1)</text:p>
          </table:table-cell>
          <table:table-cell office:value-type="string" calcext:value-type="string">
            <text:p>&lt;p&gt;{}&lt;/p&gt;</text:p>
          </table:table-cell>
          <table:table-cell office:value-type="string" calcext:value-type="string">
            <text:p>cck38.163, csp1ed38.545, csp2ed38.545, ms38P2_3429, msdiv439, sc1113</text:p>
          </table:table-cell>
        </table:table-row>
        <table:table-row table:style-name="ro1">
          <table:table-cell office:value-type="string" calcext:value-type="string">
            <text:p>patthana2.10:1114.1</text:p>
          </table:table-cell>
          <table:table-cell office:value-type="string" calcext:value-type="string">
            <text:p>Upādinnañca anupādinnañca dhammaṃ paccayā anupādinno dhammo uppajjati nahetupaccayā—ahetuke upādinne khandhe ca mahābhūte ca paccayā cittasamuṭṭhānaṃ rūpaṃ, ahetukaṃ anupādinnaṃ ekaṃ khandhañca vatthuñca paccayā tayo khandhā …pe… dve khandhe ca …pe… vicikicchāsahagate uddhaccasahagate khandhe ca vatthuñca paccayā vicikicchāsahagato uddhaccasahagato moho. (1) (Saṃkhittaṃ.)</text:p>
          </table:table-cell>
          <table:table-cell office:value-type="string" calcext:value-type="string">
            <text:p>&lt;p&gt;{}&lt;/p&gt;</text:p>
          </table:table-cell>
          <table:table-cell office:value-type="string" calcext:value-type="string">
            <text:p>ms38P2_3430, sc1114, sya43.215</text:p>
          </table:table-cell>
        </table:table-row>
        <table:table-row table:style-name="ro1">
          <table:table-cell office:value-type="string" calcext:value-type="string">
            <text:p>patthana2.10:1115.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1115.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1115.1</text:p>
          </table:table-cell>
          <table:table-cell office:value-type="string" calcext:value-type="string">
            <text:p>Nahetuyā pañca, naārammaṇe cattāri, naadhipatiyā pañca, naanantare cattāri, nasamanantare cattāri, naaññamaññe cattāri, naupanissaye cattāri, napurejāte cattāri, napacchājāte pañca, naāsevane pañca, nakamme tīṇi, navipāke cattāri, naāhāre dve, naindriye dve, najhāne dve, namagge pañca, nasampayutte cattāri, navippayutte dve, nonatthiyā cattāri, novigate cattāri.</text:p>
          </table:table-cell>
          <table:table-cell office:value-type="string" calcext:value-type="string">
            <text:p>&lt;p&gt;{}&lt;/p&gt;</text:p>
          </table:table-cell>
          <table:table-cell office:value-type="string" calcext:value-type="string">
            <text:p>dr43.226, ms38P2_3431, msdiv440, ndp39.191, sc1115</text:p>
          </table:table-cell>
        </table:table-row>
        <table:table-row table:style-name="ro1">
          <table:table-cell office:value-type="string" calcext:value-type="string">
            <text:p>patthana2.10:1116.0</text:p>
          </table:table-cell>
          <table:table-cell office:value-type="string" calcext:value-type="string">
            <text:p>2.10.14.3.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1116.1</text:p>
          </table:table-cell>
          <table:table-cell office:value-type="string" calcext:value-type="string">
            <text:p>Hetupaccayā naārammaṇe cattāri, naadhipatiyā pañca …pe… napurejāte cattāri, napacchājāte pañca, naāsevane pañca, nakamme tīṇi, navipāke tīṇi …pe… nasampayutte cattāri, navippayutte dve, nonatthiyā cattāri, novigate cattāri.</text:p>
          </table:table-cell>
          <table:table-cell office:value-type="string" calcext:value-type="string">
            <text:p>&lt;p&gt;{}&lt;/p&gt;</text:p>
          </table:table-cell>
          <table:table-cell office:value-type="string" calcext:value-type="string">
            <text:p>ms38P2_3432, msdiv441, sc1116, vri122.672</text:p>
          </table:table-cell>
        </table:table-row>
        <table:table-row table:style-name="ro1">
          <table:table-cell office:value-type="string" calcext:value-type="string">
            <text:p>patthana2.10:1117.0</text:p>
          </table:table-cell>
          <table:table-cell office:value-type="string" calcext:value-type="string">
            <text:p>2.10.14.3.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1117.1</text:p>
          </table:table-cell>
          <table:table-cell office:value-type="string" calcext:value-type="string">
            <text:p>Nahetupaccayā ārammaṇe cattāri, anantare cattāri …pe… magge tīṇi …pe… avigate pañca.</text:p>
          </table:table-cell>
          <table:table-cell office:value-type="string" calcext:value-type="string">
            <text:p>&lt;p&gt;{}&lt;/p&gt;</text:p>
          </table:table-cell>
          <table:table-cell office:value-type="string" calcext:value-type="string">
            <text:p>ms38P2_3433, msdiv442, sc1117</text:p>
          </table:table-cell>
        </table:table-row>
        <table:table-row table:style-name="ro1">
          <table:table-cell office:value-type="string" calcext:value-type="string">
            <text:p>patthana2.10:1118.0</text:p>
          </table:table-cell>
          <table:table-cell office:value-type="string" calcext:value-type="string">
            <text:p>2.10.14.4. Nissayavāra</text:p>
          </table:table-cell>
          <table:table-cell office:value-type="string" calcext:value-type="string">
            <text:p>&lt;h3&gt;{}&lt;/h3&gt;</text:p>
          </table:table-cell>
          <table:table-cell/>
        </table:table-row>
        <table:table-row table:style-name="ro1">
          <table:table-cell office:value-type="string" calcext:value-type="string">
            <text:p>patthana2.10:1118.1</text:p>
          </table:table-cell>
          <table:table-cell office:value-type="string" calcext:value-type="string">
            <text:p>Nissayavāro paccayavārasadiso.</text:p>
          </table:table-cell>
          <table:table-cell office:value-type="string" calcext:value-type="string">
            <text:p>&lt;p class='pe'&gt;{}&lt;/p&gt;</text:p>
          </table:table-cell>
          <table:table-cell office:value-type="string" calcext:value-type="string">
            <text:p>ms38P2_3434, sc1118</text:p>
          </table:table-cell>
        </table:table-row>
        <table:table-row table:style-name="ro1">
          <table:table-cell office:value-type="string" calcext:value-type="string">
            <text:p>patthana2.10:1119.0.1</text:p>
          </table:table-cell>
          <table:table-cell office:value-type="string" calcext:value-type="string">
            <text:p>2.10.14.5. Saṃsaṭṭhavāra</text:p>
          </table:table-cell>
          <table:table-cell office:value-type="string" calcext:value-type="string">
            <text:p>&lt;h3&gt;{}&lt;/h3&gt;</text:p>
          </table:table-cell>
          <table:table-cell/>
        </table:table-row>
        <table:table-row table:style-name="ro1">
          <table:table-cell office:value-type="string" calcext:value-type="string">
            <text:p>patthana2.10:1119.0.2</text:p>
          </table:table-cell>
          <table:table-cell office:value-type="string" calcext:value-type="string">
            <text:p>2.10.14.5.1–4 Paccayānulomādi</text:p>
          </table:table-cell>
          <table:table-cell office:value-type="string" calcext:value-type="string">
            <text:p>&lt;h4&gt;{}&lt;/h4&gt;</text:p>
          </table:table-cell>
          <table:table-cell/>
        </table:table-row>
        <table:table-row table:style-name="ro1">
          <table:table-cell office:value-type="string" calcext:value-type="string">
            <text:p>patthana2.10:1119.1</text:p>
          </table:table-cell>
          <table:table-cell office:value-type="string" calcext:value-type="string">
            <text:p>Upādinnaṃ dhammaṃ saṃsaṭṭho upādinno dhammo uppajjati hetupaccayā—upādinnaṃ ekaṃ khandhaṃ saṃsaṭṭhā tayo khandhā …pe… dve khandhe …pe… paṭisandhikkhaṇe …pe….</text:p>
          </table:table-cell>
          <table:table-cell office:value-type="string" calcext:value-type="string">
            <text:p>&lt;p&gt;{}&lt;/p&gt;</text:p>
          </table:table-cell>
          <table:table-cell office:value-type="string" calcext:value-type="string">
            <text:p>csp1ed38.546, csp2ed38.546, dr43.227, ms38P2_3435, msdiv443, sc1119, sya43.216</text:p>
          </table:table-cell>
        </table:table-row>
        <table:table-row table:style-name="ro1">
          <table:table-cell office:value-type="string" calcext:value-type="string">
            <text:p>patthana2.10:1120.1</text:p>
          </table:table-cell>
          <table:table-cell office:value-type="string" calcext:value-type="string">
            <text:p>Anupādinnaṃ dhammaṃ saṃsaṭṭho anupādinno dhammo uppajjati hetupaccayā— anupādinnaṃ ekaṃ khandhaṃ saṃsaṭṭhā tayo khandhā …pe… dve khandhe …pe…. (1)</text:p>
          </table:table-cell>
          <table:table-cell office:value-type="string" calcext:value-type="string">
            <text:p>&lt;p&gt;{}&lt;/p&gt;</text:p>
          </table:table-cell>
          <table:table-cell office:value-type="string" calcext:value-type="string">
            <text:p>cck38.164, ms38P2_3436, sc1120</text:p>
          </table:table-cell>
        </table:table-row>
        <table:table-row table:style-name="ro1">
          <table:table-cell office:value-type="string" calcext:value-type="string">
            <text:p>patthana2.10:1121.1</text:p>
          </table:table-cell>
          <table:table-cell office:value-type="string" calcext:value-type="string">
            <text:p>Hetuyā dve, ārammaṇe dve, adhipatiyā ekaṃ, anantare dve, samanantare dve, sahajāte dve, aññamaññe dve, nissaye dve, upanissaye dve, purejāte dve, āsevane ekaṃ, kamme dve, vipāke dve …pe… avigate dve.</text:p>
          </table:table-cell>
          <table:table-cell office:value-type="string" calcext:value-type="string">
            <text:p>&lt;p&gt;{}&lt;/p&gt;</text:p>
          </table:table-cell>
          <table:table-cell office:value-type="string" calcext:value-type="string">
            <text:p>bj51.1031, ms38P2_3437, ndp39.192, sc1121</text:p>
          </table:table-cell>
        </table:table-row>
        <table:table-row table:style-name="ro1">
          <table:table-cell office:value-type="string" calcext:value-type="string">
            <text:p>patthana2.10:1122.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3438, sc1122</text:p>
          </table:table-cell>
        </table:table-row>
        <table:table-row table:style-name="ro1">
          <table:table-cell office:value-type="string" calcext:value-type="string">
            <text:p>patthana2.10:1123.1</text:p>
          </table:table-cell>
          <table:table-cell office:value-type="string" calcext:value-type="string">
            <text:p>Upādinnaṃ dhammaṃ saṃsaṭṭho upādinno dhammo uppajjati nahetupaccayā—ahetukaṃ upādinnaṃ ekaṃ khandhaṃ saṃsaṭṭhā tayo khandhā …pe… dve khandhe …pe… ahetukapaṭisandhikkhaṇe …pe…. (1)</text:p>
          </table:table-cell>
          <table:table-cell office:value-type="string" calcext:value-type="string">
            <text:p>&lt;p&gt;{}&lt;/p&gt;</text:p>
          </table:table-cell>
          <table:table-cell office:value-type="string" calcext:value-type="string">
            <text:p>ms38P2_3439, msdiv444, sc1123, vri122.673</text:p>
          </table:table-cell>
        </table:table-row>
        <table:table-row table:style-name="ro1">
          <table:table-cell office:value-type="string" calcext:value-type="string">
            <text:p>patthana2.10:1124.1</text:p>
          </table:table-cell>
          <table:table-cell office:value-type="string" calcext:value-type="string">
            <text:p>Anupādinnaṃ dhammaṃ saṃsaṭṭho anupādinno dhammo uppajjati nahetupaccayā— ahetukaṃ anupādinnaṃ ekaṃ khandhaṃ saṃsaṭṭhā tayo khandhā …pe… dve khandhe …pe… vicikicchāsahagate uddhaccasahagate khandhe saṃsaṭṭho vicikicchāsahagato uddhaccasahagato moho. (1)</text:p>
          </table:table-cell>
          <table:table-cell office:value-type="string" calcext:value-type="string">
            <text:p>&lt;p&gt;{}&lt;/p&gt;</text:p>
          </table:table-cell>
          <table:table-cell office:value-type="string" calcext:value-type="string">
            <text:p>ms38P2_3440, sc1124</text:p>
          </table:table-cell>
        </table:table-row>
        <table:table-row table:style-name="ro1">
          <table:table-cell office:value-type="string" calcext:value-type="string">
            <text:p>patthana2.10:1125.1</text:p>
          </table:table-cell>
          <table:table-cell office:value-type="string" calcext:value-type="string">
            <text:p>Nahetuyā dve, naadhipatiyā dve, napurejāte dve, napacchājāte dve, naāsevane dve, nakamme ekaṃ, navipāke ekaṃ, najhāne ekaṃ, namagge dve, navippayutte dve.</text:p>
          </table:table-cell>
          <table:table-cell office:value-type="string" calcext:value-type="string">
            <text:p>&lt;p&gt;{}&lt;/p&gt;</text:p>
          </table:table-cell>
          <table:table-cell office:value-type="string" calcext:value-type="string">
            <text:p>dr43.228, ms38P2_3441, sc1125</text:p>
          </table:table-cell>
        </table:table-row>
        <table:table-row table:style-name="ro1">
          <table:table-cell office:value-type="string" calcext:value-type="string">
            <text:p>patthana2.10:1126.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3442, sc1126</text:p>
          </table:table-cell>
        </table:table-row>
        <table:table-row table:style-name="ro1">
          <table:table-cell office:value-type="string" calcext:value-type="string">
            <text:p>patthana2.10:1127.0</text:p>
          </table:table-cell>
          <table:table-cell office:value-type="string" calcext:value-type="string">
            <text:p>2.10.14.6. Sampayuttavāra</text:p>
          </table:table-cell>
          <table:table-cell office:value-type="string" calcext:value-type="string">
            <text:p>&lt;h3&gt;{}&lt;/h3&gt;</text:p>
          </table:table-cell>
          <table:table-cell/>
        </table:table-row>
        <table:table-row table:style-name="ro1">
          <table:table-cell office:value-type="string" calcext:value-type="string">
            <text:p>patthana2.10:1127.1</text:p>
          </table:table-cell>
          <table:table-cell office:value-type="string" calcext:value-type="string">
            <text:p>Evaṃ itare dve gaṇanāpi sampayuttavāropi kātabbo.</text:p>
          </table:table-cell>
          <table:table-cell office:value-type="string" calcext:value-type="string">
            <text:p>&lt;p class='pe'&gt;{}&lt;/p&gt;</text:p>
          </table:table-cell>
          <table:table-cell office:value-type="string" calcext:value-type="string">
            <text:p>ms38P2_3443, sc1127, sya43.217</text:p>
          </table:table-cell>
        </table:table-row>
        <table:table-row table:style-name="ro1">
          <table:table-cell office:value-type="string" calcext:value-type="string">
            <text:p>patthana2.10:1128.0.1</text:p>
          </table:table-cell>
          <table:table-cell office:value-type="string" calcext:value-type="string">
            <text:p>2.10.14.7. Pañhāvāra</text:p>
          </table:table-cell>
          <table:table-cell office:value-type="string" calcext:value-type="string">
            <text:p>&lt;h3&gt;{}&lt;/h3&gt;</text:p>
          </table:table-cell>
          <table:table-cell/>
        </table:table-row>
        <table:table-row table:style-name="ro1">
          <table:table-cell office:value-type="string" calcext:value-type="string">
            <text:p>patthana2.10:1128.0.2</text:p>
          </table:table-cell>
          <table:table-cell office:value-type="string" calcext:value-type="string">
            <text:p>2.10.14.7.1. Paccayānuloma</text:p>
          </table:table-cell>
          <table:table-cell office:value-type="string" calcext:value-type="string">
            <text:p>&lt;h4&gt;{}&lt;/h4&gt;</text:p>
          </table:table-cell>
          <table:table-cell/>
        </table:table-row>
        <table:table-row table:style-name="ro1">
          <table:table-cell office:value-type="string" calcext:value-type="string">
            <text:p>patthana2.10:1128.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0:1128.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0:1128.1</text:p>
          </table:table-cell>
          <table:table-cell office:value-type="string" calcext:value-type="string">
            <text:p>Upādinno dhammo upādinnassa dhammassa hetupaccayena paccayo—upādinnā hetū sampayuttakānaṃ khandhānaṃ hetupaccayena paccayo; paṭisandhikkhaṇe upādinnā hetū sampayuttakānaṃ khandhānaṃ kaṭattā ca rūpānaṃ hetupaccayena paccayo. (1)</text:p>
          </table:table-cell>
          <table:table-cell office:value-type="string" calcext:value-type="string">
            <text:p>&lt;p&gt;{}&lt;/p&gt;</text:p>
          </table:table-cell>
          <table:table-cell office:value-type="string" calcext:value-type="string">
            <text:p>csp1ed38.547, csp2ed38.547, ms38P2_3444, msdiv445, sc1128, vri122.674</text:p>
          </table:table-cell>
        </table:table-row>
        <table:table-row table:style-name="ro1">
          <table:table-cell office:value-type="string" calcext:value-type="string">
            <text:p>patthana2.10:1129.1</text:p>
          </table:table-cell>
          <table:table-cell office:value-type="string" calcext:value-type="string">
            <text:p>Upādinno dhammo anupādinnassa dhammassa hetupaccayena paccayo—upādinnā hetū cittasamuṭṭhānānaṃ rūpānaṃ hetupaccayena paccayo. (2)</text:p>
          </table:table-cell>
          <table:table-cell office:value-type="string" calcext:value-type="string">
            <text:p>&lt;p&gt;{}&lt;/p&gt;</text:p>
          </table:table-cell>
          <table:table-cell office:value-type="string" calcext:value-type="string">
            <text:p>ms38P2_3445, sc1129</text:p>
          </table:table-cell>
        </table:table-row>
        <table:table-row table:style-name="ro1">
          <table:table-cell office:value-type="string" calcext:value-type="string">
            <text:p>patthana2.10:1130.1</text:p>
          </table:table-cell>
          <table:table-cell office:value-type="string" calcext:value-type="string">
            <text:p>Upādinno dhammo upādinnassa ca anupādinnassa ca dhammassa hetupaccayena paccayo—upādinnā hetū sampayuttakānaṃ khandhānaṃ cittasamuṭṭhānānañca rūpānaṃ hetupaccayena paccayo. (3)</text:p>
          </table:table-cell>
          <table:table-cell office:value-type="string" calcext:value-type="string">
            <text:p>&lt;p&gt;{}&lt;/p&gt;</text:p>
          </table:table-cell>
          <table:table-cell office:value-type="string" calcext:value-type="string">
            <text:p>cck38.165, ms38P2_3446, ndp39.193, sc1130</text:p>
          </table:table-cell>
        </table:table-row>
        <table:table-row table:style-name="ro1">
          <table:table-cell office:value-type="string" calcext:value-type="string">
            <text:p>patthana2.10:1131.1</text:p>
          </table:table-cell>
          <table:table-cell office:value-type="string" calcext:value-type="string">
            <text:p>Anupādinno dhammo anupādinnassa dhammassa hetupaccayena paccayo—anupādinnā hetū sampayuttakānaṃ khandhānaṃ cittasamuṭṭhānānañca rūpānaṃ hetupaccayena paccayo. (1)</text:p>
          </table:table-cell>
          <table:table-cell office:value-type="string" calcext:value-type="string">
            <text:p>&lt;p&gt;{}&lt;/p&gt;</text:p>
          </table:table-cell>
          <table:table-cell office:value-type="string" calcext:value-type="string">
            <text:p>ms38P2_3447, sc1131</text:p>
          </table:table-cell>
        </table:table-row>
        <table:table-row table:style-name="ro1">
          <table:table-cell office:value-type="string" calcext:value-type="string">
            <text:p>patthana2.10:1132.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0:1132.1</text:p>
          </table:table-cell>
          <table:table-cell office:value-type="string" calcext:value-type="string">
            <text:p>Upādinno dhammo upādinnassa dhammassa ārammaṇapaccayena paccayo—cakkhuṃ …pe… kāyaṃ upādinne rūpe … gandhe … rase … phoṭṭhabbe … vatthuṃ upādinne khandhe aniccato …pe… domanassaṃ uppajjati; kusalākusale niruddhe vipāko tadārammaṇatā uppajjati, upādinnaṃ rūpāyatanaṃ cakkhuviññāṇassa …pe… upādinnaṃ gandhāyatanaṃ ghānaviññāṇassa …pe… phoṭṭhabbāyatanaṃ kāyaviññāṇassa ārammaṇapaccayena paccayo. (1)</text:p>
          </table:table-cell>
          <table:table-cell office:value-type="string" calcext:value-type="string">
            <text:p>&lt;p&gt;{}&lt;/p&gt;</text:p>
          </table:table-cell>
          <table:table-cell office:value-type="string" calcext:value-type="string">
            <text:p>dr43.229, ms38P2_3448, msdiv446, sc1132</text:p>
          </table:table-cell>
        </table:table-row>
        <table:table-row table:style-name="ro1">
          <table:table-cell office:value-type="string" calcext:value-type="string">
            <text:p>patthana2.10:1133.1</text:p>
          </table:table-cell>
          <table:table-cell office:value-type="string" calcext:value-type="string">
            <text:p>Upādinno dhammo anupādinnassa dhammassa ārammaṇapaccayena paccayo— cakkhuṃ …pe… kāyaṃ upādinne rūpe … gandhe … rase … phoṭṭhabbe … vatthuṃ upādinne khandhe aniccato …pe… domanassaṃ uppajjati; dibbena cakkhunā upādinnaṃ rūpaṃ passati. Cetopariyañāṇena upādinnacittasamaṅgissa cittaṃ jānāti, upādinnā khandhā iddhividhañāṇassa, cetopariyañāṇassa, pubbenivāsānussatiñāṇassa, anāgataṃsañāṇassa, āvajjanāya ārammaṇapaccayena paccayo. (2)</text:p>
          </table:table-cell>
          <table:table-cell office:value-type="string" calcext:value-type="string">
            <text:p>&lt;p&gt;{}&lt;/p&gt;</text:p>
          </table:table-cell>
          <table:table-cell office:value-type="string" calcext:value-type="string">
            <text:p>csp1ed38.548, csp2ed38.548, ms38P2_3449, sc1133, sya43.218</text:p>
          </table:table-cell>
        </table:table-row>
        <table:table-row table:style-name="ro1">
          <table:table-cell office:value-type="string" calcext:value-type="string">
            <text:p>patthana2.10:1134.1</text:p>
          </table:table-cell>
          <table:table-cell office:value-type="string" calcext:value-type="string">
            <text:p>Anupādinno dhammo anupādinnassa dhammassa ārammaṇapaccayena paccayo— dānaṃ …pe… sīlaṃ …pe… uposathakammaṃ katvā taṃ paccavekkhati assādeti abhinandati, taṃ ārabbha rāgo …pe… domanassaṃ uppajjati; pubbe suciṇṇāni …pe… jhānā …pe… ariyā maggā vuṭṭhahitvā maggaṃ paccavekkhanti, phalaṃ …pe… nibbānaṃ …pe… nibbānaṃ gotrabhussa, vodānassa, maggassa, phalassa, āvajjanāya ārammaṇapaccayena paccayo. Ariyā pahīne kilese …pe… vikkhambhite kilese …pe… pubbe …pe… anupādinne rūpe … sadde … gandhe … rase … phoṭṭhabbe anupādinne khandhe aniccato …pe… domanassaṃ uppajjati; dibbena cakkhunā anupādinnaṃ rūpaṃ passati, dibbāya sotadhātuyā saddaṃ suṇāti. Cetopariyañāṇena anupādinnacittasamaṅgissa cittaṃ jānāti, ākāsānañcāyatanaṃ …pe… ākiñcaññāyatanaṃ …pe… anupādinnā khandhā iddhividhañāṇassa, cetopariyañāṇassa, pubbenivāsānussatiñāṇassa, yathākammūpagañāṇassa, anāgataṃsañāṇassa, āvajjanāya ārammaṇapaccayena paccayo. (1)</text:p>
          </table:table-cell>
          <table:table-cell office:value-type="string" calcext:value-type="string">
            <text:p>&lt;p&gt;{}&lt;/p&gt;</text:p>
          </table:table-cell>
          <table:table-cell office:value-type="string" calcext:value-type="string">
            <text:p>bj51.1032, cck38.166, ms38P2_3450, msdiv447, ndp39.194, sc1134, sya43.219, vri122.675</text:p>
          </table:table-cell>
        </table:table-row>
        <table:table-row table:style-name="ro1">
          <table:table-cell office:value-type="string" calcext:value-type="string">
            <text:p>patthana2.10:1135.1</text:p>
          </table:table-cell>
          <table:table-cell office:value-type="string" calcext:value-type="string">
            <text:p>Anupādinno dhammo upādinnassa dhammassa ārammaṇapaccayena paccayo—anupādinne rūpe … sadde … gandhe … rase … phoṭṭhabbe anupādinne khandhe aniccato …pe… domanassaṃ uppajjati; kusalākusale niruddhe vipāko tadārammaṇatā uppajjati, ākāsānañcāyatanakusalaṃ viññāṇañcāyatanavipākassa …pe… ākiñcaññāyatanakusalaṃ …pe… anupādinnaṃ rūpāyatanaṃ cakkhuviññāṇassa …pe… saddāyatanaṃ …pe… phoṭṭhabbāyatanaṃ kāyaviññāṇassa ārammaṇapaccayena paccayo. (2)</text:p>
          </table:table-cell>
          <table:table-cell office:value-type="string" calcext:value-type="string">
            <text:p>&lt;p&gt;{}&lt;/p&gt;</text:p>
          </table:table-cell>
          <table:table-cell office:value-type="string" calcext:value-type="string">
            <text:p>dr43.230, ms38P2_3451, sc1135</text:p>
          </table:table-cell>
        </table:table-row>
        <table:table-row table:style-name="ro1">
          <table:table-cell office:value-type="string" calcext:value-type="string">
            <text:p>patthana2.10:1136.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0:1136.1</text:p>
          </table:table-cell>
          <table:table-cell office:value-type="string" calcext:value-type="string">
            <text:p>Upādinno dhammo anupādinnassa dhammassa adhipatipaccayena paccayo. **Ārammaṇādhipati**—cakkhuṃ …pe… kāyaṃ upādinne rūpe … gandhe … rase … phoṭṭhabbe … vatthuṃ upādinne khandhe garuṃ katvā assādeti abhinandati, taṃ garuṃ katvā rāgo uppajjati, diṭṭhi uppajjati. (1)</text:p>
          </table:table-cell>
          <table:table-cell office:value-type="string" calcext:value-type="string">
            <text:p>&lt;p&gt;{}&lt;/p&gt;</text:p>
          </table:table-cell>
          <table:table-cell office:value-type="string" calcext:value-type="string">
            <text:p>ms38P2_3452, msdiv448, sc1136</text:p>
          </table:table-cell>
        </table:table-row>
        <table:table-row table:style-name="ro1">
          <table:table-cell office:value-type="string" calcext:value-type="string">
            <text:p>patthana2.10:1137.1</text:p>
          </table:table-cell>
          <table:table-cell office:value-type="string" calcext:value-type="string">
            <text:p>Anupādinno dhammo anupādinnassa dhammassa adhipatipaccayena paccayo— ārammaṇādhipati, sahajātādhipati. **Ārammaṇādhipati**—dānaṃ …pe… sīlaṃ …pe… uposathakammaṃ katvā taṃ garuṃ katvā paccavekkhati assādeti abhinandati, taṃ garuṃ katvā rāgo uppajjati, diṭṭhi uppajjati, pubbe …pe… jhānā …pe… ariyā maggā vuṭṭhahitvā maggaṃ garuṃ katvā paccavekkhanti, phalaṃ …pe… nibbānaṃ garuṃ katvā paccavekkhanti. Nibbānaṃ gotrabhussa, vodānassa, maggassa, phalassa, adhipatipaccayena paccayo; anupādinne rūpe … sadde … gandhe … rase … phoṭṭhabbe anupādinne khandhe garuṃ katvā assādeti abhinandati, taṃ garuṃ katvā rāgo uppajjati, diṭṭhi uppajjati. **Sahajātādhipati**—anupādinnādhipati sampayuttakānaṃ khandhānaṃ cittasamuṭṭhānānañca rūpānaṃ adhipatipaccayena paccayo. (1)</text:p>
          </table:table-cell>
          <table:table-cell office:value-type="string" calcext:value-type="string">
            <text:p>&lt;p&gt;{}&lt;/p&gt;</text:p>
          </table:table-cell>
          <table:table-cell office:value-type="string" calcext:value-type="string">
            <text:p>cck38.167, csp1ed38.549, csp2ed38.549, ms38P2_3453, ndp39.195, sc1137, sya43.220, vri122.676</text:p>
          </table:table-cell>
        </table:table-row>
        <table:table-row table:style-name="ro1">
          <table:table-cell office:value-type="string" calcext:value-type="string">
            <text:p>patthana2.10:1138.0</text:p>
          </table:table-cell>
          <table:table-cell office:value-type="string" calcext:value-type="string">
            <text:p>Anantara</text:p>
          </table:table-cell>
          <table:table-cell office:value-type="string" calcext:value-type="string">
            <text:p>&lt;h6&gt;{}&lt;/h6&gt;</text:p>
          </table:table-cell>
          <table:table-cell/>
        </table:table-row>
        <table:table-row table:style-name="ro1">
          <table:table-cell office:value-type="string" calcext:value-type="string">
            <text:p>patthana2.10:1138.1</text:p>
          </table:table-cell>
          <table:table-cell office:value-type="string" calcext:value-type="string">
            <text:p>Upādinno dhammo upādinnassa dhammassa anantarapaccayena paccayo—purimā purimā upādinnā khandhā pacchimānaṃ pacchimānaṃ upādinnānaṃ khandhānaṃ anantarapaccayena paccayo. Pañcaviññāṇaṃ vipākamanodhātuyā anantarapaccayena paccayo. Vipākamanodhātu vipākamanoviññāṇadhātuyā anantarapaccayena paccayo. (1)</text:p>
          </table:table-cell>
          <table:table-cell office:value-type="string" calcext:value-type="string">
            <text:p>&lt;p&gt;{}&lt;/p&gt;</text:p>
          </table:table-cell>
          <table:table-cell office:value-type="string" calcext:value-type="string">
            <text:p>dr43.231, ms38P2_3454, msdiv449, sc1138</text:p>
          </table:table-cell>
        </table:table-row>
        <table:table-row table:style-name="ro1">
          <table:table-cell office:value-type="string" calcext:value-type="string">
            <text:p>patthana2.10:1139.1</text:p>
          </table:table-cell>
          <table:table-cell office:value-type="string" calcext:value-type="string">
            <text:p>Upādinno dhammo anupādinnassa dhammassa anantarapaccayena paccayo—bhavaṅgaṃ āvajjanāya, vipākamanoviññāṇadhātu kiriyamanoviññāṇadhātuyā anantarapaccayena paccayo. (2)</text:p>
          </table:table-cell>
          <table:table-cell office:value-type="string" calcext:value-type="string">
            <text:p>&lt;p&gt;{}&lt;/p&gt;</text:p>
          </table:table-cell>
          <table:table-cell office:value-type="string" calcext:value-type="string">
            <text:p>ms38P2_3455, sc1139</text:p>
          </table:table-cell>
        </table:table-row>
        <table:table-row table:style-name="ro1">
          <table:table-cell office:value-type="string" calcext:value-type="string">
            <text:p>patthana2.10:1140.1</text:p>
          </table:table-cell>
          <table:table-cell office:value-type="string" calcext:value-type="string">
            <text:p>Anupādinno dhammo anupādinnassa dhammassa anantarapaccayena paccayo—purimā purimā anupādinnā khandhā pacchimānaṃ pacchimānaṃ anupādinnānaṃ khandhānaṃ anantarapaccayena paccayo, anulomaṃ gotrabhussa …pe… phalasamāpattiyā anantarapaccayena paccayo. (1)</text:p>
          </table:table-cell>
          <table:table-cell office:value-type="string" calcext:value-type="string">
            <text:p>&lt;p&gt;{}&lt;/p&gt;</text:p>
          </table:table-cell>
          <table:table-cell office:value-type="string" calcext:value-type="string">
            <text:p>ms38P2_3456, msdiv450, sc1140</text:p>
          </table:table-cell>
        </table:table-row>
        <table:table-row table:style-name="ro1">
          <table:table-cell office:value-type="string" calcext:value-type="string">
            <text:p>patthana2.10:1141.1</text:p>
          </table:table-cell>
          <table:table-cell office:value-type="string" calcext:value-type="string">
            <text:p>Anupādinno dhammo upādinnassa dhammassa anantarapaccayena paccayo—āvajjanā pañcannaṃ viññāṇānaṃ …pe… anupādinnā khandhā vuṭṭhānassa anantarapaccayena paccayo … samanantarapaccayena paccayo … sahajātapaccayena paccayo … pañca (paṭiccasadisā) … aññamaññapaccayena paccayo … dve (paṭiccasadisā) … nissayapaccayena paccayo (paccayavāre nissayasadisā) pañca.</text:p>
          </table:table-cell>
          <table:table-cell office:value-type="string" calcext:value-type="string">
            <text:p>&lt;p&gt;{}&lt;/p&gt;</text:p>
          </table:table-cell>
          <table:table-cell office:value-type="string" calcext:value-type="string">
            <text:p>bj51.1033, ms38P2_3457, sc1141, sya43.221</text:p>
          </table:table-cell>
        </table:table-row>
        <table:table-row table:style-name="ro1">
          <table:table-cell office:value-type="string" calcext:value-type="string">
            <text:p>patthana2.10:1142.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0:1142.1</text:p>
          </table:table-cell>
          <table:table-cell office:value-type="string" calcext:value-type="string">
            <text:p>Upādinno dhammo upādinnassa dhammassa upanissayapaccayena paccayo— anantarūpanissayo, pakatūpanissayo …pe…. **Pakatūpanissayo**—kāyikaṃ sukhaṃ kāyikassa sukhassa … kāyikassa dukkhassa upanissayapaccayena paccayo; kāyikaṃ dukkhaṃ … upādinnaṃ utu … bhojanaṃ kāyikassa sukhassa … kāyikassa dukkhassa upanissayapaccayena paccayo; kāyikaṃ sukhaṃ … kāyikaṃ dukkhaṃ … utu … bhojanaṃ … kāyikassa sukhassa … kāyikassa dukkhassa upanissayapaccayena paccayo. (1)</text:p>
          </table:table-cell>
          <table:table-cell office:value-type="string" calcext:value-type="string">
            <text:p>&lt;p&gt;{}&lt;/p&gt;</text:p>
          </table:table-cell>
          <table:table-cell office:value-type="string" calcext:value-type="string">
            <text:p>cck38.168, csp1ed38.550, csp2ed38.550, dr43.232, ms38P2_3458, msdiv451, ndp39.196, sc1142, vri122.677</text:p>
          </table:table-cell>
        </table:table-row>
        <table:table-row table:style-name="ro1">
          <table:table-cell office:value-type="string" calcext:value-type="string">
            <text:p>patthana2.10:1143.1</text:p>
          </table:table-cell>
          <table:table-cell office:value-type="string" calcext:value-type="string">
            <text:p>Upādinno dhammo anupādinnassa dhammassa upanissayapaccayena paccayo— ārammaṇūpanissayo, anantarūpanissayo, pakatūpanissayo …pe…. **Pakatūpanissayo**—kāyikaṃ sukhaṃ upanissāya dānaṃ deti …pe… saṃghaṃ bhindati; kāyikaṃ dukkhaṃ … upādinnaṃ utuṃ … bhojanaṃ upanissāya dānaṃ deti …pe… samāpattiṃ uppādeti; pāṇaṃ hanati …pe… saṃghaṃ bhindati; kāyikaṃ sukhaṃ … kāyikaṃ dukkhaṃ … utu … bhojanaṃ saddhāya …pe… patthanāya maggassa, phalasamāpattiyā upanissayapaccayena paccayo. (2)</text:p>
          </table:table-cell>
          <table:table-cell office:value-type="string" calcext:value-type="string">
            <text:p>&lt;p&gt;{}&lt;/p&gt;</text:p>
          </table:table-cell>
          <table:table-cell office:value-type="string" calcext:value-type="string">
            <text:p>ms38P2_3459, sc1143</text:p>
          </table:table-cell>
        </table:table-row>
        <table:table-row table:style-name="ro1">
          <table:table-cell office:value-type="string" calcext:value-type="string">
            <text:p>patthana2.10:1144.1</text:p>
          </table:table-cell>
          <table:table-cell office:value-type="string" calcext:value-type="string">
            <text:p>Anupādinno dhammo anupādinnassa dhammassa upanissayapaccayena paccayo— ārammaṇūpanissayo, anantarūpanissayo, pakatūpanissayo …pe…. **Pakatūpanissayo**—saddhaṃ upanissāya dānaṃ deti, mānaṃ jappeti, diṭṭhiṃ gaṇhāti; sīlaṃ …pe… patthanaṃ … utuṃ … bhojanaṃ … senāsanaṃ upanissāya dānaṃ deti …pe… saṃghaṃ bhindati; saddhā …pe… patthanā … utu … bhojanaṃ … senāsanaṃ saddhāya …pe… patthanāya maggassa, phalasamāpattiyā upanissayapaccayena paccayo. (1)</text:p>
          </table:table-cell>
          <table:table-cell office:value-type="string" calcext:value-type="string">
            <text:p>&lt;p&gt;{}&lt;/p&gt;</text:p>
          </table:table-cell>
          <table:table-cell office:value-type="string" calcext:value-type="string">
            <text:p>ms38P2_3460, msdiv452, sc1144, sya43.222</text:p>
          </table:table-cell>
        </table:table-row>
        <table:table-row table:style-name="ro1">
          <table:table-cell office:value-type="string" calcext:value-type="string">
            <text:p>patthana2.10:1145.1</text:p>
          </table:table-cell>
          <table:table-cell office:value-type="string" calcext:value-type="string">
            <text:p>Anupādinno dhammo upādinnassa dhammassa upanissayapaccayena paccayo— anantarūpanissayo, pakatūpanissayo …pe…. **Pakatūpanissayo**—saddhaṃ upanissāya attānaṃ ātāpeti paritāpeti, pariyiṭṭhimūlakaṃ dukkhaṃ paccanubhoti; sīlaṃ …pe… patthanaṃ … utuṃ … bhojanaṃ … senāsanaṃ upanissāya attānaṃ ātāpeti paritāpeti, pariyiṭṭhimūlakaṃ dukkhaṃ paccanubhoti; saddhā …pe… senāsanaṃ kāyikassa sukhassa … kāyikassa dukkhassa upanissayapaccayena paccayo. Kusalākusalaṃ kammaṃ vipākassa upanissayapaccayena paccayo. (2)</text:p>
          </table:table-cell>
          <table:table-cell office:value-type="string" calcext:value-type="string">
            <text:p>&lt;p&gt;{}&lt;/p&gt;</text:p>
          </table:table-cell>
          <table:table-cell office:value-type="string" calcext:value-type="string">
            <text:p>dr43.233, ms38P2_3461, sc1145, vri122.678</text:p>
          </table:table-cell>
        </table:table-row>
        <table:table-row table:style-name="ro1">
          <table:table-cell office:value-type="string" calcext:value-type="string">
            <text:p>patthana2.10:1146.0</text:p>
          </table:table-cell>
          <table:table-cell office:value-type="string" calcext:value-type="string">
            <text:p>Purejāta</text:p>
          </table:table-cell>
          <table:table-cell office:value-type="string" calcext:value-type="string">
            <text:p>&lt;h6&gt;{}&lt;/h6&gt;</text:p>
          </table:table-cell>
          <table:table-cell/>
        </table:table-row>
        <table:table-row table:style-name="ro1">
          <table:table-cell office:value-type="string" calcext:value-type="string">
            <text:p>patthana2.10:1146.1</text:p>
          </table:table-cell>
          <table:table-cell office:value-type="string" calcext:value-type="string">
            <text:p>Upādinno dhammo upādinnassa dhammassa purejātapaccayena paccayo— ārammaṇapurejātaṃ, vatthupurejātaṃ. **Ārammaṇapurejātaṃ**—cakkhuṃ …pe… kāyaṃ upādinne rūpe … gandhe … rase … phoṭṭhabbe … vatthuṃ aniccato …pe… domanassaṃ uppajjati; kusalākusale niruddhe vipāko tadārammaṇatā uppajjati, upādinnaṃ rūpāyatanaṃ cakkhuviññāṇassa …pe… gandhāyatanaṃ …pe… phoṭṭhabbāyatanaṃ kāyaviññāṇassa …pe…. **Vatthupurejātaṃ**—cakkhāyatanaṃ cakkhuviññāṇassa …pe… kāyāyatanaṃ kāyaviññāṇassa …pe… vatthu upādinnānaṃ khandhānaṃ purejātapaccayena paccayo. (1)</text:p>
          </table:table-cell>
          <table:table-cell office:value-type="string" calcext:value-type="string">
            <text:p>&lt;p&gt;{}&lt;/p&gt;</text:p>
          </table:table-cell>
          <table:table-cell office:value-type="string" calcext:value-type="string">
            <text:p>cck38.169, csp1ed38.551, csp2ed38.551, ms38P2_3462, msdiv453, ndp39.197, sc1146</text:p>
          </table:table-cell>
        </table:table-row>
        <table:table-row table:style-name="ro1">
          <table:table-cell office:value-type="string" calcext:value-type="string">
            <text:p>patthana2.10:1147.1</text:p>
          </table:table-cell>
          <table:table-cell office:value-type="string" calcext:value-type="string">
            <text:p>Upādinno dhammo anupādinnassa dhammassa purejātapaccayena paccayo— ārammaṇapurejātaṃ, vatthupurejātaṃ. **Ārammaṇapurejātaṃ**—cakkhuṃ …pe… kāyaṃ, upādinne rūpe … gandhe … rase … phoṭṭhabbe vatthuṃ aniccato …pe… domanassaṃ uppajjati; dibbena cakkhunā upādinnaṃ rūpaṃ passati. **Vatthupurejātaṃ**—vatthu anupādinnānaṃ khandhānaṃ purejātapaccayena paccayo. (2)</text:p>
          </table:table-cell>
          <table:table-cell office:value-type="string" calcext:value-type="string">
            <text:p>&lt;p&gt;{}&lt;/p&gt;</text:p>
          </table:table-cell>
          <table:table-cell office:value-type="string" calcext:value-type="string">
            <text:p>ms38P2_3463, sc1147, sya43.223</text:p>
          </table:table-cell>
        </table:table-row>
        <table:table-row table:style-name="ro1">
          <table:table-cell office:value-type="string" calcext:value-type="string">
            <text:p>patthana2.10:1148.1</text:p>
          </table:table-cell>
          <table:table-cell office:value-type="string" calcext:value-type="string">
            <text:p>Anupādinno dhammo anupādinnassa dhammassa purejātapaccayena paccayo. **Ārammaṇapurejātaṃ**—anupādinne rūpe … sadde … gandhe … rase … phoṭṭhabbe aniccato …pe… domanassaṃ uppajjati; dibbena cakkhunā anupādinnaṃ rūpaṃ passati, dibbāya sotadhātuyā saddaṃ suṇāti. (1)</text:p>
          </table:table-cell>
          <table:table-cell office:value-type="string" calcext:value-type="string">
            <text:p>&lt;p&gt;{}&lt;/p&gt;</text:p>
          </table:table-cell>
          <table:table-cell office:value-type="string" calcext:value-type="string">
            <text:p>bj51.1034, ms38P2_3464, msdiv454, sc1148</text:p>
          </table:table-cell>
        </table:table-row>
        <table:table-row table:style-name="ro1">
          <table:table-cell office:value-type="string" calcext:value-type="string">
            <text:p>patthana2.10:1149.1</text:p>
          </table:table-cell>
          <table:table-cell office:value-type="string" calcext:value-type="string">
            <text:p>Anupādinno dhammo upādinnassa dhammassa purejātapaccayena paccayo. **Ārammaṇapurejātaṃ**—anupādinne rūpe … sadde … gandhe … rase … phoṭṭhabbe aniccato …pe… domanassaṃ uppajjati; kusalākusale niruddhe vipāko tadārammaṇatā uppajjati, anupādinnaṃ rūpāyatanaṃ cakkhuviññāṇassa …pe… saddāyatanaṃ …pe… phoṭṭhabbāyatanaṃ kāyaviññāṇassa purejātapaccayena paccayo. (2)</text:p>
          </table:table-cell>
          <table:table-cell office:value-type="string" calcext:value-type="string">
            <text:p>&lt;p&gt;{}&lt;/p&gt;</text:p>
          </table:table-cell>
          <table:table-cell office:value-type="string" calcext:value-type="string">
            <text:p>dr43.234, ms38P2_3465, sc1149</text:p>
          </table:table-cell>
        </table:table-row>
        <table:table-row table:style-name="ro1">
          <table:table-cell office:value-type="string" calcext:value-type="string">
            <text:p>patthana2.10:1150.1</text:p>
          </table:table-cell>
          <table:table-cell office:value-type="string" calcext:value-type="string">
            <text:p>Upādinno ca anupādinno ca dhammā upādinnassa dhammassa purejātapaccayena paccayo— **ārammaṇapurejātaṃ, vatthupurejātaṃ**. Anupādinnaṃ rūpāyatanañca cakkhāyatanañca cakkhuviññāṇassa …pe… saddāyatanañca sotāyatanañca …pe… phoṭṭhabbāyatanañca kāyāyatanañca kāyaviññāṇassa purejātapaccayena paccayo; anupādinnaṃ rūpāyatanañca vatthu ca …pe… phoṭṭhabbāyatanañca vatthu ca upādinnānaṃ khandhānaṃ purejātapaccayena paccayo. (1)</text:p>
          </table:table-cell>
          <table:table-cell office:value-type="string" calcext:value-type="string">
            <text:p>&lt;p&gt;{}&lt;/p&gt;</text:p>
          </table:table-cell>
          <table:table-cell office:value-type="string" calcext:value-type="string">
            <text:p>cck38.170, ms38P2_3466, sc1150, vri122.679</text:p>
          </table:table-cell>
        </table:table-row>
        <table:table-row table:style-name="ro1">
          <table:table-cell office:value-type="string" calcext:value-type="string">
            <text:p>patthana2.10:1151.1</text:p>
          </table:table-cell>
          <table:table-cell office:value-type="string" calcext:value-type="string">
            <text:p>Upādinno ca anupādinno ca dhammā anupādinnassa dhammassa purejātapaccayena paccayo— **ārammaṇapurejātaṃ, vatthupurejātaṃ**. Anupādinnaṃ rūpāyatanañca vatthu ca …pe… phoṭṭhabbāyatanañca vatthu ca anupādinnānaṃ khandhānaṃ purejātapaccayena paccayo. (2)</text:p>
          </table:table-cell>
          <table:table-cell office:value-type="string" calcext:value-type="string">
            <text:p>&lt;p&gt;{}&lt;/p&gt;</text:p>
          </table:table-cell>
          <table:table-cell office:value-type="string" calcext:value-type="string">
            <text:p>csp1ed38.552, csp2ed38.552, ms38P2_3467, ndp39.198, sc1151, sya43.224</text:p>
          </table:table-cell>
        </table:table-row>
        <table:table-row table:style-name="ro1">
          <table:table-cell office:value-type="string" calcext:value-type="string">
            <text:p>patthana2.10:1152.0</text:p>
          </table:table-cell>
          <table:table-cell office:value-type="string" calcext:value-type="string">
            <text:p>Pacchājātāsevana</text:p>
          </table:table-cell>
          <table:table-cell office:value-type="string" calcext:value-type="string">
            <text:p>&lt;h6&gt;{}&lt;/h6&gt;</text:p>
          </table:table-cell>
          <table:table-cell/>
        </table:table-row>
        <table:table-row table:style-name="ro1">
          <table:table-cell office:value-type="string" calcext:value-type="string">
            <text:p>patthana2.10:1152.1</text:p>
          </table:table-cell>
          <table:table-cell office:value-type="string" calcext:value-type="string">
            <text:p>Upādinno dhammo upādinnassa dhammassa pacchājātapaccayena paccayo—pacchājātā upādinnā khandhā purejātassa imassa upādinnassa kāyassa pacchājātapaccayena paccayo. (1)</text:p>
          </table:table-cell>
          <table:table-cell office:value-type="string" calcext:value-type="string">
            <text:p>&lt;p&gt;{}&lt;/p&gt;</text:p>
          </table:table-cell>
          <table:table-cell office:value-type="string" calcext:value-type="string">
            <text:p>ms38P2_3468, msdiv455, sc1152</text:p>
          </table:table-cell>
        </table:table-row>
        <table:table-row table:style-name="ro1">
          <table:table-cell office:value-type="string" calcext:value-type="string">
            <text:p>patthana2.10:1153.1</text:p>
          </table:table-cell>
          <table:table-cell office:value-type="string" calcext:value-type="string">
            <text:p>Upādinno dhammo anupādinnassa dhammassa pacchājātapaccayena paccayo— pacchājātā upādinnā khandhā purejātassa imassa anupādinnassa kāyassa pacchājātapaccayena paccayo. (2)</text:p>
          </table:table-cell>
          <table:table-cell office:value-type="string" calcext:value-type="string">
            <text:p>&lt;p&gt;{}&lt;/p&gt;</text:p>
          </table:table-cell>
          <table:table-cell office:value-type="string" calcext:value-type="string">
            <text:p>dr43.235, ms38P2_3469, sc1153</text:p>
          </table:table-cell>
        </table:table-row>
        <table:table-row table:style-name="ro1">
          <table:table-cell office:value-type="string" calcext:value-type="string">
            <text:p>patthana2.10:1154.1</text:p>
          </table:table-cell>
          <table:table-cell office:value-type="string" calcext:value-type="string">
            <text:p>Upādinno dhammo upādinnassa ca anupādinnassa ca dhammassa pacchājātapaccayena paccayo. (Saṃkhittaṃ.) (3)</text:p>
          </table:table-cell>
          <table:table-cell office:value-type="string" calcext:value-type="string">
            <text:p>&lt;p&gt;{}&lt;/p&gt;</text:p>
          </table:table-cell>
          <table:table-cell office:value-type="string" calcext:value-type="string">
            <text:p>ms38P2_3470, sc1154</text:p>
          </table:table-cell>
        </table:table-row>
        <table:table-row table:style-name="ro1">
          <table:table-cell office:value-type="string" calcext:value-type="string">
            <text:p>patthana2.10:1155.1</text:p>
          </table:table-cell>
          <table:table-cell office:value-type="string" calcext:value-type="string">
            <text:p>Anupādinno dhammo anupādinnassa dhammassa pacchājātapaccayena paccayo. (Saṃkhittaṃ.) (1)</text:p>
          </table:table-cell>
          <table:table-cell office:value-type="string" calcext:value-type="string">
            <text:p>&lt;p&gt;{}&lt;/p&gt;</text:p>
          </table:table-cell>
          <table:table-cell office:value-type="string" calcext:value-type="string">
            <text:p>ms38P2_3471, sc1155</text:p>
          </table:table-cell>
        </table:table-row>
        <table:table-row table:style-name="ro1">
          <table:table-cell office:value-type="string" calcext:value-type="string">
            <text:p>patthana2.10:1156.1</text:p>
          </table:table-cell>
          <table:table-cell office:value-type="string" calcext:value-type="string">
            <text:p>Anupādinno dhammo upādinnassa dhammassa pacchājātapaccayena paccayo. (Saṃkhittaṃ.) (2)</text:p>
          </table:table-cell>
          <table:table-cell office:value-type="string" calcext:value-type="string">
            <text:p>&lt;p&gt;{}&lt;/p&gt;</text:p>
          </table:table-cell>
          <table:table-cell office:value-type="string" calcext:value-type="string">
            <text:p>ms38P2_3472, sc1156</text:p>
          </table:table-cell>
        </table:table-row>
        <table:table-row table:style-name="ro1">
          <table:table-cell office:value-type="string" calcext:value-type="string">
            <text:p>patthana2.10:1157.1</text:p>
          </table:table-cell>
          <table:table-cell office:value-type="string" calcext:value-type="string">
            <text:p>Anupādinno dhammo upādinnassa ca anupādinnassa ca dhammassa pacchājātapaccayena paccayo. (Saṃkhittaṃ.) (3)</text:p>
          </table:table-cell>
          <table:table-cell office:value-type="string" calcext:value-type="string">
            <text:p>&lt;p&gt;{}&lt;/p&gt;</text:p>
          </table:table-cell>
          <table:table-cell office:value-type="string" calcext:value-type="string">
            <text:p>ms38P2_3473, sc1157</text:p>
          </table:table-cell>
        </table:table-row>
        <table:table-row table:style-name="ro1">
          <table:table-cell office:value-type="string" calcext:value-type="string">
            <text:p>patthana2.10:1158.1</text:p>
          </table:table-cell>
          <table:table-cell office:value-type="string" calcext:value-type="string">
            <text:p>Anupādinno dhammo anupādinnassa dhammassa āsevanapaccayena paccayo … ekaṃ. (Saṃkhittaṃ.)</text:p>
          </table:table-cell>
          <table:table-cell office:value-type="string" calcext:value-type="string">
            <text:p>&lt;p&gt;{}&lt;/p&gt;</text:p>
          </table:table-cell>
          <table:table-cell office:value-type="string" calcext:value-type="string">
            <text:p>ms38P2_3474, msdiv456, sc1158, vri122.680</text:p>
          </table:table-cell>
        </table:table-row>
        <table:table-row table:style-name="ro1">
          <table:table-cell office:value-type="string" calcext:value-type="string">
            <text:p>patthana2.10:1159.0</text:p>
          </table:table-cell>
          <table:table-cell office:value-type="string" calcext:value-type="string">
            <text:p>Kamma</text:p>
          </table:table-cell>
          <table:table-cell office:value-type="string" calcext:value-type="string">
            <text:p>&lt;h6&gt;{}&lt;/h6&gt;</text:p>
          </table:table-cell>
          <table:table-cell/>
        </table:table-row>
        <table:table-row table:style-name="ro1">
          <table:table-cell office:value-type="string" calcext:value-type="string">
            <text:p>patthana2.10:1159.1</text:p>
          </table:table-cell>
          <table:table-cell office:value-type="string" calcext:value-type="string">
            <text:p>Upādinno dhammo upādinnassa dhammassa kammapaccayena paccayo—upādinnā cetanā sampayuttakānaṃ khandhānaṃ kammapaccayena paccayo; paṭisandhikkhaṇe upādinnā cetanā sampayuttakānaṃ khandhānaṃ kaṭattā ca rūpānaṃ kammapaccayena paccayo. (1)</text:p>
          </table:table-cell>
          <table:table-cell office:value-type="string" calcext:value-type="string">
            <text:p>&lt;p&gt;{}&lt;/p&gt;</text:p>
          </table:table-cell>
          <table:table-cell office:value-type="string" calcext:value-type="string">
            <text:p>ms38P2_3475, msdiv457, sc1159</text:p>
          </table:table-cell>
        </table:table-row>
        <table:table-row table:style-name="ro1">
          <table:table-cell office:value-type="string" calcext:value-type="string">
            <text:p>patthana2.10:1160.1</text:p>
          </table:table-cell>
          <table:table-cell office:value-type="string" calcext:value-type="string">
            <text:p>Upādinno dhammo anupādinnassa dhammassa kammapaccayena paccayo—upādinnā cetanā cittasamuṭṭhānānaṃ rūpānaṃ kammapaccayena paccayo. (2)</text:p>
          </table:table-cell>
          <table:table-cell office:value-type="string" calcext:value-type="string">
            <text:p>&lt;p&gt;{}&lt;/p&gt;</text:p>
          </table:table-cell>
          <table:table-cell office:value-type="string" calcext:value-type="string">
            <text:p>csp1ed38.553, csp2ed38.553, ms38P2_3476, sc1160, sya43.225</text:p>
          </table:table-cell>
        </table:table-row>
        <table:table-row table:style-name="ro1">
          <table:table-cell office:value-type="string" calcext:value-type="string">
            <text:p>patthana2.10:1161.1</text:p>
          </table:table-cell>
          <table:table-cell office:value-type="string" calcext:value-type="string">
            <text:p>Upādinno dhammo upādinnassa ca anupādinnassa ca dhammassa kammapaccayena paccayo—upādinnā cetanā sampayuttakānaṃ khandhānaṃ cittasamuṭṭhānānañca rūpānaṃ kammapaccayena paccayo. (3)</text:p>
          </table:table-cell>
          <table:table-cell office:value-type="string" calcext:value-type="string">
            <text:p>&lt;p&gt;{}&lt;/p&gt;</text:p>
          </table:table-cell>
          <table:table-cell office:value-type="string" calcext:value-type="string">
            <text:p>cck38.171, ms38P2_3477, ndp39.199, sc1161</text:p>
          </table:table-cell>
        </table:table-row>
        <table:table-row table:style-name="ro1">
          <table:table-cell office:value-type="string" calcext:value-type="string">
            <text:p>patthana2.10:1162.1</text:p>
          </table:table-cell>
          <table:table-cell office:value-type="string" calcext:value-type="string">
            <text:p>Anupādinno dhammo anupādinnassa dhammassa kammapaccayena paccayo—anupādinnā cetanā sampayuttakānaṃ khandhānaṃ cittasamuṭṭhānānañca rūpānaṃ kammapaccayena paccayo. (1)</text:p>
          </table:table-cell>
          <table:table-cell office:value-type="string" calcext:value-type="string">
            <text:p>&lt;p&gt;{}&lt;/p&gt;</text:p>
          </table:table-cell>
          <table:table-cell office:value-type="string" calcext:value-type="string">
            <text:p>dr43.236, ms38P2_3478, sc1162</text:p>
          </table:table-cell>
        </table:table-row>
        <table:table-row table:style-name="ro1">
          <table:table-cell office:value-type="string" calcext:value-type="string">
            <text:p>patthana2.10:1163.1</text:p>
          </table:table-cell>
          <table:table-cell office:value-type="string" calcext:value-type="string">
            <text:p>Anupādinno dhammo upādinnassa dhammassa kammapaccayena paccayo. **Nānākkhaṇikā**—anupādinnā cetanā vipākānaṃ khandhānaṃ kaṭattā ca rūpānaṃ kammapaccayena paccayo. (2)</text:p>
          </table:table-cell>
          <table:table-cell office:value-type="string" calcext:value-type="string">
            <text:p>&lt;p&gt;{}&lt;/p&gt;</text:p>
          </table:table-cell>
          <table:table-cell office:value-type="string" calcext:value-type="string">
            <text:p>ms38P2_3479, sc1163</text:p>
          </table:table-cell>
        </table:table-row>
        <table:table-row table:style-name="ro1">
          <table:table-cell office:value-type="string" calcext:value-type="string">
            <text:p>patthana2.10:1164.0</text:p>
          </table:table-cell>
          <table:table-cell office:value-type="string" calcext:value-type="string">
            <text:p>Vipāka</text:p>
          </table:table-cell>
          <table:table-cell office:value-type="string" calcext:value-type="string">
            <text:p>&lt;h6&gt;{}&lt;/h6&gt;</text:p>
          </table:table-cell>
          <table:table-cell/>
        </table:table-row>
        <table:table-row table:style-name="ro1">
          <table:table-cell office:value-type="string" calcext:value-type="string">
            <text:p>patthana2.10:1164.1</text:p>
          </table:table-cell>
          <table:table-cell office:value-type="string" calcext:value-type="string">
            <text:p>Upādinno dhammo upādinnassa dhammassa vipākapaccayena paccayo—upādinno eko khandho. (Saṃkhittaṃ. Upādinnamūlake tīṇi.)</text:p>
          </table:table-cell>
          <table:table-cell office:value-type="string" calcext:value-type="string">
            <text:p>&lt;p&gt;{}&lt;/p&gt;</text:p>
          </table:table-cell>
          <table:table-cell office:value-type="string" calcext:value-type="string">
            <text:p>ms38P2_3480, msdiv458, sc1164</text:p>
          </table:table-cell>
        </table:table-row>
        <table:table-row table:style-name="ro1">
          <table:table-cell office:value-type="string" calcext:value-type="string">
            <text:p>patthana2.10:1165.1</text:p>
          </table:table-cell>
          <table:table-cell office:value-type="string" calcext:value-type="string">
            <text:p>Anupādinno dhammo anupādinnassa dhammassa vipākapaccayena paccayo—vipāko anupādinno eko khandho tiṇṇannaṃ khandhānaṃ cittasamuṭṭhānānañca rūpānaṃ vipākapaccayena paccayo …pe… dve khandhā …pe…. (1)</text:p>
          </table:table-cell>
          <table:table-cell office:value-type="string" calcext:value-type="string">
            <text:p>&lt;p&gt;{}&lt;/p&gt;</text:p>
          </table:table-cell>
          <table:table-cell office:value-type="string" calcext:value-type="string">
            <text:p>bj51.1035, ms38P2_3481, sc1165</text:p>
          </table:table-cell>
        </table:table-row>
        <table:table-row table:style-name="ro1">
          <table:table-cell office:value-type="string" calcext:value-type="string">
            <text:p>patthana2.10:1166.0</text:p>
          </table:table-cell>
          <table:table-cell office:value-type="string" calcext:value-type="string">
            <text:p>Āhāra</text:p>
          </table:table-cell>
          <table:table-cell office:value-type="string" calcext:value-type="string">
            <text:p>&lt;h6&gt;{}&lt;/h6&gt;</text:p>
          </table:table-cell>
          <table:table-cell/>
        </table:table-row>
        <table:table-row table:style-name="ro1">
          <table:table-cell office:value-type="string" calcext:value-type="string">
            <text:p>patthana2.10:1166.1</text:p>
          </table:table-cell>
          <table:table-cell office:value-type="string" calcext:value-type="string">
            <text:p>Upādinno dhammo upādinnassa dhammassa āhārapaccayena paccayo—upādinnā āhārā sampayuttakānaṃ khandhānaṃ āhārapaccayena paccayo; paṭisandhikkhaṇe …pe… upādinno kabaḷīkāro āhāro imassa upādinnassa kāyassa āhārapaccayena paccayo. (1)</text:p>
          </table:table-cell>
          <table:table-cell office:value-type="string" calcext:value-type="string">
            <text:p>&lt;p&gt;{}&lt;/p&gt;</text:p>
          </table:table-cell>
          <table:table-cell office:value-type="string" calcext:value-type="string">
            <text:p>ms38P2_3482, msdiv459, sc1166, vri122.681</text:p>
          </table:table-cell>
        </table:table-row>
        <table:table-row table:style-name="ro1">
          <table:table-cell office:value-type="string" calcext:value-type="string">
            <text:p>patthana2.10:1167.1</text:p>
          </table:table-cell>
          <table:table-cell office:value-type="string" calcext:value-type="string">
            <text:p>Upādinno dhammo anupādinnassa dhammassa āhārapaccayena paccayo—upādinnā āhārā cittasamuṭṭhānānaṃ rūpānaṃ āhārapaccayena paccayo; upādinno kabaḷīkāro āhāro imassa anupādinnassa kāyassa āhārapaccayena paccayo. (2)</text:p>
          </table:table-cell>
          <table:table-cell office:value-type="string" calcext:value-type="string">
            <text:p>&lt;p&gt;{}&lt;/p&gt;</text:p>
          </table:table-cell>
          <table:table-cell office:value-type="string" calcext:value-type="string">
            <text:p>ms38P2_3483, sc1167, sya43.226</text:p>
          </table:table-cell>
        </table:table-row>
        <table:table-row table:style-name="ro1">
          <table:table-cell office:value-type="string" calcext:value-type="string">
            <text:p>patthana2.10:1168.1</text:p>
          </table:table-cell>
          <table:table-cell office:value-type="string" calcext:value-type="string">
            <text:p>Upādinno dhammo upādinnassa ca anupādinnassa ca dhammassa āhārapaccayena paccayo—upādinnā āhārā sampayuttakānaṃ khandhānaṃ cittasamuṭṭhānānañca rūpānaṃ āhārapaccayena paccayo; upādinno kabaḷīkāro āhāro imassa upādinnassa ca anupādinnassa ca kāyassa āhārapaccayena paccayo. (3)</text:p>
          </table:table-cell>
          <table:table-cell office:value-type="string" calcext:value-type="string">
            <text:p>&lt;p&gt;{}&lt;/p&gt;</text:p>
          </table:table-cell>
          <table:table-cell office:value-type="string" calcext:value-type="string">
            <text:p>csp1ed38.554, csp2ed38.554, dr43.237, ms38P2_3484, ndp39.200, sc1168</text:p>
          </table:table-cell>
        </table:table-row>
        <table:table-row table:style-name="ro1">
          <table:table-cell office:value-type="string" calcext:value-type="string">
            <text:p>patthana2.10:1169.1</text:p>
          </table:table-cell>
          <table:table-cell office:value-type="string" calcext:value-type="string">
            <text:p>Anupādinno dhammo anupādinnassa dhammassa āhārapaccayena paccayo—anupādinnā āhārā sampayuttakānaṃ khandhānaṃ cittasamuṭṭhānānañca rūpānaṃ āhārapaccayena paccayo; anupādinno kabaḷīkāro āhāro imassa anupādinnassa kāyassa āhārapaccayena paccayo. (1)</text:p>
          </table:table-cell>
          <table:table-cell office:value-type="string" calcext:value-type="string">
            <text:p>&lt;p&gt;{}&lt;/p&gt;</text:p>
          </table:table-cell>
          <table:table-cell office:value-type="string" calcext:value-type="string">
            <text:p>cck38.172, ms38P2_3485, msdiv460, sc1169</text:p>
          </table:table-cell>
        </table:table-row>
        <table:table-row table:style-name="ro1">
          <table:table-cell office:value-type="string" calcext:value-type="string">
            <text:p>patthana2.10:1170.1</text:p>
          </table:table-cell>
          <table:table-cell office:value-type="string" calcext:value-type="string">
            <text:p>Anupādinno dhammo upādinnassa dhammassa āhārapaccayena paccayo—anupādinno kabaḷīkāro āhāro imassa upādinnassa kāyassa āhārapaccayena paccayo. (2)</text:p>
          </table:table-cell>
          <table:table-cell office:value-type="string" calcext:value-type="string">
            <text:p>&lt;p&gt;{}&lt;/p&gt;</text:p>
          </table:table-cell>
          <table:table-cell office:value-type="string" calcext:value-type="string">
            <text:p>ms38P2_3486, sc1170</text:p>
          </table:table-cell>
        </table:table-row>
        <table:table-row table:style-name="ro1">
          <table:table-cell office:value-type="string" calcext:value-type="string">
            <text:p>patthana2.10:1171.1</text:p>
          </table:table-cell>
          <table:table-cell office:value-type="string" calcext:value-type="string">
            <text:p>Anupādinno dhammo upādinnassa ca anupādinnassa ca dhammassa āhārapaccayena paccayo—anupādinno kabaḷīkāro āhāro imassa upādinnassa ca anupādinnassa ca kāyassa āhārapaccayena paccayo. (3)</text:p>
          </table:table-cell>
          <table:table-cell office:value-type="string" calcext:value-type="string">
            <text:p>&lt;p&gt;{}&lt;/p&gt;</text:p>
          </table:table-cell>
          <table:table-cell office:value-type="string" calcext:value-type="string">
            <text:p>ms38P2_3487, sc1171</text:p>
          </table:table-cell>
        </table:table-row>
        <table:table-row table:style-name="ro1">
          <table:table-cell office:value-type="string" calcext:value-type="string">
            <text:p>patthana2.10:1172.1</text:p>
          </table:table-cell>
          <table:table-cell office:value-type="string" calcext:value-type="string">
            <text:p>Upādinno ca anupādinno ca dhammā upādinnassa dhammassa āhārapaccayena paccayo— upādinno ca anupādinno ca kabaḷīkāro āhāro imassa upādinnassa kāyassa āhārapaccayena paccayo. (1)</text:p>
          </table:table-cell>
          <table:table-cell office:value-type="string" calcext:value-type="string">
            <text:p>&lt;p&gt;{}&lt;/p&gt;</text:p>
          </table:table-cell>
          <table:table-cell office:value-type="string" calcext:value-type="string">
            <text:p>ms38P2_3488, sc1172, vri122.682</text:p>
          </table:table-cell>
        </table:table-row>
        <table:table-row table:style-name="ro1">
          <table:table-cell office:value-type="string" calcext:value-type="string">
            <text:p>patthana2.10:1173.1</text:p>
          </table:table-cell>
          <table:table-cell office:value-type="string" calcext:value-type="string">
            <text:p>Upādinno ca anupādinno ca dhammā anupādinnassa dhammassa āhārapaccayena paccayo—upādinno ca anupādinno ca kabaḷīkāro āhāro imassa anupādinnassa kāyassa āhārapaccayena paccayo. (2)</text:p>
          </table:table-cell>
          <table:table-cell office:value-type="string" calcext:value-type="string">
            <text:p>&lt;p&gt;{}&lt;/p&gt;</text:p>
          </table:table-cell>
          <table:table-cell office:value-type="string" calcext:value-type="string">
            <text:p>ms38P2_3489, sc1173, sya43.227</text:p>
          </table:table-cell>
        </table:table-row>
        <table:table-row table:style-name="ro1">
          <table:table-cell office:value-type="string" calcext:value-type="string">
            <text:p>patthana2.10:1174.1</text:p>
          </table:table-cell>
          <table:table-cell office:value-type="string" calcext:value-type="string">
            <text:p>Upādinno ca anupādinno ca dhammā upādinnassa ca anupādinnassa ca dhammassa āhārapaccayena paccayo—upādinno ca anupādinno ca kabaḷīkāro āhāro imassa upādinnassa ca anupādinnassa ca kāyassa āhārapaccayena paccayo. (3)</text:p>
          </table:table-cell>
          <table:table-cell office:value-type="string" calcext:value-type="string">
            <text:p>&lt;p&gt;{}&lt;/p&gt;</text:p>
          </table:table-cell>
          <table:table-cell office:value-type="string" calcext:value-type="string">
            <text:p>dr43.238, ms38P2_3490, sc1174</text:p>
          </table:table-cell>
        </table:table-row>
        <table:table-row table:style-name="ro1">
          <table:table-cell office:value-type="string" calcext:value-type="string">
            <text:p>patthana2.10:1175.0</text:p>
          </table:table-cell>
          <table:table-cell office:value-type="string" calcext:value-type="string">
            <text:p>Indriyādi</text:p>
          </table:table-cell>
          <table:table-cell office:value-type="string" calcext:value-type="string">
            <text:p>&lt;h6&gt;{}&lt;/h6&gt;</text:p>
          </table:table-cell>
          <table:table-cell/>
        </table:table-row>
        <table:table-row table:style-name="ro1">
          <table:table-cell office:value-type="string" calcext:value-type="string">
            <text:p>patthana2.10:1175.1</text:p>
          </table:table-cell>
          <table:table-cell office:value-type="string" calcext:value-type="string">
            <text:p>Upādinno dhammo upādinnassa dhammassa indriyapaccayena paccayo—upādinnā indriyā sampayuttakānaṃ khandhānaṃ indriyapaccayena paccayo. (1)</text:p>
          </table:table-cell>
          <table:table-cell office:value-type="string" calcext:value-type="string">
            <text:p>&lt;p&gt;{}&lt;/p&gt;</text:p>
          </table:table-cell>
          <table:table-cell office:value-type="string" calcext:value-type="string">
            <text:p>ms38P2_3491, msdiv461, sc1175</text:p>
          </table:table-cell>
        </table:table-row>
        <table:table-row table:style-name="ro1">
          <table:table-cell office:value-type="string" calcext:value-type="string">
            <text:p>patthana2.10:1176.1</text:p>
          </table:table-cell>
          <table:table-cell office:value-type="string" calcext:value-type="string">
            <text:p>Paṭisandhikkhaṇe upādinnā indriyā sampayuttakānaṃ khandhānaṃ kaṭattā ca rūpānaṃ indriyapaccayena paccayo; cakkhundriyaṃ cakkhuviññāṇassa …pe… kāyindriyaṃ kāyaviññāṇassa …pe…. **Rūpajīvitindriyaṃ** kaṭattārūpānaṃ indriyapaccayena paccayo. (2)</text:p>
          </table:table-cell>
          <table:table-cell office:value-type="string" calcext:value-type="string">
            <text:p>&lt;p&gt;{}&lt;/p&gt;</text:p>
          </table:table-cell>
          <table:table-cell office:value-type="string" calcext:value-type="string">
            <text:p>csp1ed38.555, csp2ed38.555, ms38P2_3492, sc1176</text:p>
          </table:table-cell>
        </table:table-row>
        <table:table-row table:style-name="ro1">
          <table:table-cell office:value-type="string" calcext:value-type="string">
            <text:p>patthana2.10:1177.1</text:p>
          </table:table-cell>
          <table:table-cell office:value-type="string" calcext:value-type="string">
            <text:p>Upādinno dhammo anupādinnassa dhammassa …pe…. (Upādinnamūlake tīṇi, paṭhamasseva rūpajīvitindriyaṃ, itaresu natthi.) (3)</text:p>
          </table:table-cell>
          <table:table-cell office:value-type="string" calcext:value-type="string">
            <text:p>&lt;p&gt;{}&lt;/p&gt;</text:p>
          </table:table-cell>
          <table:table-cell office:value-type="string" calcext:value-type="string">
            <text:p>ms38P2_3493, ndp39.201, sc1177</text:p>
          </table:table-cell>
        </table:table-row>
        <table:table-row table:style-name="ro1">
          <table:table-cell office:value-type="string" calcext:value-type="string">
            <text:p>patthana2.10:1178.1</text:p>
          </table:table-cell>
          <table:table-cell office:value-type="string" calcext:value-type="string">
            <text:p>Anupādinno dhammo anupādinnassa dhammassa indriyapaccayena paccayo—anupādinnā indriyā sampayuttakānaṃ khandhānaṃ cittasamuṭṭhānānañca rūpānaṃ indriyapaccayena paccayo. (1)</text:p>
          </table:table-cell>
          <table:table-cell office:value-type="string" calcext:value-type="string">
            <text:p>&lt;p&gt;{}&lt;/p&gt;</text:p>
          </table:table-cell>
          <table:table-cell office:value-type="string" calcext:value-type="string">
            <text:p>bj51.1036, cck38.173, ms38P2_3494, sc1178</text:p>
          </table:table-cell>
        </table:table-row>
        <table:table-row table:style-name="ro1">
          <table:table-cell office:value-type="string" calcext:value-type="string">
            <text:p>patthana2.10:1179.1</text:p>
          </table:table-cell>
          <table:table-cell office:value-type="string" calcext:value-type="string">
            <text:p>Upādinno dhammo upādinnassa dhammassa jhānapaccayena paccayo … cattāri, maggapaccayena paccayo … cattāri, sampayuttapaccayena paccayo … dve.</text:p>
          </table:table-cell>
          <table:table-cell office:value-type="string" calcext:value-type="string">
            <text:p>&lt;p&gt;{}&lt;/p&gt;</text:p>
          </table:table-cell>
          <table:table-cell office:value-type="string" calcext:value-type="string">
            <text:p>ms38P2_3495, sc1179</text:p>
          </table:table-cell>
        </table:table-row>
        <table:table-row table:style-name="ro1">
          <table:table-cell office:value-type="string" calcext:value-type="string">
            <text:p>patthana2.10:1180.0</text:p>
          </table:table-cell>
          <table:table-cell office:value-type="string" calcext:value-type="string">
            <text:p>Vippayutta</text:p>
          </table:table-cell>
          <table:table-cell office:value-type="string" calcext:value-type="string">
            <text:p>&lt;h6&gt;{}&lt;/h6&gt;</text:p>
          </table:table-cell>
          <table:table-cell/>
        </table:table-row>
        <table:table-row table:style-name="ro1">
          <table:table-cell office:value-type="string" calcext:value-type="string">
            <text:p>patthana2.10:1180.1</text:p>
          </table:table-cell>
          <table:table-cell office:value-type="string" calcext:value-type="string">
            <text:p>Upādinno dhammo upādinnassa dhammassa vippayuttapaccayena paccayo—sahajātaṃ, purejātaṃ, pacchājātaṃ. **Sahajātā**—paṭisandhikkhaṇe upādinnā khandhā kaṭattārūpānaṃ vippayuttapaccayena paccayo, khandhā vatthussa vippayuttapaccayena paccayo, vatthu khandhānaṃ vippayuttapaccayena paccayo. **Purejātaṃ**—cakkhāyatanaṃ cakkhuviññāṇassa …pe… kāyāyatanaṃ kāyaviññāṇassa …pe… vatthu upādinnānaṃ khandhānaṃ vippayuttapaccayena paccayo. **Pacchājātā**—upādinnā khandhā purejātassa imassa upādinnassa kāyassa vippayuttapaccayena paccayo. (1)</text:p>
          </table:table-cell>
          <table:table-cell office:value-type="string" calcext:value-type="string">
            <text:p>&lt;p&gt;{}&lt;/p&gt;</text:p>
          </table:table-cell>
          <table:table-cell office:value-type="string" calcext:value-type="string">
            <text:p>dr43.239, ms38P2_3496, msdiv462, sc1180, sya43.228, vri122.683</text:p>
          </table:table-cell>
        </table:table-row>
        <table:table-row table:style-name="ro1">
          <table:table-cell office:value-type="string" calcext:value-type="string">
            <text:p>patthana2.10:1181.1</text:p>
          </table:table-cell>
          <table:table-cell office:value-type="string" calcext:value-type="string">
            <text:p>Upādinno dhammo anupādinnassa dhammassa vippayuttapaccayena paccayo— sahajātaṃ, purejātaṃ, pacchājātaṃ. **Sahajātā**—upādinnā khandhā cittasamuṭṭhānānaṃ rūpānaṃ vippayuttapaccayena paccayo. **Purejātaṃ**—vatthu anupādinnānaṃ khandhānaṃ vippayuttapaccayena paccayo. **Pacchājātā**—upādinnā khandhā purejātassa imassa anupādinnassa kāyassa vippayuttapaccayena paccayo. (2)</text:p>
          </table:table-cell>
          <table:table-cell office:value-type="string" calcext:value-type="string">
            <text:p>&lt;p&gt;{}&lt;/p&gt;</text:p>
          </table:table-cell>
          <table:table-cell office:value-type="string" calcext:value-type="string">
            <text:p>ms38P2_3497, sc1181</text:p>
          </table:table-cell>
        </table:table-row>
        <table:table-row table:style-name="ro1">
          <table:table-cell office:value-type="string" calcext:value-type="string">
            <text:p>patthana2.10:1182.1</text:p>
          </table:table-cell>
          <table:table-cell office:value-type="string" calcext:value-type="string">
            <text:p>Upādinno dhammo upādinnassa ca anupādinnassa ca dhammassa vippayuttapaccayena paccayo. **Pacchājātā**—upādinnā khandhā purejātassa imassa upādinnassa ca anupādinnassa ca kāyassa vippayuttapaccayena paccayo. (3)</text:p>
          </table:table-cell>
          <table:table-cell office:value-type="string" calcext:value-type="string">
            <text:p>&lt;p&gt;{}&lt;/p&gt;</text:p>
          </table:table-cell>
          <table:table-cell office:value-type="string" calcext:value-type="string">
            <text:p>ms38P2_3498, sc1182</text:p>
          </table:table-cell>
        </table:table-row>
        <table:table-row table:style-name="ro1">
          <table:table-cell office:value-type="string" calcext:value-type="string">
            <text:p>patthana2.10:1183.1</text:p>
          </table:table-cell>
          <table:table-cell office:value-type="string" calcext:value-type="string">
            <text:p>Anupādinno dhammo anupādinnassa dhammassa vippayuttapaccayena paccayo— sahajātaṃ, pacchājātaṃ. **Sahajātā**—anupādinnā khandhā cittasamuṭṭhānānaṃ rūpānaṃ vippayuttapaccayena paccayo. **Pacchājātā**—anupādinnā khandhā purejātassa imassa anupādinnassa kāyassa vippayuttapaccayena paccayo. (1)</text:p>
          </table:table-cell>
          <table:table-cell office:value-type="string" calcext:value-type="string">
            <text:p>&lt;p&gt;{}&lt;/p&gt;</text:p>
          </table:table-cell>
          <table:table-cell office:value-type="string" calcext:value-type="string">
            <text:p>cck38.174, csp1ed38.556, csp2ed38.556, ms38P2_3499, msdiv463, ndp39.202, sc1183</text:p>
          </table:table-cell>
        </table:table-row>
        <table:table-row table:style-name="ro1">
          <table:table-cell office:value-type="string" calcext:value-type="string">
            <text:p>patthana2.10:1184.1</text:p>
          </table:table-cell>
          <table:table-cell office:value-type="string" calcext:value-type="string">
            <text:p>Anupādinno dhammo upādinnassa dhammassa vippayuttapaccayena paccayo. **Pacchājātā**—anupādinnā khandhā purejātassa imassa upādinnassa kāyassa vippayuttapaccayena paccayo. (2)</text:p>
          </table:table-cell>
          <table:table-cell office:value-type="string" calcext:value-type="string">
            <text:p>&lt;p&gt;{}&lt;/p&gt;</text:p>
          </table:table-cell>
          <table:table-cell office:value-type="string" calcext:value-type="string">
            <text:p>ms38P2_3500, sc1184, sya43.229</text:p>
          </table:table-cell>
        </table:table-row>
        <table:table-row table:style-name="ro1">
          <table:table-cell office:value-type="string" calcext:value-type="string">
            <text:p>patthana2.10:1185.1</text:p>
          </table:table-cell>
          <table:table-cell office:value-type="string" calcext:value-type="string">
            <text:p>Anupādinno dhammo upādinnassa ca anupādinnassa ca dhammassa vippayuttapaccayena paccayo. **Pacchājātā**—anupādinnā khandhā purejātassa imassa upādinnassa ca anupādinnassa ca kāyassa vippayuttapaccayena paccayo. (3)</text:p>
          </table:table-cell>
          <table:table-cell office:value-type="string" calcext:value-type="string">
            <text:p>&lt;p&gt;{}&lt;/p&gt;</text:p>
          </table:table-cell>
          <table:table-cell office:value-type="string" calcext:value-type="string">
            <text:p>dr43.240, ms38P2_3501, sc1185, vri122.684</text:p>
          </table:table-cell>
        </table:table-row>
        <table:table-row table:style-name="ro1">
          <table:table-cell office:value-type="string" calcext:value-type="string">
            <text:p>patthana2.10:1186.0</text:p>
          </table:table-cell>
          <table:table-cell office:value-type="string" calcext:value-type="string">
            <text:p>Atthyādi</text:p>
          </table:table-cell>
          <table:table-cell office:value-type="string" calcext:value-type="string">
            <text:p>&lt;h6&gt;{}&lt;/h6&gt;</text:p>
          </table:table-cell>
          <table:table-cell/>
        </table:table-row>
        <table:table-row table:style-name="ro1">
          <table:table-cell office:value-type="string" calcext:value-type="string">
            <text:p>patthana2.10:1186.1</text:p>
          </table:table-cell>
          <table:table-cell office:value-type="string" calcext:value-type="string">
            <text:p>Upādinno dhammo upādinnassa dhammassa atthipaccayena paccayo—sahajātaṃ, purejātaṃ, pacchājātaṃ, āhāraṃ, indriyaṃ. (Saṃkhittaṃ. Yathā nikkhittapadāni vibhajitabbāni paripuṇṇāni.) (1)</text:p>
          </table:table-cell>
          <table:table-cell office:value-type="string" calcext:value-type="string">
            <text:p>&lt;p&gt;{}&lt;/p&gt;</text:p>
          </table:table-cell>
          <table:table-cell office:value-type="string" calcext:value-type="string">
            <text:p>ms38P2_3502, msdiv464, sc1186</text:p>
          </table:table-cell>
        </table:table-row>
        <table:table-row table:style-name="ro1">
          <table:table-cell office:value-type="string" calcext:value-type="string">
            <text:p>patthana2.10:1187.1</text:p>
          </table:table-cell>
          <table:table-cell office:value-type="string" calcext:value-type="string">
            <text:p>Upādinno dhammo anupādinnassa dhammassa atthipaccayena paccayo—sahajātaṃ, purejātaṃ, pacchājātaṃ, āhāraṃ. (Saṃkhittaṃ, yathā nikkhittapadāni vitthāretabbāni.) (2)</text:p>
          </table:table-cell>
          <table:table-cell office:value-type="string" calcext:value-type="string">
            <text:p>&lt;p&gt;{}&lt;/p&gt;</text:p>
          </table:table-cell>
          <table:table-cell office:value-type="string" calcext:value-type="string">
            <text:p>ms38P2_3503, sc1187</text:p>
          </table:table-cell>
        </table:table-row>
        <table:table-row table:style-name="ro1">
          <table:table-cell office:value-type="string" calcext:value-type="string">
            <text:p>patthana2.10:1188.1</text:p>
          </table:table-cell>
          <table:table-cell office:value-type="string" calcext:value-type="string">
            <text:p>Upādinno dhammo upādinnassa ca anupādinnassa ca dhammassa atthipaccayena paccayo—sahajātaṃ, pacchājātaṃ, āhāraṃ. (Saṃkhittaṃ, yathā nikkhittapadāni vitthāretabbāni.) (3)</text:p>
          </table:table-cell>
          <table:table-cell office:value-type="string" calcext:value-type="string">
            <text:p>&lt;p&gt;{}&lt;/p&gt;</text:p>
          </table:table-cell>
          <table:table-cell office:value-type="string" calcext:value-type="string">
            <text:p>ms38P2_3504, sc1188</text:p>
          </table:table-cell>
        </table:table-row>
        <table:table-row table:style-name="ro1">
          <table:table-cell office:value-type="string" calcext:value-type="string">
            <text:p>patthana2.10:1189.1</text:p>
          </table:table-cell>
          <table:table-cell office:value-type="string" calcext:value-type="string">
            <text:p>Anupādinno dhammo anupādinnassa dhammassa atthipaccayena paccayo—sahajātaṃ, purejātaṃ, pacchājātaṃ, āhāraṃ. (Saṃkhittaṃ, yathā nikkhittapadāni vibhajitabbāni.) (1)</text:p>
          </table:table-cell>
          <table:table-cell office:value-type="string" calcext:value-type="string">
            <text:p>&lt;p&gt;{}&lt;/p&gt;</text:p>
          </table:table-cell>
          <table:table-cell office:value-type="string" calcext:value-type="string">
            <text:p>ms38P2_3505, sc1189</text:p>
          </table:table-cell>
        </table:table-row>
        <table:table-row table:style-name="ro1">
          <table:table-cell office:value-type="string" calcext:value-type="string">
            <text:p>patthana2.10:1190.1</text:p>
          </table:table-cell>
          <table:table-cell office:value-type="string" calcext:value-type="string">
            <text:p>Anupādinno dhammo upādinnassa dhammassa atthipaccayena paccayo—purejātaṃ, pacchājātaṃ, āhāraṃ. **Purejātaṃ**—anupādinne rūpe … sadde … gandhe … rase … phoṭṭhabbe aniccato …pe… domanassaṃ uppajjati; kusalākusale niruddhe vipāko tadārammaṇatā uppajjati, anupādinnaṃ rūpāyatanaṃ cakkhuviññāṇassa …pe… phoṭṭhabbāyatanaṃ kāyaviññāṇassa …pe…. **Pacchājātā**—anupādinnā khandhā purejātassa imassa upādinnassa kāyassa atthipaccayena paccayo; anupādinno **kabaḷīkāro āhāro**—imassa upādinnassa kāyassa atthipaccayena paccayo. (2)</text:p>
          </table:table-cell>
          <table:table-cell office:value-type="string" calcext:value-type="string">
            <text:p>&lt;p&gt;{}&lt;/p&gt;</text:p>
          </table:table-cell>
          <table:table-cell office:value-type="string" calcext:value-type="string">
            <text:p>bj51.1037, cck38.175, csp1ed38.557, csp2ed38.557, dr43.241, ms38P2_3506, ndp39.203, sc1190, sya43.230</text:p>
          </table:table-cell>
        </table:table-row>
        <table:table-row table:style-name="ro1">
          <table:table-cell office:value-type="string" calcext:value-type="string">
            <text:p>patthana2.10:1191.1</text:p>
          </table:table-cell>
          <table:table-cell office:value-type="string" calcext:value-type="string">
            <text:p>Anupādinno dhammo upādinnassa ca anupādinnassa ca dhammassa atthipaccayena paccayo—pacchājātaṃ, āhāraṃ. **Pacchājātā**—anupādinnā khandhā purejātassa imassa upādinnassa ca anupādinnassa ca kāyassa atthipaccayena paccayo; anupādinno **kabaḷīkāro āhāro** imassa upādinnassa ca anupādinnassa ca kāyassa atthipaccayena paccayo. (3)</text:p>
          </table:table-cell>
          <table:table-cell office:value-type="string" calcext:value-type="string">
            <text:p>&lt;p&gt;{}&lt;/p&gt;</text:p>
          </table:table-cell>
          <table:table-cell office:value-type="string" calcext:value-type="string">
            <text:p>ms38P2_3507, sc1191, vri122.685</text:p>
          </table:table-cell>
        </table:table-row>
        <table:table-row table:style-name="ro1">
          <table:table-cell office:value-type="string" calcext:value-type="string">
            <text:p>patthana2.10:1192.1</text:p>
          </table:table-cell>
          <table:table-cell office:value-type="string" calcext:value-type="string">
            <text:p>Upādinno ca anupādinno ca dhammā upādinnassa dhammassa atthipaccayena paccayo— purejātaṃ, pacchājātaṃ, āhāraṃ, indriyaṃ. **Purejātaṃ**—anupādinnaṃ rūpāyatanañca cakkhāyatanañca cakkhuviññāṇassa …pe… anupādinnaṃ phoṭṭhabbāyatanañca kāyāyatanañca kāyaviññāṇassa atthipaccayena paccayo; anupādinnaṃ rūpāyatanañca vatthu ca …pe… phoṭṭhabbāyatanañca vatthu ca upādinnānaṃ khandhānaṃ atthipaccayena paccayo. **Pacchājātā**—upādinnā khandhā ca anupādinno kabaḷīkāro āhāro ca imassa upādinnassa kāyassa atthipaccayena paccayo. **Pacchājātā**—anupādinnā khandhā ca rūpajīvitindriyañca kaṭattārūpānaṃ atthipaccayena paccayo. (1)</text:p>
          </table:table-cell>
          <table:table-cell office:value-type="string" calcext:value-type="string">
            <text:p>&lt;p&gt;{}&lt;/p&gt;</text:p>
          </table:table-cell>
          <table:table-cell office:value-type="string" calcext:value-type="string">
            <text:p>ms38P2_3508, msdiv465, sc1192</text:p>
          </table:table-cell>
        </table:table-row>
        <table:table-row table:style-name="ro1">
          <table:table-cell office:value-type="string" calcext:value-type="string">
            <text:p>patthana2.10:1193.1</text:p>
          </table:table-cell>
          <table:table-cell office:value-type="string" calcext:value-type="string">
            <text:p>Upādinno ca anupādinno ca dhammā anupādinnassa dhammassa atthipaccayena paccayo—sahajātaṃ, purejātaṃ, pacchājātaṃ, āhāraṃ. **Sahajātā**—upādinnā khandhā ca mahābhūtā ca cittasamuṭṭhānānaṃ rūpānaṃ atthipaccayena paccayo. **Sahajāto**—anupādinno eko khandho ca vatthu ca tiṇṇannaṃ khandhānaṃ atthipaccayena paccayo …pe… dve khandhā ca …pe…. **Purejātaṃ**—anupādinnaṃ rūpāyatanañca vatthu ca anupādinnānaṃ khandhānaṃ atthipaccayena paccayo …pe… phoṭṭhabbāyatanañca vatthu ca anupādinnānaṃ khandhānaṃ atthipaccayena paccayo. **Pacchājātā**—upādinnā khandhā ca anupādinno kabaḷīkāro āhāro ca imassa anupādinnassa kāyassa atthipaccayena paccayo. (2)</text:p>
          </table:table-cell>
          <table:table-cell office:value-type="string" calcext:value-type="string">
            <text:p>&lt;p&gt;{}&lt;/p&gt;</text:p>
          </table:table-cell>
          <table:table-cell office:value-type="string" calcext:value-type="string">
            <text:p>cck38.176, dr43.242, ms38P2_3509, sc1193, sya43.231</text:p>
          </table:table-cell>
        </table:table-row>
        <table:table-row table:style-name="ro1">
          <table:table-cell office:value-type="string" calcext:value-type="string">
            <text:p>patthana2.10:1194.1</text:p>
          </table:table-cell>
          <table:table-cell office:value-type="string" calcext:value-type="string">
            <text:p>Upādinno ca anupādinno ca dhammā upādinnassa ca anupādinnassa ca dhammassa atthipaccayena paccayo. **Āhāraṃ**—upādinno ca anupādinno ca kabaḷīkāro āhāro imassa upādinnassa ca anupādinnassa ca kāyassa atthipaccayena paccayo. (3)</text:p>
          </table:table-cell>
          <table:table-cell office:value-type="string" calcext:value-type="string">
            <text:p>&lt;p&gt;{}&lt;/p&gt;</text:p>
          </table:table-cell>
          <table:table-cell office:value-type="string" calcext:value-type="string">
            <text:p>csp1ed38.558, csp2ed38.558, ms38P2_3510, ndp39.204, sc1194</text:p>
          </table:table-cell>
        </table:table-row>
        <table:table-row table:style-name="ro1">
          <table:table-cell office:value-type="string" calcext:value-type="string">
            <text:p>patthana2.10:1195.1</text:p>
          </table:table-cell>
          <table:table-cell office:value-type="string" calcext:value-type="string">
            <text:p>Natthipaccayena paccayo … vigatapaccayena paccayo … avigatapaccayena paccayo.</text:p>
          </table:table-cell>
          <table:table-cell office:value-type="string" calcext:value-type="string">
            <text:p>&lt;p&gt;{}&lt;/p&gt;</text:p>
          </table:table-cell>
          <table:table-cell office:value-type="string" calcext:value-type="string">
            <text:p>ms38P2_3511, sc1195</text:p>
          </table:table-cell>
        </table:table-row>
        <table:table-row table:style-name="ro1">
          <table:table-cell office:value-type="string" calcext:value-type="string">
            <text:p>patthana2.10:119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119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1196.1</text:p>
          </table:table-cell>
          <table:table-cell office:value-type="string" calcext:value-type="string">
            <text:p>Hetuyā cattāri, ārammaṇe cattāri, adhipatiyā dve, anantare cattāri, samanantare cattāri, sahajāte pañca, aññamaññe dve, nissaye pañca, upanissaye cattāri, purejāte cha, pacchājāte cha, āsevane ekaṃ, kamme pañca, vipāke cattāri, āhāre nava, indriye cattāri, jhāne cattāri, magge cattāri, sampayutte dve, vippayutte cha, atthiyā nava, natthiyā cattāri, vigate cattāri, avigate nava.</text:p>
          </table:table-cell>
          <table:table-cell office:value-type="string" calcext:value-type="string">
            <text:p>&lt;p&gt;{}&lt;/p&gt;</text:p>
          </table:table-cell>
          <table:table-cell office:value-type="string" calcext:value-type="string">
            <text:p>ms38P2_3512, msdiv466, sc1196, sya43.232, vri122.686</text:p>
          </table:table-cell>
        </table:table-row>
        <table:table-row table:style-name="ro1">
          <table:table-cell office:value-type="string" calcext:value-type="string">
            <text:p>patthana2.10:1197.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0:1197.1</text:p>
          </table:table-cell>
          <table:table-cell office:value-type="string" calcext:value-type="string">
            <text:p>Upādinno dhammo upādinnassa dhammassa ārammaṇapaccayena paccayo … sahajātapaccayena paccayo … upanissayapaccayena paccayo … purejātapaccayena paccayo … pacchājātapaccayena paccayo … āhārapaccayena paccayo … indriyapaccayena paccayo. (1)</text:p>
          </table:table-cell>
          <table:table-cell office:value-type="string" calcext:value-type="string">
            <text:p>&lt;p&gt;{}&lt;/p&gt;</text:p>
          </table:table-cell>
          <table:table-cell office:value-type="string" calcext:value-type="string">
            <text:p>bj51.1038, dr43.243, ms38P2_3513, msdiv467, sc1197</text:p>
          </table:table-cell>
        </table:table-row>
        <table:table-row table:style-name="ro1">
          <table:table-cell office:value-type="string" calcext:value-type="string">
            <text:p>patthana2.10:1198.1</text:p>
          </table:table-cell>
          <table:table-cell office:value-type="string" calcext:value-type="string">
            <text:p>Upādinno dhammo anupādinnassa dhammassa ārammaṇapaccayena paccayo … sahajātapaccayena paccayo … upanissayapaccayena paccayo … purejātapaccayena paccayo … pacchājātapaccayena paccayo … āhārapaccayena paccayo. (2)</text:p>
          </table:table-cell>
          <table:table-cell office:value-type="string" calcext:value-type="string">
            <text:p>&lt;p&gt;{}&lt;/p&gt;</text:p>
          </table:table-cell>
          <table:table-cell office:value-type="string" calcext:value-type="string">
            <text:p>ms38P2_3514, sc1198</text:p>
          </table:table-cell>
        </table:table-row>
        <table:table-row table:style-name="ro1">
          <table:table-cell office:value-type="string" calcext:value-type="string">
            <text:p>patthana2.10:1199.1</text:p>
          </table:table-cell>
          <table:table-cell office:value-type="string" calcext:value-type="string">
            <text:p>Upādinno dhammo upādinnassa ca anupādinnassa ca dhammassa sahajātapaccayena paccayo … pacchājātapaccayena paccayo … āhārapaccayena paccayo. (3)</text:p>
          </table:table-cell>
          <table:table-cell office:value-type="string" calcext:value-type="string">
            <text:p>&lt;p&gt;{}&lt;/p&gt;</text:p>
          </table:table-cell>
          <table:table-cell office:value-type="string" calcext:value-type="string">
            <text:p>ms38P2_3515, sc1199</text:p>
          </table:table-cell>
        </table:table-row>
        <table:table-row table:style-name="ro1">
          <table:table-cell office:value-type="string" calcext:value-type="string">
            <text:p>patthana2.10:1200.1</text:p>
          </table:table-cell>
          <table:table-cell office:value-type="string" calcext:value-type="string">
            <text:p>Anupādinno dhammo anupādinnassa dhammassa ārammaṇapaccayena paccayo … sahajātapaccayena paccayo … upanissayapaccayena paccayo … pacchājātapaccayena paccayo … āhārapaccayena paccayo. (1)</text:p>
          </table:table-cell>
          <table:table-cell office:value-type="string" calcext:value-type="string">
            <text:p>&lt;p&gt;{}&lt;/p&gt;</text:p>
          </table:table-cell>
          <table:table-cell office:value-type="string" calcext:value-type="string">
            <text:p>cck38.177, ms38P2_3516, msdiv468, sc1200</text:p>
          </table:table-cell>
        </table:table-row>
        <table:table-row table:style-name="ro1">
          <table:table-cell office:value-type="string" calcext:value-type="string">
            <text:p>patthana2.10:1201.1</text:p>
          </table:table-cell>
          <table:table-cell office:value-type="string" calcext:value-type="string">
            <text:p>Anupādinno dhammo upādinnassa dhammassa ārammaṇapaccayena paccayo … upanissayapaccayena paccayo … pacchājātapaccayena paccayo … kammapaccayena paccayo … āhārapaccayena paccayo. (2)</text:p>
          </table:table-cell>
          <table:table-cell office:value-type="string" calcext:value-type="string">
            <text:p>&lt;p&gt;{}&lt;/p&gt;</text:p>
          </table:table-cell>
          <table:table-cell office:value-type="string" calcext:value-type="string">
            <text:p>csp1ed38.559, csp2ed38.559, ms38P2_3517, ndp39.205, sc1201, vri122.687</text:p>
          </table:table-cell>
        </table:table-row>
        <table:table-row table:style-name="ro1">
          <table:table-cell office:value-type="string" calcext:value-type="string">
            <text:p>patthana2.10:1202.1</text:p>
          </table:table-cell>
          <table:table-cell office:value-type="string" calcext:value-type="string">
            <text:p>Anupādinno dhammo upādinnassa ca anupādinnassa ca dhammassa pacchājātapaccayena paccayo … āhārapaccayena paccayo. (3)</text:p>
          </table:table-cell>
          <table:table-cell office:value-type="string" calcext:value-type="string">
            <text:p>&lt;p&gt;{}&lt;/p&gt;</text:p>
          </table:table-cell>
          <table:table-cell office:value-type="string" calcext:value-type="string">
            <text:p>ms38P2_3518, sc1202</text:p>
          </table:table-cell>
        </table:table-row>
        <table:table-row table:style-name="ro1">
          <table:table-cell office:value-type="string" calcext:value-type="string">
            <text:p>patthana2.10:1203.1</text:p>
          </table:table-cell>
          <table:table-cell office:value-type="string" calcext:value-type="string">
            <text:p>Upādinno ca anupādinno ca dhammā upādinnassa dhammassa purejātaṃ, pacchājātaṃ, āhāraṃ, indriyaṃ. (1)</text:p>
          </table:table-cell>
          <table:table-cell office:value-type="string" calcext:value-type="string">
            <text:p>&lt;p&gt;{}&lt;/p&gt;</text:p>
          </table:table-cell>
          <table:table-cell office:value-type="string" calcext:value-type="string">
            <text:p>ms38P2_3519, sc1203, sya43.233</text:p>
          </table:table-cell>
        </table:table-row>
        <table:table-row table:style-name="ro1">
          <table:table-cell office:value-type="string" calcext:value-type="string">
            <text:p>patthana2.10:1204.1</text:p>
          </table:table-cell>
          <table:table-cell office:value-type="string" calcext:value-type="string">
            <text:p>Upādinno ca anupādinno ca dhammā anupādinnassa dhammassa sahajātaṃ, purejātaṃ, pacchājātaṃ, āhāraṃ. (2)</text:p>
          </table:table-cell>
          <table:table-cell office:value-type="string" calcext:value-type="string">
            <text:p>&lt;p&gt;{}&lt;/p&gt;</text:p>
          </table:table-cell>
          <table:table-cell office:value-type="string" calcext:value-type="string">
            <text:p>dr43.244, ms38P2_3520, sc1204</text:p>
          </table:table-cell>
        </table:table-row>
        <table:table-row table:style-name="ro1">
          <table:table-cell office:value-type="string" calcext:value-type="string">
            <text:p>patthana2.10:1205.1</text:p>
          </table:table-cell>
          <table:table-cell office:value-type="string" calcext:value-type="string">
            <text:p>Upādinno ca anupādinno ca dhammā upādinnassa ca anupādinnassa ca dhammassa āhārapaccayena paccayo. (3)</text:p>
          </table:table-cell>
          <table:table-cell office:value-type="string" calcext:value-type="string">
            <text:p>&lt;p&gt;{}&lt;/p&gt;</text:p>
          </table:table-cell>
          <table:table-cell office:value-type="string" calcext:value-type="string">
            <text:p>ms38P2_3521, sc1205</text:p>
          </table:table-cell>
        </table:table-row>
        <table:table-row table:style-name="ro1">
          <table:table-cell office:value-type="string" calcext:value-type="string">
            <text:p>patthana2.10:1206.0.1</text:p>
          </table:table-cell>
          <table:table-cell office:value-type="string" calcext:value-type="string">
            <text:p>2.10.14.7.2. Paccayapaccanīya</text:p>
          </table:table-cell>
          <table:table-cell office:value-type="string" calcext:value-type="string">
            <text:p>&lt;h4&gt;{}&lt;/h4&gt;</text:p>
          </table:table-cell>
          <table:table-cell/>
        </table:table-row>
        <table:table-row table:style-name="ro1">
          <table:table-cell office:value-type="string" calcext:value-type="string">
            <text:p>patthana2.10:1206.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0:1206.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0:1206.1</text:p>
          </table:table-cell>
          <table:table-cell office:value-type="string" calcext:value-type="string">
            <text:p>Nahetuyā nava, naārammaṇe nava (sabbattha nava), naāhāre aṭṭha …pe… nasampayutte nava, navippayutte nava, noatthiyā cattāri, nonatthiyā nava, novigate nava, noavigate cattāri.</text:p>
          </table:table-cell>
          <table:table-cell office:value-type="string" calcext:value-type="string">
            <text:p>&lt;p&gt;{}&lt;/p&gt;</text:p>
          </table:table-cell>
          <table:table-cell office:value-type="string" calcext:value-type="string">
            <text:p>ms38P2_3522, msdiv469, sc1206</text:p>
          </table:table-cell>
        </table:table-row>
        <table:table-row table:style-name="ro1">
          <table:table-cell office:value-type="string" calcext:value-type="string">
            <text:p>patthana2.10:1207.0</text:p>
          </table:table-cell>
          <table:table-cell office:value-type="string" calcext:value-type="string">
            <text:p>2.10.14.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0:1207.1</text:p>
          </table:table-cell>
          <table:table-cell office:value-type="string" calcext:value-type="string">
            <text:p>Hetupaccayā naārammaṇe cattāri …pe… naaññamaññe tīṇi, naupanissaye cattāri, nasampayutte tīṇi, navippayutte dve, nonatthiyā cattāri, novigate cattāri.</text:p>
          </table:table-cell>
          <table:table-cell office:value-type="string" calcext:value-type="string">
            <text:p>&lt;p&gt;{}&lt;/p&gt;</text:p>
          </table:table-cell>
          <table:table-cell office:value-type="string" calcext:value-type="string">
            <text:p>ms38P2_3523, msdiv470, sc1207</text:p>
          </table:table-cell>
        </table:table-row>
        <table:table-row table:style-name="ro1">
          <table:table-cell office:value-type="string" calcext:value-type="string">
            <text:p>patthana2.10:1208.0</text:p>
          </table:table-cell>
          <table:table-cell office:value-type="string" calcext:value-type="string">
            <text:p>2.10.14.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0:1208.1</text:p>
          </table:table-cell>
          <table:table-cell office:value-type="string" calcext:value-type="string">
            <text:p>Nahetupaccayā ārammaṇe cattāri, adhipatiyā dve (anulomamātikā kātabbā) …pe… avigate nava.</text:p>
          </table:table-cell>
          <table:table-cell office:value-type="string" calcext:value-type="string">
            <text:p>&lt;p&gt;{}&lt;/p&gt;</text:p>
          </table:table-cell>
          <table:table-cell office:value-type="string" calcext:value-type="string">
            <text:p>ms38P2_3524, msdiv471, sc1208, vri122.688</text:p>
          </table:table-cell>
        </table:table-row>
        <table:table-row table:style-name="ro1">
          <table:table-cell office:value-type="string" calcext:value-type="string">
            <text:p>patthana2.10:1209.1</text:p>
          </table:table-cell>
          <table:table-cell office:value-type="string" calcext:value-type="string">
            <text:p>Upādinnadukaṃ niṭṭhitaṃ.</text:p>
          </table:table-cell>
          <table:table-cell office:value-type="string" calcext:value-type="string">
            <text:p>&lt;p class='endsutta'&gt;{}&lt;/p&gt;</text:p>
          </table:table-cell>
          <table:table-cell office:value-type="string" calcext:value-type="string">
            <text:p>ms38P2_3525, sc1209</text:p>
          </table:table-cell>
        </table:table-row>
        <table:table-row table:style-name="ro1">
          <table:table-cell office:value-type="string" calcext:value-type="string">
            <text:p>patthana2.10:1210.1</text:p>
          </table:table-cell>
          <table:table-cell office:value-type="string" calcext:value-type="string">
            <text:p>Mahantaradukaṃ niṭṭhitaṃ.</text:p>
          </table:table-cell>
          <table:table-cell office:value-type="string" calcext:value-type="string">
            <text:p>&lt;p class='endsection'&gt;{}&lt;/p&gt;</text:p>
          </table:table-cell>
          <table:table-cell office:value-type="string" calcext:value-type="string">
            <text:p>ms38P2_3526, sc121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8T12:26:42.859424</meta:creation-date>
    <dc:date>2020-06-18T12:28:46.786656403</dc:date>
    <meta:generator>LibreOffice/6.4.2.2$Linux_X86_64 LibreOffice_project/40$Build-2</meta:generator>
    <meta:editing-cycles>2</meta:editing-cycles>
    <meta:editing-duration>PT1M47S</meta:editing-duration>
    <meta:document-statistic meta:table-count="1" meta:cell-count="6767" meta:object-count="0"/>
  </office:meta>
</office:document-meta>
</file>